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1.8862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1" table:style-name="ta1">
        <table:table-column table:style-name="co1" table:number-columns-repeated="2" table:default-cell-style-name="Default"/>
        <table:table-row table:style-name="ro1">
          <table:table-cell office:value-type="string" calcext:value-type="string">
            <text:p>width: 20%;</text:p>
          </table:table-cell>
          <table:table-cell office:value-type="string" calcext:value-type="string">
            <text:p>yếu quá ko làm dc j hết lun á lm nóng máy với tốn pin thui chứu ko lm dc j nx</text:p>
          </table:table-cell>
        </table:table-row>
        <table:table-row table:style-name="ro2">
          <table:table-cell office:value-type="string" calcext:value-type="string">
            <text:p>width: 20%;</text:p>
          </table:table-cell>
          <table:table-cell office:value-type="string" calcext:value-type="string">
            <text:p>Yêu cầu Trả hàng.</text:p>
            <text:p>Cái này giá 20k thôi</text:p>
          </table:table-cell>
        </table:table-row>
        <table:table-row table:style-name="ro1">
          <table:table-cell office:value-type="string" calcext:value-type="string">
            <text:p>width: 20%;</text:p>
          </table:table-cell>
          <table:table-cell office:value-type="string" calcext:value-type="string">
            <text:p>Yêu cầu tiki liên hệ đổi trả, hàng bị lỗi kỹ thuật ko mở lên dc</text:p>
          </table:table-cell>
        </table:table-row>
        <table:table-row table:style-name="ro1">
          <table:table-cell office:value-type="string" calcext:value-type="string">
            <text:p>width: 20%;</text:p>
          </table:table-cell>
          <table:table-cell office:value-type="string" calcext:value-type="string">
            <text:p>yêu cầu hoàn tiền lại. tai nghe kém chất lượng, âm thanh ra ko rõ.</text:p>
          </table:table-cell>
        </table:table-row>
        <table:table-row table:style-name="ro3">
          <table:table-cell office:value-type="string" calcext:value-type="string">
            <text:p>width: 20%;</text:p>
          </table:table-cell>
          <table:table-cell office:value-type="string" calcext:value-type="string">
            <text:p>yêu cầu đổi trả sản phẩm</text:p>
            <text:p>  lý do:</text:p>
            <text:p>sản phẩm ko đúng chất liệu cũng như thế hệ</text:p>
          </table:table-cell>
        </table:table-row>
        <table:table-row table:style-name="ro1">
          <table:table-cell office:value-type="string" calcext:value-type="string">
            <text:p>width: 20%;</text:p>
          </table:table-cell>
          <table:table-cell office:value-type="string" calcext:value-type="string">
            <text:p>Xin Tiki xem lại nhà bán hàng này, giá cao mà bán không đúng sản phẩm như hình nhà bán hàng đăng, chất lượng full hd rất tệ ! Yêu cầu tiki thu hồi hoàn tiền nhé !</text:p>
          </table:table-cell>
        </table:table-row>
        <table:table-row table:style-name="ro1">
          <table:table-cell office:value-type="string" calcext:value-type="string">
            <text:p>width: 20%;</text:p>
          </table:table-cell>
          <table:table-cell office:value-type="string" calcext:value-type="string">
            <text:p>xin dịa chỉ bảo hành sản phẩm sản sủ dung 7 ngay đã hỏng</text:p>
          </table:table-cell>
        </table:table-row>
        <table:table-row table:style-name="ro4">
          <table:table-cell office:value-type="string" calcext:value-type="string">
            <text:p>width: 20%;</text:p>
          </table:table-cell>
          <table:table-cell office:value-type="string" calcext:value-type="string">
            <text:p>Xin chào,</text:p>
            <text:p/>
            <text:p>Các bạn giao cho tôi 1 ổ cứng hư hỏng không thể chạy được. Tôi gắn vào đầu ghi và 2 máy bàn đều không nhận. Tôi vô cùng thất vọng với trả nghiệm mua hàng mới cùng Tiki.</text:p>
            <text:p/>
            <text:p>Kim Son</text:p>
          </table:table-cell>
        </table:table-row>
        <table:table-row table:style-name="ro1">
          <table:table-cell office:value-type="string" calcext:value-type="string">
            <text:p>width: 20%;</text:p>
          </table:table-cell>
          <table:table-cell office:value-type="string" calcext:value-type="string">
            <text:p>Xin chào shop hôm nay tôi nhận được chân máy chụp ảnh đt nhưng xem hàng thì thấy hàng rởm quá vừa nhâng lên thì một chân đã rơi tụt xuống đất và chỉ có bộ chân và một điều khiển không có cái kẹp đt, còn cái núm vặn thì không vặn được không có bản hướng dẫn, vậy không thể sử dụng được. Hàng của Tiki rởm quá tôi là khách đã mua nhiều nay bị mặt hàng treo đầu dê bán thịt chó làm mất uy tín quá vậy tôi yêu cầu ngày mai cho nhân viên đến trả tôi tiền và mang Hàng về để giữ uy tín nhé</text:p>
          </table:table-cell>
        </table:table-row>
        <table:table-row table:style-name="ro2">
          <table:table-cell office:value-type="string" calcext:value-type="string">
            <text:p>width: 20%;</text:p>
          </table:table-cell>
          <table:table-cell office:value-type="string" calcext:value-type="string">
            <text:p>Xem lại đơn hàng nha các bạn. Đọc hiểu nghe nhìn cho kỹ lưỡng cẩn thận. Chứ cái này họ phán xét mình là treo đầu dê bán thịt chó nè! </text:p>
            <text:p>Con sâu làm rầu nồi canh đó nhe!</text:p>
          </table:table-cell>
        </table:table-row>
        <table:table-row table:style-name="ro1">
          <table:table-cell office:value-type="string" calcext:value-type="string">
            <text:p>width: 20%;</text:p>
          </table:table-cell>
          <table:table-cell office:value-type="string" calcext:value-type="string">
            <text:p>Xem được một ngày ,hình ảnh mờ kg nét ,hôm sau vào toàn báo lỗi đề nghị đổi cho cái khác</text:p>
          </table:table-cell>
        </table:table-row>
        <table:table-row table:style-name="ro1">
          <table:table-cell office:value-type="string" calcext:value-type="string">
            <text:p>width: 20%;</text:p>
          </table:table-cell>
          <table:table-cell office:value-type="string" calcext:value-type="string">
            <text:p>xem 32 bấm vao 16</text:p>
          </table:table-cell>
        </table:table-row>
        <table:table-row table:style-name="ro1">
          <table:table-cell office:value-type="string" calcext:value-type="string">
            <text:p>width: 20%;</text:p>
          </table:table-cell>
          <table:table-cell office:value-type="string" calcext:value-type="string">
            <text:p>xài sim lắp vào thì lúc đc lúc không , tháo sim từ cục phát wifi gắn lại máy đt thì sim k có sóng phải restart lại máy</text:p>
          </table:table-cell>
        </table:table-row>
        <table:table-row table:style-name="ro1">
          <table:table-cell office:value-type="string" calcext:value-type="string">
            <text:p>width: 20%;</text:p>
          </table:table-cell>
          <table:table-cell office:value-type="string" calcext:value-type="string">
            <text:p>Xài được ko quá 5 lần là hư mất tiêu rồi.</text:p>
          </table:table-cell>
        </table:table-row>
        <table:table-row table:style-name="ro1">
          <table:table-cell office:value-type="string" calcext:value-type="string">
            <text:p>width: 20%;</text:p>
          </table:table-cell>
          <table:table-cell office:value-type="string" calcext:value-type="string">
            <text:p>xài được 3 bữa tèo rồi</text:p>
          </table:table-cell>
        </table:table-row>
        <table:table-row table:style-name="ro1">
          <table:table-cell office:value-type="string" calcext:value-type="string">
            <text:p>width: 20%;</text:p>
          </table:table-cell>
          <table:table-cell office:value-type="string" calcext:value-type="string">
            <text:p>Xài đúng 3 ngày hư, vứt luôn</text:p>
          </table:table-cell>
        </table:table-row>
        <table:table-row table:style-name="ro2">
          <table:table-cell office:value-type="string" calcext:value-type="string">
            <text:p>width: 20%;</text:p>
          </table:table-cell>
          <table:table-cell office:value-type="string" calcext:value-type="string">
            <text:p>Xài cứ bị đứng và không kết nối </text:p>
            <text:p>Hàng mua uổng tiền</text:p>
          </table:table-cell>
        </table:table-row>
        <table:table-row table:style-name="ro1">
          <table:table-cell office:value-type="string" calcext:value-type="string">
            <text:p>width: 20%;</text:p>
          </table:table-cell>
          <table:table-cell office:value-type="string" calcext:value-type="string">
            <text:p>xài chưa được 2 năm thì bị dính nút chuột trái, không được có còn được bảo hành không??</text:p>
          </table:table-cell>
        </table:table-row>
        <table:table-row table:style-name="ro1">
          <table:table-cell office:value-type="string" calcext:value-type="string">
            <text:p>width: 20%;</text:p>
          </table:table-cell>
          <table:table-cell office:value-type="string" calcext:value-type="string">
            <text:p>xài chập chờn, lúc ăn lúc không. đặc biệt là cổng hdmi.</text:p>
          </table:table-cell>
        </table:table-row>
        <table:table-row table:style-name="ro1">
          <table:table-cell office:value-type="string" calcext:value-type="string">
            <text:p>width: 20%;</text:p>
          </table:table-cell>
          <table:table-cell office:value-type="string" calcext:value-type="string">
            <text:p>xài 2h hết pin , cảm giac bi lua.....................</text:p>
          </table:table-cell>
        </table:table-row>
        <table:table-row table:style-name="ro1">
          <table:table-cell office:value-type="string" calcext:value-type="string">
            <text:p>width: 20%;</text:p>
          </table:table-cell>
          <table:table-cell office:value-type="string" calcext:value-type="string">
            <text:p>Xài 2 tuần bị cháy</text:p>
          </table:table-cell>
        </table:table-row>
        <table:table-row table:style-name="ro1">
          <table:table-cell office:value-type="string" calcext:value-type="string">
            <text:p>width: 20%;</text:p>
          </table:table-cell>
          <table:table-cell office:value-type="string" calcext:value-type="string">
            <text:p>Wifi rất tệ, hay bị rớt, băng tần 5Ghz rất chậm chạm và thiếu ổn định. Giá tuy rất rẻ nhưng thực sự cũng không đáng đồng tiền lẻ ấy. Các dòng giá rẻ hãng khác cũng tốt hơn.</text:p>
          </table:table-cell>
        </table:table-row>
        <table:table-row table:style-name="ro1">
          <table:table-cell office:value-type="string" calcext:value-type="string">
            <text:p>width: 20%;</text:p>
          </table:table-cell>
          <table:table-cell office:value-type="string" calcext:value-type="string">
            <text:p>Wifi cực kì yếu. So với tốc độ của macbook trên cùng 1 wifi thì chỉ được 1/20. Siêu siêu yếu. Không biết của mình bị lỗi hay do sản phẩm này như vậy. Sẽ yêu cầu trả hàng và không mua nữa</text:p>
          </table:table-cell>
        </table:table-row>
        <table:table-row table:style-name="ro1">
          <table:table-cell office:value-type="string" calcext:value-type="string">
            <text:p>width: 20%;</text:p>
          </table:table-cell>
          <table:table-cell office:value-type="string" calcext:value-type="string">
            <text:p>Wiff kết nối ko được - mạng lan thì đòi pass của người sở hữu trước . Ko kết nối được . May giao nhu da xai roi vay</text:p>
          </table:table-cell>
        </table:table-row>
        <table:table-row table:style-name="ro1">
          <table:table-cell office:value-type="string" calcext:value-type="string">
            <text:p>width: 20%;</text:p>
          </table:table-cell>
          <table:table-cell office:value-type="string" calcext:value-type="string">
            <text:p>wá tệ sạc không vô, lúc quay thử thì chỉ có tiếng còn hình thì đứng yên.tiki ko nên lừa đảo khách hàng như vậy</text:p>
          </table:table-cell>
        </table:table-row>
        <table:table-row table:style-name="ro1">
          <table:table-cell office:value-type="string" calcext:value-type="string">
            <text:p>width: 20%;</text:p>
          </table:table-cell>
          <table:table-cell office:value-type="string" calcext:value-type="string">
            <text:p>vui lòng kiểm tra tước khi giao hàng, không biết những cái khác như thế nào, nhưng sim này bị lỗi không kích hoạt được.</text:p>
          </table:table-cell>
        </table:table-row>
        <table:table-row table:style-name="ro1">
          <table:table-cell office:value-type="string" calcext:value-type="string">
            <text:p>width: 20%;</text:p>
          </table:table-cell>
          <table:table-cell office:value-type="string" calcext:value-type="string">
            <text:p>Vui lòng hỗ trợ giúp em , camera không xem được hình ạ</text:p>
          </table:table-cell>
        </table:table-row>
        <table:table-row table:style-name="ro1">
          <table:table-cell office:value-type="string" calcext:value-type="string">
            <text:p>width: 20%;</text:p>
          </table:table-cell>
          <table:table-cell office:value-type="string" calcext:value-type="string">
            <text:p>Vui lòng gửi hoá đơn mình đã nhận hàng từ 25-27/10 rối.</text:p>
          </table:table-cell>
        </table:table-row>
        <table:table-row table:style-name="ro1">
          <table:table-cell office:value-type="string" calcext:value-type="string">
            <text:p>width: 20%;</text:p>
          </table:table-cell>
          <table:table-cell office:value-type="string" calcext:value-type="string">
            <text:p>Vừa sạc vừa nghe tai phone: tai phone kết nối ok, sạc thì dt báo nhận sạc nhưng thực tế pin không lên % nào còn tụt pin tốc độ bàn thờ nữa ( dt, pin, sạc của mình tình trạng rất ok)</text:p>
          </table:table-cell>
        </table:table-row>
        <table:table-row table:style-name="ro1">
          <table:table-cell office:value-type="string" calcext:value-type="string">
            <text:p>width: 20%;</text:p>
          </table:table-cell>
          <table:table-cell office:value-type="string" calcext:value-type="string">
            <text:p>vừa nhận xong, in thử thì bị lem mực là sao?</text:p>
          </table:table-cell>
        </table:table-row>
        <table:table-row table:style-name="ro1">
          <table:table-cell office:value-type="string" calcext:value-type="string">
            <text:p>width: 20%;</text:p>
          </table:table-cell>
          <table:table-cell office:value-type="string" calcext:value-type="string">
            <text:p>Vừa nhận hàng xong cắm điện không thấy quạt chạy, trả lại thì mất thời gian. Đúng là phí tiền. Cảnh báo cho người sau không nên mua</text:p>
          </table:table-cell>
        </table:table-row>
        <table:table-row table:style-name="ro1">
          <table:table-cell office:value-type="string" calcext:value-type="string">
            <text:p>width: 20%;</text:p>
          </table:table-cell>
          <table:table-cell office:value-type="string" calcext:value-type="string">
            <text:p>vừa nhận hàng về lắp ráp xong hình bị mất màu</text:p>
          </table:table-cell>
        </table:table-row>
        <table:table-row table:style-name="ro4">
          <table:table-cell office:value-type="string" calcext:value-type="string">
            <text:p>width: 20%;</text:p>
          </table:table-cell>
          <table:table-cell office:value-type="string" calcext:value-type="string">
            <text:p>Vừa nhận hàng lúc 11h30, về nhà lúc 12h, đồng hồ không có pin phải cắm sạc</text:p>
            <text:p>17h mình về sạc đầy pin rồi mình mới lấy ra cài đặt, update các kiểu</text:p>
            <text:p>cài đặt xong thấy còn 80% cũng không để ý vì nghĩ update sẽ tốn pin</text:p>
            <text:p>cài đặt xong hết để đó đi ăn cơm tầm nửa tiếng xuống lấy lên coi thì còn 8% pin, vuốt qua lại xíu mất 2%. chưa đầy 15p là hết pin tắt nguồn</text:p>
            <text:p>không biết sản phẩm có lỗi không hay do lần đầu sạc như vậy, mình đang sạc lại lần 2. nếu tình trạng còn tiếp diễn mong Tiki có câu trả lời cho mình</text:p>
          </table:table-cell>
        </table:table-row>
        <table:table-row table:style-name="ro2">
          <table:table-cell office:value-type="string" calcext:value-type="string">
            <text:p>width: 20%;</text:p>
          </table:table-cell>
          <table:table-cell office:value-type="string" calcext:value-type="string">
            <text:p>vừa nhận hàng được hai ngày nhưng bàn phím có dấu hiệu không nhận điện, chập chờn,</text:p>
            <text:p>mong tiki có chính sách hỗ tợ đổi trả.</text:p>
          </table:table-cell>
        </table:table-row>
        <table:table-row table:style-name="ro1">
          <table:table-cell office:value-type="string" calcext:value-type="string">
            <text:p>width: 20%;</text:p>
          </table:table-cell>
          <table:table-cell office:value-type="string" calcext:value-type="string">
            <text:p>vừa nhận hàng , <text:s/>cài đặt xong, <text:s/>mọi thứ hoạt động bình thường chỉ có điều camera cho hình ảnh đen trắng. <text:s/>giữa ban ngày trời nắng mà hình ảnh camera ko có màu sắc gì. <text:s/>đen và trắng. <text:s/>Đề nghị hỗ trợ hoặc đổi trả sản phẩm.</text:p>
          </table:table-cell>
        </table:table-row>
        <table:table-row table:style-name="ro1">
          <table:table-cell office:value-type="string" calcext:value-type="string">
            <text:p>width: 20%;</text:p>
          </table:table-cell>
          <table:table-cell office:value-type="string" calcext:value-type="string">
            <text:p>vừa nhận đc hàng dùng đc 2 tiếng đã xước tùm lum</text:p>
          </table:table-cell>
        </table:table-row>
        <table:table-row table:style-name="ro2">
          <table:table-cell office:value-type="string" calcext:value-type="string">
            <text:p>width: 20%;</text:p>
          </table:table-cell>
          <table:table-cell office:value-type="string" calcext:value-type="string">
            <text:p>Vừa mua xong. Hàng lỏng lẻo. Không thể điều chỉnh được vòng xoay cân bằng điện thoại. Chân cũng lỏng, rớt cả chân dựng khi cầm lên.</text:p>
            <text:p>Thật sự đáng thất vọng so với số tiền bỏ ra.</text:p>
          </table:table-cell>
        </table:table-row>
        <table:table-row table:style-name="ro1">
          <table:table-cell office:value-type="string" calcext:value-type="string">
            <text:p>width: 20%;</text:p>
          </table:table-cell>
          <table:table-cell office:value-type="string" calcext:value-type="string">
            <text:p>Vừa mua xài cũng ok nhưng xài được 1 tuần thì xạc hết vô</text:p>
          </table:table-cell>
        </table:table-row>
        <table:table-row table:style-name="ro1">
          <table:table-cell office:value-type="string" calcext:value-type="string">
            <text:p>width: 20%;</text:p>
          </table:table-cell>
          <table:table-cell office:value-type="string" calcext:value-type="string">
            <text:p>Vừa mua về thì đèn bàn phím không sáng (đã thử nhấn phím SL vẫn không được ) phím A sau khi nhấn thù bị dính luôn. Thấy lỗi không quá nặng nên mình mở bàn phím ra để đổi phím psr với phím A, tới đây thấy chắc cũng ok rồi nhưng sử dụng được khoảng 30p thì con lăn không hoạt động. Thế là liên hệ tiki nhờ đổi trả, tiki báo là 1 đến 2 ngày sẽ có shiper đến để lấy sp về kiểm tra lại.</text:p>
          </table:table-cell>
        </table:table-row>
        <table:table-row table:style-name="ro1">
          <table:table-cell office:value-type="string" calcext:value-type="string">
            <text:p>width: 20%;</text:p>
          </table:table-cell>
          <table:table-cell office:value-type="string" calcext:value-type="string">
            <text:p>Vừa mua về sạc được đúng 3 lần thì hư luôn không lên điện nữa. Thử đi thử lại mãi không được nên mình vứt luôn. Dỏm!</text:p>
          </table:table-cell>
        </table:table-row>
        <table:table-row table:style-name="ro1">
          <table:table-cell office:value-type="string" calcext:value-type="string">
            <text:p>width: 20%;</text:p>
          </table:table-cell>
          <table:table-cell office:value-type="string" calcext:value-type="string">
            <text:p>Vừa mua về nút liệt mấy cái à :) thiếu cổng type C nữa</text:p>
          </table:table-cell>
        </table:table-row>
        <table:table-row table:style-name="ro1">
          <table:table-cell office:value-type="string" calcext:value-type="string">
            <text:p>width: 20%;</text:p>
          </table:table-cell>
          <table:table-cell office:value-type="string" calcext:value-type="string">
            <text:p>Vừa mua về mở ra thì sản phẩm đã bị khui hộp, cắt đứt tờ niêm phong. Mua tháng 8/2020 mà trên giấy bảo hành đã hết hạn bảo hành tử tháng 4/2020</text:p>
          </table:table-cell>
        </table:table-row>
        <table:table-row table:style-name="ro1">
          <table:table-cell office:value-type="string" calcext:value-type="string">
            <text:p>width: 20%;</text:p>
          </table:table-cell>
          <table:table-cell office:value-type="string" calcext:value-type="string">
            <text:p>vừa mua về <text:s/>bay 1 lần rồi bị hỏng 1 cánh. do cháy dây điện . không hiểu tại sao luôn. <text:s/>sản phẩm bị lỗi ko dùng đk.</text:p>
          </table:table-cell>
        </table:table-row>
        <table:table-row table:style-name="ro1">
          <table:table-cell office:value-type="string" calcext:value-type="string">
            <text:p>width: 20%;</text:p>
          </table:table-cell>
          <table:table-cell office:value-type="string" calcext:value-type="string">
            <text:p>vừa mua về <text:s/>bay 1 lần rồi bị hỏng 1 cánh. do cháy dây điện . không hiểu tại sao luôn. <text:s/>sản phẩm bị lỗi ko dùng đk.</text:p>
          </table:table-cell>
        </table:table-row>
        <table:table-row table:style-name="ro1">
          <table:table-cell office:value-type="string" calcext:value-type="string">
            <text:p>width: 20%;</text:p>
          </table:table-cell>
          <table:table-cell office:value-type="string" calcext:value-type="string">
            <text:p>vừa mua 3 cái . khó dùng. camera khg xem lại được . cứ để bị lỗi</text:p>
          </table:table-cell>
        </table:table-row>
        <table:table-row table:style-name="ro1">
          <table:table-cell office:value-type="string" calcext:value-type="string">
            <text:p>width: 20%;</text:p>
          </table:table-cell>
          <table:table-cell office:value-type="string" calcext:value-type="string">
            <text:p>vừa mới nhận hàng xong, nhỏ như bao thuốc lá, như đồ chơi trẻ em, thật sự thất vọng, thề sẽ không mua hàng online nữa</text:p>
          </table:table-cell>
        </table:table-row>
        <table:table-row table:style-name="ro1">
          <table:table-cell office:value-type="string" calcext:value-type="string">
            <text:p>width: 20%;</text:p>
          </table:table-cell>
          <table:table-cell office:value-type="string" calcext:value-type="string">
            <text:p>Vừa mới khui hàng phím f11 bị gãy ra không sử dụng được. Mình có thể đổi hàng không. Thật đáng thất vọng</text:p>
          </table:table-cell>
        </table:table-row>
        <table:table-row table:style-name="ro1">
          <table:table-cell office:value-type="string" calcext:value-type="string">
            <text:p>width: 20%;</text:p>
          </table:table-cell>
          <table:table-cell office:value-type="string" calcext:value-type="string">
            <text:p>Vừa mở túi ra thì gãy luôn chân cắm, nhựa quá mỏng và quá giòn chưa kịp sử dụng. Ghi chú: ốc vít đều đang rất lỏng chứ không phải do vặn chặt.</text:p>
          </table:table-cell>
        </table:table-row>
        <table:table-row table:style-name="ro1">
          <table:table-cell office:value-type="string" calcext:value-type="string">
            <text:p>width: 20%;</text:p>
          </table:table-cell>
          <table:table-cell office:value-type="string" calcext:value-type="string">
            <text:p>vừa mở ra đã vỡ . thất vọng tràn trề</text:p>
          </table:table-cell>
        </table:table-row>
        <table:table-row table:style-name="ro1">
          <table:table-cell office:value-type="string" calcext:value-type="string">
            <text:p>width: 20%;</text:p>
          </table:table-cell>
          <table:table-cell office:value-type="string" calcext:value-type="string">
            <text:p>vừa mở hộp ra test thì không nghe thấy gì. Cần được đổi sản phẩm</text:p>
          </table:table-cell>
        </table:table-row>
        <table:table-row table:style-name="ro1">
          <table:table-cell office:value-type="string" calcext:value-type="string">
            <text:p>width: 20%;</text:p>
          </table:table-cell>
          <table:table-cell office:value-type="string" calcext:value-type="string">
            <text:p>vừa mở hộp đã thấy có vết rạch rất sắc, dán lại bằng băng dính trong. khi dùng thì máy tính và tivi ko nhận thẻ.</text:p>
          </table:table-cell>
        </table:table-row>
        <table:table-row table:style-name="ro1">
          <table:table-cell office:value-type="string" calcext:value-type="string">
            <text:p>width: 20%;</text:p>
          </table:table-cell>
          <table:table-cell office:value-type="string" calcext:value-type="string">
            <text:p>Vừa cắm điện vào loa bass tự động kêu rít rít</text:p>
          </table:table-cell>
        </table:table-row>
        <table:table-row table:style-name="ro1">
          <table:table-cell office:value-type="string" calcext:value-type="string">
            <text:p>width: 20%;</text:p>
          </table:table-cell>
          <table:table-cell office:value-type="string" calcext:value-type="string">
            <text:p>Vô trang web để cấu hình load gần 1 phút, chuyển các mục cài đặt load cũng rất chậm. Sóng kém</text:p>
          </table:table-cell>
        </table:table-row>
        <table:table-row table:style-name="ro1">
          <table:table-cell office:value-type="string" calcext:value-type="string">
            <text:p>width: 20%;</text:p>
          </table:table-cell>
          <table:table-cell office:value-type="string" calcext:value-type="string">
            <text:p>Vỏ ngoài k sao nhưng ruột trong lại đứt.Thật sự hơi thất vọng</text:p>
          </table:table-cell>
        </table:table-row>
        <table:table-row table:style-name="ro1">
          <table:table-cell office:value-type="string" calcext:value-type="string">
            <text:p>width: 20%;</text:p>
          </table:table-cell>
          <table:table-cell office:value-type="string" calcext:value-type="string">
            <text:p>vỏ mỏng, ko biết do vận chuyển hay gì mà móp méo lung tung. ko hài lòng chút nào</text:p>
          </table:table-cell>
        </table:table-row>
        <table:table-row table:style-name="ro1">
          <table:table-cell office:value-type="string" calcext:value-type="string">
            <text:p>width: 20%;</text:p>
          </table:table-cell>
          <table:table-cell office:value-type="string" calcext:value-type="string">
            <text:p>Vỏ hộp bị mốp méo, rách, hàng không còn fullbox, đã bị khui trước đó, thiếu chân đỡ. Do mua về quê dùng, nên cuối tuần về quê mới mở ra mới phát hiện. Gọi điện lên tiki care thì được báo là nhận hàng quá 48h rồi nên không được hỗ trợ. Thất vọng!!!</text:p>
          </table:table-cell>
        </table:table-row>
        <table:table-row table:style-name="ro1">
          <table:table-cell office:value-type="string" calcext:value-type="string">
            <text:p>width: 20%;</text:p>
          </table:table-cell>
          <table:table-cell office:value-type="string" calcext:value-type="string">
            <text:p>Vỏ case khi giao đã móp ở nhiều chỗ</text:p>
          </table:table-cell>
        </table:table-row>
        <table:table-row table:style-name="ro1">
          <table:table-cell office:value-type="string" calcext:value-type="string">
            <text:p>width: 20%;</text:p>
          </table:table-cell>
          <table:table-cell office:value-type="string" calcext:value-type="string">
            <text:p>Việc Tiki giao 1 món hàng như vậy ko hiểu đã có kiểm tra chưa? Mình đã có email gửi hỗ trợ trả lại. Đơn hàng số 798569373</text:p>
          </table:table-cell>
        </table:table-row>
        <table:table-row table:style-name="ro5">
          <table:table-cell office:value-type="string" calcext:value-type="string">
            <text:p>width: 20%;</text:p>
          </table:table-cell>
          <table:table-cell office:value-type="string" calcext:value-type="string">
            <text:p>vì tin tưởng vào tiki, nên quyết định mua sp này.</text:p>
            <text:p>nhưng chất lượng quá tệ. nhựa rất yếu. dễ gãy.</text:p>
            <text:p>và mình đã kiên cố nó lại như thế này đây. sau gần cả tiếng loay hoay tìm cách fix nó. chờ từ tiki gửi mail để mình nhận xét mà k thấy, chắc k có dịch vụ gửi mail cho khách hàng sau khi mua hàng nhỉ?</text:p>
            <text:p>sẽ suy sét có nên quay lại tiki mua hàng nữa k.</text:p>
          </table:table-cell>
        </table:table-row>
        <table:table-row table:style-name="ro1">
          <table:table-cell office:value-type="string" calcext:value-type="string">
            <text:p>width: 20%;</text:p>
          </table:table-cell>
          <table:table-cell office:value-type="string" calcext:value-type="string">
            <text:p>Vì Tiki hẹn tới hẹn lui nên lên đây phản hồi sản phẩm cho mọi người cùng biết để suy nghĩ kĩ trước khi mua. Sản phẩm mình nhận được là vậy, chân đế cho vào bịch, nhét vào bao nylong và giao cho mình, không hộp, không hướng dẫn. Chân đế nhẹ nên cảm giác không vững khi bạn dùng khấc 3. Điều quan trọng là Tiki phục vụ rất tệ trong đợt hàng mình mua kì này. Gọi điện lên tổng đài, hẹn trong 48h sẽ giải quyết về việc hộp của sản phẩm, đồng thời cũng nói mình gửi Mail, bên Tiki cũng Thông báo là nhận email, rồi im hơi lặng tiếng. Ngày 10/7 mình gọi lại tổng đài thì bảo trong tuần này sẽ giải quyết. Hôm nay là 15/7 rồi, cũng chẳng thấy gọi phản hồi gì cả. Cảm giác Tiki không quản trị rủi ro sau bán hàng. Các sản phẩm trước mình mua đều tốt cả, chỉ có lần này là mình thất vọng thôi. Vẫn ủng hộ Tiki về sách.</text:p>
          </table:table-cell>
        </table:table-row>
        <table:table-row table:style-name="ro1">
          <table:table-cell office:value-type="string" calcext:value-type="string">
            <text:p>width: 20%;</text:p>
          </table:table-cell>
          <table:table-cell office:value-type="string" calcext:value-type="string">
            <text:p>Về sử dụng vài ngày thì mất nguồn</text:p>
          </table:table-cell>
        </table:table-row>
        <table:table-row table:style-name="ro1">
          <table:table-cell office:value-type="string" calcext:value-type="string">
            <text:p>width: 20%;</text:p>
          </table:table-cell>
          <table:table-cell office:value-type="string" calcext:value-type="string">
            <text:p>về sài dk 1 ngày. cục đầu sạc samsung hư. hàng xài dởm vậy</text:p>
          </table:table-cell>
        </table:table-row>
        <table:table-row table:style-name="ro1">
          <table:table-cell office:value-type="string" calcext:value-type="string">
            <text:p>width: 20%;</text:p>
          </table:table-cell>
          <table:table-cell office:value-type="string" calcext:value-type="string">
            <text:p>về sài dk 1 ngày. cục đầu sạc samsung hư. hàng xài dởm vậy</text:p>
          </table:table-cell>
        </table:table-row>
        <table:table-row table:style-name="ro1">
          <table:table-cell office:value-type="string" calcext:value-type="string">
            <text:p>width: 20%;</text:p>
          </table:table-cell>
          <table:table-cell office:value-type="string" calcext:value-type="string">
            <text:p>Về nhà khui hàng ra thì mình ko thấy bút lau ống kính</text:p>
          </table:table-cell>
        </table:table-row>
        <table:table-row table:style-name="ro1">
          <table:table-cell office:value-type="string" calcext:value-type="string">
            <text:p>width: 20%;</text:p>
          </table:table-cell>
          <table:table-cell office:value-type="string" calcext:value-type="string">
            <text:p>Về cắm sạc không có điện vào dt</text:p>
          </table:table-cell>
        </table:table-row>
        <table:table-row table:style-name="ro1">
          <table:table-cell office:value-type="string" calcext:value-type="string">
            <text:p>width: 20%;</text:p>
          </table:table-cell>
          <table:table-cell office:value-type="string" calcext:value-type="string">
            <text:p>vào xem rất chậm, hay ngoại tuyến....kém</text:p>
          </table:table-cell>
        </table:table-row>
        <table:table-row table:style-name="ro4">
          <table:table-cell office:value-type="string" calcext:value-type="string">
            <text:p>width: 20%;</text:p>
          </table:table-cell>
          <table:table-cell office:value-type="string" calcext:value-type="string">
            <text:p>USB sử dụng được khoảng 2 ngày thì bị vấn đề.(Nhận hàng 22/2/2018)</text:p>
            <text:p>Tình trạng USB: Đang ghi thì không ghi được nữa, đèn màu đỏ sáng hoài không tắt, từ đó về sau, cứ mỗi lần gắn vào máy tình thì báo scan và fix nhưng scan 3 tiếng đồng hồ vẫn 0%. Xóa file báo thành công, nhưng sau đó reject ra gắn vào lại, vẫn còn thông tin cũ.</text:p>
            <text:p>Format thì không được: Quick format cũng không được, mà full format cũng không được(0% hoài)</text:p>
            <text:p/>
            <text:p>Tôi muốn bảo hành thì thủ tục và cách thức gửi bảo hành như thế nào?</text:p>
          </table:table-cell>
        </table:table-row>
        <table:table-row table:style-name="ro1">
          <table:table-cell office:value-type="string" calcext:value-type="string">
            <text:p>width: 20%;</text:p>
          </table:table-cell>
          <table:table-cell office:value-type="string" calcext:value-type="string">
            <text:p>USB cua toi hu sau gan mot thang su dung. Mot sao la danh cho chat luong san pham.</text:p>
          </table:table-cell>
        </table:table-row>
        <table:table-row table:style-name="ro1">
          <table:table-cell office:value-type="string" calcext:value-type="string">
            <text:p>width: 20%;</text:p>
          </table:table-cell>
          <table:table-cell office:value-type="string" calcext:value-type="string">
            <text:p>Usb 3.0 gì mà load được mấy kb/s vậy shop. Dùng vài lần đầu thì trên dưới 10 mb/s. Lần đầu tiên thử mua đồ điện tử trên mạng xem sao mà buồn quá, đúng là của rẻ là của ôi.</text:p>
          </table:table-cell>
        </table:table-row>
        <table:table-row table:style-name="ro1">
          <table:table-cell office:value-type="string" calcext:value-type="string">
            <text:p>width: 20%;</text:p>
          </table:table-cell>
          <table:table-cell office:value-type="string" calcext:value-type="string">
            <text:p>Uổng phí tiền , k thẻ nhớ phải mua thẻ nhớ thì nên mua cái khác cho xong</text:p>
          </table:table-cell>
        </table:table-row>
        <table:table-row table:style-name="ro1">
          <table:table-cell office:value-type="string" calcext:value-type="string">
            <text:p>width: 20%;</text:p>
          </table:table-cell>
          <table:table-cell office:value-type="string" calcext:value-type="string">
            <text:p>tui mua 2 camera nhưng ko sài đc ko vào đc xin hỏi dùng phần mềm nào để vao camera . tui đã dùng phần mề yosse nhưng ko vào dc</text:p>
          </table:table-cell>
        </table:table-row>
        <table:table-row table:style-name="ro1">
          <table:table-cell office:value-type="string" calcext:value-type="string">
            <text:p>width: 20%;</text:p>
          </table:table-cell>
          <table:table-cell office:value-type="string" calcext:value-type="string">
            <text:p>túi đựng không giống trong hình.. không có dây thắt... yêu cầu đổi trả</text:p>
          </table:table-cell>
        </table:table-row>
        <table:table-row table:style-name="ro5">
          <table:table-cell office:value-type="string" calcext:value-type="string">
            <text:p>width: 20%;</text:p>
          </table:table-cell>
          <table:table-cell office:value-type="string" calcext:value-type="string">
            <text:p>Trước tiên là giao hàng thì thiếu kẹp của cam ( phụ kiện đó) </text:p>
            <text:p>Hai là cam chỉ có hai chế độ chụp và quay không giống mô tả. Vì mk nhấn nhứ hướng dẫn trên mạng thì đèn không giống chút nào cả. </text:p>
            <text:p>Ba là cũng không thể kết nối được với tivi . Cũng làm đúng hướng dẫn của sq11 trên youtube.</text:p>
            <text:p>Kết luận là không hài lòng chút nào và cũng không nên mua</text:p>
          </table:table-cell>
        </table:table-row>
        <table:table-row table:style-name="ro1">
          <table:table-cell office:value-type="string" calcext:value-type="string">
            <text:p>width: 20%;</text:p>
          </table:table-cell>
          <table:table-cell office:value-type="string" calcext:value-type="string">
            <text:p>Trước mắt thì lắp vào in vẫn được mà không biết sau này có bị sự cố gì không? Nhờ cung cấp thêm thông tin kỹ thuật</text:p>
          </table:table-cell>
        </table:table-row>
        <table:table-row table:style-name="ro1">
          <table:table-cell office:value-type="string" calcext:value-type="string">
            <text:p>width: 20%;</text:p>
          </table:table-cell>
          <table:table-cell office:value-type="string" calcext:value-type="string">
            <text:p>trước khi mua mình cũng đã đọc những nhận xét phía dưới. thấy loa chỉ kêu 1 bên. đặt về đúng kiểu vậy. mới nghe thì lúc được lúc mất. tưởng giắc lỏng. cắm lại vẫn lúc được lúc mất. dc tầm 1 tuần thì mất hẳn. tại mình để 2 loa cạnh nhau vs cũng ít nghe nên mãi mới phát hiện ra. từ lúc gọi bảo hành tới lúc lấy hàng là 4 ngày. thêm 2 ngày vận chuyển về nhà cung cấp. xong tính thêm thời gian bảo hành 21 ngày như bên tiki quy định là gần cả tháng trời rồi. buồn.</text:p>
          </table:table-cell>
        </table:table-row>
        <table:table-row table:style-name="ro1">
          <table:table-cell office:value-type="string" calcext:value-type="string">
            <text:p>width: 20%;</text:p>
          </table:table-cell>
          <table:table-cell office:value-type="string" calcext:value-type="string">
            <text:p>Trước giờ tôi mua hàng trên mạng rất nhiều, nhưng lần mua này khiến tôi thất vọng bởi sản phẩm quá tệ. Dây sạc điện thoại, sử dụng dây sạc pin còn yếu hơn so với không sạc. Nói chung là dây sạc kém chất lượng</text:p>
          </table:table-cell>
        </table:table-row>
        <table:table-row table:style-name="ro1">
          <table:table-cell office:value-type="string" calcext:value-type="string">
            <text:p>width: 20%;</text:p>
          </table:table-cell>
          <table:table-cell office:value-type="string" calcext:value-type="string">
            <text:p>Trước giờ tin tưởng Tiki nên ko check. Nhưng lại không như mô tả. Thất vọng.</text:p>
          </table:table-cell>
        </table:table-row>
        <table:table-row table:style-name="ro1">
          <table:table-cell office:value-type="string" calcext:value-type="string">
            <text:p>width: 20%;</text:p>
          </table:table-cell>
          <table:table-cell office:value-type="string" calcext:value-type="string">
            <text:p>Trước giờ rất cảm tình với TiKi,nhưng kể từ bây giờ sẽ nói SAY GOODBYE,TiKi giao hàng thiếu,mặc dù đã xãy ra tình trạng này đối với khách hàng khác,mà TiKi vẫn ko chịu khắc phục.Lại nghe nói hàng cũ,kém chất lượng. TiKi hay chợ tốt? Vì sao vậy?</text:p>
          </table:table-cell>
        </table:table-row>
        <table:table-row table:style-name="ro1">
          <table:table-cell office:value-type="string" calcext:value-type="string">
            <text:p>width: 20%;</text:p>
          </table:table-cell>
          <table:table-cell office:value-type="string" calcext:value-type="string">
            <text:p>Trước giờ luôn tin tưởng chất lượng dịch vụ và giao hàng của Tiki.Lần này quyết định mua máy ảnh cũng lựa chọn tiki, mặc dù cửa hàng FujiFilm gần nhà và đang khuyến mãi tương tự. Máy giao nhanh,nhưng thông tin lại khác quá xa so với mô tả trên Tiki. Rõ ràng ghi xuất xứ Nhật, vậy mà máy nhận về Indonesia. Chưa kể Lens là của Phillipines. Nơi xuất xứ khác nhau thì chất lượng, giá thành sẽ khác nhau. Tôi đã lưu ý chọn đúng nhà phân phối là Tiki Trading vậy mà kết quả đáng thất vọng. Cảm giác như bị lừa trong chiêu trò khuyến mãi. Cân nhắc có tiếp tục sử dụng Tiki không</text:p>
          </table:table-cell>
        </table:table-row>
        <table:table-row table:style-name="ro5">
          <table:table-cell office:value-type="string" calcext:value-type="string">
            <text:p>width: 20%;</text:p>
          </table:table-cell>
          <table:table-cell office:value-type="string" calcext:value-type="string">
            <text:p>Trước đây rất tin tưởng hàng Tiki.</text:p>
            <text:p>Mua cam này giao Tikinow. về kết nối bt nhưng không thể điều khiển sang trái sang phải được.</text:p>
            <text:p>Tiki thu hồi đổi sớm giúp.</text:p>
            <text:p>Cám ơn</text:p>
          </table:table-cell>
        </table:table-row>
        <table:table-row table:style-name="ro1">
          <table:table-cell office:value-type="string" calcext:value-type="string">
            <text:p>width: 20%;</text:p>
          </table:table-cell>
          <table:table-cell office:value-type="string" calcext:value-type="string">
            <text:p>Trục quay rất yếu, chỉ kẹp đt mà ko giữ đc, đt kẹp cũng rất tệ, điều kiển thì tệ luôn</text:p>
          </table:table-cell>
        </table:table-row>
        <table:table-row table:style-name="ro1">
          <table:table-cell office:value-type="string" calcext:value-type="string">
            <text:p>width: 20%;</text:p>
          </table:table-cell>
          <table:table-cell office:value-type="string" calcext:value-type="string">
            <text:p>Trong quá trình đóng gói không kiểm tra,nên thiếu phụ kiện,mong nhận được sự hợp tác sớm nhận được sản phẩm đầy đủ phụ kiện để lắp đặt</text:p>
          </table:table-cell>
        </table:table-row>
        <table:table-row table:style-name="ro3">
          <table:table-cell office:value-type="string" calcext:value-type="string">
            <text:p>width: 20%;</text:p>
          </table:table-cell>
          <table:table-cell office:value-type="string" calcext:value-type="string">
            <text:p>Trong phần hỏi đáp có nói dây này kết nối được, nhưng thực tế kết nối không được với canon g7x mark ii</text:p>
            <text:p/>
            <text:p>Tôi đề nghị trả hàng lại</text:p>
          </table:table-cell>
        </table:table-row>
        <table:table-row table:style-name="ro1">
          <table:table-cell office:value-type="string" calcext:value-type="string">
            <text:p>width: 20%;</text:p>
          </table:table-cell>
          <table:table-cell office:value-type="string" calcext:value-type="string">
            <text:p>Trong hình và tên sản phẩm là 2 quạt nhưng lại giao cho mình loại 1 quạt. Yêu cầu Tiki thu hồi vf đổi trả tôi NGAY LẬP TỨC.</text:p>
          </table:table-cell>
        </table:table-row>
        <table:table-row table:style-name="ro2">
          <table:table-cell office:value-type="string" calcext:value-type="string">
            <text:p>width: 20%;</text:p>
          </table:table-cell>
          <table:table-cell office:value-type="string" calcext:value-type="string">
            <text:p>trong các lần mua hàng thì lần này sản phẩm giao rất tệ. hàng mới về check thì ổ cứng bị hư. Linh động gọi liên hệ bán hàng không liên hệ tiki để gửi trả đổi cái khác cho nhanh nhưng vừa tốt phí 2 chiều cho shipper vừa mất thời gian .</text:p>
            <text:p>Các bạn mua hàng lần sau liên hệ tiki chứ không nên liên hệ theo số điện thoại người bán đính kèo theo hàng chắc sẽ tốt hơn ( rút kinh nghiệm ).</text:p>
          </table:table-cell>
        </table:table-row>
        <table:table-row table:style-name="ro1">
          <table:table-cell office:value-type="string" calcext:value-type="string">
            <text:p>width: 20%;</text:p>
          </table:table-cell>
          <table:table-cell office:value-type="string" calcext:value-type="string">
            <text:p>Treo đầu dê, bán thịt chó. Đăng sản phẩm là bộ phát wifi N300RH mà giao hàng thì là thiết bị mở rộng sóng wifi EX200, đề nghị tiki hỗ trợ đổi sản phẩm cho mình</text:p>
          </table:table-cell>
        </table:table-row>
        <table:table-row table:style-name="ro1">
          <table:table-cell office:value-type="string" calcext:value-type="string">
            <text:p>width: 20%;</text:p>
          </table:table-cell>
          <table:table-cell office:value-type="string" calcext:value-type="string">
            <text:p>treo đầu dê bán thịt chó , mua thẻ yoosee mà ships đến là thẻ khác , k thương hiệu, dùng đc hai ngày camera k nhận thẻ nữa</text:p>
          </table:table-cell>
        </table:table-row>
        <table:table-row table:style-name="ro1">
          <table:table-cell office:value-type="string" calcext:value-type="string">
            <text:p>width: 20%;</text:p>
          </table:table-cell>
          <table:table-cell office:value-type="string" calcext:value-type="string">
            <text:p>trên vỏ hộp không có tem để check mã trên anker.con</text:p>
          </table:table-cell>
        </table:table-row>
        <table:table-row table:style-name="ro1">
          <table:table-cell office:value-type="string" calcext:value-type="string">
            <text:p>width: 20%;</text:p>
          </table:table-cell>
          <table:table-cell office:value-type="string" calcext:value-type="string">
            <text:p>Trên trang bán thì có thẻ nhớ mà tới giao thì không có thẻ nhớ ,muốn gởi hàng lại thì phải làm sao ạ</text:p>
          </table:table-cell>
        </table:table-row>
        <table:table-row table:style-name="ro1">
          <table:table-cell office:value-type="string" calcext:value-type="string">
            <text:p>width: 20%;</text:p>
          </table:table-cell>
          <table:table-cell office:value-type="string" calcext:value-type="string">
            <text:p>trên sp thì ghi hỗ trợ thẻ nhớ 64GB, mà nhận hàng thì không có cái thẻ nào hết. vậy mình phải gọi ai để hỏi vậy TIKi?</text:p>
          </table:table-cell>
        </table:table-row>
        <table:table-row table:style-name="ro1">
          <table:table-cell office:value-type="string" calcext:value-type="string">
            <text:p>width: 20%;</text:p>
          </table:table-cell>
          <table:table-cell office:value-type="string" calcext:value-type="string">
            <text:p>Trên sp không có tem bảo hành. Tiki cũng k có giấy tờ bảo hành kèm theo sp. Không biết sau này khi sử dụng sp gặp vấn đề gì thì lấy căn cứ gì để bảo hành nữa.</text:p>
          </table:table-cell>
        </table:table-row>
        <table:table-row table:style-name="ro1">
          <table:table-cell office:value-type="string" calcext:value-type="string">
            <text:p>width: 20%;</text:p>
          </table:table-cell>
          <table:table-cell office:value-type="string" calcext:value-type="string">
            <text:p>Trên sim ghi số đien thoại kích hoạt, gọi thì ko bắt máy, gắn vào điện thoại thì sim ko hoạt động, quá chán</text:p>
          </table:table-cell>
        </table:table-row>
        <table:table-row table:style-name="ro1">
          <table:table-cell office:value-type="string" calcext:value-type="string">
            <text:p>width: 20%;</text:p>
          </table:table-cell>
          <table:table-cell office:value-type="string" calcext:value-type="string">
            <text:p>Trên hướng dẫn có ghi 2 con ốc sau nhưng thực tế trên thân caddy bay lại không có ! Chỉ có chỗ lắp 2 con ốc trước. Mình kiểm tra lại ở trang chủ và các trang khác thấy hàng chuẩn hãng orico phải như thế này ! đề nghị tiki kiểm tra lại kẻo mất thương hiệu !</text:p>
          </table:table-cell>
        </table:table-row>
        <table:table-row table:style-name="ro1">
          <table:table-cell office:value-type="string" calcext:value-type="string">
            <text:p>width: 20%;</text:p>
          </table:table-cell>
          <table:table-cell office:value-type="string" calcext:value-type="string">
            <text:p>Trên hộp có ghi bên trong có đế sạc, mà thực tế lại mất là sao?</text:p>
          </table:table-cell>
        </table:table-row>
        <table:table-row table:style-name="ro1">
          <table:table-cell office:value-type="string" calcext:value-type="string">
            <text:p>width: 20%;</text:p>
          </table:table-cell>
          <table:table-cell office:value-type="string" calcext:value-type="string">
            <text:p>Trên hình ốc bằng sắt. Ngoài ốc bằng nhựa tháo bọc ni lon ra ốc bễ bung lò xo. Kết quả là k dùng được. Tệ!</text:p>
          </table:table-cell>
        </table:table-row>
        <table:table-row table:style-name="ro1">
          <table:table-cell office:value-type="string" calcext:value-type="string">
            <text:p>width: 20%;</text:p>
          </table:table-cell>
          <table:table-cell office:value-type="string" calcext:value-type="string">
            <text:p>Trên ghi hàng của Andbon, xong giao hàng thì không đúng, đã vậy còn bị móp méo. Mọi người check cẩn thận trước khi lấy hàng</text:p>
          </table:table-cell>
        </table:table-row>
        <table:table-row table:style-name="ro1">
          <table:table-cell office:value-type="string" calcext:value-type="string">
            <text:p>width: 20%;</text:p>
          </table:table-cell>
          <table:table-cell office:value-type="string" calcext:value-type="string">
            <text:p>trả lại hàng thì trả địa chỉ nào vây</text:p>
          </table:table-cell>
        </table:table-row>
        <table:table-row table:style-name="ro1">
          <table:table-cell office:value-type="string" calcext:value-type="string">
            <text:p>width: 20%;</text:p>
          </table:table-cell>
          <table:table-cell office:value-type="string" calcext:value-type="string">
            <text:p>trả hàng lại.mua camera 1080p ma gửi camera có 720.treo đầu de bán thit cho</text:p>
          </table:table-cell>
        </table:table-row>
        <table:table-row table:style-name="ro1">
          <table:table-cell office:value-type="string" calcext:value-type="string">
            <text:p>width: 20%;</text:p>
          </table:table-cell>
          <table:table-cell office:value-type="string" calcext:value-type="string">
            <text:p>Tốt trong tầm giá chứ tốc 600kb/s sao chụp ảnh được</text:p>
          </table:table-cell>
        </table:table-row>
        <table:table-row table:style-name="ro1">
          <table:table-cell office:value-type="string" calcext:value-type="string">
            <text:p>width: 20%;</text:p>
          </table:table-cell>
          <table:table-cell office:value-type="string" calcext:value-type="string">
            <text:p>Tốt trong tầm giá chứ tốc 600kb/s sao chụp ảnh được</text:p>
          </table:table-cell>
        </table:table-row>
        <table:table-row table:style-name="ro1">
          <table:table-cell office:value-type="string" calcext:value-type="string">
            <text:p>width: 20%;</text:p>
          </table:table-cell>
          <table:table-cell office:value-type="string" calcext:value-type="string">
            <text:p>tốt nhất ko nên mua, phụ kiện giấy lau thì ko dùng đc, 51k mang ra quán nó làm còn rẻ hơn mà đỡ bực mình. ko bao giờ mua miếng dán trên này nữa. mọi người tốt nhất ko nên mua.</text:p>
          </table:table-cell>
        </table:table-row>
        <table:table-row table:style-name="ro1">
          <table:table-cell office:value-type="string" calcext:value-type="string">
            <text:p>width: 20%;</text:p>
          </table:table-cell>
          <table:table-cell office:value-type="string" calcext:value-type="string">
            <text:p>Tốn cả buổi tối mà ko thể kết nối camera vào đt được. Làm xong hết các bước theo hướng dẫn nhueng vẫn bị mãi một lỗi connection time out</text:p>
          </table:table-cell>
        </table:table-row>
        <table:table-row table:style-name="ro1">
          <table:table-cell office:value-type="string" calcext:value-type="string">
            <text:p>width: 20%;</text:p>
          </table:table-cell>
          <table:table-cell office:value-type="string" calcext:value-type="string">
            <text:p>Tôi vừa nhận hoa hnay 8/11, giao sớm hơn dự kiến tiki đưa ra. Tôi đã rất vui khi tiki giao sớm hơn nhưng khi cắm loa các dây vào, loa k nhận điện, đã cắm <text:s/>thử với đt và máy tính đều ko lên.</text:p>
          </table:table-cell>
        </table:table-row>
        <table:table-row table:style-name="ro1">
          <table:table-cell office:value-type="string" calcext:value-type="string">
            <text:p>width: 20%;</text:p>
          </table:table-cell>
          <table:table-cell office:value-type="string" calcext:value-type="string">
            <text:p>Tôi vừa mua, lắp thử đã bị lỗi kẹt thẻ nhớ. Bây giờ tôi muốn mang sửa bảo hành thì liên hệ với ai?</text:p>
          </table:table-cell>
        </table:table-row>
        <table:table-row table:style-name="ro2">
          <table:table-cell office:value-type="string" calcext:value-type="string">
            <text:p>width: 20%;</text:p>
          </table:table-cell>
          <table:table-cell office:value-type="string" calcext:value-type="string">
            <text:p>tôi vừa mua và sau 20 phút dùng thì quay video thì nó không lọc tiếng ồn mà thu tiếng ồn rất tốt </text:p>
            <text:p>hàng này có thể trả lại được không cảm ơn</text:p>
          </table:table-cell>
        </table:table-row>
        <table:table-row table:style-name="ro1">
          <table:table-cell office:value-type="string" calcext:value-type="string">
            <text:p>width: 20%;</text:p>
          </table:table-cell>
          <table:table-cell office:value-type="string" calcext:value-type="string">
            <text:p>Tôi vua mua dây cáp loại 5m về, đã thử các cách mà tín hiệu k hiện lên. Giao hàng nhanh để sử dụng luôn mà cuối cùng k thể dùng được</text:p>
          </table:table-cell>
        </table:table-row>
        <table:table-row table:style-name="ro2">
          <table:table-cell office:value-type="string" calcext:value-type="string">
            <text:p>width: 20%;</text:p>
          </table:table-cell>
          <table:table-cell office:value-type="string" calcext:value-type="string">
            <text:p>tôi vừa lấy hàng được 1 ngày hôm sau nó đã rơi 1 chân ra rồi :( không sử dụng được</text:p>
            <text:p>may là tôi thông minh lấy keo con voi gắn vào cho chắc chắn nhưng vẫn có nguy cơ rơi chân còn lại, rất yếu</text:p>
          </table:table-cell>
        </table:table-row>
        <table:table-row table:style-name="ro1">
          <table:table-cell office:value-type="string" calcext:value-type="string">
            <text:p>width: 20%;</text:p>
          </table:table-cell>
          <table:table-cell office:value-type="string" calcext:value-type="string">
            <text:p>Tôi vô cùng thất vọng khi mua sản phẩm này, cameras không phát tín hiệu wifi, mua về dùng được 2 tiếng là hỏng</text:p>
          </table:table-cell>
        </table:table-row>
        <table:table-row table:style-name="ro1">
          <table:table-cell office:value-type="string" calcext:value-type="string">
            <text:p>width: 20%;</text:p>
          </table:table-cell>
          <table:table-cell office:value-type="string" calcext:value-type="string">
            <text:p>tôi trả hàng hoàn tiền từ 11/4 vì bị lỗi không thu âm được, điện thoại lên tổng đài thì nói là phản hồi qua mail, vào mail thì thấy toàn mail quảng cáo của tiki,điện thoại lại mấy lần, tổng đài viên nói có thông tin gì mới sẽ phản hồi lại cho chị, mà đợi vài ngày rồi mà không có thông tin gì về đơn hàng hoàn trả cả, giờ hướng dẫn cho mình cách xử lý nhanh đơn hàng của mình với.</text:p>
          </table:table-cell>
        </table:table-row>
        <table:table-row table:style-name="ro1">
          <table:table-cell office:value-type="string" calcext:value-type="string">
            <text:p>width: 20%;</text:p>
          </table:table-cell>
          <table:table-cell office:value-type="string" calcext:value-type="string">
            <text:p>Tôi thấy có thẻ nhớ 64g sao giao hàng kg có thẻ nhớ</text:p>
          </table:table-cell>
        </table:table-row>
        <table:table-row table:style-name="ro1">
          <table:table-cell office:value-type="string" calcext:value-type="string">
            <text:p>width: 20%;</text:p>
          </table:table-cell>
          <table:table-cell office:value-type="string" calcext:value-type="string">
            <text:p>tôi sẽ không bao giờ thanh toán trước nữa vì giao hàng quá lâu đến giờ vẫn chưa nhận được, trong khi bình thường t chọn thanh toán tại nhà thì 2-3 ngày là có hàng rồi</text:p>
          </table:table-cell>
        </table:table-row>
        <table:table-row table:style-name="ro1">
          <table:table-cell office:value-type="string" calcext:value-type="string">
            <text:p>width: 20%;</text:p>
          </table:table-cell>
          <table:table-cell office:value-type="string" calcext:value-type="string">
            <text:p>Toi rất buồn và thất vọng,cần xem lại thái độ phục vụ</text:p>
          </table:table-cell>
        </table:table-row>
        <table:table-row table:style-name="ro1">
          <table:table-cell office:value-type="string" calcext:value-type="string">
            <text:p>width: 20%;</text:p>
          </table:table-cell>
          <table:table-cell office:value-type="string" calcext:value-type="string">
            <text:p>Tôi nhận được lọ nước xịt rỗng là sao,mấy ông trả lời cho tôi coi</text:p>
          </table:table-cell>
        </table:table-row>
        <table:table-row table:style-name="ro2">
          <table:table-cell office:value-type="string" calcext:value-type="string">
            <text:p>width: 20%;</text:p>
          </table:table-cell>
          <table:table-cell office:value-type="string" calcext:value-type="string">
            <text:p>Tôi nhận được ko phải ổ cứng mới mà đã qua sử dụng. Gắn vào máy báo lỗi ổ cứng phải chạy trình kiểm tra. Khi vào window thì ổ cứng đã đầy ắp dữ liệu. Yêu cầu tiki và shop đổi lại cho tôi ổ cứng mới theo đúng thông tin mô tả sản phẩm.</text:p>
            <text:p>Ngoài ra ổ cứng có dấu hiệu bị tháo chip, mất ốc.</text:p>
          </table:table-cell>
        </table:table-row>
        <table:table-row table:style-name="ro1">
          <table:table-cell office:value-type="string" calcext:value-type="string">
            <text:p>width: 20%;</text:p>
          </table:table-cell>
          <table:table-cell office:value-type="string" calcext:value-type="string">
            <text:p>Tôi nghi ngờ bản này là bản nội địa vì chọn địa lý là việt nam không thể quyét mã QR và kết nối được chỉ có thể chọn vùng china.đề nghị đổi cho tôi đi</text:p>
          </table:table-cell>
        </table:table-row>
        <table:table-row table:style-name="ro1">
          <table:table-cell office:value-type="string" calcext:value-type="string">
            <text:p>width: 20%;</text:p>
          </table:table-cell>
          <table:table-cell office:value-type="string" calcext:value-type="string">
            <text:p>tôi muốn gửi để bảo hành mà không có địa chỉ với số điện thoai, <text:s/>mới dùng dc 1 hôm h không lên</text:p>
          </table:table-cell>
        </table:table-row>
        <table:table-row table:style-name="ro1">
          <table:table-cell office:value-type="string" calcext:value-type="string">
            <text:p>width: 20%;</text:p>
          </table:table-cell>
          <table:table-cell office:value-type="string" calcext:value-type="string">
            <text:p>tôi muốn đổi sản phẩm thì phải làm thế nào. lần đầu tôi mua 1 sản phẩm, xem hàng mới thanh toán tiền. thì chuột rất ok. lần thứ 2 tôi mua sản phẩm thì lần này tôi thanh toán tiền trước. đơn vị cung cấp đã không đảm bảo chất lượng. chuột cắm vào phản ứng rất chậm.</text:p>
          </table:table-cell>
        </table:table-row>
        <table:table-row table:style-name="ro2">
          <table:table-cell office:value-type="string" calcext:value-type="string">
            <text:p>width: 20%;</text:p>
          </table:table-cell>
          <table:table-cell office:value-type="string" calcext:value-type="string">
            <text:p>Tôi muốn đổi lại mặt hàng này thì làm cách nào? </text:p>
            <text:p>Lọ mọ làm theo hướng dẫn cả buổi tối nhưng không cách nào kết nối đc với wifi của camera, mang ra cửa hàng xiaomi thì đc nhân viên nói là lỗi wifi của camera. Giờ tôi muốn đổi cái khác thì phải làm sao?</text:p>
          </table:table-cell>
        </table:table-row>
        <table:table-row table:style-name="ro1">
          <table:table-cell office:value-type="string" calcext:value-type="string">
            <text:p>width: 20%;</text:p>
          </table:table-cell>
          <table:table-cell office:value-type="string" calcext:value-type="string">
            <text:p>Tôi muốn đổi hàng vì hàng ko hỗ trợ tai nghe. Tiki hãy đổi hàng cho tôi</text:p>
          </table:table-cell>
        </table:table-row>
        <table:table-row table:style-name="ro1">
          <table:table-cell office:value-type="string" calcext:value-type="string">
            <text:p>width: 20%;</text:p>
          </table:table-cell>
          <table:table-cell office:value-type="string" calcext:value-type="string">
            <text:p>Tôi muốn đổi cái khác vì cái này kính màn hình khi bóc lớp giấy bóng ra thì thấy nứt kính.</text:p>
          </table:table-cell>
        </table:table-row>
        <table:table-row table:style-name="ro1">
          <table:table-cell office:value-type="string" calcext:value-type="string">
            <text:p>width: 20%;</text:p>
          </table:table-cell>
          <table:table-cell office:value-type="string" calcext:value-type="string">
            <text:p>Tôi muốn đặt mua 2 cái, nhưng ko đc là sao? Tiki cho lời giải thích.</text:p>
          </table:table-cell>
        </table:table-row>
        <table:table-row table:style-name="ro1">
          <table:table-cell office:value-type="string" calcext:value-type="string">
            <text:p>width: 20%;</text:p>
          </table:table-cell>
          <table:table-cell office:value-type="string" calcext:value-type="string">
            <text:p>Tôi muốn bảo hành sản phẩm thì phải làm như thế nào ạ ???</text:p>
          </table:table-cell>
        </table:table-row>
        <table:table-row table:style-name="ro1">
          <table:table-cell office:value-type="string" calcext:value-type="string">
            <text:p>width: 20%;</text:p>
          </table:table-cell>
          <table:table-cell office:value-type="string" calcext:value-type="string">
            <text:p>Tôi mua vĩ 4 viên 3A dung lượng 750mAh bản nội địa Nhật, nhưng giao hàng 800mAh bản sản xuất Trung Quốc? Vậy mà còn cắt tem và dán với dung bản nội địa Nhật???</text:p>
          </table:table-cell>
        </table:table-row>
        <table:table-row table:style-name="ro1">
          <table:table-cell office:value-type="string" calcext:value-type="string">
            <text:p>width: 20%;</text:p>
          </table:table-cell>
          <table:table-cell office:value-type="string" calcext:value-type="string">
            <text:p>Tôi mua sản phẩm này trong đờn hàng số 735214874 - cài đặt dễ dàng và phát sóng tốt 2 ngày. Nhưng qua ngày thứ 3, cột óng vẫn đầy, nhưng không kết nối được internet. Vậy tôi muốn đổi hoặc hoàn trả sản phẩm này được <text:s/>không?.</text:p>
          </table:table-cell>
        </table:table-row>
        <table:table-row table:style-name="ro1">
          <table:table-cell office:value-type="string" calcext:value-type="string">
            <text:p>width: 20%;</text:p>
          </table:table-cell>
          <table:table-cell office:value-type="string" calcext:value-type="string">
            <text:p>Tôi mua sản phẩm này khoảng chừng 2 tháng. Hiện tại sản phẩm của tôi đang bị hỏng, máy hút ẩm không hoạt động, tôi muốn bảo hành sản phẩm này mong shop hỗ trợ, tôi phải gửi sản phẩm tới đâu để bảo hành. Tôi ở Hà Nội</text:p>
          </table:table-cell>
        </table:table-row>
        <table:table-row table:style-name="ro1">
          <table:table-cell office:value-type="string" calcext:value-type="string">
            <text:p>width: 20%;</text:p>
          </table:table-cell>
          <table:table-cell office:value-type="string" calcext:value-type="string">
            <text:p>Tôi mua sản phẩm dịp gần Tết Nguyên đán, lúc đó không dùng đến, nghỉ tết xong mới phát hiện thiết bị bị lỗi kỹ thuật, tiến hành đăng ký bảo hành đơn hàng #698163648 từ 8/2 đến giờ chưa có thông tin gì. Đơn vị bán hàng đã dởm mà Tiki cũng không care cho thành viên của họ luôn. Đáng thất vọng.</text:p>
          </table:table-cell>
        </table:table-row>
        <table:table-row table:style-name="ro2">
          <table:table-cell office:value-type="string" calcext:value-type="string">
            <text:p>width: 20%;</text:p>
          </table:table-cell>
          <table:table-cell office:value-type="string" calcext:value-type="string">
            <text:p>Tôi mua pin for Dell nhưng lại nhận được pin của sản phẩm khác ( không lắp vừa laptop). Tiki đã thu hồi nhưng chưa biết bao giờ được đổi sản phẩm đúng loại.</text:p>
            <text:p>Thật sự mất thời gian chờ đợi!</text:p>
          </table:table-cell>
        </table:table-row>
        <table:table-row table:style-name="ro2">
          <table:table-cell office:value-type="string" calcext:value-type="string">
            <text:p>width: 20%;</text:p>
          </table:table-cell>
          <table:table-cell office:value-type="string" calcext:value-type="string">
            <text:p>Tôi mua hộp mực này không vừa máy canon 2900. Tôi muốn đổi cái khác cho vừa làm thế nào?</text:p>
            <text:p>Giao hàng nhanh</text:p>
          </table:table-cell>
        </table:table-row>
        <table:table-row table:style-name="ro1">
          <table:table-cell office:value-type="string" calcext:value-type="string">
            <text:p>width: 20%;</text:p>
          </table:table-cell>
          <table:table-cell office:value-type="string" calcext:value-type="string">
            <text:p>tôi mua đung được 1 tuần bị lỗi màn hình không thấy được hình ảnh nữa</text:p>
          </table:table-cell>
        </table:table-row>
        <table:table-row table:style-name="ro1">
          <table:table-cell office:value-type="string" calcext:value-type="string">
            <text:p>width: 20%;</text:p>
          </table:table-cell>
          <table:table-cell office:value-type="string" calcext:value-type="string">
            <text:p>tôi mua đơn hàng 276453753. Mặc dù máy cấu hình core i5, ram 8gb nhưng khởi động rất chậm dù update lên win 10. Ban đầu khi mới mua máy tôi thấy một số vấn đề lạ như máy luôn tự khởi động vào 6h30 sáng mỗi ngày. Kiểm tra kĩ hơn thấy rất nhiều trojan, virus. Tôi đã chụp hình máy tính làm bằng chứng. Máy mới, do đó chỉ có thể là do shop cài đặt. Nhằm ăn cắp thông tin người dùng chăng? Tôi không rõ mục đích của shop. Nhưng thực sự rất bức xúc và nguy hiểm cho những ai mua máy. Đề nghị Tiki xem xét lại giùm tôi. Nếu cần thêm bằng chứng, tôi sẽ cung cấp thêm để Tiki xử lý vụ việc này</text:p>
          </table:table-cell>
        </table:table-row>
        <table:table-row table:style-name="ro1">
          <table:table-cell office:value-type="string" calcext:value-type="string">
            <text:p>width: 20%;</text:p>
          </table:table-cell>
          <table:table-cell office:value-type="string" calcext:value-type="string">
            <text:p>tôi mua dây này nè mà đang sat nó tít tít rồi không vo có đôi lại đc k sop</text:p>
          </table:table-cell>
        </table:table-row>
        <table:table-row table:style-name="ro2">
          <table:table-cell office:value-type="string" calcext:value-type="string">
            <text:p>width: 20%;</text:p>
          </table:table-cell>
          <table:table-cell office:value-type="string" calcext:value-type="string">
            <text:p>tôi mua camera kèm thẻ 32GB về dung chưa được 1 tháng thì thẻ bị lỗi không ghi chương trình được.</text:p>
            <text:p>xin hỏi sộp tôi có được đổi không và nếu được đổi thì thủ tục như thế nào?</text:p>
          </table:table-cell>
        </table:table-row>
        <table:table-row table:style-name="ro1">
          <table:table-cell office:value-type="string" calcext:value-type="string">
            <text:p>width: 20%;</text:p>
          </table:table-cell>
          <table:table-cell office:value-type="string" calcext:value-type="string">
            <text:p>tôi mua bộ máy tính này là bộ thứ 2 của tiki, lần trước tôi có kiểm tra xong mới thanh toán, ngày 6/9 vào chủ nhật bên giao hàng gọi giao cho tôi lần này do bận và tin tưởng tôi ko kiểm tra đã thanh toán trước nhưng khi mang về lắp ráp thì bật máy ko chạy. tôi đã liên hệ cskh của tiki 1900-6035 và được chuyển bộ phận kỹ thuật báo case lỗi sẽ có người đến thu và đổi cho case mới, chiều qua có bạn gọi cho tôi báo đến lấy về bảo hành sđt 0377732992 nhưng tôi đợi mãi ko thấy đến gọi điện lại thì ko thấy nghe máy. thật bất tiện sản phẩm mua về ko sử dụng được mong tki hỗ trợ nhanh giúp tôi sản phẩm này, trân trọng!</text:p>
          </table:table-cell>
        </table:table-row>
        <table:table-row table:style-name="ro4">
          <table:table-cell office:value-type="string" calcext:value-type="string">
            <text:p>width: 20%;</text:p>
          </table:table-cell>
          <table:table-cell office:value-type="string" calcext:value-type="string">
            <text:p>Tôi mua 2 ổ cứng giống nhau. Một số vấn đề ghi nhận:</text:p>
            <text:p>1) Đóng gói sơ sài, chỉ dùng giấy để gói, không có mút chống va đập</text:p>
            <text:p>2) Bao ni lông của sản phẩm đã bị cắt.</text:p>
            <text:p>3) 1 ổ chưa có data, 1 ổ đã có data, đã được format</text:p>
            <text:p>4) Máy tính thông báo ổ đã có data (hàng đã qua sử dụng) bị BAD</text:p>
          </table:table-cell>
        </table:table-row>
        <table:table-row table:style-name="ro1">
          <table:table-cell office:value-type="string" calcext:value-type="string">
            <text:p>width: 20%;</text:p>
          </table:table-cell>
          <table:table-cell office:value-type="string" calcext:value-type="string">
            <text:p>Tôi mới nhận hàng chiều nay. Và mới test thử âm thanh tai nghe thì ok. Nhưng trên livestream thì ko ok.</text:p>
          </table:table-cell>
        </table:table-row>
        <table:table-row table:style-name="ro3">
          <table:table-cell office:value-type="string" calcext:value-type="string">
            <text:p>width: 20%;</text:p>
          </table:table-cell>
          <table:table-cell office:value-type="string" calcext:value-type="string">
            <text:p>tôi mới nhận được camera của quý cửa hàng ship cho tôi</text:p>
            <text:p>về mở ra tôi thật sự thất vọng vì hình ảnh camera của tôi không giống với hình ảnh quảng cáo !!! khi cài đặt xong thì mở video giám sát mở cả âm thanh thì nghe hú ko nghe được gì cả !!!</text:p>
            <text:p>mong quý cửa hàng sớm trả lời cho tôi được cảm thấy tôn trọng và tiếp tục xử dụng app và dịch vụ của quý cửa công ty</text:p>
          </table:table-cell>
        </table:table-row>
        <table:table-row table:style-name="ro3">
          <table:table-cell office:value-type="string" calcext:value-type="string">
            <text:p>width: 20%;</text:p>
          </table:table-cell>
          <table:table-cell office:value-type="string" calcext:value-type="string">
            <text:p>Tôi mới mua sản phẩm này, bao bì đóng gói cẩn thận, bước đầu là ổn. Tôi cài đặt chế độ Range Extender, một số máy tính không tìm thấy mạng wifi một số máy thì không thấy. Kết nối dùng sau 10-20p là không được nữa, kết nối vào lại wifi thì báo sai mật khẩu. Khởi động lại thì vào được nhưng sau 10-20p lại tiếp tục ko kết nối và kết nối lại vẫn báo sai mật khẩu.</text:p>
            <text:p>Tôi đã thử cái lại nhiều lần nhưng vẫn như vậy.</text:p>
            <text:p>Có thể cho tôi biết tại sao bị như vậy không? Tôi sẽ đánh giá lại nếu xử lý được.</text:p>
          </table:table-cell>
        </table:table-row>
        <table:table-row table:style-name="ro1">
          <table:table-cell office:value-type="string" calcext:value-type="string">
            <text:p>width: 20%;</text:p>
          </table:table-cell>
          <table:table-cell office:value-type="string" calcext:value-type="string">
            <text:p>Tôi mới mua đc mấy hôm, mới chỉ chạy thử mấy hôm trc khi treo, cam đã chạy loạn lên, hệ thống đèn bị loạn. Buổi tối cam k có tác dụng gì. Đề nghị Tiki giải quyết giùm.</text:p>
          </table:table-cell>
        </table:table-row>
        <table:table-row table:style-name="ro1">
          <table:table-cell office:value-type="string" calcext:value-type="string">
            <text:p>width: 20%;</text:p>
          </table:table-cell>
          <table:table-cell office:value-type="string" calcext:value-type="string">
            <text:p>tôi lắp rồi nhưng ko ghi đc hành trình gì cả, Tiki liên hệ đổi trả cái khác đi</text:p>
          </table:table-cell>
        </table:table-row>
        <table:table-row table:style-name="ro3">
          <table:table-cell office:value-type="string" calcext:value-type="string">
            <text:p>width: 20%;</text:p>
          </table:table-cell>
          <table:table-cell office:value-type="string" calcext:value-type="string">
            <text:p>Tôi là khách hàng rất lâu. mua sp giá trị lên tới 30 tr cũng có.</text:p>
            <text:p>Gần đây nhất mua 1 cái sạc (adapter) 9v của tp link cho modem thì lại giao cái 5v gì đó? chân cắm cungz ko đúng để dùng cho modem.</text:p>
            <text:p>Tôi đề nghị đổi cho tôi thật nhanh!!!</text:p>
          </table:table-cell>
        </table:table-row>
        <table:table-row table:style-name="ro1">
          <table:table-cell office:value-type="string" calcext:value-type="string">
            <text:p>width: 20%;</text:p>
          </table:table-cell>
          <table:table-cell office:value-type="string" calcext:value-type="string">
            <text:p>Tôi không thể hiểu nổi camera này làm nút reset trang trí à. Bấm nút reset không thiết lập lại được. Mãi 1 hồi thì mới liên kết được cái camera. Coi cam thì được lần đầu tiên. Được khoảng 10s cam đơ bị báo ngoại tuyến mặc dù mình để camera sát cục wifi và thật sự khó chịu khi vô load bị báo lỗi không kết nối mạng. Tôi muốn đổi trả sản phẩm</text:p>
          </table:table-cell>
        </table:table-row>
        <table:table-row table:style-name="ro1">
          <table:table-cell office:value-type="string" calcext:value-type="string">
            <text:p>width: 20%;</text:p>
          </table:table-cell>
          <table:table-cell office:value-type="string" calcext:value-type="string">
            <text:p>Toi không hài lòng về sản phẩm sản phẩm la hàng trung bài lời ve kỳ thuật toi không hai long</text:p>
          </table:table-cell>
        </table:table-row>
        <table:table-row table:style-name="ro1">
          <table:table-cell office:value-type="string" calcext:value-type="string">
            <text:p>width: 20%;</text:p>
          </table:table-cell>
          <table:table-cell office:value-type="string" calcext:value-type="string">
            <text:p>Tôi dùng được 4 ngày thì camera mất màu, chỉ hiện đen trắng</text:p>
          </table:table-cell>
        </table:table-row>
        <table:table-row table:style-name="ro1">
          <table:table-cell office:value-type="string" calcext:value-type="string">
            <text:p>width: 20%;</text:p>
          </table:table-cell>
          <table:table-cell office:value-type="string" calcext:value-type="string">
            <text:p>Tôi đặt mua và nhận camera này nhưng không quét được mã QR code , bên Tiki đã đổi cho 1 sản phẩm khác tuy nhiên vẫn không thể quét được mặc dù đã chụp ảnh QR code và phóng to ra để quét theo một số comment khác. Mất rất nhiều thời gian nhưng không sử dụng được sản phẩm, đáng nhẽ trước khi đổi camera cho tôi bên Tiki nên test thử trước khi giao hàng. Tôi muốn trả lại hàng!</text:p>
          </table:table-cell>
        </table:table-row>
        <table:table-row table:style-name="ro2">
          <table:table-cell office:value-type="string" calcext:value-type="string">
            <text:p>width: 20%;</text:p>
          </table:table-cell>
          <table:table-cell office:value-type="string" calcext:value-type="string">
            <text:p>Tôi đặt mua thẻ 128 Gb giao thẻ 32 Gb.</text:p>
            <text:p>Tiki xem lại đơn vị bán hàng này.</text:p>
          </table:table-cell>
        </table:table-row>
        <table:table-row table:style-name="ro1">
          <table:table-cell office:value-type="string" calcext:value-type="string">
            <text:p>width: 20%;</text:p>
          </table:table-cell>
          <table:table-cell office:value-type="string" calcext:value-type="string">
            <text:p>Tôi đặt mua mã GW-216S nhưng lại nhận được mã VS-216S. Ngoại hình và chân đế khác hoàn toàn so với mua tả. Yêu cầu tiki giải quyết ngay giúp tôi!</text:p>
          </table:table-cell>
        </table:table-row>
        <table:table-row table:style-name="ro1">
          <table:table-cell office:value-type="string" calcext:value-type="string">
            <text:p>width: 20%;</text:p>
          </table:table-cell>
          <table:table-cell office:value-type="string" calcext:value-type="string">
            <text:p>Toi dat mua LTE nhu hinh nhung shop lai giao hang nay shop co tinh nham lan hay treo dau de ban thit cho?</text:p>
          </table:table-cell>
        </table:table-row>
        <table:table-row table:style-name="ro1">
          <table:table-cell office:value-type="string" calcext:value-type="string">
            <text:p>width: 20%;</text:p>
          </table:table-cell>
          <table:table-cell office:value-type="string" calcext:value-type="string">
            <text:p>Tôi đặt loại 120x200cm sao lại giao loại 60x120cm vậy trời?</text:p>
          </table:table-cell>
        </table:table-row>
        <table:table-row table:style-name="ro1">
          <table:table-cell office:value-type="string" calcext:value-type="string">
            <text:p>width: 20%;</text:p>
          </table:table-cell>
          <table:table-cell office:value-type="string" calcext:value-type="string">
            <text:p>Tôi đặc pin như hình trang đã đăng, sao lại giao tôi pin này, làm ăn gì kì quá.</text:p>
          </table:table-cell>
        </table:table-row>
        <table:table-row table:style-name="ro3">
          <table:table-cell office:value-type="string" calcext:value-type="string">
            <text:p>width: 20%;</text:p>
          </table:table-cell>
          <table:table-cell office:value-type="string" calcext:value-type="string">
            <text:p>Tôi đã thử mua 4 tấm để dán. Phụ kiện rất đầy đủ, miếng dán cũng có hướng dẫn thao tác.</text:p>
            <text:p>Về miến dán có 3 lớp: lớp bảo vệ bên ngoài, miếng dán, lớp số 2 và 3, lớp 1 (như hình trong môt tả sản phẩm). Có một vấn đề là lớp số 2 và 3 nằm ở dưới miếng dán, khi bóc ra sẽ để lại một sọc kheo ngang miếng dán, vị trí tiếp điểm của 2 tấm này. Khi dán lên màn hình sẽ thấy dõ sọc keo này.</text:p>
            <text:p>Tôi đã khui cả 4 tấm và đều bị tình trạng tương tự.</text:p>
          </table:table-cell>
        </table:table-row>
        <table:table-row table:style-name="ro5">
          <table:table-cell office:value-type="string" calcext:value-type="string">
            <text:p>width: 20%;</text:p>
          </table:table-cell>
          <table:table-cell office:value-type="string" calcext:value-type="string">
            <text:p>Tôi đã rất ngạc nhiên khi đặt hàng ngày hôm trướ, thì hôm sau đã giao hàng đến nhà , trong khi thông báo dự kiến giao hàng là 5 ngày sau khi nhận đơn hàng. (điều này là bình thường vì tôi biết là nhà bán hàng ở tỉnh/TP khác).</text:p>
            <text:p>Nhưng do tôi đi công tác, khi về nhà thì đơn hàng đã giao được hơn 15 ngày. Mở bao bì, cắm điện và ... máy liên tục hiện đèn đỏ, reset lại mấy lần vẫn kg đc.</text:p>
            <text:p>Kg thể trả hàng do nhận hàng đã lâu ! tôi thật sự thất vọng với Tiki &amp; nhà bán hàng này (lưu ý là tôi đã mua 6 cái camera loại này từ Tiki).</text:p>
            <text:p>Binh.</text:p>
          </table:table-cell>
        </table:table-row>
        <table:table-row table:style-name="ro1">
          <table:table-cell office:value-type="string" calcext:value-type="string">
            <text:p>width: 20%;</text:p>
          </table:table-cell>
          <table:table-cell office:value-type="string" calcext:value-type="string">
            <text:p>TÔI ĐÃ NHẬN HÀNG NHƯNG KHÔNG CÓ CÁP KÈM THEO. KHÔNG GIỐNG NHƯ GIỚI THIỆU</text:p>
          </table:table-cell>
        </table:table-row>
        <table:table-row table:style-name="ro1">
          <table:table-cell office:value-type="string" calcext:value-type="string">
            <text:p>width: 20%;</text:p>
          </table:table-cell>
          <table:table-cell office:value-type="string" calcext:value-type="string">
            <text:p>Tôi đã mua và sử dụng thử, usb bị out liên tục khiến file bị lỗi, tôi rất thất vọng về sản phẩm.</text:p>
          </table:table-cell>
        </table:table-row>
        <table:table-row table:style-name="ro1">
          <table:table-cell office:value-type="string" calcext:value-type="string">
            <text:p>width: 20%;</text:p>
          </table:table-cell>
          <table:table-cell office:value-type="string" calcext:value-type="string">
            <text:p>Tôi đã làm đi làm lại rất nhiều lần mà không thể kết nối camera với app trên iphone. Yêu cầu liên hệ để hỗ trợ tôi lỗi này 0968337559</text:p>
          </table:table-cell>
        </table:table-row>
        <table:table-row table:style-name="ro1">
          <table:table-cell office:value-type="string" calcext:value-type="string">
            <text:p>width: 20%;</text:p>
          </table:table-cell>
          <table:table-cell office:value-type="string" calcext:value-type="string">
            <text:p>Tôi có mua. Nhận được hàng nhưng cam không phát wifi???</text:p>
          </table:table-cell>
        </table:table-row>
        <table:table-row table:style-name="ro1">
          <table:table-cell office:value-type="string" calcext:value-type="string">
            <text:p>width: 20%;</text:p>
          </table:table-cell>
          <table:table-cell office:value-type="string" calcext:value-type="string">
            <text:p>tôi có mua một cái như thế nhưng ghi hình trong nhà có ánh sáng đầy đủ cũng thấy không rõ, tệ lắm, mà tiki làm gì cứ giao hàng như thế mãi, người ta không nói thì thôi, nếu nói thì có một câu, sản phẩm thế này thế nọ để chúng tôi khắc phục, nghe câu nói này thật là thấy mệt, mà nghe nhiều chứ không phải nghe một vài lần thôi đâu,sao không giao hàng OK hơn để khách hàng khỏi phải nghe những câu nói trên của nhà bán hàng mãi, đọc mãi những câu nói của nhà bán hàng chỉ nhiêu đó nói mãi nghe thấy chán vô cùng luôn đó</text:p>
          </table:table-cell>
        </table:table-row>
        <table:table-row table:style-name="ro1">
          <table:table-cell office:value-type="string" calcext:value-type="string">
            <text:p>width: 20%;</text:p>
          </table:table-cell>
          <table:table-cell office:value-type="string" calcext:value-type="string">
            <text:p>Tôi có mua mà k cài đặt được với điện thoại. Cần tiki giúp đỡ cách cài đặt lại với máy</text:p>
          </table:table-cell>
        </table:table-row>
        <table:table-row table:style-name="ro1">
          <table:table-cell office:value-type="string" calcext:value-type="string">
            <text:p>width: 20%;</text:p>
          </table:table-cell>
          <table:table-cell office:value-type="string" calcext:value-type="string">
            <text:p>Tôi có mua 2 cái, mà bị lỗi 1 cái không dùng được. Mong Tiki đỗi sớm lại cho tôi, thanks.</text:p>
          </table:table-cell>
        </table:table-row>
        <table:table-row table:style-name="ro1">
          <table:table-cell office:value-type="string" calcext:value-type="string">
            <text:p>width: 20%;</text:p>
          </table:table-cell>
          <table:table-cell office:value-type="string" calcext:value-type="string">
            <text:p>Tôi có mua 1 loa này bị lỗi <text:s/>nên đổi lại hoàn tiền, mua hôm mùng 4 tháng 11. Mùng 10 gửi lại tiki, 15 tiki nhận dc hang. Tôi gọi điện cho tiki không dưới 15 lần lần nào cũng bảo tiki sẽ liên hệ lại. Chán không muốn nói nua. Đơn hàng 72216811.khuyên that cac bạn k nên mua hang o tiki. Giao hang thi nhanh mà hậu mãi thì... Cạn lời</text:p>
          </table:table-cell>
        </table:table-row>
        <table:table-row table:style-name="ro1">
          <table:table-cell office:value-type="string" calcext:value-type="string">
            <text:p>width: 20%;</text:p>
          </table:table-cell>
          <table:table-cell office:value-type="string" calcext:value-type="string">
            <text:p>tôi có mưa 1 camera này nhưng về khó co khe cắm thẻ nhớ yêu cầu nhà bạn hàng chỉ giúp khe cắm thẻ nhớ</text:p>
          </table:table-cell>
        </table:table-row>
        <table:table-row table:style-name="ro1">
          <table:table-cell office:value-type="string" calcext:value-type="string">
            <text:p>width: 20%;</text:p>
          </table:table-cell>
          <table:table-cell office:value-type="string" calcext:value-type="string">
            <text:p>Tôi có đổi trả hàng cho bên công ty để công ty kiểm tra nhưng hơn 1 tuần rồi vẫn chưa thấy liên hệ lại cho tôi.</text:p>
          </table:table-cell>
        </table:table-row>
        <table:table-row table:style-name="ro1">
          <table:table-cell office:value-type="string" calcext:value-type="string">
            <text:p>width: 20%;</text:p>
          </table:table-cell>
          <table:table-cell office:value-type="string" calcext:value-type="string">
            <text:p>tôi cần hỗ trợ bảo hành nhận về cắm vào chỉ có 2 phím có tín hiêu. còn lại không nhận tín hiệu</text:p>
          </table:table-cell>
        </table:table-row>
        <table:table-row table:style-name="ro1">
          <table:table-cell office:value-type="string" calcext:value-type="string">
            <text:p>width: 20%;</text:p>
          </table:table-cell>
          <table:table-cell office:value-type="string" calcext:value-type="string">
            <text:p>Tôi cần đổi cái khác giờ phải làm như thế nào? Không lưu cấu hình, ko config được wifi</text:p>
          </table:table-cell>
        </table:table-row>
        <table:table-row table:style-name="ro1">
          <table:table-cell office:value-type="string" calcext:value-type="string">
            <text:p>width: 20%;</text:p>
          </table:table-cell>
          <table:table-cell office:value-type="string" calcext:value-type="string">
            <text:p>tôi <text:s/>khuyên <text:s/>ae ko nên <text:s/>mua, mau hư <text:s/>lắm <text:s/>tôi <text:s/>sài <text:s/>được <text:s/>2 ngày <text:s/>là <text:s/>hư <text:s/>ngay cắm <text:s/>sạc <text:s/>vào <text:s/>là <text:s/>gãy <text:s/>chuôi <text:s/>sạc <text:s/>liền ,giá <text:s/>thì <text:s/>đắt <text:s/>hơn <text:s/>ngoài <text:s/>65 k tôi <text:s/>khuyên <text:s/>các <text:s/>ace ko nên <text:s/>mua</text:p>
          </table:table-cell>
        </table:table-row>
        <table:table-row table:style-name="ro1">
          <table:table-cell office:value-type="string" calcext:value-type="string">
            <text:p>width: 20%;</text:p>
          </table:table-cell>
          <table:table-cell office:value-type="string" calcext:value-type="string">
            <text:p>Tốc độ sao lưu chậm, chậm hơn Kingston 8G 2.0 cũ của mình. USB rất nhanh nóng, mới cắm một lúc đã nóng rồi</text:p>
          </table:table-cell>
        </table:table-row>
        <table:table-row table:style-name="ro1">
          <table:table-cell office:value-type="string" calcext:value-type="string">
            <text:p>width: 20%;</text:p>
          </table:table-cell>
          <table:table-cell office:value-type="string" calcext:value-type="string">
            <text:p>tốc độ ngang cái tp link trăm mấy. Đánh liên minh mà bị disconected suốt trong khi thằng bạn kế bên xài tp link trăm mấy ngon lành. Mua cái rẻ thôi được rồi.</text:p>
          </table:table-cell>
        </table:table-row>
        <table:table-row table:style-name="ro1">
          <table:table-cell office:value-type="string" calcext:value-type="string">
            <text:p>width: 20%;</text:p>
          </table:table-cell>
          <table:table-cell office:value-type="string" calcext:value-type="string">
            <text:p>tốc độ ghi thấp thì ko nói rồi, đến tốc độ đọc còn ko bằng 1/3 so với công bố, k</text:p>
          </table:table-cell>
        </table:table-row>
        <table:table-row table:style-name="ro2">
          <table:table-cell office:value-type="string" calcext:value-type="string">
            <text:p>width: 20%;</text:p>
          </table:table-cell>
          <table:table-cell office:value-type="string" calcext:value-type="string">
            <text:p>Tốc độ đọc ghi quá chậm, đôi lúc còn về 0. Dây cáp đi kèm chất lượng cực kém, đổi sang dây xịn thì tốc độ có tốt hơn nhưng vẫn rất chậm.</text:p>
            <text:p>Tôi mua hàng của Tiki Trading thì  giờ có được đổi sang sản phẩm khác không ? Chất lượng kém như nào sao dùng được ?</text:p>
          </table:table-cell>
        </table:table-row>
        <table:table-row table:style-name="ro1">
          <table:table-cell office:value-type="string" calcext:value-type="string">
            <text:p>width: 20%;</text:p>
          </table:table-cell>
          <table:table-cell office:value-type="string" calcext:value-type="string">
            <text:p>tốc độ chậm, dung lượng chỉ có 28.8 gb</text:p>
          </table:table-cell>
        </table:table-row>
        <table:table-row table:style-name="ro2">
          <table:table-cell office:value-type="string" calcext:value-type="string">
            <text:p>width: 20%;</text:p>
          </table:table-cell>
          <table:table-cell office:value-type="string" calcext:value-type="string">
            <text:p>Toàn báo động giả</text:p>
            <text:p>Con muỗi bay ngang cũng báo</text:p>
          </table:table-cell>
        </table:table-row>
        <table:table-row table:style-name="ro1">
          <table:table-cell office:value-type="string" calcext:value-type="string">
            <text:p>width: 20%;</text:p>
          </table:table-cell>
          <table:table-cell office:value-type="string" calcext:value-type="string">
            <text:p>tivi giao bàn phim k cháy đèn mât uy tín qúa tivi oi</text:p>
          </table:table-cell>
        </table:table-row>
        <table:table-row table:style-name="ro2">
          <table:table-cell office:value-type="string" calcext:value-type="string">
            <text:p>width: 20%;</text:p>
          </table:table-cell>
          <table:table-cell office:value-type="string" calcext:value-type="string">
            <text:p>Tìn hình là mình mua về và ko sử dụng luôn. H có việc mới đem ra sử dụng thì khi kéo chân ra đã bị gãy ở chân cuối</text:p>
            <text:p>Rất không hài lòng</text:p>
          </table:table-cell>
        </table:table-row>
        <table:table-row table:style-name="ro1">
          <table:table-cell office:value-type="string" calcext:value-type="string">
            <text:p>width: 20%;</text:p>
          </table:table-cell>
          <table:table-cell office:value-type="string" calcext:value-type="string">
            <text:p>Tiki ơi, ổ cúng của e bị lỗi ko cài win được, người ta báo khi cài win nó không nhận. TIki hỗ trợ giúp e đc ko ạ</text:p>
          </table:table-cell>
        </table:table-row>
        <table:table-row table:style-name="ro1">
          <table:table-cell office:value-type="string" calcext:value-type="string">
            <text:p>width: 20%;</text:p>
          </table:table-cell>
          <table:table-cell office:value-type="string" calcext:value-type="string">
            <text:p>Tiki ngày càng tệ, trước thì giao sách lỗi, sách đã bị mở cho khách hàng. Giờ còn tệ hơn, đơn hàng đặt thành công nhưng ko gọi điện giao hàng mà lại gửi email thông báo không giao được trong khi tôi phải sxếp cv chờ lấy hàng, khi tôi gửi email phản hồi thì Tiki thông báo sẽ giao hàng và cuối cùng thì tự ý hủy đơn hàng mà không 1 thông báo. Chưa kể hotline thì ko bao giờ gọi được. Tôi không biết Tiki làm ăn kiểu gì nữa, mua hàng online đã ko đảm bảo mà còn quá tốn thời gian công sức!</text:p>
          </table:table-cell>
        </table:table-row>
        <table:table-row table:style-name="ro1">
          <table:table-cell office:value-type="string" calcext:value-type="string">
            <text:p>width: 20%;</text:p>
          </table:table-cell>
          <table:table-cell office:value-type="string" calcext:value-type="string">
            <text:p>tiki nên kiểm tra hàng trước khi chuyển đi, về hàng của mình đã bị gãy</text:p>
          </table:table-cell>
        </table:table-row>
        <table:table-row table:style-name="ro1">
          <table:table-cell office:value-type="string" calcext:value-type="string">
            <text:p>width: 20%;</text:p>
          </table:table-cell>
          <table:table-cell office:value-type="string" calcext:value-type="string">
            <text:p>Tiki nên đổi giao hàng trong 2 giờ thành 6 giờ thì hợp lý hơn... Chậm trễ trong việc update stock trong kho, khiến mình mua thiếu đồ, lỡ hết việc. Đền bù cai voucher vớ vẩn</text:p>
          </table:table-cell>
        </table:table-row>
        <table:table-row table:style-name="ro1">
          <table:table-cell office:value-type="string" calcext:value-type="string">
            <text:p>width: 20%;</text:p>
          </table:table-cell>
          <table:table-cell office:value-type="string" calcext:value-type="string">
            <text:p>Tiki làm ăn quá tệ, sp lỗi không sử dụng được, báo cskh thì hẹn ngày 28/05 sẽ liên hệ để thu hồi sp bảo hành mà đến giờ vẫn chưa thấy ai liên hệ để thu hồi, bực vứt cam luôn!!!!</text:p>
          </table:table-cell>
        </table:table-row>
        <table:table-row table:style-name="ro1">
          <table:table-cell office:value-type="string" calcext:value-type="string">
            <text:p>width: 20%;</text:p>
          </table:table-cell>
          <table:table-cell office:value-type="string" calcext:value-type="string">
            <text:p>tiki làm ăn kiểu gì vậy tai nghe thì ko nói được mic khi quảng cáo thì nói x2pro mà khi giao hàng thì lại x2 thật quá thất vọng</text:p>
          </table:table-cell>
        </table:table-row>
        <table:table-row table:style-name="ro1">
          <table:table-cell office:value-type="string" calcext:value-type="string">
            <text:p>width: 20%;</text:p>
          </table:table-cell>
          <table:table-cell office:value-type="string" calcext:value-type="string">
            <text:p>Tiki làm ăn kì cục quá, rất nhiều bạn khiếu nại là không được bảo hành, rồi bị thiếu phụ kiện đi kèm, nhưng mình vẫn tin tưởng đặt mua. Thế là sản phẩm mình mua lại bị thiếu dây đeo tay của máy đi kèm. Sản phẩm quá tệ. Rồi k biết có được bảo hành tại Fujifilm như các bạn khác không đây. Thất vọng.</text:p>
          </table:table-cell>
        </table:table-row>
        <table:table-row table:style-name="ro1">
          <table:table-cell office:value-type="string" calcext:value-type="string">
            <text:p>width: 20%;</text:p>
          </table:table-cell>
          <table:table-cell office:value-type="string" calcext:value-type="string">
            <text:p>Tiki kiểm tra lại rồi gọi lại tôi, khi mở hộp tôi không thấy có đĩa cài driver thì không kết nối máy tính được</text:p>
          </table:table-cell>
        </table:table-row>
        <table:table-row table:style-name="ro1">
          <table:table-cell office:value-type="string" calcext:value-type="string">
            <text:p>width: 20%;</text:p>
          </table:table-cell>
          <table:table-cell office:value-type="string" calcext:value-type="string">
            <text:p>Tiki hẹn 16/12/2019 giao hàng nhưng đến ngày 17/12/2019 vẫn chưa thấy hàng, thậm chí cũng không thấy thông báo sẽ giao hàng trễ hay bất cứ 1 phản hồi nào về việc này. Sau khi liên hệ đến bộ phận chăm sóc khách hàng thì cũng chỉ nhận được thông tin là đang vận chuyển sẽ giao hàng trong tuần chứ không hề cho biết thêm thông tin về lý do giao hàng trễ hay 1 lời xin lỗi nào. Bộ phận chăm sóc khách hàng rất tệ.</text:p>
          </table:table-cell>
        </table:table-row>
        <table:table-row table:style-name="ro1">
          <table:table-cell office:value-type="string" calcext:value-type="string">
            <text:p>width: 20%;</text:p>
          </table:table-cell>
          <table:table-cell office:value-type="string" calcext:value-type="string">
            <text:p>tiki gửi hàng không đúng như hình yêu cầu tiki xem lại và đổi hàng cho tôi</text:p>
          </table:table-cell>
        </table:table-row>
        <table:table-row table:style-name="ro1">
          <table:table-cell office:value-type="string" calcext:value-type="string">
            <text:p>width: 20%;</text:p>
          </table:table-cell>
          <table:table-cell office:value-type="string" calcext:value-type="string">
            <text:p>Tiki giao thiếu giá kẹp điện thoại. Tiki cần thực hiện đúng cam kết với khách hàng. Thiếu giá kẹp nên không sử dụng được.</text:p>
          </table:table-cell>
        </table:table-row>
        <table:table-row table:style-name="ro1">
          <table:table-cell office:value-type="string" calcext:value-type="string">
            <text:p>width: 20%;</text:p>
          </table:table-cell>
          <table:table-cell office:value-type="string" calcext:value-type="string">
            <text:p>Tiki giao hàng sớm hơn dự kiến. Nhưng sp ai cũng đáng giá 5sao vậy mà mình mua về thì lại bị liệt phím quá nhiều (cả chữ và số).</text:p>
          </table:table-cell>
        </table:table-row>
        <table:table-row table:style-name="ro1">
          <table:table-cell office:value-type="string" calcext:value-type="string">
            <text:p>width: 20%;</text:p>
          </table:table-cell>
          <table:table-cell office:value-type="string" calcext:value-type="string">
            <text:p>Tiki giao hàng quá lâu và có hiện tượng quên đơn hàng.</text:p>
          </table:table-cell>
        </table:table-row>
        <table:table-row table:style-name="ro1">
          <table:table-cell office:value-type="string" calcext:value-type="string">
            <text:p>width: 20%;</text:p>
          </table:table-cell>
          <table:table-cell office:value-type="string" calcext:value-type="string">
            <text:p>Tiki giao hàng nhanh, nhưng khi lấy về cắm vô máy tính thì lại không nhận. Tiki hỗ trợ đổi lại xem thế nào với</text:p>
          </table:table-cell>
        </table:table-row>
        <table:table-row table:style-name="ro1">
          <table:table-cell office:value-type="string" calcext:value-type="string">
            <text:p>width: 20%;</text:p>
          </table:table-cell>
          <table:table-cell office:value-type="string" calcext:value-type="string">
            <text:p>Tiki giao hàng nhanh mà hàng tệ quá . Ram này cắm vào máy không khởi động đc cắm ram cũ máy chạy phà phà như bình thường . Yêu cầu tiki hổ trợ đổi trả cho mình . Ram cũ mình dùng ddr4 bus 2666 samsung cùng cấu hình</text:p>
          </table:table-cell>
        </table:table-row>
        <table:table-row table:style-name="ro1">
          <table:table-cell office:value-type="string" calcext:value-type="string">
            <text:p>width: 20%;</text:p>
          </table:table-cell>
          <table:table-cell office:value-type="string" calcext:value-type="string">
            <text:p>Tiki giao hàng nhanh mà hàng tệ quá . Ram này cắm vào máy không khởi động đc cắm ram cũ máy chạy phà phà như bình thường . Yêu cầu tiki hổ trợ đổi trả cho mình . Ram cũ mình dùng ddr4 bus 2666 samsung cùng cấu hình</text:p>
          </table:table-cell>
        </table:table-row>
        <table:table-row table:style-name="ro1">
          <table:table-cell office:value-type="string" calcext:value-type="string">
            <text:p>width: 20%;</text:p>
          </table:table-cell>
          <table:table-cell office:value-type="string" calcext:value-type="string">
            <text:p>Tiki giao hàng ko đúng, ko có khe thẻ nhớ. Đề nghị đổi lại</text:p>
          </table:table-cell>
        </table:table-row>
        <table:table-row table:style-name="ro1">
          <table:table-cell office:value-type="string" calcext:value-type="string">
            <text:p>width: 20%;</text:p>
          </table:table-cell>
          <table:table-cell office:value-type="string" calcext:value-type="string">
            <text:p>Tiki giao hàng cực kỳ lâu, bức xúc, đợi cả tuần vẫn không có hàng</text:p>
          </table:table-cell>
        </table:table-row>
        <table:table-row table:style-name="ro1">
          <table:table-cell office:value-type="string" calcext:value-type="string">
            <text:p>width: 20%;</text:p>
          </table:table-cell>
          <table:table-cell office:value-type="string" calcext:value-type="string">
            <text:p>Tiki đem con bỏ chợ, bên mình yêu cầu xuất hoá đơn, nhận hàng từ 11/5, bên tiki nói 15 ngày sau sẽ nhận được hoá đơn vat từ nhà sx. Mình đặt 10 camera mà đến hôm nay 5/6 mình đã gọi 2 lần lên tổng đài của tiki mà k ai giải quyết, hẹn trả lời lại sau 12 tiếng mà k thấy phản hồi gì. Mình thất vọng vì tiki quá.</text:p>
          </table:table-cell>
        </table:table-row>
        <table:table-row table:style-name="ro1">
          <table:table-cell office:value-type="string" calcext:value-type="string">
            <text:p>width: 20%;</text:p>
          </table:table-cell>
          <table:table-cell office:value-type="string" calcext:value-type="string">
            <text:p>tiki cử người đến lấy lại đi. sản phẩm e không ưng</text:p>
          </table:table-cell>
        </table:table-row>
        <table:table-row table:style-name="ro1">
          <table:table-cell office:value-type="string" calcext:value-type="string">
            <text:p>width: 20%;</text:p>
          </table:table-cell>
          <table:table-cell office:value-type="string" calcext:value-type="string">
            <text:p>Tiếng chuyền nhận được. Camera ko chạy chỉ quay như hình gửi. Mạng internet ok nhé.</text:p>
          </table:table-cell>
        </table:table-row>
        <table:table-row table:style-name="ro1">
          <table:table-cell office:value-type="string" calcext:value-type="string">
            <text:p>width: 20%;</text:p>
          </table:table-cell>
          <table:table-cell office:value-type="string" calcext:value-type="string">
            <text:p>Tiền nào của nấy <text:s text:c="9"/>.. 😐😐😐😐</text:p>
          </table:table-cell>
        </table:table-row>
        <table:table-row table:style-name="ro1">
          <table:table-cell office:value-type="string" calcext:value-type="string">
            <text:p>width: 20%;</text:p>
          </table:table-cell>
          <table:table-cell office:value-type="string" calcext:value-type="string">
            <text:p>tiền nào của đó.............</text:p>
          </table:table-cell>
        </table:table-row>
        <table:table-row table:style-name="ro3">
          <table:table-cell office:value-type="string" calcext:value-type="string">
            <text:p>width: 20%;</text:p>
          </table:table-cell>
          <table:table-cell office:value-type="string" calcext:value-type="string">
            <text:p>Tiền nào của đấy</text:p>
            <text:p>Cái này giá 160k =&gt; nó là mô hình thì đúng hơn là nhòm ( vì nhòm thấy nét ở giữa 10%, còn sung quang 90% bị nhoè</text:p>
            <text:p>Chán</text:p>
          </table:table-cell>
        </table:table-row>
        <table:table-row table:style-name="ro1">
          <table:table-cell office:value-type="string" calcext:value-type="string">
            <text:p>width: 20%;</text:p>
          </table:table-cell>
          <table:table-cell office:value-type="string" calcext:value-type="string">
            <text:p>Tỉ lệ thuận với giá tiền :))</text:p>
          </table:table-cell>
        </table:table-row>
        <table:table-row table:style-name="ro1">
          <table:table-cell office:value-type="string" calcext:value-type="string">
            <text:p>width: 20%;</text:p>
          </table:table-cell>
          <table:table-cell office:value-type="string" calcext:value-type="string">
            <text:p>Thường xuyên ngoại tuyến . Quay ban đêm chưa tốt lắm , không tự điều chỉnh khi gặp chói anh sáng , chỉ được cái giá là rẽ .</text:p>
          </table:table-cell>
        </table:table-row>
        <table:table-row table:style-name="ro1">
          <table:table-cell office:value-type="string" calcext:value-type="string">
            <text:p>width: 20%;</text:p>
          </table:table-cell>
          <table:table-cell office:value-type="string" calcext:value-type="string">
            <text:p>Thuong xuyen kg truy cap duoc.</text:p>
          </table:table-cell>
        </table:table-row>
        <table:table-row table:style-name="ro1">
          <table:table-cell office:value-type="string" calcext:value-type="string">
            <text:p>width: 20%;</text:p>
          </table:table-cell>
          <table:table-cell office:value-type="string" calcext:value-type="string">
            <text:p>Thực sự là rất rất rất không hài lòng. Tại sao tôi đặt Totolink N300RH mà mấy ông đi gửi Totolink EX200. Làm việc tắc trách cẩu thả kinh khủng. Tất nhiên là sẽ đổi trả ngay lập tức</text:p>
          </table:table-cell>
        </table:table-row>
        <table:table-row table:style-name="ro1">
          <table:table-cell office:value-type="string" calcext:value-type="string">
            <text:p>width: 20%;</text:p>
          </table:table-cell>
          <table:table-cell office:value-type="string" calcext:value-type="string">
            <text:p>thử hai ngày ko dc. yêu cầu trả lại. hoặc cho hướng dẫn sử dụng. mặc dù xem hướng dân trên mạng làm theo ko thành</text:p>
          </table:table-cell>
        </table:table-row>
        <table:table-row table:style-name="ro1">
          <table:table-cell office:value-type="string" calcext:value-type="string">
            <text:p>width: 20%;</text:p>
          </table:table-cell>
          <table:table-cell office:value-type="string" calcext:value-type="string">
            <text:p>Thứ 4 bên giao hàng gọi điện lúc 17h. Mình hẹn hôm sau, tắt máy cái rụp. Mà nếu giao lúc 17h cũng phải gọi điện trước 1,2h xác nhận? Thứ 4, mình nhắn tin ko thấy trả lời. Giờ thứ 7 chưa thấy ai giao?????? Thứ 2 có ai giao ko vậy. Sao thấy ghi dự kiến giao T6.</text:p>
          </table:table-cell>
        </table:table-row>
        <table:table-row table:style-name="ro2">
          <table:table-cell office:value-type="string" calcext:value-type="string">
            <text:p>width: 20%;</text:p>
          </table:table-cell>
          <table:table-cell office:value-type="string" calcext:value-type="string">
            <text:p>Thông tin trên web và vỏ hộp đều ghi là 2 quạt nhưng sp giao đến chỉ có 1 quạt. Liên hệ đổi trả thì CSKH bảo là do web ghi sai thông tin, nhưng cả tháng rồi vẫn chưa thấy sửa lại.</text:p>
            <text:p>1 ổ cắm usb bị lệch không thể cắm vào được.</text:p>
          </table:table-cell>
        </table:table-row>
        <table:table-row table:style-name="ro1">
          <table:table-cell office:value-type="string" calcext:value-type="string">
            <text:p>width: 20%;</text:p>
          </table:table-cell>
          <table:table-cell office:value-type="string" calcext:value-type="string">
            <text:p>Thông tin thì để kèm theo 2 túi trên hình thì thấy rõ to. giao ra 4 túi nhỏ</text:p>
          </table:table-cell>
        </table:table-row>
        <table:table-row table:style-name="ro1">
          <table:table-cell office:value-type="string" calcext:value-type="string">
            <text:p>width: 20%;</text:p>
          </table:table-cell>
          <table:table-cell office:value-type="string" calcext:value-type="string">
            <text:p>Thông tin sản phẩm thì ghi là thời hạn sử dụng 10 năm nhưng trên sản phẩm thực lại chỉ có 5 năm. Lừa đảo người tiêu dùng!</text:p>
          </table:table-cell>
        </table:table-row>
        <table:table-row table:style-name="ro1">
          <table:table-cell office:value-type="string" calcext:value-type="string">
            <text:p>width: 20%;</text:p>
          </table:table-cell>
          <table:table-cell office:value-type="string" calcext:value-type="string">
            <text:p>thông số ghi góc nhìn 140° mà chắc đc 60° , quay 1080p mà mờ tịt, pin thì yếu. ko nên mua</text:p>
          </table:table-cell>
        </table:table-row>
        <table:table-row table:style-name="ro1">
          <table:table-cell office:value-type="string" calcext:value-type="string">
            <text:p>width: 20%;</text:p>
          </table:table-cell>
          <table:table-cell office:value-type="string" calcext:value-type="string">
            <text:p>Thời gian xử lý vấn đề quá lâu và hầu như phải đợi khách hàng liên lạc trước sau đó Tiki mới phản hồi.</text:p>
          </table:table-cell>
        </table:table-row>
        <table:table-row table:style-name="ro1">
          <table:table-cell office:value-type="string" calcext:value-type="string">
            <text:p>width: 20%;</text:p>
          </table:table-cell>
          <table:table-cell office:value-type="string" calcext:value-type="string">
            <text:p>Thời gian nhận hàng quá lâu, hẹn nhiều lần nhưng vẫn ko giao được, tuy nhiên về phía dịch vụ của bên tổng đài thì rất ok</text:p>
          </table:table-cell>
        </table:table-row>
        <table:table-row table:style-name="ro1">
          <table:table-cell office:value-type="string" calcext:value-type="string">
            <text:p>width: 20%;</text:p>
          </table:table-cell>
          <table:table-cell office:value-type="string" calcext:value-type="string">
            <text:p>Thiếu rất nhiều phụ kiện, cái này cố tình lấy ra để bán riêng, tiếc là không quay lại video unbox, giờ không có bằng chứng, mọi người mua thì kiểm tra kỹ</text:p>
          </table:table-cell>
        </table:table-row>
        <table:table-row table:style-name="ro1">
          <table:table-cell office:value-type="string" calcext:value-type="string">
            <text:p>width: 20%;</text:p>
          </table:table-cell>
          <table:table-cell office:value-type="string" calcext:value-type="string">
            <text:p>Thiếu nhiều phụ kiện như: giá đỡ, cục nguồn.. Chất lượng hình ảnh không rõ nét như quảng cáo</text:p>
          </table:table-cell>
        </table:table-row>
        <table:table-row table:style-name="ro1">
          <table:table-cell office:value-type="string" calcext:value-type="string">
            <text:p>width: 20%;</text:p>
          </table:table-cell>
          <table:table-cell office:value-type="string" calcext:value-type="string">
            <text:p>thiếu mấy thứ. k có cái để cài vào .</text:p>
          </table:table-cell>
        </table:table-row>
        <table:table-row table:style-name="ro2">
          <table:table-cell office:value-type="string" calcext:value-type="string">
            <text:p>width: 20%;</text:p>
          </table:table-cell>
          <table:table-cell office:value-type="string" calcext:value-type="string">
            <text:p>Thiếu kẹp 2 lỗ không giống như đã miêu tả.</text:p>
            <text:p>Tưởng chỉ 1 vài người bị thiếu nên vẫn đặt, ai dè mình cũng bị</text:p>
          </table:table-cell>
        </table:table-row>
        <table:table-row table:style-name="ro3">
          <table:table-cell office:value-type="string" calcext:value-type="string">
            <text:p>width: 20%;</text:p>
          </table:table-cell>
          <table:table-cell office:value-type="string" calcext:value-type="string">
            <text:p>thiếu cánh </text:p>
            <text:p>k có tô vít</text:p>
            <text:p>ốc k đủ</text:p>
          </table:table-cell>
        </table:table-row>
        <table:table-row table:style-name="ro1">
          <table:table-cell office:value-type="string" calcext:value-type="string">
            <text:p>width: 20%;</text:p>
          </table:table-cell>
          <table:table-cell office:value-type="string" calcext:value-type="string">
            <text:p>Thiếu camera nùi</text:p>
          </table:table-cell>
        </table:table-row>
        <table:table-row table:style-name="ro1">
          <table:table-cell office:value-type="string" calcext:value-type="string">
            <text:p>width: 20%;</text:p>
          </table:table-cell>
          <table:table-cell office:value-type="string" calcext:value-type="string">
            <text:p>Thiếu adapter !</text:p>
          </table:table-cell>
        </table:table-row>
        <table:table-row table:style-name="ro1">
          <table:table-cell office:value-type="string" calcext:value-type="string">
            <text:p>width: 20%;</text:p>
          </table:table-cell>
          <table:table-cell office:value-type="string" calcext:value-type="string">
            <text:p>Thiếu 1 thanh lau sencor, chỉ có 1 thanh không giống hình mô tả.</text:p>
          </table:table-cell>
        </table:table-row>
        <table:table-row table:style-name="ro1">
          <table:table-cell office:value-type="string" calcext:value-type="string">
            <text:p>width: 20%;</text:p>
          </table:table-cell>
          <table:table-cell office:value-type="string" calcext:value-type="string">
            <text:p>Thiết bị không nhận được thẻ nhớ. Mong được hỗ trợ</text:p>
          </table:table-cell>
        </table:table-row>
        <table:table-row table:style-name="ro1">
          <table:table-cell office:value-type="string" calcext:value-type="string">
            <text:p>width: 20%;</text:p>
          </table:table-cell>
          <table:table-cell office:value-type="string" calcext:value-type="string">
            <text:p>thiết bị không dùng được. wifi có vấn đề. trả hàng lại Tiki</text:p>
          </table:table-cell>
        </table:table-row>
        <table:table-row table:style-name="ro2">
          <table:table-cell office:value-type="string" calcext:value-type="string">
            <text:p>width: 20%;</text:p>
          </table:table-cell>
          <table:table-cell office:value-type="string" calcext:value-type="string">
            <text:p>Thiết bị chạy ok trong 5 ngày đầu. Sau không có mạng. Đã Reset và đã cài lại IP bộ phát khác tránh sung đột. </text:p>
            <text:p>Điện báo hotline chủ shop. Nói cầm lên HN em bảo hành cho, tắt máy. K địa chỉ không, thông tin. Mình thì tận Hải Dương. Mình cần tiki xác minh lại nguồn gốc hàng hoá có chính hãng TPlink không ? Mọi hình ảnh thông tin sẽ được bổ xung cho người liên hệ.</text:p>
          </table:table-cell>
        </table:table-row>
        <table:table-row table:style-name="ro5">
          <table:table-cell office:value-type="string" calcext:value-type="string">
            <text:p>width: 20%;</text:p>
          </table:table-cell>
          <table:table-cell office:value-type="string" calcext:value-type="string">
            <text:p>thét rồi k muốn mua hàng trên tiki nữa</text:p>
            <text:p>trên hình quãng cáo có chỗ cấm thẻ nhớ</text:p>
            <text:p>nhưng gửi về thì loại k có chổ cấm thẻ nhớ</text:p>
            <text:p>bữa trc có mua 2 cái đổi lại rồi jo thử mua lại thì kug gửi hành tào lao nữa tức thiệt</text:p>
          </table:table-cell>
        </table:table-row>
        <table:table-row table:style-name="ro1">
          <table:table-cell office:value-type="string" calcext:value-type="string">
            <text:p>width: 20%;</text:p>
          </table:table-cell>
          <table:table-cell office:value-type="string" calcext:value-type="string">
            <text:p>Thẻ tốc độ 95mb/s mà speed test read 22mb/s còn write 15mb/s. Shop làm ăn gian dối, anh em cẩn thận né shop này ra</text:p>
          </table:table-cell>
        </table:table-row>
        <table:table-row table:style-name="ro1">
          <table:table-cell office:value-type="string" calcext:value-type="string">
            <text:p>width: 20%;</text:p>
          </table:table-cell>
          <table:table-cell office:value-type="string" calcext:value-type="string">
            <text:p>thẻ nhớ mới đó đã ko đọc. ko biết lỗi phần <text:s/>mềm hay do thẻ nhớ</text:p>
          </table:table-cell>
        </table:table-row>
        <table:table-row table:style-name="ro1">
          <table:table-cell office:value-type="string" calcext:value-type="string">
            <text:p>width: 20%;</text:p>
          </table:table-cell>
          <table:table-cell office:value-type="string" calcext:value-type="string">
            <text:p>Thẻ nhớ lắp vào cammera toàn bị báo lỗi chán</text:p>
          </table:table-cell>
        </table:table-row>
        <table:table-row table:style-name="ro1">
          <table:table-cell office:value-type="string" calcext:value-type="string">
            <text:p>width: 20%;</text:p>
          </table:table-cell>
          <table:table-cell office:value-type="string" calcext:value-type="string">
            <text:p>thẻ nhớ ko có vậy tiki</text:p>
          </table:table-cell>
        </table:table-row>
        <table:table-row table:style-name="ro1">
          <table:table-cell office:value-type="string" calcext:value-type="string">
            <text:p>width: 20%;</text:p>
          </table:table-cell>
          <table:table-cell office:value-type="string" calcext:value-type="string">
            <text:p>Thẻ nhớ bị lỗi ko mình có liên lạc đến tổng đài rồi mà ko thấy phản hồi mong coi xem xét hộ e vs ạ</text:p>
          </table:table-cell>
        </table:table-row>
        <table:table-row table:style-name="ro1">
          <table:table-cell office:value-type="string" calcext:value-type="string">
            <text:p>width: 20%;</text:p>
          </table:table-cell>
          <table:table-cell office:value-type="string" calcext:value-type="string">
            <text:p>Thẻ nhớ 32GB, để hình thẻ 128GB, không để ý sao 128GB lại rẻ thế. Cần gấp bấm order giao nhanh xong mới phát hiện &gt;"</text:p>
          </table:table-cell>
        </table:table-row>
        <table:table-row table:style-name="ro1">
          <table:table-cell office:value-type="string" calcext:value-type="string">
            <text:p>width: 20%;</text:p>
          </table:table-cell>
          <table:table-cell office:value-type="string" calcext:value-type="string">
            <text:p>Thẻ dùng được hơn 8 tháng. Mới hôm trước die mất luôn một bộ ảnh quan trọng. Tệ</text:p>
          </table:table-cell>
        </table:table-row>
        <table:table-row table:style-name="ro1">
          <table:table-cell office:value-type="string" calcext:value-type="string">
            <text:p>width: 20%;</text:p>
          </table:table-cell>
          <table:table-cell office:value-type="string" calcext:value-type="string">
            <text:p>Thẻ chụp trên file Raw 24Mb chậm ngang thẻ 30Mb/s. Thất Vọng</text:p>
          </table:table-cell>
        </table:table-row>
        <table:table-row table:style-name="ro1">
          <table:table-cell office:value-type="string" calcext:value-type="string">
            <text:p>width: 20%;</text:p>
          </table:table-cell>
          <table:table-cell office:value-type="string" calcext:value-type="string">
            <text:p>Thấy nhận xét 5 sao, mình mua vì tin tưởng. Nhưng ngay lần cắm đầu tiên đã không nghe được, phải cắm hờ hờ chừa ra cả khúc. Lần cắm thứ 2 tịt luôn. Mong tiki hỗ trợ đổi trả nhanh dùm mình</text:p>
          </table:table-cell>
        </table:table-row>
        <table:table-row table:style-name="ro1">
          <table:table-cell office:value-type="string" calcext:value-type="string">
            <text:p>width: 20%;</text:p>
          </table:table-cell>
          <table:table-cell office:value-type="string" calcext:value-type="string">
            <text:p>Thấy giao hàng dự kiến là 1-2 ngày nên chấp nhận mua mắc hơn các shop khác đến 60k (250k vs 90k). Trả tiền hết xong email bảo 1 tuần sau giao hàng, trừ tiền rồi không hủy được, và đúng là 1 tuần sau mới có. Làm tốt lắm Tiki Trading :)</text:p>
          </table:table-cell>
        </table:table-row>
        <table:table-row table:style-name="ro1">
          <table:table-cell office:value-type="string" calcext:value-type="string">
            <text:p>width: 20%;</text:p>
          </table:table-cell>
          <table:table-cell office:value-type="string" calcext:value-type="string">
            <text:p>Thấy để tặng remote Bluetooth mà kiểm tra ko có. Shop làm ăn kỳ cục quá.</text:p>
          </table:table-cell>
        </table:table-row>
        <table:table-row table:style-name="ro1">
          <table:table-cell office:value-type="string" calcext:value-type="string">
            <text:p>width: 20%;</text:p>
          </table:table-cell>
          <table:table-cell office:value-type="string" calcext:value-type="string">
            <text:p>Thất vọng. Tôi mua nhiều đồ công nghệ tiki nhưng lần này rất thất vọng. Sản phẩm ko như mô tả. Vừa quay dưới hồ đã hỏng. cần tiki tư vấn bảo hành gấp</text:p>
          </table:table-cell>
        </table:table-row>
        <table:table-row table:style-name="ro1">
          <table:table-cell office:value-type="string" calcext:value-type="string">
            <text:p>width: 20%;</text:p>
          </table:table-cell>
          <table:table-cell office:value-type="string" calcext:value-type="string">
            <text:p>Thất vọng. Sạc iphone 7 có 70% đã hết pin sạc dự phòng. Trong khi trước đó đã sạc dự phòng đầy</text:p>
          </table:table-cell>
        </table:table-row>
        <table:table-row table:style-name="ro1">
          <table:table-cell office:value-type="string" calcext:value-type="string">
            <text:p>width: 20%;</text:p>
          </table:table-cell>
          <table:table-cell office:value-type="string" calcext:value-type="string">
            <text:p>Thất vọng vì sản phẩm lỗi cổng kết nối bàn phím. Gửi trả nhưng không được giải quyết sớm. Không hài lòng với cách xử lý của Tiki. Sẽ suy nghĩ ký trước khi mua hàng từ Tiki</text:p>
          </table:table-cell>
        </table:table-row>
        <table:table-row table:style-name="ro1">
          <table:table-cell office:value-type="string" calcext:value-type="string">
            <text:p>width: 20%;</text:p>
          </table:table-cell>
          <table:table-cell office:value-type="string" calcext:value-type="string">
            <text:p>Thất vọng tràn trề. Sạc vào chậm</text:p>
          </table:table-cell>
        </table:table-row>
        <table:table-row table:style-name="ro1">
          <table:table-cell office:value-type="string" calcext:value-type="string">
            <text:p>width: 20%;</text:p>
          </table:table-cell>
          <table:table-cell office:value-type="string" calcext:value-type="string">
            <text:p>Thất vọng quá tiki. Hàng ko như quang cáo</text:p>
          </table:table-cell>
        </table:table-row>
        <table:table-row table:style-name="ro1">
          <table:table-cell office:value-type="string" calcext:value-type="string">
            <text:p>width: 20%;</text:p>
          </table:table-cell>
          <table:table-cell office:value-type="string" calcext:value-type="string">
            <text:p>thất vọng khi mua ổ cứng của Tiki ,mới nhận hàng lúc 11g ngày 9/9/2020 <text:s/>12g gắn vào đầu camera không chạy <text:s/>được, phải đem <text:s/>đầu camera tới hãng kiểm tra thì <text:s/>ổ <text:s/>cứng của Tiki dỏm không chạy <text:s/>được, ổ khác máy nhận binh thường, tôi nghĩ mua hàng <text:s/>trên mạng phiền và mất thời gian không tin tưởng được.</text:p>
          </table:table-cell>
        </table:table-row>
        <table:table-row table:style-name="ro2">
          <table:table-cell office:value-type="string" calcext:value-type="string">
            <text:p>width: 20%;</text:p>
          </table:table-cell>
          <table:table-cell office:value-type="string" calcext:value-type="string">
            <text:p>Thật tài tình. Đây là combo logitech thứ 2 Mua tại Tiki bộ trc tèo ngay trong tuần đầu sử dụng. Bộ này khá khẩm hơn đc vài tháng</text:p>
            <text:p>Chất lượng quá tệ !!!! Xoá app Tiki gấp !!!</text:p>
          </table:table-cell>
        </table:table-row>
        <table:table-row table:style-name="ro1">
          <table:table-cell office:value-type="string" calcext:value-type="string">
            <text:p>width: 20%;</text:p>
          </table:table-cell>
          <table:table-cell office:value-type="string" calcext:value-type="string">
            <text:p>thật sự thất vọng, hình ảnh camera rất mờ so với 2mp</text:p>
          </table:table-cell>
        </table:table-row>
        <table:table-row table:style-name="ro1">
          <table:table-cell office:value-type="string" calcext:value-type="string">
            <text:p>width: 20%;</text:p>
          </table:table-cell>
          <table:table-cell office:value-type="string" calcext:value-type="string">
            <text:p>Thật sự rất bực. Mình đặt mua 2 dây thì xài được khoảng 1 tuần, 1 dây bị lỗi cắm sạc thì liên tục báo thiết bị không phù hợp. Dây còn lại thì không vấn đề gì.</text:p>
          </table:table-cell>
        </table:table-row>
        <table:table-row table:style-name="ro1">
          <table:table-cell office:value-type="string" calcext:value-type="string">
            <text:p>width: 20%;</text:p>
          </table:table-cell>
          <table:table-cell office:value-type="string" calcext:value-type="string">
            <text:p>Thật sự mình hơi thất vọng về shop khi mua sản phẩm này. Chất lượng thì dùng tốt ( mình dùng được 1 tháng rồi). Nhưng mình bực ở chỗ shop nói giảm giá nhưng khi bình xem ảnh miêu tả của những người mua trước ( lúc này mình đã đặt mua) thì mới biết giá gốc được tăng lên giá thực xong kêu giảm giá :( .</text:p>
          </table:table-cell>
        </table:table-row>
        <table:table-row table:style-name="ro1">
          <table:table-cell office:value-type="string" calcext:value-type="string">
            <text:p>width: 20%;</text:p>
          </table:table-cell>
          <table:table-cell office:value-type="string" calcext:value-type="string">
            <text:p>Thật đáng buồn, mình đặt ốp lưng có lót nỉ nhưng lúc giao hàng chỉ là ốp bình thuong k có lót. Mình chủ quan không kiêm tra. Đề nghị shop đổi lại <text:s/>đúng hàng mình đặt</text:p>
          </table:table-cell>
        </table:table-row>
        <table:table-row table:style-name="ro1">
          <table:table-cell office:value-type="string" calcext:value-type="string">
            <text:p>width: 20%;</text:p>
          </table:table-cell>
          <table:table-cell office:value-type="string" calcext:value-type="string">
            <text:p>Thật buồn về nhà cung cấp hàng không có một chút gì về hướng dẫn sử dụng trước khi dùng quá buồn quá tệ !!!tệ hơn bao gì hết</text:p>
          </table:table-cell>
        </table:table-row>
        <table:table-row table:style-name="ro1">
          <table:table-cell office:value-type="string" calcext:value-type="string">
            <text:p>width: 20%;</text:p>
          </table:table-cell>
          <table:table-cell office:value-type="string" calcext:value-type="string">
            <text:p>TỆ VÔ CÙNG</text:p>
          </table:table-cell>
        </table:table-row>
        <table:table-row table:style-name="ro1">
          <table:table-cell office:value-type="string" calcext:value-type="string">
            <text:p>width: 20%;</text:p>
          </table:table-cell>
          <table:table-cell office:value-type="string" calcext:value-type="string">
            <text:p>tệ dõm òm ko nên mua</text:p>
          </table:table-cell>
        </table:table-row>
        <table:table-row table:style-name="ro1">
          <table:table-cell office:value-type="string" calcext:value-type="string">
            <text:p>width: 20%;</text:p>
          </table:table-cell>
          <table:table-cell office:value-type="string" calcext:value-type="string">
            <text:p>Tệ . Đem về kết nối mấy lần không được mình đập nát luôn</text:p>
          </table:table-cell>
        </table:table-row>
        <table:table-row table:style-name="ro1">
          <table:table-cell office:value-type="string" calcext:value-type="string">
            <text:p>width: 20%;</text:p>
          </table:table-cell>
          <table:table-cell office:value-type="string" calcext:value-type="string">
            <text:p>tệ</text:p>
          </table:table-cell>
        </table:table-row>
        <table:table-row table:style-name="ro1">
          <table:table-cell office:value-type="string" calcext:value-type="string">
            <text:p>width: 20%;</text:p>
          </table:table-cell>
          <table:table-cell office:value-type="string" calcext:value-type="string">
            <text:p>Tệ</text:p>
          </table:table-cell>
        </table:table-row>
        <table:table-row table:style-name="ro1">
          <table:table-cell office:value-type="string" calcext:value-type="string">
            <text:p>width: 20%;</text:p>
          </table:table-cell>
          <table:table-cell office:value-type="string" calcext:value-type="string">
            <text:p>tệ</text:p>
          </table:table-cell>
        </table:table-row>
        <table:table-row table:style-name="ro1">
          <table:table-cell office:value-type="string" calcext:value-type="string">
            <text:p>width: 20%;</text:p>
          </table:table-cell>
          <table:table-cell office:value-type="string" calcext:value-type="string">
            <text:p>Tặng tai nghe không đúng như hình lại không có phiếu bảo hành</text:p>
          </table:table-cell>
        </table:table-row>
        <table:table-row table:style-name="ro1">
          <table:table-cell office:value-type="string" calcext:value-type="string">
            <text:p>width: 20%;</text:p>
          </table:table-cell>
          <table:table-cell office:value-type="string" calcext:value-type="string">
            <text:p>Tang cho the hong ko dung dc</text:p>
          </table:table-cell>
        </table:table-row>
        <table:table-row table:style-name="ro1">
          <table:table-cell office:value-type="string" calcext:value-type="string">
            <text:p>width: 20%;</text:p>
          </table:table-cell>
          <table:table-cell office:value-type="string" calcext:value-type="string">
            <text:p>Tạm đc chứ hok ưng ý cho lắm, tiền nào của nấy thui!</text:p>
          </table:table-cell>
        </table:table-row>
        <table:table-row table:style-name="ro1">
          <table:table-cell office:value-type="string" calcext:value-type="string">
            <text:p>width: 20%;</text:p>
          </table:table-cell>
          <table:table-cell office:value-type="string" calcext:value-type="string">
            <text:p>Tạm</text:p>
          </table:table-cell>
        </table:table-row>
        <table:table-row table:style-name="ro1">
          <table:table-cell office:value-type="string" calcext:value-type="string">
            <text:p>width: 20%;</text:p>
          </table:table-cell>
          <table:table-cell office:value-type="string" calcext:value-type="string">
            <text:p>tại vì xài chẳng duoc</text:p>
          </table:table-cell>
        </table:table-row>
        <table:table-row table:style-name="ro2">
          <table:table-cell office:value-type="string" calcext:value-type="string">
            <text:p>width: 20%;</text:p>
          </table:table-cell>
          <table:table-cell office:value-type="string" calcext:value-type="string">
            <text:p>tại sao tôi mua sp bên trong không có giấy tờ bảo hành,không có sách hướng dẫn sử dụng </text:p>
            <text:p>nếu sản phẩm sử dụng bị lỗi thì khiếu nại sp kiểu ,mong tiki hồi đáp sớm</text:p>
          </table:table-cell>
        </table:table-row>
        <table:table-row table:style-name="ro1">
          <table:table-cell office:value-type="string" calcext:value-type="string">
            <text:p>width: 20%;</text:p>
          </table:table-cell>
          <table:table-cell office:value-type="string" calcext:value-type="string">
            <text:p>tại Sao tôi mua một cái mà ko có đỡ điện thoại</text:p>
          </table:table-cell>
        </table:table-row>
        <table:table-row table:style-name="ro2">
          <table:table-cell office:value-type="string" calcext:value-type="string">
            <text:p>width: 20%;</text:p>
          </table:table-cell>
          <table:table-cell office:value-type="string" calcext:value-type="string">
            <text:p>Tại sao mình đánh giá 1 sao thì lại bị từ chối??? </text:p>
            <text:p>Ngàm này giá rẻ, nhưng bị xê dịch. Lắp vào body ko cứng khít như ngàm chính hãng.</text:p>
          </table:table-cell>
        </table:table-row>
        <table:table-row table:style-name="ro1">
          <table:table-cell office:value-type="string" calcext:value-type="string">
            <text:p>width: 20%;</text:p>
          </table:table-cell>
          <table:table-cell office:value-type="string" calcext:value-type="string">
            <text:p>Tai sao minh cái dat không được vay .buc minh lam .nho ho tro minh cái</text:p>
          </table:table-cell>
        </table:table-row>
        <table:table-row table:style-name="ro1">
          <table:table-cell office:value-type="string" calcext:value-type="string">
            <text:p>width: 20%;</text:p>
          </table:table-cell>
          <table:table-cell office:value-type="string" calcext:value-type="string">
            <text:p>Tại sao lúc đầu không nói rõ ràng là bắt buộc phải dùng kèm sạc của Panasonic.</text:p>
          </table:table-cell>
        </table:table-row>
        <table:table-row table:style-name="ro1">
          <table:table-cell office:value-type="string" calcext:value-type="string">
            <text:p>width: 20%;</text:p>
          </table:table-cell>
          <table:table-cell office:value-type="string" calcext:value-type="string">
            <text:p>tại sao ko xem được nhiều điện thoại cùng lúc</text:p>
          </table:table-cell>
        </table:table-row>
        <table:table-row table:style-name="ro1">
          <table:table-cell office:value-type="string" calcext:value-type="string">
            <text:p>width: 20%;</text:p>
          </table:table-cell>
          <table:table-cell office:value-type="string" calcext:value-type="string">
            <text:p>Tại sao ko có thẻ nhớ kèm theo? Cái này liệu bên shop nhận lại giúp mình sản phẩm. Mình ko mua nữa.</text:p>
          </table:table-cell>
        </table:table-row>
        <table:table-row table:style-name="ro1">
          <table:table-cell office:value-type="string" calcext:value-type="string">
            <text:p>width: 20%;</text:p>
          </table:table-cell>
          <table:table-cell office:value-type="string" calcext:value-type="string">
            <text:p>tại sao khi tôi nhận hàng nguồn của đồng hồ không Lên</text:p>
          </table:table-cell>
        </table:table-row>
        <table:table-row table:style-name="ro1">
          <table:table-cell office:value-type="string" calcext:value-type="string">
            <text:p>width: 20%;</text:p>
          </table:table-cell>
          <table:table-cell office:value-type="string" calcext:value-type="string">
            <text:p>Tai sao giao Cam mà không có cáp dây nguồn và đế xoay, tôi mua Cam để sử dụng chứ không phải mua để nhìn chơi, đt chẳng thấy shop trả lời,..... (đơn hàng #512890586)</text:p>
          </table:table-cell>
        </table:table-row>
        <table:table-row table:style-name="ro1">
          <table:table-cell office:value-type="string" calcext:value-type="string">
            <text:p>width: 20%;</text:p>
          </table:table-cell>
          <table:table-cell office:value-type="string" calcext:value-type="string">
            <text:p>Tại sao ĐT báo không kết nối được bt với thiết bị .Thất vọng!</text:p>
          </table:table-cell>
        </table:table-row>
        <table:table-row table:style-name="ro1">
          <table:table-cell office:value-type="string" calcext:value-type="string">
            <text:p>width: 20%;</text:p>
          </table:table-cell>
          <table:table-cell office:value-type="string" calcext:value-type="string">
            <text:p>Tại sao đổi sản phẩm giá rẻ hơn cho khách hàng mà không thông báo vậy, cũng không trừ tiền nữa</text:p>
          </table:table-cell>
        </table:table-row>
        <table:table-row table:style-name="ro1">
          <table:table-cell office:value-type="string" calcext:value-type="string">
            <text:p>width: 20%;</text:p>
          </table:table-cell>
          <table:table-cell office:value-type="string" calcext:value-type="string">
            <text:p>Tại sao đổi sản phẩm giá rẻ hơn cho khách hàng mà không thông báo vậy, cũng không trừ tiền nữa</text:p>
          </table:table-cell>
        </table:table-row>
        <table:table-row table:style-name="ro1">
          <table:table-cell office:value-type="string" calcext:value-type="string">
            <text:p>width: 20%;</text:p>
          </table:table-cell>
          <table:table-cell office:value-type="string" calcext:value-type="string">
            <text:p>Tại sao camera lại ko có khe cắm thẻ nhớ.</text:p>
          </table:table-cell>
        </table:table-row>
        <table:table-row table:style-name="ro1">
          <table:table-cell office:value-type="string" calcext:value-type="string">
            <text:p>width: 20%;</text:p>
          </table:table-cell>
          <table:table-cell office:value-type="string" calcext:value-type="string">
            <text:p>tai nghe vừa nhận chỉ nghe dc 1 bên mong shop xem xét đổi lại</text:p>
          </table:table-cell>
        </table:table-row>
        <table:table-row table:style-name="ro1">
          <table:table-cell office:value-type="string" calcext:value-type="string">
            <text:p>width: 20%;</text:p>
          </table:table-cell>
          <table:table-cell office:value-type="string" calcext:value-type="string">
            <text:p>tai nghe sài đc 3 tiếng hư người nói cho mình thì ko nghe mà mình nó thì người ta nghe</text:p>
          </table:table-cell>
        </table:table-row>
        <table:table-row table:style-name="ro1">
          <table:table-cell office:value-type="string" calcext:value-type="string">
            <text:p>width: 20%;</text:p>
          </table:table-cell>
          <table:table-cell office:value-type="string" calcext:value-type="string">
            <text:p>tai nghe ok nhưng tại sao mic không nói được ?</text:p>
          </table:table-cell>
        </table:table-row>
        <table:table-row table:style-name="ro1">
          <table:table-cell office:value-type="string" calcext:value-type="string">
            <text:p>width: 20%;</text:p>
          </table:table-cell>
          <table:table-cell office:value-type="string" calcext:value-type="string">
            <text:p>Tai nghe kiểu gì mà mới sử dụng có 2 tháng là đã hư 1bên tai nghe rồi 😠</text:p>
          </table:table-cell>
        </table:table-row>
        <table:table-row table:style-name="ro1">
          <table:table-cell office:value-type="string" calcext:value-type="string">
            <text:p>width: 20%;</text:p>
          </table:table-cell>
          <table:table-cell office:value-type="string" calcext:value-type="string">
            <text:p>tai nghe không xứng với giá tiền, quá đắt</text:p>
          </table:table-cell>
        </table:table-row>
        <table:table-row table:style-name="ro1">
          <table:table-cell office:value-type="string" calcext:value-type="string">
            <text:p>width: 20%;</text:p>
          </table:table-cell>
          <table:table-cell office:value-type="string" calcext:value-type="string">
            <text:p>tai nghe đã nhận nhưng chỉ nghe được có 1 bên, yêu cầu đổi lại sản phẩm</text:p>
          </table:table-cell>
        </table:table-row>
        <table:table-row table:style-name="ro2">
          <table:table-cell office:value-type="string" calcext:value-type="string">
            <text:p>width: 20%;</text:p>
          </table:table-cell>
          <table:table-cell office:value-type="string" calcext:value-type="string">
            <text:p>tai nge rất bé,không chơi game hay nge nhạc đc.</text:p>
            <text:p>sp như vậy có đổi trả đc ko vậy?</text:p>
          </table:table-cell>
        </table:table-row>
        <table:table-row table:style-name="ro1">
          <table:table-cell office:value-type="string" calcext:value-type="string">
            <text:p>width: 20%;</text:p>
          </table:table-cell>
          <table:table-cell office:value-type="string" calcext:value-type="string">
            <text:p>Tại <text:s/>sao khi khởi động máy kêu như vỡ bánh răng</text:p>
          </table:table-cell>
        </table:table-row>
        <table:table-row table:style-name="ro1">
          <table:table-cell office:value-type="string" calcext:value-type="string">
            <text:p>width: 20%;</text:p>
          </table:table-cell>
          <table:table-cell office:value-type="string" calcext:value-type="string">
            <text:p>Support please ! Mã đơn hàng: 204397117 , nhận hàng bị hư hêt 1 sản phẩm sao xài</text:p>
          </table:table-cell>
        </table:table-row>
        <table:table-row table:style-name="ro1">
          <table:table-cell office:value-type="string" calcext:value-type="string">
            <text:p>width: 20%;</text:p>
          </table:table-cell>
          <table:table-cell office:value-type="string" calcext:value-type="string">
            <text:p>Support please ! Mã đơn hàng: 204397117 , nhận hàng bị hư hêt 1 sản phẩm sao xài</text:p>
          </table:table-cell>
        </table:table-row>
        <table:table-row table:style-name="ro1">
          <table:table-cell office:value-type="string" calcext:value-type="string">
            <text:p>width: 20%;</text:p>
          </table:table-cell>
          <table:table-cell office:value-type="string" calcext:value-type="string">
            <text:p>sử dụng tốt, tiện lợi,tương thích ngược 2.0</text:p>
          </table:table-cell>
        </table:table-row>
        <table:table-row table:style-name="ro1">
          <table:table-cell office:value-type="string" calcext:value-type="string">
            <text:p>width: 20%;</text:p>
          </table:table-cell>
          <table:table-cell office:value-type="string" calcext:value-type="string">
            <text:p>Sử dụng rất tốt pin ko chính hãng nhưng phù hợp với laptop cũ cần phát huy việc mua bán</text:p>
          </table:table-cell>
        </table:table-row>
        <table:table-row table:style-name="ro2">
          <table:table-cell office:value-type="string" calcext:value-type="string">
            <text:p>width: 20%;</text:p>
          </table:table-cell>
          <table:table-cell office:value-type="string" calcext:value-type="string">
            <text:p>SỬ DỤNG ĐƯỢC THÔI, THỜI GIAN CHỜ DÀI KHI CLICK CHUỘT HOẠT ĐỘNG TRỞ LẠI. CHUỘT KHÔNG ĐƯỢC "NHẠY CẢM" LẮM, KHI "TÁC NGHIỆP",  HIHI</text:p>
            <text:p>TIỀN NÀO CỦA NẤY CHĂNG?</text:p>
          </table:table-cell>
        </table:table-row>
        <table:table-row table:style-name="ro2">
          <table:table-cell office:value-type="string" calcext:value-type="string">
            <text:p>width: 20%;</text:p>
          </table:table-cell>
          <table:table-cell office:value-type="string" calcext:value-type="string">
            <text:p>sử dụng 2 thang thoi không lưu sd card đươc nen đoi sd card mới cũng không đươc.</text:p>
            <text:p>shop trao đổi hang cho tôi.</text:p>
          </table:table-cell>
        </table:table-row>
        <table:table-row table:style-name="ro1">
          <table:table-cell office:value-type="string" calcext:value-type="string">
            <text:p>width: 20%;</text:p>
          </table:table-cell>
          <table:table-cell office:value-type="string" calcext:value-type="string">
            <text:p>Sp xài tốt nhưng bây giờ nó không bắt được wifi e thường bắt xin ad trả lời cái</text:p>
          </table:table-cell>
        </table:table-row>
        <table:table-row table:style-name="ro1">
          <table:table-cell office:value-type="string" calcext:value-type="string">
            <text:p>width: 20%;</text:p>
          </table:table-cell>
          <table:table-cell office:value-type="string" calcext:value-type="string">
            <text:p>Sp rât tệ, sạc mãi ko đầy chỉ đc 85%. Sac được cho 1 điện thoại là sập nguồn luôn</text:p>
          </table:table-cell>
        </table:table-row>
        <table:table-row table:style-name="ro1">
          <table:table-cell office:value-type="string" calcext:value-type="string">
            <text:p>width: 20%;</text:p>
          </table:table-cell>
          <table:table-cell office:value-type="string" calcext:value-type="string">
            <text:p>SP qua suc te...bi nut 2 vet nho o 2 mat kinh phia trong than giua Ong Nhom neu nhin tu 2 Ong To fia truoc nhin vao...thay ro ret vet nut luon...</text:p>
          </table:table-cell>
        </table:table-row>
        <table:table-row table:style-name="ro1">
          <table:table-cell office:value-type="string" calcext:value-type="string">
            <text:p>width: 20%;</text:p>
          </table:table-cell>
          <table:table-cell office:value-type="string" calcext:value-type="string">
            <text:p>sp mới mua về đã bị vỡ phần đầu</text:p>
          </table:table-cell>
        </table:table-row>
        <table:table-row table:style-name="ro1">
          <table:table-cell office:value-type="string" calcext:value-type="string">
            <text:p>width: 20%;</text:p>
          </table:table-cell>
          <table:table-cell office:value-type="string" calcext:value-type="string">
            <text:p>sp minh nhận hàng về ngay 26/3 nhưng 29/3 mới thuê được người gắn, kết quả la nó hư ko vô điện nên nhờ tiki hỗ trợ đổi cai khác giúp minh</text:p>
          </table:table-cell>
        </table:table-row>
        <table:table-row table:style-name="ro1">
          <table:table-cell office:value-type="string" calcext:value-type="string">
            <text:p>width: 20%;</text:p>
          </table:table-cell>
          <table:table-cell office:value-type="string" calcext:value-type="string">
            <text:p>Sp ko có phụ kiện, như: dây nguồn, tài liệu hướng dẫn sử dụng. Mua về để đó, ko dùng được, quá thất vọng !</text:p>
          </table:table-cell>
        </table:table-row>
        <table:table-row table:style-name="ro1">
          <table:table-cell office:value-type="string" calcext:value-type="string">
            <text:p>width: 20%;</text:p>
          </table:table-cell>
          <table:table-cell office:value-type="string" calcext:value-type="string">
            <text:p>sp không dùng sạc được cho laptop HP <text:s/>Elitebook 840 G5</text:p>
          </table:table-cell>
        </table:table-row>
        <table:table-row table:style-name="ro1">
          <table:table-cell office:value-type="string" calcext:value-type="string">
            <text:p>width: 20%;</text:p>
          </table:table-cell>
          <table:table-cell office:value-type="string" calcext:value-type="string">
            <text:p>Sp khi nhận đc. Nhìn rất giống trong quảng cáo. Khác mỗi chất liệu và màu sắc :)))</text:p>
          </table:table-cell>
        </table:table-row>
        <table:table-row table:style-name="ro1">
          <table:table-cell office:value-type="string" calcext:value-type="string">
            <text:p>width: 20%;</text:p>
          </table:table-cell>
          <table:table-cell office:value-type="string" calcext:value-type="string">
            <text:p>sp kém quá.... mua phí tiền</text:p>
          </table:table-cell>
        </table:table-row>
        <table:table-row table:style-name="ro1">
          <table:table-cell office:value-type="string" calcext:value-type="string">
            <text:p>width: 20%;</text:p>
          </table:table-cell>
          <table:table-cell office:value-type="string" calcext:value-type="string">
            <text:p>Sp cũng được</text:p>
          </table:table-cell>
        </table:table-row>
        <table:table-row table:style-name="ro1">
          <table:table-cell office:value-type="string" calcext:value-type="string">
            <text:p>width: 20%;</text:p>
          </table:table-cell>
          <table:table-cell office:value-type="string" calcext:value-type="string">
            <text:p>sp chất lượng tệ, tôi mới nhận hàng 2 hôm trước, chưa sử dụng mà đang bung chốt dùng để gắn dt. các chốt khác gắn lỏng lẻo. tôi muốn đổi trả sản phẩm khác</text:p>
          </table:table-cell>
        </table:table-row>
        <table:table-row table:style-name="ro1">
          <table:table-cell office:value-type="string" calcext:value-type="string">
            <text:p>width: 20%;</text:p>
          </table:table-cell>
          <table:table-cell office:value-type="string" calcext:value-type="string">
            <text:p>sp chất lượng tệ, tôi mới nhận hàng 2 hôm trước, chưa sử dụng mà đang bung chốt dùng để gắn dt. các chốt khác gắn lỏng lẻo. tôi muốn đổi trả sản phẩm khác</text:p>
          </table:table-cell>
        </table:table-row>
        <table:table-row table:style-name="ro1">
          <table:table-cell office:value-type="string" calcext:value-type="string">
            <text:p>width: 20%;</text:p>
          </table:table-cell>
          <table:table-cell office:value-type="string" calcext:value-type="string">
            <text:p>Sp bình thường. Ko có thẻ nhớ đi kèm coi như camera vô dụng</text:p>
          </table:table-cell>
        </table:table-row>
        <table:table-row table:style-name="ro1">
          <table:table-cell office:value-type="string" calcext:value-type="string">
            <text:p>width: 20%;</text:p>
          </table:table-cell>
          <table:table-cell office:value-type="string" calcext:value-type="string">
            <text:p>Sp bị lỗi tổ hợp phím mũi tên lên và <text:s/>mui ten ben phải vì chơi game không đi chéo được. Mong tiki hỗ trợ đổi sp khác</text:p>
          </table:table-cell>
        </table:table-row>
        <table:table-row table:style-name="ro1">
          <table:table-cell office:value-type="string" calcext:value-type="string">
            <text:p>width: 20%;</text:p>
          </table:table-cell>
          <table:table-cell office:value-type="string" calcext:value-type="string">
            <text:p>Sp bi loi ko su dung được</text:p>
          </table:table-cell>
        </table:table-row>
        <table:table-row table:style-name="ro1">
          <table:table-cell office:value-type="string" calcext:value-type="string">
            <text:p>width: 20%;</text:p>
          </table:table-cell>
          <table:table-cell office:value-type="string" calcext:value-type="string">
            <text:p>Sóng yếu, bộ xử lý yếu. Không đáng với giá trị phải trả</text:p>
          </table:table-cell>
        </table:table-row>
        <table:table-row table:style-name="ro1">
          <table:table-cell office:value-type="string" calcext:value-type="string">
            <text:p>width: 20%;</text:p>
          </table:table-cell>
          <table:table-cell office:value-type="string" calcext:value-type="string">
            <text:p>Sóng không ổn định, chập chờn. Tôi muốn đổi hoặc baot hành nhưng liên hệ ko được nhân viên hỗ trợ nào</text:p>
          </table:table-cell>
        </table:table-row>
        <table:table-row table:style-name="ro2">
          <table:table-cell office:value-type="string" calcext:value-type="string">
            <text:p>width: 20%;</text:p>
          </table:table-cell>
          <table:table-cell office:value-type="string" calcext:value-type="string">
            <text:p>so không thể sd được. nói chung là mất tiền oan chỉ để cho có không thể sd được vào mục đích j hết</text:p>
            <text:p>giao hàng vận chuyển chậm.</text:p>
          </table:table-cell>
        </table:table-row>
        <table:table-row table:style-name="ro1">
          <table:table-cell office:value-type="string" calcext:value-type="string">
            <text:p>width: 20%;</text:p>
          </table:table-cell>
          <table:table-cell office:value-type="string" calcext:value-type="string">
            <text:p>Smart case chỉ là quảng cáo,không có chức năng đánh thức hay khóa Ipad!Anh em nên cân nhắc tryớc khi mua sản phẩm này!</text:p>
          </table:table-cell>
        </table:table-row>
        <table:table-row table:style-name="ro1">
          <table:table-cell office:value-type="string" calcext:value-type="string">
            <text:p>width: 20%;</text:p>
          </table:table-cell>
          <table:table-cell office:value-type="string" calcext:value-type="string">
            <text:p>SIM xài đc 1 tháng thì ko xài đc nữa. KT tài khoản vẫn còn hơn 3GB mà ko vào đc bất cứ trang nào</text:p>
          </table:table-cell>
        </table:table-row>
        <table:table-row table:style-name="ro1">
          <table:table-cell office:value-type="string" calcext:value-type="string">
            <text:p>width: 20%;</text:p>
          </table:table-cell>
          <table:table-cell office:value-type="string" calcext:value-type="string">
            <text:p>sim đã kích hoạt trước , vừa mua tháng 4 tháng 7 đã hết hạn, đề nghị nhà bán hàng không kích hoạt trước</text:p>
          </table:table-cell>
        </table:table-row>
        <table:table-row table:style-name="ro1">
          <table:table-cell office:value-type="string" calcext:value-type="string">
            <text:p>width: 20%;</text:p>
          </table:table-cell>
          <table:table-cell office:value-type="string" calcext:value-type="string">
            <text:p>Sim <text:s/>có đủ tiền, lắp vào điện thoại 4g phà phà. gắn vào cục phát ko có internet</text:p>
          </table:table-cell>
        </table:table-row>
        <table:table-row table:style-name="ro1">
          <table:table-cell office:value-type="string" calcext:value-type="string">
            <text:p>width: 20%;</text:p>
          </table:table-cell>
          <table:table-cell office:value-type="string" calcext:value-type="string">
            <text:p>Shop xem lại sản phẩm của mình mới mua giúp. Chất lượng hình ảnh tốt. Nhưng lúc chỉnh góc cho camera cực kỳ khó, độ trễ quá lâu, bấm 1 cái phải 5s sau mới nhận tín hiệu quay, có khi tự quay hết 1 vòng luôn, mặc dù mình đã gắn dây LAN trực tiếp chứ k sài wifi. Khi mở báo động chuyển động, xảy ra tình trạng báo động giả thường xuyên, dù đã độ nhạy ở mức thấp, rồi có lúc người vào tận nhà rồi mà vẫn k nhận được thông báo chuyển động. Mong tiki giải quyết sớm. Tks!</text:p>
          </table:table-cell>
        </table:table-row>
        <table:table-row table:style-name="ro4">
          <table:table-cell office:value-type="string" calcext:value-type="string">
            <text:p>width: 20%;</text:p>
          </table:table-cell>
          <table:table-cell office:value-type="string" calcext:value-type="string">
            <text:p>Shop treo đầu dê bán thịt chó</text:p>
            <text:p>đăng lên là ovann x2 pro giao thì lại x2</text:p>
            <text:p>làm ăn gì kì vậy</text:p>
            <text:p>tiki đã có chính sách sao lại giải quyết như vậy</text:p>
            <text:p>như vậy tôi sẽ k bao giờ mua tiki thêm một lần nào nữa</text:p>
          </table:table-cell>
        </table:table-row>
        <table:table-row table:style-name="ro1">
          <table:table-cell office:value-type="string" calcext:value-type="string">
            <text:p>width: 20%;</text:p>
          </table:table-cell>
          <table:table-cell office:value-type="string" calcext:value-type="string">
            <text:p>Shop thì ok còn thằng Giao hàng thì ko có lần sau</text:p>
          </table:table-cell>
        </table:table-row>
        <table:table-row table:style-name="ro1">
          <table:table-cell office:value-type="string" calcext:value-type="string">
            <text:p>width: 20%;</text:p>
          </table:table-cell>
          <table:table-cell office:value-type="string" calcext:value-type="string">
            <text:p>Shop ơi sao lại gửi màu này cho mình vậy. Bạn gửi lại cho mình cái khác với.</text:p>
          </table:table-cell>
        </table:table-row>
        <table:table-row table:style-name="ro1">
          <table:table-cell office:value-type="string" calcext:value-type="string">
            <text:p>width: 20%;</text:p>
          </table:table-cell>
          <table:table-cell office:value-type="string" calcext:value-type="string">
            <text:p>Shop ơi sao lại gửi màu này cho mình vậy. Bạn gửi lại cho mình cái khác với.</text:p>
          </table:table-cell>
        </table:table-row>
        <table:table-row table:style-name="ro1">
          <table:table-cell office:value-type="string" calcext:value-type="string">
            <text:p>width: 20%;</text:p>
          </table:table-cell>
          <table:table-cell office:value-type="string" calcext:value-type="string">
            <text:p>shop ơi sao giao camera cho mình thiếu phụ kiện vậy thiếu cáp dây nguồn và đế xoay mình chỉ nhận dk cái cam và bộ ốc thế dùng làm sao dk hả shop làm ăn mất uy tin quá đề nghị phản hồi sớm nhé . thank</text:p>
          </table:table-cell>
        </table:table-row>
        <table:table-row table:style-name="ro2">
          <table:table-cell office:value-type="string" calcext:value-type="string">
            <text:p>width: 20%;</text:p>
          </table:table-cell>
          <table:table-cell office:value-type="string" calcext:value-type="string">
            <text:p>Shop ơi , sao mới dùng đc 2 hôm , h cắm lúc đc lúc ko ? Phụ kiện k đc hỗ trợ v ạ . </text:p>
            <text:p>Mong sớm hồi đáp</text:p>
          </table:table-cell>
        </table:table-row>
        <table:table-row table:style-name="ro1">
          <table:table-cell office:value-type="string" calcext:value-type="string">
            <text:p>width: 20%;</text:p>
          </table:table-cell>
          <table:table-cell office:value-type="string" calcext:value-type="string">
            <text:p>SHOP NÀY TREO ĐẦU DÊ BÁN THỊT CHÓ..LỪA ĐẢO...RAO BÁN PIN RAVPOWER <text:s/>NHƯNG GIAO VỀ PIN KINGMA RẺ TIỀN....ANH EM NÊN TẨY CHAY SHOP NÀY VÀ THẬN TRỌNG HƠN VỚI TIKI SAU NÀY..TIKI SAU NÀY KHÔNG CÒN LÀM ĂN UY TÍN KIỂM DUYỆT NGHIÊM NHƯ TRƯỚC NỮA...</text:p>
          </table:table-cell>
        </table:table-row>
        <table:table-row table:style-name="ro1">
          <table:table-cell office:value-type="string" calcext:value-type="string">
            <text:p>width: 20%;</text:p>
          </table:table-cell>
          <table:table-cell office:value-type="string" calcext:value-type="string">
            <text:p>shop này sao đưa nhầm camera hả. trong hình tôi mua có chỗ gắn thẻ nhớ. sao đưa camera lại ko có chỗ nào gắn thế này. mong bên tiki làm việc lại với bên nhà cung cấp. cám ơn nhiều</text:p>
          </table:table-cell>
        </table:table-row>
        <table:table-row table:style-name="ro1">
          <table:table-cell office:value-type="string" calcext:value-type="string">
            <text:p>width: 20%;</text:p>
          </table:table-cell>
          <table:table-cell office:value-type="string" calcext:value-type="string">
            <text:p>Shop này làm ăn gian dối. Tôi mua 2 cái, khi nhận hàng một cái bị lỗi không tiếp nhận sóng nên trả lại shop để bảo hành. Hơn một tháng sau shop gởi lại cho tôi cái camera đã sử dụng, cũ và còn không có cục cắm điện.</text:p>
          </table:table-cell>
        </table:table-row>
        <table:table-row table:style-name="ro1">
          <table:table-cell office:value-type="string" calcext:value-type="string">
            <text:p>width: 20%;</text:p>
          </table:table-cell>
          <table:table-cell office:value-type="string" calcext:value-type="string">
            <text:p>Shop làm ăn mất uy tín. Giao hàng cũ mèm đã bóc xài rồi</text:p>
          </table:table-cell>
        </table:table-row>
        <table:table-row table:style-name="ro1">
          <table:table-cell office:value-type="string" calcext:value-type="string">
            <text:p>width: 20%;</text:p>
          </table:table-cell>
          <table:table-cell office:value-type="string" calcext:value-type="string">
            <text:p>shop làm ăn kiểu gì mà về hàng ko hề sử dụng được yêu cầu hoàn trả lại hàng cho em chứ .Làm ăn như vậy rồi ai mua . Tiền của mik thì là thật mà hàng nhận về lại ko thể sử dụng được . Quá thất vọng</text:p>
          </table:table-cell>
        </table:table-row>
        <table:table-row table:style-name="ro1">
          <table:table-cell office:value-type="string" calcext:value-type="string">
            <text:p>width: 20%;</text:p>
          </table:table-cell>
          <table:table-cell office:value-type="string" calcext:value-type="string">
            <text:p>shop làm ăn kiểu gì mà về hàng ko hề sử dụng được yêu cầu hoàn trả lại hàng cho em chứ .Làm ăn như vậy rồi ai mua . Tiền của mik thì là thật mà hàng nhận về lại ko thể sử dụng được . Quá thất vọng</text:p>
          </table:table-cell>
        </table:table-row>
        <table:table-row table:style-name="ro1">
          <table:table-cell office:value-type="string" calcext:value-type="string">
            <text:p>width: 20%;</text:p>
          </table:table-cell>
          <table:table-cell office:value-type="string" calcext:value-type="string">
            <text:p>Shop kiểm tra lại giúp không thể gắn được cho SSD mình vừa mua M2 2280. cục đồng để gắn vít vào có rãnh không khớp với khe của ổ cứng! mình đánh giá 1s đến khi shop kiểm tra lại mình sẽ sửa nhé!</text:p>
          </table:table-cell>
        </table:table-row>
        <table:table-row table:style-name="ro1">
          <table:table-cell office:value-type="string" calcext:value-type="string">
            <text:p>width: 20%;</text:p>
          </table:table-cell>
          <table:table-cell office:value-type="string" calcext:value-type="string">
            <text:p>Shop không lắng nghe người dùng. Chất lượng hình ảnh không rõ nét yêu cầu bù thêm tiền được đổi hàng thì không cho mặt dù đã liên hệ 3 lần, mọi người nên cân nhắc đừng để trường hợp bỏ của chạy lấy người.</text:p>
          </table:table-cell>
        </table:table-row>
        <table:table-row table:style-name="ro1">
          <table:table-cell office:value-type="string" calcext:value-type="string">
            <text:p>width: 20%;</text:p>
          </table:table-cell>
          <table:table-cell office:value-type="string" calcext:value-type="string">
            <text:p>Shop k uy tín,đặt mua cam yoosee mà gửi cam k nhãn mác,mọi người cân nhắc khi mua shop này nhé</text:p>
          </table:table-cell>
        </table:table-row>
        <table:table-row table:style-name="ro1">
          <table:table-cell office:value-type="string" calcext:value-type="string">
            <text:p>width: 20%;</text:p>
          </table:table-cell>
          <table:table-cell office:value-type="string" calcext:value-type="string">
            <text:p>Shop hình như không giờ kiểm tra hàng trước khi gửi hay sao ý, giao sai sản phẩm</text:p>
          </table:table-cell>
        </table:table-row>
        <table:table-row table:style-name="ro1">
          <table:table-cell office:value-type="string" calcext:value-type="string">
            <text:p>width: 20%;</text:p>
          </table:table-cell>
          <table:table-cell office:value-type="string" calcext:value-type="string">
            <text:p>Shop giao sản phẩm không đúng hình ảnh đăng tải, mua hàng trên sàn thương mại điện tử là dùng uy tín để kinh doanh và khách hàng đặt lòng tin vào sản phẩm của shop để chọn mua. Vì mua trên đây không thể trực diện vào sản phẩm được, làm thế này..... khó nói quá.</text:p>
          </table:table-cell>
        </table:table-row>
        <table:table-row table:style-name="ro1">
          <table:table-cell office:value-type="string" calcext:value-type="string">
            <text:p>width: 20%;</text:p>
          </table:table-cell>
          <table:table-cell office:value-type="string" calcext:value-type="string">
            <text:p>Shop giao k có remote, chán dễ sợ. Tốn tiền mua riêng nữa</text:p>
          </table:table-cell>
        </table:table-row>
        <table:table-row table:style-name="ro1">
          <table:table-cell office:value-type="string" calcext:value-type="string">
            <text:p>width: 20%;</text:p>
          </table:table-cell>
          <table:table-cell office:value-type="string" calcext:value-type="string">
            <text:p>Shop giao hàng sai. Hàng nhận được không phải Camera</text:p>
          </table:table-cell>
        </table:table-row>
        <table:table-row table:style-name="ro1">
          <table:table-cell office:value-type="string" calcext:value-type="string">
            <text:p>width: 20%;</text:p>
          </table:table-cell>
          <table:table-cell office:value-type="string" calcext:value-type="string">
            <text:p>shop giao hàng không như hình quảng cáo, thất vọng</text:p>
          </table:table-cell>
        </table:table-row>
        <table:table-row table:style-name="ro1">
          <table:table-cell office:value-type="string" calcext:value-type="string">
            <text:p>width: 20%;</text:p>
          </table:table-cell>
          <table:table-cell office:value-type="string" calcext:value-type="string">
            <text:p>Shop đăng các thông số kỹ thuật không đúng cho sản phẩm để lừa dối khách hàng. Camera này không phải loại 1080p. Sản phẩm bị bóc bao bì dán thêm thông số trước khi gửi khách hàng. Đề nghị TIKI nên xem lại cách bán hàng giả dối của shop</text:p>
          </table:table-cell>
        </table:table-row>
        <table:table-row table:style-name="ro1">
          <table:table-cell office:value-type="string" calcext:value-type="string">
            <text:p>width: 20%;</text:p>
          </table:table-cell>
          <table:table-cell office:value-type="string" calcext:value-type="string">
            <text:p>Shop coi giải quyết dùm. Cái đầu tiên kết nối đc. Cái thứ 2 kết nối đc 90% là nó báo thất bại bị treo lun. Reset lại vẫn bị như cũ</text:p>
          </table:table-cell>
        </table:table-row>
        <table:table-row table:style-name="ro1">
          <table:table-cell office:value-type="string" calcext:value-type="string">
            <text:p>width: 20%;</text:p>
          </table:table-cell>
          <table:table-cell office:value-type="string" calcext:value-type="string">
            <text:p>Shop cho mình đổi lại dc ko, hàng ko gióng mình đặt nên ko xài đc ạ</text:p>
          </table:table-cell>
        </table:table-row>
        <table:table-row table:style-name="ro1">
          <table:table-cell office:value-type="string" calcext:value-type="string">
            <text:p>width: 20%;</text:p>
          </table:table-cell>
          <table:table-cell office:value-type="string" calcext:value-type="string">
            <text:p>shop biết thẻ nhớ ko sd được vậy mà còn mang tặng cho khách là sao ?</text:p>
          </table:table-cell>
        </table:table-row>
        <table:table-row table:style-name="ro1">
          <table:table-cell office:value-type="string" calcext:value-type="string">
            <text:p>width: 20%;</text:p>
          </table:table-cell>
          <table:table-cell office:value-type="string" calcext:value-type="string">
            <text:p>Shop bảo có kèm kẹp điện thoại nhưng khi nhận hàng thì lại thiếu kẹp điện thoại</text:p>
          </table:table-cell>
        </table:table-row>
        <table:table-row table:style-name="ro1">
          <table:table-cell office:value-type="string" calcext:value-type="string">
            <text:p>width: 20%;</text:p>
          </table:table-cell>
          <table:table-cell office:value-type="string" calcext:value-type="string">
            <text:p>shop ban quang cao la may pull HD nhung may lai kg co chi co HD ma thoi... vay la sao mong shop giai thich gium cam on...</text:p>
          </table:table-cell>
        </table:table-row>
        <table:table-row table:style-name="ro1">
          <table:table-cell office:value-type="string" calcext:value-type="string">
            <text:p>width: 20%;</text:p>
          </table:table-cell>
          <table:table-cell office:value-type="string" calcext:value-type="string">
            <text:p>Shop bán hàng kiểu j thế ạ ,chán cắm vô không nghe được ,yêu cầu đổi lại hàng</text:p>
          </table:table-cell>
        </table:table-row>
        <table:table-row table:style-name="ro1">
          <table:table-cell office:value-type="string" calcext:value-type="string">
            <text:p>width: 20%;</text:p>
          </table:table-cell>
          <table:table-cell office:value-type="string" calcext:value-type="string">
            <text:p>shop bán hàng không trung thực, đặt mua 3120 lại giao 3120A. không tư vấn hàng cho khách. tưởng chất liệu nhôm không ngờ bằng nhựa tái chế. sẽ không mua hàng của shop này nữa.</text:p>
          </table:table-cell>
        </table:table-row>
        <table:table-row table:style-name="ro1">
          <table:table-cell office:value-type="string" calcext:value-type="string">
            <text:p>width: 20%;</text:p>
          </table:table-cell>
          <table:table-cell office:value-type="string" calcext:value-type="string">
            <text:p>Shop <text:s/>cho hỏi đây màu đỏ ở cam lùi đấu vào đâu</text:p>
          </table:table-cell>
        </table:table-row>
        <table:table-row table:style-name="ro1">
          <table:table-cell office:value-type="string" calcext:value-type="string">
            <text:p>width: 20%;</text:p>
          </table:table-cell>
          <table:table-cell office:value-type="string" calcext:value-type="string">
            <text:p>Shipper kiểu gì mà đòi thêm cả tiền điện thoại vậy ạ?</text:p>
          </table:table-cell>
        </table:table-row>
        <table:table-row table:style-name="ro1">
          <table:table-cell office:value-type="string" calcext:value-type="string">
            <text:p>width: 20%;</text:p>
          </table:table-cell>
          <table:table-cell office:value-type="string" calcext:value-type="string">
            <text:p>shiper có thái độ k tốt vs khách hàng</text:p>
          </table:table-cell>
        </table:table-row>
        <table:table-row table:style-name="ro1">
          <table:table-cell office:value-type="string" calcext:value-type="string">
            <text:p>width: 20%;</text:p>
          </table:table-cell>
          <table:table-cell office:value-type="string" calcext:value-type="string">
            <text:p>sau lên giá r</text:p>
          </table:table-cell>
        </table:table-row>
        <table:table-row table:style-name="ro1">
          <table:table-cell office:value-type="string" calcext:value-type="string">
            <text:p>width: 20%;</text:p>
          </table:table-cell>
          <table:table-cell office:value-type="string" calcext:value-type="string">
            <text:p>sau khoảng 2 tuần thì k kết nối được nữa, phí tiền, tốn thời gian</text:p>
          </table:table-cell>
        </table:table-row>
        <table:table-row table:style-name="ro1">
          <table:table-cell office:value-type="string" calcext:value-type="string">
            <text:p>width: 20%;</text:p>
          </table:table-cell>
          <table:table-cell office:value-type="string" calcext:value-type="string">
            <text:p>Sau khi nhận hàng xong thì mình phát hiện đầu bắm bị đứt dây! VÀ không vào mạn được!</text:p>
          </table:table-cell>
        </table:table-row>
        <table:table-row table:style-name="ro1">
          <table:table-cell office:value-type="string" calcext:value-type="string">
            <text:p>width: 20%;</text:p>
          </table:table-cell>
          <table:table-cell office:value-type="string" calcext:value-type="string">
            <text:p>sau khi nắp đặt cam chỉ quay đc lên xuống theo chiều dọc, <text:s/>còn quay ngang mình phai quay mồi mới quay đc.. chất lượng hình ảnh mờ.. nói chung là muốn trả lại và lấy lại tiền</text:p>
          </table:table-cell>
        </table:table-row>
        <table:table-row table:style-name="ro1">
          <table:table-cell office:value-type="string" calcext:value-type="string">
            <text:p>width: 20%;</text:p>
          </table:table-cell>
          <table:table-cell office:value-type="string" calcext:value-type="string">
            <text:p>Sau khi in được vài tờ đầu tiên thì rất đẹp, nhưng sau đó là bị như vậy. Không hiểu bị gì hay do sản phẩm không có chất lượng. Không có số của Máy In Mhật Hưng để hỏi thêm về sản phẩm.</text:p>
          </table:table-cell>
        </table:table-row>
        <table:table-row table:style-name="ro1">
          <table:table-cell office:value-type="string" calcext:value-type="string">
            <text:p>width: 20%;</text:p>
          </table:table-cell>
          <table:table-cell office:value-type="string" calcext:value-type="string">
            <text:p>Sau khí dùng hơn 1 năm sợi cáp đã lỗi không dùng được, bề ngoài nhìn bình thường, đẹp nhưng sạc chập chờn không vào điện, máy báo phụ kiện không tương thích. Chán toàn tập cho anker giá cao quảng cáo khủng nhưng chất lượng cũng chỉ đến thế</text:p>
          </table:table-cell>
        </table:table-row>
        <table:table-row table:style-name="ro1">
          <table:table-cell office:value-type="string" calcext:value-type="string">
            <text:p>width: 20%;</text:p>
          </table:table-cell>
          <table:table-cell office:value-type="string" calcext:value-type="string">
            <text:p>sau 1 ngày thì liệt nút các thứ 😑</text:p>
          </table:table-cell>
        </table:table-row>
        <table:table-row table:style-name="ro1">
          <table:table-cell office:value-type="string" calcext:value-type="string">
            <text:p>width: 20%;</text:p>
          </table:table-cell>
          <table:table-cell office:value-type="string" calcext:value-type="string">
            <text:p>Sao trong hình là màu đen mà mua gửi đến lại là màu trăng vậy ??</text:p>
          </table:table-cell>
        </table:table-row>
        <table:table-row table:style-name="ro1">
          <table:table-cell office:value-type="string" calcext:value-type="string">
            <text:p>width: 20%;</text:p>
          </table:table-cell>
          <table:table-cell office:value-type="string" calcext:value-type="string">
            <text:p>Sao tiki lại bắt tôi trả tiền cho bưu phẩm hoá đơn của sản phẩm này</text:p>
          </table:table-cell>
        </table:table-row>
        <table:table-row table:style-name="ro1">
          <table:table-cell office:value-type="string" calcext:value-type="string">
            <text:p>width: 20%;</text:p>
          </table:table-cell>
          <table:table-cell office:value-type="string" calcext:value-type="string">
            <text:p>sao sp của em mở nguồn không lên vậy ạ. Em mở nút on trên đầu máy mà máy không hoạt động</text:p>
          </table:table-cell>
        </table:table-row>
        <table:table-row table:style-name="ro1">
          <table:table-cell office:value-type="string" calcext:value-type="string">
            <text:p>width: 20%;</text:p>
          </table:table-cell>
          <table:table-cell office:value-type="string" calcext:value-type="string">
            <text:p>Sao shop ko tét thử chước khi gửi cho khách. Cáp sạc nó ko đáng bao nhiêu. Gửi đi gửi lại phí cũng bằng tiền mua cái mơi</text:p>
          </table:table-cell>
        </table:table-row>
        <table:table-row table:style-name="ro1">
          <table:table-cell office:value-type="string" calcext:value-type="string">
            <text:p>width: 20%;</text:p>
          </table:table-cell>
          <table:table-cell office:value-type="string" calcext:value-type="string">
            <text:p>Sao sản phẩm bên mình sạch lần đầu Okie sau đó sạc lại vào Pin ko được nữa.</text:p>
          </table:table-cell>
        </table:table-row>
        <table:table-row table:style-name="ro1">
          <table:table-cell office:value-type="string" calcext:value-type="string">
            <text:p>width: 20%;</text:p>
          </table:table-cell>
          <table:table-cell office:value-type="string" calcext:value-type="string">
            <text:p>sao sạc cả buổi chiều vẫn ko vô pin. cho đổi cái khác đi</text:p>
          </table:table-cell>
        </table:table-row>
        <table:table-row table:style-name="ro1">
          <table:table-cell office:value-type="string" calcext:value-type="string">
            <text:p>width: 20%;</text:p>
          </table:table-cell>
          <table:table-cell office:value-type="string" calcext:value-type="string">
            <text:p>sao nó cứ chập chờn thỉnh thoảng lại phải rút rắc ra cắm laik</text:p>
          </table:table-cell>
        </table:table-row>
        <table:table-row table:style-name="ro1">
          <table:table-cell office:value-type="string" calcext:value-type="string">
            <text:p>width: 20%;</text:p>
          </table:table-cell>
          <table:table-cell office:value-type="string" calcext:value-type="string">
            <text:p>sao mua về không lên điện vậy shop khong ktra rồi bán cho ngta hả</text:p>
          </table:table-cell>
        </table:table-row>
        <table:table-row table:style-name="ro2">
          <table:table-cell office:value-type="string" calcext:value-type="string">
            <text:p>width: 20%;</text:p>
          </table:table-cell>
          <table:table-cell office:value-type="string" calcext:value-type="string">
            <text:p>Sao mua loa nay lạo giao loa khác la sao</text:p>
            <text:p>Tiki dạo nay lam viec mất tin tưởng quá tui mua lo công sức khác lại giao loa công sức nhỉ hơn giá tiền thi lại trên lệch tui mua loa gia 359k ma giao loa 289k vay ma thu tien tui 359k la sao giải thich hộ cái</text:p>
          </table:table-cell>
        </table:table-row>
        <table:table-row table:style-name="ro1">
          <table:table-cell office:value-type="string" calcext:value-type="string">
            <text:p>width: 20%;</text:p>
          </table:table-cell>
          <table:table-cell office:value-type="string" calcext:value-type="string">
            <text:p>Sao mua giống đồ sử dụng rồi vậy ạh??? Mặt sau bị trầy, nhìn y như đồ xài rồi vậy , có thể đổi lại cái khác được ko ah?</text:p>
          </table:table-cell>
        </table:table-row>
        <table:table-row table:style-name="ro1">
          <table:table-cell office:value-type="string" calcext:value-type="string">
            <text:p>width: 20%;</text:p>
          </table:table-cell>
          <table:table-cell office:value-type="string" calcext:value-type="string">
            <text:p>Sao mua camera hanh trình lai thành 4 tương đất lừa đảo thật</text:p>
          </table:table-cell>
        </table:table-row>
        <table:table-row table:style-name="ro1">
          <table:table-cell office:value-type="string" calcext:value-type="string">
            <text:p>width: 20%;</text:p>
          </table:table-cell>
          <table:table-cell office:value-type="string" calcext:value-type="string">
            <text:p>sao mới nhận về, gắn cả 5 <text:s/>ổ cứng vẫn bị cùng 1 lỗi, đèn nguồn chớp blue 1 cái xong tắt, nhấn nút nguồn thì chớp xong tắt, k xài đc? k nghe hdd quay!?</text:p>
          </table:table-cell>
        </table:table-row>
        <table:table-row table:style-name="ro1">
          <table:table-cell office:value-type="string" calcext:value-type="string">
            <text:p>width: 20%;</text:p>
          </table:table-cell>
          <table:table-cell office:value-type="string" calcext:value-type="string">
            <text:p>Sao mở nguồn ko lên vay sạc pin ko vô</text:p>
          </table:table-cell>
        </table:table-row>
        <table:table-row table:style-name="ro1">
          <table:table-cell office:value-type="string" calcext:value-type="string">
            <text:p>width: 20%;</text:p>
          </table:table-cell>
          <table:table-cell office:value-type="string" calcext:value-type="string">
            <text:p>sao mở được 5 phút là tắt. đổi cái khác đi shop</text:p>
          </table:table-cell>
        </table:table-row>
        <table:table-row table:style-name="ro1">
          <table:table-cell office:value-type="string" calcext:value-type="string">
            <text:p>width: 20%;</text:p>
          </table:table-cell>
          <table:table-cell office:value-type="string" calcext:value-type="string">
            <text:p>Sao mình sạc đầy pin mà quay chưa được 1 phút nó đã báo pin yếu rồi tự tắt máy?</text:p>
          </table:table-cell>
        </table:table-row>
        <table:table-row table:style-name="ro1">
          <table:table-cell office:value-type="string" calcext:value-type="string">
            <text:p>width: 20%;</text:p>
          </table:table-cell>
          <table:table-cell office:value-type="string" calcext:value-type="string">
            <text:p>Sao mình quét mã để kết nối với dt mà không được</text:p>
          </table:table-cell>
        </table:table-row>
        <table:table-row table:style-name="ro2">
          <table:table-cell office:value-type="string" calcext:value-type="string">
            <text:p>width: 20%;</text:p>
          </table:table-cell>
          <table:table-cell office:value-type="string" calcext:value-type="string">
            <text:p>Sao mình mua khuyến mãi mà cuối cùng tính mình giá không khuyến mãi vậy chời</text:p>
            <text:p>làm ăn kì cục</text:p>
          </table:table-cell>
        </table:table-row>
        <table:table-row table:style-name="ro1">
          <table:table-cell office:value-type="string" calcext:value-type="string">
            <text:p>width: 20%;</text:p>
          </table:table-cell>
          <table:table-cell office:value-type="string" calcext:value-type="string">
            <text:p>Sao mình mới nhận hàng buổi sáng còn được, tới trưa thì không còn kết nối được. Mong shop giải thích giúp chứ như vậy thì thất vọng quá</text:p>
          </table:table-cell>
        </table:table-row>
        <table:table-row table:style-name="ro1">
          <table:table-cell office:value-type="string" calcext:value-type="string">
            <text:p>width: 20%;</text:p>
          </table:table-cell>
          <table:table-cell office:value-type="string" calcext:value-type="string">
            <text:p>Sao mình chỉ nhận đc nhiu đây ? Card PCI đâu</text:p>
          </table:table-cell>
        </table:table-row>
        <table:table-row table:style-name="ro1">
          <table:table-cell office:value-type="string" calcext:value-type="string">
            <text:p>width: 20%;</text:p>
          </table:table-cell>
          <table:table-cell office:value-type="string" calcext:value-type="string">
            <text:p>sao mic ko xài đc vậy shop</text:p>
          </table:table-cell>
        </table:table-row>
        <table:table-row table:style-name="ro1">
          <table:table-cell office:value-type="string" calcext:value-type="string">
            <text:p>width: 20%;</text:p>
          </table:table-cell>
          <table:table-cell office:value-type="string" calcext:value-type="string">
            <text:p>sao ko phải thương hiệu AB nhỉ shop?</text:p>
          </table:table-cell>
        </table:table-row>
        <table:table-row table:style-name="ro1">
          <table:table-cell office:value-type="string" calcext:value-type="string">
            <text:p>width: 20%;</text:p>
          </table:table-cell>
          <table:table-cell office:value-type="string" calcext:value-type="string">
            <text:p>sao không có thẻ nhớ, không hài lòng</text:p>
          </table:table-cell>
        </table:table-row>
        <table:table-row table:style-name="ro1">
          <table:table-cell office:value-type="string" calcext:value-type="string">
            <text:p>width: 20%;</text:p>
          </table:table-cell>
          <table:table-cell office:value-type="string" calcext:value-type="string">
            <text:p>sao không có the nhớ , mà không nói trước. để mà mua</text:p>
          </table:table-cell>
        </table:table-row>
        <table:table-row table:style-name="ro1">
          <table:table-cell office:value-type="string" calcext:value-type="string">
            <text:p>width: 20%;</text:p>
          </table:table-cell>
          <table:table-cell office:value-type="string" calcext:value-type="string">
            <text:p>sao không có hướng dẫn sử dụng shop ơi. gửi cho mình HDSD nhé</text:p>
          </table:table-cell>
        </table:table-row>
        <table:table-row table:style-name="ro1">
          <table:table-cell office:value-type="string" calcext:value-type="string">
            <text:p>width: 20%;</text:p>
          </table:table-cell>
          <table:table-cell office:value-type="string" calcext:value-type="string">
            <text:p>sao không có 12 led hồng ngoại như chi tiết sản phẩm</text:p>
          </table:table-cell>
        </table:table-row>
        <table:table-row table:style-name="ro1">
          <table:table-cell office:value-type="string" calcext:value-type="string">
            <text:p>width: 20%;</text:p>
          </table:table-cell>
          <table:table-cell office:value-type="string" calcext:value-type="string">
            <text:p>sao không cháy đèn led vậy</text:p>
          </table:table-cell>
        </table:table-row>
        <table:table-row table:style-name="ro1">
          <table:table-cell office:value-type="string" calcext:value-type="string">
            <text:p>width: 20%;</text:p>
          </table:table-cell>
          <table:table-cell office:value-type="string" calcext:value-type="string">
            <text:p>Sao k tải đueocj app yoosee j hết zay. Thật là khó xài quá. Vô gôle play báo k cta được</text:p>
          </table:table-cell>
        </table:table-row>
        <table:table-row table:style-name="ro1">
          <table:table-cell office:value-type="string" calcext:value-type="string">
            <text:p>width: 20%;</text:p>
          </table:table-cell>
          <table:table-cell office:value-type="string" calcext:value-type="string">
            <text:p>sao hồng ngoại ban đêm cứ nhấp nháy hoài vậy shop</text:p>
          </table:table-cell>
        </table:table-row>
        <table:table-row table:style-name="ro1">
          <table:table-cell office:value-type="string" calcext:value-type="string">
            <text:p>width: 20%;</text:p>
          </table:table-cell>
          <table:table-cell office:value-type="string" calcext:value-type="string">
            <text:p>Sao đang sạc lại phụ kiện k hỏi trợ vậy shop shop xem lại zúp chứ</text:p>
          </table:table-cell>
        </table:table-row>
        <table:table-row table:style-name="ro1">
          <table:table-cell office:value-type="string" calcext:value-type="string">
            <text:p>width: 20%;</text:p>
          </table:table-cell>
          <table:table-cell office:value-type="string" calcext:value-type="string">
            <text:p>Sao bảo có dây hdmi mà thực tế không có vậy shop..</text:p>
          </table:table-cell>
        </table:table-row>
        <table:table-row table:style-name="ro1">
          <table:table-cell office:value-type="string" calcext:value-type="string">
            <text:p>width: 20%;</text:p>
          </table:table-cell>
          <table:table-cell office:value-type="string" calcext:value-type="string">
            <text:p>sanrvpham qua kem chat luong</text:p>
          </table:table-cell>
        </table:table-row>
        <table:table-row table:style-name="ro1">
          <table:table-cell office:value-type="string" calcext:value-type="string">
            <text:p>width: 20%;</text:p>
          </table:table-cell>
          <table:table-cell office:value-type="string" calcext:value-type="string">
            <text:p>Sáng có 4 đèn,tối đen xì lấy đâu ra màu.</text:p>
          </table:table-cell>
        </table:table-row>
        <table:table-row table:style-name="ro1">
          <table:table-cell office:value-type="string" calcext:value-type="string">
            <text:p>width: 20%;</text:p>
          </table:table-cell>
          <table:table-cell office:value-type="string" calcext:value-type="string">
            <text:p>sản quá kém .ban đêm không nhìn rõ .thực lòng quá thất vọng ...</text:p>
          </table:table-cell>
        </table:table-row>
        <table:table-row table:style-name="ro1">
          <table:table-cell office:value-type="string" calcext:value-type="string">
            <text:p>width: 20%;</text:p>
          </table:table-cell>
          <table:table-cell office:value-type="string" calcext:value-type="string">
            <text:p>Sản phẩn nên đi kèm thẻ nhớ, tất nhiên khi đi kèm thẻ nhớ giá sẽ cao hơn nhưng khách hang sẽ đỡ mất công đi mua thẻ nhớ</text:p>
          </table:table-cell>
        </table:table-row>
        <table:table-row table:style-name="ro1">
          <table:table-cell office:value-type="string" calcext:value-type="string">
            <text:p>width: 20%;</text:p>
          </table:table-cell>
          <table:table-cell office:value-type="string" calcext:value-type="string">
            <text:p>sản phân mua về không đúng như lần mua trước .hình ảnh bị mờ.3 cái thì 1 cái bị lỗi</text:p>
          </table:table-cell>
        </table:table-row>
        <table:table-row table:style-name="ro1">
          <table:table-cell office:value-type="string" calcext:value-type="string">
            <text:p>width: 20%;</text:p>
          </table:table-cell>
          <table:table-cell office:value-type="string" calcext:value-type="string">
            <text:p>Sản phẩm vừa mua về đã bị lỗi bo mạch không chụp được gì. Chờ 7 ngày vẫn Tiki vẫn chưa giải quyết. Sản phẩm mua từ Tiki Trading mà lỗi và quy trình đổi trả quá tệ.</text:p>
          </table:table-cell>
        </table:table-row>
        <table:table-row table:style-name="ro1">
          <table:table-cell office:value-type="string" calcext:value-type="string">
            <text:p>width: 20%;</text:p>
          </table:table-cell>
          <table:table-cell office:value-type="string" calcext:value-type="string">
            <text:p>Sản phẩm vớ vẩn, chất lượng tồi nhất</text:p>
          </table:table-cell>
        </table:table-row>
        <table:table-row table:style-name="ro1">
          <table:table-cell office:value-type="string" calcext:value-type="string">
            <text:p>width: 20%;</text:p>
          </table:table-cell>
          <table:table-cell office:value-type="string" calcext:value-type="string">
            <text:p>sản phẩm từ khi mua về không có màu, chỉ đen trắng, đề nghị shop đổi lại.</text:p>
          </table:table-cell>
        </table:table-row>
        <table:table-row table:style-name="ro2">
          <table:table-cell office:value-type="string" calcext:value-type="string">
            <text:p>width: 20%;</text:p>
          </table:table-cell>
          <table:table-cell office:value-type="string" calcext:value-type="string">
            <text:p>sản phẩm tự động ngắt wifi, thường xuyên ngoại tuyến.</text:p>
            <text:p>ko ổn định.</text:p>
          </table:table-cell>
        </table:table-row>
        <table:table-row table:style-name="ro1">
          <table:table-cell office:value-type="string" calcext:value-type="string">
            <text:p>width: 20%;</text:p>
          </table:table-cell>
          <table:table-cell office:value-type="string" calcext:value-type="string">
            <text:p>Sản phẩm trôi bao hành, thời gian bao hành chỉ đến T7/22 không đủ 3 năm, chỉ còn 2 năm rưỡi</text:p>
          </table:table-cell>
        </table:table-row>
        <table:table-row table:style-name="ro2">
          <table:table-cell office:value-type="string" calcext:value-type="string">
            <text:p>width: 20%;</text:p>
          </table:table-cell>
          <table:table-cell office:value-type="string" calcext:value-type="string">
            <text:p>Sản phẩm tốt, những thời gian phục vụ khá lâu</text:p>
            <text:p>xin hoá VAT mà chờ hoài không thấy</text:p>
          </table:table-cell>
        </table:table-row>
        <table:table-row table:style-name="ro1">
          <table:table-cell office:value-type="string" calcext:value-type="string">
            <text:p>width: 20%;</text:p>
          </table:table-cell>
          <table:table-cell office:value-type="string" calcext:value-type="string">
            <text:p>sản phẩm tốt đóng gói kĩ k móp méo hư hỏng. rất hài lòng.</text:p>
          </table:table-cell>
        </table:table-row>
        <table:table-row table:style-name="ro1">
          <table:table-cell office:value-type="string" calcext:value-type="string">
            <text:p>width: 20%;</text:p>
          </table:table-cell>
          <table:table-cell office:value-type="string" calcext:value-type="string">
            <text:p>Sản phẩm tôi nhận đc cũng là hàng TQ. Tiki không kiểm soát đc chất lượng đầu vào của nhà bán hàng khác.</text:p>
          </table:table-cell>
        </table:table-row>
        <table:table-row table:style-name="ro1">
          <table:table-cell office:value-type="string" calcext:value-type="string">
            <text:p>width: 20%;</text:p>
          </table:table-cell>
          <table:table-cell office:value-type="string" calcext:value-type="string">
            <text:p>sản phẩm tôi mua sau ko giống thực tế với hình ảnh...</text:p>
          </table:table-cell>
        </table:table-row>
        <table:table-row table:style-name="ro1">
          <table:table-cell office:value-type="string" calcext:value-type="string">
            <text:p>width: 20%;</text:p>
          </table:table-cell>
          <table:table-cell office:value-type="string" calcext:value-type="string">
            <text:p>sản phẩm thì lỗi ko dùng dc. may mà tiki hỗ trợ trả hàng tuyệt vời.</text:p>
          </table:table-cell>
        </table:table-row>
        <table:table-row table:style-name="ro1">
          <table:table-cell office:value-type="string" calcext:value-type="string">
            <text:p>width: 20%;</text:p>
          </table:table-cell>
          <table:table-cell office:value-type="string" calcext:value-type="string">
            <text:p>sản phẩm thì cũ, âm thanh rất rè nghe k hay nhỏ k chất lượng</text:p>
          </table:table-cell>
        </table:table-row>
        <table:table-row table:style-name="ro1">
          <table:table-cell office:value-type="string" calcext:value-type="string">
            <text:p>width: 20%;</text:p>
          </table:table-cell>
          <table:table-cell office:value-type="string" calcext:value-type="string">
            <text:p>Sản phẩm thật sự k tốt mới nhận hàng sáng nay mà sạc thì k vô mà còn bị tụt pín</text:p>
          </table:table-cell>
        </table:table-row>
        <table:table-row table:style-name="ro1">
          <table:table-cell office:value-type="string" calcext:value-type="string">
            <text:p>width: 20%;</text:p>
          </table:table-cell>
          <table:table-cell office:value-type="string" calcext:value-type="string">
            <text:p>Sản phẩm sử dụng thực tế chấp nhận được. Giảm dc 10 độ so với intel stock. Nhưng sản phẩm là vsp t400i không đúng hình ảnh mô tả. Khó lắp hơn nhiều so với sản phẩm đúng cooler master</text:p>
          </table:table-cell>
        </table:table-row>
        <table:table-row table:style-name="ro1">
          <table:table-cell office:value-type="string" calcext:value-type="string">
            <text:p>width: 20%;</text:p>
          </table:table-cell>
          <table:table-cell office:value-type="string" calcext:value-type="string">
            <text:p>Sản phẩm sử dụng nhanh bị hỏng, cắm chập chờn, không vào.</text:p>
          </table:table-cell>
        </table:table-row>
        <table:table-row table:style-name="ro1">
          <table:table-cell office:value-type="string" calcext:value-type="string">
            <text:p>width: 20%;</text:p>
          </table:table-cell>
          <table:table-cell office:value-type="string" calcext:value-type="string">
            <text:p>Sản phẩm sử dụng cho laptop không ổn định, wifi yếu hơn bình thường. Nhờ tư vấn dùm</text:p>
          </table:table-cell>
        </table:table-row>
        <table:table-row table:style-name="ro1">
          <table:table-cell office:value-type="string" calcext:value-type="string">
            <text:p>width: 20%;</text:p>
          </table:table-cell>
          <table:table-cell office:value-type="string" calcext:value-type="string">
            <text:p>Sản phẩm sạc mãi mà ko vào điện ko dùng đc. Sp như này mà cũng đăng bán à. Mất uy tín quá</text:p>
          </table:table-cell>
        </table:table-row>
        <table:table-row table:style-name="ro1">
          <table:table-cell office:value-type="string" calcext:value-type="string">
            <text:p>width: 20%;</text:p>
          </table:table-cell>
          <table:table-cell office:value-type="string" calcext:value-type="string">
            <text:p>Sản phẩm rất tệ. Mua về sau vài tháng vẫn xuất hiện mùi khó chịu từ sản phẩm. Dùng chuột ko nhạy, khó di chuyển và click chuột</text:p>
          </table:table-cell>
        </table:table-row>
        <table:table-row table:style-name="ro1">
          <table:table-cell office:value-type="string" calcext:value-type="string">
            <text:p>width: 20%;</text:p>
          </table:table-cell>
          <table:table-cell office:value-type="string" calcext:value-type="string">
            <text:p>sản phẩm rất tệ k sạc đc k biết sao lại cho bán sản phẩm này trên tiki nữa mình khá thất vọng</text:p>
          </table:table-cell>
        </table:table-row>
        <table:table-row table:style-name="ro1">
          <table:table-cell office:value-type="string" calcext:value-type="string">
            <text:p>width: 20%;</text:p>
          </table:table-cell>
          <table:table-cell office:value-type="string" calcext:value-type="string">
            <text:p>sản phẩm rất tệ k sạc đc k biết sao lại cho bán sản phẩm này trên tiki nữa mình khá thất vọng</text:p>
          </table:table-cell>
        </table:table-row>
        <table:table-row table:style-name="ro1">
          <table:table-cell office:value-type="string" calcext:value-type="string">
            <text:p>width: 20%;</text:p>
          </table:table-cell>
          <table:table-cell office:value-type="string" calcext:value-type="string">
            <text:p>sản phẩm rất kém, dùng đc 1 ngày đầu, các ngày sau dùng chuột rất khó di chuyển, có cảm giác dính con trỏ. mặc dùng đã để max tốc độ di chuyển chuột</text:p>
          </table:table-cell>
        </table:table-row>
        <table:table-row table:style-name="ro2">
          <table:table-cell office:value-type="string" calcext:value-type="string">
            <text:p>width: 20%;</text:p>
          </table:table-cell>
          <table:table-cell office:value-type="string" calcext:value-type="string">
            <text:p>Sản phẩm quay đêm không rõ gì hết. Giới thiệu quay đêm hồng ngoại 30m như thế có đúng không. Đề nghị tiki kiểm tra sản phẩm khi giao cho khách hàng có đúng như giới thiệu không ? Sản phẩm của tôi mua có phải là hàng thật hay không ? </text:p>
            <text:p>Có hình ảnh so sánh !</text:p>
          </table:table-cell>
        </table:table-row>
        <table:table-row table:style-name="ro2">
          <table:table-cell office:value-type="string" calcext:value-type="string">
            <text:p>width: 20%;</text:p>
          </table:table-cell>
          <table:table-cell office:value-type="string" calcext:value-type="string">
            <text:p>Sản phẩm quá thất vọng</text:p>
            <text:p>Luôn ở chế độ sleep mode bật lên chả ăn thua, reset cũng k ăn thua</text:p>
          </table:table-cell>
        </table:table-row>
        <table:table-row table:style-name="ro1">
          <table:table-cell office:value-type="string" calcext:value-type="string">
            <text:p>width: 20%;</text:p>
          </table:table-cell>
          <table:table-cell office:value-type="string" calcext:value-type="string">
            <text:p>San phẩm quá tệ..mua về chưa sai đã hư... bảo hành thì k thấy ai trả lời</text:p>
          </table:table-cell>
        </table:table-row>
        <table:table-row table:style-name="ro1">
          <table:table-cell office:value-type="string" calcext:value-type="string">
            <text:p>width: 20%;</text:p>
          </table:table-cell>
          <table:table-cell office:value-type="string" calcext:value-type="string">
            <text:p>San phẩm quá tệ..mua về chưa sai đã hư... bảo hành thì k thấy ai trả lời</text:p>
          </table:table-cell>
        </table:table-row>
        <table:table-row table:style-name="ro1">
          <table:table-cell office:value-type="string" calcext:value-type="string">
            <text:p>width: 20%;</text:p>
          </table:table-cell>
          <table:table-cell office:value-type="string" calcext:value-type="string">
            <text:p>Sản phẩm quá tệ. Không kết nối wifi được. Phải kết nối dây mạng</text:p>
          </table:table-cell>
        </table:table-row>
        <table:table-row table:style-name="ro5">
          <table:table-cell office:value-type="string" calcext:value-type="string">
            <text:p>width: 20%;</text:p>
          </table:table-cell>
          <table:table-cell office:value-type="string" calcext:value-type="string">
            <text:p>Sản phẩm quá tệ!!!!</text:p>
            <text:p>- Đt kết nối cùng wifi với camera thì xem mượt.</text:p>
            <text:p>- Đt mà kết nối wifi khác hoặc bật 4G là phải thông qua server Trung Quốc nên hình ảnh truyền rất chậm và đứng hình!!!!!</text:p>
            <text:p>Các bạn nên cân nhắc khi mua sản phẩm này để tránh bị phí tiền!!!!</text:p>
          </table:table-cell>
        </table:table-row>
        <table:table-row table:style-name="ro1">
          <table:table-cell office:value-type="string" calcext:value-type="string">
            <text:p>width: 20%;</text:p>
          </table:table-cell>
          <table:table-cell office:value-type="string" calcext:value-type="string">
            <text:p>Sản phẩm quá tệ, lúc ghi lúc không, hình ảnh lóa mờ khi chạy buổi tối. Liên tục khở động lại...... Quá tệ.</text:p>
          </table:table-cell>
        </table:table-row>
        <table:table-row table:style-name="ro1">
          <table:table-cell office:value-type="string" calcext:value-type="string">
            <text:p>width: 20%;</text:p>
          </table:table-cell>
          <table:table-cell office:value-type="string" calcext:value-type="string">
            <text:p>sản phẩm quá tệ, dây cáp quá tệ, mua hàng tiki rất rất nhiều nhưng gặp trường hợp mua hàng nước ngoài không được bảo hành thế này thì sao dám mua, dù sản phẩm giá trị ko cao.</text:p>
          </table:table-cell>
        </table:table-row>
        <table:table-row table:style-name="ro1">
          <table:table-cell office:value-type="string" calcext:value-type="string">
            <text:p>width: 20%;</text:p>
          </table:table-cell>
          <table:table-cell office:value-type="string" calcext:value-type="string">
            <text:p>Sản phẩm quá tệ vì sạc pin rất lâu mà mở camera lên chỉ sài được vài phút nên rất tốn điện và không sử dụng được camera. Tôi muốn xin đổi trả hàng hoặc đổi pin. Mong tiki xử lí lại.</text:p>
          </table:table-cell>
        </table:table-row>
        <table:table-row table:style-name="ro1">
          <table:table-cell office:value-type="string" calcext:value-type="string">
            <text:p>width: 20%;</text:p>
          </table:table-cell>
          <table:table-cell office:value-type="string" calcext:value-type="string">
            <text:p>sản phẩm quá tệ không sử dụng được yêu cầu chả đổi hàng</text:p>
          </table:table-cell>
        </table:table-row>
        <table:table-row table:style-name="ro1">
          <table:table-cell office:value-type="string" calcext:value-type="string">
            <text:p>width: 20%;</text:p>
          </table:table-cell>
          <table:table-cell office:value-type="string" calcext:value-type="string">
            <text:p>sản phẩm quá tệ ,giao không đúng kích thước.</text:p>
          </table:table-cell>
        </table:table-row>
        <table:table-row table:style-name="ro1">
          <table:table-cell office:value-type="string" calcext:value-type="string">
            <text:p>width: 20%;</text:p>
          </table:table-cell>
          <table:table-cell office:value-type="string" calcext:value-type="string">
            <text:p>sản phẩm quá kém. mua về ko kết nối wf được. gọi bảo hành thì kêu chờ... mất thời gian...hy vọng mọi người đừng mua về tốn tiền ko đc gì</text:p>
          </table:table-cell>
        </table:table-row>
        <table:table-row table:style-name="ro1">
          <table:table-cell office:value-type="string" calcext:value-type="string">
            <text:p>width: 20%;</text:p>
          </table:table-cell>
          <table:table-cell office:value-type="string" calcext:value-type="string">
            <text:p>Sản phẩm quá kém chất lượng, mọi người không nên mua sản phẩm nay.</text:p>
          </table:table-cell>
        </table:table-row>
        <table:table-row table:style-name="ro1">
          <table:table-cell office:value-type="string" calcext:value-type="string">
            <text:p>width: 20%;</text:p>
          </table:table-cell>
          <table:table-cell office:value-type="string" calcext:value-type="string">
            <text:p>Sản phảm quá điêu có tí keo dính vỏ hôp thất vọng quá</text:p>
          </table:table-cell>
        </table:table-row>
        <table:table-row table:style-name="ro1">
          <table:table-cell office:value-type="string" calcext:value-type="string">
            <text:p>width: 20%;</text:p>
          </table:table-cell>
          <table:table-cell office:value-type="string" calcext:value-type="string">
            <text:p>Sản phẩm ọp ẹp, kém chất lượng</text:p>
          </table:table-cell>
        </table:table-row>
        <table:table-row table:style-name="ro1">
          <table:table-cell office:value-type="string" calcext:value-type="string">
            <text:p>width: 20%;</text:p>
          </table:table-cell>
          <table:table-cell office:value-type="string" calcext:value-type="string">
            <text:p>Sản phẩm nhận về đã trả lại ngay do bị móp méo phía sau đít (có thể do vận chuyển) đến giờ chưa nhận lại sản phẩm mới, vì vậy chưa đánh giá được</text:p>
          </table:table-cell>
        </table:table-row>
        <table:table-row table:style-name="ro1">
          <table:table-cell office:value-type="string" calcext:value-type="string">
            <text:p>width: 20%;</text:p>
          </table:table-cell>
          <table:table-cell office:value-type="string" calcext:value-type="string">
            <text:p>Sản phẩm ngoại hình ổn nhưng chất lượng quá tệ. Đã đổi đến cái thứ 2 vẫn không sử dụng được. Box không nhận ổ cứng và hoàn toàn không hoạt động. Sáng mai mình sẽ gọi tổng đài Tiki để yêu cầu hoàn lại tiền. Quá thất vọng với chất lượng của sản phẩm. Đề nghị Tiki kiểm duyệt sản phẩm kĩ hơn để người dùng không phải mua những sản phẩm chất lượng tồi tệ tương tự 🤬</text:p>
          </table:table-cell>
        </table:table-row>
        <table:table-row table:style-name="ro1">
          <table:table-cell office:value-type="string" calcext:value-type="string">
            <text:p>width: 20%;</text:p>
          </table:table-cell>
          <table:table-cell office:value-type="string" calcext:value-type="string">
            <text:p>sản phẩm này không thể có giá <text:s/>200k, mọi người hãy cân nhắc</text:p>
          </table:table-cell>
        </table:table-row>
        <table:table-row table:style-name="ro1">
          <table:table-cell office:value-type="string" calcext:value-type="string">
            <text:p>width: 20%;</text:p>
          </table:table-cell>
          <table:table-cell office:value-type="string" calcext:value-type="string">
            <text:p>sản phẩm này khi rút dễ bị kẹt đầu sạc ở chân căm sạc sản phẩm ko chắc chắn</text:p>
          </table:table-cell>
        </table:table-row>
        <table:table-row table:style-name="ro2">
          <table:table-cell office:value-type="string" calcext:value-type="string">
            <text:p>width: 20%;</text:p>
          </table:table-cell>
          <table:table-cell office:value-type="string" calcext:value-type="string">
            <text:p>sản phẩm này dùng được 2tháng hư hỏng mất rồi </text:p>
            <text:p>Thất vọng</text:p>
          </table:table-cell>
        </table:table-row>
        <table:table-row table:style-name="ro1">
          <table:table-cell office:value-type="string" calcext:value-type="string">
            <text:p>width: 20%;</text:p>
          </table:table-cell>
          <table:table-cell office:value-type="string" calcext:value-type="string">
            <text:p>Sản phẩm này của shop không dùng đc cho dòng đt iphone shop tính sao đây ạ ??</text:p>
          </table:table-cell>
        </table:table-row>
        <table:table-row table:style-name="ro1">
          <table:table-cell office:value-type="string" calcext:value-type="string">
            <text:p>width: 20%;</text:p>
          </table:table-cell>
          <table:table-cell office:value-type="string" calcext:value-type="string">
            <text:p>Sản phẩm mua về thu âm bị rè nhiều kể cả cắm trên máy ảnh hay điện thoại.</text:p>
          </table:table-cell>
        </table:table-row>
        <table:table-row table:style-name="ro2">
          <table:table-cell office:value-type="string" calcext:value-type="string">
            <text:p>width: 20%;</text:p>
          </table:table-cell>
          <table:table-cell office:value-type="string" calcext:value-type="string">
            <text:p>Sản phẩm mua về không sử dụng được, máy tính không nhận ổ cứng. Liên hệ Tiki yêu cầu thu hồi, sau 3 tuần thu hồi Tiki tự ship trả lại mà không hề có một lời phản hồi, trao đổi với khách hàng về kết quả thu hồi. Kiểm tra lại vẫn không sử dụng được.</text:p>
            <text:p>Yêu cầu Tiki làm rõ chuyện này.</text:p>
          </table:table-cell>
        </table:table-row>
        <table:table-row table:style-name="ro1">
          <table:table-cell office:value-type="string" calcext:value-type="string">
            <text:p>width: 20%;</text:p>
          </table:table-cell>
          <table:table-cell office:value-type="string" calcext:value-type="string">
            <text:p>Sản phẩm mua lần thứ 2 nhưng lần này khá tệ. Camera không kết nối được với điện thoại; không quét được mã QR; không quét được. Nói chung không thể sử dụng được.</text:p>
          </table:table-cell>
        </table:table-row>
        <table:table-row table:style-name="ro2">
          <table:table-cell office:value-type="string" calcext:value-type="string">
            <text:p>width: 20%;</text:p>
          </table:table-cell>
          <table:table-cell office:value-type="string" calcext:value-type="string">
            <text:p>Sản phẩm mới mua vừa thanh toán xong mở hộp ra bật không lên, sạc điện không vào. Gọi tổng đài báo trong vòng 48h mới có sự hỗ trợ...</text:p>
            <text:p>Cách giải quyết vấn đề quá chậm, đem lại sự không hài lòng</text:p>
          </table:table-cell>
        </table:table-row>
        <table:table-row table:style-name="ro1">
          <table:table-cell office:value-type="string" calcext:value-type="string">
            <text:p>width: 20%;</text:p>
          </table:table-cell>
          <table:table-cell office:value-type="string" calcext:value-type="string">
            <text:p>Sản phẩm mới mua đã chập chờn, lúc lên lúc không mặc dù cọng dây nhìn rất cứng cáp và đóng gói kỹ lưỡng</text:p>
          </table:table-cell>
        </table:table-row>
        <table:table-row table:style-name="ro1">
          <table:table-cell office:value-type="string" calcext:value-type="string">
            <text:p>width: 20%;</text:p>
          </table:table-cell>
          <table:table-cell office:value-type="string" calcext:value-type="string">
            <text:p>Sản phẩm mình mua không có tem chống hàng giả? Gọi LBM thì nói là không có tem chống hàng giả sẽ không được bảo hành. Phải đem lên LBM dán tem chống hàng giả. Quá mất công và thời gian. Có cái tem cũng không nhớ dán vào. Mất công đem máy lên LBM để dán thì mua online làm gì? Làm ăn sống nhăn.</text:p>
          </table:table-cell>
        </table:table-row>
        <table:table-row table:style-name="ro1">
          <table:table-cell office:value-type="string" calcext:value-type="string">
            <text:p>width: 20%;</text:p>
          </table:table-cell>
          <table:table-cell office:value-type="string" calcext:value-type="string">
            <text:p>sản phẩm lỏng lẻo quá</text:p>
          </table:table-cell>
        </table:table-row>
        <table:table-row table:style-name="ro1">
          <table:table-cell office:value-type="string" calcext:value-type="string">
            <text:p>width: 20%;</text:p>
          </table:table-cell>
          <table:table-cell office:value-type="string" calcext:value-type="string">
            <text:p>sản phẩm lỗi. xuất xứ không chính xác,</text:p>
          </table:table-cell>
        </table:table-row>
        <table:table-row table:style-name="ro1">
          <table:table-cell office:value-type="string" calcext:value-type="string">
            <text:p>width: 20%;</text:p>
          </table:table-cell>
          <table:table-cell office:value-type="string" calcext:value-type="string">
            <text:p>Sản phẩm lỗi. Gửi bảo hành vẫn gửi sản phẩm cũ. Sạc vẫn không được</text:p>
          </table:table-cell>
        </table:table-row>
        <table:table-row table:style-name="ro1">
          <table:table-cell office:value-type="string" calcext:value-type="string">
            <text:p>width: 20%;</text:p>
          </table:table-cell>
          <table:table-cell office:value-type="string" calcext:value-type="string">
            <text:p>Sản phẩm lỗi, gia công xấu xí, gắn vào máy rất cứng, cố gắng lắp vào thì in bị lỗi. Tên hàng cũng sai. Chính sách của TIKI cũng không hỗ trợ khách hàng, MỌI NGƯỜI KHÔNG NÊN MUA SẢN PHẨM NÀY VÀ KHÔNG NÊN MUA HÀNG TẠI TIKI</text:p>
          </table:table-cell>
        </table:table-row>
        <table:table-row table:style-name="ro1">
          <table:table-cell office:value-type="string" calcext:value-type="string">
            <text:p>width: 20%;</text:p>
          </table:table-cell>
          <table:table-cell office:value-type="string" calcext:value-type="string">
            <text:p>Sản phẩm lỗi yêu cầu tiki đổi lại hàng</text:p>
          </table:table-cell>
        </table:table-row>
        <table:table-row table:style-name="ro1">
          <table:table-cell office:value-type="string" calcext:value-type="string">
            <text:p>width: 20%;</text:p>
          </table:table-cell>
          <table:table-cell office:value-type="string" calcext:value-type="string">
            <text:p>sản phẩm lỗi ko sử dụng đươc.. kết nối wifi mất liên tục.. tầm vài phút là camera báo kết nối lại.. bắt mạng ko được báo tầm 0.00 kb/s đến 40kb/s (đã kiểm tra ko phảo do lỗi wifi nhé). yêu cầu đổi trả sản phẩm</text:p>
          </table:table-cell>
        </table:table-row>
        <table:table-row table:style-name="ro1">
          <table:table-cell office:value-type="string" calcext:value-type="string">
            <text:p>width: 20%;</text:p>
          </table:table-cell>
          <table:table-cell office:value-type="string" calcext:value-type="string">
            <text:p>sản phẫm lỗi không dùng được. đặt màu đỏ lại giao màu xanh. nói chung quá tệ</text:p>
          </table:table-cell>
        </table:table-row>
        <table:table-row table:style-name="ro1">
          <table:table-cell office:value-type="string" calcext:value-type="string">
            <text:p>width: 20%;</text:p>
          </table:table-cell>
          <table:table-cell office:value-type="string" calcext:value-type="string">
            <text:p>Sản phẩm lỗi k dùng được. <text:s/>Lên đèn nhưng cắm vào điện thoại thì k đc</text:p>
          </table:table-cell>
        </table:table-row>
        <table:table-row table:style-name="ro1">
          <table:table-cell office:value-type="string" calcext:value-type="string">
            <text:p>width: 20%;</text:p>
          </table:table-cell>
          <table:table-cell office:value-type="string" calcext:value-type="string">
            <text:p>Sản phẩm lỗi k dùng được. <text:s/>Lên đèn nhưng cắm vào điện thoại thì k đc</text:p>
          </table:table-cell>
        </table:table-row>
        <table:table-row table:style-name="ro1">
          <table:table-cell office:value-type="string" calcext:value-type="string">
            <text:p>width: 20%;</text:p>
          </table:table-cell>
          <table:table-cell office:value-type="string" calcext:value-type="string">
            <text:p>Sản phẩm lỗi cổng HDMI,liên hệ với hotline, gửi mail hỗ trợ,nay vẫn chưa tới lấy hàng.</text:p>
          </table:table-cell>
        </table:table-row>
        <table:table-row table:style-name="ro1">
          <table:table-cell office:value-type="string" calcext:value-type="string">
            <text:p>width: 20%;</text:p>
          </table:table-cell>
          <table:table-cell office:value-type="string" calcext:value-type="string">
            <text:p>Sản phẩm lỗi cắm sim 4g không nhận, chế độ đổi hàng rất lâu và rườm rà</text:p>
          </table:table-cell>
        </table:table-row>
        <table:table-row table:style-name="ro5">
          <table:table-cell office:value-type="string" calcext:value-type="string">
            <text:p>width: 20%;</text:p>
          </table:table-cell>
          <table:table-cell office:value-type="string" calcext:value-type="string">
            <text:p>Sản phẩm lỗi</text:p>
            <text:p>Sai với thông tin được đăng</text:p>
            <text:p>Chất lươnhj hình ảnh thấp</text:p>
            <text:p>Không kết nối và xem qua máy tính được</text:p>
          </table:table-cell>
        </table:table-row>
        <table:table-row table:style-name="ro1">
          <table:table-cell office:value-type="string" calcext:value-type="string">
            <text:p>width: 20%;</text:p>
          </table:table-cell>
          <table:table-cell office:value-type="string" calcext:value-type="string">
            <text:p>Sản phẩm lỗi</text:p>
          </table:table-cell>
        </table:table-row>
        <table:table-row table:style-name="ro1">
          <table:table-cell office:value-type="string" calcext:value-type="string">
            <text:p>width: 20%;</text:p>
          </table:table-cell>
          <table:table-cell office:value-type="string" calcext:value-type="string">
            <text:p>sản phẩm ko sử dụng đc đã đổi trả</text:p>
          </table:table-cell>
        </table:table-row>
        <table:table-row table:style-name="ro1">
          <table:table-cell office:value-type="string" calcext:value-type="string">
            <text:p>width: 20%;</text:p>
          </table:table-cell>
          <table:table-cell office:value-type="string" calcext:value-type="string">
            <text:p>Sản phẩm ko đúng như mô tả trong hình vẻ, ko có lỗ đổ mực, thất vọng</text:p>
          </table:table-cell>
        </table:table-row>
        <table:table-row table:style-name="ro1">
          <table:table-cell office:value-type="string" calcext:value-type="string">
            <text:p>width: 20%;</text:p>
          </table:table-cell>
          <table:table-cell office:value-type="string" calcext:value-type="string">
            <text:p>Sản phẩm ko đúng như hình. Không có nguồn nên không dùng được.</text:p>
          </table:table-cell>
        </table:table-row>
        <table:table-row table:style-name="ro1">
          <table:table-cell office:value-type="string" calcext:value-type="string">
            <text:p>width: 20%;</text:p>
          </table:table-cell>
          <table:table-cell office:value-type="string" calcext:value-type="string">
            <text:p>Sản phẩm ko dùng đc khi chỉ cách gần 2m <text:s/>quá dở...</text:p>
          </table:table-cell>
        </table:table-row>
        <table:table-row table:style-name="ro1">
          <table:table-cell office:value-type="string" calcext:value-type="string">
            <text:p>width: 20%;</text:p>
          </table:table-cell>
          <table:table-cell office:value-type="string" calcext:value-type="string">
            <text:p>sản phẩm không tốt, không nên mua thương hiệu này, nên sử dụng Ugreen tốt hơn 👍</text:p>
          </table:table-cell>
        </table:table-row>
        <table:table-row table:style-name="ro1">
          <table:table-cell office:value-type="string" calcext:value-type="string">
            <text:p>width: 20%;</text:p>
          </table:table-cell>
          <table:table-cell office:value-type="string" calcext:value-type="string">
            <text:p>Sản phẩm không tốt, khó điều khiển, chất lượng tệ hơn so với giá</text:p>
          </table:table-cell>
        </table:table-row>
        <table:table-row table:style-name="ro1">
          <table:table-cell office:value-type="string" calcext:value-type="string">
            <text:p>width: 20%;</text:p>
          </table:table-cell>
          <table:table-cell office:value-type="string" calcext:value-type="string">
            <text:p>Sản phẩm không thể sạc đc pin. Mỗi lần tắt xe mở lại là phải cài đặt lại từ đầu.</text:p>
          </table:table-cell>
        </table:table-row>
        <table:table-row table:style-name="ro3">
          <table:table-cell office:value-type="string" calcext:value-type="string">
            <text:p>width: 20%;</text:p>
          </table:table-cell>
          <table:table-cell office:value-type="string" calcext:value-type="string">
            <text:p>Sản phẩm không thể dùng được. cắm sạc thì chạy, rút ra không chạy.</text:p>
            <text:p>Hoàn trả tiki thì gởi mail không phản hồi, gọi điện lên tổng đài báo bận. Đến khi trả hàng được rồi thì 7 ngày không thấy thông báo từ tiki. Gọi tổng đài thì báo hàng ở kho chưa nhận lại để xử lý.</text:p>
            <text:p>Tôi đặt mua nhiều từ tiki mà lần này quá thất vọng.</text:p>
          </table:table-cell>
        </table:table-row>
        <table:table-row table:style-name="ro1">
          <table:table-cell office:value-type="string" calcext:value-type="string">
            <text:p>width: 20%;</text:p>
          </table:table-cell>
          <table:table-cell office:value-type="string" calcext:value-type="string">
            <text:p>sản phẩm không sử dụng được, kính lệch nhìn không tháy được gì. shop đổi lại sản phẩm cùng giá dùm hoặc sản phảm giá trị cao hơn dùm. cảm ơn</text:p>
          </table:table-cell>
        </table:table-row>
        <table:table-row table:style-name="ro1">
          <table:table-cell office:value-type="string" calcext:value-type="string">
            <text:p>width: 20%;</text:p>
          </table:table-cell>
          <table:table-cell office:value-type="string" calcext:value-type="string">
            <text:p>sản phẩm không sử dụng được dù đã cho thẻ nhớ là sao</text:p>
          </table:table-cell>
        </table:table-row>
        <table:table-row table:style-name="ro1">
          <table:table-cell office:value-type="string" calcext:value-type="string">
            <text:p>width: 20%;</text:p>
          </table:table-cell>
          <table:table-cell office:value-type="string" calcext:value-type="string">
            <text:p>Sản phẩm không sạc được cho dòng iphone, chỉ sạc được android. Shop làm ăn bẩn</text:p>
          </table:table-cell>
        </table:table-row>
        <table:table-row table:style-name="ro1">
          <table:table-cell office:value-type="string" calcext:value-type="string">
            <text:p>width: 20%;</text:p>
          </table:table-cell>
          <table:table-cell office:value-type="string" calcext:value-type="string">
            <text:p>Sản phấm khong ổn đinh ,dùng kém</text:p>
          </table:table-cell>
        </table:table-row>
        <table:table-row table:style-name="ro1">
          <table:table-cell office:value-type="string" calcext:value-type="string">
            <text:p>width: 20%;</text:p>
          </table:table-cell>
          <table:table-cell office:value-type="string" calcext:value-type="string">
            <text:p>sản phẩm không như quảng cáo, độ phân giải chỉ được 720p. ko có 1080p</text:p>
          </table:table-cell>
        </table:table-row>
        <table:table-row table:style-name="ro1">
          <table:table-cell office:value-type="string" calcext:value-type="string">
            <text:p>width: 20%;</text:p>
          </table:table-cell>
          <table:table-cell office:value-type="string" calcext:value-type="string">
            <text:p>sản phẩm không nhìn được rất tệ</text:p>
          </table:table-cell>
        </table:table-row>
        <table:table-row table:style-name="ro1">
          <table:table-cell office:value-type="string" calcext:value-type="string">
            <text:p>width: 20%;</text:p>
          </table:table-cell>
          <table:table-cell office:value-type="string" calcext:value-type="string">
            <text:p>Sản phẩm không kết nối được. Không có sách hướng dẫn, không có số điện thoại người bán kèm theo để bảo bành hoặc gọi điện hỏi cách cài đặt. Hàng thực tế khác với hình ảnh trên Tiki. Mong Tiki xem xét shop này? Và tôi muốn trả hàng thù làm thế nào?</text:p>
          </table:table-cell>
        </table:table-row>
        <table:table-row table:style-name="ro1">
          <table:table-cell office:value-type="string" calcext:value-type="string">
            <text:p>width: 20%;</text:p>
          </table:table-cell>
          <table:table-cell office:value-type="string" calcext:value-type="string">
            <text:p>Sản phẩm không kết nối được wiphi,k liên hệ dk người bán</text:p>
          </table:table-cell>
        </table:table-row>
        <table:table-row table:style-name="ro1">
          <table:table-cell office:value-type="string" calcext:value-type="string">
            <text:p>width: 20%;</text:p>
          </table:table-cell>
          <table:table-cell office:value-type="string" calcext:value-type="string">
            <text:p>Sản phẩm không hữu ích, thêm vướng, tốn chổ.</text:p>
          </table:table-cell>
        </table:table-row>
        <table:table-row table:style-name="ro1">
          <table:table-cell office:value-type="string" calcext:value-type="string">
            <text:p>width: 20%;</text:p>
          </table:table-cell>
          <table:table-cell office:value-type="string" calcext:value-type="string">
            <text:p>sản phẩm không giống trong hình. mua về rơi 1 con ốc không biết chỗ nào. tiki làm ăn thất vọng</text:p>
          </table:table-cell>
        </table:table-row>
        <table:table-row table:style-name="ro3">
          <table:table-cell office:value-type="string" calcext:value-type="string">
            <text:p>width: 20%;</text:p>
          </table:table-cell>
          <table:table-cell office:value-type="string" calcext:value-type="string">
            <text:p>Sản phẩm không giống như trong hình trên web. Khi đeo thì rất nóng.</text:p>
            <text:p>Khi đeo vào ngón tay thì cảm ứng không nhận.</text:p>
            <text:p>TÔI RẤT MUỐN TRẢ LẠI HÀNG</text:p>
          </table:table-cell>
        </table:table-row>
        <table:table-row table:style-name="ro3">
          <table:table-cell office:value-type="string" calcext:value-type="string">
            <text:p>width: 20%;</text:p>
          </table:table-cell>
          <table:table-cell office:value-type="string" calcext:value-type="string">
            <text:p>Sản phẩm không giống như hình: trên đầu dây lightning không có logo của Anker như những chiếc khác tôi từng sở hữu hay như trên bao bì.</text:p>
            <text:p/>
            <text:p>Có cảm giác sản phẩm không phải chính hãng. Trước đây đã mua một sợi cáp của Anker tại Tiki, đã hỏng khi chưa được một năm dù sử dụng trong điều kiện bình thường. Nay lại gặp sự tình trạng này, chắc sẽ không mua Anker ở Tiki nữa.</text:p>
          </table:table-cell>
        </table:table-row>
        <table:table-row table:style-name="ro1">
          <table:table-cell office:value-type="string" calcext:value-type="string">
            <text:p>width: 20%;</text:p>
          </table:table-cell>
          <table:table-cell office:value-type="string" calcext:value-type="string">
            <text:p>Sản phẩm không giống như hình trên quảng cáo. hỉnh ảnh tầm 1.0 .không phải 2.0 như quảng cáo. Đang liên hệ trả sản phẩm.</text:p>
          </table:table-cell>
        </table:table-row>
        <table:table-row table:style-name="ro1">
          <table:table-cell office:value-type="string" calcext:value-type="string">
            <text:p>width: 20%;</text:p>
          </table:table-cell>
          <table:table-cell office:value-type="string" calcext:value-type="string">
            <text:p>sản phẩm không giống giới thiệu, kêu có khe cắm thẻ nhớ sao mình tìm hết cái camera chả thấy khe cắm vậy, yêu cầu phản hồi</text:p>
          </table:table-cell>
        </table:table-row>
        <table:table-row table:style-name="ro1">
          <table:table-cell office:value-type="string" calcext:value-type="string">
            <text:p>width: 20%;</text:p>
          </table:table-cell>
          <table:table-cell office:value-type="string" calcext:value-type="string">
            <text:p>Sản phẩm không được tốt lắm Nghe nói rất nhỏ khi đã vặn volum max</text:p>
          </table:table-cell>
        </table:table-row>
        <table:table-row table:style-name="ro1">
          <table:table-cell office:value-type="string" calcext:value-type="string">
            <text:p>width: 20%;</text:p>
          </table:table-cell>
          <table:table-cell office:value-type="string" calcext:value-type="string">
            <text:p>Sản phẩm không được như mong đợi. Tốc độ đọc ghi chậm không ổn định so sách với sản phẩm tương đương cùng thương hiệu và mã sản phẩm hàng chính hãng thì khác xa</text:p>
          </table:table-cell>
        </table:table-row>
        <table:table-row table:style-name="ro1">
          <table:table-cell office:value-type="string" calcext:value-type="string">
            <text:p>width: 20%;</text:p>
          </table:table-cell>
          <table:table-cell office:value-type="string" calcext:value-type="string">
            <text:p>Sản phẩm không đúng với mô tả, không có chế độ quay 1020 P và không có chế độ quay đêm. Đề nghị được trả sản phẩm và hoàn tiền.</text:p>
          </table:table-cell>
        </table:table-row>
        <table:table-row table:style-name="ro1">
          <table:table-cell office:value-type="string" calcext:value-type="string">
            <text:p>width: 20%;</text:p>
          </table:table-cell>
          <table:table-cell office:value-type="string" calcext:value-type="string">
            <text:p>sản phẩm không đúng như quảng cáo.không lưu được video,k chuyển động theo các vật di chuyển,không đàm thoại được 2 chiều.kết nối rất chậm</text:p>
          </table:table-cell>
        </table:table-row>
        <table:table-row table:style-name="ro2">
          <table:table-cell office:value-type="string" calcext:value-type="string">
            <text:p>width: 20%;</text:p>
          </table:table-cell>
          <table:table-cell office:value-type="string" calcext:value-type="string">
            <text:p>Sản phẩm không đúng như miêu tả.</text:p>
            <text:p>Thu tiền thì nhanh mà hoàn tiền thì quá lâu</text:p>
          </table:table-cell>
        </table:table-row>
        <table:table-row table:style-name="ro1">
          <table:table-cell office:value-type="string" calcext:value-type="string">
            <text:p>width: 20%;</text:p>
          </table:table-cell>
          <table:table-cell office:value-type="string" calcext:value-type="string">
            <text:p>Sản phẩm không đúng như hình, không có khe cắm thẻ nhớ</text:p>
          </table:table-cell>
        </table:table-row>
        <table:table-row table:style-name="ro1">
          <table:table-cell office:value-type="string" calcext:value-type="string">
            <text:p>width: 20%;</text:p>
          </table:table-cell>
          <table:table-cell office:value-type="string" calcext:value-type="string">
            <text:p>Sản phẩm không dùng được</text:p>
          </table:table-cell>
        </table:table-row>
        <table:table-row table:style-name="ro1">
          <table:table-cell office:value-type="string" calcext:value-type="string">
            <text:p>width: 20%;</text:p>
          </table:table-cell>
          <table:table-cell office:value-type="string" calcext:value-type="string">
            <text:p>sản phẩm không có thẻ nhớ không có nút reset ký hiệu wi-fi không được</text:p>
          </table:table-cell>
        </table:table-row>
        <table:table-row table:style-name="ro1">
          <table:table-cell office:value-type="string" calcext:value-type="string">
            <text:p>width: 20%;</text:p>
          </table:table-cell>
          <table:table-cell office:value-type="string" calcext:value-type="string">
            <text:p>Sản phẩm không có remote, chân màu trắng, không phải chân màu đen giống hình. Vì giá tiền thấp quá nên cũng không buồn đổi, các bạn cân nhắc khi mua.</text:p>
          </table:table-cell>
        </table:table-row>
        <table:table-row table:style-name="ro1">
          <table:table-cell office:value-type="string" calcext:value-type="string">
            <text:p>width: 20%;</text:p>
          </table:table-cell>
          <table:table-cell office:value-type="string" calcext:value-type="string">
            <text:p>Sản phẩm không check được bằng phần mềm SanDiskSecureAccess chính hãng. Nếu chính hãng tại sao không sử dụng được phần mềm này. Nghi vấn là hàng nhái. Yêu cầu tiki làm rõ.</text:p>
          </table:table-cell>
        </table:table-row>
        <table:table-row table:style-name="ro1">
          <table:table-cell office:value-type="string" calcext:value-type="string">
            <text:p>width: 20%;</text:p>
          </table:table-cell>
          <table:table-cell office:value-type="string" calcext:value-type="string">
            <text:p>Sản phẩm không chất lượng như tôi mong muôn chất lượng hình ảnh ko được rõ nết so với giá tôi mua</text:p>
          </table:table-cell>
        </table:table-row>
        <table:table-row table:style-name="ro4">
          <table:table-cell office:value-type="string" calcext:value-type="string">
            <text:p>width: 20%;</text:p>
          </table:table-cell>
          <table:table-cell office:value-type="string" calcext:value-type="string">
            <text:p>Sản phẩm khá tốt ngoại trừ việc khi kiểm lại hàng được nhận thì không thầy cái Remote mà nhà cung cấp liệt kê trong danh sách hàng tặng kèm đâu cả. Chân máy ảnh gắn điện thoại mà không có Remote làm sao điều khiển từ xa?</text:p>
            <text:p/>
            <text:p>Mình mua sản phẩm này vì thấy có kèm đầy đủ phụ kiện, từ giá kẹp điện thoại đến túi đựng và...Remote. Hiện giờ không có Remote nên mình cũng chẳng dùng ở đâu được!</text:p>
            <text:p/>
            <text:p>Mã đơn hàng #702395423, ngày mua 10/7/2019.</text:p>
          </table:table-cell>
        </table:table-row>
        <table:table-row table:style-name="ro1">
          <table:table-cell office:value-type="string" calcext:value-type="string">
            <text:p>width: 20%;</text:p>
          </table:table-cell>
          <table:table-cell office:value-type="string" calcext:value-type="string">
            <text:p>sản phẩm kém, dịch vụ bảo hành rất tệ, hơn 1 tháng vẫn chưa được bảo hành</text:p>
          </table:table-cell>
        </table:table-row>
        <table:table-row table:style-name="ro1">
          <table:table-cell office:value-type="string" calcext:value-type="string">
            <text:p>width: 20%;</text:p>
          </table:table-cell>
          <table:table-cell office:value-type="string" calcext:value-type="string">
            <text:p>Sản phẩm kém lắm. Ko sử dụng được . Để giá cao quá giảm cho oai thực tế chất lượng quá tệ. Kẹp máy 7plus ko nổi nặng quá rơi máy</text:p>
          </table:table-cell>
        </table:table-row>
        <table:table-row table:style-name="ro1">
          <table:table-cell office:value-type="string" calcext:value-type="string">
            <text:p>width: 20%;</text:p>
          </table:table-cell>
          <table:table-cell office:value-type="string" calcext:value-type="string">
            <text:p>Sản phẩm kém chất lượng, video rất mờ và không có chế độ quay 1080p như quảng cáo</text:p>
          </table:table-cell>
        </table:table-row>
        <table:table-row table:style-name="ro1">
          <table:table-cell office:value-type="string" calcext:value-type="string">
            <text:p>width: 20%;</text:p>
          </table:table-cell>
          <table:table-cell office:value-type="string" calcext:value-type="string">
            <text:p>Sản phẩm kém chất lượng gây cháy nổ</text:p>
          </table:table-cell>
        </table:table-row>
        <table:table-row table:style-name="ro1">
          <table:table-cell office:value-type="string" calcext:value-type="string">
            <text:p>width: 20%;</text:p>
          </table:table-cell>
          <table:table-cell office:value-type="string" calcext:value-type="string">
            <text:p>sản phẩm kém chất lượng</text:p>
          </table:table-cell>
        </table:table-row>
        <table:table-row table:style-name="ro1">
          <table:table-cell office:value-type="string" calcext:value-type="string">
            <text:p>width: 20%;</text:p>
          </table:table-cell>
          <table:table-cell office:value-type="string" calcext:value-type="string">
            <text:p>sản phẩm k quét được mã vạch. <text:s/>thất vọng khi mia hàng</text:p>
          </table:table-cell>
        </table:table-row>
        <table:table-row table:style-name="ro1">
          <table:table-cell office:value-type="string" calcext:value-type="string">
            <text:p>width: 20%;</text:p>
          </table:table-cell>
          <table:table-cell office:value-type="string" calcext:value-type="string">
            <text:p>Sản phẩm k lên nguồn k dùng được</text:p>
          </table:table-cell>
        </table:table-row>
        <table:table-row table:style-name="ro1">
          <table:table-cell office:value-type="string" calcext:value-type="string">
            <text:p>width: 20%;</text:p>
          </table:table-cell>
          <table:table-cell office:value-type="string" calcext:value-type="string">
            <text:p>Sẩn phẩm k dùng được. Mua về không dùng được lấy 1 lần. Cực kì thất vọng với tiki</text:p>
          </table:table-cell>
        </table:table-row>
        <table:table-row table:style-name="ro1">
          <table:table-cell office:value-type="string" calcext:value-type="string">
            <text:p>width: 20%;</text:p>
          </table:table-cell>
          <table:table-cell office:value-type="string" calcext:value-type="string">
            <text:p>sản phẩm hư ko kết nối được đang kết nối thì bóc khói</text:p>
          </table:table-cell>
        </table:table-row>
        <table:table-row table:style-name="ro1">
          <table:table-cell office:value-type="string" calcext:value-type="string">
            <text:p>width: 20%;</text:p>
          </table:table-cell>
          <table:table-cell office:value-type="string" calcext:value-type="string">
            <text:p>Sản phẩm hit yếu. Sử dụng chập chơn.</text:p>
          </table:table-cell>
        </table:table-row>
        <table:table-row table:style-name="ro1">
          <table:table-cell office:value-type="string" calcext:value-type="string">
            <text:p>width: 20%;</text:p>
          </table:table-cell>
          <table:table-cell office:value-type="string" calcext:value-type="string">
            <text:p>sản phẩm hát rất tệ , âm thanh rất nhỏ . vậy mà tiki cho lên để bán để ăn % ! rất thất vọng về tiki lần này !</text:p>
          </table:table-cell>
        </table:table-row>
        <table:table-row table:style-name="ro1">
          <table:table-cell office:value-type="string" calcext:value-type="string">
            <text:p>width: 20%;</text:p>
          </table:table-cell>
          <table:table-cell office:value-type="string" calcext:value-type="string">
            <text:p>San pham gửi cho em dung ok nhung thẻ nhớ 32ghi hỏng mong sop gui cái thẻ khac cho e ok</text:p>
          </table:table-cell>
        </table:table-row>
        <table:table-row table:style-name="ro3">
          <table:table-cell office:value-type="string" calcext:value-type="string">
            <text:p>width: 20%;</text:p>
          </table:table-cell>
          <table:table-cell office:value-type="string" calcext:value-type="string">
            <text:p>Sản phẩm giao trễ hơn so với thời gian dự kiến (Sử dụng Tikinow).</text:p>
            <text:p>Khi cắm vào thì hiện lên VIET'S USB và có sẵn file trong đó: chứng tỏ là USB này không phải hàng mới 100%.</text:p>
            <text:p>Rất thất vọng.</text:p>
          </table:table-cell>
        </table:table-row>
        <table:table-row table:style-name="ro1">
          <table:table-cell office:value-type="string" calcext:value-type="string">
            <text:p>width: 20%;</text:p>
          </table:table-cell>
          <table:table-cell office:value-type="string" calcext:value-type="string">
            <text:p>Sản phẩm giao quá chậm. Mua về ko biết cách xài ko có hướng dẫn sử dụng, các chân quá yếu để cong</text:p>
          </table:table-cell>
        </table:table-row>
        <table:table-row table:style-name="ro1">
          <table:table-cell office:value-type="string" calcext:value-type="string">
            <text:p>width: 20%;</text:p>
          </table:table-cell>
          <table:table-cell office:value-type="string" calcext:value-type="string">
            <text:p>sản phẩm giao nhanh, nhưng pin không tốt mới quay chưa đầy 30s báo hết pin. gọi hỗ trợ báo là 24h có kỹ thật hỗ trợ mà k thấy đâu, gọi lại thì báo đợi tiếp 24h. chán</text:p>
          </table:table-cell>
        </table:table-row>
        <table:table-row table:style-name="ro1">
          <table:table-cell office:value-type="string" calcext:value-type="string">
            <text:p>width: 20%;</text:p>
          </table:table-cell>
          <table:table-cell office:value-type="string" calcext:value-type="string">
            <text:p>sản phẩm giao nhanh nhưng ko kết nối được mạng dù đã thay nhiều modem router. đang đợi tiki để trả hàng</text:p>
          </table:table-cell>
        </table:table-row>
        <table:table-row table:style-name="ro1">
          <table:table-cell office:value-type="string" calcext:value-type="string">
            <text:p>width: 20%;</text:p>
          </table:table-cell>
          <table:table-cell office:value-type="string" calcext:value-type="string">
            <text:p>Sản phẩm giao không giống sản đăng bán. Dung lương pin khác, hình ảnh khác nhau</text:p>
          </table:table-cell>
        </table:table-row>
        <table:table-row table:style-name="ro2">
          <table:table-cell office:value-type="string" calcext:value-type="string">
            <text:p>width: 20%;</text:p>
          </table:table-cell>
          <table:table-cell office:value-type="string" calcext:value-type="string">
            <text:p>Sản phẩm giao không đúng với hình sản phẩm trong thông tin đăng bán. Chân đế giao đến không lắp vừa chân máy Benro T600EX, trong khi thông tin đăng bán sản phẩm để là tương thích Benro T600EX,T660EX,T800EX,T880EX. Tôi đặt mua Tiki Now để giao nhanh vì có nhu cầu sử dụng gấp mà như vậy là lỡ nhu cầu sử dụng của khách hàng.</text:p>
            <text:p>Tôi yêu cầu được trả hàng và hoàn tiền sản phẩm này.</text:p>
          </table:table-cell>
        </table:table-row>
        <table:table-row table:style-name="ro1">
          <table:table-cell office:value-type="string" calcext:value-type="string">
            <text:p>width: 20%;</text:p>
          </table:table-cell>
          <table:table-cell office:value-type="string" calcext:value-type="string">
            <text:p>Sản phẩm giao hơi lâu. Dùng 1 ngày thì đã gãy chân</text:p>
          </table:table-cell>
        </table:table-row>
        <table:table-row table:style-name="ro1">
          <table:table-cell office:value-type="string" calcext:value-type="string">
            <text:p>width: 20%;</text:p>
          </table:table-cell>
          <table:table-cell office:value-type="string" calcext:value-type="string">
            <text:p>sản phẩm giao cho khách không đúng với hình ảnh đăng bán. làm thủ tục đổi trả thì giải quyết quá lâu, làm lỡ nhu cầu sử dụng của khách hàng. Cảm giác như mình bị lừa đảo vậy</text:p>
          </table:table-cell>
        </table:table-row>
        <table:table-row table:style-name="ro1">
          <table:table-cell office:value-type="string" calcext:value-type="string">
            <text:p>width: 20%;</text:p>
          </table:table-cell>
          <table:table-cell office:value-type="string" calcext:value-type="string">
            <text:p>sản phẩm giao bị lố, thất vọng về tiki lần này</text:p>
          </table:table-cell>
        </table:table-row>
        <table:table-row table:style-name="ro1">
          <table:table-cell office:value-type="string" calcext:value-type="string">
            <text:p>width: 20%;</text:p>
          </table:table-cell>
          <table:table-cell office:value-type="string" calcext:value-type="string">
            <text:p>Sản phẩm giao bị hỏng, không giống hình ảnh. Rất thất vọng</text:p>
          </table:table-cell>
        </table:table-row>
        <table:table-row table:style-name="ro5">
          <table:table-cell office:value-type="string" calcext:value-type="string">
            <text:p>width: 20%;</text:p>
          </table:table-cell>
          <table:table-cell office:value-type="string" calcext:value-type="string">
            <text:p>Sản phẩm gì mà ko mở lên được</text:p>
            <text:p>Tiki làm ăn mất uy tín</text:p>
            <text:p>Vui lòng liên hệ để khách đổi sp khác</text:p>
            <text:p>Buôn bán ko có tâm gì cả..1 trang TIKI mà bán hàng vậy đó</text:p>
          </table:table-cell>
        </table:table-row>
        <table:table-row table:style-name="ro1">
          <table:table-cell office:value-type="string" calcext:value-type="string">
            <text:p>width: 20%;</text:p>
          </table:table-cell>
          <table:table-cell office:value-type="string" calcext:value-type="string">
            <text:p>Sản phẩm ghi là dung lượng 5600 mAh nhưng sạc điện thoại mình 4100 mAh không được 70%, trong khi đó lúc sạc đã là hơn 30%. Quá thất vọng về chất lượng sản phẩm này. Hy vọng không có ai mua phải sản phẩm kém chất lượng như này nữa.</text:p>
          </table:table-cell>
        </table:table-row>
        <table:table-row table:style-name="ro1">
          <table:table-cell office:value-type="string" calcext:value-type="string">
            <text:p>width: 20%;</text:p>
          </table:table-cell>
          <table:table-cell office:value-type="string" calcext:value-type="string">
            <text:p>Sản phẩm ghi có tặng kèm 10 tấm phim mà không thấy giao. Trả hàng thì không được.</text:p>
          </table:table-cell>
        </table:table-row>
        <table:table-row table:style-name="ro1">
          <table:table-cell office:value-type="string" calcext:value-type="string">
            <text:p>width: 20%;</text:p>
          </table:table-cell>
          <table:table-cell office:value-type="string" calcext:value-type="string">
            <text:p>Sản phẩm ghi chiều dài 2m, nhưng khi về nhà mở hàng chỉ có 1m dây.</text:p>
          </table:table-cell>
        </table:table-row>
        <table:table-row table:style-name="ro1">
          <table:table-cell office:value-type="string" calcext:value-type="string">
            <text:p>width: 20%;</text:p>
          </table:table-cell>
          <table:table-cell office:value-type="string" calcext:value-type="string">
            <text:p>Sản phẩm gãy từ trước nhưng shop cố tình nhét vào hộp. Ngoài ra thì nó cực kì yếu. Đặt Điện thoại lên là nó gục xuống luôn. Sản phẩm rất xứng đáng 1*</text:p>
          </table:table-cell>
        </table:table-row>
        <table:table-row table:style-name="ro1">
          <table:table-cell office:value-type="string" calcext:value-type="string">
            <text:p>width: 20%;</text:p>
          </table:table-cell>
          <table:table-cell office:value-type="string" calcext:value-type="string">
            <text:p>Sản phẩm dùng không ổn định, sóng chập chờn, lúc nhanh lúc chậm. Lúc tôi mua có chương trình khuyến mãi có thẻ cào trúng thưởng cũng không có. Nên cân nhắc khi mua trên TIKI, cảm ơn.</text:p>
          </table:table-cell>
        </table:table-row>
        <table:table-row table:style-name="ro1">
          <table:table-cell office:value-type="string" calcext:value-type="string">
            <text:p>width: 20%;</text:p>
          </table:table-cell>
          <table:table-cell office:value-type="string" calcext:value-type="string">
            <text:p>sản phẩm đóng gói với giao hàng cũng khá ổn,nhưng khi dùng sản phẩm thì không nghe được 1 tiếng,toàn è è</text:p>
          </table:table-cell>
        </table:table-row>
        <table:table-row table:style-name="ro1">
          <table:table-cell office:value-type="string" calcext:value-type="string">
            <text:p>width: 20%;</text:p>
          </table:table-cell>
          <table:table-cell office:value-type="string" calcext:value-type="string">
            <text:p>Sản phẩm đóng gói k kỹ. Khi cài xong thì thành ra vậy</text:p>
          </table:table-cell>
        </table:table-row>
        <table:table-row table:style-name="ro1">
          <table:table-cell office:value-type="string" calcext:value-type="string">
            <text:p>width: 20%;</text:p>
          </table:table-cell>
          <table:table-cell office:value-type="string" calcext:value-type="string">
            <text:p>Sản phẩm đóng gói chắc chắn nhưng sp giống hàng củ bị tróc sơn và không sử dụng được</text:p>
          </table:table-cell>
        </table:table-row>
        <table:table-row table:style-name="ro1">
          <table:table-cell office:value-type="string" calcext:value-type="string">
            <text:p>width: 20%;</text:p>
          </table:table-cell>
          <table:table-cell office:value-type="string" calcext:value-type="string">
            <text:p>sản phẩm đẹp đong gói cẩn thận nhưng chỉ có dây sạc ko có cục sạc là sao giờ lại phải đi mua ngoài ah.buồn.</text:p>
          </table:table-cell>
        </table:table-row>
        <table:table-row table:style-name="ro1">
          <table:table-cell office:value-type="string" calcext:value-type="string">
            <text:p>width: 20%;</text:p>
          </table:table-cell>
          <table:table-cell office:value-type="string" calcext:value-type="string">
            <text:p>sản phẫm đã bị gãy hetes một góc luói thũng nhìu chỗ</text:p>
          </table:table-cell>
        </table:table-row>
        <table:table-row table:style-name="ro1">
          <table:table-cell office:value-type="string" calcext:value-type="string">
            <text:p>width: 20%;</text:p>
          </table:table-cell>
          <table:table-cell office:value-type="string" calcext:value-type="string">
            <text:p>Sản phẩm của mình như này là giả nhỉ, sao chả có chỗ cắm j vậy, điếc đặc</text:p>
          </table:table-cell>
        </table:table-row>
        <table:table-row table:style-name="ro1">
          <table:table-cell office:value-type="string" calcext:value-type="string">
            <text:p>width: 20%;</text:p>
          </table:table-cell>
          <table:table-cell office:value-type="string" calcext:value-type="string">
            <text:p>Sản phẩm của DGW nhưng là hàng tồn từ năm 2017, chứ k phải là hàng mới sản xuất. Mua tháng 25/8/2020 mà ghi bảo hành là tháng 3/2020 bớt đi 5 tháng. Mới sử dụng thì thấy pin nhanh hết kinh khủng. mới dùng 5 phút hế 25% pin <text:s/>dùng 10 phút hết 50% pin,</text:p>
          </table:table-cell>
        </table:table-row>
        <table:table-row table:style-name="ro1">
          <table:table-cell office:value-type="string" calcext:value-type="string">
            <text:p>width: 20%;</text:p>
          </table:table-cell>
          <table:table-cell office:value-type="string" calcext:value-type="string">
            <text:p>Sản phẩm có kích thước nhỏ, không chắc chắn khi dùng cùng Gimbal. Không mua lại</text:p>
          </table:table-cell>
        </table:table-row>
        <table:table-row table:style-name="ro1">
          <table:table-cell office:value-type="string" calcext:value-type="string">
            <text:p>width: 20%;</text:p>
          </table:table-cell>
          <table:table-cell office:value-type="string" calcext:value-type="string">
            <text:p>sản phẩm có kèm theo thẻ nhớ không ạ, sao mình không nhận được thẻ nhớ...mình sẽ review lại khi có câu trả lời..</text:p>
          </table:table-cell>
        </table:table-row>
        <table:table-row table:style-name="ro1">
          <table:table-cell office:value-type="string" calcext:value-type="string">
            <text:p>width: 20%;</text:p>
          </table:table-cell>
          <table:table-cell office:value-type="string" calcext:value-type="string">
            <text:p>Sản phẩm có hiệu suất không cao, LAN không ổn định và thường xuyên khởi động lại. Thất vọng về sản phẩm này.</text:p>
          </table:table-cell>
        </table:table-row>
        <table:table-row table:style-name="ro1">
          <table:table-cell office:value-type="string" calcext:value-type="string">
            <text:p>width: 20%;</text:p>
          </table:table-cell>
          <table:table-cell office:value-type="string" calcext:value-type="string">
            <text:p>sản phẩm chưa hài lòng</text:p>
          </table:table-cell>
        </table:table-row>
        <table:table-row table:style-name="ro1">
          <table:table-cell office:value-type="string" calcext:value-type="string">
            <text:p>width: 20%;</text:p>
          </table:table-cell>
          <table:table-cell office:value-type="string" calcext:value-type="string">
            <text:p>Sản phẩm chống điếc, ngoại hình bình thường, âm thanh chán</text:p>
          </table:table-cell>
        </table:table-row>
        <table:table-row table:style-name="ro1">
          <table:table-cell office:value-type="string" calcext:value-type="string">
            <text:p>width: 20%;</text:p>
          </table:table-cell>
          <table:table-cell office:value-type="string" calcext:value-type="string">
            <text:p>Sản phẩm chính hãng nên chất lượng miễn bàn. Nhưng chất lượng đóng gói thì quá tệ. Tôi mua hàng online khá nhiều nhưng chưa bao giờ thấy kiểu đóng gói ẩu như thế này, chỉ để nguyên sản phẩm vào trong hộp bìa mỏng dính mà không chèn lót thêm gì cả. May măn thì sản phẩm vẫn dùng được, nhưng tuổi thọ của sản phẩm liệu có được đảm bảo? Tiki cần xem xét và cải thiện vấn đề này!</text:p>
          </table:table-cell>
        </table:table-row>
        <table:table-row table:style-name="ro1">
          <table:table-cell office:value-type="string" calcext:value-type="string">
            <text:p>width: 20%;</text:p>
          </table:table-cell>
          <table:table-cell office:value-type="string" calcext:value-type="string">
            <text:p>Sản phẩm chính hãng miễn bàn về chất lượng. Nhưng chất lượng đóng gói của tiki thì quá tệ, vứt nguyên sản phẩm vào trong hộp bìa mỏng mà không chèn lót thêm gì cả. Hộp mỏng, quá trình vận huyển bị móp méo rất không đảm bảo</text:p>
          </table:table-cell>
        </table:table-row>
        <table:table-row table:style-name="ro1">
          <table:table-cell office:value-type="string" calcext:value-type="string">
            <text:p>width: 20%;</text:p>
          </table:table-cell>
          <table:table-cell office:value-type="string" calcext:value-type="string">
            <text:p>Sản phẩm chất lượng rất kém</text:p>
          </table:table-cell>
        </table:table-row>
        <table:table-row table:style-name="ro1">
          <table:table-cell office:value-type="string" calcext:value-type="string">
            <text:p>width: 20%;</text:p>
          </table:table-cell>
          <table:table-cell office:value-type="string" calcext:value-type="string">
            <text:p>Sản phẩm chất lượng hình ảnh kém, mờ</text:p>
          </table:table-cell>
        </table:table-row>
        <table:table-row table:style-name="ro1">
          <table:table-cell office:value-type="string" calcext:value-type="string">
            <text:p>width: 20%;</text:p>
          </table:table-cell>
          <table:table-cell office:value-type="string" calcext:value-type="string">
            <text:p>Sản phẩm chất lượng cực kém.</text:p>
          </table:table-cell>
        </table:table-row>
        <table:table-row table:style-name="ro1">
          <table:table-cell office:value-type="string" calcext:value-type="string">
            <text:p>width: 20%;</text:p>
          </table:table-cell>
          <table:table-cell office:value-type="string" calcext:value-type="string">
            <text:p>Sản phẩm chập chờn không ổn định xin đc đổi hàng</text:p>
          </table:table-cell>
        </table:table-row>
        <table:table-row table:style-name="ro1">
          <table:table-cell office:value-type="string" calcext:value-type="string">
            <text:p>width: 20%;</text:p>
          </table:table-cell>
          <table:table-cell office:value-type="string" calcext:value-type="string">
            <text:p>sản phẩm chán quá dùng vài hôm đã hỏng</text:p>
          </table:table-cell>
        </table:table-row>
        <table:table-row table:style-name="ro1">
          <table:table-cell office:value-type="string" calcext:value-type="string">
            <text:p>width: 20%;</text:p>
          </table:table-cell>
          <table:table-cell office:value-type="string" calcext:value-type="string">
            <text:p>Sản phẩm cắm điện vào ko hoạt động. T muốn đổi lại thì như nào?</text:p>
          </table:table-cell>
        </table:table-row>
        <table:table-row table:style-name="ro1">
          <table:table-cell office:value-type="string" calcext:value-type="string">
            <text:p>width: 20%;</text:p>
          </table:table-cell>
          <table:table-cell office:value-type="string" calcext:value-type="string">
            <text:p>Sản phẩm cài đặt k đc mà cũng bán</text:p>
          </table:table-cell>
        </table:table-row>
        <table:table-row table:style-name="ro1">
          <table:table-cell office:value-type="string" calcext:value-type="string">
            <text:p>width: 20%;</text:p>
          </table:table-cell>
          <table:table-cell office:value-type="string" calcext:value-type="string">
            <text:p>Sản phẩm bị trầu xước, lớp tiếp xúc không được dán bảo vệ. Linh kiệm thiếu, ốc gắn cái không cùng chủng loại. Nói chung rất tệ!</text:p>
          </table:table-cell>
        </table:table-row>
        <table:table-row table:style-name="ro1">
          <table:table-cell office:value-type="string" calcext:value-type="string">
            <text:p>width: 20%;</text:p>
          </table:table-cell>
          <table:table-cell office:value-type="string" calcext:value-type="string">
            <text:p>sản phẩm bị rớt WiFi ,không ổn định, bị lỗi. Tôi đổi lại cái khác được không?</text:p>
          </table:table-cell>
        </table:table-row>
        <table:table-row table:style-name="ro1">
          <table:table-cell office:value-type="string" calcext:value-type="string">
            <text:p>width: 20%;</text:p>
          </table:table-cell>
          <table:table-cell office:value-type="string" calcext:value-type="string">
            <text:p>sản phẩm bị nứt 2 vết phía trong, tôi cần đổi lại sản phẩm</text:p>
          </table:table-cell>
        </table:table-row>
        <table:table-row table:style-name="ro1">
          <table:table-cell office:value-type="string" calcext:value-type="string">
            <text:p>width: 20%;</text:p>
          </table:table-cell>
          <table:table-cell office:value-type="string" calcext:value-type="string">
            <text:p>Sản phẩm bị lỗi. Shop vui lòng nhận lại sản phẩm và hoàn tiền</text:p>
          </table:table-cell>
        </table:table-row>
        <table:table-row table:style-name="ro1">
          <table:table-cell office:value-type="string" calcext:value-type="string">
            <text:p>width: 20%;</text:p>
          </table:table-cell>
          <table:table-cell office:value-type="string" calcext:value-type="string">
            <text:p>Sản phẩm bí lỗi,không kết nối được.Yêu cầu trả hàng</text:p>
          </table:table-cell>
        </table:table-row>
        <table:table-row table:style-name="ro1">
          <table:table-cell office:value-type="string" calcext:value-type="string">
            <text:p>width: 20%;</text:p>
          </table:table-cell>
          <table:table-cell office:value-type="string" calcext:value-type="string">
            <text:p>sản phẩm bị lỗi, ko kết nối được vào ứng dụng kbone. Đang chờ tiki đổi trả.</text:p>
          </table:table-cell>
        </table:table-row>
        <table:table-row table:style-name="ro1">
          <table:table-cell office:value-type="string" calcext:value-type="string">
            <text:p>width: 20%;</text:p>
          </table:table-cell>
          <table:table-cell office:value-type="string" calcext:value-type="string">
            <text:p>sản phẩm bị lỗi yêu cầu trả lại hàng</text:p>
          </table:table-cell>
        </table:table-row>
        <table:table-row table:style-name="ro1">
          <table:table-cell office:value-type="string" calcext:value-type="string">
            <text:p>width: 20%;</text:p>
          </table:table-cell>
          <table:table-cell office:value-type="string" calcext:value-type="string">
            <text:p>sản phẩm bị lỗi wifi</text:p>
          </table:table-cell>
        </table:table-row>
        <table:table-row table:style-name="ro1">
          <table:table-cell office:value-type="string" calcext:value-type="string">
            <text:p>width: 20%;</text:p>
          </table:table-cell>
          <table:table-cell office:value-type="string" calcext:value-type="string">
            <text:p>sản phẩm bị lỗi tùm lum đi</text:p>
          </table:table-cell>
        </table:table-row>
        <table:table-row table:style-name="ro1">
          <table:table-cell office:value-type="string" calcext:value-type="string">
            <text:p>width: 20%;</text:p>
          </table:table-cell>
          <table:table-cell office:value-type="string" calcext:value-type="string">
            <text:p>Sản phẩm bị lỗi sạc pin không vào, mỗi lần khởi động lại là lại phải cài đặt từ đầu không thể sử dụng được. Tôi muốn đổi sản phẩm khác thì Tiki vui lòng hỗ trợ.</text:p>
          </table:table-cell>
        </table:table-row>
        <table:table-row table:style-name="ro1">
          <table:table-cell office:value-type="string" calcext:value-type="string">
            <text:p>width: 20%;</text:p>
          </table:table-cell>
          <table:table-cell office:value-type="string" calcext:value-type="string">
            <text:p>Sản phầm bị lỗi nhưng không biết đổi trả bằng cách nào!</text:p>
          </table:table-cell>
        </table:table-row>
        <table:table-row table:style-name="ro1">
          <table:table-cell office:value-type="string" calcext:value-type="string">
            <text:p>width: 20%;</text:p>
          </table:table-cell>
          <table:table-cell office:value-type="string" calcext:value-type="string">
            <text:p>Sản phẩm bị lỗi như thế này mà đi bán cho khách</text:p>
          </table:table-cell>
        </table:table-row>
        <table:table-row table:style-name="ro1">
          <table:table-cell office:value-type="string" calcext:value-type="string">
            <text:p>width: 20%;</text:p>
          </table:table-cell>
          <table:table-cell office:value-type="string" calcext:value-type="string">
            <text:p>Sản phẩm bị lỗi màn hình</text:p>
          </table:table-cell>
        </table:table-row>
        <table:table-row table:style-name="ro1">
          <table:table-cell office:value-type="string" calcext:value-type="string">
            <text:p>width: 20%;</text:p>
          </table:table-cell>
          <table:table-cell office:value-type="string" calcext:value-type="string">
            <text:p>sản phẩm bị lổi không nhận wifi. tôi muốn đổi lại sản phẩm mới</text:p>
          </table:table-cell>
        </table:table-row>
        <table:table-row table:style-name="ro1">
          <table:table-cell office:value-type="string" calcext:value-type="string">
            <text:p>width: 20%;</text:p>
          </table:table-cell>
          <table:table-cell office:value-type="string" calcext:value-type="string">
            <text:p>Sản phẩm bị lỗi không kết nối wifi được, mình đã yêu cầu bảo hành nhưng hơn chờ 1 tuần không thấy đến lấy hàng, cũng không thông báo xem khách hàng nên chờ hay tự gửi trả. Mình đã mua rất nhiều sản phẩm của Tiki vì nghĩ giá tiền cao hơn thị trường sẽ đồng nghĩa với chất lượng dịch vụ tốt khi gặp sự cố, tuy nhiên lần này mình thật sự thất vọng. Nếu chất lượng dịch vụ hậu mãi không cải thiện mình sẽ không ủng hộ mua hàng của Tiki nữa.</text:p>
          </table:table-cell>
        </table:table-row>
        <table:table-row table:style-name="ro1">
          <table:table-cell office:value-type="string" calcext:value-type="string">
            <text:p>width: 20%;</text:p>
          </table:table-cell>
          <table:table-cell office:value-type="string" calcext:value-type="string">
            <text:p>Sản phẩm bị lỗi không kết nối được với WiFi</text:p>
          </table:table-cell>
        </table:table-row>
        <table:table-row table:style-name="ro1">
          <table:table-cell office:value-type="string" calcext:value-type="string">
            <text:p>width: 20%;</text:p>
          </table:table-cell>
          <table:table-cell office:value-type="string" calcext:value-type="string">
            <text:p>Sản phẩm bị lỗi không cài đặt được, lúc phần scan QR code thì camera quét không được,đề nghị trả hàng</text:p>
          </table:table-cell>
        </table:table-row>
        <table:table-row table:style-name="ro1">
          <table:table-cell office:value-type="string" calcext:value-type="string">
            <text:p>width: 20%;</text:p>
          </table:table-cell>
          <table:table-cell office:value-type="string" calcext:value-type="string">
            <text:p>sản phẩm bị lỗi không cài đặt được Wifi. Nhờ shop kiểm tra và đổi trả dùm. xin chân thành cảm ơn</text:p>
          </table:table-cell>
        </table:table-row>
        <table:table-row table:style-name="ro1">
          <table:table-cell office:value-type="string" calcext:value-type="string">
            <text:p>width: 20%;</text:p>
          </table:table-cell>
          <table:table-cell office:value-type="string" calcext:value-type="string">
            <text:p>Sản phẩm bị lỗi cổng sạc type 1 không sạc được cho điện thoại <text:s text:c="2"/>, đã liên hệ nhà bán hàng <text:s/>và nhận được câu trả lời ! Yêu cầu Tiki hỗ trợ hoàn tiền cho sản phẩm này</text:p>
          </table:table-cell>
        </table:table-row>
        <table:table-row table:style-name="ro1">
          <table:table-cell office:value-type="string" calcext:value-type="string">
            <text:p>width: 20%;</text:p>
          </table:table-cell>
          <table:table-cell office:value-type="string" calcext:value-type="string">
            <text:p>Sản phẩm bị lỗi con lăn chuột, đổi trả thì lâu 2 tuần sau hàng chưa về gọi tiki huỷ đơn hàng thì đến hôm nay vẫn chưa có thông tin lại về việc huỷ đơn hàng cũng như hoàn tiền.</text:p>
          </table:table-cell>
        </table:table-row>
        <table:table-row table:style-name="ro1">
          <table:table-cell office:value-type="string" calcext:value-type="string">
            <text:p>width: 20%;</text:p>
          </table:table-cell>
          <table:table-cell office:value-type="string" calcext:value-type="string">
            <text:p>Sản phẩm bị dính phím số 2 ở bàn phím số. Đổi bảo hành thế nào?</text:p>
          </table:table-cell>
        </table:table-row>
        <table:table-row table:style-name="ro1">
          <table:table-cell office:value-type="string" calcext:value-type="string">
            <text:p>width: 20%;</text:p>
          </table:table-cell>
          <table:table-cell office:value-type="string" calcext:value-type="string">
            <text:p>Sản phẩm bị đánh dấu bảo hành trên tem trước mất 1 năm. Quá tệ.</text:p>
          </table:table-cell>
        </table:table-row>
        <table:table-row table:style-name="ro1">
          <table:table-cell office:value-type="string" calcext:value-type="string">
            <text:p>width: 20%;</text:p>
          </table:table-cell>
          <table:table-cell office:value-type="string" calcext:value-type="string">
            <text:p>Sản phẩm bảo hành quá tệ. Sau 2 tuan su dung bảo hành 2 lần máy ko còn con vít</text:p>
          </table:table-cell>
        </table:table-row>
        <table:table-row table:style-name="ro2">
          <table:table-cell office:value-type="string" calcext:value-type="string">
            <text:p>width: 20%;</text:p>
          </table:table-cell>
          <table:table-cell office:value-type="string" calcext:value-type="string">
            <text:p>Sản phẩm bảo hành như thế nào? </text:p>
            <text:p>Bảo hành 12 tháng mà tôi dùng mới được 6 tháng đã lỗi không biết gửi đi đâu để bảo hành?</text:p>
          </table:table-cell>
        </table:table-row>
        <table:table-row table:style-name="ro1">
          <table:table-cell office:value-type="string" calcext:value-type="string">
            <text:p>width: 20%;</text:p>
          </table:table-cell>
          <table:table-cell office:value-type="string" calcext:value-type="string">
            <text:p>Sản phẩm bằng nhựa lỏng lẻo, không chắc chắn. Coi như bỏ 60.000đ để xem thực tế sản phẩm như thế nào thôi. Nhìn hình trên web thì ok, đến khi dùng thực tế thì tháy khác qua trời. Để cái điện thoại lên cái là tẹt lét xuống . Nãn</text:p>
          </table:table-cell>
        </table:table-row>
        <table:table-row table:style-name="ro1">
          <table:table-cell office:value-type="string" calcext:value-type="string">
            <text:p>width: 20%;</text:p>
          </table:table-cell>
          <table:table-cell office:value-type="string" calcext:value-type="string">
            <text:p>Sản phẩm <text:s/>bị <text:s/>lỗi, <text:s/>Không <text:s/>sử dụng <text:s/>được. Vui <text:s/>lòng <text:s/>đổi lại <text:s/>gấp</text:p>
          </table:table-cell>
        </table:table-row>
        <table:table-row table:style-name="ro1">
          <table:table-cell office:value-type="string" calcext:value-type="string">
            <text:p>width: 20%;</text:p>
          </table:table-cell>
          <table:table-cell office:value-type="string" calcext:value-type="string">
            <text:p>Sai sao k dc vay shop</text:p>
          </table:table-cell>
        </table:table-row>
        <table:table-row table:style-name="ro1">
          <table:table-cell office:value-type="string" calcext:value-type="string">
            <text:p>width: 20%;</text:p>
          </table:table-cell>
          <table:table-cell office:value-type="string" calcext:value-type="string">
            <text:p>sai ko dc các bố ạ ban ha lua dao</text:p>
          </table:table-cell>
        </table:table-row>
        <table:table-row table:style-name="ro1">
          <table:table-cell office:value-type="string" calcext:value-type="string">
            <text:p>width: 20%;</text:p>
          </table:table-cell>
          <table:table-cell office:value-type="string" calcext:value-type="string">
            <text:p>Sai được 1 tháng chỉ còn trắng đen ko có màu nữa, thất vọng</text:p>
          </table:table-cell>
        </table:table-row>
        <table:table-row table:style-name="ro1">
          <table:table-cell office:value-type="string" calcext:value-type="string">
            <text:p>width: 20%;</text:p>
          </table:table-cell>
          <table:table-cell office:value-type="string" calcext:value-type="string">
            <text:p>sài bị lỗi chán chất lượng đầu ghi camera</text:p>
          </table:table-cell>
        </table:table-row>
        <table:table-row table:style-name="ro1">
          <table:table-cell office:value-type="string" calcext:value-type="string">
            <text:p>width: 20%;</text:p>
          </table:table-cell>
          <table:table-cell office:value-type="string" calcext:value-type="string">
            <text:p>Sạc rồi mà ko chụp mà cứ thế này có gửi chả dc ko nhỉ</text:p>
          </table:table-cell>
        </table:table-row>
        <table:table-row table:style-name="ro1">
          <table:table-cell office:value-type="string" calcext:value-type="string">
            <text:p>width: 20%;</text:p>
          </table:table-cell>
          <table:table-cell office:value-type="string" calcext:value-type="string">
            <text:p>Sạc rất chậm, chậm hơn cả củ sạc thông thường</text:p>
          </table:table-cell>
        </table:table-row>
        <table:table-row table:style-name="ro1">
          <table:table-cell office:value-type="string" calcext:value-type="string">
            <text:p>width: 20%;</text:p>
          </table:table-cell>
          <table:table-cell office:value-type="string" calcext:value-type="string">
            <text:p>sạc pin <text:s/>1 hết <text:s/>giờ. mà <text:s/>mở <text:s/>lên <text:s/>quay chưa <text:s/>được <text:s text:c="2"/>1 phút. tất rồi</text:p>
          </table:table-cell>
        </table:table-row>
        <table:table-row table:style-name="ro2">
          <table:table-cell office:value-type="string" calcext:value-type="string">
            <text:p>width: 20%;</text:p>
          </table:table-cell>
          <table:table-cell office:value-type="string" calcext:value-type="string">
            <text:p>Sạc nguyên 1 đêm vẫn ko đầy</text:p>
            <text:p>Thất vọng</text:p>
          </table:table-cell>
        </table:table-row>
        <table:table-row table:style-name="ro1">
          <table:table-cell office:value-type="string" calcext:value-type="string">
            <text:p>width: 20%;</text:p>
          </table:table-cell>
          <table:table-cell office:value-type="string" calcext:value-type="string">
            <text:p>Sạc một lần duy nhất và không sử dụng được nữa... hết 500k</text:p>
          </table:table-cell>
        </table:table-row>
        <table:table-row table:style-name="ro1">
          <table:table-cell office:value-type="string" calcext:value-type="string">
            <text:p>width: 20%;</text:p>
          </table:table-cell>
          <table:table-cell office:value-type="string" calcext:value-type="string">
            <text:p>sạc ko vô pin cũng bán được 😓😓😓</text:p>
          </table:table-cell>
        </table:table-row>
        <table:table-row table:style-name="ro1">
          <table:table-cell office:value-type="string" calcext:value-type="string">
            <text:p>width: 20%;</text:p>
          </table:table-cell>
          <table:table-cell office:value-type="string" calcext:value-type="string">
            <text:p>sạc ko vô pin cũng bán được 😓😓😓</text:p>
          </table:table-cell>
        </table:table-row>
        <table:table-row table:style-name="ro1">
          <table:table-cell office:value-type="string" calcext:value-type="string">
            <text:p>width: 20%;</text:p>
          </table:table-cell>
          <table:table-cell office:value-type="string" calcext:value-type="string">
            <text:p>Sac ko vao. Toan hang deu ko dung duoc mong ban hang can than</text:p>
          </table:table-cell>
        </table:table-row>
        <table:table-row table:style-name="ro1">
          <table:table-cell office:value-type="string" calcext:value-type="string">
            <text:p>width: 20%;</text:p>
          </table:table-cell>
          <table:table-cell office:value-type="string" calcext:value-type="string">
            <text:p>Sạc ko vào,ad có thể cho đổi đk ko.mình sạc đk 1 phút là nó như ảnh luôn tự tắt</text:p>
          </table:table-cell>
        </table:table-row>
        <table:table-row table:style-name="ro1">
          <table:table-cell office:value-type="string" calcext:value-type="string">
            <text:p>width: 20%;</text:p>
          </table:table-cell>
          <table:table-cell office:value-type="string" calcext:value-type="string">
            <text:p>Sạc ko hề nhận được thiết bị nào... yêu cầu shop đổi lại</text:p>
          </table:table-cell>
        </table:table-row>
        <table:table-row table:style-name="ro1">
          <table:table-cell office:value-type="string" calcext:value-type="string">
            <text:p>width: 20%;</text:p>
          </table:table-cell>
          <table:table-cell office:value-type="string" calcext:value-type="string">
            <text:p>sạc không vào</text:p>
          </table:table-cell>
        </table:table-row>
        <table:table-row table:style-name="ro1">
          <table:table-cell office:value-type="string" calcext:value-type="string">
            <text:p>width: 20%;</text:p>
          </table:table-cell>
          <table:table-cell office:value-type="string" calcext:value-type="string">
            <text:p>sạc không được, không biết tiki có nhân viên nhận hàng lại không</text:p>
          </table:table-cell>
        </table:table-row>
        <table:table-row table:style-name="ro1">
          <table:table-cell office:value-type="string" calcext:value-type="string">
            <text:p>width: 20%;</text:p>
          </table:table-cell>
          <table:table-cell office:value-type="string" calcext:value-type="string">
            <text:p>sạc không đúng hàng đặt và chân sạc quá ti không thể sử dụng được. xin hỏi shop có đổi trả hàng được không vậy và đổi trả như thế nào</text:p>
          </table:table-cell>
        </table:table-row>
        <table:table-row table:style-name="ro1">
          <table:table-cell office:value-type="string" calcext:value-type="string">
            <text:p>width: 20%;</text:p>
          </table:table-cell>
          <table:table-cell office:value-type="string" calcext:value-type="string">
            <text:p>sạc hơi chậm</text:p>
          </table:table-cell>
        </table:table-row>
        <table:table-row table:style-name="ro1">
          <table:table-cell office:value-type="string" calcext:value-type="string">
            <text:p>width: 20%;</text:p>
          </table:table-cell>
          <table:table-cell office:value-type="string" calcext:value-type="string">
            <text:p>Sạc hay bị đóng ngắt, Đang chờ bảo hành!</text:p>
          </table:table-cell>
        </table:table-row>
        <table:table-row table:style-name="ro1">
          <table:table-cell office:value-type="string" calcext:value-type="string">
            <text:p>width: 20%;</text:p>
          </table:table-cell>
          <table:table-cell office:value-type="string" calcext:value-type="string">
            <text:p>sạc được 1 hôm hóng luôn</text:p>
          </table:table-cell>
        </table:table-row>
        <table:table-row table:style-name="ro1">
          <table:table-cell office:value-type="string" calcext:value-type="string">
            <text:p>width: 20%;</text:p>
          </table:table-cell>
          <table:table-cell office:value-type="string" calcext:value-type="string">
            <text:p>Sạc đến lần thứ 2 thì không vào được pin, mặc dù dock vẫn hiển thị đủ 4 vạch, tuy nhiên tai nghe thì hết pin bỏ vào Dock không sạc được.</text:p>
          </table:table-cell>
        </table:table-row>
        <table:table-row table:style-name="ro2">
          <table:table-cell office:value-type="string" calcext:value-type="string">
            <text:p>width: 20%;</text:p>
          </table:table-cell>
          <table:table-cell office:value-type="string" calcext:value-type="string">
            <text:p>Sạc đầy pin dùng được 20 phút sập nguồn phát wifi </text:p>
            <text:p>Không tin tưởng hàng bán trên Tiki</text:p>
          </table:table-cell>
        </table:table-row>
        <table:table-row table:style-name="ro1">
          <table:table-cell office:value-type="string" calcext:value-type="string">
            <text:p>width: 20%;</text:p>
          </table:table-cell>
          <table:table-cell office:value-type="string" calcext:value-type="string">
            <text:p>Sạc còn có 2/4 đèn. Ko đúng như quảng cáo. Đề nghị hoàn tiền mã đơn hàng 499990758</text:p>
          </table:table-cell>
        </table:table-row>
        <table:table-row table:style-name="ro1">
          <table:table-cell office:value-type="string" calcext:value-type="string">
            <text:p>width: 20%;</text:p>
          </table:table-cell>
          <table:table-cell office:value-type="string" calcext:value-type="string">
            <text:p>Sạc chất luong kém qua kén yếu sac nua tieng dong ho dien thoai dc 10%</text:p>
          </table:table-cell>
        </table:table-row>
        <table:table-row table:style-name="ro3">
          <table:table-cell office:value-type="string" calcext:value-type="string">
            <text:p>width: 20%;</text:p>
          </table:table-cell>
          <table:table-cell office:value-type="string" calcext:value-type="string">
            <text:p>Sạc chân nhỏ không vừa với máy X552L. Khi mô tả sản phẩm nên thêm dòng máy của sạc để người mua lựa chọn, tránh phải đổi trả hàng cho cả hai bên.</text:p>
            <text:p>Dùng đồng hồ thử điện để thử sạc thì sạc không có điện. Tiki vui lòng hỗ trợ gấp, gọi hotline không được. </text:p>
            <text:p>Mong muốn đổi lại sạc khác và chân sạc phù hợp với máy X552L</text:p>
          </table:table-cell>
        </table:table-row>
        <table:table-row table:style-name="ro1">
          <table:table-cell office:value-type="string" calcext:value-type="string">
            <text:p>width: 20%;</text:p>
          </table:table-cell>
          <table:table-cell office:value-type="string" calcext:value-type="string">
            <text:p>sạc chậm, thường xuyên ngắt sạc lúc chưa hoàn tất, thời gian sạc kéo dài lên gấp đôi bình thường</text:p>
          </table:table-cell>
        </table:table-row>
        <table:table-row table:style-name="ro1">
          <table:table-cell office:value-type="string" calcext:value-type="string">
            <text:p>width: 20%;</text:p>
          </table:table-cell>
          <table:table-cell office:value-type="string" calcext:value-type="string">
            <text:p>sạc chái màu đỏ hoài không thấy màu xanh , sạc khi nào mới biết đầy</text:p>
          </table:table-cell>
        </table:table-row>
        <table:table-row table:style-name="ro1">
          <table:table-cell office:value-type="string" calcext:value-type="string">
            <text:p>width: 20%;</text:p>
          </table:table-cell>
          <table:table-cell office:value-type="string" calcext:value-type="string">
            <text:p>Sạc căm vào không khởi động được. Rất thất vọng về hàng của tiki lần này.</text:p>
          </table:table-cell>
        </table:table-row>
        <table:table-row table:style-name="ro1">
          <table:table-cell office:value-type="string" calcext:value-type="string">
            <text:p>width: 20%;</text:p>
          </table:table-cell>
          <table:table-cell office:value-type="string" calcext:value-type="string">
            <text:p>Router quá dở. Thường xuyên nhiễu. Không ổn định. Nói chung tệ. Đừng nên mua</text:p>
          </table:table-cell>
        </table:table-row>
        <table:table-row table:style-name="ro1">
          <table:table-cell office:value-type="string" calcext:value-type="string">
            <text:p>width: 20%;</text:p>
          </table:table-cell>
          <table:table-cell office:value-type="string" calcext:value-type="string">
            <text:p>rơta ốc gãy chân rất không hài lòng với kiểu buôn bán này</text:p>
          </table:table-cell>
        </table:table-row>
        <table:table-row table:style-name="ro1">
          <table:table-cell office:value-type="string" calcext:value-type="string">
            <text:p>width: 20%;</text:p>
          </table:table-cell>
          <table:table-cell office:value-type="string" calcext:value-type="string">
            <text:p>Remote tặng kèm không giống hình và không sử dụng được</text:p>
          </table:table-cell>
        </table:table-row>
        <table:table-row table:style-name="ro1">
          <table:table-cell office:value-type="string" calcext:value-type="string">
            <text:p>width: 20%;</text:p>
          </table:table-cell>
          <table:table-cell office:value-type="string" calcext:value-type="string">
            <text:p>Remote không dùng được.</text:p>
          </table:table-cell>
        </table:table-row>
        <table:table-row table:style-name="ro1">
          <table:table-cell office:value-type="string" calcext:value-type="string">
            <text:p>width: 20%;</text:p>
          </table:table-cell>
          <table:table-cell office:value-type="string" calcext:value-type="string">
            <text:p>rất tốt. đóng gói ok... cho 5sao</text:p>
          </table:table-cell>
        </table:table-row>
        <table:table-row table:style-name="ro1">
          <table:table-cell office:value-type="string" calcext:value-type="string">
            <text:p>width: 20%;</text:p>
          </table:table-cell>
          <table:table-cell office:value-type="string" calcext:value-type="string">
            <text:p>Rất thất vọng, sản phẩm không có phần trên như quảng cáo. Chỉ có chân thôi</text:p>
          </table:table-cell>
        </table:table-row>
        <table:table-row table:style-name="ro1">
          <table:table-cell office:value-type="string" calcext:value-type="string">
            <text:p>width: 20%;</text:p>
          </table:table-cell>
          <table:table-cell office:value-type="string" calcext:value-type="string">
            <text:p>Rất tệ. Những bộ phận lắp ráp rất dễ rơi ra ngoài. Rất khó để sự dụng.</text:p>
          </table:table-cell>
        </table:table-row>
        <table:table-row table:style-name="ro1">
          <table:table-cell office:value-type="string" calcext:value-type="string">
            <text:p>width: 20%;</text:p>
          </table:table-cell>
          <table:table-cell office:value-type="string" calcext:value-type="string">
            <text:p>Rất tệ. Những bộ phận lắp ráp rất dễ rơi ra ngoài. Rất khó để sự dụng.</text:p>
          </table:table-cell>
        </table:table-row>
        <table:table-row table:style-name="ro3">
          <table:table-cell office:value-type="string" calcext:value-type="string">
            <text:p>width: 20%;</text:p>
          </table:table-cell>
          <table:table-cell office:value-type="string" calcext:value-type="string">
            <text:p>Rất tệ. Chế độ repeater khó cài đặt và ko thể cài tên phát riêng. </text:p>
            <text:p>Antena to nhưng sóng kém hơn wr941n,841n</text:p>
            <text:p>Mới lấy hàng hôm qua.chắc phải trả</text:p>
          </table:table-cell>
        </table:table-row>
        <table:table-row table:style-name="ro3">
          <table:table-cell office:value-type="string" calcext:value-type="string">
            <text:p>width: 20%;</text:p>
          </table:table-cell>
          <table:table-cell office:value-type="string" calcext:value-type="string">
            <text:p>Rất tệ. Chế độ repeater khó cài đặt và ko thể cài tên phát riêng. </text:p>
            <text:p>Antena to nhưng sóng kém hơn wr941n,841n</text:p>
            <text:p>Mới lấy hàng hôm qua.chắc phải trả</text:p>
          </table:table-cell>
        </table:table-row>
        <table:table-row table:style-name="ro1">
          <table:table-cell office:value-type="string" calcext:value-type="string">
            <text:p>width: 20%;</text:p>
          </table:table-cell>
          <table:table-cell office:value-type="string" calcext:value-type="string">
            <text:p>RẤT TỆ RẤT TỆ RẤT TỆ RẤT TỆ RẤT TỆ RẤT TỆ RẤT TỆ RẤT TỆ RẤT TỆ RẤT TỆ RẤT TỆ RẤT TỆ RẤT TỆ RẤT TỆ RẤT TỆ RẤT TỆ RẤT TỆ RẤT TỆ RẤT TỆ</text:p>
          </table:table-cell>
        </table:table-row>
        <table:table-row table:style-name="ro1">
          <table:table-cell office:value-type="string" calcext:value-type="string">
            <text:p>width: 20%;</text:p>
          </table:table-cell>
          <table:table-cell office:value-type="string" calcext:value-type="string">
            <text:p>rắt rất ko hài lòng về thiết bị chỉ xài đúng 4 tiếng đồng hồ là mấtkeest nối . khởi động lại im luôn . gọi đổi trả thì ko đến nhận . nhân viên giao nhận thì gọi gởi tin nhắn hủy . ko biết hỉai quyết như thế nào. gọi điện hot lai thì mất hết cạc 50.000đ . lại trời tiki xin đừng lường gạt kiểu này .không biết chính quyền khi nào dòm ngó dùm.??</text:p>
          </table:table-cell>
        </table:table-row>
        <table:table-row table:style-name="ro1">
          <table:table-cell office:value-type="string" calcext:value-type="string">
            <text:p>width: 20%;</text:p>
          </table:table-cell>
          <table:table-cell office:value-type="string" calcext:value-type="string">
            <text:p>Rất không hài lòng. Rất không nên mua. Lọ đựng dung dịch thì không có 1 giọt (nhiều ng mua đã phản ánh). Bóng thổi thì bé. Các cái còn lại thì không tương xứng với giá.</text:p>
          </table:table-cell>
        </table:table-row>
        <table:table-row table:style-name="ro1">
          <table:table-cell office:value-type="string" calcext:value-type="string">
            <text:p>width: 20%;</text:p>
          </table:table-cell>
          <table:table-cell office:value-type="string" calcext:value-type="string">
            <text:p>Rất không hài lòng vì 1 bên tai nghe không phát ra âm thanh . rất mong đc giải quyết ngay</text:p>
          </table:table-cell>
        </table:table-row>
        <table:table-row table:style-name="ro1">
          <table:table-cell office:value-type="string" calcext:value-type="string">
            <text:p>width: 20%;</text:p>
          </table:table-cell>
          <table:table-cell office:value-type="string" calcext:value-type="string">
            <text:p>rất không hài lòng lần đầu mua sản phẩm <text:s/>mà kính rất mờ không nhì rõ nhìn ngược lại thì thấy vết nứt vỡ <text:s/>mong là <text:s text:c="2"/>tiki chước khi giao hàng nên kiểm tra lại</text:p>
          </table:table-cell>
        </table:table-row>
        <table:table-row table:style-name="ro2">
          <table:table-cell office:value-type="string" calcext:value-type="string">
            <text:p>width: 20%;</text:p>
          </table:table-cell>
          <table:table-cell office:value-type="string" calcext:value-type="string">
            <text:p>rất dễ gẫy chân</text:p>
            <text:p>nói chung thì chơi chơi dùng đc 2, 3 lần thì oke</text:p>
          </table:table-cell>
        </table:table-row>
        <table:table-row table:style-name="ro1">
          <table:table-cell office:value-type="string" calcext:value-type="string">
            <text:p>width: 20%;</text:p>
          </table:table-cell>
          <table:table-cell office:value-type="string" calcext:value-type="string">
            <text:p>rất buonf khi các bạn hỗ trợ lại trả lời ko biết thông tin shop, vđ của tôi cấn HĐ cho sp tôi mua, tôi đã nhận được <text:s/>sp cần mua nhưng HĐ thì chưa có , tôi điện thoai <text:s/>nhờ ht để bên tiki cho tôi tt của shop nhờ họ xuất nhanh hđ hơn thì nhân viên trả lời không biết thông tin chủa shop bán , buồn, thế mà gọi là hỗ trợ,</text:p>
          </table:table-cell>
        </table:table-row>
        <table:table-row table:style-name="ro1">
          <table:table-cell office:value-type="string" calcext:value-type="string">
            <text:p>width: 20%;</text:p>
          </table:table-cell>
          <table:table-cell office:value-type="string" calcext:value-type="string">
            <text:p>ram mình về cắm máy ko mở lên được, tháo ra cắm lại ram cũ máy lên bình thường, ram cũ 4gb, đr4, bus 2666. samsung.</text:p>
          </table:table-cell>
        </table:table-row>
        <table:table-row table:style-name="ro1">
          <table:table-cell office:value-type="string" calcext:value-type="string">
            <text:p>width: 20%;</text:p>
          </table:table-cell>
          <table:table-cell office:value-type="string" calcext:value-type="string">
            <text:p>ram mình về cắm máy ko mở lên được, tháo ra cắm lại ram cũ máy lên bình thường, ram cũ 4gb, đr4, bus 2666. samsung.</text:p>
          </table:table-cell>
        </table:table-row>
        <table:table-row table:style-name="ro1">
          <table:table-cell office:value-type="string" calcext:value-type="string">
            <text:p>width: 20%;</text:p>
          </table:table-cell>
          <table:table-cell office:value-type="string" calcext:value-type="string">
            <text:p>Quay ko ₫uoc bán chi đây shop ơi. Thật sự quá buồn mua 5 sản phẩm trên chợ mà 3 món ko sài ₫ược tiki tính sao ạ</text:p>
          </table:table-cell>
        </table:table-row>
        <table:table-row table:style-name="ro2">
          <table:table-cell office:value-type="string" calcext:value-type="string">
            <text:p>width: 20%;</text:p>
          </table:table-cell>
          <table:table-cell office:value-type="string" calcext:value-type="string">
            <text:p>quạt yếu k thổi bay nổi cọng tóc. phải kê lên thêm 1 nấc để quạt có thể thổi tuy nhiên vẫn k làm mát được máy</text:p>
            <text:p>cảm thấy phí tiền</text:p>
          </table:table-cell>
        </table:table-row>
        <table:table-row table:style-name="ro1">
          <table:table-cell office:value-type="string" calcext:value-type="string">
            <text:p>width: 20%;</text:p>
          </table:table-cell>
          <table:table-cell office:value-type="string" calcext:value-type="string">
            <text:p>Quạt quay yếu, nó không tản được nhiệt nhiều, còn rung lắc cả máy tính, rất khó chịu khi để tay lên máy đánh bàn phím.</text:p>
          </table:table-cell>
        </table:table-row>
        <table:table-row table:style-name="ro1">
          <table:table-cell office:value-type="string" calcext:value-type="string">
            <text:p>width: 20%;</text:p>
          </table:table-cell>
          <table:table-cell office:value-type="string" calcext:value-type="string">
            <text:p>quạt quá yếu</text:p>
          </table:table-cell>
        </table:table-row>
        <table:table-row table:style-name="ro1">
          <table:table-cell office:value-type="string" calcext:value-type="string">
            <text:p>width: 20%;</text:p>
          </table:table-cell>
          <table:table-cell office:value-type="string" calcext:value-type="string">
            <text:p>quạt như phủi ruồi. biết trước thì đã ko mua ui. giao hàng thì chậm.</text:p>
          </table:table-cell>
        </table:table-row>
        <table:table-row table:style-name="ro1">
          <table:table-cell office:value-type="string" calcext:value-type="string">
            <text:p>width: 20%;</text:p>
          </table:table-cell>
          <table:table-cell office:value-type="string" calcext:value-type="string">
            <text:p>quạt khá yếu, tản nhiệt ko tốt, dùng thì nhiệt độ tự cảm nhận thấy cũng ko giảm dc bao nhiêu, bù lại chạy rất êm vì quạt quay khá yếu.</text:p>
          </table:table-cell>
        </table:table-row>
        <table:table-row table:style-name="ro1">
          <table:table-cell office:value-type="string" calcext:value-type="string">
            <text:p>width: 20%;</text:p>
          </table:table-cell>
          <table:table-cell office:value-type="string" calcext:value-type="string">
            <text:p>Quạt chạy hơi yếu. Không hài lòng</text:p>
          </table:table-cell>
        </table:table-row>
        <table:table-row table:style-name="ro1">
          <table:table-cell office:value-type="string" calcext:value-type="string">
            <text:p>width: 20%;</text:p>
          </table:table-cell>
          <table:table-cell office:value-type="string" calcext:value-type="string">
            <text:p>quảng cáo là có jack cắm usb.. nhưng hàng giao lại không có.. treo đầu dê bán thịt cẩu à.. Đăng cho đúng sự thật 1 chút</text:p>
          </table:table-cell>
        </table:table-row>
        <table:table-row table:style-name="ro1">
          <table:table-cell office:value-type="string" calcext:value-type="string">
            <text:p>width: 20%;</text:p>
          </table:table-cell>
          <table:table-cell office:value-type="string" calcext:value-type="string">
            <text:p>Quảng cáo là 60x40, giao hàng là 35x50 ???!!!</text:p>
          </table:table-cell>
        </table:table-row>
        <table:table-row table:style-name="ro1">
          <table:table-cell office:value-type="string" calcext:value-type="string">
            <text:p>width: 20%;</text:p>
          </table:table-cell>
          <table:table-cell office:value-type="string" calcext:value-type="string">
            <text:p>Quảng cáo kết nối wifi bằng điện thoại, đến lúc mua về thì không kết nối được với iphone, chỉ kết nối đc với đt android, rõ là treo đầu dê bán thịt chó.</text:p>
          </table:table-cell>
        </table:table-row>
        <table:table-row table:style-name="ro1">
          <table:table-cell office:value-type="string" calcext:value-type="string">
            <text:p>width: 20%;</text:p>
          </table:table-cell>
          <table:table-cell office:value-type="string" calcext:value-type="string">
            <text:p>Quảng cáo có remote mà nhận hàng chẳng có gì, chán luôn.</text:p>
          </table:table-cell>
        </table:table-row>
        <table:table-row table:style-name="ro2">
          <table:table-cell office:value-type="string" calcext:value-type="string">
            <text:p>width: 20%;</text:p>
          </table:table-cell>
          <table:table-cell office:value-type="string" calcext:value-type="string">
            <text:p>quảng cáo cho nhiều vô. hàng giao sai gọi phản ánh cả tháng trời không chịu xử lý. </text:p>
            <text:p>mình đặt chuột trắng xanh mà giao cho con màu đen. tiền thì vẫn lấy giá con trắng xanh. gọi đổi trả cả tháng trời không thấy đâu. tiền không đáng nhiêu mà mua hàng đợi cả tháng lấy gì sử dụng trời. DỊCH VỤ TIKI QUÁ TỆ.</text:p>
          </table:table-cell>
        </table:table-row>
        <table:table-row table:style-name="ro1">
          <table:table-cell office:value-type="string" calcext:value-type="string">
            <text:p>width: 20%;</text:p>
          </table:table-cell>
          <table:table-cell office:value-type="string" calcext:value-type="string">
            <text:p>Quảng cáo 1 kiểu bán hàng 1 kiểu. Camera chỉ có độ phân giải HD chứ không phải FHD. 10 Led không phải 11 Led. mặt sau không có chỗ cắm cab mạng như hình. Giờ mới đọc comments thì rất nhiều người bị như thế mà tiki không có biện pháp giải quyết. Giống kiểu như bán hàng tồn phiên bản cũ, nhưng quảng cáo thì là bản mới, ai kêu thì xử lý, không thì coi như bán trót lọt ấy. Thất vọng.</text:p>
          </table:table-cell>
        </table:table-row>
        <table:table-row table:style-name="ro1">
          <table:table-cell office:value-type="string" calcext:value-type="string">
            <text:p>width: 20%;</text:p>
          </table:table-cell>
          <table:table-cell office:value-type="string" calcext:value-type="string">
            <text:p>quan cao nao la fullhd nao la 2.0 no toi thui den nhu mut uy tin danh du co nhieu do sao sop</text:p>
          </table:table-cell>
        </table:table-row>
        <table:table-row table:style-name="ro1">
          <table:table-cell office:value-type="string" calcext:value-type="string">
            <text:p>width: 20%;</text:p>
          </table:table-cell>
          <table:table-cell office:value-type="string" calcext:value-type="string">
            <text:p>quá thất vọng vì sản phẩm này. nhân viên tư vấn cho có, yêu cầu kiểm tra thì lấp liếm.</text:p>
          </table:table-cell>
        </table:table-row>
        <table:table-row table:style-name="ro1">
          <table:table-cell office:value-type="string" calcext:value-type="string">
            <text:p>width: 20%;</text:p>
          </table:table-cell>
          <table:table-cell office:value-type="string" calcext:value-type="string">
            <text:p>Quá thất vọng về việc vận chuyển. đặt hàng 1.3 mà đến 19.3 mới nhận được hàng. và đến 25.3 mới được tính trả góp 0%</text:p>
          </table:table-cell>
        </table:table-row>
        <table:table-row table:style-name="ro1">
          <table:table-cell office:value-type="string" calcext:value-type="string">
            <text:p>width: 20%;</text:p>
          </table:table-cell>
          <table:table-cell office:value-type="string" calcext:value-type="string">
            <text:p>Quá thất vọng tiki. mình mua hàng tiki nhiều lần mà k ngờ lần này tiki giao nhầm sản phẩm cho mình😠😠😠😠</text:p>
          </table:table-cell>
        </table:table-row>
        <table:table-row table:style-name="ro1">
          <table:table-cell office:value-type="string" calcext:value-type="string">
            <text:p>width: 20%;</text:p>
          </table:table-cell>
          <table:table-cell office:value-type="string" calcext:value-type="string">
            <text:p>quá thất vọng khi nhận sản phẩm, <text:s/>không khác gì hàng cho con nít chơi, thua luôn</text:p>
          </table:table-cell>
        </table:table-row>
        <table:table-row table:style-name="ro1">
          <table:table-cell office:value-type="string" calcext:value-type="string">
            <text:p>width: 20%;</text:p>
          </table:table-cell>
          <table:table-cell office:value-type="string" calcext:value-type="string">
            <text:p>Quá tệ. Sạc được 2 lần đứt vứt luôn</text:p>
          </table:table-cell>
        </table:table-row>
        <table:table-row table:style-name="ro1">
          <table:table-cell office:value-type="string" calcext:value-type="string">
            <text:p>width: 20%;</text:p>
          </table:table-cell>
          <table:table-cell office:value-type="string" calcext:value-type="string">
            <text:p>Quá tệ. Mùi nhựa thậm chí mình ko ngửi được</text:p>
          </table:table-cell>
        </table:table-row>
        <table:table-row table:style-name="ro1">
          <table:table-cell office:value-type="string" calcext:value-type="string">
            <text:p>width: 20%;</text:p>
          </table:table-cell>
          <table:table-cell office:value-type="string" calcext:value-type="string">
            <text:p>quá tệ. làm dịch vụ mà cảm giác làm biếng tư vấn. mua cái sim xong không thèm kích hoạt luôn</text:p>
          </table:table-cell>
        </table:table-row>
        <table:table-row table:style-name="ro1">
          <table:table-cell office:value-type="string" calcext:value-type="string">
            <text:p>width: 20%;</text:p>
          </table:table-cell>
          <table:table-cell office:value-type="string" calcext:value-type="string">
            <text:p>Quá tệ. Ko có nhân viên gọi lại hỗ trợ dù đã phản ánh.</text:p>
          </table:table-cell>
        </table:table-row>
        <table:table-row table:style-name="ro1">
          <table:table-cell office:value-type="string" calcext:value-type="string">
            <text:p>width: 20%;</text:p>
          </table:table-cell>
          <table:table-cell office:value-type="string" calcext:value-type="string">
            <text:p>Quá tệ. Đổi 1 lần vẫn lỗi. Ko hoạt động</text:p>
          </table:table-cell>
        </table:table-row>
        <table:table-row table:style-name="ro1">
          <table:table-cell office:value-type="string" calcext:value-type="string">
            <text:p>width: 20%;</text:p>
          </table:table-cell>
          <table:table-cell office:value-type="string" calcext:value-type="string">
            <text:p>quá tệ. cầm dán bị bóng khí, chỉnh sửa bị bể luôn</text:p>
          </table:table-cell>
        </table:table-row>
        <table:table-row table:style-name="ro1">
          <table:table-cell office:value-type="string" calcext:value-type="string">
            <text:p>width: 20%;</text:p>
          </table:table-cell>
          <table:table-cell office:value-type="string" calcext:value-type="string">
            <text:p>Quá tệ! Sản phẩm xài được 1 tuần thì hỏng! Gửi bảo hành cả tháng không liên hệ lại! Gọi tiki 3 lần thì không phản hồi mà cứ hứa liên tục! Chất lượng dịch vụ quá tệ! Mình mua hàng tiki hơn 5 năm rồi mà có đơn hàng nhỏ xíu này mà cùng không được chăm sóc tốt!</text:p>
          </table:table-cell>
        </table:table-row>
        <table:table-row table:style-name="ro1">
          <table:table-cell office:value-type="string" calcext:value-type="string">
            <text:p>width: 20%;</text:p>
          </table:table-cell>
          <table:table-cell office:value-type="string" calcext:value-type="string">
            <text:p>Quá tệ, xem không được, đau mắt, bị vật cản che, chưa bao giờ đánh giá 1 sao trên tiki, đây là lần đầu</text:p>
          </table:table-cell>
        </table:table-row>
        <table:table-row table:style-name="ro1">
          <table:table-cell office:value-type="string" calcext:value-type="string">
            <text:p>width: 20%;</text:p>
          </table:table-cell>
          <table:table-cell office:value-type="string" calcext:value-type="string">
            <text:p>Quá tệ, rõ ràng đặt hàng sx Nhật mà giao là Indo. Mất niềm tin với tiki nếu không đổi trả đúng sản phẩm!!!!</text:p>
          </table:table-cell>
        </table:table-row>
        <table:table-row table:style-name="ro1">
          <table:table-cell office:value-type="string" calcext:value-type="string">
            <text:p>width: 20%;</text:p>
          </table:table-cell>
          <table:table-cell office:value-type="string" calcext:value-type="string">
            <text:p>Quá tệ tại sao tôi mua hàng mới mà lại giao cho tôi hàng cũ trầy xướt lung tung vậy??? Đề nghị bên tiki và bên giao hàng liên lạc giải quyết vấn đề của tôi</text:p>
          </table:table-cell>
        </table:table-row>
        <table:table-row table:style-name="ro1">
          <table:table-cell office:value-type="string" calcext:value-type="string">
            <text:p>width: 20%;</text:p>
          </table:table-cell>
          <table:table-cell office:value-type="string" calcext:value-type="string">
            <text:p>Qua te sp cui</text:p>
          </table:table-cell>
        </table:table-row>
        <table:table-row table:style-name="ro1">
          <table:table-cell office:value-type="string" calcext:value-type="string">
            <text:p>width: 20%;</text:p>
          </table:table-cell>
          <table:table-cell office:value-type="string" calcext:value-type="string">
            <text:p>quá tệ nếu so với LBP 2900. in màu nhợt nhạt, cái này có thể chấp nhận được. nhưng như kiểu máy không hỗ trợ full font, in file pdf, trên máy tính ok, in bằng LBP 2900 thì không sao, mà in bằng con này nó ra như vầy đây</text:p>
          </table:table-cell>
        </table:table-row>
        <table:table-row table:style-name="ro1">
          <table:table-cell office:value-type="string" calcext:value-type="string">
            <text:p>width: 20%;</text:p>
          </table:table-cell>
          <table:table-cell office:value-type="string" calcext:value-type="string">
            <text:p>quá tệ loa thì bị mốp Nút volume thì không có</text:p>
          </table:table-cell>
        </table:table-row>
        <table:table-row table:style-name="ro1">
          <table:table-cell office:value-type="string" calcext:value-type="string">
            <text:p>width: 20%;</text:p>
          </table:table-cell>
          <table:table-cell office:value-type="string" calcext:value-type="string">
            <text:p>quá tệ ,hình ảnh k bị nhòa ,cự ly từ mắt cam đến vật 1 m là k thấy rõ ,cam để xa model wifi 1 mét là k kêt nối dc ,yêu cầu đổi trả sản phẩm</text:p>
          </table:table-cell>
        </table:table-row>
        <table:table-row table:style-name="ro1">
          <table:table-cell office:value-type="string" calcext:value-type="string">
            <text:p>width: 20%;</text:p>
          </table:table-cell>
          <table:table-cell office:value-type="string" calcext:value-type="string">
            <text:p>Quá tệ , không kết nối được , đặt hàng có thẻ nhớ mà không có khe gim thẻ là sao</text:p>
          </table:table-cell>
        </table:table-row>
        <table:table-row table:style-name="ro3">
          <table:table-cell office:value-type="string" calcext:value-type="string">
            <text:p>width: 20%;</text:p>
          </table:table-cell>
          <table:table-cell office:value-type="string" calcext:value-type="string">
            <text:p>quá tệ</text:p>
            <text:p>sau chưa tới 1 tháng sd thì kẹp điện thoại hỏng ko vặn ốc đc, chốt chân lỏng lẻo, đã thế chân với phần gắn còn bị rơi ra mỗi lần quay phải gắn vô mệt mỏi</text:p>
            <text:p>phí 150k vô bổ</text:p>
          </table:table-cell>
        </table:table-row>
        <table:table-row table:style-name="ro1">
          <table:table-cell office:value-type="string" calcext:value-type="string">
            <text:p>width: 20%;</text:p>
          </table:table-cell>
          <table:table-cell office:value-type="string" calcext:value-type="string">
            <text:p>quá tệ</text:p>
          </table:table-cell>
        </table:table-row>
        <table:table-row table:style-name="ro1">
          <table:table-cell office:value-type="string" calcext:value-type="string">
            <text:p>width: 20%;</text:p>
          </table:table-cell>
          <table:table-cell office:value-type="string" calcext:value-type="string">
            <text:p>quá tệ</text:p>
          </table:table-cell>
        </table:table-row>
        <table:table-row table:style-name="ro1">
          <table:table-cell office:value-type="string" calcext:value-type="string">
            <text:p>width: 20%;</text:p>
          </table:table-cell>
          <table:table-cell office:value-type="string" calcext:value-type="string">
            <text:p>quá sơ sài,thô sơ xịt 2 lần gần hết bình, xịt ít thì chùi ko vết bẩn thường</text:p>
          </table:table-cell>
        </table:table-row>
        <table:table-row table:style-name="ro1">
          <table:table-cell office:value-type="string" calcext:value-type="string">
            <text:p>width: 20%;</text:p>
          </table:table-cell>
          <table:table-cell office:value-type="string" calcext:value-type="string">
            <text:p>quá rởm, mua phí tiền.</text:p>
          </table:table-cell>
        </table:table-row>
        <table:table-row table:style-name="ro1">
          <table:table-cell office:value-type="string" calcext:value-type="string">
            <text:p>width: 20%;</text:p>
          </table:table-cell>
          <table:table-cell office:value-type="string" calcext:value-type="string">
            <text:p>Quá ngắn k su dụng dc</text:p>
          </table:table-cell>
        </table:table-row>
        <table:table-row table:style-name="ro1">
          <table:table-cell office:value-type="string" calcext:value-type="string">
            <text:p>width: 20%;</text:p>
          </table:table-cell>
          <table:table-cell office:value-type="string" calcext:value-type="string">
            <text:p>Quá ngắn k su dụng dc</text:p>
          </table:table-cell>
        </table:table-row>
        <table:table-row table:style-name="ro1">
          <table:table-cell office:value-type="string" calcext:value-type="string">
            <text:p>width: 20%;</text:p>
          </table:table-cell>
          <table:table-cell office:value-type="string" calcext:value-type="string">
            <text:p>quá là thật vọng với sản phẩm này</text:p>
          </table:table-cell>
        </table:table-row>
        <table:table-row table:style-name="ro1">
          <table:table-cell office:value-type="string" calcext:value-type="string">
            <text:p>width: 20%;</text:p>
          </table:table-cell>
          <table:table-cell office:value-type="string" calcext:value-type="string">
            <text:p>Quá giở. Ko tiện dụng gì cả. chẳng khác gì camera gia đình</text:p>
          </table:table-cell>
        </table:table-row>
        <table:table-row table:style-name="ro2">
          <table:table-cell office:value-type="string" calcext:value-type="string">
            <text:p>width: 20%;</text:p>
          </table:table-cell>
          <table:table-cell office:value-type="string" calcext:value-type="string">
            <text:p>pó tay mua camera không có thẻ nhớ lấy gì lưu lại tốn thêm tiền, khi đọc thấy có hỗ trợ thẻ nhớ giao hàng thì không có lh thì...</text:p>
            <text:p>tôi mua hàng tiki rất nhiều....mất miền tin.</text:p>
          </table:table-cell>
        </table:table-row>
        <table:table-row table:style-name="ro1">
          <table:table-cell office:value-type="string" calcext:value-type="string">
            <text:p>width: 20%;</text:p>
          </table:table-cell>
          <table:table-cell office:value-type="string" calcext:value-type="string">
            <text:p>pin tốt gởi nhanh cảm ơn tiki</text:p>
          </table:table-cell>
        </table:table-row>
        <table:table-row table:style-name="ro1">
          <table:table-cell office:value-type="string" calcext:value-type="string">
            <text:p>width: 20%;</text:p>
          </table:table-cell>
          <table:table-cell office:value-type="string" calcext:value-type="string">
            <text:p>Pin sạc xong không sử dụng đc! Ngắn hơn pin Aa mình đang sử dụng nên khi gắn vào ko lên điện! Có lẽ chỉ nên mua sách ở Tiki! Càng ngày càng thất vọng về chất lượng hàng cũng như độ đảm bảo hàng chính hãng của tiki!</text:p>
          </table:table-cell>
        </table:table-row>
        <table:table-row table:style-name="ro1">
          <table:table-cell office:value-type="string" calcext:value-type="string">
            <text:p>width: 20%;</text:p>
          </table:table-cell>
          <table:table-cell office:value-type="string" calcext:value-type="string">
            <text:p>pin sạc không vào vậy, giờ làm sao đây shop?</text:p>
          </table:table-cell>
        </table:table-row>
        <table:table-row table:style-name="ro1">
          <table:table-cell office:value-type="string" calcext:value-type="string">
            <text:p>width: 20%;</text:p>
          </table:table-cell>
          <table:table-cell office:value-type="string" calcext:value-type="string">
            <text:p>pin sạc 2 ngày không vào nên không thể vận hành. cần số điện thoại để bảo hành</text:p>
          </table:table-cell>
        </table:table-row>
        <table:table-row table:style-name="ro1">
          <table:table-cell office:value-type="string" calcext:value-type="string">
            <text:p>width: 20%;</text:p>
          </table:table-cell>
          <table:table-cell office:value-type="string" calcext:value-type="string">
            <text:p>pin này chắc là của đồng hồ treo tường, kg phải của đồng hồ đeo tay thông minh, to quá!</text:p>
          </table:table-cell>
        </table:table-row>
        <table:table-row table:style-name="ro1">
          <table:table-cell office:value-type="string" calcext:value-type="string">
            <text:p>width: 20%;</text:p>
          </table:table-cell>
          <table:table-cell office:value-type="string" calcext:value-type="string">
            <text:p>Pin mới gắn vào sử dụng được một lúc, sau sạc pin không vô.</text:p>
          </table:table-cell>
        </table:table-row>
        <table:table-row table:style-name="ro1">
          <table:table-cell office:value-type="string" calcext:value-type="string">
            <text:p>width: 20%;</text:p>
          </table:table-cell>
          <table:table-cell office:value-type="string" calcext:value-type="string">
            <text:p>pin k ok máy thì quay ok nhưng pin chưa quay dk bao nhiu phút thì hết pin.như vậy làm sao mà quay được gì</text:p>
          </table:table-cell>
        </table:table-row>
        <table:table-row table:style-name="ro2">
          <table:table-cell office:value-type="string" calcext:value-type="string">
            <text:p>width: 20%;</text:p>
          </table:table-cell>
          <table:table-cell office:value-type="string" calcext:value-type="string">
            <text:p>pin gì mà chưa chụp đã mau hết. </text:p>
            <text:p>ảnh thì mờ xem có thể mắt trẻ cận.</text:p>
          </table:table-cell>
        </table:table-row>
        <table:table-row table:style-name="ro1">
          <table:table-cell office:value-type="string" calcext:value-type="string">
            <text:p>width: 20%;</text:p>
          </table:table-cell>
          <table:table-cell office:value-type="string" calcext:value-type="string">
            <text:p>Pin dùng chưa được tháng đã hết pin, mặc dù rất ít dùng. Pin sạc thì bị cháy. Lừa đảo</text:p>
          </table:table-cell>
        </table:table-row>
        <table:table-row table:style-name="ro1">
          <table:table-cell office:value-type="string" calcext:value-type="string">
            <text:p>width: 20%;</text:p>
          </table:table-cell>
          <table:table-cell office:value-type="string" calcext:value-type="string">
            <text:p>Pin cực tệ. Xạc đầy mà quay không được 10p.</text:p>
          </table:table-cell>
        </table:table-row>
        <table:table-row table:style-name="ro1">
          <table:table-cell office:value-type="string" calcext:value-type="string">
            <text:p>width: 20%;</text:p>
          </table:table-cell>
          <table:table-cell office:value-type="string" calcext:value-type="string">
            <text:p>pin có 1200mah mà nói 2000mah là <text:s/>sao làm ăn bắt đầu đối tra rồi ti ki oi</text:p>
          </table:table-cell>
        </table:table-row>
        <table:table-row table:style-name="ro1">
          <table:table-cell office:value-type="string" calcext:value-type="string">
            <text:p>width: 20%;</text:p>
          </table:table-cell>
          <table:table-cell office:value-type="string" calcext:value-type="string">
            <text:p>Pin bỏ vào xài không được, thua đồ chơi con nít</text:p>
          </table:table-cell>
        </table:table-row>
        <table:table-row table:style-name="ro1">
          <table:table-cell office:value-type="string" calcext:value-type="string">
            <text:p>width: 20%;</text:p>
          </table:table-cell>
          <table:table-cell office:value-type="string" calcext:value-type="string">
            <text:p>pin bị chai phải cắm dây nguồn luôn, chất lượng quá kém</text:p>
          </table:table-cell>
        </table:table-row>
        <table:table-row table:style-name="ro1">
          <table:table-cell office:value-type="string" calcext:value-type="string">
            <text:p>width: 20%;</text:p>
          </table:table-cell>
          <table:table-cell office:value-type="string" calcext:value-type="string">
            <text:p>Pin bị chai không xài được, tắt máy tắt luôn camera ngay lập tức. Pin không hoạt động nên thời gian trên camera không lưu lại. Mỗi lần lên xe phải set lại thời gian rồi mới đi được.</text:p>
          </table:table-cell>
        </table:table-row>
        <table:table-row table:style-name="ro2">
          <table:table-cell office:value-type="string" calcext:value-type="string">
            <text:p>width: 20%;</text:p>
          </table:table-cell>
          <table:table-cell office:value-type="string" calcext:value-type="string">
            <text:p>Pin 600 mAh ?????? Lúc mua không để ý giờ đọc comment mới  thấy có người khác cũng bị lừa giống mình, có chăng tiki lừa đảo người dùng</text:p>
            <text:p>dung lượng in quá bé nếu không để ý sẽ không phát hiện ra để qua mặt khách hàng</text:p>
          </table:table-cell>
        </table:table-row>
        <table:table-row table:style-name="ro1">
          <table:table-cell office:value-type="string" calcext:value-type="string">
            <text:p>width: 20%;</text:p>
          </table:table-cell>
          <table:table-cell office:value-type="string" calcext:value-type="string">
            <text:p>Phục vụ của shop quá kém. Gọi điện đến đường dây nóng không ai nghe. Nhắn tin không thèm trả lời.</text:p>
          </table:table-cell>
        </table:table-row>
        <table:table-row table:style-name="ro1">
          <table:table-cell office:value-type="string" calcext:value-type="string">
            <text:p>width: 20%;</text:p>
          </table:table-cell>
          <table:table-cell office:value-type="string" calcext:value-type="string">
            <text:p>phim mới về nut gì cứng ngắt lúc ăn lúc ko gọi tiki báo thi nghe thu hồi mà chẳn thấy đâu</text:p>
          </table:table-cell>
        </table:table-row>
        <table:table-row table:style-name="ro1">
          <table:table-cell office:value-type="string" calcext:value-type="string">
            <text:p>width: 20%;</text:p>
          </table:table-cell>
          <table:table-cell office:value-type="string" calcext:value-type="string">
            <text:p>Phím khá tệ mới mua đã ko gõ được phải nhấn mạnh mới ra mà lại ra 1 hàng dài tệ hơn cả bàn phím cũ</text:p>
          </table:table-cell>
        </table:table-row>
        <table:table-row table:style-name="ro1">
          <table:table-cell office:value-type="string" calcext:value-type="string">
            <text:p>width: 20%;</text:p>
          </table:table-cell>
          <table:table-cell office:value-type="string" calcext:value-type="string">
            <text:p>Phim ấn không ko nhận ko có độ nẩy phím nhiều phím ấn nhiều lần mới được. Chuột thì chuột phải ấn mấy lần mới ăn. Thất vọng</text:p>
          </table:table-cell>
        </table:table-row>
        <table:table-row table:style-name="ro5">
          <table:table-cell office:value-type="string" calcext:value-type="string">
            <text:p>width: 20%;</text:p>
          </table:table-cell>
          <table:table-cell office:value-type="string" calcext:value-type="string">
            <text:p>Phía tiki đã giao hàng chậm so với cam kết 3 ngày, lại còn giao sản phẩm trông có vẻ cũ vì bám bụi rất nhiều, có vẻ đã khui hộp từ trước.</text:p>
            <text:p>Như trên ảnh đã truy cập 192.168.0.1 và login với user pass là admin. Nhưng lại bắn ra lỗi như trên, đã chạy tất cả các trình duyệt đều bị, chạy cả trên điện thoại cũng bị báo lỗi. Đề nghị phía tiki đổi lại sản phẩm mới 100% và đổi gấp.</text:p>
            <text:p>Giao lâu hơn cam kết còn chờ đổi cái khác chắc cả tháng.</text:p>
            <text:p>Lắp rất nhiều wifi nên mình biết đó là lỗi rõ ràng. Không biết phía kỹ thuật chém gió gì đây, đợi câu trả lời rõ ràng tiki</text:p>
          </table:table-cell>
        </table:table-row>
        <table:table-row table:style-name="ro1">
          <table:table-cell office:value-type="string" calcext:value-type="string">
            <text:p>width: 20%;</text:p>
          </table:table-cell>
          <table:table-cell office:value-type="string" calcext:value-type="string">
            <text:p>phía sau máy sao ko có mật ko? làm như vậy sao mà sử dụng được?</text:p>
          </table:table-cell>
        </table:table-row>
        <table:table-row table:style-name="ro1">
          <table:table-cell office:value-type="string" calcext:value-type="string">
            <text:p>width: 20%;</text:p>
          </table:table-cell>
          <table:table-cell office:value-type="string" calcext:value-type="string">
            <text:p>phần mềm ko cài đặt đc vì ko kiếm được phần mềm easy4ip</text:p>
          </table:table-cell>
        </table:table-row>
        <table:table-row table:style-name="ro1">
          <table:table-cell office:value-type="string" calcext:value-type="string">
            <text:p>width: 20%;</text:p>
          </table:table-cell>
          <table:table-cell office:value-type="string" calcext:value-type="string">
            <text:p>Phần cứng không nhãn hiệu, vỏ to và rỗng tuếch ở trong, dán các thành phần chủ yếu bằng keo nến rất thô sơ, khả năng chống nước chắc chắn là không rồi. Nhìn ngoài là hai râu nhưng bên trong chỉ một râu được nối dây.</text:p>
          </table:table-cell>
        </table:table-row>
        <table:table-row table:style-name="ro1">
          <table:table-cell office:value-type="string" calcext:value-type="string">
            <text:p>width: 20%;</text:p>
          </table:table-cell>
          <table:table-cell office:value-type="string" calcext:value-type="string">
            <text:p>phạm vi phủ sóng kém. qua 1 lớp tường mà yếu hẳn, 2 lớp là mất sóng luôn.</text:p>
          </table:table-cell>
        </table:table-row>
        <table:table-row table:style-name="ro1">
          <table:table-cell office:value-type="string" calcext:value-type="string">
            <text:p>width: 20%;</text:p>
          </table:table-cell>
          <table:table-cell office:value-type="string" calcext:value-type="string">
            <text:p>ốp trong suốt in hình lên , ốp vào không sạc điện thoại được</text:p>
          </table:table-cell>
        </table:table-row>
        <table:table-row table:style-name="ro1">
          <table:table-cell office:value-type="string" calcext:value-type="string">
            <text:p>width: 20%;</text:p>
          </table:table-cell>
          <table:table-cell office:value-type="string" calcext:value-type="string">
            <text:p>Ọp ẹp, đèn led ánh sáng xấu, tối</text:p>
          </table:table-cell>
        </table:table-row>
        <table:table-row table:style-name="ro1">
          <table:table-cell office:value-type="string" calcext:value-type="string">
            <text:p>width: 20%;</text:p>
          </table:table-cell>
          <table:table-cell office:value-type="string" calcext:value-type="string">
            <text:p>ống nhòm không đúng quảng cáo.</text:p>
          </table:table-cell>
        </table:table-row>
        <table:table-row table:style-name="ro1">
          <table:table-cell office:value-type="string" calcext:value-type="string">
            <text:p>width: 20%;</text:p>
          </table:table-cell>
          <table:table-cell office:value-type="string" calcext:value-type="string">
            <text:p>ống nhòm đồ chơi trẻ em s coi</text:p>
          </table:table-cell>
        </table:table-row>
        <table:table-row table:style-name="ro1">
          <table:table-cell office:value-type="string" calcext:value-type="string">
            <text:p>width: 20%;</text:p>
          </table:table-cell>
          <table:table-cell office:value-type="string" calcext:value-type="string">
            <text:p>ống kính phóng to bị tuột xuống ko giữ được <text:s/>.cuối ống kính xuống tự tuột xuống</text:p>
          </table:table-cell>
        </table:table-row>
        <table:table-row table:style-name="ro1">
          <table:table-cell office:value-type="string" calcext:value-type="string">
            <text:p>width: 20%;</text:p>
          </table:table-cell>
          <table:table-cell office:value-type="string" calcext:value-type="string">
            <text:p>Ống kính ko nhìn được. Bị nhoè, tiêu điểm bị lệch. Zoom ko sử dụng tăng giảm. Hàng lừa đảo</text:p>
          </table:table-cell>
        </table:table-row>
        <table:table-row table:style-name="ro1">
          <table:table-cell office:value-type="string" calcext:value-type="string">
            <text:p>width: 20%;</text:p>
          </table:table-cell>
          <table:table-cell office:value-type="string" calcext:value-type="string">
            <text:p>ok</text:p>
          </table:table-cell>
        </table:table-row>
        <table:table-row table:style-name="ro1">
          <table:table-cell office:value-type="string" calcext:value-type="string">
            <text:p>width: 20%;</text:p>
          </table:table-cell>
          <table:table-cell office:value-type="string" calcext:value-type="string">
            <text:p>ở ngoài bìa thấy note " không được xem", unbox ra thì thấy đã bị rạch, m.n mua thì cẩn thận nhé</text:p>
          </table:table-cell>
        </table:table-row>
        <table:table-row table:style-name="ro1">
          <table:table-cell office:value-type="string" calcext:value-type="string">
            <text:p>width: 20%;</text:p>
          </table:table-cell>
          <table:table-cell office:value-type="string" calcext:value-type="string">
            <text:p>Ổ DVD không đúng giới thiệu. Không có chức năng write. Ko có card graphic rời. Tệ!</text:p>
          </table:table-cell>
        </table:table-row>
        <table:table-row table:style-name="ro1">
          <table:table-cell office:value-type="string" calcext:value-type="string">
            <text:p>width: 20%;</text:p>
          </table:table-cell>
          <table:table-cell office:value-type="string" calcext:value-type="string">
            <text:p>Ổ cứng hoạt động chậm, không sử dụng được, bị ngắt kết nối liên tục. Đề nghị Tiki giải quyết</text:p>
          </table:table-cell>
        </table:table-row>
        <table:table-row table:style-name="ro1">
          <table:table-cell office:value-type="string" calcext:value-type="string">
            <text:p>width: 20%;</text:p>
          </table:table-cell>
          <table:table-cell office:value-type="string" calcext:value-type="string">
            <text:p>Ổ cứng chập chờn, hay bị ngắt kết nối rồi tự nhận lại. Có lẽ mạch ổ cứng bị lỗi. Khi hoặt động phát ra nhiều âm thanh cọc cạch và bíp bíp.</text:p>
          </table:table-cell>
        </table:table-row>
        <table:table-row table:style-name="ro1">
          <table:table-cell office:value-type="string" calcext:value-type="string">
            <text:p>width: 20%;</text:p>
          </table:table-cell>
          <table:table-cell office:value-type="string" calcext:value-type="string">
            <text:p>Ổ cứng bị lỗi không cài được, Ổ Cứng SSD HIKVISION E100 128GB SATA III - Hàng Chính Hãng</text:p>
          </table:table-cell>
        </table:table-row>
        <table:table-row table:style-name="ro1">
          <table:table-cell office:value-type="string" calcext:value-type="string">
            <text:p>width: 20%;</text:p>
          </table:table-cell>
          <table:table-cell office:value-type="string" calcext:value-type="string">
            <text:p>Ở chế độ giám sát chuyển động, camera xhir quay được chiều ngang mà ko thẻ quay theo chiều dọc. Chắc hàng lỗi. :(</text:p>
          </table:table-cell>
        </table:table-row>
        <table:table-row table:style-name="ro2">
          <table:table-cell office:value-type="string" calcext:value-type="string">
            <text:p>width: 20%;</text:p>
          </table:table-cell>
          <table:table-cell office:value-type="string" calcext:value-type="string">
            <text:p>ổ cắm lai chim bị hỏng rồi ko lai đc </text:p>
            <text:p>cắm vào nó cứ ù ù ko nghe tiếng j</text:p>
          </table:table-cell>
        </table:table-row>
        <table:table-row table:style-name="ro1">
          <table:table-cell office:value-type="string" calcext:value-type="string">
            <text:p>width: 20%;</text:p>
          </table:table-cell>
          <table:table-cell office:value-type="string" calcext:value-type="string">
            <text:p>nvien giao hàng rất chán hàng tốt đẹp</text:p>
          </table:table-cell>
        </table:table-row>
        <table:table-row table:style-name="ro1">
          <table:table-cell office:value-type="string" calcext:value-type="string">
            <text:p>width: 20%;</text:p>
          </table:table-cell>
          <table:table-cell office:value-type="string" calcext:value-type="string">
            <text:p>Not good</text:p>
          </table:table-cell>
        </table:table-row>
        <table:table-row table:style-name="ro1">
          <table:table-cell office:value-type="string" calcext:value-type="string">
            <text:p>width: 20%;</text:p>
          </table:table-cell>
          <table:table-cell office:value-type="string" calcext:value-type="string">
            <text:p>Nói chung tiền nào của đấy nản lúc mua tưởng có bluetooth chứ nhận hàng thì lại ko muốn vất</text:p>
          </table:table-cell>
        </table:table-row>
        <table:table-row table:style-name="ro1">
          <table:table-cell office:value-type="string" calcext:value-type="string">
            <text:p>width: 20%;</text:p>
          </table:table-cell>
          <table:table-cell office:value-type="string" calcext:value-type="string">
            <text:p>nói chung là ổn số với giá</text:p>
          </table:table-cell>
        </table:table-row>
        <table:table-row table:style-name="ro2">
          <table:table-cell office:value-type="string" calcext:value-type="string">
            <text:p>width: 20%;</text:p>
          </table:table-cell>
          <table:table-cell office:value-type="string" calcext:value-type="string">
            <text:p>Nói chung là không được như mình mong đợi</text:p>
            <text:p>Hơi buồn</text:p>
          </table:table-cell>
        </table:table-row>
        <table:table-row table:style-name="ro2">
          <table:table-cell office:value-type="string" calcext:value-type="string">
            <text:p>width: 20%;</text:p>
          </table:table-cell>
          <table:table-cell office:value-type="string" calcext:value-type="string">
            <text:p>Nói chung là cũng thấy hình được nhưng coi muốn đuôi con mắt, mua về cho thằng cháu chơi chơi chưa được 1 tiếng là không muốn chơi nữa vì khó nhòm và khó chỉnh.</text:p>
            <text:p>Nói chung không nên mua đâu quý vị à</text:p>
          </table:table-cell>
        </table:table-row>
        <table:table-row table:style-name="ro1">
          <table:table-cell office:value-type="string" calcext:value-type="string">
            <text:p>width: 20%;</text:p>
          </table:table-cell>
          <table:table-cell office:value-type="string" calcext:value-type="string">
            <text:p>nói chung 26 27k thì mình ko đánh giá cao lắm... nhưng không ngờ nó tệ đến như vậy... vừa mới gỡ ra đã bị sút lò xo, chỉnh môtk hồi thì rơi luôn cái chân. vui ghê :)))</text:p>
          </table:table-cell>
        </table:table-row>
        <table:table-row table:style-name="ro1">
          <table:table-cell office:value-type="string" calcext:value-type="string">
            <text:p>width: 20%;</text:p>
          </table:table-cell>
          <table:table-cell office:value-type="string" calcext:value-type="string">
            <text:p>nói bằng chữ việt mà sao toàn chữ trung quốc và tiếng anh nên sử kg đc đề nghị cho đổi hàng</text:p>
          </table:table-cell>
        </table:table-row>
        <table:table-row table:style-name="ro1">
          <table:table-cell office:value-type="string" calcext:value-type="string">
            <text:p>width: 20%;</text:p>
          </table:table-cell>
          <table:table-cell office:value-type="string" calcext:value-type="string">
            <text:p>Nó bảo phụ kiện không hợp lệ xong hết xài được luôn</text:p>
          </table:table-cell>
        </table:table-row>
        <table:table-row table:style-name="ro1">
          <table:table-cell office:value-type="string" calcext:value-type="string">
            <text:p>width: 20%;</text:p>
          </table:table-cell>
          <table:table-cell office:value-type="string" calcext:value-type="string">
            <text:p>Như tiêu đề, đặt 1 tuần rồi, đến ngày giao thì lại hẹn trễ 1 ngày, xong sang hôm sau vẫn ko thấy hàng đâu! Thôi hủy đơn cho rồi</text:p>
          </table:table-cell>
        </table:table-row>
        <table:table-row table:style-name="ro1">
          <table:table-cell office:value-type="string" calcext:value-type="string">
            <text:p>width: 20%;</text:p>
          </table:table-cell>
          <table:table-cell office:value-type="string" calcext:value-type="string">
            <text:p>Như đồ chơi, mới nhận thôi đã thấy k muốn sử dụng rồi</text:p>
          </table:table-cell>
        </table:table-row>
        <table:table-row table:style-name="ro2">
          <table:table-cell office:value-type="string" calcext:value-type="string">
            <text:p>width: 20%;</text:p>
          </table:table-cell>
          <table:table-cell office:value-type="string" calcext:value-type="string">
            <text:p>Như đồ chơi, Không dùng được món nào. </text:p>
            <text:p>Chổi toàn bụi, phủo hoài không hết, quét tới đâu bụi tới đó.</text:p>
          </table:table-cell>
        </table:table-row>
        <table:table-row table:style-name="ro1">
          <table:table-cell office:value-type="string" calcext:value-type="string">
            <text:p>width: 20%;</text:p>
          </table:table-cell>
          <table:table-cell office:value-type="string" calcext:value-type="string">
            <text:p>Như đồ chơi trẻ em, vừa nhận xong thấy k hài lòng, k nên mua loại này</text:p>
          </table:table-cell>
        </table:table-row>
        <table:table-row table:style-name="ro1">
          <table:table-cell office:value-type="string" calcext:value-type="string">
            <text:p>width: 20%;</text:p>
          </table:table-cell>
          <table:table-cell office:value-type="string" calcext:value-type="string">
            <text:p>Như cái email tôi có phản hồi chi Tiki thì đây là hàng kém chất lượng, hàng dùng rồi, trầy xước rất nhiều. hộp thì tem đã cắt ra.</text:p>
          </table:table-cell>
        </table:table-row>
        <table:table-row table:style-name="ro1">
          <table:table-cell office:value-type="string" calcext:value-type="string">
            <text:p>width: 20%;</text:p>
          </table:table-cell>
          <table:table-cell office:value-type="string" calcext:value-type="string">
            <text:p>nhờ shop hỗ trợ giùm tình trạng này với. camera sd được 2 ngày, giờ bị mất hồng ngoại, ko có hồng ngoại để xem vào ban đêm</text:p>
          </table:table-cell>
        </table:table-row>
        <table:table-row table:style-name="ro1">
          <table:table-cell office:value-type="string" calcext:value-type="string">
            <text:p>width: 20%;</text:p>
          </table:table-cell>
          <table:table-cell office:value-type="string" calcext:value-type="string">
            <text:p>nhỏ quá , với lại nhìn k thấy gì</text:p>
          </table:table-cell>
        </table:table-row>
        <table:table-row table:style-name="ro1">
          <table:table-cell office:value-type="string" calcext:value-type="string">
            <text:p>width: 20%;</text:p>
          </table:table-cell>
          <table:table-cell office:value-type="string" calcext:value-type="string">
            <text:p>Nhìn trên ảnh khá là bắt mắt, nhưng khi mở ra để <text:s/>thao tác chụp choẹt thì ! phựt , vỡ <text:s/>miếng nhựa , khá là thất vọng ! thôi thì cũng là kinh nghiệm .... !</text:p>
          </table:table-cell>
        </table:table-row>
        <table:table-row table:style-name="ro1">
          <table:table-cell office:value-type="string" calcext:value-type="string">
            <text:p>width: 20%;</text:p>
          </table:table-cell>
          <table:table-cell office:value-type="string" calcext:value-type="string">
            <text:p>Nhìn thì mới, đẹp nhưng dù đã làm theo hướng dẫn cả chục lần vẫn ko chạy (HDSD phức tạp hơn các loại chuột khác: gắn đầu thu vào rồi trong vòng 5s phải lắp pin vào). Thử thay pin khác cũng không chạy. Thấy giá rẻ mà nhiều nhận xét tốt nên mua nhưng đúng là ham rẻ là không ổn. Lần sau chỉ mua của Tiki Trading thôi chứ các đối tác bị mấy lần rồi. Tiki nên chọn lọc kỹ hơn nhà bán hàng.</text:p>
          </table:table-cell>
        </table:table-row>
        <table:table-row table:style-name="ro1">
          <table:table-cell office:value-type="string" calcext:value-type="string">
            <text:p>width: 20%;</text:p>
          </table:table-cell>
          <table:table-cell office:value-type="string" calcext:value-type="string">
            <text:p>Nhìn nhức mắt, hình to nhưng k nét. nhìn hồi rất mỏi và nhức mắt</text:p>
          </table:table-cell>
        </table:table-row>
        <table:table-row table:style-name="ro1">
          <table:table-cell office:value-type="string" calcext:value-type="string">
            <text:p>width: 20%;</text:p>
          </table:table-cell>
          <table:table-cell office:value-type="string" calcext:value-type="string">
            <text:p>nhìn mờ <text:s/>không nét</text:p>
          </table:table-cell>
        </table:table-row>
        <table:table-row table:style-name="ro1">
          <table:table-cell office:value-type="string" calcext:value-type="string">
            <text:p>width: 20%;</text:p>
          </table:table-cell>
          <table:table-cell office:value-type="string" calcext:value-type="string">
            <text:p>Nhìn gần bị mờ, cách xa chủ thể chút mới thấy rõ , ko thay đổi điểm nét đc , ví dụ vât để cách camera 5cm thì thấy rõ vật đó, mà đưa lại gần 1 2 cm thì nó lại mờ, thực tế bỏ vào lỗ tai quoái thì ko rõ đc lỗ ta và cục ráy, vì chúng gần 1 2 cm , nói chung ko hài lòng , thất vọng và muốn đổi cái nét hơn hoặc trả sản phẩm</text:p>
          </table:table-cell>
        </table:table-row>
        <table:table-row table:style-name="ro1">
          <table:table-cell office:value-type="string" calcext:value-type="string">
            <text:p>width: 20%;</text:p>
          </table:table-cell>
          <table:table-cell office:value-type="string" calcext:value-type="string">
            <text:p>Nhẹ, cảm giác gõ k tốt</text:p>
          </table:table-cell>
        </table:table-row>
        <table:table-row table:style-name="ro1">
          <table:table-cell office:value-type="string" calcext:value-type="string">
            <text:p>width: 20%;</text:p>
          </table:table-cell>
          <table:table-cell office:value-type="string" calcext:value-type="string">
            <text:p>nhảy đi nhảy lại</text:p>
          </table:table-cell>
        </table:table-row>
        <table:table-row table:style-name="ro1">
          <table:table-cell office:value-type="string" calcext:value-type="string">
            <text:p>width: 20%;</text:p>
          </table:table-cell>
          <table:table-cell office:value-type="string" calcext:value-type="string">
            <text:p>nhân viên giao hàng quá tệ</text:p>
          </table:table-cell>
        </table:table-row>
        <table:table-row table:style-name="ro1">
          <table:table-cell office:value-type="string" calcext:value-type="string">
            <text:p>width: 20%;</text:p>
          </table:table-cell>
          <table:table-cell office:value-type="string" calcext:value-type="string">
            <text:p>Nhân viên giao hàng không nhiệt tình. Thể hiện thái độ với khách</text:p>
          </table:table-cell>
        </table:table-row>
        <table:table-row table:style-name="ro1">
          <table:table-cell office:value-type="string" calcext:value-type="string">
            <text:p>width: 20%;</text:p>
          </table:table-cell>
          <table:table-cell office:value-type="string" calcext:value-type="string">
            <text:p>Nhân viên giao hàng không lịch sự chút nào, tôi nhờ người ra nhận mà lại la người nhà tôi. nếu tôi ở nhà là sẽ không lấy rồi. vì lúc đó tôi không biết gọi số nào nên không phản ánh được</text:p>
          </table:table-cell>
        </table:table-row>
        <table:table-row table:style-name="ro1">
          <table:table-cell office:value-type="string" calcext:value-type="string">
            <text:p>width: 20%;</text:p>
          </table:table-cell>
          <table:table-cell office:value-type="string" calcext:value-type="string">
            <text:p>nhân viên dao hàng xong đi về canada cũng đi theo ko xem được 😪😪😪😪😭😭😭😭</text:p>
          </table:table-cell>
        </table:table-row>
        <table:table-row table:style-name="ro1">
          <table:table-cell office:value-type="string" calcext:value-type="string">
            <text:p>width: 20%;</text:p>
          </table:table-cell>
          <table:table-cell office:value-type="string" calcext:value-type="string">
            <text:p>Nhận và check hàng bên trong hộp ổn nhưng hộp thì bể một bên góc và khoá dài của hộp đã có dấu hiệu gãy</text:p>
          </table:table-cell>
        </table:table-row>
        <table:table-row table:style-name="ro1">
          <table:table-cell office:value-type="string" calcext:value-type="string">
            <text:p>width: 20%;</text:p>
          </table:table-cell>
          <table:table-cell office:value-type="string" calcext:value-type="string">
            <text:p>Nhận tín hiệu khi cắm ổ cứng usb 3.0 rất kém</text:p>
          </table:table-cell>
        </table:table-row>
        <table:table-row table:style-name="ro1">
          <table:table-cell office:value-type="string" calcext:value-type="string">
            <text:p>width: 20%;</text:p>
          </table:table-cell>
          <table:table-cell office:value-type="string" calcext:value-type="string">
            <text:p>Nhấn phím Q bị chập chờn lúc được lúc không hãy cho tôi biết cách tự sửa hoặc bảo hành</text:p>
          </table:table-cell>
        </table:table-row>
        <table:table-row table:style-name="ro1">
          <table:table-cell office:value-type="string" calcext:value-type="string">
            <text:p>width: 20%;</text:p>
          </table:table-cell>
          <table:table-cell office:value-type="string" calcext:value-type="string">
            <text:p>Nhấn phím Q bị chập chờn lúc được lúc không hãy cho tôi biết cách tự sửa hoặc bảo hành</text:p>
          </table:table-cell>
        </table:table-row>
        <table:table-row table:style-name="ro2">
          <table:table-cell office:value-type="string" calcext:value-type="string">
            <text:p>width: 20%;</text:p>
          </table:table-cell>
          <table:table-cell office:value-type="string" calcext:value-type="string">
            <text:p>Nhận một cái chỉ có 2 chân, thiếu 1 chân. Cái thứ hai thì 1 chân sút ra không gắn lại được.</text:p>
            <text:p>Chưa xài được cái nào</text:p>
          </table:table-cell>
        </table:table-row>
        <table:table-row table:style-name="ro1">
          <table:table-cell office:value-type="string" calcext:value-type="string">
            <text:p>width: 20%;</text:p>
          </table:table-cell>
          <table:table-cell office:value-type="string" calcext:value-type="string">
            <text:p>Nhận hàng xong sạc 3t đồng hồ ko lên vô pin cứ chớp mãi 2 đèn</text:p>
          </table:table-cell>
        </table:table-row>
        <table:table-row table:style-name="ro2">
          <table:table-cell office:value-type="string" calcext:value-type="string">
            <text:p>width: 20%;</text:p>
          </table:table-cell>
          <table:table-cell office:value-type="string" calcext:value-type="string">
            <text:p>Nhận hàng thì vỏ nhàu nát như hình. Nhìn là thấy thiếu tôn trọng khách hàng. Mở bên trong thì túi rách nát. Hàng vỏ yunteng nhưng ruột yungtfng. K hiểu là sao. Trước đây có dùng 1 cây rất oki. Thấy shop này bán rẻ ham mua về. Dính treo đầu dê bán thịt chó. Mình vốn là fan của tiki từ khi tiki chỉ bán sách va do thích đọc sách nên mình đã mua rất nhiều sách từ tiki</text:p>
            <text:p>Lần này thất vọng</text:p>
          </table:table-cell>
        </table:table-row>
        <table:table-row table:style-name="ro1">
          <table:table-cell office:value-type="string" calcext:value-type="string">
            <text:p>width: 20%;</text:p>
          </table:table-cell>
          <table:table-cell office:value-type="string" calcext:value-type="string">
            <text:p>Nhận hàng lỗi chờ nhận lại sản phẩm quá lâu</text:p>
          </table:table-cell>
        </table:table-row>
        <table:table-row table:style-name="ro1">
          <table:table-cell office:value-type="string" calcext:value-type="string">
            <text:p>width: 20%;</text:p>
          </table:table-cell>
          <table:table-cell office:value-type="string" calcext:value-type="string">
            <text:p>nhận hàng ko như ảnh chưa có máy cắm thử. hi vọng là đc</text:p>
          </table:table-cell>
        </table:table-row>
        <table:table-row table:style-name="ro1">
          <table:table-cell office:value-type="string" calcext:value-type="string">
            <text:p>width: 20%;</text:p>
          </table:table-cell>
          <table:table-cell office:value-type="string" calcext:value-type="string">
            <text:p>Nhận hàng kiểm tra không kèm theo bộ nguồn , giá treo camera</text:p>
          </table:table-cell>
        </table:table-row>
        <table:table-row table:style-name="ro1">
          <table:table-cell office:value-type="string" calcext:value-type="string">
            <text:p>width: 20%;</text:p>
          </table:table-cell>
          <table:table-cell office:value-type="string" calcext:value-type="string">
            <text:p>Nhận hàng được 1 ngày đường dây mất nguồn đèn báo chập chờn. Đề nghi Tiki hổ trợ</text:p>
          </table:table-cell>
        </table:table-row>
        <table:table-row table:style-name="ro1">
          <table:table-cell office:value-type="string" calcext:value-type="string">
            <text:p>width: 20%;</text:p>
          </table:table-cell>
          <table:table-cell office:value-type="string" calcext:value-type="string">
            <text:p>Nhận hàng đóng hộp khá chắc chắn, mở hộp đựng bao da cũng thẩm mỹ, nhưng lúc lấy bao da ra ốp vào máy thì hơi buồn vì các vành nhựa giữ máy không chắc dễ tuột ra khi cầm nhẹ, mặt vỏ thì ok, chỉ có dễ tuột như vậy thôi.</text:p>
          </table:table-cell>
        </table:table-row>
        <table:table-row table:style-name="ro1">
          <table:table-cell office:value-type="string" calcext:value-type="string">
            <text:p>width: 20%;</text:p>
          </table:table-cell>
          <table:table-cell office:value-type="string" calcext:value-type="string">
            <text:p>Nhận hàng chưa dùng mà có tiếng kêu trong sản phẩm như linh kiện bị lỏng.</text:p>
          </table:table-cell>
        </table:table-row>
        <table:table-row table:style-name="ro1">
          <table:table-cell office:value-type="string" calcext:value-type="string">
            <text:p>width: 20%;</text:p>
          </table:table-cell>
          <table:table-cell office:value-type="string" calcext:value-type="string">
            <text:p>Nhận được sản phẩm thì hộp sản phẩm bị móp méo, dập nát.... Chưa sử dụng nhưng khi nhận được rất không hài lòng và không biết có khi RAM trong đó bị hỏng hóc như thế nào nữa</text:p>
          </table:table-cell>
        </table:table-row>
        <table:table-row table:style-name="ro1">
          <table:table-cell office:value-type="string" calcext:value-type="string">
            <text:p>width: 20%;</text:p>
          </table:table-cell>
          <table:table-cell office:value-type="string" calcext:value-type="string">
            <text:p>Nhận được mỗi Adapter không thấy camera hôm nay là ngày thứ 3 các bạn hỗ trợ nói chờ phản hồi từ nhà cung cấp mà không thấy <text:s/>VIỆT TRADING trả lời</text:p>
          </table:table-cell>
        </table:table-row>
        <table:table-row table:style-name="ro1">
          <table:table-cell office:value-type="string" calcext:value-type="string">
            <text:p>width: 20%;</text:p>
          </table:table-cell>
          <table:table-cell office:value-type="string" calcext:value-type="string">
            <text:p>nhận dc hàng vưa bóc sp ra chưa gián thì đã thấy vỡ rồi làm ăn vớ vẩn khuyên mn k nên mua</text:p>
          </table:table-cell>
        </table:table-row>
        <table:table-row table:style-name="ro1">
          <table:table-cell office:value-type="string" calcext:value-type="string">
            <text:p>width: 20%;</text:p>
          </table:table-cell>
          <table:table-cell office:value-type="string" calcext:value-type="string">
            <text:p>nhạc và âm thu hay bị ngắt quãng. các núm vặn k chỉnh được rõ ràng.</text:p>
          </table:table-cell>
        </table:table-row>
        <table:table-row table:style-name="ro1">
          <table:table-cell office:value-type="string" calcext:value-type="string">
            <text:p>width: 20%;</text:p>
          </table:table-cell>
          <table:table-cell office:value-type="string" calcext:value-type="string">
            <text:p>nhà cung cấp không đăng đủ thông tin sản phẩm. C3N có 2 dòng góc rộng và góc hẹp. bên bán hàng không ghi rõ đây là loại nào nên mọi người qua nhà bán hàng nào ghi rõ thông tin để mua. mình cần góc rộng mà bị giao góc hẹp. Tốt nhất mua hàng chọn nhà cung cấp là Tiki Trading vì Tiki Trading đăng thông tin rõ ràng đầy đủ.</text:p>
          </table:table-cell>
        </table:table-row>
        <table:table-row table:style-name="ro3">
          <table:table-cell office:value-type="string" calcext:value-type="string">
            <text:p>width: 20%;</text:p>
          </table:table-cell>
          <table:table-cell office:value-type="string" calcext:value-type="string">
            <text:p>nhà cung cấp giao thiếu linh kiện bộ óc ráp máy với chân đế, khách hàng phản ánh lại thì bảo mình đóg gói giao đủ, nhất định k chịu sai sót lỗi của nhà cug cấp. tức điên.....</text:p>
            <text:p>ủa nếu giao đủ cho khách hàng r, mắc cái gì ngta phản ánh chi, ai ở k đâu dt nhìu lần. nếu linh kiện đó có bán ở ngoài thì mua cho rồi, đằg này linh kiện đi theo máy có bán đâu.</text:p>
            <text:p>tạm biệt nhé nhà cug cấp</text:p>
          </table:table-cell>
        </table:table-row>
        <table:table-row table:style-name="ro1">
          <table:table-cell office:value-type="string" calcext:value-type="string">
            <text:p>width: 20%;</text:p>
          </table:table-cell>
          <table:table-cell office:value-type="string" calcext:value-type="string">
            <text:p>Nguyên seal nhưng ko có cạy nhựa??? Không có cạy nhựa làm sao đi dây đây shop</text:p>
          </table:table-cell>
        </table:table-row>
        <table:table-row table:style-name="ro1">
          <table:table-cell office:value-type="string" calcext:value-type="string">
            <text:p>width: 20%;</text:p>
          </table:table-cell>
          <table:table-cell office:value-type="string" calcext:value-type="string">
            <text:p>Nguồn 12v mới xài đã bị hư rồi. hình ảnh ko rõ nét.</text:p>
          </table:table-cell>
        </table:table-row>
        <table:table-row table:style-name="ro1">
          <table:table-cell office:value-type="string" calcext:value-type="string">
            <text:p>width: 20%;</text:p>
          </table:table-cell>
          <table:table-cell office:value-type="string" calcext:value-type="string">
            <text:p>Ngoại hình đẹp. chất lượng ko kém. không hài lòng. dây cắm ngắn. Bạn có thể dễ dàng điều chỉnh âm lượng khi nghe nhạc nhờ bảng điều khiển phía trước ? mình không thấy cái bảng này ở đâu. chỉ thấy 2 mún ở bên hông, 1 volume 1 bass. Cảm thấy hối tiếc khi mua. Không biết nghe thêm 1 thời gian chất lượng có tốt ko. </text:p>
          </table:table-cell>
        </table:table-row>
        <table:table-row table:style-name="ro1">
          <table:table-cell office:value-type="string" calcext:value-type="string">
            <text:p>width: 20%;</text:p>
          </table:table-cell>
          <table:table-cell office:value-type="string" calcext:value-type="string">
            <text:p>Nghe mọi người bảo shop lừa đảo ai dè lừa đảo thiệt. Loa ghi 1000mha mà thực tế pin chỉ có 600mha. Làm ăn có đức dùm đi. Tạch tiki lun nhé</text:p>
          </table:table-cell>
        </table:table-row>
        <table:table-row table:style-name="ro1">
          <table:table-cell office:value-type="string" calcext:value-type="string">
            <text:p>width: 20%;</text:p>
          </table:table-cell>
          <table:table-cell office:value-type="string" calcext:value-type="string">
            <text:p>Ngày đầu tiên nhận hàng sử dụng rất mượt không vấn đề gì. Sang ngày tiếp theo đột nhiên laptop không truy cập được internet. Ban đầu mình không nghĩ là do chuột nhưng tình cờ sau khi rút đầu cắm usb của chuột ra khỏi máy tính thì internet có lại bình thường. Mình đã làm đi làm lại nhiều lần như thế và khẳng định chuột làm mất kết nối wifi của laptop.</text:p>
          </table:table-cell>
        </table:table-row>
        <table:table-row table:style-name="ro2">
          <table:table-cell office:value-type="string" calcext:value-type="string">
            <text:p>width: 20%;</text:p>
          </table:table-cell>
          <table:table-cell office:value-type="string" calcext:value-type="string">
            <text:p>Ngày 18/7/220 mình có nhận từ phía giao hàng phím cơ E-DRA EK387 sau khi nhận hàng và sử dụng thì có một nút trên phim dường như bị liệt có lúc bấm được có lúc bấm không được là phím Ctrl bên góc trái ( đây là phím hầu như mình cần chơi game khá nhiều ).</text:p>
            <text:p>Rất mong Tiki giải quyết trường hợp này .</text:p>
          </table:table-cell>
        </table:table-row>
        <table:table-row table:style-name="ro2">
          <table:table-cell office:value-type="string" calcext:value-type="string">
            <text:p>width: 20%;</text:p>
          </table:table-cell>
          <table:table-cell office:value-type="string" calcext:value-type="string">
            <text:p>Ngày 18/7/220 mình có nhận từ phía giao hàng phím cơ E-DRA EK387 sau khi nhận hàng và sử dụng thì có một nút trên phim dường như bị liệt có lúc bấm được có lúc bấm không được là phím Ctrl bên góc trái ( đây là phím hầu như mình cần chơi game khá nhiều ).</text:p>
            <text:p>Rất mong Tiki giải quyết trường hợp này .</text:p>
          </table:table-cell>
        </table:table-row>
        <table:table-row table:style-name="ro1">
          <table:table-cell office:value-type="string" calcext:value-type="string">
            <text:p>width: 20%;</text:p>
          </table:table-cell>
          <table:table-cell office:value-type="string" calcext:value-type="string">
            <text:p>Nếu nhà bán hàng có tâm nên gởi micro bổ sung như đã cam kết</text:p>
          </table:table-cell>
        </table:table-row>
        <table:table-row table:style-name="ro1">
          <table:table-cell office:value-type="string" calcext:value-type="string">
            <text:p>width: 20%;</text:p>
          </table:table-cell>
          <table:table-cell office:value-type="string" calcext:value-type="string">
            <text:p>Nếu không gửi thẻ nhớ mai tôi gửi lại đơn</text:p>
          </table:table-cell>
        </table:table-row>
        <table:table-row table:style-name="ro1">
          <table:table-cell office:value-type="string" calcext:value-type="string">
            <text:p>width: 20%;</text:p>
          </table:table-cell>
          <table:table-cell office:value-type="string" calcext:value-type="string">
            <text:p>Nếu ai định mua sản phẩm này để dùng Samsung DeX thì đừng mua nó không hỗ trợ đâu. Tôi vừa tốn hơn 200000 vô ích!</text:p>
          </table:table-cell>
        </table:table-row>
        <table:table-row table:style-name="ro1">
          <table:table-cell office:value-type="string" calcext:value-type="string">
            <text:p>width: 20%;</text:p>
          </table:table-cell>
          <table:table-cell office:value-type="string" calcext:value-type="string">
            <text:p>nên xem xét khi bán hàng cho khách . chán nản vì cái này quá . tin tiki nên ko thử chỉ xem hàng .</text:p>
          </table:table-cell>
        </table:table-row>
        <table:table-row table:style-name="ro1">
          <table:table-cell office:value-type="string" calcext:value-type="string">
            <text:p>width: 20%;</text:p>
          </table:table-cell>
          <table:table-cell office:value-type="string" calcext:value-type="string">
            <text:p>Nên ghi rõ hàng không còn seal, check bằng software thì đã dùng 2 lần trước đó.</text:p>
          </table:table-cell>
        </table:table-row>
        <table:table-row table:style-name="ro1">
          <table:table-cell office:value-type="string" calcext:value-type="string">
            <text:p>width: 20%;</text:p>
          </table:table-cell>
          <table:table-cell office:value-type="string" calcext:value-type="string">
            <text:p>nào giờ mua hàng trên tiki. mà nay thấy thất vọng quá. mua về sạc được 1 lần lần thứ 2 sạc không vô pin. sạc 2 tiếng mà pin lên được có 5%.</text:p>
          </table:table-cell>
        </table:table-row>
        <table:table-row table:style-name="ro1">
          <table:table-cell office:value-type="string" calcext:value-type="string">
            <text:p>width: 20%;</text:p>
          </table:table-cell>
          <table:table-cell office:value-type="string" calcext:value-type="string">
            <text:p>năm 2017 mình có mua 1 sợi, gần 1 năm thì bị lỗi, Tiki bảo hành đổi trả, sử dụng được năm nữa thì bị tiếp, miếng đồng bị bong, lỗi tương tự như cái đầu tiên. Trong khi sài cáp zin apple vẫn ngon lành 3 năm nay. Nói chung tiền nào của đó :))</text:p>
          </table:table-cell>
        </table:table-row>
        <table:table-row table:style-name="ro1">
          <table:table-cell office:value-type="string" calcext:value-type="string">
            <text:p>width: 20%;</text:p>
          </table:table-cell>
          <table:table-cell office:value-type="string" calcext:value-type="string">
            <text:p>Muốn viết rất nhiều, nhưng gói gọn lại 3 chữ: không xài được</text:p>
          </table:table-cell>
        </table:table-row>
        <table:table-row table:style-name="ro1">
          <table:table-cell office:value-type="string" calcext:value-type="string">
            <text:p>width: 20%;</text:p>
          </table:table-cell>
          <table:table-cell office:value-type="string" calcext:value-type="string">
            <text:p>muốn trả hàng do ko kết nối giữa phần mềm với camera được hay kbo6ng</text:p>
          </table:table-cell>
        </table:table-row>
        <table:table-row table:style-name="ro1">
          <table:table-cell office:value-type="string" calcext:value-type="string">
            <text:p>width: 20%;</text:p>
          </table:table-cell>
          <table:table-cell office:value-type="string" calcext:value-type="string">
            <text:p>Mực mua về hết mực, in ra không thấy gì luôn. Không hiếu sao như vậy mà cũng giao cho khách được.</text:p>
          </table:table-cell>
        </table:table-row>
        <table:table-row table:style-name="ro1">
          <table:table-cell office:value-type="string" calcext:value-type="string">
            <text:p>width: 20%;</text:p>
          </table:table-cell>
          <table:table-cell office:value-type="string" calcext:value-type="string">
            <text:p>Mực không ổn định, nên mua cartridge mới để đở tốn mua phải loại mực không phù hợp</text:p>
          </table:table-cell>
        </table:table-row>
        <table:table-row table:style-name="ro1">
          <table:table-cell office:value-type="string" calcext:value-type="string">
            <text:p>width: 20%;</text:p>
          </table:table-cell>
          <table:table-cell office:value-type="string" calcext:value-type="string">
            <text:p>Mực kém, bản in bị nhoè và bay mực. Không dùng được</text:p>
          </table:table-cell>
        </table:table-row>
        <table:table-row table:style-name="ro1">
          <table:table-cell office:value-type="string" calcext:value-type="string">
            <text:p>width: 20%;</text:p>
          </table:table-cell>
          <table:table-cell office:value-type="string" calcext:value-type="string">
            <text:p>Mua xài dc 1 tháng hư rồi làm sao để mình dc bảo hành ạ</text:p>
          </table:table-cell>
        </table:table-row>
        <table:table-row table:style-name="ro1">
          <table:table-cell office:value-type="string" calcext:value-type="string">
            <text:p>width: 20%;</text:p>
          </table:table-cell>
          <table:table-cell office:value-type="string" calcext:value-type="string">
            <text:p>mua xài chưa được 6 tháng hư, bảo hành thế nào đây?</text:p>
          </table:table-cell>
        </table:table-row>
        <table:table-row table:style-name="ro1">
          <table:table-cell office:value-type="string" calcext:value-type="string">
            <text:p>width: 20%;</text:p>
          </table:table-cell>
          <table:table-cell office:value-type="string" calcext:value-type="string">
            <text:p>mua về. thử không lên. chuột không chạy. kêu tiki đổi. tiki đến đem hàng đi. mình có việc cần gấp đặt mua tiki chuột khác. nhận chuột khác thấy ok. rất tốt. trôi qua cả tuần. tiki đòi giao lại con chuột không chạy được và bắt buộc mình phải nhận lại chuột đó. lý do chuột bình thường. giờ mình đã mua con chuột khác rồi. rảnh đâu ngồi chờ tiki test hàng....</text:p>
          </table:table-cell>
        </table:table-row>
        <table:table-row table:style-name="ro1">
          <table:table-cell office:value-type="string" calcext:value-type="string">
            <text:p>width: 20%;</text:p>
          </table:table-cell>
          <table:table-cell office:value-type="string" calcext:value-type="string">
            <text:p>Mua về tưởng hay nhưng lúc mở thì không thấy gì là sao đây</text:p>
          </table:table-cell>
        </table:table-row>
        <table:table-row table:style-name="ro1">
          <table:table-cell office:value-type="string" calcext:value-type="string">
            <text:p>width: 20%;</text:p>
          </table:table-cell>
          <table:table-cell office:value-type="string" calcext:value-type="string">
            <text:p>mua về thì sạc bin cho điện thoại bình thường nhưng sạc vào cục bin thì nó ko vào trong khi mình sài 3 loại cổng và sạc hơn 5h vẫn ko lên 1 cục bin nào</text:p>
          </table:table-cell>
        </table:table-row>
        <table:table-row table:style-name="ro1">
          <table:table-cell office:value-type="string" calcext:value-type="string">
            <text:p>width: 20%;</text:p>
          </table:table-cell>
          <table:table-cell office:value-type="string" calcext:value-type="string">
            <text:p>Mua về thì k sử dụng đc. Liên hệ tổng tài nói cho nv đến hỗ trợ chờ dài cổ cũng k thấy. Đến khâu đổi hàng cũng phải đợi gọi nhắc 4-5lần. Cuối cùng hoàn tiền lại cũng phải đợi cả tuần vì phải thông qua ngân hàng. Chán thật sự!!!!!!</text:p>
          </table:table-cell>
        </table:table-row>
        <table:table-row table:style-name="ro1">
          <table:table-cell office:value-type="string" calcext:value-type="string">
            <text:p>width: 20%;</text:p>
          </table:table-cell>
          <table:table-cell office:value-type="string" calcext:value-type="string">
            <text:p>Mua về test đủ kiểu vẫn ko hiện hình</text:p>
          </table:table-cell>
        </table:table-row>
        <table:table-row table:style-name="ro2">
          <table:table-cell office:value-type="string" calcext:value-type="string">
            <text:p>width: 20%;</text:p>
          </table:table-cell>
          <table:table-cell office:value-type="string" calcext:value-type="string">
            <text:p>Mua về sử dụng không được ko sạc được cho bất kì điện thoại nào </text:p>
            <text:p>Thất vọng</text:p>
          </table:table-cell>
        </table:table-row>
        <table:table-row table:style-name="ro1">
          <table:table-cell office:value-type="string" calcext:value-type="string">
            <text:p>width: 20%;</text:p>
          </table:table-cell>
          <table:table-cell office:value-type="string" calcext:value-type="string">
            <text:p>Mua về sản phẩm không giống hình, như lừa đảo vậy, Tiki nên kiểm soát chặt chẽ mấy seller như thế này. Tránh mất khách hàng. gửi nhà bán hàng 1 chữ TỆ</text:p>
          </table:table-cell>
        </table:table-row>
        <table:table-row table:style-name="ro1">
          <table:table-cell office:value-type="string" calcext:value-type="string">
            <text:p>width: 20%;</text:p>
          </table:table-cell>
          <table:table-cell office:value-type="string" calcext:value-type="string">
            <text:p>Mua về sai k dc shop oi mong đuoc đỗi san pham khac ok hon ak</text:p>
          </table:table-cell>
        </table:table-row>
        <table:table-row table:style-name="ro1">
          <table:table-cell office:value-type="string" calcext:value-type="string">
            <text:p>width: 20%;</text:p>
          </table:table-cell>
          <table:table-cell office:value-type="string" calcext:value-type="string">
            <text:p>Mua về Sài dc 1h <text:s/>Xong bỏ luôn.mn đừng mua sp này coi chừng mất tiền</text:p>
          </table:table-cell>
        </table:table-row>
        <table:table-row table:style-name="ro2">
          <table:table-cell office:value-type="string" calcext:value-type="string">
            <text:p>width: 20%;</text:p>
          </table:table-cell>
          <table:table-cell office:value-type="string" calcext:value-type="string">
            <text:p>Mua về sài đc 1 tháng gửi bảo hành lại hơn cả 1 tháng, cứ hẹn riết h vẫn chưa có...</text:p>
            <text:p>Riết k dám mua hàng onl</text:p>
          </table:table-cell>
        </table:table-row>
        <table:table-row table:style-name="ro1">
          <table:table-cell office:value-type="string" calcext:value-type="string">
            <text:p>width: 20%;</text:p>
          </table:table-cell>
          <table:table-cell office:value-type="string" calcext:value-type="string">
            <text:p>mua về sạc rồi bấm nút mở nguồn không lên đèn .bán sp lỗi vậy cũng bán</text:p>
          </table:table-cell>
        </table:table-row>
        <table:table-row table:style-name="ro1">
          <table:table-cell office:value-type="string" calcext:value-type="string">
            <text:p>width: 20%;</text:p>
          </table:table-cell>
          <table:table-cell office:value-type="string" calcext:value-type="string">
            <text:p>Mua về sạc đc 3 lần và giờ không sạc đc nữa yêu cầu đổi trả shop ơi</text:p>
          </table:table-cell>
        </table:table-row>
        <table:table-row table:style-name="ro1">
          <table:table-cell office:value-type="string" calcext:value-type="string">
            <text:p>width: 20%;</text:p>
          </table:table-cell>
          <table:table-cell office:value-type="string" calcext:value-type="string">
            <text:p>Mua về phím “F” bị hỏng lúc nhận lúc k.</text:p>
          </table:table-cell>
        </table:table-row>
        <table:table-row table:style-name="ro1">
          <table:table-cell office:value-type="string" calcext:value-type="string">
            <text:p>width: 20%;</text:p>
          </table:table-cell>
          <table:table-cell office:value-type="string" calcext:value-type="string">
            <text:p>Mua về phím “F” bị hỏng lúc nhận lúc k.</text:p>
          </table:table-cell>
        </table:table-row>
        <table:table-row table:style-name="ro1">
          <table:table-cell office:value-type="string" calcext:value-type="string">
            <text:p>width: 20%;</text:p>
          </table:table-cell>
          <table:table-cell office:value-type="string" calcext:value-type="string">
            <text:p>mua về nhưng không dùng được, đèn nháy màu đỏ và không vào được wifi</text:p>
          </table:table-cell>
        </table:table-row>
        <table:table-row table:style-name="ro1">
          <table:table-cell office:value-type="string" calcext:value-type="string">
            <text:p>width: 20%;</text:p>
          </table:table-cell>
          <table:table-cell office:value-type="string" calcext:value-type="string">
            <text:p>Mua về nhưng cài đặt Hoài vẫn ko dc</text:p>
          </table:table-cell>
        </table:table-row>
        <table:table-row table:style-name="ro1">
          <table:table-cell office:value-type="string" calcext:value-type="string">
            <text:p>width: 20%;</text:p>
          </table:table-cell>
          <table:table-cell office:value-type="string" calcext:value-type="string">
            <text:p>Mua về ko kết nối dc với app Mi Home, dù mạng rất tốt!</text:p>
          </table:table-cell>
        </table:table-row>
        <table:table-row table:style-name="ro1">
          <table:table-cell office:value-type="string" calcext:value-type="string">
            <text:p>width: 20%;</text:p>
          </table:table-cell>
          <table:table-cell office:value-type="string" calcext:value-type="string">
            <text:p>mua về không thu được... thử thu đếm từ 1 đến 10 không thu hết số đếm mà nghe lập bập ... mic do cửa hàng cung cấp có vấn đề</text:p>
          </table:table-cell>
        </table:table-row>
        <table:table-row table:style-name="ro1">
          <table:table-cell office:value-type="string" calcext:value-type="string">
            <text:p>width: 20%;</text:p>
          </table:table-cell>
          <table:table-cell office:value-type="string" calcext:value-type="string">
            <text:p>Mua về không thể full format trên cổng USB 3.0. Sau khi check bằng check flash và HDTune Pro thì phát hiện bad sector gần như toàn bộ. 1 sao cho sản phẩm :(</text:p>
          </table:table-cell>
        </table:table-row>
        <table:table-row table:style-name="ro1">
          <table:table-cell office:value-type="string" calcext:value-type="string">
            <text:p>width: 20%;</text:p>
          </table:table-cell>
          <table:table-cell office:value-type="string" calcext:value-type="string">
            <text:p>mua về không có thẻ nhớ, gọi điện lên bao nhiêu lần cũng không được hỗ trợ.</text:p>
          </table:table-cell>
        </table:table-row>
        <table:table-row table:style-name="ro1">
          <table:table-cell office:value-type="string" calcext:value-type="string">
            <text:p>width: 20%;</text:p>
          </table:table-cell>
          <table:table-cell office:value-type="string" calcext:value-type="string">
            <text:p>Mua về không có 4g pin thì sạc đầy dùng chưa được 10phút bán toàn hàng đểu</text:p>
          </table:table-cell>
        </table:table-row>
        <table:table-row table:style-name="ro1">
          <table:table-cell office:value-type="string" calcext:value-type="string">
            <text:p>width: 20%;</text:p>
          </table:table-cell>
          <table:table-cell office:value-type="string" calcext:value-type="string">
            <text:p>mua về k tự ngắt,bh thì quá lâu</text:p>
          </table:table-cell>
        </table:table-row>
        <table:table-row table:style-name="ro1">
          <table:table-cell office:value-type="string" calcext:value-type="string">
            <text:p>width: 20%;</text:p>
          </table:table-cell>
          <table:table-cell office:value-type="string" calcext:value-type="string">
            <text:p>mua về gắn vô update lên vẫn không hoạt động nản c</text:p>
          </table:table-cell>
        </table:table-row>
        <table:table-row table:style-name="ro1">
          <table:table-cell office:value-type="string" calcext:value-type="string">
            <text:p>width: 20%;</text:p>
          </table:table-cell>
          <table:table-cell office:value-type="string" calcext:value-type="string">
            <text:p>mua về gắn pin , kết nối đt quay phim thử mà không thu âm đc , thử hết cách , thử hết 3 đt khác nhau vẫn không được , gọi tổng đài nói ghi nhận và kêu đợi... giờ không biết làm sao !!</text:p>
          </table:table-cell>
        </table:table-row>
        <table:table-row table:style-name="ro1">
          <table:table-cell office:value-type="string" calcext:value-type="string">
            <text:p>width: 20%;</text:p>
          </table:table-cell>
          <table:table-cell office:value-type="string" calcext:value-type="string">
            <text:p>Mua về dùng chưa đc 2 tuần đã căm vô không nhận nữa.</text:p>
          </table:table-cell>
        </table:table-row>
        <table:table-row table:style-name="ro2">
          <table:table-cell office:value-type="string" calcext:value-type="string">
            <text:p>width: 20%;</text:p>
          </table:table-cell>
          <table:table-cell office:value-type="string" calcext:value-type="string">
            <text:p>Mua về dùng cho N5110 và cái kết nạp đầy dùng trong 45 phút. Nghĩ mà phí tiền, vừa thất vọng cho đại lý lớn Tiki.</text:p>
            <text:p>// lần mua cuối cùng của tôi trên tiki.</text:p>
          </table:table-cell>
        </table:table-row>
        <table:table-row table:style-name="ro1">
          <table:table-cell office:value-type="string" calcext:value-type="string">
            <text:p>width: 20%;</text:p>
          </table:table-cell>
          <table:table-cell office:value-type="string" calcext:value-type="string">
            <text:p>Mua về định gắng camera để ghi hình, hàng giao về gắn vô không nhận lấy qua máy tính gắn cũng không nhận. Khách hàng hối phải gắng lấy ổ khác gắn. thất vọng</text:p>
          </table:table-cell>
        </table:table-row>
        <table:table-row table:style-name="ro1">
          <table:table-cell office:value-type="string" calcext:value-type="string">
            <text:p>width: 20%;</text:p>
          </table:table-cell>
          <table:table-cell office:value-type="string" calcext:value-type="string">
            <text:p>mua về có công dây không sao sạc hả shop chơi kì vậy shop</text:p>
          </table:table-cell>
        </table:table-row>
        <table:table-row table:style-name="ro1">
          <table:table-cell office:value-type="string" calcext:value-type="string">
            <text:p>width: 20%;</text:p>
          </table:table-cell>
          <table:table-cell office:value-type="string" calcext:value-type="string">
            <text:p>Mua về chưng chơi chứ không sài được , không có cáp TV Out</text:p>
          </table:table-cell>
        </table:table-row>
        <table:table-row table:style-name="ro1">
          <table:table-cell office:value-type="string" calcext:value-type="string">
            <text:p>width: 20%;</text:p>
          </table:table-cell>
          <table:table-cell office:value-type="string" calcext:value-type="string">
            <text:p>Mua về chưa xài mà đã hư, sản phẩm tệ, gọi điện bảo hành không người nghe</text:p>
          </table:table-cell>
        </table:table-row>
        <table:table-row table:style-name="ro1">
          <table:table-cell office:value-type="string" calcext:value-type="string">
            <text:p>width: 20%;</text:p>
          </table:table-cell>
          <table:table-cell office:value-type="string" calcext:value-type="string">
            <text:p>mua về chơi game ko nói chuyện được chỉ nghe thôi chán...</text:p>
          </table:table-cell>
        </table:table-row>
        <table:table-row table:style-name="ro1">
          <table:table-cell office:value-type="string" calcext:value-type="string">
            <text:p>width: 20%;</text:p>
          </table:table-cell>
          <table:table-cell office:value-type="string" calcext:value-type="string">
            <text:p>Mua về chỉ xài được sạc còn tai nghe thì lại không thật đáng tiếc</text:p>
          </table:table-cell>
        </table:table-row>
        <table:table-row table:style-name="ro1">
          <table:table-cell office:value-type="string" calcext:value-type="string">
            <text:p>width: 20%;</text:p>
          </table:table-cell>
          <table:table-cell office:value-type="string" calcext:value-type="string">
            <text:p>Mua về chất lượng quá kém, cần Tiki liên hệ trả hàng cho mình</text:p>
          </table:table-cell>
        </table:table-row>
        <table:table-row table:style-name="ro1">
          <table:table-cell office:value-type="string" calcext:value-type="string">
            <text:p>width: 20%;</text:p>
          </table:table-cell>
          <table:table-cell office:value-type="string" calcext:value-type="string">
            <text:p>mua về cắm vô không có tín hiệu nhờ tiki hỗ trợ</text:p>
          </table:table-cell>
        </table:table-row>
        <table:table-row table:style-name="ro1">
          <table:table-cell office:value-type="string" calcext:value-type="string">
            <text:p>width: 20%;</text:p>
          </table:table-cell>
          <table:table-cell office:value-type="string" calcext:value-type="string">
            <text:p>Mua về cắm vào máy thì máy không nhận, không thấy sáng đèn, không bắt được wifi.</text:p>
          </table:table-cell>
        </table:table-row>
        <table:table-row table:style-name="ro1">
          <table:table-cell office:value-type="string" calcext:value-type="string">
            <text:p>width: 20%;</text:p>
          </table:table-cell>
          <table:table-cell office:value-type="string" calcext:value-type="string">
            <text:p>Mua về cài thử, nhưng đến bước này thì hiện thông báo như vậy. Mạng nhà mọi ng vẫn xài ok trên tất cả thiết bị. Vậy là làm sao nhỉ? Thông tin trên sản phẩm có nói là hỗ trợ mạng nào đâu? Giờ tôi phải làm sao đây?</text:p>
          </table:table-cell>
        </table:table-row>
        <table:table-row table:style-name="ro2">
          <table:table-cell office:value-type="string" calcext:value-type="string">
            <text:p>width: 20%;</text:p>
          </table:table-cell>
          <table:table-cell office:value-type="string" calcext:value-type="string">
            <text:p>Mua về cài drivers cần đổi cái khác gắp.</text:p>
            <text:p>Mua đồ gần 50t trên Tiki lần này quá thất vọng</text:p>
          </table:table-cell>
        </table:table-row>
        <table:table-row table:style-name="ro1">
          <table:table-cell office:value-type="string" calcext:value-type="string">
            <text:p>width: 20%;</text:p>
          </table:table-cell>
          <table:table-cell office:value-type="string" calcext:value-type="string">
            <text:p>Mua về cai đặt k được, nt nhờ shop hỗ trợ mà không thấy hồi âm</text:p>
          </table:table-cell>
        </table:table-row>
        <table:table-row table:style-name="ro1">
          <table:table-cell office:value-type="string" calcext:value-type="string">
            <text:p>width: 20%;</text:p>
          </table:table-cell>
          <table:table-cell office:value-type="string" calcext:value-type="string">
            <text:p>mua về bật ko lên đèn vàng. mong tiki hỗ trợ mình</text:p>
          </table:table-cell>
        </table:table-row>
        <table:table-row table:style-name="ro1">
          <table:table-cell office:value-type="string" calcext:value-type="string">
            <text:p>width: 20%;</text:p>
          </table:table-cell>
          <table:table-cell office:value-type="string" calcext:value-type="string">
            <text:p>MUA VỀ 1 NGÀY MẤT KẾT NỐI WIFI , CHIA SẺ NGƯỜI <text:s/>THÂN TTRONG NHÀ ĐỂ XEM TRỰC TIẾP THÌ KHÔNG ĐC, VUI LÒNG THU HỒI MÀY GẤP GIÚP, MẤT NIỀM TIN VỚI TIKI</text:p>
          </table:table-cell>
        </table:table-row>
        <table:table-row table:style-name="ro1">
          <table:table-cell office:value-type="string" calcext:value-type="string">
            <text:p>width: 20%;</text:p>
          </table:table-cell>
          <table:table-cell office:value-type="string" calcext:value-type="string">
            <text:p>mua sun gửi cục <text:s/>nầy <text:s/>không nói <text:s/>đi. sài <text:s/>yếu <text:s/>hơn <text:s/>dt của <text:s/>tui nữa. sợ <text:s/>lun.mốt <text:s/>mua đúng hàng <text:s/>moi nhận nha ace</text:p>
          </table:table-cell>
        </table:table-row>
        <table:table-row table:style-name="ro1">
          <table:table-cell office:value-type="string" calcext:value-type="string">
            <text:p>width: 20%;</text:p>
          </table:table-cell>
          <table:table-cell office:value-type="string" calcext:value-type="string">
            <text:p>Mua sp xong bị lỗi, 1 cái ko format được, 1c ko nhận. Bên tiki gọi sẽ thu hồi và đổi, nhưng cả tháng nay ko thấy nv lại. BH kiểu này sao dám mua ???</text:p>
          </table:table-cell>
        </table:table-row>
        <table:table-row table:style-name="ro1">
          <table:table-cell office:value-type="string" calcext:value-type="string">
            <text:p>width: 20%;</text:p>
          </table:table-cell>
          <table:table-cell office:value-type="string" calcext:value-type="string">
            <text:p>Mua sp nay. Thi giao so kia nhờ tiki hổ trợ</text:p>
          </table:table-cell>
        </table:table-row>
        <table:table-row table:style-name="ro1">
          <table:table-cell office:value-type="string" calcext:value-type="string">
            <text:p>width: 20%;</text:p>
          </table:table-cell>
          <table:table-cell office:value-type="string" calcext:value-type="string">
            <text:p>Mua sp chua đuoc 1 tháng đã bị loi Gửi hảo hành gần 2 tháng chưa hoàn lại Tiki xem lại cách lam viec cua minh.</text:p>
          </table:table-cell>
        </table:table-row>
        <table:table-row table:style-name="ro1">
          <table:table-cell office:value-type="string" calcext:value-type="string">
            <text:p>width: 20%;</text:p>
          </table:table-cell>
          <table:table-cell office:value-type="string" calcext:value-type="string">
            <text:p>Mua sp bị lỗi, báo Tiki nhận lại sp để bảo hành mà 1 tháng rồi vẫn chưa thấy sp của mình đâu, cũng ko thấy bên Tiki chủ động liên hệ lại, mình tự liên hệ thì bảo đợi. Giờ tôi muônd trả sp, back lại tiền.</text:p>
          </table:table-cell>
        </table:table-row>
        <table:table-row table:style-name="ro3">
          <table:table-cell office:value-type="string" calcext:value-type="string">
            <text:p>width: 20%;</text:p>
          </table:table-cell>
          <table:table-cell office:value-type="string" calcext:value-type="string">
            <text:p>Mua sim, lắp vào máy -&gt;Sim không hợp lệ. Gọi số hotline thì gọi hoài không nghe máy, ad zalo thì không có thông tin phản hồi.</text:p>
            <text:p/>
            <text:p>Cảm ơn shop!</text:p>
          </table:table-cell>
        </table:table-row>
        <table:table-row table:style-name="ro1">
          <table:table-cell office:value-type="string" calcext:value-type="string">
            <text:p>width: 20%;</text:p>
          </table:table-cell>
          <table:table-cell office:value-type="string" calcext:value-type="string">
            <text:p>mua sim về bỏ vào máy và ko có sóng, làm thế nào để dùng đây ạ, bán vs buôn</text:p>
          </table:table-cell>
        </table:table-row>
        <table:table-row table:style-name="ro1">
          <table:table-cell office:value-type="string" calcext:value-type="string">
            <text:p>width: 20%;</text:p>
          </table:table-cell>
          <table:table-cell office:value-type="string" calcext:value-type="string">
            <text:p>mua san pham nay bi loi ngay tu dau nhan hang vay ma goi cho nha phan phoi hoai cu bi hua xao hoai</text:p>
          </table:table-cell>
        </table:table-row>
        <table:table-row table:style-name="ro1">
          <table:table-cell office:value-type="string" calcext:value-type="string">
            <text:p>width: 20%;</text:p>
          </table:table-cell>
          <table:table-cell office:value-type="string" calcext:value-type="string">
            <text:p>mua sản phẩm ko đúng. chỉ có dây cáp, ko có 3 xhân nam châm. gửi mail mà chưa thấy trả lời.</text:p>
          </table:table-cell>
        </table:table-row>
        <table:table-row table:style-name="ro1">
          <table:table-cell office:value-type="string" calcext:value-type="string">
            <text:p>width: 20%;</text:p>
          </table:table-cell>
          <table:table-cell office:value-type="string" calcext:value-type="string">
            <text:p>Mua rồi shop ko hướng dẫn cài đặt ko bít sử dung ko bit liên lạc với shop kiểu j</text:p>
          </table:table-cell>
        </table:table-row>
        <table:table-row table:style-name="ro1">
          <table:table-cell office:value-type="string" calcext:value-type="string">
            <text:p>width: 20%;</text:p>
          </table:table-cell>
          <table:table-cell office:value-type="string" calcext:value-type="string">
            <text:p>mua ram laptop ma shop lai giao ram cho PC roi, nho shop hướng dan doi lai</text:p>
          </table:table-cell>
        </table:table-row>
        <table:table-row table:style-name="ro1">
          <table:table-cell office:value-type="string" calcext:value-type="string">
            <text:p>width: 20%;</text:p>
          </table:table-cell>
          <table:table-cell office:value-type="string" calcext:value-type="string">
            <text:p>Mua pin Eneloop thương hiệu PANASONIC , sản xuất tại NHẬT BẢN <text:s/>, lại nhận được hàng OEM xuất xứ TRUNG QUỐC ,</text:p>
          </table:table-cell>
        </table:table-row>
        <table:table-row table:style-name="ro1">
          <table:table-cell office:value-type="string" calcext:value-type="string">
            <text:p>width: 20%;</text:p>
          </table:table-cell>
          <table:table-cell office:value-type="string" calcext:value-type="string">
            <text:p>Mua phí tiền.mỗi cái hộp về vứt đi...</text:p>
          </table:table-cell>
        </table:table-row>
        <table:table-row table:style-name="ro1">
          <table:table-cell office:value-type="string" calcext:value-type="string">
            <text:p>width: 20%;</text:p>
          </table:table-cell>
          <table:table-cell office:value-type="string" calcext:value-type="string">
            <text:p>Mua nhưng lỗi sản phẩm nhờ tiki thu hòi</text:p>
          </table:table-cell>
        </table:table-row>
        <table:table-row table:style-name="ro1">
          <table:table-cell office:value-type="string" calcext:value-type="string">
            <text:p>width: 20%;</text:p>
          </table:table-cell>
          <table:table-cell office:value-type="string" calcext:value-type="string">
            <text:p>Mua nhiều lần nhưng vì nhiều lý do nên lần này dùng lâu nhất. Nhưng cũng lộ ra khuyết điểm nhiều nhất, mấy lần trước bấm bụng mua “đắt thì xắt ra miếng” nhưng dùng mấy hôm nay bắt đầu có những tiêu đề. Thất vọng thật sự.</text:p>
          </table:table-cell>
        </table:table-row>
        <table:table-row table:style-name="ro1">
          <table:table-cell office:value-type="string" calcext:value-type="string">
            <text:p>width: 20%;</text:p>
          </table:table-cell>
          <table:table-cell office:value-type="string" calcext:value-type="string">
            <text:p>Mua ngày 9/9, giao hàng nhanh, gói trong giấy cứng. Thôi cũng được nhưng ổ cứng kêu nên báo tổng đài. Hôm sau tiki cho người đến lấy sau đó là sự im lặng. Gọi tổng đài 4 lần đều cùng 1 câu: chờ tiki thông báo qua email. Đến hôm nay là 3 tuần vẫn chưa biết ngày nào sẽ nhận lại hàng của mình. Đang cần ổ cứng để dùng mà chưa biết lúc nào sẽ có. Yêu cầu trả tiền để mua chỗ khác</text:p>
          </table:table-cell>
        </table:table-row>
        <table:table-row table:style-name="ro1">
          <table:table-cell office:value-type="string" calcext:value-type="string">
            <text:p>width: 20%;</text:p>
          </table:table-cell>
          <table:table-cell office:value-type="string" calcext:value-type="string">
            <text:p>mua ngày 30/4/2019. tem dán 5/2018? tiki làm ăn mất uy tín</text:p>
          </table:table-cell>
        </table:table-row>
        <table:table-row table:style-name="ro1">
          <table:table-cell office:value-type="string" calcext:value-type="string">
            <text:p>width: 20%;</text:p>
          </table:table-cell>
          <table:table-cell office:value-type="string" calcext:value-type="string">
            <text:p>mua máy mà k nói k có để ổ cứng vs ram. bây giờ thành ra mình phải tốn thêm tiền để mua ram và ổ cứng</text:p>
          </table:table-cell>
        </table:table-row>
        <table:table-row table:style-name="ro1">
          <table:table-cell office:value-type="string" calcext:value-type="string">
            <text:p>width: 20%;</text:p>
          </table:table-cell>
          <table:table-cell office:value-type="string" calcext:value-type="string">
            <text:p>mua luôn 2 hộp để miễn phí ship mà cả 2 hộp đều không dùng được thì có được đổi trả không ạ?</text:p>
          </table:table-cell>
        </table:table-row>
        <table:table-row table:style-name="ro1">
          <table:table-cell office:value-type="string" calcext:value-type="string">
            <text:p>width: 20%;</text:p>
          </table:table-cell>
          <table:table-cell office:value-type="string" calcext:value-type="string">
            <text:p>mua kính cường lực nhưng mở gói hàng ra thì kính tan nát như này???</text:p>
          </table:table-cell>
        </table:table-row>
        <table:table-row table:style-name="ro1">
          <table:table-cell office:value-type="string" calcext:value-type="string">
            <text:p>width: 20%;</text:p>
          </table:table-cell>
          <table:table-cell office:value-type="string" calcext:value-type="string">
            <text:p>Mua hồi tháng 6/2020 giờ thì máy tính không nhận luôn. Gắn vào box rời cũng ko thấy động tĩnh gì.</text:p>
          </table:table-cell>
        </table:table-row>
        <table:table-row table:style-name="ro1">
          <table:table-cell office:value-type="string" calcext:value-type="string">
            <text:p>width: 20%;</text:p>
          </table:table-cell>
          <table:table-cell office:value-type="string" calcext:value-type="string">
            <text:p>Mua hoài ko bị lỗi gf cả,nhưng sau này mình có mua camera mà thiếu day sạc,điện lên nói khó nghe ,nản</text:p>
          </table:table-cell>
        </table:table-row>
        <table:table-row table:style-name="ro1">
          <table:table-cell office:value-type="string" calcext:value-type="string">
            <text:p>width: 20%;</text:p>
          </table:table-cell>
          <table:table-cell office:value-type="string" calcext:value-type="string">
            <text:p>Mua hàng xong không trả hóa đơn VAT. dù giá bán có ghi rõ đã bao gồm 10% thuế VAT .</text:p>
          </table:table-cell>
        </table:table-row>
        <table:table-row table:style-name="ro5">
          <table:table-cell office:value-type="string" calcext:value-type="string">
            <text:p>width: 20%;</text:p>
          </table:table-cell>
          <table:table-cell office:value-type="string" calcext:value-type="string">
            <text:p>Mua hàng về sau khi xử dụng thì máy bị giật</text:p>
            <text:p>Tiki tiến hành đổi trả lại, gửi đi có kèm thẻ nhớ và hẹn 21 ngày sau</text:p>
            <text:p>Sau 21 ngày mình không nhận được thông báo nào nên có gọi lại mấy lần đến gần đây (hơn 30 ngày) mới nhận được sản phẩm vẫn bị lỗi và mất thẻ nhớ. Tiki có gửi mail về trường hợp của thẻ nhớ bị mất, mình có rep lại nhưng 3 ngày rồi chưa thấy confim</text:p>
            <text:p>Hôm nay gọi lại thì sản phẩm sẻ thu lại và bảo hành tiếp tục. Quá chán.</text:p>
          </table:table-cell>
        </table:table-row>
        <table:table-row table:style-name="ro1">
          <table:table-cell office:value-type="string" calcext:value-type="string">
            <text:p>width: 20%;</text:p>
          </table:table-cell>
          <table:table-cell office:value-type="string" calcext:value-type="string">
            <text:p>Mua hàng về hơn 1 tháng mà không sử dụng được dù đã thử nhiều cách.Thời gian đổi trả hàng từ tiki rất lâu mà vẫn chưa giải quyết được vấn đề về sản phẩm. Đùn đẩy trách nhiệm cho nhau mà không thể đưa ra cách xử lý tốt nhất cho khách hàng. Thêm khâu đóng gói không tốt. Trải nghiệm lần mua hàng này tại Tiki RẤT TỆ.</text:p>
          </table:table-cell>
        </table:table-row>
        <table:table-row table:style-name="ro3">
          <table:table-cell office:value-type="string" calcext:value-type="string">
            <text:p>width: 20%;</text:p>
          </table:table-cell>
          <table:table-cell office:value-type="string" calcext:value-type="string">
            <text:p>Mua hàng Tiki nhiều lần nhưng đây là lần đầu bực mình đến vậy. Đặt xong mà chờ máy ảnh muộn hơn 1 tuần dự kiến mới nhận. Check bảo hành online thì cũng chỉ còn bảo hành nửa năm (Chắc nằm ở kho hàng đã lâu, đăng ký bảo hành trước đó).</text:p>
            <text:p>Thẻ nhớ và túi thì cũng giao trễ hơn máy ảnh, phải gọi điện thoại lên lần 2 thì mới được nhận thẻ nhớ. Và đến giờ đã là 2 tuần đúng mà vẫn chưa nhận được túi. </text:p>
            <text:p>Quá thất vọng về lần giao hàng sản phẩm Điện tử này của Tiki, cho 1 sao. Không bao giờ mua hàng điện tử ở Tiki 1 lần nào nữa !!!</text:p>
          </table:table-cell>
        </table:table-row>
        <table:table-row table:style-name="ro1">
          <table:table-cell office:value-type="string" calcext:value-type="string">
            <text:p>width: 20%;</text:p>
          </table:table-cell>
          <table:table-cell office:value-type="string" calcext:value-type="string">
            <text:p>Mua hàng rồi, nhưng bên Tiki không gửi phiếu mua hàng giảm giá cho đợt sau.</text:p>
          </table:table-cell>
        </table:table-row>
        <table:table-row table:style-name="ro1">
          <table:table-cell office:value-type="string" calcext:value-type="string">
            <text:p>width: 20%;</text:p>
          </table:table-cell>
          <table:table-cell office:value-type="string" calcext:value-type="string">
            <text:p>Mua hàng ngày 17/6/2020 mà tem bảo hành tháng 11/2019. Tốc độ chép chậm kinh khủng</text:p>
          </table:table-cell>
        </table:table-row>
        <table:table-row table:style-name="ro1">
          <table:table-cell office:value-type="string" calcext:value-type="string">
            <text:p>width: 20%;</text:p>
          </table:table-cell>
          <table:table-cell office:value-type="string" calcext:value-type="string">
            <text:p>Mua hàng không có hướng dẫn sử dụng gọi điện thoại lên tổng đài thì nhân viên hẹn 48 tiếng kỹ thuật gọi lại . Đến nay gần 1 tuần chưa có ai hướng dẫn sử dụng.</text:p>
          </table:table-cell>
        </table:table-row>
        <table:table-row table:style-name="ro1">
          <table:table-cell office:value-type="string" calcext:value-type="string">
            <text:p>width: 20%;</text:p>
          </table:table-cell>
          <table:table-cell office:value-type="string" calcext:value-type="string">
            <text:p>Mua hàng của tiki traiding nhưng lúc nhận hàng đã bị bóc tem, đóng gói là lớp giấy bóng rất mỏng không có bọt khí, khá buồn</text:p>
          </table:table-cell>
        </table:table-row>
        <table:table-row table:style-name="ro6">
          <table:table-cell office:value-type="string" calcext:value-type="string">
            <text:p>width: 20%;</text:p>
          </table:table-cell>
          <table:table-cell office:value-type="string" calcext:value-type="string">
            <text:p>mua hàng của Tiki trading luôn mà vẫn tào lao. </text:p>
            <text:p>cài xong thì điện thoại khác mạng coi hổng được, vậy là mua camera chỉ coi đc khi đang ở nhà vì cùng mạng wifi.? </text:p>
            <text:p>đt tiki chỉ đủ hướng rồi xoá mấy thiết bị khác trong app xoá app, cài lại app cài lại vùng Sing, vùng Vietnam. làm tá lả hết vẫn k sài đc. </text:p>
            <text:p>tốn thời gian quá và tốn thêm thời gian cài lại mấy thiết bị trong mihome.</text:p>
            <text:p>kỹ thuật tiki nói là chuyển về tiki kiểm tra có lỗi đổi cái mới, k có lỗi trả lại khách hàng cái cũ??? ủa cài đủ thứ theo hướng dẫn mà k sài đc mà trả dìa  cho khách để làm gì? bỏ hả tiki?</text:p>
            <text:p>tiki đổi hàng mới yêu cầu kiểm tra trước ok hả giao, đổi trả hàng của tiki là chuyến rất ám ảnh. lần trước đỏi cây livestream khokng mà tốn 3 tháng, chưa kể tiền tiền thoại cho tổng đài nhìu lần hơn 100k, làm cho khách nản bỏ hay sao???</text:p>
          </table:table-cell>
        </table:table-row>
        <table:table-row table:style-name="ro1">
          <table:table-cell office:value-type="string" calcext:value-type="string">
            <text:p>width: 20%;</text:p>
          </table:table-cell>
          <table:table-cell office:value-type="string" calcext:value-type="string">
            <text:p>Mua hai cái nhưng kết nối 1 cái được một cái không</text:p>
          </table:table-cell>
        </table:table-row>
        <table:table-row table:style-name="ro1">
          <table:table-cell office:value-type="string" calcext:value-type="string">
            <text:p>width: 20%;</text:p>
          </table:table-cell>
          <table:table-cell office:value-type="string" calcext:value-type="string">
            <text:p>Mua được hơn tháng, đang sạc lăn ra chết. Cụ đi nhanh quá.</text:p>
          </table:table-cell>
        </table:table-row>
        <table:table-row table:style-name="ro1">
          <table:table-cell office:value-type="string" calcext:value-type="string">
            <text:p>width: 20%;</text:p>
          </table:table-cell>
          <table:table-cell office:value-type="string" calcext:value-type="string">
            <text:p>Mua đúng loại nhưng lắp vào không vừa, không khóp ren, hood toàn bị rớt ra</text:p>
          </table:table-cell>
        </table:table-row>
        <table:table-row table:style-name="ro1">
          <table:table-cell office:value-type="string" calcext:value-type="string">
            <text:p>width: 20%;</text:p>
          </table:table-cell>
          <table:table-cell office:value-type="string" calcext:value-type="string">
            <text:p>mua đúng loại nhưng không khớp. mình muốn trả lại hàng thì làm như thế nào?</text:p>
          </table:table-cell>
        </table:table-row>
        <table:table-row table:style-name="ro1">
          <table:table-cell office:value-type="string" calcext:value-type="string">
            <text:p>width: 20%;</text:p>
          </table:table-cell>
          <table:table-cell office:value-type="string" calcext:value-type="string">
            <text:p>Mua dùng được gần tháng, thì phần mềm có vấn đề, không bật lên được</text:p>
          </table:table-cell>
        </table:table-row>
        <table:table-row table:style-name="ro1">
          <table:table-cell office:value-type="string" calcext:value-type="string">
            <text:p>width: 20%;</text:p>
          </table:table-cell>
          <table:table-cell office:value-type="string" calcext:value-type="string">
            <text:p>Mua dùng được 2 ngày thì hỏng nguồn. Cắm vào không lên điện. Gọi điện cho chăm sóc khách hàng thì 4 hôm sau đc thu hồi. Chờ thêm 5 hôm chưa thấy thông tin gì lại. Chốt: Hàng lởm kèm dịch vụ lởm</text:p>
          </table:table-cell>
        </table:table-row>
        <table:table-row table:style-name="ro1">
          <table:table-cell office:value-type="string" calcext:value-type="string">
            <text:p>width: 20%;</text:p>
          </table:table-cell>
          <table:table-cell office:value-type="string" calcext:value-type="string">
            <text:p>Mua đúng đợt tết. Dùng được 10 ngày thì lỗi. <text:s/>Chờ bảo hành khá lâu dự kiến nửa tháng.</text:p>
          </table:table-cell>
        </table:table-row>
        <table:table-row table:style-name="ro1">
          <table:table-cell office:value-type="string" calcext:value-type="string">
            <text:p>width: 20%;</text:p>
          </table:table-cell>
          <table:table-cell office:value-type="string" calcext:value-type="string">
            <text:p>Mua dìa, ghim vô thì nó im ru, lên chỗ sản phẩm hỏi thì bài thậm chí còn không được post chớ đừng nói trả lời. Toi mất 600k. À quên, loại này nó lỏng le nha mọi người, ghim vô nó lắc lư chứ không khớp (không có gì giữ chặt nó ngoài cái socket của ổ cứng)</text:p>
          </table:table-cell>
        </table:table-row>
        <table:table-row table:style-name="ro3">
          <table:table-cell office:value-type="string" calcext:value-type="string">
            <text:p>width: 20%;</text:p>
          </table:table-cell>
          <table:table-cell office:value-type="string" calcext:value-type="string">
            <text:p>Mua đen nhám, giao đen bóng. </text:p>
            <text:p>Vì rẻ tiền, chán ko report. </text:p>
            <text:p>Làm ăn dù 1 đồng vẫn phải uy tín.</text:p>
          </table:table-cell>
        </table:table-row>
        <table:table-row table:style-name="ro1">
          <table:table-cell office:value-type="string" calcext:value-type="string">
            <text:p>width: 20%;</text:p>
          </table:table-cell>
          <table:table-cell office:value-type="string" calcext:value-type="string">
            <text:p>Mua chưa được 1 năm đã có vấn đề, bật máy lên boot vào windows không được, nếu được thì dùng một lúc là treo máy (cả pc và laptop). Đã gửi bảo hành 1 lần thì cũng không giúp ích được gì vì người ta chỉ format lại rồi trả về. Thất vọng!!</text:p>
          </table:table-cell>
        </table:table-row>
        <table:table-row table:style-name="ro2">
          <table:table-cell office:value-type="string" calcext:value-type="string">
            <text:p>width: 20%;</text:p>
          </table:table-cell>
          <table:table-cell office:value-type="string" calcext:value-type="string">
            <text:p>Mua camera về rồi, không đăng ký được account trên app điện thoại, dùng cả số đt và email đều không được. </text:p>
            <text:p>Đang cần gấp mà vậy thì bó tay, tốn kém tikinow này kia mà mua nhầm sp tào lao.</text:p>
          </table:table-cell>
        </table:table-row>
        <table:table-row table:style-name="ro1">
          <table:table-cell office:value-type="string" calcext:value-type="string">
            <text:p>width: 20%;</text:p>
          </table:table-cell>
          <table:table-cell office:value-type="string" calcext:value-type="string">
            <text:p>mua camera từ 22/01 đến nay 21/03 chỗ mình cúp điện lưới 2 lần, lần nào cúp xong có lại cam đều bị lỗi kết nối, lần chớp chớp đèn xanh, lần thì đèn xanh sáng, khi vào úng dụng thì vẫn báo offline. mình muốn đổi trả hoặc bảo hành</text:p>
          </table:table-cell>
        </table:table-row>
        <table:table-row table:style-name="ro1">
          <table:table-cell office:value-type="string" calcext:value-type="string">
            <text:p>width: 20%;</text:p>
          </table:table-cell>
          <table:table-cell office:value-type="string" calcext:value-type="string">
            <text:p>mua camera có chân giá mà sao sops giao hàng nhầm chân giá không đúng với hình giới thiệu, cảm thấy bị lừa sao ấy</text:p>
          </table:table-cell>
        </table:table-row>
        <table:table-row table:style-name="ro1">
          <table:table-cell office:value-type="string" calcext:value-type="string">
            <text:p>width: 20%;</text:p>
          </table:table-cell>
          <table:table-cell office:value-type="string" calcext:value-type="string">
            <text:p>mua camera ba râu. về mở ra không có râu nào. bọn lừa đảo.</text:p>
          </table:table-cell>
        </table:table-row>
        <table:table-row table:style-name="ro1">
          <table:table-cell office:value-type="string" calcext:value-type="string">
            <text:p>width: 20%;</text:p>
          </table:table-cell>
          <table:table-cell office:value-type="string" calcext:value-type="string">
            <text:p>Mua cam xong giờ gặp lỗi ko pit liên hệ ở đâu để hỗ trợ kỹ thuật chán</text:p>
          </table:table-cell>
        </table:table-row>
        <table:table-row table:style-name="ro1">
          <table:table-cell office:value-type="string" calcext:value-type="string">
            <text:p>width: 20%;</text:p>
          </table:table-cell>
          <table:table-cell office:value-type="string" calcext:value-type="string">
            <text:p>Mua 4 cái đầu ok... Giờ thêm 2 cái nữa thì kết nối k được</text:p>
          </table:table-cell>
        </table:table-row>
        <table:table-row table:style-name="ro1">
          <table:table-cell office:value-type="string" calcext:value-type="string">
            <text:p>width: 20%;</text:p>
          </table:table-cell>
          <table:table-cell office:value-type="string" calcext:value-type="string">
            <text:p>Mua 3 miếng kính cường lực cho ip x và 6s plus. 2 miếng cho ip x thì đẹp. Còn miếng cho ip 6s plus thì khui ra đã nứt kiểu hoa văn như hình. Buồn đến hao gầy. Mất tiêu 49k.☹️😭</text:p>
          </table:table-cell>
        </table:table-row>
        <table:table-row table:style-name="ro1">
          <table:table-cell office:value-type="string" calcext:value-type="string">
            <text:p>width: 20%;</text:p>
          </table:table-cell>
          <table:table-cell office:value-type="string" calcext:value-type="string">
            <text:p>mua 3 con xài cạnh nhau thì usb 1 con chết</text:p>
          </table:table-cell>
        </table:table-row>
        <table:table-row table:style-name="ro1">
          <table:table-cell office:value-type="string" calcext:value-type="string">
            <text:p>width: 20%;</text:p>
          </table:table-cell>
          <table:table-cell office:value-type="string" calcext:value-type="string">
            <text:p>Mua 3 chân hút nam châm, giao hàng tới thì chỉ còn 1 chân thôi. 2 chân kia nó hút đâu mất rồi</text:p>
          </table:table-cell>
        </table:table-row>
        <table:table-row table:style-name="ro1">
          <table:table-cell office:value-type="string" calcext:value-type="string">
            <text:p>width: 20%;</text:p>
          </table:table-cell>
          <table:table-cell office:value-type="string" calcext:value-type="string">
            <text:p>Mua 3 cái kèm thẻ nhớ mà một cái thẻ không dùng được. Chán. Muốn trả lại</text:p>
          </table:table-cell>
        </table:table-row>
        <table:table-row table:style-name="ro1">
          <table:table-cell office:value-type="string" calcext:value-type="string">
            <text:p>width: 20%;</text:p>
          </table:table-cell>
          <table:table-cell office:value-type="string" calcext:value-type="string">
            <text:p>mua 2cây. một cây bị gãy gần tay cầm. shop làm ăn thiếu chất lượng quá</text:p>
          </table:table-cell>
        </table:table-row>
        <table:table-row table:style-name="ro1">
          <table:table-cell office:value-type="string" calcext:value-type="string">
            <text:p>width: 20%;</text:p>
          </table:table-cell>
          <table:table-cell office:value-type="string" calcext:value-type="string">
            <text:p>Mua 2 sản phẩm, 1 sp hoaath động ổn định, 1 sp không kết nối được, đã liên hệ đổi hàng, hàng mới đổi cũng không kết nối được, không biết phải làm sao nữa</text:p>
          </table:table-cell>
        </table:table-row>
        <table:table-row table:style-name="ro1">
          <table:table-cell office:value-type="string" calcext:value-type="string">
            <text:p>width: 20%;</text:p>
          </table:table-cell>
          <table:table-cell office:value-type="string" calcext:value-type="string">
            <text:p>Mua 2 case chuyển không cho ốc, khách hàng gắn ổ cứng vào case bằng gì?</text:p>
          </table:table-cell>
        </table:table-row>
        <table:table-row table:style-name="ro3">
          <table:table-cell office:value-type="string" calcext:value-type="string">
            <text:p>width: 20%;</text:p>
          </table:table-cell>
          <table:table-cell office:value-type="string" calcext:value-type="string">
            <text:p>Mua 2 cái,xài chán .</text:p>
            <text:p>Cái nào cũng bị giật giật,xem ko mượt,giống kiểu bắt wifi kém. Trong khi đó modem wifi kế bên.</text:p>
            <text:p>Gắn 2 shop mỗi shop 1 cái,lag giật ko xem dc. Mua thêm 2 cái Yosee gắn vào thì ngon lành,xem mượt. Chốt lại là bắt wifi kém,camera mà bắt sóng kém vậy chất lượng kiểu gì,lỡ xài rồi giờ làm sao đây,tôi mới xài dc 5,6 ngày.</text:p>
          </table:table-cell>
        </table:table-row>
        <table:table-row table:style-name="ro1">
          <table:table-cell office:value-type="string" calcext:value-type="string">
            <text:p>width: 20%;</text:p>
          </table:table-cell>
          <table:table-cell office:value-type="string" calcext:value-type="string">
            <text:p>mua 2 cái thì đc 2 ngày 1 cái ko hoạt động . nản thật</text:p>
          </table:table-cell>
        </table:table-row>
        <table:table-row table:style-name="ro1">
          <table:table-cell office:value-type="string" calcext:value-type="string">
            <text:p>width: 20%;</text:p>
          </table:table-cell>
          <table:table-cell office:value-type="string" calcext:value-type="string">
            <text:p>Mua 2 cái không Sài được cái nào.đưa toàn hàng tào lao,không có uy tín</text:p>
          </table:table-cell>
        </table:table-row>
        <table:table-row table:style-name="ro1">
          <table:table-cell office:value-type="string" calcext:value-type="string">
            <text:p>width: 20%;</text:p>
          </table:table-cell>
          <table:table-cell office:value-type="string" calcext:value-type="string">
            <text:p>Mua 2 cai đều bị lổi thông báo chuyển động, chọn thông báo cả ngày mà chỉ báo từ 6H đến khoảng 8H là không báo nữa, mình sẽ không mua hàng trên app này nữa.</text:p>
          </table:table-cell>
        </table:table-row>
        <table:table-row table:style-name="ro1">
          <table:table-cell office:value-type="string" calcext:value-type="string">
            <text:p>width: 20%;</text:p>
          </table:table-cell>
          <table:table-cell office:value-type="string" calcext:value-type="string">
            <text:p>mua 2 cái 2 hãng khác nhau hàng nhập trên tiki về dùng đều không ra gì , chuột kém ! các bạn nên mua hãng khác nhưng có phân phối chính hãng tại việt nam trên tiki thì hơn</text:p>
          </table:table-cell>
        </table:table-row>
        <table:table-row table:style-name="ro1">
          <table:table-cell office:value-type="string" calcext:value-type="string">
            <text:p>width: 20%;</text:p>
          </table:table-cell>
          <table:table-cell office:value-type="string" calcext:value-type="string">
            <text:p>Mua 1 đằng. Giao 1 nẻo. Làm ăn tào lao. Mất thời gian.</text:p>
          </table:table-cell>
        </table:table-row>
        <table:table-row table:style-name="ro1">
          <table:table-cell office:value-type="string" calcext:value-type="string">
            <text:p>width: 20%;</text:p>
          </table:table-cell>
          <table:table-cell office:value-type="string" calcext:value-type="string">
            <text:p>Mua 1 đằng giao 1 nẻo shop không uy tín rồi</text:p>
          </table:table-cell>
        </table:table-row>
        <table:table-row table:style-name="ro1">
          <table:table-cell office:value-type="string" calcext:value-type="string">
            <text:p>width: 20%;</text:p>
          </table:table-cell>
          <table:table-cell office:value-type="string" calcext:value-type="string">
            <text:p>một bên tai nghe bị hư, không nghe được</text:p>
          </table:table-cell>
        </table:table-row>
        <table:table-row table:style-name="ro1">
          <table:table-cell office:value-type="string" calcext:value-type="string">
            <text:p>width: 20%;</text:p>
          </table:table-cell>
          <table:table-cell office:value-type="string" calcext:value-type="string">
            <text:p>mong shop sớm phản hồi lại. như thế này k được rồi. gửi thê làm sao dùng</text:p>
          </table:table-cell>
        </table:table-row>
        <table:table-row table:style-name="ro1">
          <table:table-cell office:value-type="string" calcext:value-type="string">
            <text:p>width: 20%;</text:p>
          </table:table-cell>
          <table:table-cell office:value-type="string" calcext:value-type="string">
            <text:p>mỏng manh quá không dùng được giống đồ chơi con nít</text:p>
          </table:table-cell>
        </table:table-row>
        <table:table-row table:style-name="ro1">
          <table:table-cell office:value-type="string" calcext:value-type="string">
            <text:p>width: 20%;</text:p>
          </table:table-cell>
          <table:table-cell office:value-type="string" calcext:value-type="string">
            <text:p>mong ad xem xét <text:s/>minh mò mãu k sử dụng được ống tâm trong bị lệch mình k biết cách sử dụng</text:p>
          </table:table-cell>
        </table:table-row>
        <table:table-row table:style-name="ro1">
          <table:table-cell office:value-type="string" calcext:value-type="string">
            <text:p>width: 20%;</text:p>
          </table:table-cell>
          <table:table-cell office:value-type="string" calcext:value-type="string">
            <text:p>mới xài đc vài ngày đã hư mất đèn</text:p>
          </table:table-cell>
        </table:table-row>
        <table:table-row table:style-name="ro1">
          <table:table-cell office:value-type="string" calcext:value-type="string">
            <text:p>width: 20%;</text:p>
          </table:table-cell>
          <table:table-cell office:value-type="string" calcext:value-type="string">
            <text:p>mới sài 1 tháng giờ đèn không lên nữa...</text:p>
          </table:table-cell>
        </table:table-row>
        <table:table-row table:style-name="ro1">
          <table:table-cell office:value-type="string" calcext:value-type="string">
            <text:p>width: 20%;</text:p>
          </table:table-cell>
          <table:table-cell office:value-type="string" calcext:value-type="string">
            <text:p>Mới nhận nhưng ko dùng được!!quá thất vọng!tiki nhận hàng lại dùm</text:p>
          </table:table-cell>
        </table:table-row>
        <table:table-row table:style-name="ro1">
          <table:table-cell office:value-type="string" calcext:value-type="string">
            <text:p>width: 20%;</text:p>
          </table:table-cell>
          <table:table-cell office:value-type="string" calcext:value-type="string">
            <text:p>moi nhan hang. mua 2 cai . khong cai nao phat nhac het. vai thiet</text:p>
          </table:table-cell>
        </table:table-row>
        <table:table-row table:style-name="ro1">
          <table:table-cell office:value-type="string" calcext:value-type="string">
            <text:p>width: 20%;</text:p>
          </table:table-cell>
          <table:table-cell office:value-type="string" calcext:value-type="string">
            <text:p>Mới nhận hàng check hàng và cảm giác vô cùng thất vọng ạ... Tai nghe CHỈ nghe được một bên tai trái????? Đã kiểm tra qua nhiều thiết bị nhưng chỉ hoạt động mỗi tai nghe trái?? Bây giờ không biết xử lý thế nào luôn mọi người ạ</text:p>
          </table:table-cell>
        </table:table-row>
        <table:table-row table:style-name="ro1">
          <table:table-cell office:value-type="string" calcext:value-type="string">
            <text:p>width: 20%;</text:p>
          </table:table-cell>
          <table:table-cell office:value-type="string" calcext:value-type="string">
            <text:p>mới nhận được và thấy cả vết hằn, nhìn rất cũ, phát có vẻ không được xa như giới thiệu</text:p>
          </table:table-cell>
        </table:table-row>
        <table:table-row table:style-name="ro1">
          <table:table-cell office:value-type="string" calcext:value-type="string">
            <text:p>width: 20%;</text:p>
          </table:table-cell>
          <table:table-cell office:value-type="string" calcext:value-type="string">
            <text:p>Mới nhận được hôm nay, đóng gói sơ xài, Ống nhòm như hình , chỉ quấn nilong không có hộp, mà cũng không có bao da hay dây đeo đi cùng, thiếu thì không sao, này ống nhòm thì bị lỗi, không nhìn thấy được gì hết. Chắc lấy hàng bị lỗi của người khác trả lại rồi giao hay sao á. Mong tiki hỗ trợ mình đổi trả. Thất vọng, mình mua hàng tiki hơn 3 năm, lần đầu tiên đánh giá 1 sao . Mong được phản hồi sớm, vì mình mua tặng con gái. Cám ơn tiki.</text:p>
          </table:table-cell>
        </table:table-row>
        <table:table-row table:style-name="ro1">
          <table:table-cell office:value-type="string" calcext:value-type="string">
            <text:p>width: 20%;</text:p>
          </table:table-cell>
          <table:table-cell office:value-type="string" calcext:value-type="string">
            <text:p>Mọi người nhiều review tốt quá, còn tôi mua về sử dụng thấy chất lượng quá tệ. Dù đã đảm bảo kết nối 2 đầu mic và máy rất chắc, lúc nào thu âm cũng bị tiếng rè rè tạch tạch. Ra ngoài trời thì tiếng quá nhỏ, gần như không nghe thấy gì. Ghi âm ở trong nhà thì để ngay cạnh bàn phím, đến lúc nghe trên máy tính thì bật max volume loa bluetooth vẫn nghe nhỏ xíu!</text:p>
          </table:table-cell>
        </table:table-row>
        <table:table-row table:style-name="ro4">
          <table:table-cell office:value-type="string" calcext:value-type="string">
            <text:p>width: 20%;</text:p>
          </table:table-cell>
          <table:table-cell office:value-type="string" calcext:value-type="string">
            <text:p>Mọi người chú ý về sản phẩm này : </text:p>
            <text:p>- Sản phẩm này không có pin dự phòng như đã nói </text:p>
            <text:p>- Đưa nhầm màu </text:p>
            <text:p>- Kết nối bluetooth rất kém , kết nối rồi lại mất kết nối , nói chung không ổn định. </text:p>
            <text:p>Mình đang trả lại hàng.</text:p>
          </table:table-cell>
        </table:table-row>
        <table:table-row table:style-name="ro1">
          <table:table-cell office:value-type="string" calcext:value-type="string">
            <text:p>width: 20%;</text:p>
          </table:table-cell>
          <table:table-cell office:value-type="string" calcext:value-type="string">
            <text:p>Mỗi ngày một giá vậy tiki cùng một nhà cũng cấp cho biết lý do</text:p>
          </table:table-cell>
        </table:table-row>
        <table:table-row table:style-name="ro1">
          <table:table-cell office:value-type="string" calcext:value-type="string">
            <text:p>width: 20%;</text:p>
          </table:table-cell>
          <table:table-cell office:value-type="string" calcext:value-type="string">
            <text:p>Mới mua xài được 2 ngày, khi vào web rất chậm, mình vào speedtest kiểm tra thì tốc độ còn 1MBPS, lần đầu mới thấy, mình cắm các lỗ usb khác cũng bị như vậy. Thử cắm chuột dây vào thì lướt web rất mượt (20MBPS). Trên chuột cũng không dán tem bảo hành hay hóa đơn kèm theo, không biết bảo hành ra sao nữa.</text:p>
          </table:table-cell>
        </table:table-row>
        <table:table-row table:style-name="ro1">
          <table:table-cell office:value-type="string" calcext:value-type="string">
            <text:p>width: 20%;</text:p>
          </table:table-cell>
          <table:table-cell office:value-type="string" calcext:value-type="string">
            <text:p>Mới mua Sài đc 2h xong giờ bật lên 2p là tự tắt, ko Sài đc luôn. Đểu vậy</text:p>
          </table:table-cell>
        </table:table-row>
        <table:table-row table:style-name="ro1">
          <table:table-cell office:value-type="string" calcext:value-type="string">
            <text:p>width: 20%;</text:p>
          </table:table-cell>
          <table:table-cell office:value-type="string" calcext:value-type="string">
            <text:p>mới mua không kết nối được. nhờ shop đổi lại dùm.</text:p>
          </table:table-cell>
        </table:table-row>
        <table:table-row table:style-name="ro1">
          <table:table-cell office:value-type="string" calcext:value-type="string">
            <text:p>width: 20%;</text:p>
          </table:table-cell>
          <table:table-cell office:value-type="string" calcext:value-type="string">
            <text:p>Mới mua được 2 ngày đã hư. Gọi bảo hành thì tới thứ 2 mới nhận hàng lại. Nản</text:p>
          </table:table-cell>
        </table:table-row>
        <table:table-row table:style-name="ro1">
          <table:table-cell office:value-type="string" calcext:value-type="string">
            <text:p>width: 20%;</text:p>
          </table:table-cell>
          <table:table-cell office:value-type="string" calcext:value-type="string">
            <text:p>Mới mua được 1 tuần nhưng giờ ko nghe dc làm sao để đổi lại đây shop</text:p>
          </table:table-cell>
        </table:table-row>
        <table:table-row table:style-name="ro1">
          <table:table-cell office:value-type="string" calcext:value-type="string">
            <text:p>width: 20%;</text:p>
          </table:table-cell>
          <table:table-cell office:value-type="string" calcext:value-type="string">
            <text:p>Mới mua đã bị lỗi, cắm nguồn vào đèn vàng bị đơ không chớp gì cả, reset cả chục lần vẫn không được. Đã gọi lên tổng đài nhưng báo phải đợi kỹ thuật kiểm tra 1-2 ngày. Đang cần gấp mà thế này. Thất vọng với hàng điện tử củ Tiki.</text:p>
          </table:table-cell>
        </table:table-row>
        <table:table-row table:style-name="ro1">
          <table:table-cell office:value-type="string" calcext:value-type="string">
            <text:p>width: 20%;</text:p>
          </table:table-cell>
          <table:table-cell office:value-type="string" calcext:value-type="string">
            <text:p>mới mua có 2 tháng rồi không hiểu sao chuột đèn vẫn nháy mà mũi tên màn hình ko chạy, thử các máy vẫn ko được, giờ phải đổi sang chuột có dây</text:p>
          </table:table-cell>
        </table:table-row>
        <table:table-row table:style-name="ro1">
          <table:table-cell office:value-type="string" calcext:value-type="string">
            <text:p>width: 20%;</text:p>
          </table:table-cell>
          <table:table-cell office:value-type="string" calcext:value-type="string">
            <text:p>Mới mua 2 con chuột, dùng chưa đầy 1 tuần con chuột viền xanh đã bị loạn k dùng đc, đúng là tiền nào của nấy, thôi khuyên mọi ng lần sau mua tốt nhất né né đồ rẻ quá ra, bởi vì mua xa giá lại rẻ nên chắc cũng chẳng trông mong gì vào bảo hành r :)))</text:p>
          </table:table-cell>
        </table:table-row>
        <table:table-row table:style-name="ro1">
          <table:table-cell office:value-type="string" calcext:value-type="string">
            <text:p>width: 20%;</text:p>
          </table:table-cell>
          <table:table-cell office:value-type="string" calcext:value-type="string">
            <text:p>mới mua 1 ổ nhưng khi nhận hàng thử thì máy tính không nhận đĩa mặc dù đã thay cáp khác và thử nhiều <text:s text:c="2"/>máy khác nhau.Đã thông báo tiki nhưng chưa thấy phản hồi?</text:p>
          </table:table-cell>
        </table:table-row>
        <table:table-row table:style-name="ro1">
          <table:table-cell office:value-type="string" calcext:value-type="string">
            <text:p>width: 20%;</text:p>
          </table:table-cell>
          <table:table-cell office:value-type="string" calcext:value-type="string">
            <text:p>Mới mở hộp ra thử xạc lại không vào. yêu cầu hỗ trợ từ shop and tiki</text:p>
          </table:table-cell>
        </table:table-row>
        <table:table-row table:style-name="ro1">
          <table:table-cell office:value-type="string" calcext:value-type="string">
            <text:p>width: 20%;</text:p>
          </table:table-cell>
          <table:table-cell office:value-type="string" calcext:value-type="string">
            <text:p>mới mang về được 1 tiếng ko nghe được nữa</text:p>
          </table:table-cell>
        </table:table-row>
        <table:table-row table:style-name="ro1">
          <table:table-cell office:value-type="string" calcext:value-type="string">
            <text:p>width: 20%;</text:p>
          </table:table-cell>
          <table:table-cell office:value-type="string" calcext:value-type="string">
            <text:p>Mới được giao sáng nay. Về dùng iphone 7 và pocophone xài mi home quét mà đều không ra. Camera thì cứ chớp đèn cam báo voice " wating connection". Phải làm sao đây.</text:p>
          </table:table-cell>
        </table:table-row>
        <table:table-row table:style-name="ro1">
          <table:table-cell office:value-type="string" calcext:value-type="string">
            <text:p>width: 20%;</text:p>
          </table:table-cell>
          <table:table-cell office:value-type="string" calcext:value-type="string">
            <text:p>Mới dùng sản phẩm được 2 tuần mà đã hỏng, chất lượng kém. Không thấy có chế độ bảo hành</text:p>
          </table:table-cell>
        </table:table-row>
        <table:table-row table:style-name="ro1">
          <table:table-cell office:value-type="string" calcext:value-type="string">
            <text:p>width: 20%;</text:p>
          </table:table-cell>
          <table:table-cell office:value-type="string" calcext:value-type="string">
            <text:p>mới dùng gần 1 tuần đã hư không dùng được phải tháo ra sửa chửa</text:p>
          </table:table-cell>
        </table:table-row>
        <table:table-row table:style-name="ro1">
          <table:table-cell office:value-type="string" calcext:value-type="string">
            <text:p>width: 20%;</text:p>
          </table:table-cell>
          <table:table-cell office:value-type="string" calcext:value-type="string">
            <text:p>Mới dùng được mấy hôm đã cháy 6 phím led rồi. Các phím f5, t, g, space, alt và fn. Ko chấp nhận được</text:p>
          </table:table-cell>
        </table:table-row>
        <table:table-row table:style-name="ro1">
          <table:table-cell office:value-type="string" calcext:value-type="string">
            <text:p>width: 20%;</text:p>
          </table:table-cell>
          <table:table-cell office:value-type="string" calcext:value-type="string">
            <text:p>Mới dùng được mấy hôm đã cháy 6 phím led rồi. Các phím f5, t, g, space, alt và fn. Ko chấp nhận được</text:p>
          </table:table-cell>
        </table:table-row>
        <table:table-row table:style-name="ro1">
          <table:table-cell office:value-type="string" calcext:value-type="string">
            <text:p>width: 20%;</text:p>
          </table:table-cell>
          <table:table-cell office:value-type="string" calcext:value-type="string">
            <text:p>Mới đầu em thấy rất tốt đèn led cũng đẹp nhưng khi test phím thì lại liệt phím V, nhiều cap key bị tróc vài chỗ mong shop xem lại ạ. Em cám ơn</text:p>
          </table:table-cell>
        </table:table-row>
        <table:table-row table:style-name="ro2">
          <table:table-cell office:value-type="string" calcext:value-type="string">
            <text:p>width: 20%;</text:p>
          </table:table-cell>
          <table:table-cell office:value-type="string" calcext:value-type="string">
            <text:p>Mog tiki liên hệ sớm với minh                                   </text:p>
            <text:p>                              Zzzzzzzzzzzzzzzzzzzzzzzzzzzzzzzzzzzzzzzzzzzzzzzzzzzzzzzzzzzzzzzzz</text:p>
          </table:table-cell>
        </table:table-row>
        <table:table-row table:style-name="ro1">
          <table:table-cell office:value-type="string" calcext:value-type="string">
            <text:p>width: 20%;</text:p>
          </table:table-cell>
          <table:table-cell office:value-type="string" calcext:value-type="string">
            <text:p>Modul gắn vào kiểm tra nhiều lần vẫn không dùng được</text:p>
          </table:table-cell>
        </table:table-row>
        <table:table-row table:style-name="ro1">
          <table:table-cell office:value-type="string" calcext:value-type="string">
            <text:p>width: 20%;</text:p>
          </table:table-cell>
          <table:table-cell office:value-type="string" calcext:value-type="string">
            <text:p>Modem Wifi ngoài cửa phòng chưa đến 10m, mất kết nối wifi liên tục. Đóng cửa phòng thì thôi khỏi nói. Kết nối được thì tốc độ mạng siêu chậm, ko bằng 1/4 tốc độ mạng của laptop kết nối cùng wifi để bên cạnh.</text:p>
          </table:table-cell>
        </table:table-row>
        <table:table-row table:style-name="ro1">
          <table:table-cell office:value-type="string" calcext:value-type="string">
            <text:p>width: 20%;</text:p>
          </table:table-cell>
          <table:table-cell office:value-type="string" calcext:value-type="string">
            <text:p>Mô tả sản phẩm là kẹp 2 lỗ vít, nhưng lại giao kẹp lò xo. Yêu cầu đổi lại sản phẩm</text:p>
          </table:table-cell>
        </table:table-row>
        <table:table-row table:style-name="ro1">
          <table:table-cell office:value-type="string" calcext:value-type="string">
            <text:p>width: 20%;</text:p>
          </table:table-cell>
          <table:table-cell office:value-type="string" calcext:value-type="string">
            <text:p>Mô tả hàng là pin 2750mA nhưng giao là pin 1865mA. Đề nghị đổi hàng.</text:p>
          </table:table-cell>
        </table:table-row>
        <table:table-row table:style-name="ro1">
          <table:table-cell office:value-type="string" calcext:value-type="string">
            <text:p>width: 20%;</text:p>
          </table:table-cell>
          <table:table-cell office:value-type="string" calcext:value-type="string">
            <text:p>Mở ra thấy tủ có vết bong tróc, cắm điện chạy 1h độ ẩm ko thay đổi dù mở cửa hay đóng cửa. Hi vọng shop sẽ đổi trả sp chất lượng hơn</text:p>
          </table:table-cell>
        </table:table-row>
        <table:table-row table:style-name="ro1">
          <table:table-cell office:value-type="string" calcext:value-type="string">
            <text:p>width: 20%;</text:p>
          </table:table-cell>
          <table:table-cell office:value-type="string" calcext:value-type="string">
            <text:p>Mở máy lên không thể tự cân bằng. không có chút phản ứng.</text:p>
          </table:table-cell>
        </table:table-row>
        <table:table-row table:style-name="ro1">
          <table:table-cell office:value-type="string" calcext:value-type="string">
            <text:p>width: 20%;</text:p>
          </table:table-cell>
          <table:table-cell office:value-type="string" calcext:value-type="string">
            <text:p>mở lên thì nghe toàn tiếng tàu, chỉnh âm thì tậm tạch, chả nghe được cái gì. 1 sao. mấy bác dưới cũng hối hận khi mua bộ này. R.I.P</text:p>
          </table:table-cell>
        </table:table-row>
        <table:table-row table:style-name="ro1">
          <table:table-cell office:value-type="string" calcext:value-type="string">
            <text:p>width: 20%;</text:p>
          </table:table-cell>
          <table:table-cell office:value-type="string" calcext:value-type="string">
            <text:p>Mở lên màn hình đã bị lock rồi, mãi k mở được, gọi hỗ trợ Tiki hẹn đến 2-3 ngày mới đc xử lí. Đùa! Đồ mang đi tặng xong lỗi thì tặng gì nữa!</text:p>
          </table:table-cell>
        </table:table-row>
        <table:table-row table:style-name="ro1">
          <table:table-cell office:value-type="string" calcext:value-type="string">
            <text:p>width: 20%;</text:p>
          </table:table-cell>
          <table:table-cell office:value-type="string" calcext:value-type="string">
            <text:p>mở lên lâu. hay ở tình trạng ngoại tuyến. loa ở camera nhỏ đàm thoại k nghe</text:p>
          </table:table-cell>
        </table:table-row>
        <table:table-row table:style-name="ro1">
          <table:table-cell office:value-type="string" calcext:value-type="string">
            <text:p>width: 20%;</text:p>
          </table:table-cell>
          <table:table-cell office:value-type="string" calcext:value-type="string">
            <text:p>Mở hộp ra thấy hình thức ổn, tuy nhiên khi cắm vào máy thì chập chờn lúc nhận được lúc không, đọc dữ liệu thì chỉ cho nhìn chứ copy thì không được. Mình đã gởi yêu cầu trả hàng.</text:p>
          </table:table-cell>
        </table:table-row>
        <table:table-row table:style-name="ro1">
          <table:table-cell office:value-type="string" calcext:value-type="string">
            <text:p>width: 20%;</text:p>
          </table:table-cell>
          <table:table-cell office:value-type="string" calcext:value-type="string">
            <text:p>Mở hộp ra như Vậy đây.. Hàng dập, hộp ngoài rách..</text:p>
          </table:table-cell>
        </table:table-row>
        <table:table-row table:style-name="ro1">
          <table:table-cell office:value-type="string" calcext:value-type="string">
            <text:p>width: 20%;</text:p>
          </table:table-cell>
          <table:table-cell office:value-type="string" calcext:value-type="string">
            <text:p>mở hộp chỉ có dây sạc, thiếu đầu sạc. rất ko hài lòng</text:p>
          </table:table-cell>
        </table:table-row>
        <table:table-row table:style-name="ro1">
          <table:table-cell office:value-type="string" calcext:value-type="string">
            <text:p>width: 20%;</text:p>
          </table:table-cell>
          <table:table-cell office:value-type="string" calcext:value-type="string">
            <text:p>Mờ căm cân chỉnh có như không ! Mong nhanh chóng thu hồi và đổi lại sản phẩm từ Tiki</text:p>
          </table:table-cell>
        </table:table-row>
        <table:table-row table:style-name="ro1">
          <table:table-cell office:value-type="string" calcext:value-type="string">
            <text:p>width: 20%;</text:p>
          </table:table-cell>
          <table:table-cell office:value-type="string" calcext:value-type="string">
            <text:p>mk đã gửi sp đi bảo hanh mà mãi chưa xong,toàn lỗi load ko được luc được lúc ko mà vào được it hơn là ko, vào toàn ngoại tuyến trong khi đèn báo xanh và kiểm tra thì vẫn lưu dữ liệu đủ,,, nói chung là hơi thất vọng cho lần mua thư 5 này</text:p>
          </table:table-cell>
        </table:table-row>
        <table:table-row table:style-name="ro2">
          <table:table-cell office:value-type="string" calcext:value-type="string">
            <text:p>width: 20%;</text:p>
          </table:table-cell>
          <table:table-cell office:value-type="string" calcext:value-type="string">
            <text:p>Mjh mua hàng TIki rất nhiều , nhưng lần này rất thất vọng về cách phục khách hàng.</text:p>
            <text:p>Sp mới nhận tess sp ko như quảng cáo , quảng cáo ko đúng , âm thanh hai chiều nghe ko ấm , chất lượng độ phân giải ko như quảng cáo , mua mới tess sản phẩm , thấy chất lượng kém , hoàn trã sản phẩm , TiKi ko hỗ trợ đổi  trã , báo lỗi  nhân viên tìm mọi cách để khách hàng bất phải nhận , ko trã lại đc . mong ace trước khi mua tất cả sản phẩm nhớ tess hã nhận hàng !!! Dù là sản ko bao nhiêu tiền , quan trọng là chất lượng và huy tính!!!</text:p>
          </table:table-cell>
        </table:table-row>
        <table:table-row table:style-name="ro1">
          <table:table-cell office:value-type="string" calcext:value-type="string">
            <text:p>width: 20%;</text:p>
          </table:table-cell>
          <table:table-cell office:value-type="string" calcext:value-type="string">
            <text:p>Mình xài có lúc zo điện có lúc ko, đúng tiền nào của nấy</text:p>
          </table:table-cell>
        </table:table-row>
        <table:table-row table:style-name="ro1">
          <table:table-cell office:value-type="string" calcext:value-type="string">
            <text:p>width: 20%;</text:p>
          </table:table-cell>
          <table:table-cell office:value-type="string" calcext:value-type="string">
            <text:p>Mình vừa nhận sản phẩm này sáng nay, đã connect thành công nhưng nếu sử dụng chức năng xoay camera thì sẽ dính lỗi tự động tắt dù nguồn vẫn cắm, ấn nút reset camera khởi động lại có sáng đèn nhưng khi phần ống kính di chuyển đến 1 vị trí nhất định sẽ tự tắt, không thể kết nối được nữa.</text:p>
          </table:table-cell>
        </table:table-row>
        <table:table-row table:style-name="ro1">
          <table:table-cell office:value-type="string" calcext:value-type="string">
            <text:p>width: 20%;</text:p>
          </table:table-cell>
          <table:table-cell office:value-type="string" calcext:value-type="string">
            <text:p>Mình vừa nhận hồi chiều, cũng mở ra kiểm hết thấy mới, nguyên seal chưa ai bóc hộp, tối về mở máy thig màn hình trước hiện 2 sọc chết cát nhau thế này.</text:p>
          </table:table-cell>
        </table:table-row>
        <table:table-row table:style-name="ro1">
          <table:table-cell office:value-type="string" calcext:value-type="string">
            <text:p>width: 20%;</text:p>
          </table:table-cell>
          <table:table-cell office:value-type="string" calcext:value-type="string">
            <text:p>Mình vừa nhận hàng chiều hôm nay và mở ra thiếu phím Esc như hình ảnh, không biết phải bấm phím Esc như thế nào.</text:p>
          </table:table-cell>
        </table:table-row>
        <table:table-row table:style-name="ro1">
          <table:table-cell office:value-type="string" calcext:value-type="string">
            <text:p>width: 20%;</text:p>
          </table:table-cell>
          <table:table-cell office:value-type="string" calcext:value-type="string">
            <text:p>Mình vừa nhận được tripod vào chiều hôm nay. Hớn hở mở ra thì ôi thôi thiếu ngay cái kẹp giữ điện thoại. Tại sao bạn bán hàng mà không kiểm tra hàng trước khi gửi vậy. Mình có thể đổi cái khác hoặc nhận thêm kẹp được không?</text:p>
          </table:table-cell>
        </table:table-row>
        <table:table-row table:style-name="ro1">
          <table:table-cell office:value-type="string" calcext:value-type="string">
            <text:p>width: 20%;</text:p>
          </table:table-cell>
          <table:table-cell office:value-type="string" calcext:value-type="string">
            <text:p>Mình vừa nhận được sản phẩm hôm nay, tuy đã thấy review của mọi người về việc sản phẩm hay lỗi âm thanh nhưng mình vẫn quyết định tin tưởng mua sử dụng thử thì thấy QUÁ TỆ. Bởi vì mình đã mở ra sử dụng thử thì thấy sản phẩm chỉ thu được tiếng nhạc còn tiếng thu âm (tiếng hát) lại không thu/không nghe được nên không biết là do lỗi mic hay do lỗi của soundcard này nữa. Ngoài ra khi mình nhận sản phẩm thì không biết do quá trình đóng gói hay như thế nào mà bề ngoài trông rất cũ và giống như đã bị mở ra nhiều lần vậy. Mình đã gọi lên nhờ tiki hỗ trợ để đổi sản phẩm tuy nhiên mình rất muốn trả lại sản phẩm này vì sợ nếu đổi lần nữa mà không được như ý muốn thì phiền phức cả đôi bên. Hi vọng tiki kiểm tra chặt chẽ hàng hơn và ngừng cung cấp những sản phẩm từ nguồn không uy tín như thế này nữa.</text:p>
          </table:table-cell>
        </table:table-row>
        <table:table-row table:style-name="ro1">
          <table:table-cell office:value-type="string" calcext:value-type="string">
            <text:p>width: 20%;</text:p>
          </table:table-cell>
          <table:table-cell office:value-type="string" calcext:value-type="string">
            <text:p>Mình vừa nhận được bàn phím mẫu mã khá ok, giao hàng đúng hạn. Test được nửa tiếng thì bị lỗi, gõ nhanh là nó bị kẹp nút space. Không biết mình có thể đổi mới hoặc mình muốn đổi bàn phím khác được không?</text:p>
          </table:table-cell>
        </table:table-row>
        <table:table-row table:style-name="ro1">
          <table:table-cell office:value-type="string" calcext:value-type="string">
            <text:p>width: 20%;</text:p>
          </table:table-cell>
          <table:table-cell office:value-type="string" calcext:value-type="string">
            <text:p>Minh vua nhan camera về cài cứ báo như thế này cần tư vấn</text:p>
          </table:table-cell>
        </table:table-row>
        <table:table-row table:style-name="ro1">
          <table:table-cell office:value-type="string" calcext:value-type="string">
            <text:p>width: 20%;</text:p>
          </table:table-cell>
          <table:table-cell office:value-type="string" calcext:value-type="string">
            <text:p>mình vừa mua xong mở ra sạc ko đc mong tiki xem xét lại sản phẩm mất 76k oan vậy ???</text:p>
          </table:table-cell>
        </table:table-row>
        <table:table-row table:style-name="ro1">
          <table:table-cell office:value-type="string" calcext:value-type="string">
            <text:p>width: 20%;</text:p>
          </table:table-cell>
          <table:table-cell office:value-type="string" calcext:value-type="string">
            <text:p>Mình vừa mua về kết nối ok. Nhưng sau khi rút điện ra cắm lại thì không thể xem được, ấn nút reset cũng k thấy gì chỉ thấy đèn vàng sáng. Rất mong tiki hỗ trợ</text:p>
          </table:table-cell>
        </table:table-row>
        <table:table-row table:style-name="ro1">
          <table:table-cell office:value-type="string" calcext:value-type="string">
            <text:p>width: 20%;</text:p>
          </table:table-cell>
          <table:table-cell office:value-type="string" calcext:value-type="string">
            <text:p>Mình vừa mua nhưng về cài đặt xong mà kết nối wifi mãi ko được!</text:p>
          </table:table-cell>
        </table:table-row>
        <table:table-row table:style-name="ro1">
          <table:table-cell office:value-type="string" calcext:value-type="string">
            <text:p>width: 20%;</text:p>
          </table:table-cell>
          <table:table-cell office:value-type="string" calcext:value-type="string">
            <text:p>Mình thường hay vừa chơi vừa sạc điện thoại, tất nhiên có tác động vào dây sạc, nhưng không ai mà chà đạp vào dây sạc đâu, mình mới mua sạc có tính chất bền để sử dụng. Và đây, sau một thời gian mình sử dụng thì đây. À, mình cũng hay sử dụng Anker nhé, nên bạn nào nói mình dìm hàng thì không cần comment đá đểu nhau làm gì. Hiện giờ thì vẫn sạc được nhưng chập chờn lắm, còn báo phụ kiện này không hỗ trợ nữa.</text:p>
          </table:table-cell>
        </table:table-row>
        <table:table-row table:style-name="ro4">
          <table:table-cell office:value-type="string" calcext:value-type="string">
            <text:p>width: 20%;</text:p>
          </table:table-cell>
          <table:table-cell office:value-type="string" calcext:value-type="string">
            <text:p>Mình thấy TUE MINH đăng bán Cam 70mai Pro lite và đã đặt mua vì cứ tưởng là bản PRO nhưng khi nhận hàng là bản LITE chứ không phải bản PRO. Shop TUE MINH đã cố tình thêm chữ PRO để tạo sự nhầm lẫn cho người mua. </text:p>
            <text:p>Sau khi sử dụng thì thiết bị GPS mua kèm bị lỗi, dùng được 2 ngày thì không hiển thị thông số tốc độ và toạ độ. </text:p>
            <text:p>Mình đã liên hệ tất cả số điện thoại nhưng không thấy bất kỳ ai trả lời. </text:p>
            <text:p>Mình nghỉ bên Tuệ Minh cũng có nhiều review trên Youtube nên đã tin tưởng. Nhưng thực tế dịch vụ sau bán hàng quá kém và mình thật sự thất vọng.</text:p>
            <text:p>Hy vọng với phản ánh của mình bên Tuệ Minh sẽ làm tốt dịch vụ bán hàng hơn trong thời gian tới.</text:p>
          </table:table-cell>
        </table:table-row>
        <table:table-row table:style-name="ro1">
          <table:table-cell office:value-type="string" calcext:value-type="string">
            <text:p>width: 20%;</text:p>
          </table:table-cell>
          <table:table-cell office:value-type="string" calcext:value-type="string">
            <text:p>Mình thấy đánh giá top sản phẩm bán chạy nên mua thử. chỗ các khớp nối siết ốc hết cỡ vẫn lỏng lẻo. thân giá đỡ cứ nghiên về 1 phía, ko the đứng thẳng dc. nói chung sài đỡ chứ chất lượng thì ko tốt.</text:p>
          </table:table-cell>
        </table:table-row>
        <table:table-row table:style-name="ro1">
          <table:table-cell office:value-type="string" calcext:value-type="string">
            <text:p>width: 20%;</text:p>
          </table:table-cell>
          <table:table-cell office:value-type="string" calcext:value-type="string">
            <text:p>Mình thật sự thất vọng vì sản phẩm DIE không lên nguồn. Mình cũng có đọc 1 vài comment trước đó nhưng nghĩ rằng có thể lâu lâu có 1 sp lỗi. Nhưng mà đến mình cũng <text:s/>gặp thì chắc chắn là sác xuất rất nhiều. Mình liên hệ tổng đài thì nói 2-3 bữa lấy về kiểm tra lỗi thì hoàn tiền lại. Nếu khách hàng họ ko cần sản phẩm thì họ lên đây đặt hàng làm gì? mà giờ lỗi thì xử lý chậm trễ, nói theo kiểu khách hàng cứ quăng tiền lại cho họ là họ vui ngay à? Mình cần mua sp để su dụng mà?</text:p>
          </table:table-cell>
        </table:table-row>
        <table:table-row table:style-name="ro1">
          <table:table-cell office:value-type="string" calcext:value-type="string">
            <text:p>width: 20%;</text:p>
          </table:table-cell>
          <table:table-cell office:value-type="string" calcext:value-type="string">
            <text:p>Mình sử dụng Dell Inspiron 5420, có gắn card đồ họa nên máy rất nóng, khi chạy tác vụ nhiều mà không tản nhiệt thì máy sẽ bị tắt nguồn. Sau khi mua sản phẩm thì còn tệ hơn, do thiết kế mặt kín nên khi để máy lên thì gầm laptop sẽ không tản nhiệt được ngoại trừ chỗ cánh quạt, nhưng giống trên hình thì diện tích khe quạt nhỏ so với bề mặt nên khả năng tản nhiệt rất kém, nếu máy b nào tản nhiệt kém thì ko nên sử dụng nhé.</text:p>
          </table:table-cell>
        </table:table-row>
        <table:table-row table:style-name="ro3">
          <table:table-cell office:value-type="string" calcext:value-type="string">
            <text:p>width: 20%;</text:p>
          </table:table-cell>
          <table:table-cell office:value-type="string" calcext:value-type="string">
            <text:p>Mình sạc pin cho tai nghe nhưng không vào</text:p>
            <text:p>Thực sự tệ</text:p>
            <text:p>:(</text:p>
          </table:table-cell>
        </table:table-row>
        <table:table-row table:style-name="ro1">
          <table:table-cell office:value-type="string" calcext:value-type="string">
            <text:p>width: 20%;</text:p>
          </table:table-cell>
          <table:table-cell office:value-type="string" calcext:value-type="string">
            <text:p>Mình sạc 100% mà xài có 10p còn 73%. Chưa quay mà máy nóng quá phải tháo ốp. Mình muốn đổi cục pin chưa bị trai . Haizz . <text:s/>. Mai đi quay youtube lại phải quay bằng đt .</text:p>
          </table:table-cell>
        </table:table-row>
        <table:table-row table:style-name="ro4">
          <table:table-cell office:value-type="string" calcext:value-type="string">
            <text:p>width: 20%;</text:p>
          </table:table-cell>
          <table:table-cell office:value-type="string" calcext:value-type="string">
            <text:p>Mình rất hay mua hàng bên Shopee, tiki cũng mua nhiều rồi nhưng lần đầu tiên dính trường hợp như thế này. </text:p>
            <text:p>1 Sao dành cho ship nhanh, đóng hàng đẹp, bảo hành tốt =&gt; Tiki ko có gì để chê cả</text:p>
            <text:p>4 Sao còn lại ko đánh dành cho cửa hàng bán chuột. Chuột mới mua về dùng đc 1-2 ngày đơ luôn rồi. Gửi bảo hành thì gần 1 tuần mới nhận được và có vẻ vẫn là con chuột cũ chỉ là được dán 1 chiếc tem bảo hành mới :)) Mình còn cẩn thận lắp cả pin vào để xem có phải do hết pin ko :)</text:p>
            <text:p>Thà nói ko đổi được chứ đổi hàng cho có như thế thì mất thời gian của cả 2 bên. </text:p>
            <text:p>Con chuột có hơn 100k mà làm ăn ko ra gì thế này thì ai dám bỏ tiền triệu ra để mua hàng bên bạn?</text:p>
          </table:table-cell>
        </table:table-row>
        <table:table-row table:style-name="ro1">
          <table:table-cell office:value-type="string" calcext:value-type="string">
            <text:p>width: 20%;</text:p>
          </table:table-cell>
          <table:table-cell office:value-type="string" calcext:value-type="string">
            <text:p>Mình oder máy mới, modem 9010, cấu hinh có Ram 8G nhưng khi bàn giao lại là case 7010, máy cũ, có va đập ngoài vỏ case và bụi bám phía trong máy. Máy cũng bị thiếu RAM. Đề nghị đổi cho mình máy khác nhé.</text:p>
          </table:table-cell>
        </table:table-row>
        <table:table-row table:style-name="ro2">
          <table:table-cell office:value-type="string" calcext:value-type="string">
            <text:p>width: 20%;</text:p>
          </table:table-cell>
          <table:table-cell office:value-type="string" calcext:value-type="string">
            <text:p>Mình nhận sản phẩm vào chiều ngày 21 tháng 11 năm 2018 từ bạn giao hàng. Tuy nhiên khi mở ra sử dụng đã phát hiện quạt hỏng 1 bên, chỉ một bên chạy.</text:p>
            <text:p>Hiện tại cũng không thấy chính sách đổi trả hàng từ shop, hi vọng bên bạn sớm có phản hồi lại cho mình</text:p>
          </table:table-cell>
        </table:table-row>
        <table:table-row table:style-name="ro1">
          <table:table-cell office:value-type="string" calcext:value-type="string">
            <text:p>width: 20%;</text:p>
          </table:table-cell>
          <table:table-cell office:value-type="string" calcext:value-type="string">
            <text:p>Mình nhận sản phẩm và chỉ nghe đc 1 bên tai. Bên còn lại k có tiếng</text:p>
          </table:table-cell>
        </table:table-row>
        <table:table-row table:style-name="ro1">
          <table:table-cell office:value-type="string" calcext:value-type="string">
            <text:p>width: 20%;</text:p>
          </table:table-cell>
          <table:table-cell office:value-type="string" calcext:value-type="string">
            <text:p>Mình nhận máy roi sao k có thẻ nhớ kèm theo</text:p>
          </table:table-cell>
        </table:table-row>
        <table:table-row table:style-name="ro4">
          <table:table-cell office:value-type="string" calcext:value-type="string">
            <text:p>width: 20%;</text:p>
          </table:table-cell>
          <table:table-cell office:value-type="string" calcext:value-type="string">
            <text:p>Mình nhận hàng mang về bóc ra xem thấy </text:p>
            <text:p>- team ngoài vỏ hộp có dấu hiệu đã bóc ra dán lại</text:p>
            <text:p>- băng quấn hộp trong cũng đã bị đứt ra từ trước</text:p>
            <text:p>- team trong ram là team giấy, ko phải team bóng như các loại khác</text:p>
            <text:p>Khá thất vọng khi mua sản phẩm.</text:p>
          </table:table-cell>
        </table:table-row>
        <table:table-row table:style-name="ro1">
          <table:table-cell office:value-type="string" calcext:value-type="string">
            <text:p>width: 20%;</text:p>
          </table:table-cell>
          <table:table-cell office:value-type="string" calcext:value-type="string">
            <text:p>Mình nhận được mic hôm 18/4/2020, thử vào thì âm thanh lúc dùng loa hay không cũng gần như nhau (9-10) như nhau. Có gọi kỹ thuật tư vấn, nhưng kết quả cũng vậy. Gọi qua hotline thì hẹn sẽ thu sp về kiểm tra, đến nay 22/04/2020 vẫn chưa có bạn kỹ thuật đến thu về kiểm tra. Mình rất sốt ruột, vì mình cũng đang cần hàng gấp để dùng. Mong bộ phận chăm sóc k/ hàng hỗ trợ thu sản phẩm về kiểm tra sớm giúp mình, Nếu sp bị lỗi, vui lòng hoàn phí để mình chọn sp khác. Cảm ơn rất nhiều</text:p>
          </table:table-cell>
        </table:table-row>
        <table:table-row table:style-name="ro1">
          <table:table-cell office:value-type="string" calcext:value-type="string">
            <text:p>width: 20%;</text:p>
          </table:table-cell>
          <table:table-cell office:value-type="string" calcext:value-type="string">
            <text:p>Mình nhận được hàng vào đây xem review thì ra ko phải mỗi mình gặp trường hợp này. Shop này bán hàng kém chất lượng không đúng như mô tả, thế này khác gì lừa đảo.</text:p>
          </table:table-cell>
        </table:table-row>
        <table:table-row table:style-name="ro3">
          <table:table-cell office:value-type="string" calcext:value-type="string">
            <text:p>width: 20%;</text:p>
          </table:table-cell>
          <table:table-cell office:value-type="string" calcext:value-type="string">
            <text:p>Mình nhận được hàng cắm điện không thấy nhấp nháy đèn ở cổng wan và cổng lan 1-4 nhưng vẫn có sóng wifi nhưng không kết nối được internet. vì ngõ vào wan không nhận</text:p>
            <text:p>Khi kết nối vào ip defaul theo hướng dẫn nhà SX là 192.168.0.1 thì không vào được. Nhưng vào theo 192.168.1.1 thì vào được trang setup -&gt; chứng tỏ đã có người can thiệp không phải hàng nguyên bản.</text:p>
            <text:p>Vì đồ cần ngay nên mình sử dụng tikinow giờ không có cái để dùng không biết làm sao. ĐM</text:p>
          </table:table-cell>
        </table:table-row>
        <table:table-row table:style-name="ro1">
          <table:table-cell office:value-type="string" calcext:value-type="string">
            <text:p>width: 20%;</text:p>
          </table:table-cell>
          <table:table-cell office:value-type="string" calcext:value-type="string">
            <text:p>Mình nhận dc hdd chỉ trơ trọi HDD và hộp giấy ko có chống sốc gì cả. Quá cẩu thả may nó chưa chết</text:p>
          </table:table-cell>
        </table:table-row>
        <table:table-row table:style-name="ro1">
          <table:table-cell office:value-type="string" calcext:value-type="string">
            <text:p>width: 20%;</text:p>
          </table:table-cell>
          <table:table-cell office:value-type="string" calcext:value-type="string">
            <text:p>Mình nhận đc hàng nhưng mà míc k kết nối đc âm thanh thì thu mà sđt của shop bán hàng thì k để lại mình thấy rất kém 😖🤷‍♀️🤷‍♀️ và mình muốn đổi trả míc 🤦‍♀️</text:p>
          </table:table-cell>
        </table:table-row>
        <table:table-row table:style-name="ro1">
          <table:table-cell office:value-type="string" calcext:value-type="string">
            <text:p>width: 20%;</text:p>
          </table:table-cell>
          <table:table-cell office:value-type="string" calcext:value-type="string">
            <text:p>Mình nhận dc camera rồi nhưng shop gửi thiếu ko có thẻ nhớ. Yêu cầu tiki báo bên shop gửi thêm thẻ nhớ cho mình</text:p>
          </table:table-cell>
        </table:table-row>
        <table:table-row table:style-name="ro1">
          <table:table-cell office:value-type="string" calcext:value-type="string">
            <text:p>width: 20%;</text:p>
          </table:table-cell>
          <table:table-cell office:value-type="string" calcext:value-type="string">
            <text:p>Mình muốn trả hàng. Khó sử dụng. Và lắp thẻ nhớ ko ăn. Mong tiki hộ trợ</text:p>
          </table:table-cell>
        </table:table-row>
        <table:table-row table:style-name="ro1">
          <table:table-cell office:value-type="string" calcext:value-type="string">
            <text:p>width: 20%;</text:p>
          </table:table-cell>
          <table:table-cell office:value-type="string" calcext:value-type="string">
            <text:p>Mình muốn hỏi shop lỗi này là lỗi gì !</text:p>
          </table:table-cell>
        </table:table-row>
        <table:table-row table:style-name="ro1">
          <table:table-cell office:value-type="string" calcext:value-type="string">
            <text:p>width: 20%;</text:p>
          </table:table-cell>
          <table:table-cell office:value-type="string" calcext:value-type="string">
            <text:p>mình muốn đổi lại bộ sản phẩm này về dùng bị lỗi</text:p>
          </table:table-cell>
        </table:table-row>
        <table:table-row table:style-name="ro1">
          <table:table-cell office:value-type="string" calcext:value-type="string">
            <text:p>width: 20%;</text:p>
          </table:table-cell>
          <table:table-cell office:value-type="string" calcext:value-type="string">
            <text:p>Mình mua vì quảng cáo quay đc 4k, chúng rung. Nhưng thực tế quay chất lượng chỉ 480p, rung lắc dử dội. Thấy ức chế ghê gớm</text:p>
          </table:table-cell>
        </table:table-row>
        <table:table-row table:style-name="ro1">
          <table:table-cell office:value-type="string" calcext:value-type="string">
            <text:p>width: 20%;</text:p>
          </table:table-cell>
          <table:table-cell office:value-type="string" calcext:value-type="string">
            <text:p>minh mua ve sao kit hoat ko dc hoi mih sat nhan mat ma sao <text:s/>ko gui nt</text:p>
          </table:table-cell>
        </table:table-row>
        <table:table-row table:style-name="ro1">
          <table:table-cell office:value-type="string" calcext:value-type="string">
            <text:p>width: 20%;</text:p>
          </table:table-cell>
          <table:table-cell office:value-type="string" calcext:value-type="string">
            <text:p>mình mua về nhưng ko sạc được cho samsung galaxy note plus. sạc 2h không vào điện. Mong muốn dc trả lại.</text:p>
          </table:table-cell>
        </table:table-row>
        <table:table-row table:style-name="ro1">
          <table:table-cell office:value-type="string" calcext:value-type="string">
            <text:p>width: 20%;</text:p>
          </table:table-cell>
          <table:table-cell office:value-type="string" calcext:value-type="string">
            <text:p>Mình mua về làm đúng hết theo hướng dẫn trong sách cả trên youtube vẫn không xem được, không kết nối được wifi thiết bị. Lại không biết hỏi ai kể cả nhà cung cấp, hông lẽ bỏ luôn chứ bực thật hic</text:p>
          </table:table-cell>
        </table:table-row>
        <table:table-row table:style-name="ro1">
          <table:table-cell office:value-type="string" calcext:value-type="string">
            <text:p>width: 20%;</text:p>
          </table:table-cell>
          <table:table-cell office:value-type="string" calcext:value-type="string">
            <text:p>Mình mua về hôm qua mà cái bọc tai nghe ra mất tiêu rồi, <text:s/>vui lòng bảo hành giúp mình</text:p>
          </table:table-cell>
        </table:table-row>
        <table:table-row table:style-name="ro3">
          <table:table-cell office:value-type="string" calcext:value-type="string">
            <text:p>width: 20%;</text:p>
          </table:table-cell>
          <table:table-cell office:value-type="string" calcext:value-type="string">
            <text:p>Mình mua về chủ yếu muốn sử dụng băng tần 5Ghz, nhưng đã vô cùng thất vọng. Đã thử cài đặt dirver trên cả máy tính Windows và macOS nhưng đều ko nhận được băng tần 5GHz.</text:p>
            <text:p>Tính năng không như trong mô tả. Giống treo đầu dê bán thịt chó.</text:p>
            <text:p>Đã submit lên tiki để hoàn trả lại.</text:p>
          </table:table-cell>
        </table:table-row>
        <table:table-row table:style-name="ro1">
          <table:table-cell office:value-type="string" calcext:value-type="string">
            <text:p>width: 20%;</text:p>
          </table:table-cell>
          <table:table-cell office:value-type="string" calcext:value-type="string">
            <text:p>mình mua usb wifi. gởi cho mình usb Bluetooth. đổi trả lại thì giao hàng k đúng mẫu. giao sản phẩm giá rẻ hơn. k bao bì. chán thật 🙁🙁🙁</text:p>
          </table:table-cell>
        </table:table-row>
        <table:table-row table:style-name="ro1">
          <table:table-cell office:value-type="string" calcext:value-type="string">
            <text:p>width: 20%;</text:p>
          </table:table-cell>
          <table:table-cell office:value-type="string" calcext:value-type="string">
            <text:p>Mình mua USB này từ 26/08/2015, nay là 28/11/2016, mới dùng được hơn 1 năm đã bị hư, cắm vào USB này có hiện tượng nhận trả liên tục, không thể vào dữ liệu USB được, trong khi mình mua loại 8GB của Kingston vẫn sử dụng tốt. Thật sự rất thất vọng về Team group. </text:p>
          </table:table-cell>
        </table:table-row>
        <table:table-row table:style-name="ro1">
          <table:table-cell office:value-type="string" calcext:value-type="string">
            <text:p>width: 20%;</text:p>
          </table:table-cell>
          <table:table-cell office:value-type="string" calcext:value-type="string">
            <text:p>Mình mua trên tiki vào ngày 5/3/2020. Trên anker official store. Giá những 250k chứ không rẻ. Lúc mới mua về thì sạc phà phà. Mà không biết tại sao vào vài ngày gần đây cắm sạc vào là chiếc iphone 7+ của mình báo là "phụ kiện này có thể không được hỗ trợ". Hàng chính hãng anker gì mà kì cục vậy? Mới xài được có mấy tháng?</text:p>
          </table:table-cell>
        </table:table-row>
        <table:table-row table:style-name="ro1">
          <table:table-cell office:value-type="string" calcext:value-type="string">
            <text:p>width: 20%;</text:p>
          </table:table-cell>
          <table:table-cell office:value-type="string" calcext:value-type="string">
            <text:p>Mình mua tổng cộng 5 cái nhưng có 1 cái bị lỗi. Đề nghị Tiki ch kiểm tra và đổi giúp mình.</text:p>
          </table:table-cell>
        </table:table-row>
        <table:table-row table:style-name="ro2">
          <table:table-cell office:value-type="string" calcext:value-type="string">
            <text:p>width: 20%;</text:p>
          </table:table-cell>
          <table:table-cell office:value-type="string" calcext:value-type="string">
            <text:p>Mình mua thiết bị này vì được quảng cáo khả năng xuyên tường mạnh và có thể phát mở rộng trong khu vực "10000 square feet".</text:p>
            <text:p>Cuối cùng, toàn dối trá =_= phát được tầm 5-6m sóng đã giảm từ 4 cục xuống 2 (dù chưa phải xuyên qua tường). Quá tệ so với con wr941nd mình đang sử dụng.</text:p>
          </table:table-cell>
        </table:table-row>
        <table:table-row table:style-name="ro1">
          <table:table-cell office:value-type="string" calcext:value-type="string">
            <text:p>width: 20%;</text:p>
          </table:table-cell>
          <table:table-cell office:value-type="string" calcext:value-type="string">
            <text:p>Mình mua sản phẩm về không kết nối được. Trong khi nhà mình có 2 cái kết nối rất tốt.</text:p>
          </table:table-cell>
        </table:table-row>
        <table:table-row table:style-name="ro7">
          <table:table-cell office:value-type="string" calcext:value-type="string">
            <text:p>width: 20%;</text:p>
          </table:table-cell>
          <table:table-cell office:value-type="string" calcext:value-type="string">
            <text:p>Mình mua sản phẩm này từ tháng 12/2016. Sau 11 tháng sử dụng bây giờ mình mới viết nhận xét là vì chất lượng dịch vụ của tiki lần này rất kém. Sản phẩm của mình có hiện tượng không có điện nguồn, loa trầm không hoạt động. Từ ngày 27/10/2017 mình có liên hệ CSKH của tiki 4 lần, hẹn tới hẹn lui nhưng tới bây giờ là 7/11/2017 bên tiki vẫn chưa tới thu hồi sản phẩm hỗ trợ bảo hành cho khách hàng(sản phẩm được bảo hành 12 tháng).</text:p>
            <text:p/>
            <text:p>Điều đáng nói ở đây là tiki cam kết 2-3 ngày kể từ ngày nhận được yêu cầu thu hồi bảo hành sẽ xử lý, nhưng gần 2 tuần kể từ ngày mình liên hệ CSKH vẫn chưa thấy nhân viên thu hồi liên hệ. Không biết là tiki có muốn phục vụ khách hàng không nữa????</text:p>
            <text:p/>
            <text:p>Nói qua về chất lượng sản phẩm, đây là sản phẩm tốt cả về hình thức và chất lượng âm thanh. Rất phù hợp với nhu cầu nghe nhạc trong phòng nhỏ cho sinh viên. Là một sản phẩm đáng mua. Tuy nhiên, bạn nên cân nhắc khi mua hàng ở tiki nếu không muốn gặp tình huống chây ì, thiếu thiện chí hỗ trợ khách hàng.</text:p>
            <text:p/>
            <text:p>Xin cảm ơn!</text:p>
          </table:table-cell>
        </table:table-row>
        <table:table-row table:style-name="ro1">
          <table:table-cell office:value-type="string" calcext:value-type="string">
            <text:p>width: 20%;</text:p>
          </table:table-cell>
          <table:table-cell office:value-type="string" calcext:value-type="string">
            <text:p>Mình mua sản phẩm này sau 1 lần đổi trả nhưng cả 2 thiết bị đều không lưu ngày giờ hệ thống! Việc này cực kỳ bất tiện cho một thiết bị camera hành trình khi mà nguồn điện không được cấp liên tục!</text:p>
          </table:table-cell>
        </table:table-row>
        <table:table-row table:style-name="ro1">
          <table:table-cell office:value-type="string" calcext:value-type="string">
            <text:p>width: 20%;</text:p>
          </table:table-cell>
          <table:table-cell office:value-type="string" calcext:value-type="string">
            <text:p>mình mua sản phẩm để kết nối máy chạy Linux với màn hình Lenovo (1máy-1màn hình), nhưng chỉ hiển thị được màn hình ở lần đầu tiên, hôm sau lại ko dùng được nữa. Mọi người nên cân nhắc về sản phẩm này.</text:p>
          </table:table-cell>
        </table:table-row>
        <table:table-row table:style-name="ro3">
          <table:table-cell office:value-type="string" calcext:value-type="string">
            <text:p>width: 20%;</text:p>
          </table:table-cell>
          <table:table-cell office:value-type="string" calcext:value-type="string">
            <text:p>Mình mua ổ cứng qua tiki now hàng tiki trading.</text:p>
            <text:p>Giao hàng 2h khá nhanh, tuy nhiên đóng gói sơ sài giống như các bạn trước mua.</text:p>
            <text:p>Về gắn ổ cứng bằng cáp mới thì gặp ngay tình trạng disk100% không chép được dữ liệu vào. Liên hệ tiki  đổi thì chờ từ tối qua đến giờ chưa thấy ai liên hệ về kĩ thuật</text:p>
          </table:table-cell>
        </table:table-row>
        <table:table-row table:style-name="ro1">
          <table:table-cell office:value-type="string" calcext:value-type="string">
            <text:p>width: 20%;</text:p>
          </table:table-cell>
          <table:table-cell office:value-type="string" calcext:value-type="string">
            <text:p>Mình mua máy về cắp sạc không vô. Hôm sau liên hệ tiki để lấy hàng về kiểm tra thì 3 ngày sau mới qua lấy. Lấy hàng từ ngày 10/10 tới nay 19/10 chưa nghe phản hồi gì trong khi đã liên hệ rất nhiều lần. Trước giờ mua hàng tin tưởng chọn tiki trading vậy mà lần này chế đồ bảo hành làm mình thất vọng quá.</text:p>
          </table:table-cell>
        </table:table-row>
        <table:table-row table:style-name="ro1">
          <table:table-cell office:value-type="string" calcext:value-type="string">
            <text:p>width: 20%;</text:p>
          </table:table-cell>
          <table:table-cell office:value-type="string" calcext:value-type="string">
            <text:p>Mình mua loa về nhưng ko bật nguồn lên dc,giờ phải làm sao đây</text:p>
          </table:table-cell>
        </table:table-row>
        <table:table-row table:style-name="ro1">
          <table:table-cell office:value-type="string" calcext:value-type="string">
            <text:p>width: 20%;</text:p>
          </table:table-cell>
          <table:table-cell office:value-type="string" calcext:value-type="string">
            <text:p>Mình mua lần này là lân thứ 2 mà thất vọng quá mua về mà nhìn như mắt thường thì mua làm gì</text:p>
          </table:table-cell>
        </table:table-row>
        <table:table-row table:style-name="ro1">
          <table:table-cell office:value-type="string" calcext:value-type="string">
            <text:p>width: 20%;</text:p>
          </table:table-cell>
          <table:table-cell office:value-type="string" calcext:value-type="string">
            <text:p>Mình mua không có remote tặng kèm như bài đăng, shop giao đủ lại giúp mình</text:p>
          </table:table-cell>
        </table:table-row>
        <table:table-row table:style-name="ro1">
          <table:table-cell office:value-type="string" calcext:value-type="string">
            <text:p>width: 20%;</text:p>
          </table:table-cell>
          <table:table-cell office:value-type="string" calcext:value-type="string">
            <text:p>Mình mua hiệu hynix nhưng gửi cho mình micon technology. Không hộp, không tên thương hiệu gì hết. Như vầy là treo đầu dê bán thịt chó rồi. Mình thấy ai cũng nhận hàng đúng, không hiểu sao mình lại nhận hàng như vầy. Tiki vui lòng trả hàng hoàn tiền cho mình. Nếu mọi người còn thấy phản hồi này thì xin đừng mua kẻo lại giống mình.</text:p>
          </table:table-cell>
        </table:table-row>
        <table:table-row table:style-name="ro1">
          <table:table-cell office:value-type="string" calcext:value-type="string">
            <text:p>width: 20%;</text:p>
          </table:table-cell>
          <table:table-cell office:value-type="string" calcext:value-type="string">
            <text:p>Mình mua hàng yêu cầu xuất hóa đơn nhưng không hiểu sao bên bán không thực hiện. Mong bên bán làm đúng trách nhiệm</text:p>
          </table:table-cell>
        </table:table-row>
        <table:table-row table:style-name="ro1">
          <table:table-cell office:value-type="string" calcext:value-type="string">
            <text:p>width: 20%;</text:p>
          </table:table-cell>
          <table:table-cell office:value-type="string" calcext:value-type="string">
            <text:p>Mình mua hàng và có điền đầy đủ thông tin xuất hóa đơn VAT nhưng thậm chí đã liên lạc nhiều lần vẫn không được phản hồi chính xác về thời điểm có hàng, mặc dù đã 3 tuần kể từ lúc nhận hàng. Quá thất vọng với cách làm việc như vậy.</text:p>
          </table:table-cell>
        </table:table-row>
        <table:table-row table:style-name="ro1">
          <table:table-cell office:value-type="string" calcext:value-type="string">
            <text:p>width: 20%;</text:p>
          </table:table-cell>
          <table:table-cell office:value-type="string" calcext:value-type="string">
            <text:p>Mình mua hàng trên tiki trước nay rất tin tưởng, trước giờ ko bao giờ kiểm tra hàng. Hôm qua mua hàng, hôm nay mới mở ra dùng, thôi rồi hàng tiki now cứ tưởng an tâm, hộp thì ko móp méo gì( mình nghĩ ko phải do vận chuyển) mà mở ra thấy tấm dán nát tan tành. Quá thất vọng luôn, nát lắm ấy chứ ko phải mình sơ ý làm vỡ. Yêu cầu tiki kiểm tra hàng trước khi gửi.</text:p>
          </table:table-cell>
        </table:table-row>
        <table:table-row table:style-name="ro1">
          <table:table-cell office:value-type="string" calcext:value-type="string">
            <text:p>width: 20%;</text:p>
          </table:table-cell>
          <table:table-cell office:value-type="string" calcext:value-type="string">
            <text:p>Mình mua hàng tiki mấy năm nay nhưng lần này thấy sp này rất tệ. Gắn vào mất luôn sóng wifi hiện tại. Chất lượng sp cực kỳ kém. 3 râu nhưng thua chất lượng 1 râu. Đề nghị tiki xem lại chất lượng sp.</text:p>
          </table:table-cell>
        </table:table-row>
        <table:table-row table:style-name="ro1">
          <table:table-cell office:value-type="string" calcext:value-type="string">
            <text:p>width: 20%;</text:p>
          </table:table-cell>
          <table:table-cell office:value-type="string" calcext:value-type="string">
            <text:p>Mình mua gửi ngay cho mình loa cũ</text:p>
          </table:table-cell>
        </table:table-row>
        <table:table-row table:style-name="ro1">
          <table:table-cell office:value-type="string" calcext:value-type="string">
            <text:p>width: 20%;</text:p>
          </table:table-cell>
          <table:table-cell office:value-type="string" calcext:value-type="string">
            <text:p>Minh mua được 1 năm nay đến khi gần đây cắm vào là không truyền được âm thanh nựa.</text:p>
          </table:table-cell>
        </table:table-row>
        <table:table-row table:style-name="ro1">
          <table:table-cell office:value-type="string" calcext:value-type="string">
            <text:p>width: 20%;</text:p>
          </table:table-cell>
          <table:table-cell office:value-type="string" calcext:value-type="string">
            <text:p>Minh mua được 1 năm nay đến khi gần đây cắm vào là không truyền được âm thanh nựa.</text:p>
          </table:table-cell>
        </table:table-row>
        <table:table-row table:style-name="ro1">
          <table:table-cell office:value-type="string" calcext:value-type="string">
            <text:p>width: 20%;</text:p>
          </table:table-cell>
          <table:table-cell office:value-type="string" calcext:value-type="string">
            <text:p>Mình mua dùng dc nửa tháng thì ok ,sau thì ko kết nối dc mạng toàn bảo lỗi mà cam kac vẫn dùng bthuong <text:s/>. Mong ti ki hỗ trợ về trường hợp của mình</text:p>
          </table:table-cell>
        </table:table-row>
        <table:table-row table:style-name="ro1">
          <table:table-cell office:value-type="string" calcext:value-type="string">
            <text:p>width: 20%;</text:p>
          </table:table-cell>
          <table:table-cell office:value-type="string" calcext:value-type="string">
            <text:p>Mình mua dây dài 2m như yêu cầu.đưa cho Dây 1,5 m. <text:s/>Kiểm tra lại mới thấy nó không đúng như đã đặt hàng.</text:p>
          </table:table-cell>
        </table:table-row>
        <table:table-row table:style-name="ro1">
          <table:table-cell office:value-type="string" calcext:value-type="string">
            <text:p>width: 20%;</text:p>
          </table:table-cell>
          <table:table-cell office:value-type="string" calcext:value-type="string">
            <text:p>Mình mua cục này để cắm màn hình DELL cho macpro. Kết quả cứ cắm cáp vô thì máy mất mạng.</text:p>
          </table:table-cell>
        </table:table-row>
        <table:table-row table:style-name="ro1">
          <table:table-cell office:value-type="string" calcext:value-type="string">
            <text:p>width: 20%;</text:p>
          </table:table-cell>
          <table:table-cell office:value-type="string" calcext:value-type="string">
            <text:p>Mình mua con này thay cho usb wifi cũng mua trên tiki vì 1 phần nghĩ nó mạnh và kiểu dáng gọn cho thùng pc, nhưng 1 tuần qua xài như ác mộng, chỉ cần xài tầm hơn nửa tiếng hoặc 1 tiếng là mạng lag chậm, mặc dù sóng căng đầy và ko bao h rớt mạng, mình đã nghĩ do nhà mạng và gọi điện hỏi họ về đường truyền internet, rất phiền phức. Ko nghĩ do card wifi vì nó đắt tiền và cái usb wifi mình mua 200k chưa bao h bị như vậy, mất vài ngày xài chịu không nổi đổi qua usb wifi và cả câu dây mạng thì ôi thôi biết cái nguyên nhân do đâu. Đang xài ổn đỉnh với usb hoặc dây lan mà cứ chuyển qua con card wifi này là xài 1 chút là mạng chậm, lag. Bây h mình đi ngủ, lúc dậy mình sẽ gọi cho tiki để yêu cầu trả hàng. Mình hơi tiếc vì không chọn tiki trading đợt mua lần này mà chọn mua của Vo Hoang Trading. Rẻ hơn ko bao nhiêu mà phiền toái mang bực vào người.</text:p>
          </table:table-cell>
        </table:table-row>
        <table:table-row table:style-name="ro4">
          <table:table-cell office:value-type="string" calcext:value-type="string">
            <text:p>width: 20%;</text:p>
          </table:table-cell>
          <table:table-cell office:value-type="string" calcext:value-type="string">
            <text:p>Mình mua cho e mình dùng, vừa nhận hàng mọi hôm. Mình đã mua nhiều hàng tiki rồi và các mặt hàng khác đều ổn nhưng riêng cái màn này thì rút ra kn là ko nên mua mặt hàng này qua tiki vì:</text:p>
            <text:p>1. Mua hàng ở cửa hàng truyền thống mình đều được xem và thử dùng sản phẩm rồi quyết định mua. Còn tiki họ giao tận nhà nhưng chỉ cho xem hàng chứ ko cho cắm điện thử. Trong khi cái màn hình ko cắm thử thì biết nó ntn. Nếu cắm thử ( có nghĩa đã kích hoạt sản phẩm) thì theo điều khoản ko được đổi trả sản phẩm nữa. </text:p>
            <text:p>2. Chất lượng thì màn này độ phân giải kém nên nhìn rất nhức mắt. Thực sự mình là người ko chuyên về it nên đọc mấy cái thông số thì  ko hiểu chỉ có ra store trải nghiệm sản phẩm mới biết được.</text:p>
            <text:p>Nên lời khuyên cho các bạn đang đắn đo là ko nên mua caia màn này mặc dù km nhiều. </text:p>
            <text:p>Phần giao hàng của tiki khá ổn thường giao sớm hơn lịch hẹn.</text:p>
          </table:table-cell>
        </table:table-row>
        <table:table-row table:style-name="ro1">
          <table:table-cell office:value-type="string" calcext:value-type="string">
            <text:p>width: 20%;</text:p>
          </table:table-cell>
          <table:table-cell office:value-type="string" calcext:value-type="string">
            <text:p>mình mua bus 1600 sao lại giao hàng về 1330</text:p>
          </table:table-cell>
        </table:table-row>
        <table:table-row table:style-name="ro1">
          <table:table-cell office:value-type="string" calcext:value-type="string">
            <text:p>width: 20%;</text:p>
          </table:table-cell>
          <table:table-cell office:value-type="string" calcext:value-type="string">
            <text:p>Mình mua bộ Cam này <text:s/>khi nhận hàng về đã thấy hàng từng qua sử dụng rồi, và lắp HDD xong chạy thử thì không nên , tiếng kêu nghe thì đã biết bị hỏng rồi, kêu rè rè...</text:p>
          </table:table-cell>
        </table:table-row>
        <table:table-row table:style-name="ro1">
          <table:table-cell office:value-type="string" calcext:value-type="string">
            <text:p>width: 20%;</text:p>
          </table:table-cell>
          <table:table-cell office:value-type="string" calcext:value-type="string">
            <text:p>Mình mua 3 dây để kết nối cho 3 máy trong công ty, nhưng chỉ 1 dây xài tạm ổn, 2 dây còn lại 1 cái thì chập chờn như đang lên sàn bay lắc, 1 cái thì cắm hôm qua hôm nay đã đoàn tụ với ông bà. Vô cùng buồn khi mua hàng mà gặp tình huống này.</text:p>
          </table:table-cell>
        </table:table-row>
        <table:table-row table:style-name="ro1">
          <table:table-cell office:value-type="string" calcext:value-type="string">
            <text:p>width: 20%;</text:p>
          </table:table-cell>
          <table:table-cell office:value-type="string" calcext:value-type="string">
            <text:p>mình mua 3 cái về ko vừa máy active 3 là sao,shop làm ăn vớ vẩn quá</text:p>
          </table:table-cell>
        </table:table-row>
        <table:table-row table:style-name="ro3">
          <table:table-cell office:value-type="string" calcext:value-type="string">
            <text:p>width: 20%;</text:p>
          </table:table-cell>
          <table:table-cell office:value-type="string" calcext:value-type="string">
            <text:p>Mình mua 2 con chuột cho mình và bạn trai, cảm thấy không hài lòng ở nhiều điểm.</text:p>
            <text:p>- Chuột của bạn trai mình bị lỗi ở viên bị lăn. Lướt web rất bất tiện vì khi kéo trang lên hoặc xuống bị nhảy đi khoảng rất xa.</text:p>
            <text:p>- 1 tháng mà ngốn hết 2 viên pin xịn mặc dù đã tắt khi không sử dụng. Chuột logitech có chức năng tự ngắt tiện lợi hơn. Bạn mình dùng cả năm chẳng cần thay pin.</text:p>
          </table:table-cell>
        </table:table-row>
        <table:table-row table:style-name="ro1">
          <table:table-cell office:value-type="string" calcext:value-type="string">
            <text:p>width: 20%;</text:p>
          </table:table-cell>
          <table:table-cell office:value-type="string" calcext:value-type="string">
            <text:p>Mình mua 2 cái mà dỡ ra dùng đc một cái ah còn một cái chưa xài đã hư ,mong tiki sớm hồi đáp</text:p>
          </table:table-cell>
        </table:table-row>
        <table:table-row table:style-name="ro1">
          <table:table-cell office:value-type="string" calcext:value-type="string">
            <text:p>width: 20%;</text:p>
          </table:table-cell>
          <table:table-cell office:value-type="string" calcext:value-type="string">
            <text:p>mình mua 2 cái giao,về mở hộp thiếu adapter,đề nghị tiki làm việc lại với nhà cung cấp</text:p>
          </table:table-cell>
        </table:table-row>
        <table:table-row table:style-name="ro1">
          <table:table-cell office:value-type="string" calcext:value-type="string">
            <text:p>width: 20%;</text:p>
          </table:table-cell>
          <table:table-cell office:value-type="string" calcext:value-type="string">
            <text:p>Mình mua 2 cái đa số bị kẹt và bấm nặng nút k nhả phím A rất khó khác phục</text:p>
          </table:table-cell>
        </table:table-row>
        <table:table-row table:style-name="ro1">
          <table:table-cell office:value-type="string" calcext:value-type="string">
            <text:p>width: 20%;</text:p>
          </table:table-cell>
          <table:table-cell office:value-type="string" calcext:value-type="string">
            <text:p>Mình mua 1 chiếc thẻ CF này tương thích với máy ảnh nhưng máy ảnh báo thẻ không sử dụng được. Mong được hỗ trợ đổi trả ạ.</text:p>
          </table:table-cell>
        </table:table-row>
        <table:table-row table:style-name="ro2">
          <table:table-cell office:value-type="string" calcext:value-type="string">
            <text:p>width: 20%;</text:p>
          </table:table-cell>
          <table:table-cell office:value-type="string" calcext:value-type="string">
            <text:p>mình mua 1 cái hôm 13/5 mà do bận việc với con nhỏ nên lu bu không lắp đặt được liền, hôm 30/5 mới lấy ra lắp thì không sử dụng được </text:p>
            <text:p>rất mong Tiki phản hồi</text:p>
          </table:table-cell>
        </table:table-row>
        <table:table-row table:style-name="ro1">
          <table:table-cell office:value-type="string" calcext:value-type="string">
            <text:p>width: 20%;</text:p>
          </table:table-cell>
          <table:table-cell office:value-type="string" calcext:value-type="string">
            <text:p>mình mua 02 cái. 01 cái sài được nhưng cho thẻ nhớ vào không sài được. 01 cái ko cách nào kết nối được <text:s/>. Nhờ TiKi đổi giúp mình nhé</text:p>
          </table:table-cell>
        </table:table-row>
        <table:table-row table:style-name="ro1">
          <table:table-cell office:value-type="string" calcext:value-type="string">
            <text:p>width: 20%;</text:p>
          </table:table-cell>
          <table:table-cell office:value-type="string" calcext:value-type="string">
            <text:p>Mình mới xài được mấy ngày đã sạc không vào nữa ! Mình muốn đổi hàng được không ạ shop?</text:p>
          </table:table-cell>
        </table:table-row>
        <table:table-row table:style-name="ro1">
          <table:table-cell office:value-type="string" calcext:value-type="string">
            <text:p>width: 20%;</text:p>
          </table:table-cell>
          <table:table-cell office:value-type="string" calcext:value-type="string">
            <text:p>mình mới nhận hàng. sao xạc pin chừng 10p <text:s/>thì đầy pin. nhưng mở nguồn đèn nháy xanh và đỏ rồi ko lên nữa. mình đổi lại hàng đc ko. tin tiki mới đặt hàng nhiều. mà tiki làm thất vọng quá. hôm nay nhận hàng 3 món. 2 món bị lỗi gãy. 1 món đang sử dụng. chưa biết ra sao. mình còn 3 hay 4 món hàng nữa. nếu ko đổi lại thì mình xin trả lại những món đã đặt.</text:p>
          </table:table-cell>
        </table:table-row>
        <table:table-row table:style-name="ro1">
          <table:table-cell office:value-type="string" calcext:value-type="string">
            <text:p>width: 20%;</text:p>
          </table:table-cell>
          <table:table-cell office:value-type="string" calcext:value-type="string">
            <text:p>Mình mới nhận hàng và khui ra kiểm tra thấy hàng bị lỗi giống như đã qua sử dụng và có linh kiện bị trầy mong bên tiki xử lý giúp mình</text:p>
          </table:table-cell>
        </table:table-row>
        <table:table-row table:style-name="ro1">
          <table:table-cell office:value-type="string" calcext:value-type="string">
            <text:p>width: 20%;</text:p>
          </table:table-cell>
          <table:table-cell office:value-type="string" calcext:value-type="string">
            <text:p>Mình mới nhận hàng nhưng sản phẩm không dùng được.Đèn sáng nhưng máy không lên. Máy mình đang dùng sạc bạn mình thì vẫn được bth. Mong shop đổi cho mình sản phẩm khác</text:p>
          </table:table-cell>
        </table:table-row>
        <table:table-row table:style-name="ro5">
          <table:table-cell office:value-type="string" calcext:value-type="string">
            <text:p>width: 20%;</text:p>
          </table:table-cell>
          <table:table-cell office:value-type="string" calcext:value-type="string">
            <text:p>Mình mới nhận đc sạc dự phongg và kiểm tra thì thấy như này khi sạc cục sạc cứ hiện lên đỏ </text:p>
            <text:p>Khi sạc đầy cục sạc cx k hiện xanh </text:p>
            <text:p>Mà khi sạc cũng chỉ đc 30% pin là nhiều </text:p>
            <text:p>Mình muốn bên tiki kiểm tra lại sản phẩm giúp m</text:p>
          </table:table-cell>
        </table:table-row>
        <table:table-row table:style-name="ro1">
          <table:table-cell office:value-type="string" calcext:value-type="string">
            <text:p>width: 20%;</text:p>
          </table:table-cell>
          <table:table-cell office:value-type="string" calcext:value-type="string">
            <text:p>Mình mới mua sim này hôm qua nhưng gắn vào k có sóng. Mình đã thử qua nhiều điện thoại đều k được. Shop xử lí gấp giúp mình. Cám ơn!</text:p>
          </table:table-cell>
        </table:table-row>
        <table:table-row table:style-name="ro1">
          <table:table-cell office:value-type="string" calcext:value-type="string">
            <text:p>width: 20%;</text:p>
          </table:table-cell>
          <table:table-cell office:value-type="string" calcext:value-type="string">
            <text:p>Mình mới mua giao nhanh chiều nay (mua chung với thẻ nhớ Samsung 64GB chính hãng), Camera cài đặt bị lỗi nên mất hơn 1 tiếng vẫn ko cài đặt được. Mặc dù để sát modem wifi lúc cài đặt nhưng Camera không có cách nào nhận diện được mã QR, ngoài ra khe cắm thẻ nhớ bị lỗi, cắm vào bị cứng luôn, không có cách nào lấy ra được.</text:p>
          </table:table-cell>
        </table:table-row>
        <table:table-row table:style-name="ro1">
          <table:table-cell office:value-type="string" calcext:value-type="string">
            <text:p>width: 20%;</text:p>
          </table:table-cell>
          <table:table-cell office:value-type="string" calcext:value-type="string">
            <text:p>Mình mới mua con Yoosee ngoài trời nhưng kết nối wifi quá yếu và có lỗi phần cơ, xoay ko được. Mình xin đổi lại cái khác, đề nghị TiKi cho hướng dẫn đổi hàng. Thanks</text:p>
          </table:table-cell>
        </table:table-row>
        <table:table-row table:style-name="ro1">
          <table:table-cell office:value-type="string" calcext:value-type="string">
            <text:p>width: 20%;</text:p>
          </table:table-cell>
          <table:table-cell office:value-type="string" calcext:value-type="string">
            <text:p>Mình mới mua 1 cái, giao hàng nhanh, đóng gói cẩn thận. Nhưng chất lượng quá kém. Cài đặt mãi mới kết nối với wifi được, nhưng vào xem thì chục lần mới được 1 lần, độ trễ thì khủng khiếp. Đến giờ thì liên tục báo thiết bị ngoại tuyến, reset lại thiết bị cài lại cũng bó tay. Đề nghị Tiki liên hệ để mình trả lại!</text:p>
          </table:table-cell>
        </table:table-row>
        <table:table-row table:style-name="ro1">
          <table:table-cell office:value-type="string" calcext:value-type="string">
            <text:p>width: 20%;</text:p>
          </table:table-cell>
          <table:table-cell office:value-type="string" calcext:value-type="string">
            <text:p>Mình mới dùng sao mấy hôm nay đèn Hồng ngoại ko sáng. Hình ảnh rất tối</text:p>
          </table:table-cell>
        </table:table-row>
        <table:table-row table:style-name="ro2">
          <table:table-cell office:value-type="string" calcext:value-type="string">
            <text:p>width: 20%;</text:p>
          </table:table-cell>
          <table:table-cell office:value-type="string" calcext:value-type="string">
            <text:p>Mình mới dùng được hơn 1 tháng đã hỏng. Bây giờ biết Tiki có tính năng feedback mới lên feedback về sản phẩm.</text:p>
            <text:p>Dùng trong 1 tháng đầu tiên thì ok, nhưng sau đó máy không nhận chuột nữa.</text:p>
          </table:table-cell>
        </table:table-row>
        <table:table-row table:style-name="ro1">
          <table:table-cell office:value-type="string" calcext:value-type="string">
            <text:p>width: 20%;</text:p>
          </table:table-cell>
          <table:table-cell office:value-type="string" calcext:value-type="string">
            <text:p>Mình mới dùng được có 2 ngày, ngày thứ 3 thì cắm vào không dùng được nữa, chuột vẫn còn tem bảo hành, cho mình địa chỉ chỗ cung cấp MC store được không? mình đến bảo hành.</text:p>
          </table:table-cell>
        </table:table-row>
        <table:table-row table:style-name="ro1">
          <table:table-cell office:value-type="string" calcext:value-type="string">
            <text:p>width: 20%;</text:p>
          </table:table-cell>
          <table:table-cell office:value-type="string" calcext:value-type="string">
            <text:p>mình mở sản phẩm ra thì thấy thiếu adapter với chân đế. tiki giúp minh lấy lại với</text:p>
          </table:table-cell>
        </table:table-row>
        <table:table-row table:style-name="ro1">
          <table:table-cell office:value-type="string" calcext:value-type="string">
            <text:p>width: 20%;</text:p>
          </table:table-cell>
          <table:table-cell office:value-type="string" calcext:value-type="string">
            <text:p>Mình lắp thẻ Samsung 64G(Thẻ mua Tiki luôn). Máy báo không nhận thẻ. Lấy thẻ ra cắm lại cũng thế. Format thẻ lại NTFS cũng thế.</text:p>
          </table:table-cell>
        </table:table-row>
        <table:table-row table:style-name="ro1">
          <table:table-cell office:value-type="string" calcext:value-type="string">
            <text:p>width: 20%;</text:p>
          </table:table-cell>
          <table:table-cell office:value-type="string" calcext:value-type="string">
            <text:p>Mình là tín đồ mua hàng của các cty thương mại điện tử như tiki.Xác định mua đồ trên mạng là hên xui không như mua trực tiếp. Mua về lắp xong thiết bị chạy cà rựt, giữ liệu truyền tải 20k/s. Sau đó mất kết nối. Reset lại thì tình trạng lại như vậy. Mình có gọi lên hotline tiki thì 1 bạn nữ nghe rồi nói không giải quyết ngay được, bên kỹ thuât sẽ gọi lại hỗ trợ. Ngày sau kỹ thuật gọi thì sau một hồi không giải quyết đc vấn đề gì ngoài việc kêu đem về ktra, rồi bảo hành...Tóm lại đến giờ là gần một tháng không có ai hồi âm. mình phải lên đây phản hồi như thế này. Kinh doanh thời đại số mà như kiểu bao cấp xin cho kiểu này nói thật tiki đã mất nhiều hình ảnh tốt trong mắt mình. Mình cũng sẽ nói với gia đình và bạn bè đừng mua hàng trên tiki nữa. Còn bây giờ tiki hãy hoàn trả lại tiền cho mình và cho mình câu trả lời thỏa đáng.</text:p>
          </table:table-cell>
        </table:table-row>
        <table:table-row table:style-name="ro1">
          <table:table-cell office:value-type="string" calcext:value-type="string">
            <text:p>width: 20%;</text:p>
          </table:table-cell>
          <table:table-cell office:value-type="string" calcext:value-type="string">
            <text:p>Mình không thể quét được mã QRCode</text:p>
          </table:table-cell>
        </table:table-row>
        <table:table-row table:style-name="ro1">
          <table:table-cell office:value-type="string" calcext:value-type="string">
            <text:p>width: 20%;</text:p>
          </table:table-cell>
          <table:table-cell office:value-type="string" calcext:value-type="string">
            <text:p>Mình không kết nối bluetooth được. cho mình trả lại hàng</text:p>
          </table:table-cell>
        </table:table-row>
        <table:table-row table:style-name="ro2">
          <table:table-cell office:value-type="string" calcext:value-type="string">
            <text:p>width: 20%;</text:p>
          </table:table-cell>
          <table:table-cell office:value-type="string" calcext:value-type="string">
            <text:p>Mình không biết là khi giao hàng thì bên cửa hàng có kiểm tra hàng trước khi giao hàng cho khách hay không, vừa gắn vào cái thấy nổ cái đét ở ngay chỗ cắm nguồn điện AC, làm mình phải mua 1 dây ở ngoài chợ về dùng. Quá thất vọng với cách làm việc ở cửa hàng, nghĩ rằng mua ở Tiki thì chất lượng sản phẩm sẽ tốt hơn, nhưng chắc lần sau mua đồ công nghệ thì ra ngoài cửa hàng bên ngoài có lẽ chất lượng sẽ tốt hơn.</text:p>
            <text:p>1* quá thất vọng!</text:p>
          </table:table-cell>
        </table:table-row>
        <table:table-row table:style-name="ro3">
          <table:table-cell office:value-type="string" calcext:value-type="string">
            <text:p>width: 20%;</text:p>
          </table:table-cell>
          <table:table-cell office:value-type="string" calcext:value-type="string">
            <text:p>Mình kết nối qua bluetooth với đt và Laptop thì đang nghe nhạc nhưng lại có tình trạng mất kết nối dù pin vẫn còn đầy và đèn led đang chớp chớp, Phải bấm 2 lần nút nguồn hoặc phím + - để tua bài khác nó mới có tiếng. Tình trạng xảy ra liên tục rất là khó chịu.</text:p>
            <text:p/>
            <text:p>Tình huống này bên Tiki xử lý sao? Sản phẩm chỉ mới mua hồi 21h tối ngày 12/11.</text:p>
          </table:table-cell>
        </table:table-row>
        <table:table-row table:style-name="ro1">
          <table:table-cell office:value-type="string" calcext:value-type="string">
            <text:p>width: 20%;</text:p>
          </table:table-cell>
          <table:table-cell office:value-type="string" calcext:value-type="string">
            <text:p>Mình k đc giao khung đỡ điện thoại, giờ mình k biết lắp đt vào giá đỡ kiểu gì luôn. Tiki giải quyết sớm giúp mình với. Cảm ơn.</text:p>
          </table:table-cell>
        </table:table-row>
        <table:table-row table:style-name="ro5">
          <table:table-cell office:value-type="string" calcext:value-type="string">
            <text:p>width: 20%;</text:p>
          </table:table-cell>
          <table:table-cell office:value-type="string" calcext:value-type="string">
            <text:p>Mình ít khi nhận xét nhưng để mội người mua sau cẩn thận mình viết ít dòng:</text:p>
            <text:p>- Sản phẩm ổ cứng nhưng giao hàng không có gì bảo vệ, hay chống sốc.</text:p>
            <text:p>- ổ cứng không hoạt động thì hứa lần, hứa lượt thu hồi và kiểm tra cả tuần chưa có kết quả.</text:p>
            <text:p>Mọi người cẩn thận mình thấy tiki càng ngày càng tệ (Mình mua Tiki Trading).</text:p>
          </table:table-cell>
        </table:table-row>
        <table:table-row table:style-name="ro8">
          <table:table-cell office:value-type="string" calcext:value-type="string">
            <text:p>width: 20%;</text:p>
          </table:table-cell>
          <table:table-cell office:value-type="string" calcext:value-type="string">
            <text:p>Mình dùng rất nhiều camera: loại đầu thu, loại wifi cũng có. Camera wifi mình dùng nhiều loại như VR Cam, IPC 360, mỗi loại cũng tầm 5, 6 cái với giá chỉ tầm 350-700k nhưng xem rất tốt. Cả chất lượng hình ảnh, độ trễ cùng như cách sử dụng. </text:p>
            <text:p/>
            <text:p>Mình ko rành về kỹ thuật nhưng mình chưa bao giờ thấy cái camera nào như cái này. Vừa khó thiết lập ( mình mua 2 cái thì cả 2 mất cả 2 buổi mới xong), độ trễ hình ảnh thì rất tệ ( mình đi ra khỏi phòng rồi mà xem trực tiếp vẫn thấy ở trong phòng), chất lượng 3M mà xem còn thua những cái 1.3M của mình đang dùng. </text:p>
            <text:p/>
            <text:p>Về hỗ trợ của tiki thì cũng quá chậm và không giải quyết được vấn đề gì. Mình có gọi lên tổng đài nhờ hỗ trợ thì được hẹn là trong 24h00 mới xử lý, tầm 6 tiếng sau gọi lại cho mình hướng dẫn ( mình thua luôn đâu phải giờ nào mình cũng ngồi ở nhà và chờ cuộc gọi, mình cũng phải đi làm). Mấy bạn nói mình reset lại camera, thật tình mỗi lần thiết lập được nó khó đã rất khó rồi giờ reset nữa chắc cũng không biết có thiết lập được không nữa. Rồi mình cũng reset cả hai kết nối lại mất cả ngày 1/1, rồi mọi thứ như cũ: xem trễ, kết nối khó mặc dù nằm sát modem, trong khi các camera loại khác mình vẫn dùng bình thường tút trên lầu 3. </text:p>
            <text:p/>
            <text:p>Mình mua 2 bộ, mỗi bộ là gần 1.4 triệu bao gồm cả thẻ nhớ 128g nữa không lẽ giờ bỏ nó đi vì dùng xem ko được và trả hàng lại cũng không ( mấy bạn hỗ trợ báo là nằm trong danh mục không đổi trả) </text:p>
            <text:p/>
            <text:p>Mình khách thường xuyên mua tiki nhưng chắc có lẽ có chút thay đổi suy nghĩ một tí về việc có tiếp tục hay không nữa.</text:p>
            <text:p/>
            <text:p>Mới đầu năm ko ai muốn gay rắc rối cả nhưng mình ức chế quá nên đành viết đánh giá này. Hi vọng, Tiki xem lại chất lượng sp này cũng như thời gian hỗ trợ khách hàng.</text:p>
            <text:p/>
            <text:p>Cám ơn.</text:p>
          </table:table-cell>
        </table:table-row>
        <table:table-row table:style-name="ro1">
          <table:table-cell office:value-type="string" calcext:value-type="string">
            <text:p>width: 20%;</text:p>
          </table:table-cell>
          <table:table-cell office:value-type="string" calcext:value-type="string">
            <text:p>mình dùng mới hơn 1 năm mà đã bị hỏng! lúc nhận lúc không</text:p>
          </table:table-cell>
        </table:table-row>
        <table:table-row table:style-name="ro1">
          <table:table-cell office:value-type="string" calcext:value-type="string">
            <text:p>width: 20%;</text:p>
          </table:table-cell>
          <table:table-cell office:value-type="string" calcext:value-type="string">
            <text:p>mình dùng ít tầm 2 3 lần, sau đó sặc đầy nhưng k dùng được.</text:p>
          </table:table-cell>
        </table:table-row>
        <table:table-row table:style-name="ro1">
          <table:table-cell office:value-type="string" calcext:value-type="string">
            <text:p>width: 20%;</text:p>
          </table:table-cell>
          <table:table-cell office:value-type="string" calcext:value-type="string">
            <text:p>Mình dùng được vài lần là chân sạc bị lỏng không vào điện luôn, chất lg sản phẩm quá kém &gt;online k có gì tốt &gt;</text:p>
          </table:table-cell>
        </table:table-row>
        <table:table-row table:style-name="ro5">
          <table:table-cell office:value-type="string" calcext:value-type="string">
            <text:p>width: 20%;</text:p>
          </table:table-cell>
          <table:table-cell office:value-type="string" calcext:value-type="string">
            <text:p>Mình dùng cho Macbook pro 2017:</text:p>
            <text:p>1- kết nối với monitor qua cổng HDMI hình ảnh thỉnh thoảng bị nhiễu giựt giựt, trong khi trước đó dùng LG Gram kết nối với monitor dùng 2 năm k bị gì</text:p>
            <text:p>2- kết nối với bàn phím và chuột k dây qua cổng usb thì k ăn, lúc được lúc không, thử 2-3 bộ cũng vẫn xảy ra tình trạng tương tự thì mình nghĩ là do chất lượng đường truyền của bộ chuyển đổi này quá kém</text:p>
            <text:p>Mình mua bộ chuyển đổi này về để làm việc mà k dùng được, mình muốn trả lại hàng</text:p>
          </table:table-cell>
        </table:table-row>
        <table:table-row table:style-name="ro2">
          <table:table-cell office:value-type="string" calcext:value-type="string">
            <text:p>width: 20%;</text:p>
          </table:table-cell>
          <table:table-cell office:value-type="string" calcext:value-type="string">
            <text:p>Mình đặt mua USB này từ ngày từ ngày 24 /5 /2019. Thời gian giao hàng dự kiến ban đầu là 1/ 6 / 2019 ( mình đã cảm thấy khá chậm ). Đến ngày 1/ 6 /2019 mình nhận được thông báo là giao hàng chậm hơn 2 ngày tức ngày 3 / 6 / 2019. Hôm nay là 3 / 6 / 2019 mình vẫn chưa nhận được hàng, không nhận được bất cứ thông tin nào từ TiKi , mình xem vận đơn thì hàng vẫn chưa vận chuyển. Vậy thì ngày bao nhiêu mình nhận được vậy ?.</text:p>
            <text:p>Hiện tại , mình cảm thấy muốn hủy đơn hàng vì nhu cầu không còn nữa ! . Mong Tiki check lại giúp mình , và xem lại cách hoạt động kinh doanh bởi vì khi nhu cầu của người tiêu dùng sẽ giảm sút theo thời gian . Nếu còn tình trạng này chắc tạm biệt Tiki :)</text:p>
          </table:table-cell>
        </table:table-row>
        <table:table-row table:style-name="ro1">
          <table:table-cell office:value-type="string" calcext:value-type="string">
            <text:p>width: 20%;</text:p>
          </table:table-cell>
          <table:table-cell office:value-type="string" calcext:value-type="string">
            <text:p>Mình đặt mua sạc asus 19V-2.37A <text:s/>nhưng giao lại là 19-1,75 A nên k thể cắm vừa để sử dụng đã liên hệ đổi trả đang được hỗ trợ nhưng mình vẫn k hài lòng trước khi giao sản phẩm nhất là cho khách ở tỉnh lại k kiểm tra trước để phải đổi trả thật sự rất tốn thời gian và gây khó chịu cho khách</text:p>
          </table:table-cell>
        </table:table-row>
        <table:table-row table:style-name="ro2">
          <table:table-cell office:value-type="string" calcext:value-type="string">
            <text:p>width: 20%;</text:p>
          </table:table-cell>
          <table:table-cell office:value-type="string" calcext:value-type="string">
            <text:p>Mình đặt mua máy ngày 29/2 và đến ngày hôm nay, 2/3 mình nhận máy ảnh và kiểm tra thì máy đã được kích hoạt từ ngày 28/12/2019 rồi</text:p>
            <text:p>Nhờ Tiki kiểm tra và phản hồi lại</text:p>
          </table:table-cell>
        </table:table-row>
        <table:table-row table:style-name="ro1">
          <table:table-cell office:value-type="string" calcext:value-type="string">
            <text:p>width: 20%;</text:p>
          </table:table-cell>
          <table:table-cell office:value-type="string" calcext:value-type="string">
            <text:p>Mình đặt mua Cam này mà nhận dc lại là Cam khác. Mình định mở ra kiểm tra rồi mới trả tiền nhưng nắng nôi tội ng ship nên đã nhận luôn.Thay vì đổi trả mất thời gian. Mình sẽ dùng và tặng shop 1 ông sao.</text:p>
          </table:table-cell>
        </table:table-row>
        <table:table-row table:style-name="ro1">
          <table:table-cell office:value-type="string" calcext:value-type="string">
            <text:p>width: 20%;</text:p>
          </table:table-cell>
          <table:table-cell office:value-type="string" calcext:value-type="string">
            <text:p>Mình đặt mua 2 cái camera ip wifi ngoài trời Yoosee của nhà cung cấp CB STORE: https://tiki.vn/cua-hang/cb-store. Nhưng khi khui hàng thì lại làm 2 cái camera loại trong nhà. Tiki vui lòng làm việc với nhà cung cấp, làm ăn cẩu thả hay cố tình lừa dối khách hàng?</text:p>
          </table:table-cell>
        </table:table-row>
        <table:table-row table:style-name="ro2">
          <table:table-cell office:value-type="string" calcext:value-type="string">
            <text:p>width: 20%;</text:p>
          </table:table-cell>
          <table:table-cell office:value-type="string" calcext:value-type="string">
            <text:p>Mình đặt mua 10 chiếc nhưng chỉ có 6 chiếc đi kèm ốc vít, còn lại không có.</text:p>
            <text:p>Đế gắn có dấu hiệu bị han, 1 vài chiếc bị cong vênh. Hơi thất vọng với sản phẩm lần này của Tiki.</text:p>
          </table:table-cell>
        </table:table-row>
        <table:table-row table:style-name="ro1">
          <table:table-cell office:value-type="string" calcext:value-type="string">
            <text:p>width: 20%;</text:p>
          </table:table-cell>
          <table:table-cell office:value-type="string" calcext:value-type="string">
            <text:p>Mình đặt hàng ở chỗ này lúc đầu thì chân máy ảnh bị gãy chốt, thiếu remote, xong đổi trả, giao lần 2 vẫn thiếu remote bó tay.</text:p>
          </table:table-cell>
        </table:table-row>
        <table:table-row table:style-name="ro1">
          <table:table-cell office:value-type="string" calcext:value-type="string">
            <text:p>width: 20%;</text:p>
          </table:table-cell>
          <table:table-cell office:value-type="string" calcext:value-type="string">
            <text:p>Mình đặt hàng này bằng TikiNow nhưng gần 24 tiếng đồng hồ rồi vẫn chưa thấy giao.</text:p>
          </table:table-cell>
        </table:table-row>
        <table:table-row table:style-name="ro1">
          <table:table-cell office:value-type="string" calcext:value-type="string">
            <text:p>width: 20%;</text:p>
          </table:table-cell>
          <table:table-cell office:value-type="string" calcext:value-type="string">
            <text:p>Mình đặt brown nhưng shop lại giao cái blue, giá 2 sp này chênh nhau 50k, mong tiki xem xét hợp tác lại vs shop này, sẽ làm mất uy tín mà tiki đang xây dựng. Đây là lần đầu tiên mình thất vọng với hàng tiki giao.</text:p>
          </table:table-cell>
        </table:table-row>
        <table:table-row table:style-name="ro1">
          <table:table-cell office:value-type="string" calcext:value-type="string">
            <text:p>width: 20%;</text:p>
          </table:table-cell>
          <table:table-cell office:value-type="string" calcext:value-type="string">
            <text:p>Mình đặt brown nhưng shop lại giao cái blue, giá 2 sp này chênh nhau 50k, mong tiki xem xét hợp tác lại vs shop này, sẽ làm mất uy tín mà tiki đang xây dựng. Đây là lần đầu tiên mình thất vọng với hàng tiki giao.</text:p>
          </table:table-cell>
        </table:table-row>
        <table:table-row table:style-name="ro1">
          <table:table-cell office:value-type="string" calcext:value-type="string">
            <text:p>width: 20%;</text:p>
          </table:table-cell>
          <table:table-cell office:value-type="string" calcext:value-type="string">
            <text:p>Mình đặt 2 sp mà giao thiếu sạc với đế làm sao sd. Liên hệ thì bảo là</text:p>
          </table:table-cell>
        </table:table-row>
        <table:table-row table:style-name="ro1">
          <table:table-cell office:value-type="string" calcext:value-type="string">
            <text:p>width: 20%;</text:p>
          </table:table-cell>
          <table:table-cell office:value-type="string" calcext:value-type="string">
            <text:p>Mình đăng ký mua máy chụp hình mini màu hồng, đến lúc giao thì giao màu xanh. Trong khi giá màu xanh lại rẻ hơn màu hồng. Chưa bao giờ mình cảm thấy thất vọng như vầy, đây là lần đầu tiên mình thất vọng khi mua hàng trên Tiki. À, đặc biệt mình thấy có sự cẩu thả trong việc đóng gói sản phẩm, tờ thông tin sản phẩm rõ ràng là ghi sản phẩm màu hồng nhưng hàng thực tế lại màu xanh. Vì sản phẩm mình để ở công ty nên mai mình sẽ gởi hình lên Tiki xem nhe.</text:p>
          </table:table-cell>
        </table:table-row>
        <table:table-row table:style-name="ro1">
          <table:table-cell office:value-type="string" calcext:value-type="string">
            <text:p>width: 20%;</text:p>
          </table:table-cell>
          <table:table-cell office:value-type="string" calcext:value-type="string">
            <text:p>mình đã nhận sản phẩm nhưng nhà bán không cho hướng dẫn sử dụng, gọi hỗ trọ không được.</text:p>
          </table:table-cell>
        </table:table-row>
        <table:table-row table:style-name="ro1">
          <table:table-cell office:value-type="string" calcext:value-type="string">
            <text:p>width: 20%;</text:p>
          </table:table-cell>
          <table:table-cell office:value-type="string" calcext:value-type="string">
            <text:p>Mình đã nhận sản phẩm khui hộp ra thấy bàn phím bị cong</text:p>
          </table:table-cell>
        </table:table-row>
        <table:table-row table:style-name="ro1">
          <table:table-cell office:value-type="string" calcext:value-type="string">
            <text:p>width: 20%;</text:p>
          </table:table-cell>
          <table:table-cell office:value-type="string" calcext:value-type="string">
            <text:p>Mình đã nhận được hàng. Và khi khui ra hàng bị móp nghiêm trọng. Giờ phải như thế nào đây ah</text:p>
          </table:table-cell>
        </table:table-row>
        <table:table-row table:style-name="ro1">
          <table:table-cell office:value-type="string" calcext:value-type="string">
            <text:p>width: 20%;</text:p>
          </table:table-cell>
          <table:table-cell office:value-type="string" calcext:value-type="string">
            <text:p>Mình đã mua sản phẩm nhưng không có giấy hướng dẫn sử dụng không biết cách đổi mật khẩu như thế nào. yêu cầu được hỗ trợ.</text:p>
          </table:table-cell>
        </table:table-row>
        <table:table-row table:style-name="ro4">
          <table:table-cell office:value-type="string" calcext:value-type="string">
            <text:p>width: 20%;</text:p>
          </table:table-cell>
          <table:table-cell office:value-type="string" calcext:value-type="string">
            <text:p>Mình đã mua hàng rất nhiều ở cả tiki, shopee, lazada. Nhưng đây là lần trải nghiệm mua hàng tồi tệ nhất của mình. Sản phẩm mình nhận được giống như là đi nhặt về vậy.</text:p>
            <text:p>Thứ nhất nói về ngoại hình: nó cáu bẩn và ố vàng. Giống như đã sử dụng lâu năm.</text:p>
            <text:p>Bàn về chức năng sử dụng: các bộ phận gãy rời ra hết. Phần thân trên còn bị vỡ. Không thể cố định được điện thoại. Nói chung là không có một chút giá trị sử dụng gì cả.</text:p>
            <text:p>Bàn về việc mô tat sản phẩm có đúng mô tả hay không: thì có thể nhìn thấy đó, nó nằm gọn trong lòng bàn tay mình luôn. Chắc được 10cm.</text:p>
            <text:p>Mình không hiểu sao tiki có thể để những của hàng buôn gian bán lận sử dụng platform của mình để kinh doanh nữa. Thôi. Tóm gọn lại là SẢN PHẨM QUÁ LÀ LỞM.</text:p>
          </table:table-cell>
        </table:table-row>
        <table:table-row table:style-name="ro1">
          <table:table-cell office:value-type="string" calcext:value-type="string">
            <text:p>width: 20%;</text:p>
          </table:table-cell>
          <table:table-cell office:value-type="string" calcext:value-type="string">
            <text:p>Mình đã lựa chọn bộ này để ko phải mua bóng đèn riêng. Nhưng shop ship thiếu bóng đèn. Mong Tiki và Shop sẽ gửi bóng đèn cho mình, nếu ko mình sẽ hoàn lại hàng. Cảm ơn các bạn</text:p>
          </table:table-cell>
        </table:table-row>
        <table:table-row table:style-name="ro1">
          <table:table-cell office:value-type="string" calcext:value-type="string">
            <text:p>width: 20%;</text:p>
          </table:table-cell>
          <table:table-cell office:value-type="string" calcext:value-type="string">
            <text:p>mình đã đặt mua sản phẩm giao hàng thiếu camera sau giờ phải chờ đổi hàng rất mất time</text:p>
          </table:table-cell>
        </table:table-row>
        <table:table-row table:style-name="ro1">
          <table:table-cell office:value-type="string" calcext:value-type="string">
            <text:p>width: 20%;</text:p>
          </table:table-cell>
          <table:table-cell office:value-type="string" calcext:value-type="string">
            <text:p>minh da dac hang tren shop va cung da nhan hang roi.ma gio sac xong mo nguon ko len.con neu ghim san truc tiep thi mo nguon len dien.xin shop cho hoi ly do vi sao ak.sdt can tu van 0985450370</text:p>
          </table:table-cell>
        </table:table-row>
        <table:table-row table:style-name="ro1">
          <table:table-cell office:value-type="string" calcext:value-type="string">
            <text:p>width: 20%;</text:p>
          </table:table-cell>
          <table:table-cell office:value-type="string" calcext:value-type="string">
            <text:p>Mình đã bỏ ra thêm 32k để chọn tiki now vì đang khá cần thiết nhưng lúc nhận hàng thì lại gặp lỗi , một bên jack cắm bị gãy :) tất nhiên sẽ đổi trả nhưng cũng mất thời gian chứ :)) vậy thì xin hỏi mình phải bỏ ra 32k để giao nhanh trong ngày làm gì 🙂 rất thất vọng về tiki</text:p>
          </table:table-cell>
        </table:table-row>
        <table:table-row table:style-name="ro1">
          <table:table-cell office:value-type="string" calcext:value-type="string">
            <text:p>width: 20%;</text:p>
          </table:table-cell>
          <table:table-cell office:value-type="string" calcext:value-type="string">
            <text:p>Mình đã bấm nút scroll lock nhưng vẫn không có đèn, mình muốn bảo hành thì làm sao?</text:p>
          </table:table-cell>
        </table:table-row>
        <table:table-row table:style-name="ro1">
          <table:table-cell office:value-type="string" calcext:value-type="string">
            <text:p>width: 20%;</text:p>
          </table:table-cell>
          <table:table-cell office:value-type="string" calcext:value-type="string">
            <text:p>Minh cung mua camera tren Tiki ve minh cung thao tác giong chi dan van mai khong dc, khong bif sop giao hang co chat luong khong nua bun</text:p>
          </table:table-cell>
        </table:table-row>
        <table:table-row table:style-name="ro1">
          <table:table-cell office:value-type="string" calcext:value-type="string">
            <text:p>width: 20%;</text:p>
          </table:table-cell>
          <table:table-cell office:value-type="string" calcext:value-type="string">
            <text:p>Mình có thể đổi sản phẩm khác không, chấu cắm vô MacBook của mình ô hình k khớp 😅😅😅</text:p>
          </table:table-cell>
        </table:table-row>
        <table:table-row table:style-name="ro5">
          <table:table-cell office:value-type="string" calcext:value-type="string">
            <text:p>width: 20%;</text:p>
          </table:table-cell>
          <table:table-cell office:value-type="string" calcext:value-type="string">
            <text:p>Mình có order một sản phẩm này, trên web cũng như trong đơn hàng ghi sản 2 quạt, nhưng khi đơn hàng chuyển đến thành thành ra có 1 quạt.</text:p>
            <text:p/>
            <text:p>Khá thất vọng. Một lần và cũng là duy nhất không bao giờ lên Tiki để mua hàng online này.</text:p>
            <text:p>Phí mất mười mất phút cuộc đời làm việc vô bổ.</text:p>
          </table:table-cell>
        </table:table-row>
        <table:table-row table:style-name="ro1">
          <table:table-cell office:value-type="string" calcext:value-type="string">
            <text:p>width: 20%;</text:p>
          </table:table-cell>
          <table:table-cell office:value-type="string" calcext:value-type="string">
            <text:p>Mình có nhận hàng hôm nay nhưn mở ra kết nối kg đc. Và báo lỗi</text:p>
          </table:table-cell>
        </table:table-row>
        <table:table-row table:style-name="ro1">
          <table:table-cell office:value-type="string" calcext:value-type="string">
            <text:p>width: 20%;</text:p>
          </table:table-cell>
          <table:table-cell office:value-type="string" calcext:value-type="string">
            <text:p>Mình có mua một chuột glatten vào ngày 13/04/2020 nhận vào ngày 18/04/2020. Hộp bên ngoài lúc nhận là hãng Glatten nhưng lúc mở ra lại là chuột Forter mặc dù bên ngoài còn dán keo hộp. Nhiều lần mua hàng bên Tiki nhưng lần này quá thất vọng, mong bên Tiki giải quyết cho mình</text:p>
          </table:table-cell>
        </table:table-row>
        <table:table-row table:style-name="ro1">
          <table:table-cell office:value-type="string" calcext:value-type="string">
            <text:p>width: 20%;</text:p>
          </table:table-cell>
          <table:table-cell office:value-type="string" calcext:value-type="string">
            <text:p>Mình có mua 1 cái camera yosee hộp không có sạc k có giá treo lên tường chỉ có mỗi cái camera rồi mình xài như thế nào đây shop</text:p>
          </table:table-cell>
        </table:table-row>
        <table:table-row table:style-name="ro1">
          <table:table-cell office:value-type="string" calcext:value-type="string">
            <text:p>width: 20%;</text:p>
          </table:table-cell>
          <table:table-cell office:value-type="string" calcext:value-type="string">
            <text:p>Mình có đọc những lời nhận xét của các bạn đã mua bộ loa này. Thấy đa số là khen loa hay. Nhưng có 1 bạn nhận xét sau 10 ngày chờ đợi nhận được loa, nghe thử thì loa vệ tinh bị rè. Mình nghĩ chắc mình không xui như bạn đó nên quyết định mua. Mình đặt mua khoảng 17h ngày 7/9/2018, đến 21h40 cùng ngày nhận hàng. Hôm sau mở test thử thì 1 loa vệ tinh bị rè, mình email cho TIKI thì được nhân viên hướng dẫn đóng gói lại như cũ sẽ có nhân viên tới lấy về kiểm tra để đổi loa khác cho mình. Nhưng đến hôm nay mình đang viết những lời nhận xét này mà vẫn không có 1 nhân viên nào tới nhận loa. Trong khi đó mình gọi hotline 12 cuộc từ ngày 7/9 đến 14/9/2018 mỗi ngày trung bình 2 đến 3 cuộc để nói TIKI đổi loa nhưng mình chỉ nhận được lời hứa và lời xin lỗi của tổng đài: bên e sẽ có NV tới lấy, đang trên đường tới, bên e đã cử NV đi rồi...toàn là hứa và hẹn. Mình phải đi làm chứ đâu có ở nhà mà ngồi chờ NV tới nhận lại hàng. Đến ngày hôm nay là đúng 1 tuần, mua bộ loa chưa nghe đc hết 1phut mà phải đóng gói ngồi chờ. Mình không cần nhận lại tiền, chỉ cần giao đúng hàng và không bị lỗi. Đề nghị TIKI giải quyết trong ngày mai cho tôi! Tôi mua loa trả tiền chứ không phải đi xin, làm ơn đặt mình vào vị trí của người mua! Uy tín không mua được bằng tiền. Nếu làm được thì hãy nói với khách hàng, không được thì đừng hứa tào lao.</text:p>
          </table:table-cell>
        </table:table-row>
        <table:table-row table:style-name="ro1">
          <table:table-cell office:value-type="string" calcext:value-type="string">
            <text:p>width: 20%;</text:p>
          </table:table-cell>
          <table:table-cell office:value-type="string" calcext:value-type="string">
            <text:p>Mình có đặt mua sản phẩm này về nhưng test các ổ mình có thì phát hiện ra chỉ có nhận từ 2TB trở xuống, ổ 3TB 5TB của mình hoàn toàn không nhận. Trong khi mình gắn các ổ 3Tb 5Tb vào Box Lacie thì vẫn chạy bình thường. Đề nghị các bạn tiki test hàng trước khi quảng cáo, tránh nhầm lẫn cho KH.</text:p>
          </table:table-cell>
        </table:table-row>
        <table:table-row table:style-name="ro1">
          <table:table-cell office:value-type="string" calcext:value-type="string">
            <text:p>width: 20%;</text:p>
          </table:table-cell>
          <table:table-cell office:value-type="string" calcext:value-type="string">
            <text:p>Mình có đặt mua con chuột này.khi nhận hàng thì chuột k sử dụng được.phản hồi lên tiki thì có người đến thu hồi về kiểm tra,đến giờ thì đã 2 tháng cũng không thấy giao lại cho mình.</text:p>
          </table:table-cell>
        </table:table-row>
        <table:table-row table:style-name="ro1">
          <table:table-cell office:value-type="string" calcext:value-type="string">
            <text:p>width: 20%;</text:p>
          </table:table-cell>
          <table:table-cell office:value-type="string" calcext:value-type="string">
            <text:p>Mình chưa biết cách cài đăt</text:p>
          </table:table-cell>
        </table:table-row>
        <table:table-row table:style-name="ro1">
          <table:table-cell office:value-type="string" calcext:value-type="string">
            <text:p>width: 20%;</text:p>
          </table:table-cell>
          <table:table-cell office:value-type="string" calcext:value-type="string">
            <text:p>Mình chọn màu đen, lại giao mình màu xanh. Thật thất vọng</text:p>
          </table:table-cell>
        </table:table-row>
        <table:table-row table:style-name="ro2">
          <table:table-cell office:value-type="string" calcext:value-type="string">
            <text:p>width: 20%;</text:p>
          </table:table-cell>
          <table:table-cell office:value-type="string" calcext:value-type="string">
            <text:p>mình cần đổi hàng gấp, mua về mình sạc 3h và bấm nút nguồn khởi động không lên.</text:p>
            <text:p>Mình đợi gần 1 tiếng rồi vẫn không hiện màn hình???????</text:p>
          </table:table-cell>
        </table:table-row>
        <table:table-row table:style-name="ro1">
          <table:table-cell office:value-type="string" calcext:value-type="string">
            <text:p>width: 20%;</text:p>
          </table:table-cell>
          <table:table-cell office:value-type="string" calcext:value-type="string">
            <text:p>Mình cắm vào máy nhưng không nhận. Thử với nhiều máy rồi. tính đổi mà không biết liên hệ thế nào</text:p>
          </table:table-cell>
        </table:table-row>
        <table:table-row table:style-name="ro1">
          <table:table-cell office:value-type="string" calcext:value-type="string">
            <text:p>width: 20%;</text:p>
          </table:table-cell>
          <table:table-cell office:value-type="string" calcext:value-type="string">
            <text:p>mình cài đặt đến bước như hình ko đc mong đ trợ giúp</text:p>
          </table:table-cell>
        </table:table-row>
        <table:table-row table:style-name="ro1">
          <table:table-cell office:value-type="string" calcext:value-type="string">
            <text:p>width: 20%;</text:p>
          </table:table-cell>
          <table:table-cell office:value-type="string" calcext:value-type="string">
            <text:p>Mình bỏ thêm 20k để mua cái màu xanh cho bé trai và kết quả là nhận được cái màu hồng.</text:p>
          </table:table-cell>
        </table:table-row>
        <table:table-row table:style-name="ro2">
          <table:table-cell office:value-type="string" calcext:value-type="string">
            <text:p>width: 20%;</text:p>
          </table:table-cell>
          <table:table-cell office:value-type="string" calcext:value-type="string">
            <text:p>miêu tả là 85W nhưng gửi loại 60W</text:p>
            <text:p>đề nghị tiki đổi lại hàng</text:p>
          </table:table-cell>
        </table:table-row>
        <table:table-row table:style-name="ro1">
          <table:table-cell office:value-type="string" calcext:value-type="string">
            <text:p>width: 20%;</text:p>
          </table:table-cell>
          <table:table-cell office:value-type="string" calcext:value-type="string">
            <text:p>Miến dán trầy, to hơn cái watch của tôi mua 42mm mà giao 44mm</text:p>
          </table:table-cell>
        </table:table-row>
        <table:table-row table:style-name="ro1">
          <table:table-cell office:value-type="string" calcext:value-type="string">
            <text:p>width: 20%;</text:p>
          </table:table-cell>
          <table:table-cell office:value-type="string" calcext:value-type="string">
            <text:p>Micro quá nhỏ ko thể hát được lun . Mong shop xem lại ,mình muốn đổi loại khác .</text:p>
          </table:table-cell>
        </table:table-row>
        <table:table-row table:style-name="ro1">
          <table:table-cell office:value-type="string" calcext:value-type="string">
            <text:p>width: 20%;</text:p>
          </table:table-cell>
          <table:table-cell office:value-type="string" calcext:value-type="string">
            <text:p>Micro ko sử dụng đc. Cực kì tệ.</text:p>
          </table:table-cell>
        </table:table-row>
        <table:table-row table:style-name="ro1">
          <table:table-cell office:value-type="string" calcext:value-type="string">
            <text:p>width: 20%;</text:p>
          </table:table-cell>
          <table:table-cell office:value-type="string" calcext:value-type="string">
            <text:p>Micro dở quá, gắn vào laptop loa bị hú, không phải tốt như quảng cáo, mua bị lầm rồi</text:p>
          </table:table-cell>
        </table:table-row>
        <table:table-row table:style-name="ro1">
          <table:table-cell office:value-type="string" calcext:value-type="string">
            <text:p>width: 20%;</text:p>
          </table:table-cell>
          <table:table-cell office:value-type="string" calcext:value-type="string">
            <text:p>mic thu ncc <text:s/>nói to giọng bé tý <text:s/>thua mic boya m1 =&gt; không như mong đợi ! chán</text:p>
          </table:table-cell>
        </table:table-row>
        <table:table-row table:style-name="ro1">
          <table:table-cell office:value-type="string" calcext:value-type="string">
            <text:p>width: 20%;</text:p>
          </table:table-cell>
          <table:table-cell office:value-type="string" calcext:value-type="string">
            <text:p>mic rất rất kém, không thể nghe được âm thanh trong phòng.</text:p>
          </table:table-cell>
        </table:table-row>
        <table:table-row table:style-name="ro1">
          <table:table-cell office:value-type="string" calcext:value-type="string">
            <text:p>width: 20%;</text:p>
          </table:table-cell>
          <table:table-cell office:value-type="string" calcext:value-type="string">
            <text:p>Mic này thu tiếng ồn khá tốt, cách vài chục mét vẫn thu được tiếng người nói. Tôi muốn trả lại hàng.</text:p>
          </table:table-cell>
        </table:table-row>
        <table:table-row table:style-name="ro1">
          <table:table-cell office:value-type="string" calcext:value-type="string">
            <text:p>width: 20%;</text:p>
          </table:table-cell>
          <table:table-cell office:value-type="string" calcext:value-type="string">
            <text:p>Mic không sử dụng được trong Game, Gọi zalo thì ồn ồn nên ko nghe được.</text:p>
          </table:table-cell>
        </table:table-row>
        <table:table-row table:style-name="ro1">
          <table:table-cell office:value-type="string" calcext:value-type="string">
            <text:p>width: 20%;</text:p>
          </table:table-cell>
          <table:table-cell office:value-type="string" calcext:value-type="string">
            <text:p>Mic k dùng được</text:p>
          </table:table-cell>
        </table:table-row>
        <table:table-row table:style-name="ro1">
          <table:table-cell office:value-type="string" calcext:value-type="string">
            <text:p>width: 20%;</text:p>
          </table:table-cell>
          <table:table-cell office:value-type="string" calcext:value-type="string">
            <text:p>méo mó, mép dán ko đều, thậm chí còn có chỗ ko dán do cắt hụt, dây chun ko dùng đc, chót mua đành chịu thôi</text:p>
          </table:table-cell>
        </table:table-row>
        <table:table-row table:style-name="ro1">
          <table:table-cell office:value-type="string" calcext:value-type="string">
            <text:p>width: 20%;</text:p>
          </table:table-cell>
          <table:table-cell office:value-type="string" calcext:value-type="string">
            <text:p>máy thu không được, tạp âm quá nhiều. mong shop hỗ trợ lại cho mình.</text:p>
          </table:table-cell>
        </table:table-row>
        <table:table-row table:style-name="ro1">
          <table:table-cell office:value-type="string" calcext:value-type="string">
            <text:p>width: 20%;</text:p>
          </table:table-cell>
          <table:table-cell office:value-type="string" calcext:value-type="string">
            <text:p>Máy thì 3 tuần rồi vẫn chưa sử dụng nên chưa biết ra sao để đánh giá nhưng thất vọng về cách làm việc của Tiki. Định mua máy về để đi du lịch chụp mà cuối cùng phải dùng điện thoại. Có mỗi cái thẻ nhớ, thông báo là giao sau máy 1 tuần, thế mà gọi điện lên tổng đài bao lần vẫn chưa xong. Lần đầu gọi thì bảo bị hoãn hay gì đấy, may gọi lên mới báo giao hàng lại. Nói chung không tặng kèm thì thôi, báo để khách còn mua thẻ nhớ khác, chứ như này mua thêm bực vào người. Tiki nên xem lại!</text:p>
          </table:table-cell>
        </table:table-row>
        <table:table-row table:style-name="ro1">
          <table:table-cell office:value-type="string" calcext:value-type="string">
            <text:p>width: 20%;</text:p>
          </table:table-cell>
          <table:table-cell office:value-type="string" calcext:value-type="string">
            <text:p>máy nóng, sạc k vô pin, k có chế độ hỗ trợ giọng nói. nói chung nản lắm.</text:p>
          </table:table-cell>
        </table:table-row>
        <table:table-row table:style-name="ro1">
          <table:table-cell office:value-type="string" calcext:value-type="string">
            <text:p>width: 20%;</text:p>
          </table:table-cell>
          <table:table-cell office:value-type="string" calcext:value-type="string">
            <text:p>Mấy ngày đầu xài cũng được, nhưng chừng sau 1 tháng là hôm nay bắt đầu bị cái bệnh bánh xe chuột tự lăn trên màn hình. Cứ ở chỗ nào lăn được là nó tự động lăn sang trang phải, làm không thể dùng click trái phải được. Mình lăn ngược lại thì nó cũng lăn ngược lại đến hết trang thì thôi. Đúng là "RẺ"</text:p>
          </table:table-cell>
        </table:table-row>
        <table:table-row table:style-name="ro1">
          <table:table-cell office:value-type="string" calcext:value-type="string">
            <text:p>width: 20%;</text:p>
          </table:table-cell>
          <table:table-cell office:value-type="string" calcext:value-type="string">
            <text:p>mấy ngày đầu còn xài nhìn rõ. qua ngày thứ 4 k còn thấy hồng ngoại ban đêm. sản phẩm chán quá. xài được vài ngày đã hỏng vậy rồi. mua tốn tiền thật. tiki làm ăn thế này thì mất khách hết</text:p>
          </table:table-cell>
        </table:table-row>
        <table:table-row table:style-name="ro1">
          <table:table-cell office:value-type="string" calcext:value-type="string">
            <text:p>width: 20%;</text:p>
          </table:table-cell>
          <table:table-cell office:value-type="string" calcext:value-type="string">
            <text:p>máy mua về kết nối điện thoại ko có wi-fi, hơi buồn, đề nghị shop đổi lại máy khác</text:p>
          </table:table-cell>
        </table:table-row>
        <table:table-row table:style-name="ro1">
          <table:table-cell office:value-type="string" calcext:value-type="string">
            <text:p>width: 20%;</text:p>
          </table:table-cell>
          <table:table-cell office:value-type="string" calcext:value-type="string">
            <text:p>Máy mới mua về, không lên màn hình rõ chán. Sạc đầy pin thử lại vẫn không lên, gọi Tiki bảo hành thì báo chờ 48h. Chả hiểu Tiki và đối tác dạo này làm ăn kiểu gì nữa.</text:p>
          </table:table-cell>
        </table:table-row>
        <table:table-row table:style-name="ro9">
          <table:table-cell office:value-type="string" calcext:value-type="string">
            <text:p>width: 20%;</text:p>
          </table:table-cell>
          <table:table-cell office:value-type="string" calcext:value-type="string">
            <text:p>Máy móc ok.</text:p>
            <text:p>Ưu điểm: giao hàng nhanh (tất nhiên rồi 2h mà). Máy có dấu hiệu như hàng trưng bày.</text:p>
            <text:p>Máy đẹp, lens ok. Chụp đẹp.</text:p>
            <text:p/>
            <text:p>Nhược điểm: 1 sản phẩm máy ảnh mà thẻ nhớ lại gửi sau? Làm sao xài???</text:p>
            <text:p>Túi tặng kèm không giống như hình trong sản phẩm.</text:p>
            <text:p>Túi bị trầy và chất lượng gia công tệ.</text:p>
            <text:p/>
            <text:p>Không hài lòng túi và dịch vụ tiki!</text:p>
          </table:table-cell>
        </table:table-row>
        <table:table-row table:style-name="ro1">
          <table:table-cell office:value-type="string" calcext:value-type="string">
            <text:p>width: 20%;</text:p>
          </table:table-cell>
          <table:table-cell office:value-type="string" calcext:value-type="string">
            <text:p>Máy mở lên xài vài phút thì rất là nóng ,nóng hết body và phần tiếp xúc giữa len và body</text:p>
          </table:table-cell>
        </table:table-row>
        <table:table-row table:style-name="ro4">
          <table:table-cell office:value-type="string" calcext:value-type="string">
            <text:p>width: 20%;</text:p>
          </table:table-cell>
          <table:table-cell office:value-type="string" calcext:value-type="string">
            <text:p>Máy mình đặt mua của shop IT Chính Hãng. Tiki giao hàng nhanh trong 2h.</text:p>
            <text:p/>
            <text:p>Sau khi set up in thử thì thấy chất lượng bản in rất tệ: mờ, ko liền nét, mất nét, thua cả máy in phun HP rẻ tiền. Rất thất vọng.</text:p>
            <text:p/>
            <text:p>Đã báo Tiki kiểm tra, nếu Tiki báo không phải lỗi mà sản phẩm vốn vậy thì mình bye luôn không bao giờ mua hàng của Canon nữa.</text:p>
          </table:table-cell>
        </table:table-row>
        <table:table-row table:style-name="ro1">
          <table:table-cell office:value-type="string" calcext:value-type="string">
            <text:p>width: 20%;</text:p>
          </table:table-cell>
          <table:table-cell office:value-type="string" calcext:value-type="string">
            <text:p>Máy lag hơn</text:p>
          </table:table-cell>
        </table:table-row>
        <table:table-row table:style-name="ro1">
          <table:table-cell office:value-type="string" calcext:value-type="string">
            <text:p>width: 20%;</text:p>
          </table:table-cell>
          <table:table-cell office:value-type="string" calcext:value-type="string">
            <text:p>Máy ko bat duoc wifi trong nhà dù tat ca dt trong nhà deu bat duoc wifi , de ke cuc wifi van ko bat duoc, scan mã trong dt ko duoc báo la het thoi gian ket noi. That la that vong voi camera nay goi len de ho tro ki thuat thi doi het buoi toi van chua thay kt goi lai doi ngay mai xem kt cua tiki co goi lai ko? <text:s/>Minh lap may tu 6g tôi den 9g van chua thay kt lien lac voi minh, that su qua that vong camera nay. Chi cho 1 sao ve giao hang tiki thay giao som hon du ddinh ngay giao là thay nghi nghi roi dat tiki vao tôi cn thay app noi giao hàng vao t5 mà da giao vao t2 la thay nghi nghi roi . Co the may bi lôi nen giao som, that vong ve hàng tiki lan nay</text:p>
          </table:table-cell>
        </table:table-row>
        <table:table-row table:style-name="ro2">
          <table:table-cell office:value-type="string" calcext:value-type="string">
            <text:p>width: 20%;</text:p>
          </table:table-cell>
          <table:table-cell office:value-type="string" calcext:value-type="string">
            <text:p>máy không sử dụng được</text:p>
            <text:p> .</text:p>
          </table:table-cell>
        </table:table-row>
        <table:table-row table:style-name="ro1">
          <table:table-cell office:value-type="string" calcext:value-type="string">
            <text:p>width: 20%;</text:p>
          </table:table-cell>
          <table:table-cell office:value-type="string" calcext:value-type="string">
            <text:p>Máy không kết nối mạng, nút reset không hoạt động sau khi sử dụng một đêm.Máy dẫn còn nguồn nhưng nó đơ cứng nhấn <text:s/>nút reset như không</text:p>
          </table:table-cell>
        </table:table-row>
        <table:table-row table:style-name="ro3">
          <table:table-cell office:value-type="string" calcext:value-type="string">
            <text:p>width: 20%;</text:p>
          </table:table-cell>
          <table:table-cell office:value-type="string" calcext:value-type="string">
            <text:p>Máy không kèm dây cáp kết nối để truyền dữ liệu qua máy tính,</text:p>
            <text:p>Pin sạc rời khỏi máy gây bất tiện khi sử dụng</text:p>
            <text:p>Sao chép, cắt, xóa nội dụng trong máy khó</text:p>
          </table:table-cell>
        </table:table-row>
        <table:table-row table:style-name="ro1">
          <table:table-cell office:value-type="string" calcext:value-type="string">
            <text:p>width: 20%;</text:p>
          </table:table-cell>
          <table:table-cell office:value-type="string" calcext:value-type="string">
            <text:p>máy khó điều khiển, như không được nhạy lắm. mà vấn đề ở chỗ bay được 2 lần, mỗi lần được 2 phụt. rồi hư luôn. làn đầu nghỉ hết pin, xạc xong ra bay chưa được 2phut ngừng hoạt động hoàn toàn.</text:p>
          </table:table-cell>
        </table:table-row>
        <table:table-row table:style-name="ro1">
          <table:table-cell office:value-type="string" calcext:value-type="string">
            <text:p>width: 20%;</text:p>
          </table:table-cell>
          <table:table-cell office:value-type="string" calcext:value-type="string">
            <text:p>Máy in mình mới mua mà không lên nguồn. Tiki cho người xuống đổi máy cho mình nha</text:p>
          </table:table-cell>
        </table:table-row>
        <table:table-row table:style-name="ro1">
          <table:table-cell office:value-type="string" calcext:value-type="string">
            <text:p>width: 20%;</text:p>
          </table:table-cell>
          <table:table-cell office:value-type="string" calcext:value-type="string">
            <text:p>máy in k có bluetooth k sử dụng được xem hàng phát hiện k có bluetooth báo tiki trả hàng lại thì tiki k chấp nhận trả hàng nên kém chất lượng</text:p>
          </table:table-cell>
        </table:table-row>
        <table:table-row table:style-name="ro1">
          <table:table-cell office:value-type="string" calcext:value-type="string">
            <text:p>width: 20%;</text:p>
          </table:table-cell>
          <table:table-cell office:value-type="string" calcext:value-type="string">
            <text:p>Máy hoạt động không như những gì đã quảng cáo, chất lương rất kém</text:p>
          </table:table-cell>
        </table:table-row>
        <table:table-row table:style-name="ro1">
          <table:table-cell office:value-type="string" calcext:value-type="string">
            <text:p>width: 20%;</text:p>
          </table:table-cell>
          <table:table-cell office:value-type="string" calcext:value-type="string">
            <text:p>Máy hát hết pin mà kg co dây sạc làm sao sạc được xin Tiki trả lời dùm</text:p>
          </table:table-cell>
        </table:table-row>
        <table:table-row table:style-name="ro1">
          <table:table-cell office:value-type="string" calcext:value-type="string">
            <text:p>width: 20%;</text:p>
          </table:table-cell>
          <table:table-cell office:value-type="string" calcext:value-type="string">
            <text:p>Máy đang chạy tầm 1 tiếng thì tự tắt và mở không lên nữa</text:p>
          </table:table-cell>
        </table:table-row>
        <table:table-row table:style-name="ro1">
          <table:table-cell office:value-type="string" calcext:value-type="string">
            <text:p>width: 20%;</text:p>
          </table:table-cell>
          <table:table-cell office:value-type="string" calcext:value-type="string">
            <text:p>Máy của mình vẫn dùng bình thường. Phim đợt trước mình cũng toàn mua trên Tiki, cho đến khi mua phải pack này. 20 tấm đen cả 20. Có dòng chữ ghi 01/22/2020 không biết có phải do phim hết hạn không???</text:p>
          </table:table-cell>
        </table:table-row>
        <table:table-row table:style-name="ro1">
          <table:table-cell office:value-type="string" calcext:value-type="string">
            <text:p>width: 20%;</text:p>
          </table:table-cell>
          <table:table-cell office:value-type="string" calcext:value-type="string">
            <text:p>Máy bị lỗi ko tiếp nhận sóng được, tôi muốn đổi lại sản phẩm khác</text:p>
          </table:table-cell>
        </table:table-row>
        <table:table-row table:style-name="ro1">
          <table:table-cell office:value-type="string" calcext:value-type="string">
            <text:p>width: 20%;</text:p>
          </table:table-cell>
          <table:table-cell office:value-type="string" calcext:value-type="string">
            <text:p>máy bay này không bay được</text:p>
          </table:table-cell>
        </table:table-row>
        <table:table-row table:style-name="ro1">
          <table:table-cell office:value-type="string" calcext:value-type="string">
            <text:p>width: 20%;</text:p>
          </table:table-cell>
          <table:table-cell office:value-type="string" calcext:value-type="string">
            <text:p>Máy bay không nhào lộn 360độ được nhé bạn.ship hàng thì cũng tạm được</text:p>
          </table:table-cell>
        </table:table-row>
        <table:table-row table:style-name="ro1">
          <table:table-cell office:value-type="string" calcext:value-type="string">
            <text:p>width: 20%;</text:p>
          </table:table-cell>
          <table:table-cell office:value-type="string" calcext:value-type="string">
            <text:p>May bay khong dung yen <text:s/>cho minh choi</text:p>
          </table:table-cell>
        </table:table-row>
        <table:table-row table:style-name="ro1">
          <table:table-cell office:value-type="string" calcext:value-type="string">
            <text:p>width: 20%;</text:p>
          </table:table-cell>
          <table:table-cell office:value-type="string" calcext:value-type="string">
            <text:p>Mẫu mã và chất lượng không đúng như mô tả sản phẩm. Lừa dối khách hàng. Không trung thực trong kinh doanh</text:p>
          </table:table-cell>
        </table:table-row>
        <table:table-row table:style-name="ro1">
          <table:table-cell office:value-type="string" calcext:value-type="string">
            <text:p>width: 20%;</text:p>
          </table:table-cell>
          <table:table-cell office:value-type="string" calcext:value-type="string">
            <text:p>Mẫu mã đẹp, chất lượng không đúng, pin không được 10.000mah, sat iphone 6s chưa đủ Ping thi sat dự phòng da hết, shop xem xet lay sang pham đi nhé,tôi yếu cầu shop cha hoạt doi sáng phẩm cho tôi</text:p>
          </table:table-cell>
        </table:table-row>
        <table:table-row table:style-name="ro1">
          <table:table-cell office:value-type="string" calcext:value-type="string">
            <text:p>width: 20%;</text:p>
          </table:table-cell>
          <table:table-cell office:value-type="string" calcext:value-type="string">
            <text:p>Mất thời gian kết nối và tốn tiền mua thêm 1 cục wf kết quả ném cả 2 bực mình tồn tiền phí thời gian</text:p>
          </table:table-cell>
        </table:table-row>
        <table:table-row table:style-name="ro1">
          <table:table-cell office:value-type="string" calcext:value-type="string">
            <text:p>width: 20%;</text:p>
          </table:table-cell>
          <table:table-cell office:value-type="string" calcext:value-type="string">
            <text:p>mat kinh chay suot wa nhiu. <text:s/>giao hang cu. <text:s/>kg play hang moi</text:p>
          </table:table-cell>
        </table:table-row>
        <table:table-row table:style-name="ro1">
          <table:table-cell office:value-type="string" calcext:value-type="string">
            <text:p>width: 20%;</text:p>
          </table:table-cell>
          <table:table-cell office:value-type="string" calcext:value-type="string">
            <text:p>Mật khẩu camera ờ đâu shop</text:p>
          </table:table-cell>
        </table:table-row>
        <table:table-row table:style-name="ro1">
          <table:table-cell office:value-type="string" calcext:value-type="string">
            <text:p>width: 20%;</text:p>
          </table:table-cell>
          <table:table-cell office:value-type="string" calcext:value-type="string">
            <text:p>Mat hong ngoai quay dem khong ro, quay ngay thi khong sáng. Hang moi quay kém hon camera doi cu. Co hinh anh so sanh. Chế đo quay mau thi phai can anh sang moi su dung duoc. Cam thay khong hai long ve gioi thieu san pham</text:p>
          </table:table-cell>
        </table:table-row>
        <table:table-row table:style-name="ro1">
          <table:table-cell office:value-type="string" calcext:value-type="string">
            <text:p>width: 20%;</text:p>
          </table:table-cell>
          <table:table-cell office:value-type="string" calcext:value-type="string">
            <text:p>Mất hơn 2 tiếng kết nối không được trong khi trước kia đã sử dụng 1 cái và kết nối tốt, mua tại cửa hàng camera. Lần này chủ quan mua trên Tiki, thất vọng quá!</text:p>
          </table:table-cell>
        </table:table-row>
        <table:table-row table:style-name="ro1">
          <table:table-cell office:value-type="string" calcext:value-type="string">
            <text:p>width: 20%;</text:p>
          </table:table-cell>
          <table:table-cell office:value-type="string" calcext:value-type="string">
            <text:p>mang về dùng ko đc ạ</text:p>
          </table:table-cell>
        </table:table-row>
        <table:table-row table:style-name="ro5">
          <table:table-cell office:value-type="string" calcext:value-type="string">
            <text:p>width: 20%;</text:p>
          </table:table-cell>
          <table:table-cell office:value-type="string" calcext:value-type="string">
            <text:p>Mang tiếng hãng Benro mà chân máy ảnh quá tệ (cho dù với phân khúc thấp như thế này)</text:p>
            <text:p>Rãnh xoáy ốc của quick place quá nông, đầu núm vặn khó. Vì vậy dùng tay thì vặn ốc không chặt, còn dùng tuốc nơ vit hoặc đồng xu để vặn thì sợ trờn rãnh. </text:p>
            <text:p>Ở trên có bạn bảo lắp máy vào chân không chặt là RẤT ĐÚNG.</text:p>
            <text:p>TÔI MUỐN TRẢ HÀNG VÀ LẤY LẠI TIỀN</text:p>
          </table:table-cell>
        </table:table-row>
        <table:table-row table:style-name="ro1">
          <table:table-cell office:value-type="string" calcext:value-type="string">
            <text:p>width: 20%;</text:p>
          </table:table-cell>
          <table:table-cell office:value-type="string" calcext:value-type="string">
            <text:p>mang tiếng 3 râu nhưng thực chất chỉ một râu 2 cái còn lại chỉ để lừa tình thôi</text:p>
          </table:table-cell>
        </table:table-row>
        <table:table-row table:style-name="ro1">
          <table:table-cell office:value-type="string" calcext:value-type="string">
            <text:p>width: 20%;</text:p>
          </table:table-cell>
          <table:table-cell office:value-type="string" calcext:value-type="string">
            <text:p>màng hình thi lai có như bị trày sướt ,</text:p>
          </table:table-cell>
        </table:table-row>
        <table:table-row table:style-name="ro1">
          <table:table-cell office:value-type="string" calcext:value-type="string">
            <text:p>width: 20%;</text:p>
          </table:table-cell>
          <table:table-cell office:value-type="string" calcext:value-type="string">
            <text:p>Màn hình tối</text:p>
          </table:table-cell>
        </table:table-row>
        <table:table-row table:style-name="ro3">
          <table:table-cell office:value-type="string" calcext:value-type="string">
            <text:p>width: 20%;</text:p>
          </table:table-cell>
          <table:table-cell office:value-type="string" calcext:value-type="string">
            <text:p>Màn hình thiếu nhiều chức năng .</text:p>
            <text:p>Cảnh báo làn. Tốc độ ko có như quãng cáo</text:p>
            <text:p>Chống chói gì mà ngược sáng thấy mất hình luôn.</text:p>
          </table:table-cell>
        </table:table-row>
        <table:table-row table:style-name="ro1">
          <table:table-cell office:value-type="string" calcext:value-type="string">
            <text:p>width: 20%;</text:p>
          </table:table-cell>
          <table:table-cell office:value-type="string" calcext:value-type="string">
            <text:p>màn hình nhỏ siu, ban đêm ko thấy gì, mua phí tiền.</text:p>
          </table:table-cell>
        </table:table-row>
        <table:table-row table:style-name="ro1">
          <table:table-cell office:value-type="string" calcext:value-type="string">
            <text:p>width: 20%;</text:p>
          </table:table-cell>
          <table:table-cell office:value-type="string" calcext:value-type="string">
            <text:p>Màn hình mình mới mua về mở lên đã bị lỗi như hình + khoản giao hàng cực chậm trễ có 1 cái màn hình mà phải mất tận 1 tuần mới giao đến nơi. Nếu đổi lại hàng chắc phải đợi 1 tuần nữa mới hoàn được tiền</text:p>
          </table:table-cell>
        </table:table-row>
        <table:table-row table:style-name="ro1">
          <table:table-cell office:value-type="string" calcext:value-type="string">
            <text:p>width: 20%;</text:p>
          </table:table-cell>
          <table:table-cell office:value-type="string" calcext:value-type="string">
            <text:p>Màn hình bi xước may cu ko toi</text:p>
          </table:table-cell>
        </table:table-row>
        <table:table-row table:style-name="ro1">
          <table:table-cell office:value-type="string" calcext:value-type="string">
            <text:p>width: 20%;</text:p>
          </table:table-cell>
          <table:table-cell office:value-type="string" calcext:value-type="string">
            <text:p>Màn hình bị điểm chết. Vừa mua chưa đc 1 tuần. Muốn trả hàng lại phải làm như nào?</text:p>
          </table:table-cell>
        </table:table-row>
        <table:table-row table:style-name="ro1">
          <table:table-cell office:value-type="string" calcext:value-type="string">
            <text:p>width: 20%;</text:p>
          </table:table-cell>
          <table:table-cell office:value-type="string" calcext:value-type="string">
            <text:p>Màn hình ám vàng, hỗ trợ thiếu đồng bộ thu hồi sản phẩm chậm trễ!</text:p>
          </table:table-cell>
        </table:table-row>
        <table:table-row table:style-name="ro2">
          <table:table-cell office:value-type="string" calcext:value-type="string">
            <text:p>width: 20%;</text:p>
          </table:table-cell>
          <table:table-cell office:value-type="string" calcext:value-type="string">
            <text:p>Mặc dù tiki ghi là trả góp 12 tháng 0% lãi suất với thẻ tín dụng, nhưng dường như đã cố tình quên rằng trả góp chỉ áp dụng với những đơn hàng có MỘT sản phẩm &gt;3.000.000đ. Trong trường hợp này tiki cố tình thêm hàng khuyến mãi là tai nghe bluetooth nhằm làm khách hàng không thỏa mãn điều kiện trả góp từ phía ngân hàng, và cũng không cho lựa chọn KHÔNG lấy quà tặng. </text:p>
            <text:p>Tuy nhiên vẫn charge thẻ bình thường. Cảm thấy rất không hài lòng với sự lừa đảo này.</text:p>
          </table:table-cell>
        </table:table-row>
        <table:table-row table:style-name="ro1">
          <table:table-cell office:value-type="string" calcext:value-type="string">
            <text:p>width: 20%;</text:p>
          </table:table-cell>
          <table:table-cell office:value-type="string" calcext:value-type="string">
            <text:p>mặc dù máy mới mua nhưng hạn bảo hành chỉ còn 9 tháng. Tiki có thể giải thích dùm ?</text:p>
          </table:table-cell>
        </table:table-row>
        <table:table-row table:style-name="ro1">
          <table:table-cell office:value-type="string" calcext:value-type="string">
            <text:p>width: 20%;</text:p>
          </table:table-cell>
          <table:table-cell office:value-type="string" calcext:value-type="string">
            <text:p>Mặc dù đã tham khảo kỹ rồi, nhưng rất thất vọng vì 1 bên loa không phát âm thanh, mong bên mình giải quyết !</text:p>
          </table:table-cell>
        </table:table-row>
        <table:table-row table:style-name="ro2">
          <table:table-cell office:value-type="string" calcext:value-type="string">
            <text:p>width: 20%;</text:p>
          </table:table-cell>
          <table:table-cell office:value-type="string" calcext:value-type="string">
            <text:p>M đặt mua thêm</text:p>
            <text:p>Fiim mà sao shop giao thiếu cho mình nhỉ giờ m phải liên lạc với shop ntn</text:p>
          </table:table-cell>
        </table:table-row>
        <table:table-row table:style-name="ro1">
          <table:table-cell office:value-type="string" calcext:value-type="string">
            <text:p>width: 20%;</text:p>
          </table:table-cell>
          <table:table-cell office:value-type="string" calcext:value-type="string">
            <text:p>Lúc tôi đặt hàng có báo xuất hoá đơn VAT, nhưng cho đến nay vẫn không nhận đươc</text:p>
          </table:table-cell>
        </table:table-row>
        <table:table-row table:style-name="ro1">
          <table:table-cell office:value-type="string" calcext:value-type="string">
            <text:p>width: 20%;</text:p>
          </table:table-cell>
          <table:table-cell office:value-type="string" calcext:value-type="string">
            <text:p>Lúc mở hộp ra thì là sản phẩm cũ đã qua sử dụng!</text:p>
          </table:table-cell>
        </table:table-row>
        <table:table-row table:style-name="ro1">
          <table:table-cell office:value-type="string" calcext:value-type="string">
            <text:p>width: 20%;</text:p>
          </table:table-cell>
          <table:table-cell office:value-type="string" calcext:value-type="string">
            <text:p>Lúc mình cắm điện vào để kết nối. Camera không phát âm thanh khởi động như hướng dẫn. Dò tìm bluetooth trên app Mi home không thấy. Mình có thể đổi trả sản phẩm này không?</text:p>
          </table:table-cell>
        </table:table-row>
        <table:table-row table:style-name="ro1">
          <table:table-cell office:value-type="string" calcext:value-type="string">
            <text:p>width: 20%;</text:p>
          </table:table-cell>
          <table:table-cell office:value-type="string" calcext:value-type="string">
            <text:p>Lúc giao sản phẩm đã là sản phẩm củ. mình sài hơn 1 tần là bị bad. giao tiki bảo hành đã 3 tuần mà chưa thấy trả lại</text:p>
          </table:table-cell>
        </table:table-row>
        <table:table-row table:style-name="ro1">
          <table:table-cell office:value-type="string" calcext:value-type="string">
            <text:p>width: 20%;</text:p>
          </table:table-cell>
          <table:table-cell office:value-type="string" calcext:value-type="string">
            <text:p>lúc đầu về kết nối được sau reset lại kết nối không được !</text:p>
          </table:table-cell>
        </table:table-row>
        <table:table-row table:style-name="ro1">
          <table:table-cell office:value-type="string" calcext:value-type="string">
            <text:p>width: 20%;</text:p>
          </table:table-cell>
          <table:table-cell office:value-type="string" calcext:value-type="string">
            <text:p>lúc đặt sản phẩm mình thấy có tặng kèm 1 hộp film 10 tấm..nhưng khi nhận thì lại k thấy đâu..cảm thấy thất vọng</text:p>
          </table:table-cell>
        </table:table-row>
        <table:table-row table:style-name="ro2">
          <table:table-cell office:value-type="string" calcext:value-type="string">
            <text:p>width: 20%;</text:p>
          </table:table-cell>
          <table:table-cell office:value-type="string" calcext:value-type="string">
            <text:p>lúc đặt hàng thì thời gian gian hàng là ngày hôm sau, đặt xong ngày hôm sau vô coi lại thì 4 ngày sau mới giao.</text:p>
            <text:p>bộ sản phẩm bao gồm cả dung dịch vệ sinh mà giao mỗi cái lọ không không có dd</text:p>
          </table:table-cell>
        </table:table-row>
        <table:table-row table:style-name="ro1">
          <table:table-cell office:value-type="string" calcext:value-type="string">
            <text:p>width: 20%;</text:p>
          </table:table-cell>
          <table:table-cell office:value-type="string" calcext:value-type="string">
            <text:p>lúc chạy lúc k quạt quay nó kêu ầm ầm mong tiki xem xét lại cửa hàng</text:p>
          </table:table-cell>
        </table:table-row>
        <table:table-row table:style-name="ro1">
          <table:table-cell office:value-type="string" calcext:value-type="string">
            <text:p>width: 20%;</text:p>
          </table:table-cell>
          <table:table-cell office:value-type="string" calcext:value-type="string">
            <text:p>lừa đảo. gửi sim bị khoá qua không xài được</text:p>
          </table:table-cell>
        </table:table-row>
        <table:table-row table:style-name="ro1">
          <table:table-cell office:value-type="string" calcext:value-type="string">
            <text:p>width: 20%;</text:p>
          </table:table-cell>
          <table:table-cell office:value-type="string" calcext:value-type="string">
            <text:p>Lừa đảo. Đánh tráo hàng. Đặt camera hành trình nhưng lại giao cam mihome hỏng. Đang chờ tiki phản hồi.</text:p>
          </table:table-cell>
        </table:table-row>
        <table:table-row table:style-name="ro1">
          <table:table-cell office:value-type="string" calcext:value-type="string">
            <text:p>width: 20%;</text:p>
          </table:table-cell>
          <table:table-cell office:value-type="string" calcext:value-type="string">
            <text:p>lừa đảo, không có khe the nho, ko ket noi đc voi wifi, yeu cau đoi hang ngay lap tuc</text:p>
          </table:table-cell>
        </table:table-row>
        <table:table-row table:style-name="ro1">
          <table:table-cell office:value-type="string" calcext:value-type="string">
            <text:p>width: 20%;</text:p>
          </table:table-cell>
          <table:table-cell office:value-type="string" calcext:value-type="string">
            <text:p>Lừa đảo, camera không có đàm thoại 2 chiều mà quảng cáo có, yêu cầu không quảng cáo sai sự thật, gây thất vọng người mua, người ta cần đàm thoại 2 chiều</text:p>
          </table:table-cell>
        </table:table-row>
        <table:table-row table:style-name="ro1">
          <table:table-cell office:value-type="string" calcext:value-type="string">
            <text:p>width: 20%;</text:p>
          </table:table-cell>
          <table:table-cell office:value-type="string" calcext:value-type="string">
            <text:p>Lỗi pin, ko lưu ngày tháng. Ko lưu tuỳ chỉnh các chế độ.</text:p>
          </table:table-cell>
        </table:table-row>
        <table:table-row table:style-name="ro1">
          <table:table-cell office:value-type="string" calcext:value-type="string">
            <text:p>width: 20%;</text:p>
          </table:table-cell>
          <table:table-cell office:value-type="string" calcext:value-type="string">
            <text:p>lỗi không nhận thẻ nhớ và đổi trả mà chờ 15 ngày rồi chưa có hàng mới, gọi lên tổng đài thì bảo 1 tuần sau mới nhận được, tính ra từ khi đặt hàng đến khi nhận hàng là một tháng, tiki nên cải thiện lại dịch vụ, nếu ko sẽ ko khá lên nổi</text:p>
          </table:table-cell>
        </table:table-row>
        <table:table-row table:style-name="ro1">
          <table:table-cell office:value-type="string" calcext:value-type="string">
            <text:p>width: 20%;</text:p>
          </table:table-cell>
          <table:table-cell office:value-type="string" calcext:value-type="string">
            <text:p>Lỗi Không kết nối được. Cần hỗ trợ !</text:p>
          </table:table-cell>
        </table:table-row>
        <table:table-row table:style-name="ro1">
          <table:table-cell office:value-type="string" calcext:value-type="string">
            <text:p>width: 20%;</text:p>
          </table:table-cell>
          <table:table-cell office:value-type="string" calcext:value-type="string">
            <text:p>Lỗi kết nối, mặc dù khởi động lại nhiều lần vẫn không kết nối lại được. Cần hướng dẫn bảo hành.</text:p>
          </table:table-cell>
        </table:table-row>
        <table:table-row table:style-name="ro1">
          <table:table-cell office:value-type="string" calcext:value-type="string">
            <text:p>width: 20%;</text:p>
          </table:table-cell>
          <table:table-cell office:value-type="string" calcext:value-type="string">
            <text:p>lỗi kết nối với điện thoại, phải load lại rất nhiều lần mới kết nối xem được hình ảnh</text:p>
          </table:table-cell>
        </table:table-row>
        <table:table-row table:style-name="ro1">
          <table:table-cell office:value-type="string" calcext:value-type="string">
            <text:p>width: 20%;</text:p>
          </table:table-cell>
          <table:table-cell office:value-type="string" calcext:value-type="string">
            <text:p>Lỗi đổi 2 lần, mất thời gian</text:p>
          </table:table-cell>
        </table:table-row>
        <table:table-row table:style-name="ro1">
          <table:table-cell office:value-type="string" calcext:value-type="string">
            <text:p>width: 20%;</text:p>
          </table:table-cell>
          <table:table-cell office:value-type="string" calcext:value-type="string">
            <text:p>lỗi bật chuyển động lên thì đc tầm 1h đồng hồ là cam tự động cụp xuống đất</text:p>
          </table:table-cell>
        </table:table-row>
        <table:table-row table:style-name="ro1">
          <table:table-cell office:value-type="string" calcext:value-type="string">
            <text:p>width: 20%;</text:p>
          </table:table-cell>
          <table:table-cell office:value-type="string" calcext:value-type="string">
            <text:p>loại này <text:s/>trên <text:s/>thị trường <text:s/>bo lâu <text:s/>rồi <text:s/>phần <text:s/>app <text:s/>trên <text:s/>ứng dụng <text:s/>không <text:s/>có</text:p>
          </table:table-cell>
        </table:table-row>
        <table:table-row table:style-name="ro1">
          <table:table-cell office:value-type="string" calcext:value-type="string">
            <text:p>width: 20%;</text:p>
          </table:table-cell>
          <table:table-cell office:value-type="string" calcext:value-type="string">
            <text:p>loại cam này dỡ quá mới dùng được hơn tuần đã hõng</text:p>
          </table:table-cell>
        </table:table-row>
        <table:table-row table:style-name="ro1">
          <table:table-cell office:value-type="string" calcext:value-type="string">
            <text:p>width: 20%;</text:p>
          </table:table-cell>
          <table:table-cell office:value-type="string" calcext:value-type="string">
            <text:p>Loa về sạc vào nhưng không tích điện . Tháo ổ sạc thì chỉ dùng được 30p thì báo hết pin</text:p>
          </table:table-cell>
        </table:table-row>
        <table:table-row table:style-name="ro1">
          <table:table-cell office:value-type="string" calcext:value-type="string">
            <text:p>width: 20%;</text:p>
          </table:table-cell>
          <table:table-cell office:value-type="string" calcext:value-type="string">
            <text:p>loa rè. ko nghe rõ tiếng. ko dùng được</text:p>
          </table:table-cell>
        </table:table-row>
        <table:table-row table:style-name="ro1">
          <table:table-cell office:value-type="string" calcext:value-type="string">
            <text:p>width: 20%;</text:p>
          </table:table-cell>
          <table:table-cell office:value-type="string" calcext:value-type="string">
            <text:p>Loa rè lắm . Nghe nhỏ cũng rè . Mong shop xem lại</text:p>
          </table:table-cell>
        </table:table-row>
        <table:table-row table:style-name="ro1">
          <table:table-cell office:value-type="string" calcext:value-type="string">
            <text:p>width: 20%;</text:p>
          </table:table-cell>
          <table:table-cell office:value-type="string" calcext:value-type="string">
            <text:p>Loa rất rè, không êm. Sản phẩm giao bị hở khớp, mình đã cố gắn đẩy vào nhưng chỉ được đến đó. Thất vọng nhé.</text:p>
          </table:table-cell>
        </table:table-row>
        <table:table-row table:style-name="ro1">
          <table:table-cell office:value-type="string" calcext:value-type="string">
            <text:p>width: 20%;</text:p>
          </table:table-cell>
          <table:table-cell office:value-type="string" calcext:value-type="string">
            <text:p>Loa quá rè</text:p>
          </table:table-cell>
        </table:table-row>
        <table:table-row table:style-name="ro1">
          <table:table-cell office:value-type="string" calcext:value-type="string">
            <text:p>width: 20%;</text:p>
          </table:table-cell>
          <table:table-cell office:value-type="string" calcext:value-type="string">
            <text:p>Loa P88 mới mua không rõ do micro hay do loa mà hát không lên tiếng. Mặc dù đã cắm mic và điều chỉnh âm lượng mic hết cỡ rồi vẫn không được</text:p>
          </table:table-cell>
        </table:table-row>
        <table:table-row table:style-name="ro1">
          <table:table-cell office:value-type="string" calcext:value-type="string">
            <text:p>width: 20%;</text:p>
          </table:table-cell>
          <table:table-cell office:value-type="string" calcext:value-type="string">
            <text:p>Loa nghe to ok nhưng Xài dc cỡ 10 ngày tự nhiên xạc pin ko vô nữa. Có ai giải thích giúp tôi ko?</text:p>
          </table:table-cell>
        </table:table-row>
        <table:table-row table:style-name="ro1">
          <table:table-cell office:value-type="string" calcext:value-type="string">
            <text:p>width: 20%;</text:p>
          </table:table-cell>
          <table:table-cell office:value-type="string" calcext:value-type="string">
            <text:p>loa nghe bình thường, không có gì nổi bật giá lại cao. thất vọng</text:p>
          </table:table-cell>
        </table:table-row>
        <table:table-row table:style-name="ro1">
          <table:table-cell office:value-type="string" calcext:value-type="string">
            <text:p>width: 20%;</text:p>
          </table:table-cell>
          <table:table-cell office:value-type="string" calcext:value-type="string">
            <text:p>loa muốn bảo hành ntn ạ. nghe đk 2 bữa đứt 2 loa nhỏ. em muốn bảo hành thì ntn</text:p>
          </table:table-cell>
        </table:table-row>
        <table:table-row table:style-name="ro1">
          <table:table-cell office:value-type="string" calcext:value-type="string">
            <text:p>width: 20%;</text:p>
          </table:table-cell>
          <table:table-cell office:value-type="string" calcext:value-type="string">
            <text:p>Loa mua về bị hỏng không nghe được nhé. Giờ phải đổi trả như nào ạ. Chán thật chứ</text:p>
          </table:table-cell>
        </table:table-row>
        <table:table-row table:style-name="ro1">
          <table:table-cell office:value-type="string" calcext:value-type="string">
            <text:p>width: 20%;</text:p>
          </table:table-cell>
          <table:table-cell office:value-type="string" calcext:value-type="string">
            <text:p>loa mới, âm bass vừa đủ. chất âm kém so với giá thành. pin nghe hai tiếng thì hết.</text:p>
          </table:table-cell>
        </table:table-row>
        <table:table-row table:style-name="ro1">
          <table:table-cell office:value-type="string" calcext:value-type="string">
            <text:p>width: 20%;</text:p>
          </table:table-cell>
          <table:table-cell office:value-type="string" calcext:value-type="string">
            <text:p>loa khong co micro, rat khong hai long</text:p>
          </table:table-cell>
        </table:table-row>
        <table:table-row table:style-name="ro1">
          <table:table-cell office:value-type="string" calcext:value-type="string">
            <text:p>width: 20%;</text:p>
          </table:table-cell>
          <table:table-cell office:value-type="string" calcext:value-type="string">
            <text:p>loa giao sai màu (chọn màu đen nhám thì giao màu đỏ), không có móc treo như trong hình mô tả. Và hơn hết là loa khi về đến nơi sau khi đã sạc gần 4 giờ nhưng vẫn không sài được, đèn LED chuyển từ đỏ sang xanh rồi nhưng kết nối bluetooth với điện thoại được nhưng không phát ra tí âm thanh nào, đã thử nhiều điện thoại khác nhau nhưng không nghe được gì cả. Tôi đã nhấn và giữ nút tăng âm lượng rất lâu nhưng vẫn không thể nghe thấy gì luôn!</text:p>
          </table:table-cell>
        </table:table-row>
        <table:table-row table:style-name="ro1">
          <table:table-cell office:value-type="string" calcext:value-type="string">
            <text:p>width: 20%;</text:p>
          </table:table-cell>
          <table:table-cell office:value-type="string" calcext:value-type="string">
            <text:p>Loa giao không hát được. Loa giao không đúng màu, đã vậy tôi không thể hát được. Dù đã thử mọi cách, qua Bluetooth, dây cáp( có trong hộp), bằng thẻ nhớ đều không hát được. Rất mong tiki có thể thu hồi và đền bù.</text:p>
          </table:table-cell>
        </table:table-row>
        <table:table-row table:style-name="ro1">
          <table:table-cell office:value-type="string" calcext:value-type="string">
            <text:p>width: 20%;</text:p>
          </table:table-cell>
          <table:table-cell office:value-type="string" calcext:value-type="string">
            <text:p>loa có tiếng tách tách khó chịu do giác cắm của loa chính</text:p>
          </table:table-cell>
        </table:table-row>
        <table:table-row table:style-name="ro1">
          <table:table-cell office:value-type="string" calcext:value-type="string">
            <text:p>width: 20%;</text:p>
          </table:table-cell>
          <table:table-cell office:value-type="string" calcext:value-type="string">
            <text:p>Loa cắm sạc mãi pin k vào, kết nối với đt k tốt, k biết làm cách nào sạc pin đc</text:p>
          </table:table-cell>
        </table:table-row>
        <table:table-row table:style-name="ro1">
          <table:table-cell office:value-type="string" calcext:value-type="string">
            <text:p>width: 20%;</text:p>
          </table:table-cell>
          <table:table-cell office:value-type="string" calcext:value-type="string">
            <text:p>Loa cái âm nhỏ, tiếng bùng. Loa vệ tinh có tiếng như nước sôi lẫn âm thanh. Đề nghị Tiki đổi trả sản phẩm.</text:p>
          </table:table-cell>
        </table:table-row>
        <table:table-row table:style-name="ro1">
          <table:table-cell office:value-type="string" calcext:value-type="string">
            <text:p>width: 20%;</text:p>
          </table:table-cell>
          <table:table-cell office:value-type="string" calcext:value-type="string">
            <text:p>loa bị rè bạn ơi</text:p>
          </table:table-cell>
        </table:table-row>
        <table:table-row table:style-name="ro1">
          <table:table-cell office:value-type="string" calcext:value-type="string">
            <text:p>width: 20%;</text:p>
          </table:table-cell>
          <table:table-cell office:value-type="string" calcext:value-type="string">
            <text:p>Loa <text:s/>xạc không vào điện gì cả lý do là tại sao có được gửi trả hoặc đổi không</text:p>
          </table:table-cell>
        </table:table-row>
        <table:table-row table:style-name="ro1">
          <table:table-cell office:value-type="string" calcext:value-type="string">
            <text:p>width: 20%;</text:p>
          </table:table-cell>
          <table:table-cell office:value-type="string" calcext:value-type="string">
            <text:p>lọ xịt không có một giọt dd vệ sinh nào!!!</text:p>
          </table:table-cell>
        </table:table-row>
        <table:table-row table:style-name="ro1">
          <table:table-cell office:value-type="string" calcext:value-type="string">
            <text:p>width: 20%;</text:p>
          </table:table-cell>
          <table:table-cell office:value-type="string" calcext:value-type="string">
            <text:p>Liên hệ với tôi nhé. Máy bay ko tìm thấy chỗ để sạc pin.</text:p>
          </table:table-cell>
        </table:table-row>
        <table:table-row table:style-name="ro3">
          <table:table-cell office:value-type="string" calcext:value-type="string">
            <text:p>width: 20%;</text:p>
          </table:table-cell>
          <table:table-cell office:value-type="string" calcext:value-type="string">
            <text:p>led 7 màu mà có mỗi màu xanh lam</text:p>
            <text:p>tuy nhiên không khớp cho lắm </text:p>
            <text:p>nam châm hơi yếu xíu cũng xài tạm🙂</text:p>
          </table:table-cell>
        </table:table-row>
        <table:table-row table:style-name="ro3">
          <table:table-cell office:value-type="string" calcext:value-type="string">
            <text:p>width: 20%;</text:p>
          </table:table-cell>
          <table:table-cell office:value-type="string" calcext:value-type="string">
            <text:p>led 7 màu mà có mỗi màu xanh lam</text:p>
            <text:p>tuy nhiên không khớp cho lắm </text:p>
            <text:p>nam châm hơi yếu xíu cũng xài tạm🙂</text:p>
          </table:table-cell>
        </table:table-row>
        <table:table-row table:style-name="ro1">
          <table:table-cell office:value-type="string" calcext:value-type="string">
            <text:p>width: 20%;</text:p>
          </table:table-cell>
          <table:table-cell office:value-type="string" calcext:value-type="string">
            <text:p>lạy thánh ko đúng sản phẩm. màn hình trước thì dài quá. Camera thì lại thiếu</text:p>
          </table:table-cell>
        </table:table-row>
        <table:table-row table:style-name="ro1">
          <table:table-cell office:value-type="string" calcext:value-type="string">
            <text:p>width: 20%;</text:p>
          </table:table-cell>
          <table:table-cell office:value-type="string" calcext:value-type="string">
            <text:p>Lấy nhầm size không dán cho 6300 được</text:p>
          </table:table-cell>
        </table:table-row>
        <table:table-row table:style-name="ro1">
          <table:table-cell office:value-type="string" calcext:value-type="string">
            <text:p>width: 20%;</text:p>
          </table:table-cell>
          <table:table-cell office:value-type="string" calcext:value-type="string">
            <text:p>lạy loa cái gì sạc ko vô pin. <text:s/>trong khi loa thì 6000mah. <text:s/>sạc đêm tới sáng nghe 30p toang</text:p>
          </table:table-cell>
        </table:table-row>
        <table:table-row table:style-name="ro1">
          <table:table-cell office:value-type="string" calcext:value-type="string">
            <text:p>width: 20%;</text:p>
          </table:table-cell>
          <table:table-cell office:value-type="string" calcext:value-type="string">
            <text:p>lắp vào chạy được 1 tuần, giờ thì camera cứ khởi động liên tục không lên màn hình chính. thất vọng</text:p>
          </table:table-cell>
        </table:table-row>
        <table:table-row table:style-name="ro1">
          <table:table-cell office:value-type="string" calcext:value-type="string">
            <text:p>width: 20%;</text:p>
          </table:table-cell>
          <table:table-cell office:value-type="string" calcext:value-type="string">
            <text:p>lắp thẻ nhớ không nhận buồn mà không biết số hót lai</text:p>
          </table:table-cell>
        </table:table-row>
        <table:table-row table:style-name="ro1">
          <table:table-cell office:value-type="string" calcext:value-type="string">
            <text:p>width: 20%;</text:p>
          </table:table-cell>
          <table:table-cell office:value-type="string" calcext:value-type="string">
            <text:p>lần trc e mua đầy đủ bicarô và cáp sạc sao lần này e ủng hộ lại lần t2lại thiếu dây bincarô vậy shop có thể đổi hoạc gửi dây cko e ko</text:p>
          </table:table-cell>
        </table:table-row>
        <table:table-row table:style-name="ro1">
          <table:table-cell office:value-type="string" calcext:value-type="string">
            <text:p>width: 20%;</text:p>
          </table:table-cell>
          <table:table-cell office:value-type="string" calcext:value-type="string">
            <text:p>Lần này mua phải e này, hình ảnh quá mờ, đã gọi báo Tổng đài nhưng chưa thấy hỗ trợ gì cả?</text:p>
          </table:table-cell>
        </table:table-row>
        <table:table-row table:style-name="ro1">
          <table:table-cell office:value-type="string" calcext:value-type="string">
            <text:p>width: 20%;</text:p>
          </table:table-cell>
          <table:table-cell office:value-type="string" calcext:value-type="string">
            <text:p>Lần đầu tôi đạt mua gửi hàng về ko đúng với quảng cáo ko thể két nối dc !đề nghị dc giải quyết</text:p>
          </table:table-cell>
        </table:table-row>
        <table:table-row table:style-name="ro1">
          <table:table-cell office:value-type="string" calcext:value-type="string">
            <text:p>width: 20%;</text:p>
          </table:table-cell>
          <table:table-cell office:value-type="string" calcext:value-type="string">
            <text:p>Lần đầu mua hàng mà bức xúc như vậy, chất lượng không những tệ mà hình in còn lệnh nữa</text:p>
          </table:table-cell>
        </table:table-row>
        <table:table-row table:style-name="ro1">
          <table:table-cell office:value-type="string" calcext:value-type="string">
            <text:p>width: 20%;</text:p>
          </table:table-cell>
          <table:table-cell office:value-type="string" calcext:value-type="string">
            <text:p>lần đầu mua 1 cái có tem bảo hành đầy đủ ! lần thứ 2 mua 4 cái lại ko có tem bảo hành ! rất thất vọng ! định mua nữa ko có tem bảo hành thì có hư thì sao gửi bảo hành đi được ?</text:p>
          </table:table-cell>
        </table:table-row>
        <table:table-row table:style-name="ro1">
          <table:table-cell office:value-type="string" calcext:value-type="string">
            <text:p>width: 20%;</text:p>
          </table:table-cell>
          <table:table-cell office:value-type="string" calcext:value-type="string">
            <text:p>làm sao liên hệ bảo hành vậy, bị lỗi kết nối rồi .</text:p>
          </table:table-cell>
        </table:table-row>
        <table:table-row table:style-name="ro1">
          <table:table-cell office:value-type="string" calcext:value-type="string">
            <text:p>width: 20%;</text:p>
          </table:table-cell>
          <table:table-cell office:value-type="string" calcext:value-type="string">
            <text:p>làm ơn cho hỏi, đặt remote Canon mà giao Nikon vậy có sài được ko vậy? cám ơn</text:p>
          </table:table-cell>
        </table:table-row>
        <table:table-row table:style-name="ro1">
          <table:table-cell office:value-type="string" calcext:value-type="string">
            <text:p>width: 20%;</text:p>
          </table:table-cell>
          <table:table-cell office:value-type="string" calcext:value-type="string">
            <text:p>Làm đúng theo hướng dẫn mà k cài đặt được</text:p>
          </table:table-cell>
        </table:table-row>
        <table:table-row table:style-name="ro1">
          <table:table-cell office:value-type="string" calcext:value-type="string">
            <text:p>width: 20%;</text:p>
          </table:table-cell>
          <table:table-cell office:value-type="string" calcext:value-type="string">
            <text:p>Làm delay đơn hàng không gọi điện thoại xin lỗi, sản phẩm ghi hàng chính hãng nhưng không có tem bảo hành như các sản phẩm chân máy ảnh benro cũ tôi đã mua</text:p>
          </table:table-cell>
        </table:table-row>
        <table:table-row table:style-name="ro1">
          <table:table-cell office:value-type="string" calcext:value-type="string">
            <text:p>width: 20%;</text:p>
          </table:table-cell>
          <table:table-cell office:value-type="string" calcext:value-type="string">
            <text:p>Làm ăn lừa đảo, gửi camare mà không thể kết nối được mặc dù đã dùm nhiều cách! Đề nghị quý cty đổi cái mới !</text:p>
          </table:table-cell>
        </table:table-row>
        <table:table-row table:style-name="ro1">
          <table:table-cell office:value-type="string" calcext:value-type="string">
            <text:p>width: 20%;</text:p>
          </table:table-cell>
          <table:table-cell office:value-type="string" calcext:value-type="string">
            <text:p>Làm ăn gian dối không xuất hóa đơn VAT cho khách hàng và không liên lạc được</text:p>
          </table:table-cell>
        </table:table-row>
        <table:table-row table:style-name="ro1">
          <table:table-cell office:value-type="string" calcext:value-type="string">
            <text:p>width: 20%;</text:p>
          </table:table-cell>
          <table:table-cell office:value-type="string" calcext:value-type="string">
            <text:p>ko xem từ sa đc rất khó Sài</text:p>
          </table:table-cell>
        </table:table-row>
        <table:table-row table:style-name="ro1">
          <table:table-cell office:value-type="string" calcext:value-type="string">
            <text:p>width: 20%;</text:p>
          </table:table-cell>
          <table:table-cell office:value-type="string" calcext:value-type="string">
            <text:p>ko xạc được nó không tiếp được điện</text:p>
          </table:table-cell>
        </table:table-row>
        <table:table-row table:style-name="ro1">
          <table:table-cell office:value-type="string" calcext:value-type="string">
            <text:p>width: 20%;</text:p>
          </table:table-cell>
          <table:table-cell office:value-type="string" calcext:value-type="string">
            <text:p>ko tốt. dùng như hàng mã á</text:p>
          </table:table-cell>
        </table:table-row>
        <table:table-row table:style-name="ro1">
          <table:table-cell office:value-type="string" calcext:value-type="string">
            <text:p>width: 20%;</text:p>
          </table:table-cell>
          <table:table-cell office:value-type="string" calcext:value-type="string">
            <text:p>ko tốt. dùng như hàng mã á</text:p>
          </table:table-cell>
        </table:table-row>
        <table:table-row table:style-name="ro1">
          <table:table-cell office:value-type="string" calcext:value-type="string">
            <text:p>width: 20%;</text:p>
          </table:table-cell>
          <table:table-cell office:value-type="string" calcext:value-type="string">
            <text:p>ko tốt</text:p>
          </table:table-cell>
        </table:table-row>
        <table:table-row table:style-name="ro1">
          <table:table-cell office:value-type="string" calcext:value-type="string">
            <text:p>width: 20%;</text:p>
          </table:table-cell>
          <table:table-cell office:value-type="string" calcext:value-type="string">
            <text:p>ko tốt</text:p>
          </table:table-cell>
        </table:table-row>
        <table:table-row table:style-name="ro1">
          <table:table-cell office:value-type="string" calcext:value-type="string">
            <text:p>width: 20%;</text:p>
          </table:table-cell>
          <table:table-cell office:value-type="string" calcext:value-type="string">
            <text:p>ko thể tìm dc nút reset đâu.mua 3 cái mà 1 cái ko thể quét QR để cài tb.yêu cầu shop liên hệ đổi trả</text:p>
          </table:table-cell>
        </table:table-row>
        <table:table-row table:style-name="ro1">
          <table:table-cell office:value-type="string" calcext:value-type="string">
            <text:p>width: 20%;</text:p>
          </table:table-cell>
          <table:table-cell office:value-type="string" calcext:value-type="string">
            <text:p>ko thấy khe cắm thẻ nhớ camera nằm ở đâu. mong tiki hỗ trợ</text:p>
          </table:table-cell>
        </table:table-row>
        <table:table-row table:style-name="ro1">
          <table:table-cell office:value-type="string" calcext:value-type="string">
            <text:p>width: 20%;</text:p>
          </table:table-cell>
          <table:table-cell office:value-type="string" calcext:value-type="string">
            <text:p>Ko sử dụng được bị gãy chân ngay khi mở gói hàng</text:p>
          </table:table-cell>
        </table:table-row>
        <table:table-row table:style-name="ro1">
          <table:table-cell office:value-type="string" calcext:value-type="string">
            <text:p>width: 20%;</text:p>
          </table:table-cell>
          <table:table-cell office:value-type="string" calcext:value-type="string">
            <text:p>ko sạc đc tôi ko hài lòng về sp mong shop có trương trình đổi mới lại cho tôi</text:p>
          </table:table-cell>
        </table:table-row>
        <table:table-row table:style-name="ro1">
          <table:table-cell office:value-type="string" calcext:value-type="string">
            <text:p>width: 20%;</text:p>
          </table:table-cell>
          <table:table-cell office:value-type="string" calcext:value-type="string">
            <text:p>ko quay được</text:p>
          </table:table-cell>
        </table:table-row>
        <table:table-row table:style-name="ro1">
          <table:table-cell office:value-type="string" calcext:value-type="string">
            <text:p>width: 20%;</text:p>
          </table:table-cell>
          <table:table-cell office:value-type="string" calcext:value-type="string">
            <text:p>ko nhìn được xuyên đêm như quảng cáo.</text:p>
          </table:table-cell>
        </table:table-row>
        <table:table-row table:style-name="ro1">
          <table:table-cell office:value-type="string" calcext:value-type="string">
            <text:p>width: 20%;</text:p>
          </table:table-cell>
          <table:table-cell office:value-type="string" calcext:value-type="string">
            <text:p>Ko nhận thẻ nhớ máy pin dùng dc 5 phút</text:p>
          </table:table-cell>
        </table:table-row>
        <table:table-row table:style-name="ro1">
          <table:table-cell office:value-type="string" calcext:value-type="string">
            <text:p>width: 20%;</text:p>
          </table:table-cell>
          <table:table-cell office:value-type="string" calcext:value-type="string">
            <text:p>ko nhận thẻ nhớ làm sao shop.hàng ko dc test khi giao hàng</text:p>
          </table:table-cell>
        </table:table-row>
        <table:table-row table:style-name="ro1">
          <table:table-cell office:value-type="string" calcext:value-type="string">
            <text:p>width: 20%;</text:p>
          </table:table-cell>
          <table:table-cell office:value-type="string" calcext:value-type="string">
            <text:p>ko nên mua. quá tệ. Lừa Dối</text:p>
          </table:table-cell>
        </table:table-row>
        <table:table-row table:style-name="ro1">
          <table:table-cell office:value-type="string" calcext:value-type="string">
            <text:p>width: 20%;</text:p>
          </table:table-cell>
          <table:table-cell office:value-type="string" calcext:value-type="string">
            <text:p>ko kết nối được <text:s/>shop ơi. mong shop đổi dùm cái khác</text:p>
          </table:table-cell>
        </table:table-row>
        <table:table-row table:style-name="ro1">
          <table:table-cell office:value-type="string" calcext:value-type="string">
            <text:p>width: 20%;</text:p>
          </table:table-cell>
          <table:table-cell office:value-type="string" calcext:value-type="string">
            <text:p>Ko kết nối đc wifi shop ạ phải làm sao ạ liên lạc thế nào</text:p>
          </table:table-cell>
        </table:table-row>
        <table:table-row table:style-name="ro1">
          <table:table-cell office:value-type="string" calcext:value-type="string">
            <text:p>width: 20%;</text:p>
          </table:table-cell>
          <table:table-cell office:value-type="string" calcext:value-type="string">
            <text:p>ko kết nối đc với điện thoại .gọi cho bên cửa hàng ko tư vấn . muốn được đổi sản phẩm</text:p>
          </table:table-cell>
        </table:table-row>
        <table:table-row table:style-name="ro1">
          <table:table-cell office:value-type="string" calcext:value-type="string">
            <text:p>width: 20%;</text:p>
          </table:table-cell>
          <table:table-cell office:value-type="string" calcext:value-type="string">
            <text:p>Ko kết nối đc shop</text:p>
          </table:table-cell>
        </table:table-row>
        <table:table-row table:style-name="ro1">
          <table:table-cell office:value-type="string" calcext:value-type="string">
            <text:p>width: 20%;</text:p>
          </table:table-cell>
          <table:table-cell office:value-type="string" calcext:value-type="string">
            <text:p>Ko hũu dụng. Khác so với hình ảnh, ko nhìn đc xa như mô tả</text:p>
          </table:table-cell>
        </table:table-row>
        <table:table-row table:style-name="ro1">
          <table:table-cell office:value-type="string" calcext:value-type="string">
            <text:p>width: 20%;</text:p>
          </table:table-cell>
          <table:table-cell office:value-type="string" calcext:value-type="string">
            <text:p>Ko hề có jack USB và đèn LED lừa đảo nhau vkl</text:p>
          </table:table-cell>
        </table:table-row>
        <table:table-row table:style-name="ro1">
          <table:table-cell office:value-type="string" calcext:value-type="string">
            <text:p>width: 20%;</text:p>
          </table:table-cell>
          <table:table-cell office:value-type="string" calcext:value-type="string">
            <text:p>Ko hài lòng vì ko có ai lắp đặt phải mướn thợ lắp đặt hết 500k và máy bị nem màu</text:p>
          </table:table-cell>
        </table:table-row>
        <table:table-row table:style-name="ro3">
          <table:table-cell office:value-type="string" calcext:value-type="string">
            <text:p>width: 20%;</text:p>
          </table:table-cell>
          <table:table-cell office:value-type="string" calcext:value-type="string">
            <text:p>ko hài lòng , hình quay thì giật, </text:p>
            <text:p>pin nạp cả tối,</text:p>
            <text:p>quay được hơn tiếng thì hết</text:p>
          </table:table-cell>
        </table:table-row>
        <table:table-row table:style-name="ro1">
          <table:table-cell office:value-type="string" calcext:value-type="string">
            <text:p>width: 20%;</text:p>
          </table:table-cell>
          <table:table-cell office:value-type="string" calcext:value-type="string">
            <text:p>ko hai long</text:p>
          </table:table-cell>
        </table:table-row>
        <table:table-row table:style-name="ro1">
          <table:table-cell office:value-type="string" calcext:value-type="string">
            <text:p>width: 20%;</text:p>
          </table:table-cell>
          <table:table-cell office:value-type="string" calcext:value-type="string">
            <text:p>ko hai long</text:p>
          </table:table-cell>
        </table:table-row>
        <table:table-row table:style-name="ro1">
          <table:table-cell office:value-type="string" calcext:value-type="string">
            <text:p>width: 20%;</text:p>
          </table:table-cell>
          <table:table-cell office:value-type="string" calcext:value-type="string">
            <text:p>ko hai long</text:p>
          </table:table-cell>
        </table:table-row>
        <table:table-row table:style-name="ro3">
          <table:table-cell office:value-type="string" calcext:value-type="string">
            <text:p>width: 20%;</text:p>
          </table:table-cell>
          <table:table-cell office:value-type="string" calcext:value-type="string">
            <text:p>ko giống như hình,nghe quá nhỏ,ko có nút dặn lớn nhỏ.</text:p>
            <text:p>Thôi coi như tôi đã bị lừa.</text:p>
            <text:p>haiZzzzzzzz</text:p>
          </table:table-cell>
        </table:table-row>
        <table:table-row table:style-name="ro1">
          <table:table-cell office:value-type="string" calcext:value-type="string">
            <text:p>width: 20%;</text:p>
          </table:table-cell>
          <table:table-cell office:value-type="string" calcext:value-type="string">
            <text:p>ko giống hình đặc xanh đậm giao màu tím</text:p>
          </table:table-cell>
        </table:table-row>
        <table:table-row table:style-name="ro1">
          <table:table-cell office:value-type="string" calcext:value-type="string">
            <text:p>width: 20%;</text:p>
          </table:table-cell>
          <table:table-cell office:value-type="string" calcext:value-type="string">
            <text:p>Ko giao cho mik cái kẹp điện thoại thì mik dùg bằng cách nào??</text:p>
          </table:table-cell>
        </table:table-row>
        <table:table-row table:style-name="ro1">
          <table:table-cell office:value-type="string" calcext:value-type="string">
            <text:p>width: 20%;</text:p>
          </table:table-cell>
          <table:table-cell office:value-type="string" calcext:value-type="string">
            <text:p>Ko đúng như trên hình bán</text:p>
          </table:table-cell>
        </table:table-row>
        <table:table-row table:style-name="ro1">
          <table:table-cell office:value-type="string" calcext:value-type="string">
            <text:p>width: 20%;</text:p>
          </table:table-cell>
          <table:table-cell office:value-type="string" calcext:value-type="string">
            <text:p>ko đúng mô tả đặt nguồn 12v móc treo lại giao cho nguồn này</text:p>
          </table:table-cell>
        </table:table-row>
        <table:table-row table:style-name="ro1">
          <table:table-cell office:value-type="string" calcext:value-type="string">
            <text:p>width: 20%;</text:p>
          </table:table-cell>
          <table:table-cell office:value-type="string" calcext:value-type="string">
            <text:p>Ko dùng dược cổng hdmi, cổng usb có dùng đc nhưng mình cần dùng hdmi là chính. Ko biết đổi trả thế naod</text:p>
          </table:table-cell>
        </table:table-row>
        <table:table-row table:style-name="ro1">
          <table:table-cell office:value-type="string" calcext:value-type="string">
            <text:p>width: 20%;</text:p>
          </table:table-cell>
          <table:table-cell office:value-type="string" calcext:value-type="string">
            <text:p>Ko dùng được</text:p>
          </table:table-cell>
        </table:table-row>
        <table:table-row table:style-name="ro1">
          <table:table-cell office:value-type="string" calcext:value-type="string">
            <text:p>width: 20%;</text:p>
          </table:table-cell>
          <table:table-cell office:value-type="string" calcext:value-type="string">
            <text:p>ko dùng được</text:p>
          </table:table-cell>
        </table:table-row>
        <table:table-row table:style-name="ro1">
          <table:table-cell office:value-type="string" calcext:value-type="string">
            <text:p>width: 20%;</text:p>
          </table:table-cell>
          <table:table-cell office:value-type="string" calcext:value-type="string">
            <text:p>Ko đc</text:p>
          </table:table-cell>
        </table:table-row>
        <table:table-row table:style-name="ro1">
          <table:table-cell office:value-type="string" calcext:value-type="string">
            <text:p>width: 20%;</text:p>
          </table:table-cell>
          <table:table-cell office:value-type="string" calcext:value-type="string">
            <text:p>Ko có muss bám dính rất trơn</text:p>
          </table:table-cell>
        </table:table-row>
        <table:table-row table:style-name="ro1">
          <table:table-cell office:value-type="string" calcext:value-type="string">
            <text:p>width: 20%;</text:p>
          </table:table-cell>
          <table:table-cell office:value-type="string" calcext:value-type="string">
            <text:p>ko có khe thẻ nhớ ko biết lưu trữ kiểu gì. thất vọng thật</text:p>
          </table:table-cell>
        </table:table-row>
        <table:table-row table:style-name="ro1">
          <table:table-cell office:value-type="string" calcext:value-type="string">
            <text:p>width: 20%;</text:p>
          </table:table-cell>
          <table:table-cell office:value-type="string" calcext:value-type="string">
            <text:p>ko có hướng dẫn sử dụng thì phải làm thế nào để lăp đặt</text:p>
          </table:table-cell>
        </table:table-row>
        <table:table-row table:style-name="ro1">
          <table:table-cell office:value-type="string" calcext:value-type="string">
            <text:p>width: 20%;</text:p>
          </table:table-cell>
          <table:table-cell office:value-type="string" calcext:value-type="string">
            <text:p>Ko có giá đê điện thoại</text:p>
          </table:table-cell>
        </table:table-row>
        <table:table-row table:style-name="ro1">
          <table:table-cell office:value-type="string" calcext:value-type="string">
            <text:p>width: 20%;</text:p>
          </table:table-cell>
          <table:table-cell office:value-type="string" calcext:value-type="string">
            <text:p>ko có cái miccho đợi cả tuần mới nhận dc hàng . nhân xong bực bội quá</text:p>
          </table:table-cell>
        </table:table-row>
        <table:table-row table:style-name="ro3">
          <table:table-cell office:value-type="string" calcext:value-type="string">
            <text:p>width: 20%;</text:p>
          </table:table-cell>
          <table:table-cell office:value-type="string" calcext:value-type="string">
            <text:p>Ko chấp nhận đc</text:p>
            <text:p>Sạc ko đúng chân của nó lại phải đi mua sạc khác </text:p>
            <text:p>Treo đầu dê bán thịt chó là đây</text:p>
          </table:table-cell>
        </table:table-row>
        <table:table-row table:style-name="ro1">
          <table:table-cell office:value-type="string" calcext:value-type="string">
            <text:p>width: 20%;</text:p>
          </table:table-cell>
          <table:table-cell office:value-type="string" calcext:value-type="string">
            <text:p>Ko cần thiết lắm cho việc chụp anh,khó kiểm xoát thiết bị.</text:p>
          </table:table-cell>
        </table:table-row>
        <table:table-row table:style-name="ro1">
          <table:table-cell office:value-type="string" calcext:value-type="string">
            <text:p>width: 20%;</text:p>
          </table:table-cell>
          <table:table-cell office:value-type="string" calcext:value-type="string">
            <text:p>Ko ban phu kien sạc, rất do!</text:p>
          </table:table-cell>
        </table:table-row>
        <table:table-row table:style-name="ro1">
          <table:table-cell office:value-type="string" calcext:value-type="string">
            <text:p>width: 20%;</text:p>
          </table:table-cell>
          <table:table-cell office:value-type="string" calcext:value-type="string">
            <text:p>Kiểm tra hàng không có vấn đề ngoại trừ không có tem bảo hành, đọc ghi dữ liệu tương đương 2.0 sợ mình cắm nhầm cổng nhưng kiểm tra thì cổng đúng 3.0, nói chung là ai có ý định mua sp này thì ko nên mua.</text:p>
          </table:table-cell>
        </table:table-row>
        <table:table-row table:style-name="ro1">
          <table:table-cell office:value-type="string" calcext:value-type="string">
            <text:p>width: 20%;</text:p>
          </table:table-cell>
          <table:table-cell office:value-type="string" calcext:value-type="string">
            <text:p>kích sóng không hiệu quả, suy hao băng thông cực lớn.</text:p>
          </table:table-cell>
        </table:table-row>
        <table:table-row table:style-name="ro1">
          <table:table-cell office:value-type="string" calcext:value-type="string">
            <text:p>width: 20%;</text:p>
          </table:table-cell>
          <table:table-cell office:value-type="string" calcext:value-type="string">
            <text:p>Khui ra đã thấy có vệt nứt trong cả 2 tròng 2 bên. Nhờ tiki hỗ trợ đổi giúp tôi</text:p>
          </table:table-cell>
        </table:table-row>
        <table:table-row table:style-name="ro1">
          <table:table-cell office:value-type="string" calcext:value-type="string">
            <text:p>width: 20%;</text:p>
          </table:table-cell>
          <table:table-cell office:value-type="string" calcext:value-type="string">
            <text:p>khong xem lai duoc video tren mam hinh</text:p>
          </table:table-cell>
        </table:table-row>
        <table:table-row table:style-name="ro1">
          <table:table-cell office:value-type="string" calcext:value-type="string">
            <text:p>width: 20%;</text:p>
          </table:table-cell>
          <table:table-cell office:value-type="string" calcext:value-type="string">
            <text:p>không xem lại được</text:p>
          </table:table-cell>
        </table:table-row>
        <table:table-row table:style-name="ro1">
          <table:table-cell office:value-type="string" calcext:value-type="string">
            <text:p>width: 20%;</text:p>
          </table:table-cell>
          <table:table-cell office:value-type="string" calcext:value-type="string">
            <text:p>Không vừa sạc vừa ghi hình được, không xem hình trên TV được, đề nghị được trả hàng</text:p>
          </table:table-cell>
        </table:table-row>
        <table:table-row table:style-name="ro1">
          <table:table-cell office:value-type="string" calcext:value-type="string">
            <text:p>width: 20%;</text:p>
          </table:table-cell>
          <table:table-cell office:value-type="string" calcext:value-type="string">
            <text:p>Không vừa chân M2. Mình mua SSD M2 Nvme Intel 665p của shop mà lắp vào k vừa, nó bị kích k nhét nổi.</text:p>
          </table:table-cell>
        </table:table-row>
        <table:table-row table:style-name="ro1">
          <table:table-cell office:value-type="string" calcext:value-type="string">
            <text:p>width: 20%;</text:p>
          </table:table-cell>
          <table:table-cell office:value-type="string" calcext:value-type="string">
            <text:p>Không thể sử dụng được tiki làm mình thất vọng quá</text:p>
          </table:table-cell>
        </table:table-row>
        <table:table-row table:style-name="ro1">
          <table:table-cell office:value-type="string" calcext:value-type="string">
            <text:p>width: 20%;</text:p>
          </table:table-cell>
          <table:table-cell office:value-type="string" calcext:value-type="string">
            <text:p>không thể nào kết nối được thiệt là bực cái mình. Hàng kg như quảng cáo. Đề nghị được hoàn tiền. Làm mất thời gian quá</text:p>
          </table:table-cell>
        </table:table-row>
        <table:table-row table:style-name="ro1">
          <table:table-cell office:value-type="string" calcext:value-type="string">
            <text:p>width: 20%;</text:p>
          </table:table-cell>
          <table:table-cell office:value-type="string" calcext:value-type="string">
            <text:p>Không thể kết nối với màn hình Dell P2418D, đã cắm vào nhưng vẫn hiển thị không kết nối cổng, mặc dù đã cắm thử kết nối màn hình với các thiết bị khác.</text:p>
          </table:table-cell>
        </table:table-row>
        <table:table-row table:style-name="ro1">
          <table:table-cell office:value-type="string" calcext:value-type="string">
            <text:p>width: 20%;</text:p>
          </table:table-cell>
          <table:table-cell office:value-type="string" calcext:value-type="string">
            <text:p>Không thể kết nối được. Đề nghị shop hỗ trợ</text:p>
          </table:table-cell>
        </table:table-row>
        <table:table-row table:style-name="ro1">
          <table:table-cell office:value-type="string" calcext:value-type="string">
            <text:p>width: 20%;</text:p>
          </table:table-cell>
          <table:table-cell office:value-type="string" calcext:value-type="string">
            <text:p>Không thể chấp nhận đi cách làm việc của shop này.sản phầm giao không đúng gọi hỏi thì giải thích mập mờ đang Sđt thì tắt máy gọi lại thì ko liên lạc đc.bó tay thời này rồi mà còn loại shop ntn tồn tại.???</text:p>
          </table:table-cell>
        </table:table-row>
        <table:table-row table:style-name="ro1">
          <table:table-cell office:value-type="string" calcext:value-type="string">
            <text:p>width: 20%;</text:p>
          </table:table-cell>
          <table:table-cell office:value-type="string" calcext:value-type="string">
            <text:p>Không thể cài bằng phần mềm gdmss, so với con xiao fang 1.3 giá có hơn 300k mà xiaofang vẫn nét hơn. Phí tiền mua dahua này</text:p>
          </table:table-cell>
        </table:table-row>
        <table:table-row table:style-name="ro2">
          <table:table-cell office:value-type="string" calcext:value-type="string">
            <text:p>width: 20%;</text:p>
          </table:table-cell>
          <table:table-cell office:value-type="string" calcext:value-type="string">
            <text:p>Không thấy shop up firmware tiếng anh.</text:p>
            <text:p>Khởi động lúc nào cũng có tiếng trung, và tiếng này ko tắt được nữa, nghe nhức đầu.</text:p>
          </table:table-cell>
        </table:table-row>
        <table:table-row table:style-name="ro1">
          <table:table-cell office:value-type="string" calcext:value-type="string">
            <text:p>width: 20%;</text:p>
          </table:table-cell>
          <table:table-cell office:value-type="string" calcext:value-type="string">
            <text:p>không sử dụng được wifi, hàng kém chất lượng, 1 lần và mãi mãi</text:p>
          </table:table-cell>
        </table:table-row>
        <table:table-row table:style-name="ro2">
          <table:table-cell office:value-type="string" calcext:value-type="string">
            <text:p>width: 20%;</text:p>
          </table:table-cell>
          <table:table-cell office:value-type="string" calcext:value-type="string">
            <text:p>Không sử dụng được tiki hỗ trợ đổi trả</text:p>
            <text:p>Liên hệ 0393387231</text:p>
          </table:table-cell>
        </table:table-row>
        <table:table-row table:style-name="ro1">
          <table:table-cell office:value-type="string" calcext:value-type="string">
            <text:p>width: 20%;</text:p>
          </table:table-cell>
          <table:table-cell office:value-type="string" calcext:value-type="string">
            <text:p>Không sử dụng được ??????</text:p>
          </table:table-cell>
        </table:table-row>
        <table:table-row table:style-name="ro1">
          <table:table-cell office:value-type="string" calcext:value-type="string">
            <text:p>width: 20%;</text:p>
          </table:table-cell>
          <table:table-cell office:value-type="string" calcext:value-type="string">
            <text:p>không sử dụng được</text:p>
          </table:table-cell>
        </table:table-row>
        <table:table-row table:style-name="ro1">
          <table:table-cell office:value-type="string" calcext:value-type="string">
            <text:p>width: 20%;</text:p>
          </table:table-cell>
          <table:table-cell office:value-type="string" calcext:value-type="string">
            <text:p>không sử dụng đc. pin bị 1 vết móp. như hàng cũ</text:p>
          </table:table-cell>
        </table:table-row>
        <table:table-row table:style-name="ro2">
          <table:table-cell office:value-type="string" calcext:value-type="string">
            <text:p>width: 20%;</text:p>
          </table:table-cell>
          <table:table-cell office:value-type="string" calcext:value-type="string">
            <text:p>không phải ổ cứng chính hãng khi test bằng phần mềm Samsung Magic</text:p>
            <text:p>ở dưới là 2 hình 1 ổ nhái và 1 ổ chính hãng!</text:p>
          </table:table-cell>
        </table:table-row>
        <table:table-row table:style-name="ro1">
          <table:table-cell office:value-type="string" calcext:value-type="string">
            <text:p>width: 20%;</text:p>
          </table:table-cell>
          <table:table-cell office:value-type="string" calcext:value-type="string">
            <text:p>Không phải hàng của em shop ơi</text:p>
          </table:table-cell>
        </table:table-row>
        <table:table-row table:style-name="ro1">
          <table:table-cell office:value-type="string" calcext:value-type="string">
            <text:p>width: 20%;</text:p>
          </table:table-cell>
          <table:table-cell office:value-type="string" calcext:value-type="string">
            <text:p>Không ổn định mặc dù đường truyền ổn định</text:p>
          </table:table-cell>
        </table:table-row>
        <table:table-row table:style-name="ro1">
          <table:table-cell office:value-type="string" calcext:value-type="string">
            <text:p>width: 20%;</text:p>
          </table:table-cell>
          <table:table-cell office:value-type="string" calcext:value-type="string">
            <text:p>Khong nhu mo ta <text:s/>sp ko full nha mn . Rat chi la te hai</text:p>
          </table:table-cell>
        </table:table-row>
        <table:table-row table:style-name="ro1">
          <table:table-cell office:value-type="string" calcext:value-type="string">
            <text:p>width: 20%;</text:p>
          </table:table-cell>
          <table:table-cell office:value-type="string" calcext:value-type="string">
            <text:p>Không nhận sim .</text:p>
          </table:table-cell>
        </table:table-row>
        <table:table-row table:style-name="ro1">
          <table:table-cell office:value-type="string" calcext:value-type="string">
            <text:p>width: 20%;</text:p>
          </table:table-cell>
          <table:table-cell office:value-type="string" calcext:value-type="string">
            <text:p>không nhận hàng. sản phản mua trước đó giao đúng sp nhưng các cài đặt ko đúng như mô tả, ko thiết lập đc cảnh báo.</text:p>
          </table:table-cell>
        </table:table-row>
        <table:table-row table:style-name="ro2">
          <table:table-cell office:value-type="string" calcext:value-type="string">
            <text:p>width: 20%;</text:p>
          </table:table-cell>
          <table:table-cell office:value-type="string" calcext:value-type="string">
            <text:p>Không nhận được quà tặng </text:p>
            <text:p> mong tiki liên lạc và bổ sung đủ hàng</text:p>
          </table:table-cell>
        </table:table-row>
        <table:table-row table:style-name="ro1">
          <table:table-cell office:value-type="string" calcext:value-type="string">
            <text:p>width: 20%;</text:p>
          </table:table-cell>
          <table:table-cell office:value-type="string" calcext:value-type="string">
            <text:p>Không nhận được em wifi. Chỉ kết nối qua cáp. Mong shop đổi mới hoặc thủ hồi</text:p>
          </table:table-cell>
        </table:table-row>
        <table:table-row table:style-name="ro1">
          <table:table-cell office:value-type="string" calcext:value-type="string">
            <text:p>width: 20%;</text:p>
          </table:table-cell>
          <table:table-cell office:value-type="string" calcext:value-type="string">
            <text:p>không nên mua, lỗi. không nhìn xa vào gần được. tôi đã đảo ngược lại để nhìn gần ra xa. y như cái lỗ ở cửa khách sạn. ống nhòm nhìn vô cùng nhức mắt và nhòe nhoẹt. thất vọng</text:p>
          </table:table-cell>
        </table:table-row>
        <table:table-row table:style-name="ro1">
          <table:table-cell office:value-type="string" calcext:value-type="string">
            <text:p>width: 20%;</text:p>
          </table:table-cell>
          <table:table-cell office:value-type="string" calcext:value-type="string">
            <text:p>Không kết nối được. Cần được tiki liên hệ bảo hành</text:p>
          </table:table-cell>
        </table:table-row>
        <table:table-row table:style-name="ro1">
          <table:table-cell office:value-type="string" calcext:value-type="string">
            <text:p>width: 20%;</text:p>
          </table:table-cell>
          <table:table-cell office:value-type="string" calcext:value-type="string">
            <text:p>Không kết nối được wifi</text:p>
          </table:table-cell>
        </table:table-row>
        <table:table-row table:style-name="ro1">
          <table:table-cell office:value-type="string" calcext:value-type="string">
            <text:p>width: 20%;</text:p>
          </table:table-cell>
          <table:table-cell office:value-type="string" calcext:value-type="string">
            <text:p>Không kết nối được shop ơi?????</text:p>
          </table:table-cell>
        </table:table-row>
        <table:table-row table:style-name="ro1">
          <table:table-cell office:value-type="string" calcext:value-type="string">
            <text:p>width: 20%;</text:p>
          </table:table-cell>
          <table:table-cell office:value-type="string" calcext:value-type="string">
            <text:p>khong ket noi duoc qua te</text:p>
          </table:table-cell>
        </table:table-row>
        <table:table-row table:style-name="ro1">
          <table:table-cell office:value-type="string" calcext:value-type="string">
            <text:p>width: 20%;</text:p>
          </table:table-cell>
          <table:table-cell office:value-type="string" calcext:value-type="string">
            <text:p>Khong ket noi duoc da thu nhieu cach. Day la lan dau mua hang tai tiki. Mong co phan hoi som cua tiki.</text:p>
          </table:table-cell>
        </table:table-row>
        <table:table-row table:style-name="ro1">
          <table:table-cell office:value-type="string" calcext:value-type="string">
            <text:p>width: 20%;</text:p>
          </table:table-cell>
          <table:table-cell office:value-type="string" calcext:value-type="string">
            <text:p>Không hoạt động được. Bây giờ trả hàng bằng cách nào. Nhìn thì đẹp dùng thì ko được</text:p>
          </table:table-cell>
        </table:table-row>
        <table:table-row table:style-name="ro1">
          <table:table-cell office:value-type="string" calcext:value-type="string">
            <text:p>width: 20%;</text:p>
          </table:table-cell>
          <table:table-cell office:value-type="string" calcext:value-type="string">
            <text:p>không hỗ trợ sạc nhanh</text:p>
          </table:table-cell>
        </table:table-row>
        <table:table-row table:style-name="ro1">
          <table:table-cell office:value-type="string" calcext:value-type="string">
            <text:p>width: 20%;</text:p>
          </table:table-cell>
          <table:table-cell office:value-type="string" calcext:value-type="string">
            <text:p>Không hiện WP_AP_XXXXX. ko kết nối đc bằng âm thanh, mã vạch cũng ko. Chỉ duy nhất kết nối trực tiếp qua cáp mạng. Mua hàng như vậy phiền quá</text:p>
          </table:table-cell>
        </table:table-row>
        <table:table-row table:style-name="ro1">
          <table:table-cell office:value-type="string" calcext:value-type="string">
            <text:p>width: 20%;</text:p>
          </table:table-cell>
          <table:table-cell office:value-type="string" calcext:value-type="string">
            <text:p>không hài lòng.Pin Sạc Dự Phòng Anker PowerCore 5000mAh - A1109 bị nóng khi sạc</text:p>
          </table:table-cell>
        </table:table-row>
        <table:table-row table:style-name="ro1">
          <table:table-cell office:value-type="string" calcext:value-type="string">
            <text:p>width: 20%;</text:p>
          </table:table-cell>
          <table:table-cell office:value-type="string" calcext:value-type="string">
            <text:p>không hài lòng... cái này cho con nít choi dc. chứ lấy ráy ko dc.</text:p>
          </table:table-cell>
        </table:table-row>
        <table:table-row table:style-name="ro1">
          <table:table-cell office:value-type="string" calcext:value-type="string">
            <text:p>width: 20%;</text:p>
          </table:table-cell>
          <table:table-cell office:value-type="string" calcext:value-type="string">
            <text:p>không hài lòng. đề nghị hoàn lại tiền, gắn vào camera cứ báo ko nhận được thẻ</text:p>
          </table:table-cell>
        </table:table-row>
        <table:table-row table:style-name="ro1">
          <table:table-cell office:value-type="string" calcext:value-type="string">
            <text:p>width: 20%;</text:p>
          </table:table-cell>
          <table:table-cell office:value-type="string" calcext:value-type="string">
            <text:p>Không hài lòng. Đã mua 2 sản phẩm nhưng tất cả đều chỉ dùng đc 2 cổng. Hàng rẻ nên cũng chả buồn đổi</text:p>
          </table:table-cell>
        </table:table-row>
        <table:table-row table:style-name="ro1">
          <table:table-cell office:value-type="string" calcext:value-type="string">
            <text:p>width: 20%;</text:p>
          </table:table-cell>
          <table:table-cell office:value-type="string" calcext:value-type="string">
            <text:p>Không hài lòng, vì giao không đúng sản phẩm tôi đặt hàng. Làm mất thời gian của tôi.</text:p>
          </table:table-cell>
        </table:table-row>
        <table:table-row table:style-name="ro1">
          <table:table-cell office:value-type="string" calcext:value-type="string">
            <text:p>width: 20%;</text:p>
          </table:table-cell>
          <table:table-cell office:value-type="string" calcext:value-type="string">
            <text:p>Không hài lòng, quạt yếu, kêu như máy cày cả hai quạt.</text:p>
          </table:table-cell>
        </table:table-row>
        <table:table-row table:style-name="ro1">
          <table:table-cell office:value-type="string" calcext:value-type="string">
            <text:p>width: 20%;</text:p>
          </table:table-cell>
          <table:table-cell office:value-type="string" calcext:value-type="string">
            <text:p>KHÔNG HÀI LÒNG vì Tiki giao hàng làm lỡ việc của mình. Mình đặt hàng 4/6 và mình đã chọn Tikinow (chấp nhận mất thêm tiền để được giao hàng vào ngày hôm sau 5/6). Vì có đứa em ở quê nhờ mua nên tiện sáng 6/6 mình về quê cầm về luôn. Vậy mà Tiki trưa 6/6 mới giao hàng cho mình. Rất bực mình vì cách làm việc không đúng hẹn của Tiki. Về sản phẩm thì k có vấn đề gì.</text:p>
          </table:table-cell>
        </table:table-row>
        <table:table-row table:style-name="ro1">
          <table:table-cell office:value-type="string" calcext:value-type="string">
            <text:p>width: 20%;</text:p>
          </table:table-cell>
          <table:table-cell office:value-type="string" calcext:value-type="string">
            <text:p>không hài lòng về chất lượng hình ảnh</text:p>
          </table:table-cell>
        </table:table-row>
        <table:table-row table:style-name="ro1">
          <table:table-cell office:value-type="string" calcext:value-type="string">
            <text:p>width: 20%;</text:p>
          </table:table-cell>
          <table:table-cell office:value-type="string" calcext:value-type="string">
            <text:p>Không hài lòng khi cửa hàng không thể xuất hóa đơn VAT và không hề báo lại thông tin trước cho khách hàng. Chỉ đến khi nhận hàng, yêu cầu hóa đơn đỏ mới nhận được thông tin không xuất được VAT là quá muộn.</text:p>
          </table:table-cell>
        </table:table-row>
        <table:table-row table:style-name="ro1">
          <table:table-cell office:value-type="string" calcext:value-type="string">
            <text:p>width: 20%;</text:p>
          </table:table-cell>
          <table:table-cell office:value-type="string" calcext:value-type="string">
            <text:p>Không hài lòng</text:p>
          </table:table-cell>
        </table:table-row>
        <table:table-row table:style-name="ro1">
          <table:table-cell office:value-type="string" calcext:value-type="string">
            <text:p>width: 20%;</text:p>
          </table:table-cell>
          <table:table-cell office:value-type="string" calcext:value-type="string">
            <text:p>không hài long</text:p>
          </table:table-cell>
        </table:table-row>
        <table:table-row table:style-name="ro1">
          <table:table-cell office:value-type="string" calcext:value-type="string">
            <text:p>width: 20%;</text:p>
          </table:table-cell>
          <table:table-cell office:value-type="string" calcext:value-type="string">
            <text:p>Khong Hải long</text:p>
          </table:table-cell>
        </table:table-row>
        <table:table-row table:style-name="ro1">
          <table:table-cell office:value-type="string" calcext:value-type="string">
            <text:p>width: 20%;</text:p>
          </table:table-cell>
          <table:table-cell office:value-type="string" calcext:value-type="string">
            <text:p>Không gửi hàng cho khách cũng không có phản hồi lại gì với khách.</text:p>
          </table:table-cell>
        </table:table-row>
        <table:table-row table:style-name="ro1">
          <table:table-cell office:value-type="string" calcext:value-type="string">
            <text:p>width: 20%;</text:p>
          </table:table-cell>
          <table:table-cell office:value-type="string" calcext:value-type="string">
            <text:p>Không giống thực tế mẫu mã và hình ảnh trên cửa hàng. Mọi người nên xem xét kĩ trước khi mua.</text:p>
          </table:table-cell>
        </table:table-row>
        <table:table-row table:style-name="ro2">
          <table:table-cell office:value-type="string" calcext:value-type="string">
            <text:p>width: 20%;</text:p>
          </table:table-cell>
          <table:table-cell office:value-type="string" calcext:value-type="string">
            <text:p>không giống quảng cáo ban đầu</text:p>
            <text:p>pin yếu hơn, công suất yếu hơn</text:p>
          </table:table-cell>
        </table:table-row>
        <table:table-row table:style-name="ro1">
          <table:table-cell office:value-type="string" calcext:value-type="string">
            <text:p>width: 20%;</text:p>
          </table:table-cell>
          <table:table-cell office:value-type="string" calcext:value-type="string">
            <text:p>Khong giong quang cao</text:p>
          </table:table-cell>
        </table:table-row>
        <table:table-row table:style-name="ro1">
          <table:table-cell office:value-type="string" calcext:value-type="string">
            <text:p>width: 20%;</text:p>
          </table:table-cell>
          <table:table-cell office:value-type="string" calcext:value-type="string">
            <text:p>không giống như hình mô tả. không dùng được</text:p>
          </table:table-cell>
        </table:table-row>
        <table:table-row table:style-name="ro1">
          <table:table-cell office:value-type="string" calcext:value-type="string">
            <text:p>width: 20%;</text:p>
          </table:table-cell>
          <table:table-cell office:value-type="string" calcext:value-type="string">
            <text:p>Không giống như đặt hàng</text:p>
          </table:table-cell>
        </table:table-row>
        <table:table-row table:style-name="ro1">
          <table:table-cell office:value-type="string" calcext:value-type="string">
            <text:p>width: 20%;</text:p>
          </table:table-cell>
          <table:table-cell office:value-type="string" calcext:value-type="string">
            <text:p>Không giống như đặt hàng</text:p>
          </table:table-cell>
        </table:table-row>
        <table:table-row table:style-name="ro1">
          <table:table-cell office:value-type="string" calcext:value-type="string">
            <text:p>width: 20%;</text:p>
          </table:table-cell>
          <table:table-cell office:value-type="string" calcext:value-type="string">
            <text:p>Không được bảo hành tại FujiFilm dù có giấy bảo hành.</text:p>
          </table:table-cell>
        </table:table-row>
        <table:table-row table:style-name="ro1">
          <table:table-cell office:value-type="string" calcext:value-type="string">
            <text:p>width: 20%;</text:p>
          </table:table-cell>
          <table:table-cell office:value-type="string" calcext:value-type="string">
            <text:p>Không đúng với sp tôi đã sử dụng, trong lượng nặng và dầy quá</text:p>
          </table:table-cell>
        </table:table-row>
        <table:table-row table:style-name="ro1">
          <table:table-cell office:value-type="string" calcext:value-type="string">
            <text:p>width: 20%;</text:p>
          </table:table-cell>
          <table:table-cell office:value-type="string" calcext:value-type="string">
            <text:p>Không đúng size</text:p>
          </table:table-cell>
        </table:table-row>
        <table:table-row table:style-name="ro1">
          <table:table-cell office:value-type="string" calcext:value-type="string">
            <text:p>width: 20%;</text:p>
          </table:table-cell>
          <table:table-cell office:value-type="string" calcext:value-type="string">
            <text:p>không đúng như mong muốn nam châm từ lỏng quá không ôm chặt chân sạc</text:p>
          </table:table-cell>
        </table:table-row>
        <table:table-row table:style-name="ro1">
          <table:table-cell office:value-type="string" calcext:value-type="string">
            <text:p>width: 20%;</text:p>
          </table:table-cell>
          <table:table-cell office:value-type="string" calcext:value-type="string">
            <text:p>không đúng như mong muốn nam châm từ lỏng quá không ôm chặt chân sạc</text:p>
          </table:table-cell>
        </table:table-row>
        <table:table-row table:style-name="ro1">
          <table:table-cell office:value-type="string" calcext:value-type="string">
            <text:p>width: 20%;</text:p>
          </table:table-cell>
          <table:table-cell office:value-type="string" calcext:value-type="string">
            <text:p>khong đúng như đã noi trên hình quảng cáu khong vui tí nào</text:p>
          </table:table-cell>
        </table:table-row>
        <table:table-row table:style-name="ro1">
          <table:table-cell office:value-type="string" calcext:value-type="string">
            <text:p>width: 20%;</text:p>
          </table:table-cell>
          <table:table-cell office:value-type="string" calcext:value-type="string">
            <text:p>không đúng hình, hình có nút còn hàng tui nhận lại không</text:p>
          </table:table-cell>
        </table:table-row>
        <table:table-row table:style-name="ro1">
          <table:table-cell office:value-type="string" calcext:value-type="string">
            <text:p>width: 20%;</text:p>
          </table:table-cell>
          <table:table-cell office:value-type="string" calcext:value-type="string">
            <text:p>không dùng được đầu tiên cắm ổ cứng ko vào được khe chật, sử lý được rồi thì máy ko nhận dk ổ cứng. nhiệt độ nóng muốn bỏng tay. mua cái này là sai lầm quá</text:p>
          </table:table-cell>
        </table:table-row>
        <table:table-row table:style-name="ro1">
          <table:table-cell office:value-type="string" calcext:value-type="string">
            <text:p>width: 20%;</text:p>
          </table:table-cell>
          <table:table-cell office:value-type="string" calcext:value-type="string">
            <text:p>không dùng được</text:p>
          </table:table-cell>
        </table:table-row>
        <table:table-row table:style-name="ro1">
          <table:table-cell office:value-type="string" calcext:value-type="string">
            <text:p>width: 20%;</text:p>
          </table:table-cell>
          <table:table-cell office:value-type="string" calcext:value-type="string">
            <text:p>Không điều chỉnh được, nhìn khá mờ, cầm lên nghe xột xoạt bên trong như bị vỡ cái gì rơi bên trong, rất lỏng lẽo, đề nghị shop đổi trả giùm, hàng không xài được</text:p>
          </table:table-cell>
        </table:table-row>
        <table:table-row table:style-name="ro1">
          <table:table-cell office:value-type="string" calcext:value-type="string">
            <text:p>width: 20%;</text:p>
          </table:table-cell>
          <table:table-cell office:value-type="string" calcext:value-type="string">
            <text:p>không đẹp, nắp đậy pin bất tiện,khó loa pin và lấy pin ra, không có dây truyền ảnh vô máy vi tính</text:p>
          </table:table-cell>
        </table:table-row>
        <table:table-row table:style-name="ro1">
          <table:table-cell office:value-type="string" calcext:value-type="string">
            <text:p>width: 20%;</text:p>
          </table:table-cell>
          <table:table-cell office:value-type="string" calcext:value-type="string">
            <text:p>Không đáng tiền mua - cam dễ tắt - trộm vào mà bấm reset với lấy thẻ ra thì coi như bỏ</text:p>
          </table:table-cell>
        </table:table-row>
        <table:table-row table:style-name="ro1">
          <table:table-cell office:value-type="string" calcext:value-type="string">
            <text:p>width: 20%;</text:p>
          </table:table-cell>
          <table:table-cell office:value-type="string" calcext:value-type="string">
            <text:p>Không đáng để mua, chỉ dùng làm đồ chơi trẻ con thì đc</text:p>
          </table:table-cell>
        </table:table-row>
        <table:table-row table:style-name="ro1">
          <table:table-cell office:value-type="string" calcext:value-type="string">
            <text:p>width: 20%;</text:p>
          </table:table-cell>
          <table:table-cell office:value-type="string" calcext:value-type="string">
            <text:p>Không coa gì đặc sắc cả không nên mua</text:p>
          </table:table-cell>
        </table:table-row>
        <table:table-row table:style-name="ro3">
          <table:table-cell office:value-type="string" calcext:value-type="string">
            <text:p>width: 20%;</text:p>
          </table:table-cell>
          <table:table-cell office:value-type="string" calcext:value-type="string">
            <text:p>Không có vật cản thì đo được tốc độ đủ. Xuyên qua vách tường xuống lầu thì yếu tốc độ ko đạt. Có chổ xuyên qua vách đầy sóng nhưng lại đo tốc độ quá chậm.</text:p>
            <text:p>Đánh giá chung : không ổn định, lúc đo được tốc độ cao lúc đo tốc độ thấp, chỉ ngang với bản 940N ( giá tầm 700) </text:p>
            <text:p>Kinh nghiệm sử dụng rất nhiều chổ ( nhà nghỉ, nhà ở, nhà trọ, cửa hàng) nên nối dây chia mỗi tầng, mỗi khu vực mới ổn định. Còn cố gắn mua thiết bị phát xuyên tường (mặc dù cao giá tiền ) cũng không ổn định.</text:p>
          </table:table-cell>
        </table:table-row>
        <table:table-row table:style-name="ro1">
          <table:table-cell office:value-type="string" calcext:value-type="string">
            <text:p>width: 20%;</text:p>
          </table:table-cell>
          <table:table-cell office:value-type="string" calcext:value-type="string">
            <text:p>Không có remote. Giao hàng nhanh</text:p>
          </table:table-cell>
        </table:table-row>
        <table:table-row table:style-name="ro1">
          <table:table-cell office:value-type="string" calcext:value-type="string">
            <text:p>width: 20%;</text:p>
          </table:table-cell>
          <table:table-cell office:value-type="string" calcext:value-type="string">
            <text:p>Không có remote kèm theo trong khi quảng cáo là có. Cách làm không hay lắm.</text:p>
          </table:table-cell>
        </table:table-row>
        <table:table-row table:style-name="ro1">
          <table:table-cell office:value-type="string" calcext:value-type="string">
            <text:p>width: 20%;</text:p>
          </table:table-cell>
          <table:table-cell office:value-type="string" calcext:value-type="string">
            <text:p>Không có nguồn thì cắm bằng cái gì.bộ đổi nguồn ko có</text:p>
          </table:table-cell>
        </table:table-row>
        <table:table-row table:style-name="ro1">
          <table:table-cell office:value-type="string" calcext:value-type="string">
            <text:p>width: 20%;</text:p>
          </table:table-cell>
          <table:table-cell office:value-type="string" calcext:value-type="string">
            <text:p>Không có lót chuột như quảng cáo, đặt hàng tầm 10 ngày mới nhận được khá là lâu.</text:p>
          </table:table-cell>
        </table:table-row>
        <table:table-row table:style-name="ro1">
          <table:table-cell office:value-type="string" calcext:value-type="string">
            <text:p>width: 20%;</text:p>
          </table:table-cell>
          <table:table-cell office:value-type="string" calcext:value-type="string">
            <text:p>Không có led như quảng cáo</text:p>
          </table:table-cell>
        </table:table-row>
        <table:table-row table:style-name="ro1">
          <table:table-cell office:value-type="string" calcext:value-type="string">
            <text:p>width: 20%;</text:p>
          </table:table-cell>
          <table:table-cell office:value-type="string" calcext:value-type="string">
            <text:p>không có led không như trong hình</text:p>
          </table:table-cell>
        </table:table-row>
        <table:table-row table:style-name="ro1">
          <table:table-cell office:value-type="string" calcext:value-type="string">
            <text:p>width: 20%;</text:p>
          </table:table-cell>
          <table:table-cell office:value-type="string" calcext:value-type="string">
            <text:p>không có khe cắm thẻ nhớ. lừa nhau. mất uy tín</text:p>
          </table:table-cell>
        </table:table-row>
        <table:table-row table:style-name="ro1">
          <table:table-cell office:value-type="string" calcext:value-type="string">
            <text:p>width: 20%;</text:p>
          </table:table-cell>
          <table:table-cell office:value-type="string" calcext:value-type="string">
            <text:p>Không có hướng dẫn tiếng Việt. Cài đặt tới lui k dc ... đành bó tay.</text:p>
          </table:table-cell>
        </table:table-row>
        <table:table-row table:style-name="ro1">
          <table:table-cell office:value-type="string" calcext:value-type="string">
            <text:p>width: 20%;</text:p>
          </table:table-cell>
          <table:table-cell office:value-type="string" calcext:value-type="string">
            <text:p>Không có hướng dẫn sử dụng chả biết mặt nào có keo.mua về sử dụng và cái kết :)) tốt nhất đừng mua</text:p>
          </table:table-cell>
        </table:table-row>
        <table:table-row table:style-name="ro2">
          <table:table-cell office:value-type="string" calcext:value-type="string">
            <text:p>width: 20%;</text:p>
          </table:table-cell>
          <table:table-cell office:value-type="string" calcext:value-type="string">
            <text:p>không có driver kèm theo.</text:p>
            <text:p>giao hành tiêu chẩn 8 ngày.</text:p>
          </table:table-cell>
        </table:table-row>
        <table:table-row table:style-name="ro1">
          <table:table-cell office:value-type="string" calcext:value-type="string">
            <text:p>width: 20%;</text:p>
          </table:table-cell>
          <table:table-cell office:value-type="string" calcext:value-type="string">
            <text:p>Không có cục sạc ở trong hộp???????? Nếu ko có sạc phải ghi chú rỏ ràng? cái này mở ra rồi mới biết không có. Hình chụp có ý nghĩ gì?</text:p>
          </table:table-cell>
        </table:table-row>
        <table:table-row table:style-name="ro1">
          <table:table-cell office:value-type="string" calcext:value-type="string">
            <text:p>width: 20%;</text:p>
          </table:table-cell>
          <table:table-cell office:value-type="string" calcext:value-type="string">
            <text:p>Không có cấp cho điện thoại gì hết lỗ rồi ae đừng mua nha</text:p>
          </table:table-cell>
        </table:table-row>
        <table:table-row table:style-name="ro1">
          <table:table-cell office:value-type="string" calcext:value-type="string">
            <text:p>width: 20%;</text:p>
          </table:table-cell>
          <table:table-cell office:value-type="string" calcext:value-type="string">
            <text:p>Khong chia se dc voi dien thoai khac. Bat nhap ma gi do ma k tim thay ma</text:p>
          </table:table-cell>
        </table:table-row>
        <table:table-row table:style-name="ro1">
          <table:table-cell office:value-type="string" calcext:value-type="string">
            <text:p>width: 20%;</text:p>
          </table:table-cell>
          <table:table-cell office:value-type="string" calcext:value-type="string">
            <text:p>Không cài đặt wifi được. Có tiếng kêu nhung hết thời gian vẫn không kết nối wifi được</text:p>
          </table:table-cell>
        </table:table-row>
        <table:table-row table:style-name="ro1">
          <table:table-cell office:value-type="string" calcext:value-type="string">
            <text:p>width: 20%;</text:p>
          </table:table-cell>
          <table:table-cell office:value-type="string" calcext:value-type="string">
            <text:p>Không cài đặt được. Cắm điện vào máy tự quay chĩa mãi lên trời không cách nào cài đặt được.</text:p>
          </table:table-cell>
        </table:table-row>
        <table:table-row table:style-name="ro1">
          <table:table-cell office:value-type="string" calcext:value-type="string">
            <text:p>width: 20%;</text:p>
          </table:table-cell>
          <table:table-cell office:value-type="string" calcext:value-type="string">
            <text:p>Không biết là hàng lỗi gãy do ncc hay vận chuyen nữa</text:p>
          </table:table-cell>
        </table:table-row>
        <table:table-row table:style-name="ro1">
          <table:table-cell office:value-type="string" calcext:value-type="string">
            <text:p>width: 20%;</text:p>
          </table:table-cell>
          <table:table-cell office:value-type="string" calcext:value-type="string">
            <text:p>Khối tản nhiệt CPU không đúng với Cooler Master, hàng nhận được không giống với sản phẩm đăng bán</text:p>
          </table:table-cell>
        </table:table-row>
        <table:table-row table:style-name="ro1">
          <table:table-cell office:value-type="string" calcext:value-type="string">
            <text:p>width: 20%;</text:p>
          </table:table-cell>
          <table:table-cell office:value-type="string" calcext:value-type="string">
            <text:p>Khó cài đặt và không sd được trên cả đt <text:s/>iphone và samsung</text:p>
          </table:table-cell>
        </table:table-row>
        <table:table-row table:style-name="ro1">
          <table:table-cell office:value-type="string" calcext:value-type="string">
            <text:p>width: 20%;</text:p>
          </table:table-cell>
          <table:table-cell office:value-type="string" calcext:value-type="string">
            <text:p>Khi viết những dòng này vẫn đang mòn mỏi đợi chờ cuộc gọi của a shiper.......................................</text:p>
          </table:table-cell>
        </table:table-row>
        <table:table-row table:style-name="ro1">
          <table:table-cell office:value-type="string" calcext:value-type="string">
            <text:p>width: 20%;</text:p>
          </table:table-cell>
          <table:table-cell office:value-type="string" calcext:value-type="string">
            <text:p>khi quảng cáo là có jack cắm usb có đèn nhưng khi mua về thì tôi lại ko có</text:p>
          </table:table-cell>
        </table:table-row>
        <table:table-row table:style-name="ro1">
          <table:table-cell office:value-type="string" calcext:value-type="string">
            <text:p>width: 20%;</text:p>
          </table:table-cell>
          <table:table-cell office:value-type="string" calcext:value-type="string">
            <text:p>Khi nhận sản phẩm thì thiếu cục nguồn. Phải lấy một cục nguồn của cam yoosee khác để test nhưng motor wuay ngang bị kẹt lúc quay được lúc không. Tiếc là ko đọc review trước khi đặt hàng</text:p>
          </table:table-cell>
        </table:table-row>
        <table:table-row table:style-name="ro1">
          <table:table-cell office:value-type="string" calcext:value-type="string">
            <text:p>width: 20%;</text:p>
          </table:table-cell>
          <table:table-cell office:value-type="string" calcext:value-type="string">
            <text:p>khi nhận hàng thân ống bị gãy khớp liên kết nhựa. thất vọng</text:p>
          </table:table-cell>
        </table:table-row>
        <table:table-row table:style-name="ro2">
          <table:table-cell office:value-type="string" calcext:value-type="string">
            <text:p>width: 20%;</text:p>
          </table:table-cell>
          <table:table-cell office:value-type="string" calcext:value-type="string">
            <text:p>Khi nhận được sản phẩm, mình check serial  trên trang dịch vụ bảo hành của apple (https://checkcoverage.apple.com/) thì apple báo là ko có hiệu lực bảo hành với sản phẩm này.</text:p>
            <text:p>Trong khi đó khi ra bán trên trang tiki thì bảo máy này bảo hành chính hảng apple.</text:p>
          </table:table-cell>
        </table:table-row>
        <table:table-row table:style-name="ro1">
          <table:table-cell office:value-type="string" calcext:value-type="string">
            <text:p>width: 20%;</text:p>
          </table:table-cell>
          <table:table-cell office:value-type="string" calcext:value-type="string">
            <text:p>khi mua về thì bị hỏng gãy</text:p>
          </table:table-cell>
        </table:table-row>
        <table:table-row table:style-name="ro1">
          <table:table-cell office:value-type="string" calcext:value-type="string">
            <text:p>width: 20%;</text:p>
          </table:table-cell>
          <table:table-cell office:value-type="string" calcext:value-type="string">
            <text:p>khi mở hộp thì không có tai nghe như hình, và kết nối giữa soundcard và điện thoại không được.</text:p>
          </table:table-cell>
        </table:table-row>
        <table:table-row table:style-name="ro1">
          <table:table-cell office:value-type="string" calcext:value-type="string">
            <text:p>width: 20%;</text:p>
          </table:table-cell>
          <table:table-cell office:value-type="string" calcext:value-type="string">
            <text:p>Khi mình nhận hang thì thấy khung bên ngoài bị rạch 1 đường dọc, và miếng nhựa cứng bọc USP cũng bị rách, giống như lấy cái khác thay vô vậy đó</text:p>
          </table:table-cell>
        </table:table-row>
        <table:table-row table:style-name="ro1">
          <table:table-cell office:value-type="string" calcext:value-type="string">
            <text:p>width: 20%;</text:p>
          </table:table-cell>
          <table:table-cell office:value-type="string" calcext:value-type="string">
            <text:p>Khi đăng nhập cho 2 máy điện thoại được 1 lúc thìn k xem đc nữa. Đăng nhập 1 máy thì sử dụng bình thường</text:p>
          </table:table-cell>
        </table:table-row>
        <table:table-row table:style-name="ro1">
          <table:table-cell office:value-type="string" calcext:value-type="string">
            <text:p>width: 20%;</text:p>
          </table:table-cell>
          <table:table-cell office:value-type="string" calcext:value-type="string">
            <text:p>Khá thất vọng về mặt hàng này của tiki. Mình mới mua về chưa gì lắp vào chạy 1 lần đã gãy cánh quạt. Cánh quạt khá giòn ko có sự chắc chắn. Đúng tiền nào của đấy quạt không phát ra tiếng vì lực quạt quá yếu hầu như không thể giảm dc nhiệt độ cho laptop dù chỉ 1 đến 2 độ. Khi quạt bị gãy một cánh không thể dùng dc nữa vì khi hoạt động máy rung lắc dữ dội.</text:p>
          </table:table-cell>
        </table:table-row>
        <table:table-row table:style-name="ro1">
          <table:table-cell office:value-type="string" calcext:value-type="string">
            <text:p>width: 20%;</text:p>
          </table:table-cell>
          <table:table-cell office:value-type="string" calcext:value-type="string">
            <text:p>Khá là tệ nhưng trong tầm giá thì ok</text:p>
          </table:table-cell>
        </table:table-row>
        <table:table-row table:style-name="ro1">
          <table:table-cell office:value-type="string" calcext:value-type="string">
            <text:p>width: 20%;</text:p>
          </table:table-cell>
          <table:table-cell office:value-type="string" calcext:value-type="string">
            <text:p>Khá gọn, xài cũng khá tốt trong tầm giá. Nếu không có nhu cầu quá cao, thì lựa chọn này khá đáng mua.</text:p>
          </table:table-cell>
        </table:table-row>
        <table:table-row table:style-name="ro1">
          <table:table-cell office:value-type="string" calcext:value-type="string">
            <text:p>width: 20%;</text:p>
          </table:table-cell>
          <table:table-cell office:value-type="string" calcext:value-type="string">
            <text:p>kh ket nối dc</text:p>
          </table:table-cell>
        </table:table-row>
        <table:table-row table:style-name="ro1">
          <table:table-cell office:value-type="string" calcext:value-type="string">
            <text:p>width: 20%;</text:p>
          </table:table-cell>
          <table:table-cell office:value-type="string" calcext:value-type="string">
            <text:p>kg ok</text:p>
          </table:table-cell>
        </table:table-row>
        <table:table-row table:style-name="ro1">
          <table:table-cell office:value-type="string" calcext:value-type="string">
            <text:p>width: 20%;</text:p>
          </table:table-cell>
          <table:table-cell office:value-type="string" calcext:value-type="string">
            <text:p>Key của phần mềm rescue pro deluxe không đúng . Không đăng ký phần mềm được. Chán.</text:p>
          </table:table-cell>
        </table:table-row>
        <table:table-row table:style-name="ro1">
          <table:table-cell office:value-type="string" calcext:value-type="string">
            <text:p>width: 20%;</text:p>
          </table:table-cell>
          <table:table-cell office:value-type="string" calcext:value-type="string">
            <text:p>Kết nối wifi hoài ko dc . Wá thất vọng về shoop <text:s/>thua lun</text:p>
          </table:table-cell>
        </table:table-row>
        <table:table-row table:style-name="ro1">
          <table:table-cell office:value-type="string" calcext:value-type="string">
            <text:p>width: 20%;</text:p>
          </table:table-cell>
          <table:table-cell office:value-type="string" calcext:value-type="string">
            <text:p>Kết nối webcame vào PC thì không nghe được tiếng của người gọi đến (máy có loa tích hợp trong cáe)</text:p>
          </table:table-cell>
        </table:table-row>
        <table:table-row table:style-name="ro1">
          <table:table-cell office:value-type="string" calcext:value-type="string">
            <text:p>width: 20%;</text:p>
          </table:table-cell>
          <table:table-cell office:value-type="string" calcext:value-type="string">
            <text:p>kết nối được nhưng bay cách xa tầm 20m máy bay chục chặc mất kết nối và biến mất ạ mong chủ shop xem giúp em có chục chặc gì không</text:p>
          </table:table-cell>
        </table:table-row>
        <table:table-row table:style-name="ro2">
          <table:table-cell office:value-type="string" calcext:value-type="string">
            <text:p>width: 20%;</text:p>
          </table:table-cell>
          <table:table-cell office:value-type="string" calcext:value-type="string">
            <text:p>Kết nối chậm. </text:p>
            <text:p>Màu thì cũng không đẹp, mang tiếng 108 mà chả khác 720 là mấy</text:p>
          </table:table-cell>
        </table:table-row>
        <table:table-row table:style-name="ro1">
          <table:table-cell office:value-type="string" calcext:value-type="string">
            <text:p>width: 20%;</text:p>
          </table:table-cell>
          <table:table-cell office:value-type="string" calcext:value-type="string">
            <text:p>Kết nối 1 tg nó tự động ngắt kết nối với laptop rồi tự động kết nối lại</text:p>
          </table:table-cell>
        </table:table-row>
        <table:table-row table:style-name="ro1">
          <table:table-cell office:value-type="string" calcext:value-type="string">
            <text:p>width: 20%;</text:p>
          </table:table-cell>
          <table:table-cell office:value-type="string" calcext:value-type="string">
            <text:p>kết được nhưng không chơi game đc ( lỗi tay cầm ) . mong tiki hỗ trợ hoàn trả.</text:p>
          </table:table-cell>
        </table:table-row>
        <table:table-row table:style-name="ro1">
          <table:table-cell office:value-type="string" calcext:value-type="string">
            <text:p>width: 20%;</text:p>
          </table:table-cell>
          <table:table-cell office:value-type="string" calcext:value-type="string">
            <text:p>kém chấT lượnh nêm không đc hài lòng</text:p>
          </table:table-cell>
        </table:table-row>
        <table:table-row table:style-name="ro1">
          <table:table-cell office:value-type="string" calcext:value-type="string">
            <text:p>width: 20%;</text:p>
          </table:table-cell>
          <table:table-cell office:value-type="string" calcext:value-type="string">
            <text:p>k sử dụng được</text:p>
          </table:table-cell>
        </table:table-row>
        <table:table-row table:style-name="ro1">
          <table:table-cell office:value-type="string" calcext:value-type="string">
            <text:p>width: 20%;</text:p>
          </table:table-cell>
          <table:table-cell office:value-type="string" calcext:value-type="string">
            <text:p>k sạc được vứt luôn..nản 1dây sạc đc tỳ k vào bin</text:p>
          </table:table-cell>
        </table:table-row>
        <table:table-row table:style-name="ro1">
          <table:table-cell office:value-type="string" calcext:value-type="string">
            <text:p>width: 20%;</text:p>
          </table:table-cell>
          <table:table-cell office:value-type="string" calcext:value-type="string">
            <text:p>K nhận sim k kết nối được ứng dụng cần đổi hoặc trả lại</text:p>
          </table:table-cell>
        </table:table-row>
        <table:table-row table:style-name="ro1">
          <table:table-cell office:value-type="string" calcext:value-type="string">
            <text:p>width: 20%;</text:p>
          </table:table-cell>
          <table:table-cell office:value-type="string" calcext:value-type="string">
            <text:p>K kết nối GPS được</text:p>
          </table:table-cell>
        </table:table-row>
        <table:table-row table:style-name="ro1">
          <table:table-cell office:value-type="string" calcext:value-type="string">
            <text:p>width: 20%;</text:p>
          </table:table-cell>
          <table:table-cell office:value-type="string" calcext:value-type="string">
            <text:p>K giống màu đỏ mà toàn màu hồng. In ra màu nhìn chán trông kinh lên được</text:p>
          </table:table-cell>
        </table:table-row>
        <table:table-row table:style-name="ro1">
          <table:table-cell office:value-type="string" calcext:value-type="string">
            <text:p>width: 20%;</text:p>
          </table:table-cell>
          <table:table-cell office:value-type="string" calcext:value-type="string">
            <text:p>k dùng dc k lên đèn gì</text:p>
          </table:table-cell>
        </table:table-row>
        <table:table-row table:style-name="ro1">
          <table:table-cell office:value-type="string" calcext:value-type="string">
            <text:p>width: 20%;</text:p>
          </table:table-cell>
          <table:table-cell office:value-type="string" calcext:value-type="string">
            <text:p>k dat rồi shop oi</text:p>
          </table:table-cell>
        </table:table-row>
        <table:table-row table:style-name="ro1">
          <table:table-cell office:value-type="string" calcext:value-type="string">
            <text:p>width: 20%;</text:p>
          </table:table-cell>
          <table:table-cell office:value-type="string" calcext:value-type="string">
            <text:p>k đăng ký gì đc hết là sao vậy</text:p>
          </table:table-cell>
        </table:table-row>
        <table:table-row table:style-name="ro1">
          <table:table-cell office:value-type="string" calcext:value-type="string">
            <text:p>width: 20%;</text:p>
          </table:table-cell>
          <table:table-cell office:value-type="string" calcext:value-type="string">
            <text:p>K cs pin chs kiểu j lần đầu tiên mua cũg là lần cuối cùg</text:p>
          </table:table-cell>
        </table:table-row>
        <table:table-row table:style-name="ro1">
          <table:table-cell office:value-type="string" calcext:value-type="string">
            <text:p>width: 20%;</text:p>
          </table:table-cell>
          <table:table-cell office:value-type="string" calcext:value-type="string">
            <text:p>K cho ốc thì t lắp kiểu j??? K có thông tin người gửi hàng luôn</text:p>
          </table:table-cell>
        </table:table-row>
        <table:table-row table:style-name="ro1">
          <table:table-cell office:value-type="string" calcext:value-type="string">
            <text:p>width: 20%;</text:p>
          </table:table-cell>
          <table:table-cell office:value-type="string" calcext:value-type="string">
            <text:p>k cài đặt đuoc cái nào hết thì làm sao có thể đổi lại cái khác k</text:p>
          </table:table-cell>
        </table:table-row>
        <table:table-row table:style-name="ro1">
          <table:table-cell office:value-type="string" calcext:value-type="string">
            <text:p>width: 20%;</text:p>
          </table:table-cell>
          <table:table-cell office:value-type="string" calcext:value-type="string">
            <text:p>k biết <text:s/>nói <text:s/>gì <text:s/>luôn <text:s/>quá <text:s/>tệ <text:s/>ghi co tia hồng <text:s/>ngoại <text:s/>ma k thấy cam qua yếu <text:s/>ở <text:s/>trong nhà <text:s/>co ánh <text:s/>sáng <text:s/>như <text:s/>vậy <text:s/>ma quay k thấy <text:s/>gì <text:s/>cả</text:p>
          </table:table-cell>
        </table:table-row>
        <table:table-row table:style-name="ro1">
          <table:table-cell office:value-type="string" calcext:value-type="string">
            <text:p>width: 20%;</text:p>
          </table:table-cell>
          <table:table-cell office:value-type="string" calcext:value-type="string">
            <text:p>IPad hết dung lượng nên mua cái này về quay phim nào ngờ quay được vài phút là cảnh báo iPad hết dung lượng Và không cho quay nửa, bó tay</text:p>
          </table:table-cell>
        </table:table-row>
        <table:table-row table:style-name="ro1">
          <table:table-cell office:value-type="string" calcext:value-type="string">
            <text:p>width: 20%;</text:p>
          </table:table-cell>
          <table:table-cell office:value-type="string" calcext:value-type="string">
            <text:p>in lên giấy màu bị lem. không sử dụng được. khống.giống như mô tả.</text:p>
          </table:table-cell>
        </table:table-row>
        <table:table-row table:style-name="ro1">
          <table:table-cell office:value-type="string" calcext:value-type="string">
            <text:p>width: 20%;</text:p>
          </table:table-cell>
          <table:table-cell office:value-type="string" calcext:value-type="string">
            <text:p>in bị sọc</text:p>
          </table:table-cell>
        </table:table-row>
        <table:table-row table:style-name="ro1">
          <table:table-cell office:value-type="string" calcext:value-type="string">
            <text:p>width: 20%;</text:p>
          </table:table-cell>
          <table:table-cell office:value-type="string" calcext:value-type="string">
            <text:p>I am very busy. because of that i bought 2 hdd by tiki now. but 1 is not work. how to change this?</text:p>
          </table:table-cell>
        </table:table-row>
        <table:table-row table:style-name="ro1">
          <table:table-cell office:value-type="string" calcext:value-type="string">
            <text:p>width: 20%;</text:p>
          </table:table-cell>
          <table:table-cell office:value-type="string" calcext:value-type="string">
            <text:p>Hư sau 1 tháng sử dụng. Không thấy thông tin hướng dẫn bảo hành.</text:p>
          </table:table-cell>
        </table:table-row>
        <table:table-row table:style-name="ro1">
          <table:table-cell office:value-type="string" calcext:value-type="string">
            <text:p>width: 20%;</text:p>
          </table:table-cell>
          <table:table-cell office:value-type="string" calcext:value-type="string">
            <text:p>https://go.onelink.me/c4X3?pid=AOZ-invitation-in-Game&amp;camel_u_id=13569779</text:p>
          </table:table-cell>
        </table:table-row>
        <table:table-row table:style-name="ro1">
          <table:table-cell office:value-type="string" calcext:value-type="string">
            <text:p>width: 20%;</text:p>
          </table:table-cell>
          <table:table-cell office:value-type="string" calcext:value-type="string">
            <text:p>Hộp thiếu cục adaptor, mình đã báo với bên Tiki đã ghi nhận và phản hồi cho mình. Mình vẫn đợi</text:p>
          </table:table-cell>
        </table:table-row>
        <table:table-row table:style-name="ro1">
          <table:table-cell office:value-type="string" calcext:value-type="string">
            <text:p>width: 20%;</text:p>
          </table:table-cell>
          <table:table-cell office:value-type="string" calcext:value-type="string">
            <text:p>Hộp sơ sài, không đủ phụ kiện giống những dây mình đã mua.</text:p>
          </table:table-cell>
        </table:table-row>
        <table:table-row table:style-name="ro1">
          <table:table-cell office:value-type="string" calcext:value-type="string">
            <text:p>width: 20%;</text:p>
          </table:table-cell>
          <table:table-cell office:value-type="string" calcext:value-type="string">
            <text:p>Hộp rách seal, túi đựng đồng hồ đã bị xé ra, mặt đồng hồ mất miếng dán bảo vệ</text:p>
          </table:table-cell>
        </table:table-row>
        <table:table-row table:style-name="ro2">
          <table:table-cell office:value-type="string" calcext:value-type="string">
            <text:p>width: 20%;</text:p>
          </table:table-cell>
          <table:table-cell office:value-type="string" calcext:value-type="string">
            <text:p>Hộp ổ cứng không sử dụng được </text:p>
            <text:p>Giờ tôi chưa biết làm sao với cái của nợ này</text:p>
          </table:table-cell>
        </table:table-row>
        <table:table-row table:style-name="ro1">
          <table:table-cell office:value-type="string" calcext:value-type="string">
            <text:p>width: 20%;</text:p>
          </table:table-cell>
          <table:table-cell office:value-type="string" calcext:value-type="string">
            <text:p>Hộp mực này chỉ in được 1 gam giấy khoảng 500 tờ in 1 mặt chứ không phải như quảng cáo. Mọi người cân nhắc khi mua. Tôi đã bị lừa vì tin Tiki</text:p>
          </table:table-cell>
        </table:table-row>
        <table:table-row table:style-name="ro1">
          <table:table-cell office:value-type="string" calcext:value-type="string">
            <text:p>width: 20%;</text:p>
          </table:table-cell>
          <table:table-cell office:value-type="string" calcext:value-type="string">
            <text:p>Hộp mực mới lắp vào in chưa được 10 tờ đã hết mực</text:p>
          </table:table-cell>
        </table:table-row>
        <table:table-row table:style-name="ro1">
          <table:table-cell office:value-type="string" calcext:value-type="string">
            <text:p>width: 20%;</text:p>
          </table:table-cell>
          <table:table-cell office:value-type="string" calcext:value-type="string">
            <text:p>Hộp mực in bị nhoè in không thấy gì cả đổi được không ticki</text:p>
          </table:table-cell>
        </table:table-row>
        <table:table-row table:style-name="ro1">
          <table:table-cell office:value-type="string" calcext:value-type="string">
            <text:p>width: 20%;</text:p>
          </table:table-cell>
          <table:table-cell office:value-type="string" calcext:value-type="string">
            <text:p>Hộp móp méo. Sản phẩm thì ọp ẹp.</text:p>
          </table:table-cell>
        </table:table-row>
        <table:table-row table:style-name="ro2">
          <table:table-cell office:value-type="string" calcext:value-type="string">
            <text:p>width: 20%;</text:p>
          </table:table-cell>
          <table:table-cell office:value-type="string" calcext:value-type="string">
            <text:p>Hộp máy đã bị mở trước và thiếu cục sạc</text:p>
            <text:p>, Tiki xử lý sớm giúp mình.</text:p>
          </table:table-cell>
        </table:table-row>
        <table:table-row table:style-name="ro1">
          <table:table-cell office:value-type="string" calcext:value-type="string">
            <text:p>width: 20%;</text:p>
          </table:table-cell>
          <table:table-cell office:value-type="string" calcext:value-type="string">
            <text:p>Hộp hút ẩm mà trong hộp lúc nào cũng đo được 80-81%. chắc hút ẩm từ bên ngoài vào :)) không biết là ẩm kế hỏng hay là hộp hỏng nữa. Mới mua, chắc do mk đen thôi chứ mọi người đều đánh giá 5* mà.</text:p>
          </table:table-cell>
        </table:table-row>
        <table:table-row table:style-name="ro1">
          <table:table-cell office:value-type="string" calcext:value-type="string">
            <text:p>width: 20%;</text:p>
          </table:table-cell>
          <table:table-cell office:value-type="string" calcext:value-type="string">
            <text:p>Hộp đựng ổ cứng cắm ổ cứng vào và cắm điện vào không sử dụng được, thử 2 cái hdd khác nhau đều không dùng được.</text:p>
          </table:table-cell>
        </table:table-row>
        <table:table-row table:style-name="ro1">
          <table:table-cell office:value-type="string" calcext:value-type="string">
            <text:p>width: 20%;</text:p>
          </table:table-cell>
          <table:table-cell office:value-type="string" calcext:value-type="string">
            <text:p>Hồng ngoại rất là mờ.Mua camera 2Mb .1080HD nó phải sắc nét.Lúc đầu ráp thì OK sau vài tiếng xuống cấp</text:p>
          </table:table-cell>
        </table:table-row>
        <table:table-row table:style-name="ro1">
          <table:table-cell office:value-type="string" calcext:value-type="string">
            <text:p>width: 20%;</text:p>
          </table:table-cell>
          <table:table-cell office:value-type="string" calcext:value-type="string">
            <text:p>Hồng ngoại ko rõ</text:p>
          </table:table-cell>
        </table:table-row>
        <table:table-row table:style-name="ro1">
          <table:table-cell office:value-type="string" calcext:value-type="string">
            <text:p>width: 20%;</text:p>
          </table:table-cell>
          <table:table-cell office:value-type="string" calcext:value-type="string">
            <text:p>hỏng 1 chân</text:p>
          </table:table-cell>
        </table:table-row>
        <table:table-row table:style-name="ro1">
          <table:table-cell office:value-type="string" calcext:value-type="string">
            <text:p>width: 20%;</text:p>
          </table:table-cell>
          <table:table-cell office:value-type="string" calcext:value-type="string">
            <text:p>Hôm trước tiki bảo bán flash sale sản phẩm này mà ko thấy bán.</text:p>
          </table:table-cell>
        </table:table-row>
        <table:table-row table:style-name="ro1">
          <table:table-cell office:value-type="string" calcext:value-type="string">
            <text:p>width: 20%;</text:p>
          </table:table-cell>
          <table:table-cell office:value-type="string" calcext:value-type="string">
            <text:p>Hôm trk mua 1loa rất OK. Đặt thêm 1loa giao về mở ra sử dụng thử thì bị lỗi rè rất nặng lấp luôn cả tiến nhạc. Yêu cầu shop trk khi giao phải kiểm tra hàng. Và đổi lại loa mới giúp mình.</text:p>
          </table:table-cell>
        </table:table-row>
        <table:table-row table:style-name="ro1">
          <table:table-cell office:value-type="string" calcext:value-type="string">
            <text:p>width: 20%;</text:p>
          </table:table-cell>
          <table:table-cell office:value-type="string" calcext:value-type="string">
            <text:p>Hôm qua mình đặt hàng. Thấy bảo thứ 5 giao đến!! Hôm sau lại ko thấy đơn hàng ấy đâu nữa! Buồn quá! Lần đầu mua máy ảnh nên bây giờ đặt thêm phim về! 😭😤😰</text:p>
          </table:table-cell>
        </table:table-row>
        <table:table-row table:style-name="ro2">
          <table:table-cell office:value-type="string" calcext:value-type="string">
            <text:p>width: 20%;</text:p>
          </table:table-cell>
          <table:table-cell office:value-type="string" calcext:value-type="string">
            <text:p>Hôm qua Mình đã nhận hàng nói thật  bao da xấu, đựng ipad air 2 lỏng lẻo.</text:p>
            <text:p>chốt thất vọng.</text:p>
          </table:table-cell>
        </table:table-row>
        <table:table-row table:style-name="ro1">
          <table:table-cell office:value-type="string" calcext:value-type="string">
            <text:p>width: 20%;</text:p>
          </table:table-cell>
          <table:table-cell office:value-type="string" calcext:value-type="string">
            <text:p>Hôm nay mới mang ra sử dung. Thì kết nối internet ko được. Mong tiki hỗ trợ đổi lại hoặc bảo hành</text:p>
          </table:table-cell>
        </table:table-row>
        <table:table-row table:style-name="ro1">
          <table:table-cell office:value-type="string" calcext:value-type="string">
            <text:p>width: 20%;</text:p>
          </table:table-cell>
          <table:table-cell office:value-type="string" calcext:value-type="string">
            <text:p>Hôm nay mới bỏ miếng dán ra để dùng, miếng dán đã bị vỡ ko sử dụng được!</text:p>
          </table:table-cell>
        </table:table-row>
        <table:table-row table:style-name="ro1">
          <table:table-cell office:value-type="string" calcext:value-type="string">
            <text:p>width: 20%;</text:p>
          </table:table-cell>
          <table:table-cell office:value-type="string" calcext:value-type="string">
            <text:p>Hôm nay mình mua 2 cây một cây sài ổn còn một cây bị mất 2 đốt rồi . Không sữ dụng được . Bán hàng không biết kiểm tra trước khi bán</text:p>
          </table:table-cell>
        </table:table-row>
        <table:table-row table:style-name="ro1">
          <table:table-cell office:value-type="string" calcext:value-type="string">
            <text:p>width: 20%;</text:p>
          </table:table-cell>
          <table:table-cell office:value-type="string" calcext:value-type="string">
            <text:p>hỏi shop làm sao mới kết nối dc đt đe chơi game,làm Theo hướng dẫn sử dụng thì cũng ko thấy gì khác hết</text:p>
          </table:table-cell>
        </table:table-row>
        <table:table-row table:style-name="ro1">
          <table:table-cell office:value-type="string" calcext:value-type="string">
            <text:p>width: 20%;</text:p>
          </table:table-cell>
          <table:table-cell office:value-type="string" calcext:value-type="string">
            <text:p>hoat dong chap chon. sau tam vai tieng se disconnect</text:p>
          </table:table-cell>
        </table:table-row>
        <table:table-row table:style-name="ro1">
          <table:table-cell office:value-type="string" calcext:value-type="string">
            <text:p>width: 20%;</text:p>
          </table:table-cell>
          <table:table-cell office:value-type="string" calcext:value-type="string">
            <text:p>Hnay tôi có nhận được sản phẩm nhưng về không cài đặt được vì không có sách hướng dẫn đi kèm và tra cũng không tìm thấy mã model ,trên mặt tước của sản phẩm ( phần đen) có vết xước nhẹ và tem model có dấu hiệu bị bóc . Đề nghị shop <text:s/>trả lời tôi sớm và gọi hướng dẫn tôi cài đặt ,nếu không tôi muốn đổi trả sản phẩm . Kém vui quá!</text:p>
          </table:table-cell>
        </table:table-row>
        <table:table-row table:style-name="ro2">
          <table:table-cell office:value-type="string" calcext:value-type="string">
            <text:p>width: 20%;</text:p>
          </table:table-cell>
          <table:table-cell office:value-type="string" calcext:value-type="string">
            <text:p>Hix. Mình xài bình thường, mới được 3 tháng thì bị hư.</text:p>
            <text:p>Giờ đang đặt mua con Logitech M331. Hy vọng là ổn hơn.</text:p>
          </table:table-cell>
        </table:table-row>
        <table:table-row table:style-name="ro1">
          <table:table-cell office:value-type="string" calcext:value-type="string">
            <text:p>width: 20%;</text:p>
          </table:table-cell>
          <table:table-cell office:value-type="string" calcext:value-type="string">
            <text:p>hình thức thì ok, nhưng k biết có bảo vệ dc camera k.</text:p>
          </table:table-cell>
        </table:table-row>
        <table:table-row table:style-name="ro1">
          <table:table-cell office:value-type="string" calcext:value-type="string">
            <text:p>width: 20%;</text:p>
          </table:table-cell>
          <table:table-cell office:value-type="string" calcext:value-type="string">
            <text:p>Hình thứ 2 là hình ảnh trên tiki, còn ảnh thứ nhất là sản phẩm nhận đc. Sản phẩm đc giao tới còn bị cắt tem.</text:p>
          </table:table-cell>
        </table:table-row>
        <table:table-row table:style-name="ro1">
          <table:table-cell office:value-type="string" calcext:value-type="string">
            <text:p>width: 20%;</text:p>
          </table:table-cell>
          <table:table-cell office:value-type="string" calcext:value-type="string">
            <text:p>Hình như sản phẩm bị lỗi, đề là loa 2 chiều nhưng chỉ sử dụng đc 1, mong tiki gọi điện lại giải quyết</text:p>
          </table:table-cell>
        </table:table-row>
        <table:table-row table:style-name="ro1">
          <table:table-cell office:value-type="string" calcext:value-type="string">
            <text:p>width: 20%;</text:p>
          </table:table-cell>
          <table:table-cell office:value-type="string" calcext:value-type="string">
            <text:p>hình như dòng camera này bị lỗi âm thanh, cài lên bật tiếng trên điện thoại cứ nghe lọc cọc như xe ngựa chạy ấy mặc dù để camera trong phòng yên tĩnh ! Shop đã đổi mới cho mình cái khác nhưng vẫn bị y chang, có lẽ mình trả hàng thôi, xin lỗi shop !</text:p>
          </table:table-cell>
        </table:table-row>
        <table:table-row table:style-name="ro1">
          <table:table-cell office:value-type="string" calcext:value-type="string">
            <text:p>width: 20%;</text:p>
          </table:table-cell>
          <table:table-cell office:value-type="string" calcext:value-type="string">
            <text:p>Hình ảnh và miêu tả sản phẩm của TIKI trái ngược nhau: Hình thì 128GB còn miêu tả thì 32GB. Tôi đang khiếu nại để đổi trà vì đang cần loại 128GB</text:p>
          </table:table-cell>
        </table:table-row>
        <table:table-row table:style-name="ro1">
          <table:table-cell office:value-type="string" calcext:value-type="string">
            <text:p>width: 20%;</text:p>
          </table:table-cell>
          <table:table-cell office:value-type="string" calcext:value-type="string">
            <text:p>Hình ảnh trá hình! Máy ảnh bỏ lên cũng sợ gãy nữa là! Chân tripod còn dẻo hơn cọng tre! Nhỏ hơn chiếc đũa tre nữa! Phí tiền</text:p>
          </table:table-cell>
        </table:table-row>
        <table:table-row table:style-name="ro1">
          <table:table-cell office:value-type="string" calcext:value-type="string">
            <text:p>width: 20%;</text:p>
          </table:table-cell>
          <table:table-cell office:value-type="string" calcext:value-type="string">
            <text:p>Hình ảnh thì 128G bấm vào 32G, lừa đảo khách hàng tiki còn chạy quảng cáo sản phẩm. <text:s/>Vớ vẩn</text:p>
          </table:table-cell>
        </table:table-row>
        <table:table-row table:style-name="ro1">
          <table:table-cell office:value-type="string" calcext:value-type="string">
            <text:p>width: 20%;</text:p>
          </table:table-cell>
          <table:table-cell office:value-type="string" calcext:value-type="string">
            <text:p>Hình ảnh mua không giống thực tế khi nhận hàng, Tiki không kiểm soát hàng trước khi chuyển cho khách, tệ thật.</text:p>
          </table:table-cell>
        </table:table-row>
        <table:table-row table:style-name="ro1">
          <table:table-cell office:value-type="string" calcext:value-type="string">
            <text:p>width: 20%;</text:p>
          </table:table-cell>
          <table:table-cell office:value-type="string" calcext:value-type="string">
            <text:p>hình ảnh ko rõ nét, <text:s/>còi chống trộm ko hú.... phát hiện chuyển động di chuyển lung tung</text:p>
          </table:table-cell>
        </table:table-row>
        <table:table-row table:style-name="ro1">
          <table:table-cell office:value-type="string" calcext:value-type="string">
            <text:p>width: 20%;</text:p>
          </table:table-cell>
          <table:table-cell office:value-type="string" calcext:value-type="string">
            <text:p>hình ảnh kg quá sâu kg có màu kg chất lượng</text:p>
          </table:table-cell>
        </table:table-row>
        <table:table-row table:style-name="ro1">
          <table:table-cell office:value-type="string" calcext:value-type="string">
            <text:p>width: 20%;</text:p>
          </table:table-cell>
          <table:table-cell office:value-type="string" calcext:value-type="string">
            <text:p>hinh ảnh chât lượng quá thấp. ko giống như hình trên quảng cáo. mua về rôi mới thấy khó chịu</text:p>
          </table:table-cell>
        </table:table-row>
        <table:table-row table:style-name="ro1">
          <table:table-cell office:value-type="string" calcext:value-type="string">
            <text:p>width: 20%;</text:p>
          </table:table-cell>
          <table:table-cell office:value-type="string" calcext:value-type="string">
            <text:p>hình ảnh chấp nhận được nhưng để lưu lại xem thì rất bực mình yêu cầu mạng phải khoẻ thì coi mới đỡ tức mới sài mấy ngày nhưng rớt mạng liên tục thua hãng yoosee mình đã sài</text:p>
          </table:table-cell>
        </table:table-row>
        <table:table-row table:style-name="ro1">
          <table:table-cell office:value-type="string" calcext:value-type="string">
            <text:p>width: 20%;</text:p>
          </table:table-cell>
          <table:table-cell office:value-type="string" calcext:value-type="string">
            <text:p>hình ảnh bị ám đỏ. điều kiện ánh sát ban ngay vẫn bị. tôi muốn được hướng dẫn cách cấu hình hình anh nếu do phần mêm, còn do phần cứng thì đổi sản phẩm cho tôi.</text:p>
          </table:table-cell>
        </table:table-row>
        <table:table-row table:style-name="ro1">
          <table:table-cell office:value-type="string" calcext:value-type="string">
            <text:p>width: 20%;</text:p>
          </table:table-cell>
          <table:table-cell office:value-type="string" calcext:value-type="string">
            <text:p>hình ảnh ban ngày lại là trắng đen??? lấy tay che cảm biến lại thì ir led bật sáng và camera mới hiển thị màu??? bỏ tay che cảm biến ra thì lại trắng đen???</text:p>
          </table:table-cell>
        </table:table-row>
        <table:table-row table:style-name="ro1">
          <table:table-cell office:value-type="string" calcext:value-type="string">
            <text:p>width: 20%;</text:p>
          </table:table-cell>
          <table:table-cell office:value-type="string" calcext:value-type="string">
            <text:p>Hiện mình kết nối với camera mà thấy có sđt cũ chứng tỏ đã được sử dụng. Quyển hướng dẫn toàn thấy giới thiệu sản phẩm mà ko có hướng dẫn cài đặt kết nối. Kết nối mãi mà ko được. Mong tiki đổi trả lại hàng cho mình</text:p>
          </table:table-cell>
        </table:table-row>
        <table:table-row table:style-name="ro1">
          <table:table-cell office:value-type="string" calcext:value-type="string">
            <text:p>width: 20%;</text:p>
          </table:table-cell>
          <table:table-cell office:value-type="string" calcext:value-type="string">
            <text:p>Hiện đang rất bức xức về shop. Mình mua sản phẩm dùng vài hôm thì sản phẩm hư. Điện thoại cho tiki hỗ trợ bảo hành. Và hôm nay mình nhận lại sản phẩm bảo hành. Sản phẩm không sử dụng được. Kiểu làm ăn lừa đảo. Tốt nhất nên dẹp bán đi nha.</text:p>
          </table:table-cell>
        </table:table-row>
        <table:table-row table:style-name="ro1">
          <table:table-cell office:value-type="string" calcext:value-type="string">
            <text:p>width: 20%;</text:p>
          </table:table-cell>
          <table:table-cell office:value-type="string" calcext:value-type="string">
            <text:p>hết pin. không sử dụng cho máy ảnh canon eos 7d được. lừa dối</text:p>
          </table:table-cell>
        </table:table-row>
        <table:table-row table:style-name="ro1">
          <table:table-cell office:value-type="string" calcext:value-type="string">
            <text:p>width: 20%;</text:p>
          </table:table-cell>
          <table:table-cell office:value-type="string" calcext:value-type="string">
            <text:p>HDD còn là TIKI bán mà đóng gói thế này là thua rồi....Đóng gói không đáng điểm nào và người đóng gói không hiểu biết cũng chẳng dc đào tạo bài bản.... Thua</text:p>
          </table:table-cell>
        </table:table-row>
        <table:table-row table:style-name="ro1">
          <table:table-cell office:value-type="string" calcext:value-type="string">
            <text:p>width: 20%;</text:p>
          </table:table-cell>
          <table:table-cell office:value-type="string" calcext:value-type="string">
            <text:p>Hàng vừa nhận đã bị xé bọc nhựa, tem đỏ bọc ngoài vỏ, kiểm tra bên trong thì không có 2 miếng nhựa để dán lên kính xe. Tạm thời như vậy, chiều về test thử. Đề nghị Tiki xem xét lại nhà cung cấp hàng này.</text:p>
          </table:table-cell>
        </table:table-row>
        <table:table-row table:style-name="ro1">
          <table:table-cell office:value-type="string" calcext:value-type="string">
            <text:p>width: 20%;</text:p>
          </table:table-cell>
          <table:table-cell office:value-type="string" calcext:value-type="string">
            <text:p>hàng vừa bóc ra vẫn không cho đổi , đề nghị ghi rõ ràng "sản phẩm hạn chế đổi trả" ngay bên cạnh để khách hàng không phải bực mình vì tốn tiền mua xong cái này phải mua thêm cái nữa nhỏ hơn</text:p>
          </table:table-cell>
        </table:table-row>
        <table:table-row table:style-name="ro1">
          <table:table-cell office:value-type="string" calcext:value-type="string">
            <text:p>width: 20%;</text:p>
          </table:table-cell>
          <table:table-cell office:value-type="string" calcext:value-type="string">
            <text:p>hàng vỡ không dùng được,mong được giúp đỡ đổi trả,</text:p>
          </table:table-cell>
        </table:table-row>
        <table:table-row table:style-name="ro1">
          <table:table-cell office:value-type="string" calcext:value-type="string">
            <text:p>width: 20%;</text:p>
          </table:table-cell>
          <table:table-cell office:value-type="string" calcext:value-type="string">
            <text:p>Hàng về tới nhà mà không sữ dụng được vì không lên nguồn điện <text:s/>chắc có lx chất lượng kém</text:p>
          </table:table-cell>
        </table:table-row>
        <table:table-row table:style-name="ro1">
          <table:table-cell office:value-type="string" calcext:value-type="string">
            <text:p>width: 20%;</text:p>
          </table:table-cell>
          <table:table-cell office:value-type="string" calcext:value-type="string">
            <text:p>Hàng vận chuyển đến trong tình trạng móp méo, bị thủng 1 lỗ như trong hình. Tôi không hiểu 1 món hàng rất cần sự tỉ mỉ như <text:s/>máy ảnh mà đội vận chuyển xử lý thế này đây, hoá ra thêm 29k chỉ để nhanh chứ ko hề an toàn.</text:p>
          </table:table-cell>
        </table:table-row>
        <table:table-row table:style-name="ro1">
          <table:table-cell office:value-type="string" calcext:value-type="string">
            <text:p>width: 20%;</text:p>
          </table:table-cell>
          <table:table-cell office:value-type="string" calcext:value-type="string">
            <text:p>Hàng thì vỡ hết nhựa, lưới thì bung hết ra, lại còn hỏng không dùng được. Hàng quá kém chất lượng, không có chút uy tin gì cả.</text:p>
          </table:table-cell>
        </table:table-row>
        <table:table-row table:style-name="ro1">
          <table:table-cell office:value-type="string" calcext:value-type="string">
            <text:p>width: 20%;</text:p>
          </table:table-cell>
          <table:table-cell office:value-type="string" calcext:value-type="string">
            <text:p>Hàng thì dùng 1 tgian mới biết, nhưng thực sự tiki giao hàng siêu chậm , mất 1 tuần mỗi lần, quá chán</text:p>
          </table:table-cell>
        </table:table-row>
        <table:table-row table:style-name="ro1">
          <table:table-cell office:value-type="string" calcext:value-type="string">
            <text:p>width: 20%;</text:p>
          </table:table-cell>
          <table:table-cell office:value-type="string" calcext:value-type="string">
            <text:p>Hàng thì bề ngoài khi nhận hàng ok. nhưng kiểm tra sử dụng thì chất lượng quá tệ, pin hỏng xạc ko vô, camera thì mờ ko nhìn rõ.</text:p>
          </table:table-cell>
        </table:table-row>
        <table:table-row table:style-name="ro2">
          <table:table-cell office:value-type="string" calcext:value-type="string">
            <text:p>width: 20%;</text:p>
          </table:table-cell>
          <table:table-cell office:value-type="string" calcext:value-type="string">
            <text:p>Hàng ship nhanh, hình thức đẹp</text:p>
            <text:p>Nút bấm điều chỉnh hoàn toàn không sử dụng được! Yêu cầu đổi hàng ngay!</text:p>
          </table:table-cell>
        </table:table-row>
        <table:table-row table:style-name="ro1">
          <table:table-cell office:value-type="string" calcext:value-type="string">
            <text:p>width: 20%;</text:p>
          </table:table-cell>
          <table:table-cell office:value-type="string" calcext:value-type="string">
            <text:p>Hàng ship nhanh như hẹn nhưng USB không nhận sim 4G data mobifone. Lỗi cài đặt.</text:p>
          </table:table-cell>
        </table:table-row>
        <table:table-row table:style-name="ro1">
          <table:table-cell office:value-type="string" calcext:value-type="string">
            <text:p>width: 20%;</text:p>
          </table:table-cell>
          <table:table-cell office:value-type="string" calcext:value-type="string">
            <text:p>hàng rất tệ, nhìn nó thua cả hàng nhật tảo. Nhận wifi chập hờn lúc đc lúc không</text:p>
          </table:table-cell>
        </table:table-row>
        <table:table-row table:style-name="ro1">
          <table:table-cell office:value-type="string" calcext:value-type="string">
            <text:p>width: 20%;</text:p>
          </table:table-cell>
          <table:table-cell office:value-type="string" calcext:value-type="string">
            <text:p>hàng quá xấu không như hình không có đèn led yêu cầu tiki đổi trả hàng cho tôi</text:p>
          </table:table-cell>
        </table:table-row>
        <table:table-row table:style-name="ro1">
          <table:table-cell office:value-type="string" calcext:value-type="string">
            <text:p>width: 20%;</text:p>
          </table:table-cell>
          <table:table-cell office:value-type="string" calcext:value-type="string">
            <text:p>hạng quá tệ mới mua về dùng đc 5 phút. sau 5 phút ko hoạt động</text:p>
          </table:table-cell>
        </table:table-row>
        <table:table-row table:style-name="ro7">
          <table:table-cell office:value-type="string" calcext:value-type="string">
            <text:p>width: 20%;</text:p>
          </table:table-cell>
          <table:table-cell office:value-type="string" calcext:value-type="string">
            <text:p>Hàng quá TỆ</text:p>
            <text:p>Hàng ko như quản cáo</text:p>
            <text:p>1. Không có nút reset</text:p>
            <text:p>2. Không có cổng Lan</text:p>
            <text:p>3. Không có cổng gắn thẻ nhớ</text:p>
            <text:p/>
            <text:p>Đề nghị đổi được hàng</text:p>
          </table:table-cell>
        </table:table-row>
        <table:table-row table:style-name="ro1">
          <table:table-cell office:value-type="string" calcext:value-type="string">
            <text:p>width: 20%;</text:p>
          </table:table-cell>
          <table:table-cell office:value-type="string" calcext:value-type="string">
            <text:p>Hàng quá kém chất lượng sạc 4 lần sang lần 5 xạc không vô</text:p>
          </table:table-cell>
        </table:table-row>
        <table:table-row table:style-name="ro1">
          <table:table-cell office:value-type="string" calcext:value-type="string">
            <text:p>width: 20%;</text:p>
          </table:table-cell>
          <table:table-cell office:value-type="string" calcext:value-type="string">
            <text:p>Hàng nhập khẩu sao dùng chán quá chỉ được 8p là hết pin rồi</text:p>
          </table:table-cell>
        </table:table-row>
        <table:table-row table:style-name="ro1">
          <table:table-cell office:value-type="string" calcext:value-type="string">
            <text:p>width: 20%;</text:p>
          </table:table-cell>
          <table:table-cell office:value-type="string" calcext:value-type="string">
            <text:p>Hàng nhận rồi mà không có đế chân và cục áp to điện sao mà sài</text:p>
          </table:table-cell>
        </table:table-row>
        <table:table-row table:style-name="ro1">
          <table:table-cell office:value-type="string" calcext:value-type="string">
            <text:p>width: 20%;</text:p>
          </table:table-cell>
          <table:table-cell office:value-type="string" calcext:value-type="string">
            <text:p>Hàng nhận không đúng camera wifi yoosee 3.0 2K siêu nét.</text:p>
          </table:table-cell>
        </table:table-row>
        <table:table-row table:style-name="ro1">
          <table:table-cell office:value-type="string" calcext:value-type="string">
            <text:p>width: 20%;</text:p>
          </table:table-cell>
          <table:table-cell office:value-type="string" calcext:value-type="string">
            <text:p>Hàng nhận được bị hỏng, lỗi</text:p>
          </table:table-cell>
        </table:table-row>
        <table:table-row table:style-name="ro1">
          <table:table-cell office:value-type="string" calcext:value-type="string">
            <text:p>width: 20%;</text:p>
          </table:table-cell>
          <table:table-cell office:value-type="string" calcext:value-type="string">
            <text:p>hàng nhái!!! đáng lẽ có hộp với lại sách hướng dẫn có màu nhưng lại ko có!!! để trog bọc ko!!!</text:p>
          </table:table-cell>
        </table:table-row>
        <table:table-row table:style-name="ro1">
          <table:table-cell office:value-type="string" calcext:value-type="string">
            <text:p>width: 20%;</text:p>
          </table:table-cell>
          <table:table-cell office:value-type="string" calcext:value-type="string">
            <text:p>hàng này phải để ở mục đồ chơi trẻ em mới đúng. cảm thấy bị lừa. quá thất vọng</text:p>
          </table:table-cell>
        </table:table-row>
        <table:table-row table:style-name="ro1">
          <table:table-cell office:value-type="string" calcext:value-type="string">
            <text:p>width: 20%;</text:p>
          </table:table-cell>
          <table:table-cell office:value-type="string" calcext:value-type="string">
            <text:p>hàng này là hàng giả nhé các bạn đề nghị tiki xem lại shop này nhé</text:p>
          </table:table-cell>
        </table:table-row>
        <table:table-row table:style-name="ro1">
          <table:table-cell office:value-type="string" calcext:value-type="string">
            <text:p>width: 20%;</text:p>
          </table:table-cell>
          <table:table-cell office:value-type="string" calcext:value-type="string">
            <text:p>Hàng nầy ko ok vì mở quá ko thấy rõ nên ko sài đc cho đỏi lại ko</text:p>
          </table:table-cell>
        </table:table-row>
        <table:table-row table:style-name="ro1">
          <table:table-cell office:value-type="string" calcext:value-type="string">
            <text:p>width: 20%;</text:p>
          </table:table-cell>
          <table:table-cell office:value-type="string" calcext:value-type="string">
            <text:p>hàng này kém chất lượng... chịu khó ra thế giới di động. hàng k đảm bảo chất lượng. lưu phần mềm là lỗi hết.</text:p>
          </table:table-cell>
        </table:table-row>
        <table:table-row table:style-name="ro1">
          <table:table-cell office:value-type="string" calcext:value-type="string">
            <text:p>width: 20%;</text:p>
          </table:table-cell>
          <table:table-cell office:value-type="string" calcext:value-type="string">
            <text:p>hàng mua lần 1 thì lỗi .. gọi điện nói sẽ gửi lại,bây giờ giao lần 2, hàng thì chưa nhận mà tiki đã báo giao hàng thành công là thế nào ??</text:p>
          </table:table-cell>
        </table:table-row>
        <table:table-row table:style-name="ro1">
          <table:table-cell office:value-type="string" calcext:value-type="string">
            <text:p>width: 20%;</text:p>
          </table:table-cell>
          <table:table-cell office:value-type="string" calcext:value-type="string">
            <text:p>Hàng mua hư không xài đc nói sửa lại dùm bửa giờ 15 ngày chưa thấy</text:p>
          </table:table-cell>
        </table:table-row>
        <table:table-row table:style-name="ro1">
          <table:table-cell office:value-type="string" calcext:value-type="string">
            <text:p>width: 20%;</text:p>
          </table:table-cell>
          <table:table-cell office:value-type="string" calcext:value-type="string">
            <text:p>Hàng mỏng manh, mới dùng lần đầu đã gãy thế này và túi đựng không giống hình. Rất ko hài lòng</text:p>
          </table:table-cell>
        </table:table-row>
        <table:table-row table:style-name="ro1">
          <table:table-cell office:value-type="string" calcext:value-type="string">
            <text:p>width: 20%;</text:p>
          </table:table-cell>
          <table:table-cell office:value-type="string" calcext:value-type="string">
            <text:p>Hàng mới về nghe được vài hôm đã hỏng, không biết bị gì mà không có tín hiệu gì cả, đã liên lạc vs shop đổi lại nhưng shop yêu cầu gửi để bảo hành. Lúc trước mua 1 cái xài ok, cái sau mua cho thằng em lại bị vậy. Thất vọng, hy vọng được giải quyết sớm.</text:p>
          </table:table-cell>
        </table:table-row>
        <table:table-row table:style-name="ro1">
          <table:table-cell office:value-type="string" calcext:value-type="string">
            <text:p>width: 20%;</text:p>
          </table:table-cell>
          <table:table-cell office:value-type="string" calcext:value-type="string">
            <text:p>Hang moi nhan mà chi ket noi wifi co day dc thoi ko ket noi dc ko day cho y Kien tiki</text:p>
          </table:table-cell>
        </table:table-row>
        <table:table-row table:style-name="ro3">
          <table:table-cell office:value-type="string" calcext:value-type="string">
            <text:p>width: 20%;</text:p>
          </table:table-cell>
          <table:table-cell office:value-type="string" calcext:value-type="string">
            <text:p>Hàng mình nhận bị lỗi (không lên đèn mặc dù có tiếng phát ra và Cam ấm ấm). Có dấu hiệu là hàng bị trả lại bởi 1 người mua khác do bị lỗi và nhà bán hàng giao nó cho mình (xem hình)</text:p>
            <text:p>Nhà cung cấp là "Thế giới tin học"</text:p>
            <text:p>Thực ra mình tin tưởng nhà bán hàng này bên Laz nhưng chẳng hiểu sao nữa.</text:p>
          </table:table-cell>
        </table:table-row>
        <table:table-row table:style-name="ro1">
          <table:table-cell office:value-type="string" calcext:value-type="string">
            <text:p>width: 20%;</text:p>
          </table:table-cell>
          <table:table-cell office:value-type="string" calcext:value-type="string">
            <text:p>Hàng mình mua về khui hộp set up theo hướng dẫn trên mạng 2 ngày rồi mà bấm vào xem được ko quá 3p là đơ...xong reset đi reset lại vài chục lần vẫn y chang như vậy...mua thêm bực vào người, lúc trước mua cái kích sóng wifi của xiaomi cũng xài đc nửa tháng rồi hư reset trăm lần...😤</text:p>
          </table:table-cell>
        </table:table-row>
        <table:table-row table:style-name="ro1">
          <table:table-cell office:value-type="string" calcext:value-type="string">
            <text:p>width: 20%;</text:p>
          </table:table-cell>
          <table:table-cell office:value-type="string" calcext:value-type="string">
            <text:p>Hàng lõm rồi, khó kết nối, đc 1 lần thì tịt lun , yêu cầu bồi thường, mã đơn hàng là 954511528</text:p>
          </table:table-cell>
        </table:table-row>
        <table:table-row table:style-name="ro1">
          <table:table-cell office:value-type="string" calcext:value-type="string">
            <text:p>width: 20%;</text:p>
          </table:table-cell>
          <table:table-cell office:value-type="string" calcext:value-type="string">
            <text:p>hàng lỗi chop ko coi dc ko ghi hinh lại dc yêu câu tiki giải quyêt</text:p>
          </table:table-cell>
        </table:table-row>
        <table:table-row table:style-name="ro1">
          <table:table-cell office:value-type="string" calcext:value-type="string">
            <text:p>width: 20%;</text:p>
          </table:table-cell>
          <table:table-cell office:value-type="string" calcext:value-type="string">
            <text:p>Hàng ko sử dụng vẫn rao bán. Tiki dạo này làm ăn rất tệ, gởi hàng đổi rồi gởi lại cái hư y chang vậy. Thật thất vọng với TI KI</text:p>
          </table:table-cell>
        </table:table-row>
        <table:table-row table:style-name="ro1">
          <table:table-cell office:value-type="string" calcext:value-type="string">
            <text:p>width: 20%;</text:p>
          </table:table-cell>
          <table:table-cell office:value-type="string" calcext:value-type="string">
            <text:p>Hàng ko như ý muốn có thể đổi loại khác đc ko. Hàng ko tốt đừng nên bán mắc công mất lòng</text:p>
          </table:table-cell>
        </table:table-row>
        <table:table-row table:style-name="ro1">
          <table:table-cell office:value-type="string" calcext:value-type="string">
            <text:p>width: 20%;</text:p>
          </table:table-cell>
          <table:table-cell office:value-type="string" calcext:value-type="string">
            <text:p>Hàng ko đúng như mong đợi</text:p>
          </table:table-cell>
        </table:table-row>
        <table:table-row table:style-name="ro1">
          <table:table-cell office:value-type="string" calcext:value-type="string">
            <text:p>width: 20%;</text:p>
          </table:table-cell>
          <table:table-cell office:value-type="string" calcext:value-type="string">
            <text:p>Hàng ko dùng đc</text:p>
          </table:table-cell>
        </table:table-row>
        <table:table-row table:style-name="ro1">
          <table:table-cell office:value-type="string" calcext:value-type="string">
            <text:p>width: 20%;</text:p>
          </table:table-cell>
          <table:table-cell office:value-type="string" calcext:value-type="string">
            <text:p>Hàng ko cài đặt dc. Gọi tổng đài, kỹ thuật vẫn ko cài dc. Lại kêu gọi tổng đài, lại kỹ thuật. Trả lời sp kỹ thuật bên e ko hỗ trợ j j đó. Phức tạp kinh khủng</text:p>
          </table:table-cell>
        </table:table-row>
        <table:table-row table:style-name="ro1">
          <table:table-cell office:value-type="string" calcext:value-type="string">
            <text:p>width: 20%;</text:p>
          </table:table-cell>
          <table:table-cell office:value-type="string" calcext:value-type="string">
            <text:p>Hàng không xài được...do không kết nối được <text:s/>với wifi, đèn led hồng ngoại không sáng</text:p>
          </table:table-cell>
        </table:table-row>
        <table:table-row table:style-name="ro1">
          <table:table-cell office:value-type="string" calcext:value-type="string">
            <text:p>width: 20%;</text:p>
          </table:table-cell>
          <table:table-cell office:value-type="string" calcext:value-type="string">
            <text:p>hàng không tốt tí nào cả lan bam</text:p>
          </table:table-cell>
        </table:table-row>
        <table:table-row table:style-name="ro3">
          <table:table-cell office:value-type="string" calcext:value-type="string">
            <text:p>width: 20%;</text:p>
          </table:table-cell>
          <table:table-cell office:value-type="string" calcext:value-type="string">
            <text:p>Hàng không tốt </text:p>
            <text:p>Quạt yếu không tản đc nhiệt tốt          </text:p>
            <text:p>Giao hàng chậm</text:p>
          </table:table-cell>
        </table:table-row>
        <table:table-row table:style-name="ro1">
          <table:table-cell office:value-type="string" calcext:value-type="string">
            <text:p>width: 20%;</text:p>
          </table:table-cell>
          <table:table-cell office:value-type="string" calcext:value-type="string">
            <text:p>hàng không sử dụng được không quay được bán hàng kiểu gì vậy không nên mua</text:p>
          </table:table-cell>
        </table:table-row>
        <table:table-row table:style-name="ro1">
          <table:table-cell office:value-type="string" calcext:value-type="string">
            <text:p>width: 20%;</text:p>
          </table:table-cell>
          <table:table-cell office:value-type="string" calcext:value-type="string">
            <text:p>Hàng không được ưng ý, vì mới dùng được thời gian ngắn đã kém, sạc vào được thì rất lâu, giờ thì ko vào nữa.</text:p>
          </table:table-cell>
        </table:table-row>
        <table:table-row table:style-name="ro1">
          <table:table-cell office:value-type="string" calcext:value-type="string">
            <text:p>width: 20%;</text:p>
          </table:table-cell>
          <table:table-cell office:value-type="string" calcext:value-type="string">
            <text:p>Hàng không đúng theo màu đã đặt. Cần dùng tới mà phải chờ xử lý. Đang không hài lòng</text:p>
          </table:table-cell>
        </table:table-row>
        <table:table-row table:style-name="ro1">
          <table:table-cell office:value-type="string" calcext:value-type="string">
            <text:p>width: 20%;</text:p>
          </table:table-cell>
          <table:table-cell office:value-type="string" calcext:value-type="string">
            <text:p>hàng không đủ phụ kênh, thiếu remote</text:p>
          </table:table-cell>
        </table:table-row>
        <table:table-row table:style-name="ro1">
          <table:table-cell office:value-type="string" calcext:value-type="string">
            <text:p>width: 20%;</text:p>
          </table:table-cell>
          <table:table-cell office:value-type="string" calcext:value-type="string">
            <text:p>hàng không có dây nguồn cắm vào màn hình thì sao mà dùng ?,may là mình còn có dây nguồn của con dell ultrasharp lấy vào thay thế,thùng thì nhìn cũ,mở ra thì vỏ bọc màn hình rách,màn hình thì dơ hơn cả con dell cũ của mình,tết mình còn chưa lau chùi con dell.Nói chung tết nhất năm mới nhưng có cảm giác bị ăn chặn,bán hàng ko trung thực.</text:p>
          </table:table-cell>
        </table:table-row>
        <table:table-row table:style-name="ro1">
          <table:table-cell office:value-type="string" calcext:value-type="string">
            <text:p>width: 20%;</text:p>
          </table:table-cell>
          <table:table-cell office:value-type="string" calcext:value-type="string">
            <text:p>hàng không chất lượng như quảng cáo, sạc cả ngày không vô pin, phải rim trực tiếp mới quay đc bó tay</text:p>
          </table:table-cell>
        </table:table-row>
        <table:table-row table:style-name="ro1">
          <table:table-cell office:value-type="string" calcext:value-type="string">
            <text:p>width: 20%;</text:p>
          </table:table-cell>
          <table:table-cell office:value-type="string" calcext:value-type="string">
            <text:p>Hàng kém quá! Pin 5600 nhưng chỉ sạc được 25-30% đã hết điện r!</text:p>
          </table:table-cell>
        </table:table-row>
        <table:table-row table:style-name="ro1">
          <table:table-cell office:value-type="string" calcext:value-type="string">
            <text:p>width: 20%;</text:p>
          </table:table-cell>
          <table:table-cell office:value-type="string" calcext:value-type="string">
            <text:p>Hàng kém chất lượng. Đúng tiền nào của đấy</text:p>
          </table:table-cell>
        </table:table-row>
        <table:table-row table:style-name="ro1">
          <table:table-cell office:value-type="string" calcext:value-type="string">
            <text:p>width: 20%;</text:p>
          </table:table-cell>
          <table:table-cell office:value-type="string" calcext:value-type="string">
            <text:p>Hàng kém chất lượng. Đổi hàng lần thứ 2 vẫn ko dùng được. Thất vọng!</text:p>
          </table:table-cell>
        </table:table-row>
        <table:table-row table:style-name="ro1">
          <table:table-cell office:value-type="string" calcext:value-type="string">
            <text:p>width: 20%;</text:p>
          </table:table-cell>
          <table:table-cell office:value-type="string" calcext:value-type="string">
            <text:p>Hàng kém chát lượng, tôi đã phải bảo hành tới 2 lần, và không yên tâm khi dùng</text:p>
          </table:table-cell>
        </table:table-row>
        <table:table-row table:style-name="ro1">
          <table:table-cell office:value-type="string" calcext:value-type="string">
            <text:p>width: 20%;</text:p>
          </table:table-cell>
          <table:table-cell office:value-type="string" calcext:value-type="string">
            <text:p>Hàng kém chất lượng- ko kêt nối được với máy- treo đầu dê bán thịt chó</text:p>
          </table:table-cell>
        </table:table-row>
        <table:table-row table:style-name="ro1">
          <table:table-cell office:value-type="string" calcext:value-type="string">
            <text:p>width: 20%;</text:p>
          </table:table-cell>
          <table:table-cell office:value-type="string" calcext:value-type="string">
            <text:p>Hàng kém chất lượng sạc đc chút thì tự ngắt có hôm sạc qua đêm để máy 1 chỗ sáng ra thấy còn mấy % pin</text:p>
          </table:table-cell>
        </table:table-row>
        <table:table-row table:style-name="ro1">
          <table:table-cell office:value-type="string" calcext:value-type="string">
            <text:p>width: 20%;</text:p>
          </table:table-cell>
          <table:table-cell office:value-type="string" calcext:value-type="string">
            <text:p>Hàng kém chất lượng k tốt</text:p>
          </table:table-cell>
        </table:table-row>
        <table:table-row table:style-name="ro1">
          <table:table-cell office:value-type="string" calcext:value-type="string">
            <text:p>width: 20%;</text:p>
          </table:table-cell>
          <table:table-cell office:value-type="string" calcext:value-type="string">
            <text:p>Hàng kém chất lượng chán ko biết nói gì</text:p>
          </table:table-cell>
        </table:table-row>
        <table:table-row table:style-name="ro1">
          <table:table-cell office:value-type="string" calcext:value-type="string">
            <text:p>width: 20%;</text:p>
          </table:table-cell>
          <table:table-cell office:value-type="string" calcext:value-type="string">
            <text:p>Hàng kém chất lượng</text:p>
          </table:table-cell>
        </table:table-row>
        <table:table-row table:style-name="ro1">
          <table:table-cell office:value-type="string" calcext:value-type="string">
            <text:p>width: 20%;</text:p>
          </table:table-cell>
          <table:table-cell office:value-type="string" calcext:value-type="string">
            <text:p>Hàng kem</text:p>
          </table:table-cell>
        </table:table-row>
        <table:table-row table:style-name="ro1">
          <table:table-cell office:value-type="string" calcext:value-type="string">
            <text:p>width: 20%;</text:p>
          </table:table-cell>
          <table:table-cell office:value-type="string" calcext:value-type="string">
            <text:p>Hàng k như mong đợi, hình thì đen trắng buổi tối thì k thấy gì</text:p>
          </table:table-cell>
        </table:table-row>
        <table:table-row table:style-name="ro1">
          <table:table-cell office:value-type="string" calcext:value-type="string">
            <text:p>width: 20%;</text:p>
          </table:table-cell>
          <table:table-cell office:value-type="string" calcext:value-type="string">
            <text:p>hàng k chất lượng</text:p>
          </table:table-cell>
        </table:table-row>
        <table:table-row table:style-name="ro1">
          <table:table-cell office:value-type="string" calcext:value-type="string">
            <text:p>width: 20%;</text:p>
          </table:table-cell>
          <table:table-cell office:value-type="string" calcext:value-type="string">
            <text:p>Hàng hoá thì không vấn đề. Nhưng khoản giao hàng nhanh của tiki thì cực kì chậm trễ. Mất phí giao hàng nhanh. Mà không khác gì là giao hàng tiêu chuẩn không mất phí</text:p>
          </table:table-cell>
        </table:table-row>
        <table:table-row table:style-name="ro1">
          <table:table-cell office:value-type="string" calcext:value-type="string">
            <text:p>width: 20%;</text:p>
          </table:table-cell>
          <table:table-cell office:value-type="string" calcext:value-type="string">
            <text:p>Hàng hóa khi nhận bao bì (hộp sản phẩm) bị móp méo, ẩm nước</text:p>
          </table:table-cell>
        </table:table-row>
        <table:table-row table:style-name="ro1">
          <table:table-cell office:value-type="string" calcext:value-type="string">
            <text:p>width: 20%;</text:p>
          </table:table-cell>
          <table:table-cell office:value-type="string" calcext:value-type="string">
            <text:p>hàng gửi về đã có lỗ khuyết và khi lấy ra thì thiếu 1 đầu sạt . day cũng ko như quảng cáo nói chung chán thật sự :((</text:p>
          </table:table-cell>
        </table:table-row>
        <table:table-row table:style-name="ro1">
          <table:table-cell office:value-type="string" calcext:value-type="string">
            <text:p>width: 20%;</text:p>
          </table:table-cell>
          <table:table-cell office:value-type="string" calcext:value-type="string">
            <text:p>hàng gửi về đã có lỗ khuyết và khi lấy ra thì thiếu 1 đầu sạt . day cũng ko như quảng cáo nói chung chán thật sự :((</text:p>
          </table:table-cell>
        </table:table-row>
        <table:table-row table:style-name="ro1">
          <table:table-cell office:value-type="string" calcext:value-type="string">
            <text:p>width: 20%;</text:p>
          </table:table-cell>
          <table:table-cell office:value-type="string" calcext:value-type="string">
            <text:p>Hàng gửi về cho tôi bị lỗi, cam mờ nhìn không thấy gì, tôi rất bận không có thời gian đổi trả với lại số tiền ít nên tôi bỏ luôn, không mua thêm gì ở đây nữa!</text:p>
          </table:table-cell>
        </table:table-row>
        <table:table-row table:style-name="ro1">
          <table:table-cell office:value-type="string" calcext:value-type="string">
            <text:p>width: 20%;</text:p>
          </table:table-cell>
          <table:table-cell office:value-type="string" calcext:value-type="string">
            <text:p>Hàng Gửi bị lỗi không đúng với hình. Tiki vui lòng liên hệ nhận lại hàng</text:p>
          </table:table-cell>
        </table:table-row>
        <table:table-row table:style-name="ro1">
          <table:table-cell office:value-type="string" calcext:value-type="string">
            <text:p>width: 20%;</text:p>
          </table:table-cell>
          <table:table-cell office:value-type="string" calcext:value-type="string">
            <text:p>hàng giống trong hình. mỗi tội thiếu remote là sao</text:p>
          </table:table-cell>
        </table:table-row>
        <table:table-row table:style-name="ro2">
          <table:table-cell office:value-type="string" calcext:value-type="string">
            <text:p>width: 20%;</text:p>
          </table:table-cell>
          <table:table-cell office:value-type="string" calcext:value-type="string">
            <text:p>hàng giao về, nhưng có người nhận giùm mình :) lúc mở ra thì thấy nứt kính + gãy an ten, cắm điện thì không thấy lên? gửi mail thì không thấy tiki phản hồi lại</text:p>
            <text:p>vậy là sao</text:p>
          </table:table-cell>
        </table:table-row>
        <table:table-row table:style-name="ro1">
          <table:table-cell office:value-type="string" calcext:value-type="string">
            <text:p>width: 20%;</text:p>
          </table:table-cell>
          <table:table-cell office:value-type="string" calcext:value-type="string">
            <text:p>Hàng giao về đẹp, nhìn i chang hình luôn, mình mừng ơi là mừng à... Nhưng rồi, khi mình nghe lần đầu tiên, âm thanh tuyệt vời, nói chung là lúc đó đã định lên Tiki đánh giá ngay 5 sao rồi, ai ngờ đâu mình vừa sạc lần pin đầu tiên, sạc xong thì không nghe được nữa, kêu rạch rạch vài cái rồi lại tắt, cảm giác hụt hẫng và thất vọng vô cùng, huhu, em mới nghe có một lần chứ nhiêu :(( Tiki làm ơn duyệt bài và xem xét giùm em điiiii, em ủng hộ Tiki lâu lắm rồi mới bị thất vọng như lần này :</text:p>
          </table:table-cell>
        </table:table-row>
        <table:table-row table:style-name="ro1">
          <table:table-cell office:value-type="string" calcext:value-type="string">
            <text:p>width: 20%;</text:p>
          </table:table-cell>
          <table:table-cell office:value-type="string" calcext:value-type="string">
            <text:p>Hàng giao không đúng hình anh sản phẩm như đơn hàng , gọi hỏi kỹ thuật cung không thấy hướng dẫn cho khách hàng</text:p>
          </table:table-cell>
        </table:table-row>
        <table:table-row table:style-name="ro1">
          <table:table-cell office:value-type="string" calcext:value-type="string">
            <text:p>width: 20%;</text:p>
          </table:table-cell>
          <table:table-cell office:value-type="string" calcext:value-type="string">
            <text:p>hàng giao không chất lượng <text:s/>,mới giao hàng 24/06/2020 <text:s/>pin bị hư phải câu trực tiếp</text:p>
          </table:table-cell>
        </table:table-row>
        <table:table-row table:style-name="ro1">
          <table:table-cell office:value-type="string" calcext:value-type="string">
            <text:p>width: 20%;</text:p>
          </table:table-cell>
          <table:table-cell office:value-type="string" calcext:value-type="string">
            <text:p>Hang giao k dung nhu da quang cao</text:p>
          </table:table-cell>
        </table:table-row>
        <table:table-row table:style-name="ro1">
          <table:table-cell office:value-type="string" calcext:value-type="string">
            <text:p>width: 20%;</text:p>
          </table:table-cell>
          <table:table-cell office:value-type="string" calcext:value-type="string">
            <text:p>hàng giao chưa xài đã bị gãy mất 1 chân rồi. đóng gói không cẩn thận móp méo tùm lum.</text:p>
          </table:table-cell>
        </table:table-row>
        <table:table-row table:style-name="ro1">
          <table:table-cell office:value-type="string" calcext:value-type="string">
            <text:p>width: 20%;</text:p>
          </table:table-cell>
          <table:table-cell office:value-type="string" calcext:value-type="string">
            <text:p>Hàng giao cho mình bị gãy chân 3 đế rồi</text:p>
          </table:table-cell>
        </table:table-row>
        <table:table-row table:style-name="ro1">
          <table:table-cell office:value-type="string" calcext:value-type="string">
            <text:p>width: 20%;</text:p>
          </table:table-cell>
          <table:table-cell office:value-type="string" calcext:value-type="string">
            <text:p>Hàng giả, không phải hàng chính hãng như quảng cáo</text:p>
          </table:table-cell>
        </table:table-row>
        <table:table-row table:style-name="ro1">
          <table:table-cell office:value-type="string" calcext:value-type="string">
            <text:p>width: 20%;</text:p>
          </table:table-cell>
          <table:table-cell office:value-type="string" calcext:value-type="string">
            <text:p>hàng giá yếu. quá dở.đóng gói kém. bên trong bọc thì ướt nhèm</text:p>
          </table:table-cell>
        </table:table-row>
        <table:table-row table:style-name="ro1">
          <table:table-cell office:value-type="string" calcext:value-type="string">
            <text:p>width: 20%;</text:p>
          </table:table-cell>
          <table:table-cell office:value-type="string" calcext:value-type="string">
            <text:p>Hàng Ghi đóng gói kĩ, sản phãm56</text:p>
          </table:table-cell>
        </table:table-row>
        <table:table-row table:style-name="ro1">
          <table:table-cell office:value-type="string" calcext:value-type="string">
            <text:p>width: 20%;</text:p>
          </table:table-cell>
          <table:table-cell office:value-type="string" calcext:value-type="string">
            <text:p>Hàng dỏm kém chất lượng sài vừa đúng 29 ngày thì tạch. Ghi đổi trả trong vòng 30 lúc đổi trả thì bảo chỉ 7 ngày. Giờ bảo hành hơn 14 ngày chưa hồi âm gọi tiki thì ú a ú â, giao nhanh trong 2h thu tiền thì lẹ lắm</text:p>
          </table:table-cell>
        </table:table-row>
        <table:table-row table:style-name="ro1">
          <table:table-cell office:value-type="string" calcext:value-type="string">
            <text:p>width: 20%;</text:p>
          </table:table-cell>
          <table:table-cell office:value-type="string" calcext:value-type="string">
            <text:p>Hàng dỏm</text:p>
          </table:table-cell>
        </table:table-row>
        <table:table-row table:style-name="ro1">
          <table:table-cell office:value-type="string" calcext:value-type="string">
            <text:p>width: 20%;</text:p>
          </table:table-cell>
          <table:table-cell office:value-type="string" calcext:value-type="string">
            <text:p>Hàng đểu. Loa rè ko sử dụng được <text:s/>không nên mua vì ko cho xem hàng</text:p>
          </table:table-cell>
        </table:table-row>
        <table:table-row table:style-name="ro1">
          <table:table-cell office:value-type="string" calcext:value-type="string">
            <text:p>width: 20%;</text:p>
          </table:table-cell>
          <table:table-cell office:value-type="string" calcext:value-type="string">
            <text:p>Hàng đểu sạc cả ngày vào dùng chưa được 15 phút</text:p>
          </table:table-cell>
        </table:table-row>
        <table:table-row table:style-name="ro1">
          <table:table-cell office:value-type="string" calcext:value-type="string">
            <text:p>width: 20%;</text:p>
          </table:table-cell>
          <table:table-cell office:value-type="string" calcext:value-type="string">
            <text:p>Hàng dễ vỡ, khi nhận sản phẩm bị gãy nắp. Tiki đổi lại giúp mình!</text:p>
          </table:table-cell>
        </table:table-row>
        <table:table-row table:style-name="ro1">
          <table:table-cell office:value-type="string" calcext:value-type="string">
            <text:p>width: 20%;</text:p>
          </table:table-cell>
          <table:table-cell office:value-type="string" calcext:value-type="string">
            <text:p>hàng dán vào k full màn! che mất 1 phần màn hình Active 1+ thì ghi là active 1 ghi là active 3 để lừa khách mua hàng ak shop</text:p>
          </table:table-cell>
        </table:table-row>
        <table:table-row table:style-name="ro1">
          <table:table-cell office:value-type="string" calcext:value-type="string">
            <text:p>width: 20%;</text:p>
          </table:table-cell>
          <table:table-cell office:value-type="string" calcext:value-type="string">
            <text:p>Hàng đã nhận nhanh tuy nhiên hàng không còn nguyên vẹn, bung 1 ăng ten, đứt dây của ăng ten đó, đề shop đổi lại hàng mới đảm bảo chất lượng</text:p>
          </table:table-cell>
        </table:table-row>
        <table:table-row table:style-name="ro1">
          <table:table-cell office:value-type="string" calcext:value-type="string">
            <text:p>width: 20%;</text:p>
          </table:table-cell>
          <table:table-cell office:value-type="string" calcext:value-type="string">
            <text:p>hàng đã khui hộp rồi mặc dù tiki nói để dán tem nhưng mình nghĩ không đúng vì tem chỉ dán ngoài hộp thôi và cái quan trọng là khi mình test bằng samsung Magician thì tốc độ đọc chỉ 395 MB/s .ghi 457 MG/s thôi .Hiện tại vẫn chưa cài gì cả để chờ lưutrusaigon giải thích .</text:p>
          </table:table-cell>
        </table:table-row>
        <table:table-row table:style-name="ro1">
          <table:table-cell office:value-type="string" calcext:value-type="string">
            <text:p>width: 20%;</text:p>
          </table:table-cell>
          <table:table-cell office:value-type="string" calcext:value-type="string">
            <text:p>hàng đã bị khui sẵn lấy mất bọc tắc kê. kiểm tra lại thì thấy dấu băng keo tiki dán chồng 2 lần. gãy hết 1 ăn ten. tuy nhiên tin tưởng như mọi lần nên mình không kiểm tra lại. đến khi shiper về mình khui ra mới thấy.</text:p>
          </table:table-cell>
        </table:table-row>
        <table:table-row table:style-name="ro1">
          <table:table-cell office:value-type="string" calcext:value-type="string">
            <text:p>width: 20%;</text:p>
          </table:table-cell>
          <table:table-cell office:value-type="string" calcext:value-type="string">
            <text:p>hàng đã bị khui ra sẵn , cóc sạc nguồn ko có , lần đầu mua hàng trên tiki cũng là lần thất vọng tràn trề, làm ăn như bùi dối trá lừa đảo</text:p>
          </table:table-cell>
        </table:table-row>
        <table:table-row table:style-name="ro1">
          <table:table-cell office:value-type="string" calcext:value-type="string">
            <text:p>width: 20%;</text:p>
          </table:table-cell>
          <table:table-cell office:value-type="string" calcext:value-type="string">
            <text:p>hàng đã bị khui mở, đề nghị cho lấy lại tiền</text:p>
          </table:table-cell>
        </table:table-row>
        <table:table-row table:style-name="ro1">
          <table:table-cell office:value-type="string" calcext:value-type="string">
            <text:p>width: 20%;</text:p>
          </table:table-cell>
          <table:table-cell office:value-type="string" calcext:value-type="string">
            <text:p>Hàng đã bị khui hộp, không bik đã qua sử dụng chưa????</text:p>
          </table:table-cell>
        </table:table-row>
        <table:table-row table:style-name="ro1">
          <table:table-cell office:value-type="string" calcext:value-type="string">
            <text:p>width: 20%;</text:p>
          </table:table-cell>
          <table:table-cell office:value-type="string" calcext:value-type="string">
            <text:p>Hàng của tôi cũng ko có ốc, chỉ có khay và khay. Đã nhiều trường hợp nhận hàng không có ốc mà shop và ad không bao giờ chịu rút kinh nghiệm... thất vọng vô cùng !</text:p>
          </table:table-cell>
        </table:table-row>
        <table:table-row table:style-name="ro1">
          <table:table-cell office:value-type="string" calcext:value-type="string">
            <text:p>width: 20%;</text:p>
          </table:table-cell>
          <table:table-cell office:value-type="string" calcext:value-type="string">
            <text:p>hàng của mình giao thiếu tấm gắn x1 nên ko bắt lên tường được? vui lòng giao bổ sung lại giúp mình</text:p>
          </table:table-cell>
        </table:table-row>
        <table:table-row table:style-name="ro1">
          <table:table-cell office:value-type="string" calcext:value-type="string">
            <text:p>width: 20%;</text:p>
          </table:table-cell>
          <table:table-cell office:value-type="string" calcext:value-type="string">
            <text:p>Hàng cũ màn hình xước chất lượng hình ảnh mờ</text:p>
          </table:table-cell>
        </table:table-row>
        <table:table-row table:style-name="ro4">
          <table:table-cell office:value-type="string" calcext:value-type="string">
            <text:p>width: 20%;</text:p>
          </table:table-cell>
          <table:table-cell office:value-type="string" calcext:value-type="string">
            <text:p>Hàng có vẻ không được full book 100%</text:p>
            <text:p>Hình ảnh không sắc nét </text:p>
            <text:p>Ghét nhất là thái độ giao hàng của nhân viên</text:p>
            <text:p>Không như lần trước có gọi hẹn trước</text:p>
            <text:p>Cậu này đến cửa mới gọi, bảo đợi 10 phút kêu không được ( vậy các bạn bán hàng kiểu gì?)</text:p>
          </table:table-cell>
        </table:table-row>
        <table:table-row table:style-name="ro1">
          <table:table-cell office:value-type="string" calcext:value-type="string">
            <text:p>width: 20%;</text:p>
          </table:table-cell>
          <table:table-cell office:value-type="string" calcext:value-type="string">
            <text:p>Hàng chưa nhận mà gửi tin hoàn thành đơn hàng là sao ???</text:p>
          </table:table-cell>
        </table:table-row>
        <table:table-row table:style-name="ro1">
          <table:table-cell office:value-type="string" calcext:value-type="string">
            <text:p>width: 20%;</text:p>
          </table:table-cell>
          <table:table-cell office:value-type="string" calcext:value-type="string">
            <text:p>hàng chất lượng kém, chỉ nghe được 1 tai, vậy có thể đổi lại không shop</text:p>
          </table:table-cell>
        </table:table-row>
        <table:table-row table:style-name="ro1">
          <table:table-cell office:value-type="string" calcext:value-type="string">
            <text:p>width: 20%;</text:p>
          </table:table-cell>
          <table:table-cell office:value-type="string" calcext:value-type="string">
            <text:p>hàng bị nỗi quá không chấp nhận được nhận được hàng mà không dùng được</text:p>
          </table:table-cell>
        </table:table-row>
        <table:table-row table:style-name="ro1">
          <table:table-cell office:value-type="string" calcext:value-type="string">
            <text:p>width: 20%;</text:p>
          </table:table-cell>
          <table:table-cell office:value-type="string" calcext:value-type="string">
            <text:p>Hàng bị như vậy không biết do vận chuyển hay đồ cũ nữa. Mua lần thư 2 rồi</text:p>
          </table:table-cell>
        </table:table-row>
        <table:table-row table:style-name="ro1">
          <table:table-cell office:value-type="string" calcext:value-type="string">
            <text:p>width: 20%;</text:p>
          </table:table-cell>
          <table:table-cell office:value-type="string" calcext:value-type="string">
            <text:p>Hàng bị lỗi. Vừa mới mua xong, bật lên chỉ rung rung tại chỗ, không xoay được. Yêu cầu tiki đổi giúp</text:p>
          </table:table-cell>
        </table:table-row>
        <table:table-row table:style-name="ro1">
          <table:table-cell office:value-type="string" calcext:value-type="string">
            <text:p>width: 20%;</text:p>
          </table:table-cell>
          <table:table-cell office:value-type="string" calcext:value-type="string">
            <text:p>hàng bị lỗi không sạc được. mua màu đen giao màu trắng. đề nghị tiki liên hệ gấp để đổi trả</text:p>
          </table:table-cell>
        </table:table-row>
        <table:table-row table:style-name="ro1">
          <table:table-cell office:value-type="string" calcext:value-type="string">
            <text:p>width: 20%;</text:p>
          </table:table-cell>
          <table:table-cell office:value-type="string" calcext:value-type="string">
            <text:p>hàng bị lỗi gãy trong quá trình vận chuyển</text:p>
          </table:table-cell>
        </table:table-row>
        <table:table-row table:style-name="ro1">
          <table:table-cell office:value-type="string" calcext:value-type="string">
            <text:p>width: 20%;</text:p>
          </table:table-cell>
          <table:table-cell office:value-type="string" calcext:value-type="string">
            <text:p>hàng bị lỗi có chấm xanh mong được hoàn trả lại hang</text:p>
          </table:table-cell>
        </table:table-row>
        <table:table-row table:style-name="ro1">
          <table:table-cell office:value-type="string" calcext:value-type="string">
            <text:p>width: 20%;</text:p>
          </table:table-cell>
          <table:table-cell office:value-type="string" calcext:value-type="string">
            <text:p>Hàng bị lỗi 1 chân bị kẹt vào trong kéo không ra được đang chờ đổi trả. Cả nhà bán hàng và TiKi đều không kiểm tra hàng trước khi giao?. <text:s/>Mua hàng TiKi rất nhiều đây là lần đầu mình rất thất vọng làm ảnh hưởng đến công việc phải chờ điện thoại trả hàng mà chưa thấy đâu. Hy vọng Tiki nên kiểm tra hàng lại trước khi giao lại cho mình.</text:p>
          </table:table-cell>
        </table:table-row>
        <table:table-row table:style-name="ro1">
          <table:table-cell office:value-type="string" calcext:value-type="string">
            <text:p>width: 20%;</text:p>
          </table:table-cell>
          <table:table-cell office:value-type="string" calcext:value-type="string">
            <text:p>Hàng bị hỏng, không dùng được.</text:p>
          </table:table-cell>
        </table:table-row>
        <table:table-row table:style-name="ro1">
          <table:table-cell office:value-type="string" calcext:value-type="string">
            <text:p>width: 20%;</text:p>
          </table:table-cell>
          <table:table-cell office:value-type="string" calcext:value-type="string">
            <text:p>hai cái bể mất cái thôi đành nhận vì đang cần nnnnnn</text:p>
          </table:table-cell>
        </table:table-row>
        <table:table-row table:style-name="ro1">
          <table:table-cell office:value-type="string" calcext:value-type="string">
            <text:p>width: 20%;</text:p>
          </table:table-cell>
          <table:table-cell office:value-type="string" calcext:value-type="string">
            <text:p>Gũi ve k co thẻ nho kèm theo . Toi hoan tra hang . Ky qua</text:p>
          </table:table-cell>
        </table:table-row>
        <table:table-row table:style-name="ro1">
          <table:table-cell office:value-type="string" calcext:value-type="string">
            <text:p>width: 20%;</text:p>
          </table:table-cell>
          <table:table-cell office:value-type="string" calcext:value-type="string">
            <text:p>Gửi sai sản phẩm!!! Mình đặt một cáp sạc Micro và một cáp sạc Lightning mà lại ship hai cáp Micro!</text:p>
          </table:table-cell>
        </table:table-row>
        <table:table-row table:style-name="ro1">
          <table:table-cell office:value-type="string" calcext:value-type="string">
            <text:p>width: 20%;</text:p>
          </table:table-cell>
          <table:table-cell office:value-type="string" calcext:value-type="string">
            <text:p>gửi sai sản phẩm cho mình là lỗi to nhất rồi ko được 2 sao đâu</text:p>
          </table:table-cell>
        </table:table-row>
        <table:table-row table:style-name="ro1">
          <table:table-cell office:value-type="string" calcext:value-type="string">
            <text:p>width: 20%;</text:p>
          </table:table-cell>
          <table:table-cell office:value-type="string" calcext:value-type="string">
            <text:p>gửi hàng méo, thiếu hdmi</text:p>
          </table:table-cell>
        </table:table-row>
        <table:table-row table:style-name="ro1">
          <table:table-cell office:value-type="string" calcext:value-type="string">
            <text:p>width: 20%;</text:p>
          </table:table-cell>
          <table:table-cell office:value-type="string" calcext:value-type="string">
            <text:p>gói hàng khi nhận bị móp méo, hộp nhựa bị nứt, trong gói hàng cũng không có tới 1 túi khí chống sốc hay xốp bong bóng khi để bảo vệ! khá thất vọng</text:p>
          </table:table-cell>
        </table:table-row>
        <table:table-row table:style-name="ro1">
          <table:table-cell office:value-type="string" calcext:value-type="string">
            <text:p>width: 20%;</text:p>
          </table:table-cell>
          <table:table-cell office:value-type="string" calcext:value-type="string">
            <text:p>gọi điện kêu chụp 2 mặt sim xong điện k bắt máy, sim thì không có sóng. không sử dụng được. lừa đảo à</text:p>
          </table:table-cell>
        </table:table-row>
        <table:table-row table:style-name="ro1">
          <table:table-cell office:value-type="string" calcext:value-type="string">
            <text:p>width: 20%;</text:p>
          </table:table-cell>
          <table:table-cell office:value-type="string" calcext:value-type="string">
            <text:p>Gọi điện để support về thông tin bảo hành, bảo gọi lại mà không thấy đâu. Mình xem sản phẩm của mấy bạn trước review thì thấy có dán tem, còn của mình thì không.</text:p>
          </table:table-cell>
        </table:table-row>
        <table:table-row table:style-name="ro1">
          <table:table-cell office:value-type="string" calcext:value-type="string">
            <text:p>width: 20%;</text:p>
          </table:table-cell>
          <table:table-cell office:value-type="string" calcext:value-type="string">
            <text:p>gọi điện cho bên bán hàng nhờ trợ giúp nhưng ko ai bắt máy.sp ko hỗ chợ wifi ?</text:p>
          </table:table-cell>
        </table:table-row>
        <table:table-row table:style-name="ro1">
          <table:table-cell office:value-type="string" calcext:value-type="string">
            <text:p>width: 20%;</text:p>
          </table:table-cell>
          <table:table-cell office:value-type="string" calcext:value-type="string">
            <text:p>giọng nói nghe không ấm, tiếng âm nhạc bé</text:p>
          </table:table-cell>
        </table:table-row>
        <table:table-row table:style-name="ro1">
          <table:table-cell office:value-type="string" calcext:value-type="string">
            <text:p>width: 20%;</text:p>
          </table:table-cell>
          <table:table-cell office:value-type="string" calcext:value-type="string">
            <text:p>giống như hình nhưng ko bay được. cũng không tắt đèn đc.thật thất vọng. ko biết có bảo hành đc ko. gọi lại ko nghe máy. mất lòng tin.</text:p>
          </table:table-cell>
        </table:table-row>
        <table:table-row table:style-name="ro1">
          <table:table-cell office:value-type="string" calcext:value-type="string">
            <text:p>width: 20%;</text:p>
          </table:table-cell>
          <table:table-cell office:value-type="string" calcext:value-type="string">
            <text:p>Giấy in quá chán, <text:s/>dùng đc vài bữa bay hết chữ số luôn</text:p>
          </table:table-cell>
        </table:table-row>
        <table:table-row table:style-name="ro1">
          <table:table-cell office:value-type="string" calcext:value-type="string">
            <text:p>width: 20%;</text:p>
          </table:table-cell>
          <table:table-cell office:value-type="string" calcext:value-type="string">
            <text:p>giau hàng nhanh nhưng ko đúng sảng phẩm mô tả, mai mốt ghặp shop này chạy</text:p>
          </table:table-cell>
        </table:table-row>
        <table:table-row table:style-name="ro1">
          <table:table-cell office:value-type="string" calcext:value-type="string">
            <text:p>width: 20%;</text:p>
          </table:table-cell>
          <table:table-cell office:value-type="string" calcext:value-type="string">
            <text:p>giau hàng nhanh nhưng ko đúng sảng phẩm mô tả, mai mốt ghặp shop này chạy</text:p>
          </table:table-cell>
        </table:table-row>
        <table:table-row table:style-name="ro1">
          <table:table-cell office:value-type="string" calcext:value-type="string">
            <text:p>width: 20%;</text:p>
          </table:table-cell>
          <table:table-cell office:value-type="string" calcext:value-type="string">
            <text:p>giao thiếu kẹp điện thoại và remote.......................................</text:p>
          </table:table-cell>
        </table:table-row>
        <table:table-row table:style-name="ro1">
          <table:table-cell office:value-type="string" calcext:value-type="string">
            <text:p>width: 20%;</text:p>
          </table:table-cell>
          <table:table-cell office:value-type="string" calcext:value-type="string">
            <text:p>Giao thiếu hàng. Không thấy tai nghe của sony đâu cả</text:p>
          </table:table-cell>
        </table:table-row>
        <table:table-row table:style-name="ro1">
          <table:table-cell office:value-type="string" calcext:value-type="string">
            <text:p>width: 20%;</text:p>
          </table:table-cell>
          <table:table-cell office:value-type="string" calcext:value-type="string">
            <text:p>Giao thiếu đồ đo độ ẩm</text:p>
          </table:table-cell>
        </table:table-row>
        <table:table-row table:style-name="ro1">
          <table:table-cell office:value-type="string" calcext:value-type="string">
            <text:p>width: 20%;</text:p>
          </table:table-cell>
          <table:table-cell office:value-type="string" calcext:value-type="string">
            <text:p>giao thì thiếu miếng dán, còn dán trên tường đc mấy ngày rớt xuống</text:p>
          </table:table-cell>
        </table:table-row>
        <table:table-row table:style-name="ro2">
          <table:table-cell office:value-type="string" calcext:value-type="string">
            <text:p>width: 20%;</text:p>
          </table:table-cell>
          <table:table-cell office:value-type="string" calcext:value-type="string">
            <text:p>Giao sản phẩm thiếu phụ kiện</text:p>
            <text:p>Sản phẩm bị lỗi phần cứng</text:p>
          </table:table-cell>
        </table:table-row>
        <table:table-row table:style-name="ro1">
          <table:table-cell office:value-type="string" calcext:value-type="string">
            <text:p>width: 20%;</text:p>
          </table:table-cell>
          <table:table-cell office:value-type="string" calcext:value-type="string">
            <text:p>Giao sai hàng phải trả lại, khá phiền. Hết hàng nên không đổi được. Tiki giải quyết ok, NCC ko ổn.</text:p>
          </table:table-cell>
        </table:table-row>
        <table:table-row table:style-name="ro1">
          <table:table-cell office:value-type="string" calcext:value-type="string">
            <text:p>width: 20%;</text:p>
          </table:table-cell>
          <table:table-cell office:value-type="string" calcext:value-type="string">
            <text:p>Giao sai hàng</text:p>
          </table:table-cell>
        </table:table-row>
        <table:table-row table:style-name="ro1">
          <table:table-cell office:value-type="string" calcext:value-type="string">
            <text:p>width: 20%;</text:p>
          </table:table-cell>
          <table:table-cell office:value-type="string" calcext:value-type="string">
            <text:p>Giao nhầm sản phẩm <text:s/>đặt 7 8 và x giao 6 ko Sài dc</text:p>
          </table:table-cell>
        </table:table-row>
        <table:table-row table:style-name="ro1">
          <table:table-cell office:value-type="string" calcext:value-type="string">
            <text:p>width: 20%;</text:p>
          </table:table-cell>
          <table:table-cell office:value-type="string" calcext:value-type="string">
            <text:p>Giao nhầm hàng, lại không cho đổi</text:p>
          </table:table-cell>
        </table:table-row>
        <table:table-row table:style-name="ro1">
          <table:table-cell office:value-type="string" calcext:value-type="string">
            <text:p>width: 20%;</text:p>
          </table:table-cell>
          <table:table-cell office:value-type="string" calcext:value-type="string">
            <text:p>Giao nhầm đổi trả nhân viên tư vấn quá chán</text:p>
          </table:table-cell>
        </table:table-row>
        <table:table-row table:style-name="ro2">
          <table:table-cell office:value-type="string" calcext:value-type="string">
            <text:p>width: 20%;</text:p>
          </table:table-cell>
          <table:table-cell office:value-type="string" calcext:value-type="string">
            <text:p>giao mỗi camera không có chân đế và nguồn </text:p>
            <text:p>nản luôn</text:p>
          </table:table-cell>
        </table:table-row>
        <table:table-row table:style-name="ro1">
          <table:table-cell office:value-type="string" calcext:value-type="string">
            <text:p>width: 20%;</text:p>
          </table:table-cell>
          <table:table-cell office:value-type="string" calcext:value-type="string">
            <text:p>giao ko đúng hàng ,mất thời gian đoi trả ,mong rằng các đơn vị bán hàng có tâm 1 chút</text:p>
          </table:table-cell>
        </table:table-row>
        <table:table-row table:style-name="ro1">
          <table:table-cell office:value-type="string" calcext:value-type="string">
            <text:p>width: 20%;</text:p>
          </table:table-cell>
          <table:table-cell office:value-type="string" calcext:value-type="string">
            <text:p>Giao không giống quảng cáo nên mình đã trả hàng. Lâu rồi giờ mới đánh giá</text:p>
          </table:table-cell>
        </table:table-row>
        <table:table-row table:style-name="ro1">
          <table:table-cell office:value-type="string" calcext:value-type="string">
            <text:p>width: 20%;</text:p>
          </table:table-cell>
          <table:table-cell office:value-type="string" calcext:value-type="string">
            <text:p>Giao không đủ phụ kiện , hàng như vầy gắn điện thoại lên bằng cách nào vậy shop. Thất vọng</text:p>
          </table:table-cell>
        </table:table-row>
        <table:table-row table:style-name="ro1">
          <table:table-cell office:value-type="string" calcext:value-type="string">
            <text:p>width: 20%;</text:p>
          </table:table-cell>
          <table:table-cell office:value-type="string" calcext:value-type="string">
            <text:p>giao hàng về, cắm sạc k thấy lên điện, giao hàng cũ k còn sử dụng đc :(</text:p>
          </table:table-cell>
        </table:table-row>
        <table:table-row table:style-name="ro1">
          <table:table-cell office:value-type="string" calcext:value-type="string">
            <text:p>width: 20%;</text:p>
          </table:table-cell>
          <table:table-cell office:value-type="string" calcext:value-type="string">
            <text:p>Giao hàng tương đối ổn, nhưng đầu ghi hình bị móp méo, ko hài lòng lắm.</text:p>
          </table:table-cell>
        </table:table-row>
        <table:table-row table:style-name="ro10">
          <table:table-cell office:value-type="string" calcext:value-type="string">
            <text:p>width: 20%;</text:p>
          </table:table-cell>
          <table:table-cell office:value-type="string" calcext:value-type="string">
            <text:p>giao hàng trễ hơn dự kiến 2 ngày</text:p>
            <text:p>giao hàng trễ hơn dự kiến 2 ngày</text:p>
            <text:p>giao hàng trễ hơn dự kiến 2 ngày</text:p>
            <text:p>giao hàng trễ hơn dự kiến 2 ngày</text:p>
            <text:p> giao hàng trễ hơn dự kiến 2 ngày</text:p>
            <text:p>giao hàng trễ hơn dự kiến 2 ngày </text:p>
            <text:p>giao hàng trễ hơn dự kiến 2 ngày</text:p>
            <text:p>giao hàng trễ hơn dự kiến 2 ngày</text:p>
            <text:p>giao hàng trễ hơn dự kiến 2 ngày</text:p>
            <text:p>giao hàng trễ hơn dự kiến 2 ngày</text:p>
            <text:p>giao hàng trễ hơn dự kiến 2 ngày</text:p>
          </table:table-cell>
        </table:table-row>
        <table:table-row table:style-name="ro1">
          <table:table-cell office:value-type="string" calcext:value-type="string">
            <text:p>width: 20%;</text:p>
          </table:table-cell>
          <table:table-cell office:value-type="string" calcext:value-type="string">
            <text:p>giao hàng trễ 4 ngày , đơn hàng ghi là tới thứ 5 ngày 7 mà này thứ 2 ngày 11 rồi mới giao tới , thất vọng quá !!!</text:p>
          </table:table-cell>
        </table:table-row>
        <table:table-row table:style-name="ro1">
          <table:table-cell office:value-type="string" calcext:value-type="string">
            <text:p>width: 20%;</text:p>
          </table:table-cell>
          <table:table-cell office:value-type="string" calcext:value-type="string">
            <text:p>Giao hàng TikiNow 24h không đúng với thời gian cam kết.</text:p>
          </table:table-cell>
        </table:table-row>
        <table:table-row table:style-name="ro1">
          <table:table-cell office:value-type="string" calcext:value-type="string">
            <text:p>width: 20%;</text:p>
          </table:table-cell>
          <table:table-cell office:value-type="string" calcext:value-type="string">
            <text:p>giao hàng thiếu ốc giờ k biết lắp làm sao</text:p>
          </table:table-cell>
        </table:table-row>
        <table:table-row table:style-name="ro1">
          <table:table-cell office:value-type="string" calcext:value-type="string">
            <text:p>width: 20%;</text:p>
          </table:table-cell>
          <table:table-cell office:value-type="string" calcext:value-type="string">
            <text:p>Giao hàng thì lâu.sạc thì không vào.đầu dây vẫn sáng.mua cái này về làm đèn ngủ tốt</text:p>
          </table:table-cell>
        </table:table-row>
        <table:table-row table:style-name="ro1">
          <table:table-cell office:value-type="string" calcext:value-type="string">
            <text:p>width: 20%;</text:p>
          </table:table-cell>
          <table:table-cell office:value-type="string" calcext:value-type="string">
            <text:p>Giao hàng thế này thì tôi chịu luôn rồi</text:p>
          </table:table-cell>
        </table:table-row>
        <table:table-row table:style-name="ro1">
          <table:table-cell office:value-type="string" calcext:value-type="string">
            <text:p>width: 20%;</text:p>
          </table:table-cell>
          <table:table-cell office:value-type="string" calcext:value-type="string">
            <text:p>Giao hàng sản phẩm lỗi đổi trả lằng ngoằng, không giải quyết được vấn đề cho khách hàng</text:p>
          </table:table-cell>
        </table:table-row>
        <table:table-row table:style-name="ro1">
          <table:table-cell office:value-type="string" calcext:value-type="string">
            <text:p>width: 20%;</text:p>
          </table:table-cell>
          <table:table-cell office:value-type="string" calcext:value-type="string">
            <text:p>Giao hàng sai dự kiến</text:p>
          </table:table-cell>
        </table:table-row>
        <table:table-row table:style-name="ro1">
          <table:table-cell office:value-type="string" calcext:value-type="string">
            <text:p>width: 20%;</text:p>
          </table:table-cell>
          <table:table-cell office:value-type="string" calcext:value-type="string">
            <text:p>giao hàng rồi mà kg sài đc muốn đổi lại cái khác ( shop nên kiểm tra hàng trước khi giao để khỏi mất thời gian đôi bên )</text:p>
          </table:table-cell>
        </table:table-row>
        <table:table-row table:style-name="ro1">
          <table:table-cell office:value-type="string" calcext:value-type="string">
            <text:p>width: 20%;</text:p>
          </table:table-cell>
          <table:table-cell office:value-type="string" calcext:value-type="string">
            <text:p>Giao hàng rất rất chậm!</text:p>
          </table:table-cell>
        </table:table-row>
        <table:table-row table:style-name="ro2">
          <table:table-cell office:value-type="string" calcext:value-type="string">
            <text:p>width: 20%;</text:p>
          </table:table-cell>
          <table:table-cell office:value-type="string" calcext:value-type="string">
            <text:p>Giao hàng rất nhanh, nhưng mở hộp ra thì thấy box sản phẩm méo mó, bị dán lại bằng băng dính cẩu thả, nhựa xước, nói chung là như lấy đồ dùng rồi gói lại rồi đem bán.</text:p>
            <text:p>Mình có gửi hình, cần được trả lời rõ ràng về sản phẩm này.</text:p>
          </table:table-cell>
        </table:table-row>
        <table:table-row table:style-name="ro1">
          <table:table-cell office:value-type="string" calcext:value-type="string">
            <text:p>width: 20%;</text:p>
          </table:table-cell>
          <table:table-cell office:value-type="string" calcext:value-type="string">
            <text:p>giao hàng r nhá. nhưng chỉ có 1 đầu sạc ip thôi. thất vọng</text:p>
          </table:table-cell>
        </table:table-row>
        <table:table-row table:style-name="ro1">
          <table:table-cell office:value-type="string" calcext:value-type="string">
            <text:p>width: 20%;</text:p>
          </table:table-cell>
          <table:table-cell office:value-type="string" calcext:value-type="string">
            <text:p>Giao hàng quá lâu, đợi nhắc mới có hàng. Laptop chất lượng ngon bổ rẻ.</text:p>
          </table:table-cell>
        </table:table-row>
        <table:table-row table:style-name="ro3">
          <table:table-cell office:value-type="string" calcext:value-type="string">
            <text:p>width: 20%;</text:p>
          </table:table-cell>
          <table:table-cell office:value-type="string" calcext:value-type="string">
            <text:p>Giao hàng quá chậm, phải đợi đến 2 tuần mới có hàng.</text:p>
            <text:p>Nhân viên tiki cũng không liên hệ với khách thông báo hàng trễ. Mình phải tự gọi lên tiki nhiều lần để check.</text:p>
            <text:p>Hiện tại đã nhận được hàng và sử dụng tốt, nhưng lần này mình thật sự thất vọng về cách làm việc của tiki.</text:p>
          </table:table-cell>
        </table:table-row>
        <table:table-row table:style-name="ro1">
          <table:table-cell office:value-type="string" calcext:value-type="string">
            <text:p>width: 20%;</text:p>
          </table:table-cell>
          <table:table-cell office:value-type="string" calcext:value-type="string">
            <text:p>Giao hàng nhưng sản phẩm lại không có khay mực???</text:p>
          </table:table-cell>
        </table:table-row>
        <table:table-row table:style-name="ro1">
          <table:table-cell office:value-type="string" calcext:value-type="string">
            <text:p>width: 20%;</text:p>
          </table:table-cell>
          <table:table-cell office:value-type="string" calcext:value-type="string">
            <text:p>giao hàng như nhưng hàng thì giao loại cũ. giá trị ko cao nên thôi để xài. hi vọng shop sẽ rút kinh nghiệm và các bạn sắp mua nên kiểm tra hàng trước khi mua</text:p>
          </table:table-cell>
        </table:table-row>
        <table:table-row table:style-name="ro1">
          <table:table-cell office:value-type="string" calcext:value-type="string">
            <text:p>width: 20%;</text:p>
          </table:table-cell>
          <table:table-cell office:value-type="string" calcext:value-type="string">
            <text:p>Giao hàng nhanh. Tuy nhiên sản phẩm của tôi đã bị lỗi, tôi yêu cầu đổi sản phẩm mới, đã gửi lại Tiki nhưng chưa biết khi nào nhận lại sản phẩm đây.......</text:p>
          </table:table-cell>
        </table:table-row>
        <table:table-row table:style-name="ro1">
          <table:table-cell office:value-type="string" calcext:value-type="string">
            <text:p>width: 20%;</text:p>
          </table:table-cell>
          <table:table-cell office:value-type="string" calcext:value-type="string">
            <text:p>Giao hàng nhanh. Đã test sản phẩm chưa thấy lỗi nhưng không hài lòng chỗ sản phẩm đã bị mở hộp từ trước rồi dán tem tiki trading vào. Mình đã dùng nhiều camera loại này, hộp sản phẩm lúc nào cũng có bao nilon bên ngoài chứ k phải dán tem tiki lên là được. Làm ăn đàng hoàn thì nên ghi rõ sản phẩm đã qua sử dụng hay đã mở hộp test gì đó. Mình có quay video lại nhưng k đăng lên được.</text:p>
          </table:table-cell>
        </table:table-row>
        <table:table-row table:style-name="ro1">
          <table:table-cell office:value-type="string" calcext:value-type="string">
            <text:p>width: 20%;</text:p>
          </table:table-cell>
          <table:table-cell office:value-type="string" calcext:value-type="string">
            <text:p>Giao hàng nhanh nhưng quạt không chạy, cắm cáp bị nóng sợi cáp và quạt ko chạy, đã thử đổi cáp khác và cổng usb khác nhưng cũng vậy. Đã phản ánh với CSKH của Tiki và được báo là sẽ phản hồi trong 24 tiếng nhưng đến hôm nay đã 2 ngày vẫn chưa nhận được phản hồi gì hết.</text:p>
          </table:table-cell>
        </table:table-row>
        <table:table-row table:style-name="ro1">
          <table:table-cell office:value-type="string" calcext:value-type="string">
            <text:p>width: 20%;</text:p>
          </table:table-cell>
          <table:table-cell office:value-type="string" calcext:value-type="string">
            <text:p>giao hàng ko đúng như quảng cáo, khi nhân viên giao hàng mình thấy có mỗi vỏ không có thẻ nhớ, các bạn đặt hàng nên kiểm tra kỹ</text:p>
          </table:table-cell>
        </table:table-row>
        <table:table-row table:style-name="ro1">
          <table:table-cell office:value-type="string" calcext:value-type="string">
            <text:p>width: 20%;</text:p>
          </table:table-cell>
          <table:table-cell office:value-type="string" calcext:value-type="string">
            <text:p>giao hàng ko đúng mẫu.sss</text:p>
          </table:table-cell>
        </table:table-row>
        <table:table-row table:style-name="ro1">
          <table:table-cell office:value-type="string" calcext:value-type="string">
            <text:p>width: 20%;</text:p>
          </table:table-cell>
          <table:table-cell office:value-type="string" calcext:value-type="string">
            <text:p>giao hang ko co sac sao sai ho tro tra hang nhe</text:p>
          </table:table-cell>
        </table:table-row>
        <table:table-row table:style-name="ro1">
          <table:table-cell office:value-type="string" calcext:value-type="string">
            <text:p>width: 20%;</text:p>
          </table:table-cell>
          <table:table-cell office:value-type="string" calcext:value-type="string">
            <text:p>Giao hàng kiểu gì vừa bóc hàng ra đã vỡ tan nát thế này??? Haizzz hàng kém chất lượng. Mọi người đề phòng.</text:p>
          </table:table-cell>
        </table:table-row>
        <table:table-row table:style-name="ro1">
          <table:table-cell office:value-type="string" calcext:value-type="string">
            <text:p>width: 20%;</text:p>
          </table:table-cell>
          <table:table-cell office:value-type="string" calcext:value-type="string">
            <text:p>Giao hàng không đúng với order, không kiểm tra kỹ hàng trước khi giao cho khách</text:p>
          </table:table-cell>
        </table:table-row>
        <table:table-row table:style-name="ro1">
          <table:table-cell office:value-type="string" calcext:value-type="string">
            <text:p>width: 20%;</text:p>
          </table:table-cell>
          <table:table-cell office:value-type="string" calcext:value-type="string">
            <text:p>giao hàng không đúng như quảng cáo , mua con yoosee màu cam mà giao màu xanh ,shop làm ăn không uy tín . màu cam với màu xanh chênh nhau cả 100k / 1 cái .</text:p>
          </table:table-cell>
        </table:table-row>
        <table:table-row table:style-name="ro1">
          <table:table-cell office:value-type="string" calcext:value-type="string">
            <text:p>width: 20%;</text:p>
          </table:table-cell>
          <table:table-cell office:value-type="string" calcext:value-type="string">
            <text:p>Giao hàng không đúng như nhu cầu, mình đặt plu lại giao cái thường, giờ 2 miếng để ở nhà không biết để làm gì</text:p>
          </table:table-cell>
        </table:table-row>
        <table:table-row table:style-name="ro1">
          <table:table-cell office:value-type="string" calcext:value-type="string">
            <text:p>width: 20%;</text:p>
          </table:table-cell>
          <table:table-cell office:value-type="string" calcext:value-type="string">
            <text:p>Giao hàng không đúng cam kết. Order Mã C3W viền đỏ có loa, có còi hú nhưng shop lại giao mã C3WN viền xanh lá, không có còi hú. Gọi điện Tiki thì không cho liên hệ Nhà Cung Ứng để đổi trả. Ngoại hình camera rất giống hình nhưng chỉ khác các chi tiết đó làm cho người mua rất dễ bị nhầm.</text:p>
          </table:table-cell>
        </table:table-row>
        <table:table-row table:style-name="ro1">
          <table:table-cell office:value-type="string" calcext:value-type="string">
            <text:p>width: 20%;</text:p>
          </table:table-cell>
          <table:table-cell office:value-type="string" calcext:value-type="string">
            <text:p>giao hàng khác sp gioi thiệu</text:p>
          </table:table-cell>
        </table:table-row>
        <table:table-row table:style-name="ro1">
          <table:table-cell office:value-type="string" calcext:value-type="string">
            <text:p>width: 20%;</text:p>
          </table:table-cell>
          <table:table-cell office:value-type="string" calcext:value-type="string">
            <text:p>Giao hàng kém chất lượng, thẻ nhớ gắn vào không nhận</text:p>
          </table:table-cell>
        </table:table-row>
        <table:table-row table:style-name="ro1">
          <table:table-cell office:value-type="string" calcext:value-type="string">
            <text:p>width: 20%;</text:p>
          </table:table-cell>
          <table:table-cell office:value-type="string" calcext:value-type="string">
            <text:p>Giao hàng kém chất lượng không thử hàng trước khi giao khách hàng. Làm ăn kiểu này quá chán. Quá thất vọng lần sau chắc sẽ cân nhắc chon những sản phẩm bên tiki giao</text:p>
          </table:table-cell>
        </table:table-row>
        <table:table-row table:style-name="ro1">
          <table:table-cell office:value-type="string" calcext:value-type="string">
            <text:p>width: 20%;</text:p>
          </table:table-cell>
          <table:table-cell office:value-type="string" calcext:value-type="string">
            <text:p>giao hang k dung mo tả toi dat camera yoosee nhung day la hang gì k co ten k logo mắt con bi lech</text:p>
          </table:table-cell>
        </table:table-row>
        <table:table-row table:style-name="ro2">
          <table:table-cell office:value-type="string" calcext:value-type="string">
            <text:p>width: 20%;</text:p>
          </table:table-cell>
          <table:table-cell office:value-type="string" calcext:value-type="string">
            <text:p>giao hang k dung mau ma dang tren hinh va kem chat luong k sai duoc</text:p>
            <text:p>hinh anh mo cam k thay ro nguoi ...that k the chap nhan duoc..mong ben ban hang co tam hon voi dan pham va chu tin cua minh..de nguoi tieu dung k phai om cuc tuc vao nguoi</text:p>
          </table:table-cell>
        </table:table-row>
        <table:table-row table:style-name="ro1">
          <table:table-cell office:value-type="string" calcext:value-type="string">
            <text:p>width: 20%;</text:p>
          </table:table-cell>
          <table:table-cell office:value-type="string" calcext:value-type="string">
            <text:p>Giao hàng hộp thì móp méo, loa bên trong đầy bụi cứ như hàng cũ</text:p>
          </table:table-cell>
        </table:table-row>
        <table:table-row table:style-name="ro1">
          <table:table-cell office:value-type="string" calcext:value-type="string">
            <text:p>width: 20%;</text:p>
          </table:table-cell>
          <table:table-cell office:value-type="string" calcext:value-type="string">
            <text:p>giao hàng gì mà trầy tùm lum hàng cũ hay sao ak còn có vết nức nữa chứ</text:p>
          </table:table-cell>
        </table:table-row>
        <table:table-row table:style-name="ro1">
          <table:table-cell office:value-type="string" calcext:value-type="string">
            <text:p>width: 20%;</text:p>
          </table:table-cell>
          <table:table-cell office:value-type="string" calcext:value-type="string">
            <text:p>giao hàng gì mà có mở được đâu</text:p>
          </table:table-cell>
        </table:table-row>
        <table:table-row table:style-name="ro1">
          <table:table-cell office:value-type="string" calcext:value-type="string">
            <text:p>width: 20%;</text:p>
          </table:table-cell>
          <table:table-cell office:value-type="string" calcext:value-type="string">
            <text:p>Giao hàng đến sản phẩm bị lỗi, gãy và mất chip, rất là thất vọng về sản phẩm.</text:p>
          </table:table-cell>
        </table:table-row>
        <table:table-row table:style-name="ro1">
          <table:table-cell office:value-type="string" calcext:value-type="string">
            <text:p>width: 20%;</text:p>
          </table:table-cell>
          <table:table-cell office:value-type="string" calcext:value-type="string">
            <text:p>giao hàng cứ lộn hoài</text:p>
          </table:table-cell>
        </table:table-row>
        <table:table-row table:style-name="ro1">
          <table:table-cell office:value-type="string" calcext:value-type="string">
            <text:p>width: 20%;</text:p>
          </table:table-cell>
          <table:table-cell office:value-type="string" calcext:value-type="string">
            <text:p>giao hàng chưa đúng quảng cáo mong tiki và shops thống nhất về chủng loại hàng. hàng giao cho tôi ko co remote điều khiển từ xa</text:p>
          </table:table-cell>
        </table:table-row>
        <table:table-row table:style-name="ro1">
          <table:table-cell office:value-type="string" calcext:value-type="string">
            <text:p>width: 20%;</text:p>
          </table:table-cell>
          <table:table-cell office:value-type="string" calcext:value-type="string">
            <text:p>Giao hàng chỉ có hộp chứa. Không có hộp giấy giống hình quảng cáo. Đồng thời thân flycam bị dính cát. Sản phẩm có trầy</text:p>
          </table:table-cell>
        </table:table-row>
        <table:table-row table:style-name="ro1">
          <table:table-cell office:value-type="string" calcext:value-type="string">
            <text:p>width: 20%;</text:p>
          </table:table-cell>
          <table:table-cell office:value-type="string" calcext:value-type="string">
            <text:p>Giao hàng chậm trễ không đúng như dự kiến đã nêu</text:p>
          </table:table-cell>
        </table:table-row>
        <table:table-row table:style-name="ro1">
          <table:table-cell office:value-type="string" calcext:value-type="string">
            <text:p>width: 20%;</text:p>
          </table:table-cell>
          <table:table-cell office:value-type="string" calcext:value-type="string">
            <text:p>giao hàng chậm quá</text:p>
          </table:table-cell>
        </table:table-row>
        <table:table-row table:style-name="ro1">
          <table:table-cell office:value-type="string" calcext:value-type="string">
            <text:p>width: 20%;</text:p>
          </table:table-cell>
          <table:table-cell office:value-type="string" calcext:value-type="string">
            <text:p>Giao Hang <text:s/>thieu ko dung voi San Pham dat</text:p>
          </table:table-cell>
        </table:table-row>
        <table:table-row table:style-name="ro1">
          <table:table-cell office:value-type="string" calcext:value-type="string">
            <text:p>width: 20%;</text:p>
          </table:table-cell>
          <table:table-cell office:value-type="string" calcext:value-type="string">
            <text:p>giao hàng <text:s/>hậm hơn so với dự kiến <text:s/>dự kiến giao hàng lf 4/1 <text:s/>hình ảnh thì đẹp nhưng mở loa lên thì nó kêu ko nghe thấy gì đến lúc ra ngoài xem 3g thì toàn lỗi</text:p>
          </table:table-cell>
        </table:table-row>
        <table:table-row table:style-name="ro1">
          <table:table-cell office:value-type="string" calcext:value-type="string">
            <text:p>width: 20%;</text:p>
          </table:table-cell>
          <table:table-cell office:value-type="string" calcext:value-type="string">
            <text:p>giao hạn đúng hẹn, đã nhận và test báo lỗi như hình.</text:p>
          </table:table-cell>
        </table:table-row>
        <table:table-row table:style-name="ro1">
          <table:table-cell office:value-type="string" calcext:value-type="string">
            <text:p>width: 20%;</text:p>
          </table:table-cell>
          <table:table-cell office:value-type="string" calcext:value-type="string">
            <text:p>Giao diện 3.0 nhưng tốc độ ghi rất chậm. Tốc độ write chỉ có ~6MB/s</text:p>
          </table:table-cell>
        </table:table-row>
        <table:table-row table:style-name="ro1">
          <table:table-cell office:value-type="string" calcext:value-type="string">
            <text:p>width: 20%;</text:p>
          </table:table-cell>
          <table:table-cell office:value-type="string" calcext:value-type="string">
            <text:p>Giao chuột không đúng như thông tin bán trên Tiki. Cụ thể, chuột ký hiệu M275; ko phải MK345. Hình ảnh thực tế cũng khác so với hình đưa trên Tiki.</text:p>
          </table:table-cell>
        </table:table-row>
        <table:table-row table:style-name="ro1">
          <table:table-cell office:value-type="string" calcext:value-type="string">
            <text:p>width: 20%;</text:p>
          </table:table-cell>
          <table:table-cell office:value-type="string" calcext:value-type="string">
            <text:p>Giao chỉ có camera k sạt không dây gì hết ạ. Mong nhà bán hàng liên hệ với em</text:p>
          </table:table-cell>
        </table:table-row>
        <table:table-row table:style-name="ro2">
          <table:table-cell office:value-type="string" calcext:value-type="string">
            <text:p>width: 20%;</text:p>
          </table:table-cell>
          <table:table-cell office:value-type="string" calcext:value-type="string">
            <text:p>Giao cái giá đỡ  mà không giao giá kẹp điện thoại thì giao về làm cảnh à?. Tin tưởng tiki mới qua mua mà làm ăn ri thì thôi. Còn đổi trả thì có mấy chục mà đổi trả làm gì cho tức thêm.Mua đồ ít tiền mà làm kiểu ni thì ai giám mua đồ nhiều tiền. Coi như lấy kinh nghiệm lần sau mà tránh.</text:p>
            <text:p>THẤT VỌNG !!!!!!!</text:p>
          </table:table-cell>
        </table:table-row>
        <table:table-row table:style-name="ro1">
          <table:table-cell office:value-type="string" calcext:value-type="string">
            <text:p>width: 20%;</text:p>
          </table:table-cell>
          <table:table-cell office:value-type="string" calcext:value-type="string">
            <text:p>giá tiền cao , chất lượng hình ảnh kém , chất lượng videos không rõ, <text:s/>thua camera 350k nữa (thua camera yoosee nữa )</text:p>
          </table:table-cell>
        </table:table-row>
        <table:table-row table:style-name="ro1">
          <table:table-cell office:value-type="string" calcext:value-type="string">
            <text:p>width: 20%;</text:p>
          </table:table-cell>
          <table:table-cell office:value-type="string" calcext:value-type="string">
            <text:p>giá 320k lại bán tôi 520k là sao vậy. vừa lấy xong lun</text:p>
          </table:table-cell>
        </table:table-row>
        <table:table-row table:style-name="ro1">
          <table:table-cell office:value-type="string" calcext:value-type="string">
            <text:p>width: 20%;</text:p>
          </table:table-cell>
          <table:table-cell office:value-type="string" calcext:value-type="string">
            <text:p>Ghim 2 cái dô chỉ được 1 cái, rồi tôi có đổi trả được không. ?</text:p>
          </table:table-cell>
        </table:table-row>
        <table:table-row table:style-name="ro1">
          <table:table-cell office:value-type="string" calcext:value-type="string">
            <text:p>width: 20%;</text:p>
          </table:table-cell>
          <table:table-cell office:value-type="string" calcext:value-type="string">
            <text:p>Ghi dung lượng pin 1000mAh to chà bá mà giao có 600mAh là sao đừng nghĩ người tiêu dùng không biết gì nha bạn.</text:p>
          </table:table-cell>
        </table:table-row>
        <table:table-row table:style-name="ro1">
          <table:table-cell office:value-type="string" calcext:value-type="string">
            <text:p>width: 20%;</text:p>
          </table:table-cell>
          <table:table-cell office:value-type="string" calcext:value-type="string">
            <text:p>GHi công suất 10W mà thực tế có 3W x 2??? Thất vọng!</text:p>
          </table:table-cell>
        </table:table-row>
        <table:table-row table:style-name="ro1">
          <table:table-cell office:value-type="string" calcext:value-type="string">
            <text:p>width: 20%;</text:p>
          </table:table-cell>
          <table:table-cell office:value-type="string" calcext:value-type="string">
            <text:p>GÃY, MUA NHIỀU TRÊN TIKI RỒI MÀ CHỈ CÓ SẢN PHẨM NÀY TỆ NHẤT</text:p>
          </table:table-cell>
        </table:table-row>
        <table:table-row table:style-name="ro1">
          <table:table-cell office:value-type="string" calcext:value-type="string">
            <text:p>width: 20%;</text:p>
          </table:table-cell>
          <table:table-cell office:value-type="string" calcext:value-type="string">
            <text:p>Gần Tết rồi không biết khi nào mình sẽ nhận đc sp đổi lại.</text:p>
          </table:table-cell>
        </table:table-row>
        <table:table-row table:style-name="ro1">
          <table:table-cell office:value-type="string" calcext:value-type="string">
            <text:p>width: 20%;</text:p>
          </table:table-cell>
          <table:table-cell office:value-type="string" calcext:value-type="string">
            <text:p>Gắn pin vào sử dụng 1 ngày hết pin, khi rút cổng usb or shutdown laptop thì chuột vẫn còn hoạt động ( sáng đèn và không thể tắt được ). Vậy có phải lỗi không???</text:p>
          </table:table-cell>
        </table:table-row>
        <table:table-row table:style-name="ro1">
          <table:table-cell office:value-type="string" calcext:value-type="string">
            <text:p>width: 20%;</text:p>
          </table:table-cell>
          <table:table-cell office:value-type="string" calcext:value-type="string">
            <text:p>gắn không vừa chân M.2</text:p>
          </table:table-cell>
        </table:table-row>
        <table:table-row table:style-name="ro2">
          <table:table-cell office:value-type="string" calcext:value-type="string">
            <text:p>width: 20%;</text:p>
          </table:table-cell>
          <table:table-cell office:value-type="string" calcext:value-type="string">
            <text:p>Ezviz thì ngon mà sản phẩm mình nhận bị lỗi , loa rè quá, bật lên ko nói gì đã rè điết tai. </text:p>
            <text:p>Tiki có đổi lại cái khác cho mình ko</text:p>
          </table:table-cell>
        </table:table-row>
        <table:table-row table:style-name="ro1">
          <table:table-cell office:value-type="string" calcext:value-type="string">
            <text:p>width: 20%;</text:p>
          </table:table-cell>
          <table:table-cell office:value-type="string" calcext:value-type="string">
            <text:p>ên sản phẩm nghi hỗ trợ thẻ nhớ 128gb vậy mà khi mua mình tim hoài ko có chỗ lắp thẻ nhớ là sao ,vậy thì làm sao có thể xem dc việc gì diễn ra,iu cầu sop đổi lại. đúng với sản phẩm chế độ lưu trữ dám may ko vô dc.rất bất tiện trong sản phẩm còn bị vỡ nữa chứ? mua nhiều của tiki lần này quá thất vọng</text:p>
          </table:table-cell>
        </table:table-row>
        <table:table-row table:style-name="ro1">
          <table:table-cell office:value-type="string" calcext:value-type="string">
            <text:p>width: 20%;</text:p>
          </table:table-cell>
          <table:table-cell office:value-type="string" calcext:value-type="string">
            <text:p>em muốn đổi cuốn từ điển này sang cuốn khác tại em bị nhầm ạ</text:p>
          </table:table-cell>
        </table:table-row>
        <table:table-row table:style-name="ro1">
          <table:table-cell office:value-type="string" calcext:value-type="string">
            <text:p>width: 20%;</text:p>
          </table:table-cell>
          <table:table-cell office:value-type="string" calcext:value-type="string">
            <text:p>em mua về mà em bắt không bắt được</text:p>
          </table:table-cell>
        </table:table-row>
        <table:table-row table:style-name="ro1">
          <table:table-cell office:value-type="string" calcext:value-type="string">
            <text:p>width: 20%;</text:p>
          </table:table-cell>
          <table:table-cell office:value-type="string" calcext:value-type="string">
            <text:p>em mua về camera này màn hình thì bị xước, ko có ổ usb và màn hình ko nên. bên tiki đổi cho e đc ko</text:p>
          </table:table-cell>
        </table:table-row>
        <table:table-row table:style-name="ro1">
          <table:table-cell office:value-type="string" calcext:value-type="string">
            <text:p>width: 20%;</text:p>
          </table:table-cell>
          <table:table-cell office:value-type="string" calcext:value-type="string">
            <text:p>em mới mua tai nghe xong, ko nghe đc ạ, cắm kiểu gì cũng không nghe đc không hiêir</text:p>
          </table:table-cell>
        </table:table-row>
        <table:table-row table:style-name="ro1">
          <table:table-cell office:value-type="string" calcext:value-type="string">
            <text:p>width: 20%;</text:p>
          </table:table-cell>
          <table:table-cell office:value-type="string" calcext:value-type="string">
            <text:p>em mới mua đc <text:s/>2 ngày thì sản phẩm đã bị <text:s text:c="2"/>xúc ra thì xử lí sao ạ</text:p>
          </table:table-cell>
        </table:table-row>
        <table:table-row table:style-name="ro1">
          <table:table-cell office:value-type="string" calcext:value-type="string">
            <text:p>width: 20%;</text:p>
          </table:table-cell>
          <table:table-cell office:value-type="string" calcext:value-type="string">
            <text:p>em mới mua con này giới thiệu thi bảo bin sai 5 đến 6h ma mua sạc cả buổi tối sáng mai đi làm sài chua được 1h đã hêt bin</text:p>
          </table:table-cell>
        </table:table-row>
        <table:table-row table:style-name="ro1">
          <table:table-cell office:value-type="string" calcext:value-type="string">
            <text:p>width: 20%;</text:p>
          </table:table-cell>
          <table:table-cell office:value-type="string" calcext:value-type="string">
            <text:p>em đặt mua camera + thẻ nhớ 64 Gb nhưng vài ngày sau em lắp thì trong phần mềm báo không có thẻ nhớ. em mở khe chứa thẻ nhớ của camera ra cũng ko có thẻ.</text:p>
          </table:table-cell>
        </table:table-row>
        <table:table-row table:style-name="ro1">
          <table:table-cell office:value-type="string" calcext:value-type="string">
            <text:p>width: 20%;</text:p>
          </table:table-cell>
          <table:table-cell office:value-type="string" calcext:value-type="string">
            <text:p>em đã mua nhưng khi kết nối vào thì nó k thể kích hoạt tính năng. làm ơn hỗ trợ giúp tôi qua zalo 0978109877</text:p>
          </table:table-cell>
        </table:table-row>
        <table:table-row table:style-name="ro1">
          <table:table-cell office:value-type="string" calcext:value-type="string">
            <text:p>width: 20%;</text:p>
          </table:table-cell>
          <table:table-cell office:value-type="string" calcext:value-type="string">
            <text:p>em có mua bus 2800 mà nhận kiểm tra hàng thì là buss 2133 các anh ạ các anh có kiểm tra không ạ</text:p>
          </table:table-cell>
        </table:table-row>
        <table:table-row table:style-name="ro1">
          <table:table-cell office:value-type="string" calcext:value-type="string">
            <text:p>width: 20%;</text:p>
          </table:table-cell>
          <table:table-cell office:value-type="string" calcext:value-type="string">
            <text:p>em bật nguồn nó lên đèn xanh thì ok mà khi vừa <text:s/>bấm quay đc một xíu thì nó nhấp nháy đèn màu đỏ vài phát rồi tự nó tắt luôn, vả lại em cũng đã sạc hơn 5 tiếng rồi ? là sao vậy ạ</text:p>
          </table:table-cell>
        </table:table-row>
        <table:table-row table:style-name="ro1">
          <table:table-cell office:value-type="string" calcext:value-type="string">
            <text:p>width: 20%;</text:p>
          </table:table-cell>
          <table:table-cell office:value-type="string" calcext:value-type="string">
            <text:p>e mua về mà lắp thẻ nó k nhận... mà thẻ kiểm tra bình thường</text:p>
          </table:table-cell>
        </table:table-row>
        <table:table-row table:style-name="ro1">
          <table:table-cell office:value-type="string" calcext:value-type="string">
            <text:p>width: 20%;</text:p>
          </table:table-cell>
          <table:table-cell office:value-type="string" calcext:value-type="string">
            <text:p>E đổi lại dcko <text:s/>trc mua nét bj nhoè hình lắm</text:p>
          </table:table-cell>
        </table:table-row>
        <table:table-row table:style-name="ro1">
          <table:table-cell office:value-type="string" calcext:value-type="string">
            <text:p>width: 20%;</text:p>
          </table:table-cell>
          <table:table-cell office:value-type="string" calcext:value-type="string">
            <text:p>dv rất tệ đặt hôm t7 mà sao tận thư2 18/11 ms giao</text:p>
          </table:table-cell>
        </table:table-row>
        <table:table-row table:style-name="ro1">
          <table:table-cell office:value-type="string" calcext:value-type="string">
            <text:p>width: 20%;</text:p>
          </table:table-cell>
          <table:table-cell office:value-type="string" calcext:value-type="string">
            <text:p>Dùng thời gian ngắn đã chập chờn lúc sạc được lúc không</text:p>
          </table:table-cell>
        </table:table-row>
        <table:table-row table:style-name="ro1">
          <table:table-cell office:value-type="string" calcext:value-type="string">
            <text:p>width: 20%;</text:p>
          </table:table-cell>
          <table:table-cell office:value-type="string" calcext:value-type="string">
            <text:p>Dùng rất lag và độ chễ cao, không đáng giá với số tiền bỏ ra. 1 sao thôi</text:p>
          </table:table-cell>
        </table:table-row>
        <table:table-row table:style-name="ro1">
          <table:table-cell office:value-type="string" calcext:value-type="string">
            <text:p>width: 20%;</text:p>
          </table:table-cell>
          <table:table-cell office:value-type="string" calcext:value-type="string">
            <text:p>Dùng rất kém, nhanh hết pin, chắc tiền nào của đó...</text:p>
          </table:table-cell>
        </table:table-row>
        <table:table-row table:style-name="ro1">
          <table:table-cell office:value-type="string" calcext:value-type="string">
            <text:p>width: 20%;</text:p>
          </table:table-cell>
          <table:table-cell office:value-type="string" calcext:value-type="string">
            <text:p>Đừng nua. Mình mua về k sử dụng đc, đổi trả lại sau tận 2 tuần mới nhận đc thì vẫn là sp đấy mà k sử dụng đc. Trong khi bên CSKH Tiki bảo là đã điều chỉnh lại và sử dụng đc r</text:p>
          </table:table-cell>
        </table:table-row>
        <table:table-row table:style-name="ro1">
          <table:table-cell office:value-type="string" calcext:value-type="string">
            <text:p>width: 20%;</text:p>
          </table:table-cell>
          <table:table-cell office:value-type="string" calcext:value-type="string">
            <text:p>dung lượng pin ảo. Chụp vài chụp tấm đã hết pin. Thất vọng về khâu phân phối của Tiki.</text:p>
          </table:table-cell>
        </table:table-row>
        <table:table-row table:style-name="ro1">
          <table:table-cell office:value-type="string" calcext:value-type="string">
            <text:p>width: 20%;</text:p>
          </table:table-cell>
          <table:table-cell office:value-type="string" calcext:value-type="string">
            <text:p>Dung lượng chỉ 30% so với thông số ghi trên sản phẩm</text:p>
          </table:table-cell>
        </table:table-row>
        <table:table-row table:style-name="ro1">
          <table:table-cell office:value-type="string" calcext:value-type="string">
            <text:p>width: 20%;</text:p>
          </table:table-cell>
          <table:table-cell office:value-type="string" calcext:value-type="string">
            <text:p>Dung lượng 5000 mah gì mà sạc đc 1 lần iphone 5s là hết rồi tệ quá</text:p>
          </table:table-cell>
        </table:table-row>
        <table:table-row table:style-name="ro1">
          <table:table-cell office:value-type="string" calcext:value-type="string">
            <text:p>width: 20%;</text:p>
          </table:table-cell>
          <table:table-cell office:value-type="string" calcext:value-type="string">
            <text:p>đúng là tiền nào của đấy vừa nhận hàng xong mở ra cảm thấy thật vọng</text:p>
          </table:table-cell>
        </table:table-row>
        <table:table-row table:style-name="ro1">
          <table:table-cell office:value-type="string" calcext:value-type="string">
            <text:p>width: 20%;</text:p>
          </table:table-cell>
          <table:table-cell office:value-type="string" calcext:value-type="string">
            <text:p>Dùng ko ok</text:p>
          </table:table-cell>
        </table:table-row>
        <table:table-row table:style-name="ro1">
          <table:table-cell office:value-type="string" calcext:value-type="string">
            <text:p>width: 20%;</text:p>
          </table:table-cell>
          <table:table-cell office:value-type="string" calcext:value-type="string">
            <text:p>Dùng được khỏang 3 tháng thì sạc không vào nữa, giờ bảo hành hay có biện pháp gì ko tiki</text:p>
          </table:table-cell>
        </table:table-row>
        <table:table-row table:style-name="ro1">
          <table:table-cell office:value-type="string" calcext:value-type="string">
            <text:p>width: 20%;</text:p>
          </table:table-cell>
          <table:table-cell office:value-type="string" calcext:value-type="string">
            <text:p>dùng được hai hôm giờ không xem được nữa</text:p>
          </table:table-cell>
        </table:table-row>
        <table:table-row table:style-name="ro1">
          <table:table-cell office:value-type="string" calcext:value-type="string">
            <text:p>width: 20%;</text:p>
          </table:table-cell>
          <table:table-cell office:value-type="string" calcext:value-type="string">
            <text:p>Dùng được chưa đến 2 tháng thì 2 nút w và d bị liệt lúc bấm được lúc không, hãy cho tôi biết làm thế nào để bảo hành sản phẩm</text:p>
          </table:table-cell>
        </table:table-row>
        <table:table-row table:style-name="ro1">
          <table:table-cell office:value-type="string" calcext:value-type="string">
            <text:p>width: 20%;</text:p>
          </table:table-cell>
          <table:table-cell office:value-type="string" calcext:value-type="string">
            <text:p>Dùng được chưa đến 2 tháng thì 2 nút w và d bị liệt lúc bấm được lúc không, hãy cho tôi biết làm thế nào để bảo hành sản phẩm</text:p>
          </table:table-cell>
        </table:table-row>
        <table:table-row table:style-name="ro1">
          <table:table-cell office:value-type="string" calcext:value-type="string">
            <text:p>width: 20%;</text:p>
          </table:table-cell>
          <table:table-cell office:value-type="string" calcext:value-type="string">
            <text:p>Dùng được 30p có hiện tượng chập chờn ko nhận tai phone.</text:p>
          </table:table-cell>
        </table:table-row>
        <table:table-row table:style-name="ro1">
          <table:table-cell office:value-type="string" calcext:value-type="string">
            <text:p>width: 20%;</text:p>
          </table:table-cell>
          <table:table-cell office:value-type="string" calcext:value-type="string">
            <text:p>Dùng được 3 ngày thì hỏng, khi cắm Usb vào thì máy ko nhận , yêu cầu Tiki bảo hành . Mua một món đồ dùng đc 3 ngày thì hỏng ntn bực mình lắm</text:p>
          </table:table-cell>
        </table:table-row>
        <table:table-row table:style-name="ro2">
          <table:table-cell office:value-type="string" calcext:value-type="string">
            <text:p>width: 20%;</text:p>
          </table:table-cell>
          <table:table-cell office:value-type="string" calcext:value-type="string">
            <text:p>dùng được 3 ngày là có hiện tượng mạng chập chờn. </text:p>
            <text:p>Đến ngày thứ 10 thì hư luôn, không kết nối được nữa</text:p>
          </table:table-cell>
        </table:table-row>
        <table:table-row table:style-name="ro2">
          <table:table-cell office:value-type="string" calcext:value-type="string">
            <text:p>width: 20%;</text:p>
          </table:table-cell>
          <table:table-cell office:value-type="string" calcext:value-type="string">
            <text:p>dùng được 2 tuần. mất nguồn.</text:p>
            <text:p>xaomi cũng khá tốt nhưng lần này thì không</text:p>
          </table:table-cell>
        </table:table-row>
        <table:table-row table:style-name="ro1">
          <table:table-cell office:value-type="string" calcext:value-type="string">
            <text:p>width: 20%;</text:p>
          </table:table-cell>
          <table:table-cell office:value-type="string" calcext:value-type="string">
            <text:p>Dùng được 2 ngày thì bị lỗi cổng WAN không nhận được tín hiệu mạng .... wifi phát sóng bình thường nhưng WAN không nhận mạng nên không vào được mạng!!</text:p>
          </table:table-cell>
        </table:table-row>
        <table:table-row table:style-name="ro1">
          <table:table-cell office:value-type="string" calcext:value-type="string">
            <text:p>width: 20%;</text:p>
          </table:table-cell>
          <table:table-cell office:value-type="string" calcext:value-type="string">
            <text:p>dùng được 1 tháng thì hư 😭</text:p>
          </table:table-cell>
        </table:table-row>
        <table:table-row table:style-name="ro1">
          <table:table-cell office:value-type="string" calcext:value-type="string">
            <text:p>width: 20%;</text:p>
          </table:table-cell>
          <table:table-cell office:value-type="string" calcext:value-type="string">
            <text:p>dùng đc mấy hôm thì cứ bị tự khởi động liên tục và giờ mất hình luôn</text:p>
          </table:table-cell>
        </table:table-row>
        <table:table-row table:style-name="ro1">
          <table:table-cell office:value-type="string" calcext:value-type="string">
            <text:p>width: 20%;</text:p>
          </table:table-cell>
          <table:table-cell office:value-type="string" calcext:value-type="string">
            <text:p>dùng dc ít bữa mà cái con lăn chuột này đã đơ rồi @@@</text:p>
          </table:table-cell>
        </table:table-row>
        <table:table-row table:style-name="ro1">
          <table:table-cell office:value-type="string" calcext:value-type="string">
            <text:p>width: 20%;</text:p>
          </table:table-cell>
          <table:table-cell office:value-type="string" calcext:value-type="string">
            <text:p>dùng dc 3 ngày thì cổng pcie hỏng phải trả lại lấy tiền, nhưng ít ra giao hàng nhanh</text:p>
          </table:table-cell>
        </table:table-row>
        <table:table-row table:style-name="ro1">
          <table:table-cell office:value-type="string" calcext:value-type="string">
            <text:p>width: 20%;</text:p>
          </table:table-cell>
          <table:table-cell office:value-type="string" calcext:value-type="string">
            <text:p>dùng đc 1 tháng thì hư luôn rồi</text:p>
          </table:table-cell>
        </table:table-row>
        <table:table-row table:style-name="ro1">
          <table:table-cell office:value-type="string" calcext:value-type="string">
            <text:p>width: 20%;</text:p>
          </table:table-cell>
          <table:table-cell office:value-type="string" calcext:value-type="string">
            <text:p>dung cung dc thoi ko tot a</text:p>
          </table:table-cell>
        </table:table-row>
        <table:table-row table:style-name="ro1">
          <table:table-cell office:value-type="string" calcext:value-type="string">
            <text:p>width: 20%;</text:p>
          </table:table-cell>
          <table:table-cell office:value-type="string" calcext:value-type="string">
            <text:p>Dung cứ đơ ko lướt được nhìn thì đẹp dùng thì chả gia di</text:p>
          </table:table-cell>
        </table:table-row>
        <table:table-row table:style-name="ro2">
          <table:table-cell office:value-type="string" calcext:value-type="string">
            <text:p>width: 20%;</text:p>
          </table:table-cell>
          <table:table-cell office:value-type="string" calcext:value-type="string">
            <text:p>Dùng cho máy tính. Mở lên dùng được vài phút là UPS hú ầm ầm, xong tự tắt.</text:p>
            <text:p>Rút điện UPS khỏi ổ điện là tắt ngay như k hề có acquy (đã cắm jack màu vàng phía sau)</text:p>
          </table:table-cell>
        </table:table-row>
        <table:table-row table:style-name="ro1">
          <table:table-cell office:value-type="string" calcext:value-type="string">
            <text:p>width: 20%;</text:p>
          </table:table-cell>
          <table:table-cell office:value-type="string" calcext:value-type="string">
            <text:p>dùng <text:s/>đưch ít ngày thì lỗi ko thể bật lên đc ( chỉ có đèn màu cam .</text:p>
          </table:table-cell>
        </table:table-row>
        <table:table-row table:style-name="ro1">
          <table:table-cell office:value-type="string" calcext:value-type="string">
            <text:p>width: 20%;</text:p>
          </table:table-cell>
          <table:table-cell office:value-type="string" calcext:value-type="string">
            <text:p>đưa hàng kiểu gì chưa sài mà ko lên nguồn là sao shop trả lại hàng nhé</text:p>
          </table:table-cell>
        </table:table-row>
        <table:table-row table:style-name="ro1">
          <table:table-cell office:value-type="string" calcext:value-type="string">
            <text:p>width: 20%;</text:p>
          </table:table-cell>
          <table:table-cell office:value-type="string" calcext:value-type="string">
            <text:p>đồng ý tiền nào của đấy nhưng mới xài 3 ngày lại hư.mong shop phản hồi</text:p>
          </table:table-cell>
        </table:table-row>
        <table:table-row table:style-name="ro1">
          <table:table-cell office:value-type="string" calcext:value-type="string">
            <text:p>width: 20%;</text:p>
          </table:table-cell>
          <table:table-cell office:value-type="string" calcext:value-type="string">
            <text:p>đồng ý là cho coi hàng , nhận xong vào sạc mấy tiếng đem ra khởi động máy thử , PIN chỉ dc 10 phút , thua tiki</text:p>
          </table:table-cell>
        </table:table-row>
        <table:table-row table:style-name="ro1">
          <table:table-cell office:value-type="string" calcext:value-type="string">
            <text:p>width: 20%;</text:p>
          </table:table-cell>
          <table:table-cell office:value-type="string" calcext:value-type="string">
            <text:p>dòng mực này giới thiệu dùng được cho mấy in hp M15W, mà mình đưa vào máy không thể sử dụng được??? Nhờ nhà cung cấp có hướng xử lý dùm, mình mua đến 5 hộp lận</text:p>
          </table:table-cell>
        </table:table-row>
        <table:table-row table:style-name="ro1">
          <table:table-cell office:value-type="string" calcext:value-type="string">
            <text:p>width: 20%;</text:p>
          </table:table-cell>
          <table:table-cell office:value-type="string" calcext:value-type="string">
            <text:p>Đồng hồ không khởi động đc. Chỉ hiện màn hình xanh như trên. Cần tiki hỗ trợ</text:p>
          </table:table-cell>
        </table:table-row>
        <table:table-row table:style-name="ro1">
          <table:table-cell office:value-type="string" calcext:value-type="string">
            <text:p>width: 20%;</text:p>
          </table:table-cell>
          <table:table-cell office:value-type="string" calcext:value-type="string">
            <text:p>Đóng gói sơ sài. Đồ điện tử mà gói kiểu này thì chết chết. Đi đường bị dằn thôi cũng ảnh hưởng, chưa kể mấy thầy ship phân loại, k.vực quăng liệng ko nữa :( hy vọng xài đc lâu</text:p>
          </table:table-cell>
        </table:table-row>
        <table:table-row table:style-name="ro1">
          <table:table-cell office:value-type="string" calcext:value-type="string">
            <text:p>width: 20%;</text:p>
          </table:table-cell>
          <table:table-cell office:value-type="string" calcext:value-type="string">
            <text:p>đóng gói ọp ẹp, lỏng lẻo. hộp còn bị vỡ góc. ngại k muốn đổi trả hàng nữa</text:p>
          </table:table-cell>
        </table:table-row>
        <table:table-row table:style-name="ro1">
          <table:table-cell office:value-type="string" calcext:value-type="string">
            <text:p>width: 20%;</text:p>
          </table:table-cell>
          <table:table-cell office:value-type="string" calcext:value-type="string">
            <text:p>đóng gói ko kĩ, tuy xài được nhưng bị móp. tiếc gì vài miếng xốp bọc lại nhỉ</text:p>
          </table:table-cell>
        </table:table-row>
        <table:table-row table:style-name="ro3">
          <table:table-cell office:value-type="string" calcext:value-type="string">
            <text:p>width: 20%;</text:p>
          </table:table-cell>
          <table:table-cell office:value-type="string" calcext:value-type="string">
            <text:p>Đóng gói ẩu tả. Ổ cứng đựng hộp rộng mà không có bất kỳ lớp mút hay bao chống sốc nào.</text:p>
            <text:p>Mua hàng tháng 5.2020 nhưng tem check tháng 12.2019.</text:p>
            <text:p>Mua của Tiki nhiều lần, chưa thấy lần nào tệ thế này.</text:p>
          </table:table-cell>
        </table:table-row>
        <table:table-row table:style-name="ro1">
          <table:table-cell office:value-type="string" calcext:value-type="string">
            <text:p>width: 20%;</text:p>
          </table:table-cell>
          <table:table-cell office:value-type="string" calcext:value-type="string">
            <text:p>Đơn vị giao hàng làm phiền khách hàng, bất lịch sự. Do đây là đơn hàng trả tiền trước, nếu không đã không nhận hàng</text:p>
          </table:table-cell>
        </table:table-row>
        <table:table-row table:style-name="ro1">
          <table:table-cell office:value-type="string" calcext:value-type="string">
            <text:p>width: 20%;</text:p>
          </table:table-cell>
          <table:table-cell office:value-type="string" calcext:value-type="string">
            <text:p>Đơn vị giao hàng là GHN giao hàng trễ hạn phải nhờ TiKi hỗ trợ 2 lần nhưng không ăn thua, không chờ được đành mua cái khác và báo huỷ, nhưng vẫn không chịu huỷ mà vẫn tiếp tục giao, người nhà không biết nên đã nhận và thanh toán. Chưa bao giờ mua hàng trên TiKi mà bị như thế. Nếu TiKi còn tiếp tục làm ăn với GHN sẽ mất hết khách.</text:p>
          </table:table-cell>
        </table:table-row>
        <table:table-row table:style-name="ro1">
          <table:table-cell office:value-type="string" calcext:value-type="string">
            <text:p>width: 20%;</text:p>
          </table:table-cell>
          <table:table-cell office:value-type="string" calcext:value-type="string">
            <text:p>Đơn hàng này là đơn hàng đầu tiên mình khá thất vọng khi đặc hàng trên tiki vậy mà shop đó cũng đem giao cho khách được</text:p>
          </table:table-cell>
        </table:table-row>
        <table:table-row table:style-name="ro1">
          <table:table-cell office:value-type="string" calcext:value-type="string">
            <text:p>width: 20%;</text:p>
          </table:table-cell>
          <table:table-cell office:value-type="string" calcext:value-type="string">
            <text:p>Đơn hàng này là đơn hàng đầu tiên mình khá thất vọng khi đặc hàng trên tiki vậy mà shop đó cũng đem giao cho khách được</text:p>
          </table:table-cell>
        </table:table-row>
        <table:table-row table:style-name="ro1">
          <table:table-cell office:value-type="string" calcext:value-type="string">
            <text:p>width: 20%;</text:p>
          </table:table-cell>
          <table:table-cell office:value-type="string" calcext:value-type="string">
            <text:p>Đơn hàng em mua vẫn chưa nhận được hoá đơn. Shop vui lòng kiểm tra lại giúp em ạ</text:p>
          </table:table-cell>
        </table:table-row>
        <table:table-row table:style-name="ro1">
          <table:table-cell office:value-type="string" calcext:value-type="string">
            <text:p>width: 20%;</text:p>
          </table:table-cell>
          <table:table-cell office:value-type="string" calcext:value-type="string">
            <text:p>Đơn hàng #418202043 nhận hàng không đủ phụ kiện như mô tả.</text:p>
          </table:table-cell>
        </table:table-row>
        <table:table-row table:style-name="ro2">
          <table:table-cell office:value-type="string" calcext:value-type="string">
            <text:p>width: 20%;</text:p>
          </table:table-cell>
          <table:table-cell office:value-type="string" calcext:value-type="string">
            <text:p>Đơn hàng #396218892</text:p>
            <text:p>Sản phẩm này sau khi bảo hành về không thể sử dụng vì có người đã đăng nhập và sử dụng mã QR của camera. Ngày 11/5 tôi đã gọi điện báo tổng đài Tiki để các bạn liên hệ nhà bán hàng giải quyết nhưng đã quá 48h mà Tiki không hề có phản hồi?! Tôi đã hỏi rõ bạn nhân viên tiếp nhận là khi nào bạn trả lời cho tôi, bạn nói Tiki sẽ giải quyết trong 48h. 48h đã là quá nhiều cho một cú điện thoại tới nhà cung cấp hay thậm chí là chuyển tiếp một cái email cũng chỉ mất chưa đầy 10p. Sản phẩm này tôi mua từ tháng 10/3 nhưnh sử dụng chưa được bao lâu đã  bị lỗi không thể cài đặt phải gửi về Tiki bảo hành và Tiki im lặng hơn 1 tháng trời không có phản hồi. Đến khi gửi lại sản phẩm cho khách thì bỏ trong 1 cái hộp móp méo đến biến dạng, hộp ở trong cũng bị bẹp. Camera gửi đi bảo hành xong nhận về mất thẻ nhớ gần 300 ngàn. Hình ảnh tôi đính kèm. Camera mua về để dùng chứ không phải để bỏ xó. Tôi yêu cầu Tiki giải quyết sự việc này trong ngày 14/5/2020 và có câu trả lời thỏa đáng cho khách hàng.</text:p>
          </table:table-cell>
        </table:table-row>
        <table:table-row table:style-name="ro1">
          <table:table-cell office:value-type="string" calcext:value-type="string">
            <text:p>width: 20%;</text:p>
          </table:table-cell>
          <table:table-cell office:value-type="string" calcext:value-type="string">
            <text:p>Đối với hàng giao 2h thì luôn giao đúng giờ. Tuy nhiên đối với các hàng ko có giao 2h thì giao rất chậm. Luôn trễ so với dự kiến, hiện tại có đơn đã trễ 7 ngày và không có thông báo nào cho khách hàng.</text:p>
          </table:table-cell>
        </table:table-row>
        <table:table-row table:style-name="ro1">
          <table:table-cell office:value-type="string" calcext:value-type="string">
            <text:p>width: 20%;</text:p>
          </table:table-cell>
          <table:table-cell office:value-type="string" calcext:value-type="string">
            <text:p>Đổi trả trong 30 ngày (7 ngày đối với sản phẩm điện tử), bây giờ chưa được 30 ngày sản phẩm hư do nhà sản xuất, đồng ý là không thể đổi trả nhưng đến chính sách bảo hành giờ nói ngang là không có bảo hành thì đến chịu</text:p>
          </table:table-cell>
        </table:table-row>
        <table:table-row table:style-name="ro1">
          <table:table-cell office:value-type="string" calcext:value-type="string">
            <text:p>width: 20%;</text:p>
          </table:table-cell>
          <table:table-cell office:value-type="string" calcext:value-type="string">
            <text:p>Đổi tới lần thứ 2 rồi mà vẫn ko được,, còn tệ hơn đợt đầu</text:p>
          </table:table-cell>
        </table:table-row>
        <table:table-row table:style-name="ro1">
          <table:table-cell office:value-type="string" calcext:value-type="string">
            <text:p>width: 20%;</text:p>
          </table:table-cell>
          <table:table-cell office:value-type="string" calcext:value-type="string">
            <text:p>Đổi sản phẩm khác dùm tôi. Nó bị hư nút nguồn. K lên nguồn. Mặt xước. Bể.</text:p>
          </table:table-cell>
        </table:table-row>
        <table:table-row table:style-name="ro1">
          <table:table-cell office:value-type="string" calcext:value-type="string">
            <text:p>width: 20%;</text:p>
          </table:table-cell>
          <table:table-cell office:value-type="string" calcext:value-type="string">
            <text:p>Đợi phản hồi từ tiki, đã viết mail trước tết đến giờ chưa nhận đc phản hồi. LH tổng đài thì mới chịu chuẩn bị hàng, lên đơn thanh toán 3 ngày sau vẫn không động tĩnh gì. Đã rất tin tưởng về hàng hóa nhưng quá thất vọng về lần này, thái độ phản hồi của nhân viên TĐ cũng không ra gì. KH đg rất bức xúc thì NV gằng giộng to miệng lên nói chuyện vs KH như là năn nỉ Tiki bán hàng, xin lỗi còn nhiều đối tác ok hơn nhiều ở bên ngoài.</text:p>
          </table:table-cell>
        </table:table-row>
        <table:table-row table:style-name="ro1">
          <table:table-cell office:value-type="string" calcext:value-type="string">
            <text:p>width: 20%;</text:p>
          </table:table-cell>
          <table:table-cell office:value-type="string" calcext:value-type="string">
            <text:p>Đồ sài được một rắc shop bán đồ không thử trước à. Đè nghị shop đổi lại hoặc bồi thường</text:p>
          </table:table-cell>
        </table:table-row>
        <table:table-row table:style-name="ro1">
          <table:table-cell office:value-type="string" calcext:value-type="string">
            <text:p>width: 20%;</text:p>
          </table:table-cell>
          <table:table-cell office:value-type="string" calcext:value-type="string">
            <text:p>Độ phân giải bình thường, lỗi record không đủ thời gian 24h/ngày xảy ra liên tục.</text:p>
          </table:table-cell>
        </table:table-row>
        <table:table-row table:style-name="ro1">
          <table:table-cell office:value-type="string" calcext:value-type="string">
            <text:p>width: 20%;</text:p>
          </table:table-cell>
          <table:table-cell office:value-type="string" calcext:value-type="string">
            <text:p>dở ẹt bắt wife 15 mét k đc</text:p>
          </table:table-cell>
        </table:table-row>
        <table:table-row table:style-name="ro1">
          <table:table-cell office:value-type="string" calcext:value-type="string">
            <text:p>width: 20%;</text:p>
          </table:table-cell>
          <table:table-cell office:value-type="string" calcext:value-type="string">
            <text:p>Đó dùng được mấy lầm mở là bị đứt cài chốt rồi.</text:p>
          </table:table-cell>
        </table:table-row>
        <table:table-row table:style-name="ro1">
          <table:table-cell office:value-type="string" calcext:value-type="string">
            <text:p>width: 20%;</text:p>
          </table:table-cell>
          <table:table-cell office:value-type="string" calcext:value-type="string">
            <text:p>do dỗm.k co the nho .tang kem la sao</text:p>
          </table:table-cell>
        </table:table-row>
        <table:table-row table:style-name="ro1">
          <table:table-cell office:value-type="string" calcext:value-type="string">
            <text:p>width: 20%;</text:p>
          </table:table-cell>
          <table:table-cell office:value-type="string" calcext:value-type="string">
            <text:p>đồ chơi</text:p>
          </table:table-cell>
        </table:table-row>
        <table:table-row table:style-name="ro1">
          <table:table-cell office:value-type="string" calcext:value-type="string">
            <text:p>width: 20%;</text:p>
          </table:table-cell>
          <table:table-cell office:value-type="string" calcext:value-type="string">
            <text:p>Độ bền thấp</text:p>
          </table:table-cell>
        </table:table-row>
        <table:table-row table:style-name="ro1">
          <table:table-cell office:value-type="string" calcext:value-type="string">
            <text:p>width: 20%;</text:p>
          </table:table-cell>
          <table:table-cell office:value-type="string" calcext:value-type="string">
            <text:p>Định dạng bằng máy tính ok. Fat32 nhưng bỏ <text:s text:c="3"/>Máy sony a6400 và a6000 k nhận dạng được thẻ.</text:p>
          </table:table-cell>
        </table:table-row>
        <table:table-row table:style-name="ro1">
          <table:table-cell office:value-type="string" calcext:value-type="string">
            <text:p>width: 20%;</text:p>
          </table:table-cell>
          <table:table-cell office:value-type="string" calcext:value-type="string">
            <text:p>điện thoại kết nối hdmi vào tivi nhưng báo không có tín hiệu!</text:p>
          </table:table-cell>
        </table:table-row>
        <table:table-row table:style-name="ro1">
          <table:table-cell office:value-type="string" calcext:value-type="string">
            <text:p>width: 20%;</text:p>
          </table:table-cell>
          <table:table-cell office:value-type="string" calcext:value-type="string">
            <text:p>Điện thoại báo phụ kiện ko hỗ trợ. Không nói nên lời!!!</text:p>
          </table:table-cell>
        </table:table-row>
        <table:table-row table:style-name="ro1">
          <table:table-cell office:value-type="string" calcext:value-type="string">
            <text:p>width: 20%;</text:p>
          </table:table-cell>
          <table:table-cell office:value-type="string" calcext:value-type="string">
            <text:p>Điểm cảm ứng của cam bị lệch ko nhận dạng được chuyển động, nhờ tiki đổi lại hàng khác</text:p>
          </table:table-cell>
        </table:table-row>
        <table:table-row table:style-name="ro1">
          <table:table-cell office:value-type="string" calcext:value-type="string">
            <text:p>width: 20%;</text:p>
          </table:table-cell>
          <table:table-cell office:value-type="string" calcext:value-type="string">
            <text:p>Đẹp chắc chắn. Nhưng giá quá cao. Mua xong qua app lazada thấy y loại kg khác 1 chút nào giá chỉ 249k. Tiếc quá, mua thêm bộ nữa bên lazada. Ai cần qua lazada mua giá 249 k bao nhiêu cũng có.</text:p>
          </table:table-cell>
        </table:table-row>
        <table:table-row table:style-name="ro2">
          <table:table-cell office:value-type="string" calcext:value-type="string">
            <text:p>width: 20%;</text:p>
          </table:table-cell>
          <table:table-cell office:value-type="string" calcext:value-type="string">
            <text:p>Đến hôm nay dùng được là lần thứ 3. </text:p>
            <text:p>Máy tính không nhận nữa</text:p>
          </table:table-cell>
        </table:table-row>
        <table:table-row table:style-name="ro1">
          <table:table-cell office:value-type="string" calcext:value-type="string">
            <text:p>width: 20%;</text:p>
          </table:table-cell>
          <table:table-cell office:value-type="string" calcext:value-type="string">
            <text:p>đem về 1 tuần dùng thử 1 đêm ra như thế này thì hk biết tin được bên tiki nữa ko</text:p>
          </table:table-cell>
        </table:table-row>
        <table:table-row table:style-name="ro1">
          <table:table-cell office:value-type="string" calcext:value-type="string">
            <text:p>width: 20%;</text:p>
          </table:table-cell>
          <table:table-cell office:value-type="string" calcext:value-type="string">
            <text:p>để sạc pin 3h mà chỉ lưu đc có 34 phúc k đúng với thông tinh</text:p>
          </table:table-cell>
        </table:table-row>
        <table:table-row table:style-name="ro1">
          <table:table-cell office:value-type="string" calcext:value-type="string">
            <text:p>width: 20%;</text:p>
          </table:table-cell>
          <table:table-cell office:value-type="string" calcext:value-type="string">
            <text:p>Đề nghị tiki xem lại, đã mua 3 camera trước rất mới và còn nguyên, còn cái này thì đã mở ra rồi và bị lỗi nhận mạng, mong người bán có tâm, vì ko có thời gian để đổi trả bảo hành!</text:p>
          </table:table-cell>
        </table:table-row>
        <table:table-row table:style-name="ro1">
          <table:table-cell office:value-type="string" calcext:value-type="string">
            <text:p>width: 20%;</text:p>
          </table:table-cell>
          <table:table-cell office:value-type="string" calcext:value-type="string">
            <text:p>Đề nghị Tiki xem lại đối tác cung cấp. Đổi trả hoặc hoàn lại tiền cho sản phẩm này. Hàng cam kết nhập khẩu chính hãng, hàng mới mà dùng hơn tháng đã bị hỏng, không khởi động được. Ram hỏng, tất cả linh kiện đều là đồ cũ. Thật sự không thể chấp nhận nổi kiểu bán hàng treo đầu dê bán thịt chó như vậy.!!!!!!</text:p>
          </table:table-cell>
        </table:table-row>
        <table:table-row table:style-name="ro1">
          <table:table-cell office:value-type="string" calcext:value-type="string">
            <text:p>width: 20%;</text:p>
          </table:table-cell>
          <table:table-cell office:value-type="string" calcext:value-type="string">
            <text:p>Đề nghị Tiki và nhà bán hàng xem lại ? Mua thẻ 64 gb, gửi cho Khách hàng thẻ 34gb ? Lừa đảo à ????? Vừa mới nhận hàng hôm nay giật mình ?</text:p>
          </table:table-cell>
        </table:table-row>
        <table:table-row table:style-name="ro1">
          <table:table-cell office:value-type="string" calcext:value-type="string">
            <text:p>width: 20%;</text:p>
          </table:table-cell>
          <table:table-cell office:value-type="string" calcext:value-type="string">
            <text:p>Đề nghị Tiki và nhà bán hàng xem lại ? Mua thẻ 64 gb, gửi cho Khách hàng thẻ 34gb ? Lừa đảo à ????? Vừa mới nhận hàng hôm nay giật mình ?</text:p>
          </table:table-cell>
        </table:table-row>
        <table:table-row table:style-name="ro1">
          <table:table-cell office:value-type="string" calcext:value-type="string">
            <text:p>width: 20%;</text:p>
          </table:table-cell>
          <table:table-cell office:value-type="string" calcext:value-type="string">
            <text:p>Đề nghị tiki nhận lại hàng và hoàn tiền lại cho mình ạ, mình mua ốp cho IPhone 11 màu hồng nhưng giao màu gì mình cũng không hiểu luôn? Đề nghị tiki sớm giải quyết giúp mình. Xin cảm ơn</text:p>
          </table:table-cell>
        </table:table-row>
        <table:table-row table:style-name="ro9">
          <table:table-cell office:value-type="string" calcext:value-type="string">
            <text:p>width: 20%;</text:p>
          </table:table-cell>
          <table:table-cell office:value-type="string" calcext:value-type="string">
            <text:p>Đề nghị Tiki đăng tải phản hồi này. Các bạn đừng chỉ đăng các phản hồi tốt lên website để làm hình. Mọi lần mình mua sản phẩm của Tiki Trading thì chất lượng ok. Nhưng lần này, Tiki không có hàng chính hãng nên mình phải mua của KHOHANGVN nhà cung cấp này - trên Tiki.</text:p>
            <text:p/>
            <text:p>Và kết quả, giao hàng thì chậm hơn thời gian thông báo. Sản phẩm thì bị móp hai đầu mặc dù bao bọc dạng bóng khí bọc kín xung quanh. Chứng tỏ sản phẩm cũ, lỗi nhưng KHOHANGVN vẫn cứ đóng gói hoặc Tiki vẫn cứ đóng gói chuyển cho mình.</text:p>
            <text:p/>
            <text:p>Mình thấy Tiki giao hàng lâu, mình thì có việc cần gấp, cũng tiếc công các bạn giao hàng nên nghĩ hộp méo nhưng chắc sản phẩm bên trong không sao. Nhưng kết quả là bàn phím này bị lỗi, về không kết nối được thiết bị.</text:p>
            <text:p/>
            <text:p>Tiki cũng xác nhận lỗi. Nhưng không đổi sản phẩm mới cho mình mà bắt đợi đến ngày 26/4 thì sản phẩm sẽ được sửa và chuyển lại cho mình. Sản phẩm APPLE lỗi ngay từ khi mở mà không đổi sản phẩm mới mà đi sửa rồi trả cho mình. Mà mình còn đợi đến nửa tháng nữa.</text:p>
            <text:p/>
            <text:p>Mọi người đừng mua hàng của KHOHANGVN nữa, tránh bực mình như mình. TiKi cũng cần lưu ý, về trường hợp này xem lỗi của Tiki hay Khohangvn.</text:p>
          </table:table-cell>
        </table:table-row>
        <table:table-row table:style-name="ro1">
          <table:table-cell office:value-type="string" calcext:value-type="string">
            <text:p>width: 20%;</text:p>
          </table:table-cell>
          <table:table-cell office:value-type="string" calcext:value-type="string">
            <text:p>Đề nghị shop trả lời tại sao lại không hỗ trợ Full HD và các biện pháp khắc phục</text:p>
          </table:table-cell>
        </table:table-row>
        <table:table-row table:style-name="ro1">
          <table:table-cell office:value-type="string" calcext:value-type="string">
            <text:p>width: 20%;</text:p>
          </table:table-cell>
          <table:table-cell office:value-type="string" calcext:value-type="string">
            <text:p>Đề nghị shop đổi sản phẩm vì lỗi,chập chờn và chất lượng tất kém</text:p>
          </table:table-cell>
        </table:table-row>
        <table:table-row table:style-name="ro1">
          <table:table-cell office:value-type="string" calcext:value-type="string">
            <text:p>width: 20%;</text:p>
          </table:table-cell>
          <table:table-cell office:value-type="string" calcext:value-type="string">
            <text:p>đề nghị đổi thiết bị camera khác, cái tôi mua không dùng được</text:p>
          </table:table-cell>
        </table:table-row>
        <table:table-row table:style-name="ro1">
          <table:table-cell office:value-type="string" calcext:value-type="string">
            <text:p>width: 20%;</text:p>
          </table:table-cell>
          <table:table-cell office:value-type="string" calcext:value-type="string">
            <text:p>Dây sạc ko vào kém chât luong</text:p>
          </table:table-cell>
        </table:table-row>
        <table:table-row table:style-name="ro1">
          <table:table-cell office:value-type="string" calcext:value-type="string">
            <text:p>width: 20%;</text:p>
          </table:table-cell>
          <table:table-cell office:value-type="string" calcext:value-type="string">
            <text:p>Dây sạc không được đèn trên dây sáng nhưng điện thoại thì không không vô pin! Cần đổi trả!</text:p>
          </table:table-cell>
        </table:table-row>
        <table:table-row table:style-name="ro1">
          <table:table-cell office:value-type="string" calcext:value-type="string">
            <text:p>width: 20%;</text:p>
          </table:table-cell>
          <table:table-cell office:value-type="string" calcext:value-type="string">
            <text:p>Dây sạc không dùng được. Không sạc được IPhone. Không có điện vào máy. Đề nghị đổi dây khác</text:p>
          </table:table-cell>
        </table:table-row>
        <table:table-row table:style-name="ro1">
          <table:table-cell office:value-type="string" calcext:value-type="string">
            <text:p>width: 20%;</text:p>
          </table:table-cell>
          <table:table-cell office:value-type="string" calcext:value-type="string">
            <text:p>Dây sac iphon căm sạc soạn tin nhắn hơi bị đơ mong cty khắc phục hộ</text:p>
          </table:table-cell>
        </table:table-row>
        <table:table-row table:style-name="ro1">
          <table:table-cell office:value-type="string" calcext:value-type="string">
            <text:p>width: 20%;</text:p>
          </table:table-cell>
          <table:table-cell office:value-type="string" calcext:value-type="string">
            <text:p>Day sac co đien nhung cam vao may khg len day cũ vẫn len</text:p>
          </table:table-cell>
        </table:table-row>
        <table:table-row table:style-name="ro1">
          <table:table-cell office:value-type="string" calcext:value-type="string">
            <text:p>width: 20%;</text:p>
          </table:table-cell>
          <table:table-cell office:value-type="string" calcext:value-type="string">
            <text:p>Day sac co đien nhung cam vao may khg len day cũ vẫn len</text:p>
          </table:table-cell>
        </table:table-row>
        <table:table-row table:style-name="ro1">
          <table:table-cell office:value-type="string" calcext:value-type="string">
            <text:p>width: 20%;</text:p>
          </table:table-cell>
          <table:table-cell office:value-type="string" calcext:value-type="string">
            <text:p>Dây mỏng dính, chất lượng kém. Màu dây mạng bên trong lộn xộn, còn không chắc đây là dây cáp mạng. Ngoài ra không thể kết nối được tới thiết bị mạng khác, quá tệ</text:p>
          </table:table-cell>
        </table:table-row>
        <table:table-row table:style-name="ro1">
          <table:table-cell office:value-type="string" calcext:value-type="string">
            <text:p>width: 20%;</text:p>
          </table:table-cell>
          <table:table-cell office:value-type="string" calcext:value-type="string">
            <text:p>Dây mau hư quá, bảo hành bao lâu vậy?</text:p>
          </table:table-cell>
        </table:table-row>
        <table:table-row table:style-name="ro1">
          <table:table-cell office:value-type="string" calcext:value-type="string">
            <text:p>width: 20%;</text:p>
          </table:table-cell>
          <table:table-cell office:value-type="string" calcext:value-type="string">
            <text:p>dây lởm, không kết nối được với cái nào hết, có được đổi trả ko?</text:p>
          </table:table-cell>
        </table:table-row>
        <table:table-row table:style-name="ro1">
          <table:table-cell office:value-type="string" calcext:value-type="string">
            <text:p>width: 20%;</text:p>
          </table:table-cell>
          <table:table-cell office:value-type="string" calcext:value-type="string">
            <text:p>đây là sản phẩm tôi nhận được bóng đèn lét, đang chờ tiki giải quyết</text:p>
          </table:table-cell>
        </table:table-row>
        <table:table-row table:style-name="ro1">
          <table:table-cell office:value-type="string" calcext:value-type="string">
            <text:p>width: 20%;</text:p>
          </table:table-cell>
          <table:table-cell office:value-type="string" calcext:value-type="string">
            <text:p>Đây là sản phẩm mà tiki đã gửi cho mình. Quá thất vọng về tiki.</text:p>
          </table:table-cell>
        </table:table-row>
        <table:table-row table:style-name="ro3">
          <table:table-cell office:value-type="string" calcext:value-type="string">
            <text:p>width: 20%;</text:p>
          </table:table-cell>
          <table:table-cell office:value-type="string" calcext:value-type="string">
            <text:p>Đây là lần thứ 2 mình gặp tình trạng này và đều là đơn hàng 2h. Mình rất thích dịch vụ tiki now và luôn chọn mua sản phẩm có tiki now nhưng mình thấy tiki hiện tại đang gặp 1 vấn đề nghiêm trọng về khâu bảo hành và đổi trả sản phẩm</text:p>
            <text:p/>
            <text:p>Chả hiểu sao sản phẩm ngay khi nhận hàng xong phát hiện bị lỗi mình đã gọi đổi trả ngay nhưng phải đến hơn tuần mới có người tới thu hồi. Gọi lên tổng đài giục không biết bao lần và các bạn hứa khi xác định sản phẩm hỏng thì sẽ đền mình 1 đơn hàng 2h khác. Nhưng tới tận bây giờ khi xác định sản phẩm lỗi các bạn lại hủy đơn hàng 2h và chuyển thành đơn hàng thường và mình lại phải đợi thêm 1 tuần nữa mới nhận được sản phẩm. Vậy là mình phải mất 2 tuần mới nhận được hàng và với cung cách làm ăn như vậy mình không nghĩ các bạn giữ được nhiều khách hàng ở lại với mình</text:p>
          </table:table-cell>
        </table:table-row>
        <table:table-row table:style-name="ro1">
          <table:table-cell office:value-type="string" calcext:value-type="string">
            <text:p>width: 20%;</text:p>
          </table:table-cell>
          <table:table-cell office:value-type="string" calcext:value-type="string">
            <text:p>Đây là hình chụp thực tế sản phẩm mình nhận được, bằng vải, bị rách 1 đường, hoa văn cũng không giống. Hoàn toàn không có chỗ nào là "3D" và sản phẩm cũng không dùng làm phông nền chụp ảnh được.</text:p>
          </table:table-cell>
        </table:table-row>
        <table:table-row table:style-name="ro1">
          <table:table-cell office:value-type="string" calcext:value-type="string">
            <text:p>width: 20%;</text:p>
          </table:table-cell>
          <table:table-cell office:value-type="string" calcext:value-type="string">
            <text:p>Đây là dòng U1 rẻ tiền chứ không phải U3 như quảng cáo. Không có thông tin bảo hành 5 năm như cách phân biệt hàng chính hãng trên web của Nettac(có chữ bảo hành 5 năm bằng tiếng Anh và áo thẻ trên bao bì). Đề nghị Tiki đổi trả đúng thẻ nhớ Netac 64GB loại U3 ,yêu cầu nhà cung cấp giao lại sản phẩm</text:p>
          </table:table-cell>
        </table:table-row>
        <table:table-row table:style-name="ro1">
          <table:table-cell office:value-type="string" calcext:value-type="string">
            <text:p>width: 20%;</text:p>
          </table:table-cell>
          <table:table-cell office:value-type="string" calcext:value-type="string">
            <text:p>Đây là dòng U1 rẻ tiền chứ không phải U3 như quảng cáo. Không có thông tin bảo hành 5 năm như cách phân biệt hàng chính hãng trên web của Nettac(có chữ bảo hành 5 năm bằng tiếng Anh và áo thẻ trên bao bì). Đề nghị Tiki đổi trả đúng thẻ nhớ Netac 64GB loại U3 ,yêu cầu nhà cung cấp giao lại sản phẩm</text:p>
          </table:table-cell>
        </table:table-row>
        <table:table-row table:style-name="ro1">
          <table:table-cell office:value-type="string" calcext:value-type="string">
            <text:p>width: 20%;</text:p>
          </table:table-cell>
          <table:table-cell office:value-type="string" calcext:value-type="string">
            <text:p>Đây là cái Camera khó sử dụng nhất từ trước đến giờ đối với mình. Đăng ký wifi hơn một tiếng đồng hồ không được. Khi nhận được wifi thì thiết bị không xem được. Xem trên mạng thì nói phải đưa modem về 2.4G trong khi bây giờ các modem đều chạy song song 2 băng tần để nhanh hơn. Vậy thì mua cái camera về để cho mạng chậm hơn ( không hiểu nổi ). Mình cũng chẳng phải dân IT nên cài đặt rất mệt mỏi. Quá thất vọng về sản phẩm. Trong khi camera nằm trong mục hạn chế đổi trả, nên mua về vứt xó chả muốn dùng. Một sao cho giao hàng đúng giờ, còn lại chả được gì.</text:p>
          </table:table-cell>
        </table:table-row>
        <table:table-row table:style-name="ro1">
          <table:table-cell office:value-type="string" calcext:value-type="string">
            <text:p>width: 20%;</text:p>
          </table:table-cell>
          <table:table-cell office:value-type="string" calcext:value-type="string">
            <text:p>Đây không phải là sản phẩm mình muốn mua, vì sản phẩm mình quan tâm là mẫu C6C - CS-CV246-B0-3B2WFR</text:p>
          </table:table-cell>
        </table:table-row>
        <table:table-row table:style-name="ro1">
          <table:table-cell office:value-type="string" calcext:value-type="string">
            <text:p>width: 20%;</text:p>
          </table:table-cell>
          <table:table-cell office:value-type="string" calcext:value-type="string">
            <text:p>Dây dzõm, xài vài bửa ko sạc được , bỏ</text:p>
          </table:table-cell>
        </table:table-row>
        <table:table-row table:style-name="ro1">
          <table:table-cell office:value-type="string" calcext:value-type="string">
            <text:p>width: 20%;</text:p>
          </table:table-cell>
          <table:table-cell office:value-type="string" calcext:value-type="string">
            <text:p>Dây dài nên tốc độ k dc tốt</text:p>
          </table:table-cell>
        </table:table-row>
        <table:table-row table:style-name="ro1">
          <table:table-cell office:value-type="string" calcext:value-type="string">
            <text:p>width: 20%;</text:p>
          </table:table-cell>
          <table:table-cell office:value-type="string" calcext:value-type="string">
            <text:p>Dây cáp về sặc pin nóng và sặc chập chờn ko sặc đc</text:p>
          </table:table-cell>
        </table:table-row>
        <table:table-row table:style-name="ro1">
          <table:table-cell office:value-type="string" calcext:value-type="string">
            <text:p>width: 20%;</text:p>
          </table:table-cell>
          <table:table-cell office:value-type="string" calcext:value-type="string">
            <text:p>Dây cáp mua về không sử dụng được. Gắn vào máy ảnh kết nối không được. Mất niềm tin đối với những dòng sản phẩm này.</text:p>
          </table:table-cell>
        </table:table-row>
        <table:table-row table:style-name="ro1">
          <table:table-cell office:value-type="string" calcext:value-type="string">
            <text:p>width: 20%;</text:p>
          </table:table-cell>
          <table:table-cell office:value-type="string" calcext:value-type="string">
            <text:p>Dây cáp mạng t cần mua là 10m, vậy tại sao khi t đo thì sp chỉ có 9m ? Bên Shop hay bên Tiki làm ăn kì vậy ? T đã đo và nhắm chuẩn hết r, mà lại đưa thiếu độ dài r sao xài. Đề nghị trả hàng hoặc đổi đúng độ dài !</text:p>
          </table:table-cell>
        </table:table-row>
        <table:table-row table:style-name="ro1">
          <table:table-cell office:value-type="string" calcext:value-type="string">
            <text:p>width: 20%;</text:p>
          </table:table-cell>
          <table:table-cell office:value-type="string" calcext:value-type="string">
            <text:p>Dây cắm điện tốt nhưng đầu sạc không tiếp xúc điện thoại được</text:p>
          </table:table-cell>
        </table:table-row>
        <table:table-row table:style-name="ro1">
          <table:table-cell office:value-type="string" calcext:value-type="string">
            <text:p>width: 20%;</text:p>
          </table:table-cell>
          <table:table-cell office:value-type="string" calcext:value-type="string">
            <text:p>Đầu thu lắp lần đầu nhận đủ Cam, nhưng sau 1h thì không nhận, đã Reset các kiểu không hoạt động-Đổi hàng thế nào đây? Đầu thu lắp lần đầu nhận đủ Cam, nhưng sau 1h thì không nhận, đã Reset các kiểu không hoạt động-Đổi hàng thế nào đây?</text:p>
          </table:table-cell>
        </table:table-row>
        <table:table-row table:style-name="ro1">
          <table:table-cell office:value-type="string" calcext:value-type="string">
            <text:p>width: 20%;</text:p>
          </table:table-cell>
          <table:table-cell office:value-type="string" calcext:value-type="string">
            <text:p>Đầu sạc type c không sạc được. Dây bị nóng trong lúc sạc</text:p>
          </table:table-cell>
        </table:table-row>
        <table:table-row table:style-name="ro1">
          <table:table-cell office:value-type="string" calcext:value-type="string">
            <text:p>width: 20%;</text:p>
          </table:table-cell>
          <table:table-cell office:value-type="string" calcext:value-type="string">
            <text:p>Đầu sạc quá to, ko thể sử dụng đc 😡.</text:p>
          </table:table-cell>
        </table:table-row>
        <table:table-row table:style-name="ro1">
          <table:table-cell office:value-type="string" calcext:value-type="string">
            <text:p>width: 20%;</text:p>
          </table:table-cell>
          <table:table-cell office:value-type="string" calcext:value-type="string">
            <text:p>Đầu không đọc được thẻ nhớ. Giờ làm sao ạ</text:p>
          </table:table-cell>
        </table:table-row>
        <table:table-row table:style-name="ro1">
          <table:table-cell office:value-type="string" calcext:value-type="string">
            <text:p>width: 20%;</text:p>
          </table:table-cell>
          <table:table-cell office:value-type="string" calcext:value-type="string">
            <text:p>đầu cáp nam châm usb cắm vào đt bị hư. sạc lúc đc lúc không.</text:p>
          </table:table-cell>
        </table:table-row>
        <table:table-row table:style-name="ro1">
          <table:table-cell office:value-type="string" calcext:value-type="string">
            <text:p>width: 20%;</text:p>
          </table:table-cell>
          <table:table-cell office:value-type="string" calcext:value-type="string">
            <text:p>đặt T880 giao T660 bào đến lấy hàng mà k thèm đến,im hơi luôn</text:p>
          </table:table-cell>
        </table:table-row>
        <table:table-row table:style-name="ro1">
          <table:table-cell office:value-type="string" calcext:value-type="string">
            <text:p>width: 20%;</text:p>
          </table:table-cell>
          <table:table-cell office:value-type="string" calcext:value-type="string">
            <text:p>Đặt ship ngày hôm sau thì mất 2 ngày mới tới. Shipper tự báo là ko liên lạc đc</text:p>
          </table:table-cell>
        </table:table-row>
        <table:table-row table:style-name="ro1">
          <table:table-cell office:value-type="string" calcext:value-type="string">
            <text:p>width: 20%;</text:p>
          </table:table-cell>
          <table:table-cell office:value-type="string" calcext:value-type="string">
            <text:p>Đặt ốp lưng iPhone 11 , mà giao 11pro , có cho đổi lại ko</text:p>
          </table:table-cell>
        </table:table-row>
        <table:table-row table:style-name="ro1">
          <table:table-cell office:value-type="string" calcext:value-type="string">
            <text:p>width: 20%;</text:p>
          </table:table-cell>
          <table:table-cell office:value-type="string" calcext:value-type="string">
            <text:p>Đặt ốp lưng iPhone 11 , mà giao 11pro , có cho đổi lại ko</text:p>
          </table:table-cell>
        </table:table-row>
        <table:table-row table:style-name="ro1">
          <table:table-cell office:value-type="string" calcext:value-type="string">
            <text:p>width: 20%;</text:p>
          </table:table-cell>
          <table:table-cell office:value-type="string" calcext:value-type="string">
            <text:p>đặt ổ blu gửi ổ tím dùng lưu trữ cam . ổ cũ quá rồi .cảm thấy bị lừa đảo</text:p>
          </table:table-cell>
        </table:table-row>
        <table:table-row table:style-name="ro3">
          <table:table-cell office:value-type="string" calcext:value-type="string">
            <text:p>width: 20%;</text:p>
          </table:table-cell>
          <table:table-cell office:value-type="string" calcext:value-type="string">
            <text:p>Đặt mua cái máy ảnh cho bé</text:p>
            <text:p>Shop giao cái vòng đeo tay</text:p>
            <text:p>Mong muốn đổi hàng</text:p>
          </table:table-cell>
        </table:table-row>
        <table:table-row table:style-name="ro1">
          <table:table-cell office:value-type="string" calcext:value-type="string">
            <text:p>width: 20%;</text:p>
          </table:table-cell>
          <table:table-cell office:value-type="string" calcext:value-type="string">
            <text:p>Đặt mua 2 cái, 1 cái hư ngay từ khi chưa sử dụng lần nào, cái còn lại pin rất kém, vo2í giá tiền đồ chơi thì đành chấp nhận rủi ro, khuyên mọi người không nên mua!</text:p>
          </table:table-cell>
        </table:table-row>
        <table:table-row table:style-name="ro1">
          <table:table-cell office:value-type="string" calcext:value-type="string">
            <text:p>width: 20%;</text:p>
          </table:table-cell>
          <table:table-cell office:value-type="string" calcext:value-type="string">
            <text:p>Đặt mua 2 bộ loa về để kết nối chạy như video trên web. Rất thất vọng khi hàng nhận được <text:s/>là sản phẩm thông số khác hoàn toàn như trên web. Mặc dù có lời cảm ơn khi mua hàng nhưng vẫn không chấp nhận được kiểu buôn bán lừa dối thế này. Quá tệ cho dịch vụ buôn bán.</text:p>
          </table:table-cell>
        </table:table-row>
        <table:table-row table:style-name="ro1">
          <table:table-cell office:value-type="string" calcext:value-type="string">
            <text:p>width: 20%;</text:p>
          </table:table-cell>
          <table:table-cell office:value-type="string" calcext:value-type="string">
            <text:p>Đặt màu đen giao màu xanh. Gọi đổi trả thì k ai nghe. Chưa bao h thất vọng như thế này !</text:p>
          </table:table-cell>
        </table:table-row>
        <table:table-row table:style-name="ro1">
          <table:table-cell office:value-type="string" calcext:value-type="string">
            <text:p>width: 20%;</text:p>
          </table:table-cell>
          <table:table-cell office:value-type="string" calcext:value-type="string">
            <text:p>Đặt màu đen đỏ, giao màu đen vàng</text:p>
          </table:table-cell>
        </table:table-row>
        <table:table-row table:style-name="ro1">
          <table:table-cell office:value-type="string" calcext:value-type="string">
            <text:p>width: 20%;</text:p>
          </table:table-cell>
          <table:table-cell office:value-type="string" calcext:value-type="string">
            <text:p>Đặt loại họp 2 led- 2 phông nhưng chỉ giao loại 1led, tiki xem xet lại cửa hàng vì thấy nhiều trường hợp tương tự</text:p>
          </table:table-cell>
        </table:table-row>
        <table:table-row table:style-name="ro1">
          <table:table-cell office:value-type="string" calcext:value-type="string">
            <text:p>width: 20%;</text:p>
          </table:table-cell>
          <table:table-cell office:value-type="string" calcext:value-type="string">
            <text:p>đặt loa màu đen nhám giao màu xanh. Hơn nữa loa cũng ko có móc treo giống trong hình trong khi nó là lí do mình mua để có thể treo ngoài balo. Đề nghị tiki đổi lại đúng theo mẫu mình đặt mua</text:p>
          </table:table-cell>
        </table:table-row>
        <table:table-row table:style-name="ro1">
          <table:table-cell office:value-type="string" calcext:value-type="string">
            <text:p>width: 20%;</text:p>
          </table:table-cell>
          <table:table-cell office:value-type="string" calcext:value-type="string">
            <text:p>Đặt kingstos ma giao sam sung la sao ạ</text:p>
          </table:table-cell>
        </table:table-row>
        <table:table-row table:style-name="ro1">
          <table:table-cell office:value-type="string" calcext:value-type="string">
            <text:p>width: 20%;</text:p>
          </table:table-cell>
          <table:table-cell office:value-type="string" calcext:value-type="string">
            <text:p>Đặt ip7 lại giao plus, ko biết sao dùng luôn?!</text:p>
          </table:table-cell>
        </table:table-row>
        <table:table-row table:style-name="ro1">
          <table:table-cell office:value-type="string" calcext:value-type="string">
            <text:p>width: 20%;</text:p>
          </table:table-cell>
          <table:table-cell office:value-type="string" calcext:value-type="string">
            <text:p>Đặt hàng từ tuần trước dự kiến giao vào ngày 19/3 mà giờ xem trạng thái đơn hàng là: ĐANG LẤY HÀNG. Tiền thì đã thanh toán. Không thấy một cuộc điện thoại xin lỗi vì hàng chưa có gì hết. Làm khách hàng lo lắng, trong lúc mình đang cần để đi phượt cùng team. Thua luôn. Mua 1 lần này thôi shop ơi.</text:p>
          </table:table-cell>
        </table:table-row>
        <table:table-row table:style-name="ro1">
          <table:table-cell office:value-type="string" calcext:value-type="string">
            <text:p>width: 20%;</text:p>
          </table:table-cell>
          <table:table-cell office:value-type="string" calcext:value-type="string">
            <text:p>Đặt hàng từ ngày 05/05/2019 mà tới ngày 11/05/19 chưa có, tiki càng ngày càng là ăn chậm chạp, không biết tới tay tôi thì Sim có bị kích hoạt chưa nữa. Bó tay</text:p>
          </table:table-cell>
        </table:table-row>
        <table:table-row table:style-name="ro2">
          <table:table-cell office:value-type="string" calcext:value-type="string">
            <text:p>width: 20%;</text:p>
          </table:table-cell>
          <table:table-cell office:value-type="string" calcext:value-type="string">
            <text:p>Đặt hàng từ 5/3 hẹn 18/03 giao. Đến 19/03 mới giao mà giao hàng k có cái đế bắt vào tường. </text:p>
            <text:p>Lần đầu mua Tiki.</text:p>
          </table:table-cell>
        </table:table-row>
        <table:table-row table:style-name="ro1">
          <table:table-cell office:value-type="string" calcext:value-type="string">
            <text:p>width: 20%;</text:p>
          </table:table-cell>
          <table:table-cell office:value-type="string" calcext:value-type="string">
            <text:p>Đặt hàng tiki nhiều lần, lần đầu tiên thấy thất vọng bởi sản phẩm nhận được. Sản phẩm vỡ mảnh nhỏ và cả tay cầm. Tại sao tiki không kiểm tra sản phẩm trước khi gửi đến khách hàng.</text:p>
          </table:table-cell>
        </table:table-row>
        <table:table-row table:style-name="ro3">
          <table:table-cell office:value-type="string" calcext:value-type="string">
            <text:p>width: 20%;</text:p>
          </table:table-cell>
          <table:table-cell office:value-type="string" calcext:value-type="string">
            <text:p>Đặt hàng màu Bạc. Giao hàng màu Đỏ.</text:p>
            <text:p>----</text:p>
            <text:p>Ti ki vui lòng public comment nhé. comment lần nào cũng ko thấy đưa lên.</text:p>
          </table:table-cell>
        </table:table-row>
        <table:table-row table:style-name="ro1">
          <table:table-cell office:value-type="string" calcext:value-type="string">
            <text:p>width: 20%;</text:p>
          </table:table-cell>
          <table:table-cell office:value-type="string" calcext:value-type="string">
            <text:p>Đặt hàng là USB phát wifi 4G LTE mà khi giao hàng lại giao USB 3G. Mua 2 lần đều giao sai hàng ...</text:p>
          </table:table-cell>
        </table:table-row>
        <table:table-row table:style-name="ro1">
          <table:table-cell office:value-type="string" calcext:value-type="string">
            <text:p>width: 20%;</text:p>
          </table:table-cell>
          <table:table-cell office:value-type="string" calcext:value-type="string">
            <text:p>Đặt hàng giao rất nhanh nhưng khi đóng gói thiếu 2 anten phía sau. Đã tiến hành trả hàng ngay sau khi vừa nhận hàng xong</text:p>
          </table:table-cell>
        </table:table-row>
        <table:table-row table:style-name="ro2">
          <table:table-cell office:value-type="string" calcext:value-type="string">
            <text:p>width: 20%;</text:p>
          </table:table-cell>
          <table:table-cell office:value-type="string" calcext:value-type="string">
            <text:p>Đặt hàng C3W gửi C3WN </text:p>
            <text:p>Làm ăn khá gian dối</text:p>
          </table:table-cell>
        </table:table-row>
        <table:table-row table:style-name="ro1">
          <table:table-cell office:value-type="string" calcext:value-type="string">
            <text:p>width: 20%;</text:p>
          </table:table-cell>
          <table:table-cell office:value-type="string" calcext:value-type="string">
            <text:p>Đặt hàng 10m nhưng giao không đủ 10m dây</text:p>
          </table:table-cell>
        </table:table-row>
        <table:table-row table:style-name="ro2">
          <table:table-cell office:value-type="string" calcext:value-type="string">
            <text:p>width: 20%;</text:p>
          </table:table-cell>
          <table:table-cell office:value-type="string" calcext:value-type="string">
            <text:p>Đặt Ezviz C3W 2MP 1080p (CS-Cv310) Color Night Vision giao bản C3W 1MP  giá bằng 2/3.</text:p>
            <text:p>Không rõ vô tình hay lừa đảo?</text:p>
          </table:table-cell>
        </table:table-row>
        <table:table-row table:style-name="ro1">
          <table:table-cell office:value-type="string" calcext:value-type="string">
            <text:p>width: 20%;</text:p>
          </table:table-cell>
          <table:table-cell office:value-type="string" calcext:value-type="string">
            <text:p>Đặt day 40mm giao hàng day 42</text:p>
          </table:table-cell>
        </table:table-row>
        <table:table-row table:style-name="ro1">
          <table:table-cell office:value-type="string" calcext:value-type="string">
            <text:p>width: 20%;</text:p>
          </table:table-cell>
          <table:table-cell office:value-type="string" calcext:value-type="string">
            <text:p>Đặt day 40mm giao hàng day 42</text:p>
          </table:table-cell>
        </table:table-row>
        <table:table-row table:style-name="ro1">
          <table:table-cell office:value-type="string" calcext:value-type="string">
            <text:p>width: 20%;</text:p>
          </table:table-cell>
          <table:table-cell office:value-type="string" calcext:value-type="string">
            <text:p>Đặt con camera ngoài trời, lại giao con camera trong nhà, hàng thì nhìn giống của chợ trời, <text:s text:c="2"/>Lien he thi k thay tiki phan hoi, làm ăn vậy sao lâu bền, có được sự tin tưởng của khách hàng....</text:p>
          </table:table-cell>
        </table:table-row>
        <table:table-row table:style-name="ro2">
          <table:table-cell office:value-type="string" calcext:value-type="string">
            <text:p>width: 20%;</text:p>
          </table:table-cell>
          <table:table-cell office:value-type="string" calcext:value-type="string">
            <text:p>đặt 2râu nhưng shop gửi 3râu là sao</text:p>
            <text:p>xin gửi phản hồi</text:p>
          </table:table-cell>
        </table:table-row>
        <table:table-row table:style-name="ro1">
          <table:table-cell office:value-type="string" calcext:value-type="string">
            <text:p>width: 20%;</text:p>
          </table:table-cell>
          <table:table-cell office:value-type="string" calcext:value-type="string">
            <text:p>Đặt 2 dây led giao 1 dây led , Hộp không chắc chắn dựng lên sụp ngay. Quá Tệ</text:p>
          </table:table-cell>
        </table:table-row>
        <table:table-row table:style-name="ro1">
          <table:table-cell office:value-type="string" calcext:value-type="string">
            <text:p>width: 20%;</text:p>
          </table:table-cell>
          <table:table-cell office:value-type="string" calcext:value-type="string">
            <text:p>Đặt 2 camera giao về không có cục cấm nguồn rồi sao sài</text:p>
          </table:table-cell>
        </table:table-row>
        <table:table-row table:style-name="ro3">
          <table:table-cell office:value-type="string" calcext:value-type="string">
            <text:p>width: 20%;</text:p>
          </table:table-cell>
          <table:table-cell office:value-type="string" calcext:value-type="string">
            <text:p>Đặt 1 thứ</text:p>
            <text:p>Giao 1 thứ</text:p>
            <text:p>K nên mua</text:p>
          </table:table-cell>
        </table:table-row>
        <table:table-row table:style-name="ro1">
          <table:table-cell office:value-type="string" calcext:value-type="string">
            <text:p>width: 20%;</text:p>
          </table:table-cell>
          <table:table-cell office:value-type="string" calcext:value-type="string">
            <text:p>Đang test thử, ko biết sài có đc bền ko? Hiện tại mới mua chạy okey!</text:p>
          </table:table-cell>
        </table:table-row>
        <table:table-row table:style-name="ro1">
          <table:table-cell office:value-type="string" calcext:value-type="string">
            <text:p>width: 20%;</text:p>
          </table:table-cell>
          <table:table-cell office:value-type="string" calcext:value-type="string">
            <text:p>đăng ký cho 2 máy dùng de xem camera (vợ, chồng)k được, báo sai mat khẩu là sao ta, đang xem bình thường báo bị chặn quyền là sao ạ</text:p>
          </table:table-cell>
        </table:table-row>
        <table:table-row table:style-name="ro1">
          <table:table-cell office:value-type="string" calcext:value-type="string">
            <text:p>width: 20%;</text:p>
          </table:table-cell>
          <table:table-cell office:value-type="string" calcext:value-type="string">
            <text:p>đàm thoại chỉ có 1 chiều, sao kì vậy</text:p>
          </table:table-cell>
        </table:table-row>
        <table:table-row table:style-name="ro1">
          <table:table-cell office:value-type="string" calcext:value-type="string">
            <text:p>width: 20%;</text:p>
          </table:table-cell>
          <table:table-cell office:value-type="string" calcext:value-type="string">
            <text:p>Đã xem nhiều đánh giá từ nhiều nguồn nên đã tin tưởng mua, nhưng thực tế thì thất vọng quá nhiều. Mình dùng 7plus cắm vào thu lúc nào cũng bị tiếng "tạch tạch" rất phiền.</text:p>
          </table:table-cell>
        </table:table-row>
        <table:table-row table:style-name="ro1">
          <table:table-cell office:value-type="string" calcext:value-type="string">
            <text:p>width: 20%;</text:p>
          </table:table-cell>
          <table:table-cell office:value-type="string" calcext:value-type="string">
            <text:p>Đã từng mua sản phẩm này trên Tiki dùng oke, nhưng khi giới thiệu bạn bè mua thì sản phẩm pin hết nhanh. Mình mượn xem thử thì thấy loa pin chỉ có 600 mah. Thấp gần phân nửa so với cái mình đã mua là 1000 mah (trên web của tiki dung lượng pin là 1000). Thấy đơn hàng được mua từ Tiki Hà Nội 4, có dấu hiệu bán hàng lừa đối khách hàng. Đã gọi điện đến tổng đài nhưng phải chờ đến 48 giờ sau mới giải quyết. Cực kì thất vọng khi tin tưởng giới thiệu bạn bè mua hàng tại Tiki.</text:p>
          </table:table-cell>
        </table:table-row>
        <table:table-row table:style-name="ro1">
          <table:table-cell office:value-type="string" calcext:value-type="string">
            <text:p>width: 20%;</text:p>
          </table:table-cell>
          <table:table-cell office:value-type="string" calcext:value-type="string">
            <text:p>Đã tham khảo rất kỹ trong phần bình luận. bạn chủ hàng có nói Canon G7 xmark ii có thể sử dụng. Vậy mà nhận hàng về cái chân vít nó quá to không vừa với chân vít máy. Quá thất vọng. Cho tôi hỏi muốn trả lại hàng hoặc đổi sp thì làm cách nào ?</text:p>
          </table:table-cell>
        </table:table-row>
        <table:table-row table:style-name="ro5">
          <table:table-cell office:value-type="string" calcext:value-type="string">
            <text:p>width: 20%;</text:p>
          </table:table-cell>
          <table:table-cell office:value-type="string" calcext:value-type="string">
            <text:p>Đã sử dụng được khoảng 1 tuần, hình ảnh thì hơi mờ dù để chất lượng Hi-Def.</text:p>
            <text:p>Gắn thẻ nhớ 128G thì chỉ ghi lại được vài ngày đầu, hiện tại không thấy lưu trữ được nữa.</text:p>
            <text:p>Đề nghị shop xem lại và có cách khắc phục.</text:p>
            <text:p>Nếu không bị lỗi không lưu trữ được thì sẽ chấm 4*</text:p>
          </table:table-cell>
        </table:table-row>
        <table:table-row table:style-name="ro1">
          <table:table-cell office:value-type="string" calcext:value-type="string">
            <text:p>width: 20%;</text:p>
          </table:table-cell>
          <table:table-cell office:value-type="string" calcext:value-type="string">
            <text:p>đã sử dụng được 1 tuần và giờ thì màn hình camera trắng xóa luôn. mong shop giải thích cho trường hợp này...</text:p>
          </table:table-cell>
        </table:table-row>
        <table:table-row table:style-name="ro1">
          <table:table-cell office:value-type="string" calcext:value-type="string">
            <text:p>width: 20%;</text:p>
          </table:table-cell>
          <table:table-cell office:value-type="string" calcext:value-type="string">
            <text:p>Đã nhận nhưng không cho thẻ nhớ</text:p>
          </table:table-cell>
        </table:table-row>
        <table:table-row table:style-name="ro1">
          <table:table-cell office:value-type="string" calcext:value-type="string">
            <text:p>width: 20%;</text:p>
          </table:table-cell>
          <table:table-cell office:value-type="string" calcext:value-type="string">
            <text:p>đã nhận hàng nhưng cắm sạc suốt mà rút dác sạc ra ko có điện, kamera bật chạy được năm phút là tự tắt</text:p>
          </table:table-cell>
        </table:table-row>
        <table:table-row table:style-name="ro1">
          <table:table-cell office:value-type="string" calcext:value-type="string">
            <text:p>width: 20%;</text:p>
          </table:table-cell>
          <table:table-cell office:value-type="string" calcext:value-type="string">
            <text:p>Đẫ nhận được hàng. nhưng bị lỗi phím,không bấm được</text:p>
          </table:table-cell>
        </table:table-row>
        <table:table-row table:style-name="ro1">
          <table:table-cell office:value-type="string" calcext:value-type="string">
            <text:p>width: 20%;</text:p>
          </table:table-cell>
          <table:table-cell office:value-type="string" calcext:value-type="string">
            <text:p>đã nhận được hàng nhưng khóa chân lỏng lẻo, không cố định được, để điện thoại lên bị ngã. Tuy chọn giao hàng 24h nhưng đến ngày thứ 2 mới nhận được. Thật sự thất vọng!</text:p>
          </table:table-cell>
        </table:table-row>
        <table:table-row table:style-name="ro1">
          <table:table-cell office:value-type="string" calcext:value-type="string">
            <text:p>width: 20%;</text:p>
          </table:table-cell>
          <table:table-cell office:value-type="string" calcext:value-type="string">
            <text:p>đã nhận đuợc hàng mà sau không thấy cái thẻ nhớ nào hết không hài lòng</text:p>
          </table:table-cell>
        </table:table-row>
        <table:table-row table:style-name="ro1">
          <table:table-cell office:value-type="string" calcext:value-type="string">
            <text:p>width: 20%;</text:p>
          </table:table-cell>
          <table:table-cell office:value-type="string" calcext:value-type="string">
            <text:p>Đã nhận được camera Yoosee GW-216S, nhưng ban đêm không ghi được hình vì 2 đèn hồng ngoại không bật chiếu sáng . Đề nghi Tiki giúp đỡ !</text:p>
          </table:table-cell>
        </table:table-row>
        <table:table-row table:style-name="ro1">
          <table:table-cell office:value-type="string" calcext:value-type="string">
            <text:p>width: 20%;</text:p>
          </table:table-cell>
          <table:table-cell office:value-type="string" calcext:value-type="string">
            <text:p>Đã nhận đơn hàng sao k thấy quà tặng ạ</text:p>
          </table:table-cell>
        </table:table-row>
        <table:table-row table:style-name="ro1">
          <table:table-cell office:value-type="string" calcext:value-type="string">
            <text:p>width: 20%;</text:p>
          </table:table-cell>
          <table:table-cell office:value-type="string" calcext:value-type="string">
            <text:p>đã mua, nhận hàng trưa hôm nay 7/5/2020. sau khi thử thấy rất ok, thì 15p sau tự nhiên camera không nhận thẻ nhớ nữa, kiểm tra quay lên quay xuống thì thấy không lộ khe cắm thẻ nhớ ra, có phải thẻ nhớ đã tuột ra và mắc kẹt? cần hỗ trợ gấp!!</text:p>
          </table:table-cell>
        </table:table-row>
        <table:table-row table:style-name="ro1">
          <table:table-cell office:value-type="string" calcext:value-type="string">
            <text:p>width: 20%;</text:p>
          </table:table-cell>
          <table:table-cell office:value-type="string" calcext:value-type="string">
            <text:p>đã mua test ngay nhưng thấy rất mờ! thật sự thất vọng!</text:p>
          </table:table-cell>
        </table:table-row>
        <table:table-row table:style-name="ro1">
          <table:table-cell office:value-type="string" calcext:value-type="string">
            <text:p>width: 20%;</text:p>
          </table:table-cell>
          <table:table-cell office:value-type="string" calcext:value-type="string">
            <text:p>Đã mua nhiều sản phẩm Tiki rồi, lần đầu mua một sản phẩm thất vọng đến vậy, quạt như không có quạt, vậy bán làm gì??. <text:s/>Tiki nên xem lại đối tác sản phẩm này nhe.</text:p>
          </table:table-cell>
        </table:table-row>
        <table:table-row table:style-name="ro1">
          <table:table-cell office:value-type="string" calcext:value-type="string">
            <text:p>width: 20%;</text:p>
          </table:table-cell>
          <table:table-cell office:value-type="string" calcext:value-type="string">
            <text:p>đã mua nhiều cái rồi nhưng khi mua cái này thì lại không có khe để gắn thẻ nhớ mà lại đi tặng thẻ nhớ để lừa khách hàng. tặng kg dùng được thì tặng để bỏ à. Tiki nên xem lại tính chung thật của sản phẩm</text:p>
          </table:table-cell>
        </table:table-row>
        <table:table-row table:style-name="ro1">
          <table:table-cell office:value-type="string" calcext:value-type="string">
            <text:p>width: 20%;</text:p>
          </table:table-cell>
          <table:table-cell office:value-type="string" calcext:value-type="string">
            <text:p>Đã mua hàng, nhưng mở ra không có dây sạc, ko sử dụng được sạc dự phòng. Đề nghị tiki gửi dây sạc hoặc cho đổi hàng.</text:p>
          </table:table-cell>
        </table:table-row>
        <table:table-row table:style-name="ro1">
          <table:table-cell office:value-type="string" calcext:value-type="string">
            <text:p>width: 20%;</text:p>
          </table:table-cell>
          <table:table-cell office:value-type="string" calcext:value-type="string">
            <text:p>đã mua hàng sử dụng được một ngày thì camera bị lỗi không nhận được thẻ nhớ. Và chuyển động camera bị lỗi khi di chuyển được</text:p>
          </table:table-cell>
        </table:table-row>
        <table:table-row table:style-name="ro1">
          <table:table-cell office:value-type="string" calcext:value-type="string">
            <text:p>width: 20%;</text:p>
          </table:table-cell>
          <table:table-cell office:value-type="string" calcext:value-type="string">
            <text:p>Đã hư cổng cạc cho Ip 11, cần bảo hành</text:p>
          </table:table-cell>
        </table:table-row>
        <table:table-row table:style-name="ro1">
          <table:table-cell office:value-type="string" calcext:value-type="string">
            <text:p>width: 20%;</text:p>
          </table:table-cell>
          <table:table-cell office:value-type="string" calcext:value-type="string">
            <text:p>Đã điền đầy đủ thông tin xuất hóa đơn, liên hệ Tiki thì bảo chờ, hiện giờ đã gần 1 tháng từ khi mua hàng vẫn chưa hóa đơn đâu, đề nghị tiki xử lý</text:p>
          </table:table-cell>
        </table:table-row>
        <table:table-row table:style-name="ro1">
          <table:table-cell office:value-type="string" calcext:value-type="string">
            <text:p>width: 20%;</text:p>
          </table:table-cell>
          <table:table-cell office:value-type="string" calcext:value-type="string">
            <text:p>Đã có trc 1 con thấy Tiki sale 9/9 giá 1tr290 còn đúng 2 sản phẩm sợ chậm chân nên vào mua ngay mà không hỗ trợ TikiNow. Đúng hôm sau thì Tiki giảm 1tr190, sl 10 con, có cả TikiNow. Vào xem mà choáng váng cứ như bị Tiki cho ăn cú lừa thế kỉ. Lần sau không bao giờ dám mua gì kể cả Tiki có sale 5 lần 7 lượt. Đúng là cay thật. Sản phẩm thì tốt, cài dễ, dùng dễ, kết nối cũng tiện, hỗ trợ nhiều ng xem cùng lúc. Vote 1/5 là cho dvu Tiki, chứ sản phẩm là 5/5 nhé.</text:p>
          </table:table-cell>
        </table:table-row>
        <table:table-row table:style-name="ro1">
          <table:table-cell office:value-type="string" calcext:value-type="string">
            <text:p>width: 20%;</text:p>
          </table:table-cell>
          <table:table-cell office:value-type="string" calcext:value-type="string">
            <text:p>đã cắm sạc lâu dùng bị nhanh hết bin.không biết có đổi dc không nhỉ</text:p>
          </table:table-cell>
        </table:table-row>
        <table:table-row table:style-name="ro1">
          <table:table-cell office:value-type="string" calcext:value-type="string">
            <text:p>width: 20%;</text:p>
          </table:table-cell>
          <table:table-cell office:value-type="string" calcext:value-type="string">
            <text:p>Cường lực đểu mua về che hết cả cam gọi vd call mà không thấy gì luôn cho 1 * là quá lắm rồi</text:p>
          </table:table-cell>
        </table:table-row>
        <table:table-row table:style-name="ro2">
          <table:table-cell office:value-type="string" calcext:value-type="string">
            <text:p>width: 20%;</text:p>
          </table:table-cell>
          <table:table-cell office:value-type="string" calcext:value-type="string">
            <text:p>cũng tàm tạm, độ nét ko bằng sigma 30f1.4</text:p>
            <text:p>hơn được cái có oss nên chụp trong thiếu sáng ít bị rung hình</text:p>
          </table:table-cell>
        </table:table-row>
        <table:table-row table:style-name="ro1">
          <table:table-cell office:value-type="string" calcext:value-type="string">
            <text:p>width: 20%;</text:p>
          </table:table-cell>
          <table:table-cell office:value-type="string" calcext:value-type="string">
            <text:p>Cục sạc mình xài được vài hôm ... đến hôm nay thì cắm sạc không ăn điện... kong tiki xem xét xử lý dùm mình với !!!!</text:p>
          </table:table-cell>
        </table:table-row>
        <table:table-row table:style-name="ro2">
          <table:table-cell office:value-type="string" calcext:value-type="string">
            <text:p>width: 20%;</text:p>
          </table:table-cell>
          <table:table-cell office:value-type="string" calcext:value-type="string">
            <text:p>cực kì tệ, mua về không có remote, lỗ để vặn vít quá to k vặn vào được khiến phần trên lỏng lẻo lắp máy k thăng bằng được, đóng hộp móp méo</text:p>
            <text:p>quá thất vọng về sp</text:p>
          </table:table-cell>
        </table:table-row>
        <table:table-row table:style-name="ro1">
          <table:table-cell office:value-type="string" calcext:value-type="string">
            <text:p>width: 20%;</text:p>
          </table:table-cell>
          <table:table-cell office:value-type="string" calcext:value-type="string">
            <text:p>của người ta có thẻ nhớ của tui không có và cũng không có cục cắm vào ổ cắm điện</text:p>
          </table:table-cell>
        </table:table-row>
        <table:table-row table:style-name="ro1">
          <table:table-cell office:value-type="string" calcext:value-type="string">
            <text:p>width: 20%;</text:p>
          </table:table-cell>
          <table:table-cell office:value-type="string" calcext:value-type="string">
            <text:p>Cửa hàng dùng wifi tốc độ cao, nhưng hỉnh luôn bị giật trong 2s 1 lần. Đây là cái camera thứ 2 sử dụng nên mình biết chắc chắn có vấn đề! Ai support được không? Bảo hành thế nào ạ</text:p>
          </table:table-cell>
        </table:table-row>
        <table:table-row table:style-name="ro1">
          <table:table-cell office:value-type="string" calcext:value-type="string">
            <text:p>width: 20%;</text:p>
          </table:table-cell>
          <table:table-cell office:value-type="string" calcext:value-type="string">
            <text:p>Cứ hiện như thế này là sao ah, làm sao để xóa tk này đây :((</text:p>
          </table:table-cell>
        </table:table-row>
        <table:table-row table:style-name="ro1">
          <table:table-cell office:value-type="string" calcext:value-type="string">
            <text:p>width: 20%;</text:p>
          </table:table-cell>
          <table:table-cell office:value-type="string" calcext:value-type="string">
            <text:p>Copy file lớn thường xuyên bị giảm tốc độ xuống dưới 10MB/s và disconnect. Đã thử format lại, vẫn bị lỗi.</text:p>
          </table:table-cell>
        </table:table-row>
        <table:table-row table:style-name="ro1">
          <table:table-cell office:value-type="string" calcext:value-type="string">
            <text:p>width: 20%;</text:p>
          </table:table-cell>
          <table:table-cell office:value-type="string" calcext:value-type="string">
            <text:p>Cổng Micro không vào điện mà 2 cổng kia điện vào bình thường</text:p>
          </table:table-cell>
        </table:table-row>
        <table:table-row table:style-name="ro1">
          <table:table-cell office:value-type="string" calcext:value-type="string">
            <text:p>width: 20%;</text:p>
          </table:table-cell>
          <table:table-cell office:value-type="string" calcext:value-type="string">
            <text:p>Con giao cho mình ngốn pin giữ quá. 1 viên pin AA mới mà dùng liên tục từ sáng tới tối là hết cạn. 3 ngày mà mình đi tiêu 1 cặp AA rồi. Trong khi con mình dùng trước dùng 1 viên cả mấy tháng ko thèm hết. Về ngoại quan thì đẹp, y hình, cầm chắc tay, click nhạy.</text:p>
          </table:table-cell>
        </table:table-row>
        <table:table-row table:style-name="ro1">
          <table:table-cell office:value-type="string" calcext:value-type="string">
            <text:p>width: 20%;</text:p>
          </table:table-cell>
          <table:table-cell office:value-type="string" calcext:value-type="string">
            <text:p>Con dell N4110 của mình dùng đúng 15 phút là sụt nguồn cái vèo từ 80%-3%. Không hiểu vì sao cả. Tôi muốn bảo hành và đổi Pin khác thì phải làm như thế nào vậy?. Cần Tiki hỗ trợ.</text:p>
          </table:table-cell>
        </table:table-row>
        <table:table-row table:style-name="ro1">
          <table:table-cell office:value-type="string" calcext:value-type="string">
            <text:p>width: 20%;</text:p>
          </table:table-cell>
          <table:table-cell office:value-type="string" calcext:value-type="string">
            <text:p>con chuột không nhạy và rất bất tiện khi sử dụng</text:p>
          </table:table-cell>
        </table:table-row>
        <table:table-row table:style-name="ro2">
          <table:table-cell office:value-type="string" calcext:value-type="string">
            <text:p>width: 20%;</text:p>
          </table:table-cell>
          <table:table-cell office:value-type="string" calcext:value-type="string">
            <text:p>Có yêu cầu xuất hoá đơn, nhưng chẳng thấy hoá đơn ở đâu.</text:p>
            <text:p>cái này mua cho cty, không xuất hoá đơn sao thanh toán?</text:p>
          </table:table-cell>
        </table:table-row>
        <table:table-row table:style-name="ro1">
          <table:table-cell office:value-type="string" calcext:value-type="string">
            <text:p>width: 20%;</text:p>
          </table:table-cell>
          <table:table-cell office:value-type="string" calcext:value-type="string">
            <text:p>có vẻ như nhiều bạn khác cũng bị thiếu bút như mình, chắc là do shop này cố tình cũng nên, bạn nào mua sau chú ý kẻo lại bị thế nhé. Tốt hơn là nên cạch cái shop này ra.</text:p>
          </table:table-cell>
        </table:table-row>
        <table:table-row table:style-name="ro2">
          <table:table-cell office:value-type="string" calcext:value-type="string">
            <text:p>width: 20%;</text:p>
          </table:table-cell>
          <table:table-cell office:value-type="string" calcext:value-type="string">
            <text:p>Có sạc và xả pin nhưng tiêu hao rất nhanh. Chụp chắc chưa tới 100 tấm thì còn dưới 10%</text:p>
            <text:p>Đã sạc 5 lần từ lúc mua vả 5 lần đều rất nhanh hết pin</text:p>
          </table:table-cell>
        </table:table-row>
        <table:table-row table:style-name="ro1">
          <table:table-cell office:value-type="string" calcext:value-type="string">
            <text:p>width: 20%;</text:p>
          </table:table-cell>
          <table:table-cell office:value-type="string" calcext:value-type="string">
            <text:p>Có mua 1 sợi dài 2m cũng nhãn hiệu UGreen bên lazada, dùng hoàn hảo. Sợi 5m này các chức năng bình thường thì ok, riêng khi xem phim HDR thì khoảng 5s lại khựng hình ảnh 1 lần, cực kỳ khó chịu. Cáp chuẩn 2.0 mà vậy thật là thất vọng.</text:p>
          </table:table-cell>
        </table:table-row>
        <table:table-row table:style-name="ro1">
          <table:table-cell office:value-type="string" calcext:value-type="string">
            <text:p>width: 20%;</text:p>
          </table:table-cell>
          <table:table-cell office:value-type="string" calcext:value-type="string">
            <text:p>Có một chút nhầm lẫn từ nhà cung cấp.Đặt hàng pin AA mà giao hàng pin AAA.</text:p>
          </table:table-cell>
        </table:table-row>
        <table:table-row table:style-name="ro1">
          <table:table-cell office:value-type="string" calcext:value-type="string">
            <text:p>width: 20%;</text:p>
          </table:table-cell>
          <table:table-cell office:value-type="string" calcext:value-type="string">
            <text:p>có loại nào 3A 12 vôn không cam vẫn yếu hồng ngoại</text:p>
          </table:table-cell>
        </table:table-row>
        <table:table-row table:style-name="ro1">
          <table:table-cell office:value-type="string" calcext:value-type="string">
            <text:p>width: 20%;</text:p>
          </table:table-cell>
          <table:table-cell office:value-type="string" calcext:value-type="string">
            <text:p>Có dấu hiệu của sử dụng rồi. Đồng ý tháo seal để dán tem bảo hành. Nhưng đã qua sử dụng. Mặc dù kết nối ổn định. Nhưng thất vọng về việc k phải hàng mới. Từ nay sẽ ko mua chuột ở đây nữa. Lần đầu tiên mua hàng dính hàng cũ. :). Muốn đánh giá từ ngày nhận chuột. Nhưng vô chưa xác nhận giao hàng. :(</text:p>
          </table:table-cell>
        </table:table-row>
        <table:table-row table:style-name="ro4">
          <table:table-cell office:value-type="string" calcext:value-type="string">
            <text:p>width: 20%;</text:p>
          </table:table-cell>
          <table:table-cell office:value-type="string" calcext:value-type="string">
            <text:p>Có đánh giá là tui đánh giá rồi, 1 sao vẫn còn quá cao</text:p>
            <text:p/>
            <text:p>Sản phẩm chưa sử dụng không hỗ trợ khách hàng đổi lại.</text:p>
            <text:p>Chính sách thì giấu tận sâu trong web. Nhấp phải 5-6 lần mới ra được.</text:p>
            <text:p>Giao hàng thì gấp gấp không cho kiểm tra, làm ăn kiểu này đâu có được.</text:p>
          </table:table-cell>
        </table:table-row>
        <table:table-row table:style-name="ro1">
          <table:table-cell office:value-type="string" calcext:value-type="string">
            <text:p>width: 20%;</text:p>
          </table:table-cell>
          <table:table-cell office:value-type="string" calcext:value-type="string">
            <text:p>có 1 cái bị thiếu adapter và đế</text:p>
          </table:table-cell>
        </table:table-row>
        <table:table-row table:style-name="ro1">
          <table:table-cell office:value-type="string" calcext:value-type="string">
            <text:p>width: 20%;</text:p>
          </table:table-cell>
          <table:table-cell office:value-type="string" calcext:value-type="string">
            <text:p>Chụp rất nhiều hình xong bị mất hết toàn bộ hình ảnh trên thẻ nhớ !</text:p>
          </table:table-cell>
        </table:table-row>
        <table:table-row table:style-name="ro1">
          <table:table-cell office:value-type="string" calcext:value-type="string">
            <text:p>width: 20%;</text:p>
          </table:table-cell>
          <table:table-cell office:value-type="string" calcext:value-type="string">
            <text:p>chuột rất hao pin, nửa ngày đã hết quả pin xịn, đề nghị đổi lại</text:p>
          </table:table-cell>
        </table:table-row>
        <table:table-row table:style-name="ro1">
          <table:table-cell office:value-type="string" calcext:value-type="string">
            <text:p>width: 20%;</text:p>
          </table:table-cell>
          <table:table-cell office:value-type="string" calcext:value-type="string">
            <text:p>Chuột không dây mua hơn tháng đã hư ko dùng đc, tưởng hết pin thay pin vẫn ko thể sử dụng. Do bất cẩn làm mất phiếu bảo hành nên ko đem đi đổi được. Nói chung thất vọng toàn tập về con chuột này.</text:p>
          </table:table-cell>
        </table:table-row>
        <table:table-row table:style-name="ro1">
          <table:table-cell office:value-type="string" calcext:value-type="string">
            <text:p>width: 20%;</text:p>
          </table:table-cell>
          <table:table-cell office:value-type="string" calcext:value-type="string">
            <text:p>chuột giao về cho em sao lại k có đầu cắm usb vậy ạ??</text:p>
          </table:table-cell>
        </table:table-row>
        <table:table-row table:style-name="ro1">
          <table:table-cell office:value-type="string" calcext:value-type="string">
            <text:p>width: 20%;</text:p>
          </table:table-cell>
          <table:table-cell office:value-type="string" calcext:value-type="string">
            <text:p>Chuột dùng được, còn bàn phím rất chập chờn lúc được lúc không</text:p>
          </table:table-cell>
        </table:table-row>
        <table:table-row table:style-name="ro1">
          <table:table-cell office:value-type="string" calcext:value-type="string">
            <text:p>width: 20%;</text:p>
          </table:table-cell>
          <table:table-cell office:value-type="string" calcext:value-type="string">
            <text:p>Chuột đã qua sử dụng, nhìn 4 chân đế đã có vết trầy xước</text:p>
          </table:table-cell>
        </table:table-row>
        <table:table-row table:style-name="ro2">
          <table:table-cell office:value-type="string" calcext:value-type="string">
            <text:p>width: 20%;</text:p>
          </table:table-cell>
          <table:table-cell office:value-type="string" calcext:value-type="string">
            <text:p>Chuột đã bị bóc. Cửa hàng lươn lẹo bằng cách dán tem ghi là tem niêm phong của cửa hàng.</text:p>
            <text:p>Bạn nào không cẩn thận, hoặc không biết có thể sẽ bị cửa hàng lợi dụng.</text:p>
          </table:table-cell>
        </table:table-row>
        <table:table-row table:style-name="ro1">
          <table:table-cell office:value-type="string" calcext:value-type="string">
            <text:p>width: 20%;</text:p>
          </table:table-cell>
          <table:table-cell office:value-type="string" calcext:value-type="string">
            <text:p>Chuột chạy không ổn định dù là pin mới, thỉnh thoảng đơ phải tắt bật lại. không hài lòng</text:p>
          </table:table-cell>
        </table:table-row>
        <table:table-row table:style-name="ro1">
          <table:table-cell office:value-type="string" calcext:value-type="string">
            <text:p>width: 20%;</text:p>
          </table:table-cell>
          <table:table-cell office:value-type="string" calcext:value-type="string">
            <text:p>Chuột chạy không ổn định dù là pin mới, thỉnh thoảng đơ phải tắt bật lại. không hài lòng</text:p>
          </table:table-cell>
        </table:table-row>
        <table:table-row table:style-name="ro1">
          <table:table-cell office:value-type="string" calcext:value-type="string">
            <text:p>width: 20%;</text:p>
          </table:table-cell>
          <table:table-cell office:value-type="string" calcext:value-type="string">
            <text:p>chuột cắm vô máy chạy rất ok nhưng khi rút ra thì mạng wifi máy bị lỗi @.@ ko kết nối được wifi em cần làm rõ con chuột này ạ @.@</text:p>
          </table:table-cell>
        </table:table-row>
        <table:table-row table:style-name="ro1">
          <table:table-cell office:value-type="string" calcext:value-type="string">
            <text:p>width: 20%;</text:p>
          </table:table-cell>
          <table:table-cell office:value-type="string" calcext:value-type="string">
            <text:p>Chuột bị nhảy liên tục. Bàn phím phần lồi phần lõm bấm còn thua bàn phím thường. Tiki nên có 1 bộ phận kiểm tra chất lượng sản phẩm trước khi bán...zzz</text:p>
          </table:table-cell>
        </table:table-row>
        <table:table-row table:style-name="ro1">
          <table:table-cell office:value-type="string" calcext:value-type="string">
            <text:p>width: 20%;</text:p>
          </table:table-cell>
          <table:table-cell office:value-type="string" calcext:value-type="string">
            <text:p>Chưa xài được bao lâu đã bị hư :(</text:p>
          </table:table-cell>
        </table:table-row>
        <table:table-row table:style-name="ro1">
          <table:table-cell office:value-type="string" calcext:value-type="string">
            <text:p>width: 20%;</text:p>
          </table:table-cell>
          <table:table-cell office:value-type="string" calcext:value-type="string">
            <text:p>Chưa sử dụng đã hư. Mua về không hề sử dụng được</text:p>
          </table:table-cell>
        </table:table-row>
        <table:table-row table:style-name="ro1">
          <table:table-cell office:value-type="string" calcext:value-type="string">
            <text:p>width: 20%;</text:p>
          </table:table-cell>
          <table:table-cell office:value-type="string" calcext:value-type="string">
            <text:p>Chưa sử dụng chưa biết tốt hay xấu</text:p>
          </table:table-cell>
        </table:table-row>
        <table:table-row table:style-name="ro2">
          <table:table-cell office:value-type="string" calcext:value-type="string">
            <text:p>width: 20%;</text:p>
          </table:table-cell>
          <table:table-cell office:value-type="string" calcext:value-type="string">
            <text:p>Chưa kết nối wifi đc</text:p>
            <text:p>Hy vọng liên hệ đc với shop xin hổ trợ chứ đổi trả mất công</text:p>
          </table:table-cell>
        </table:table-row>
        <table:table-row table:style-name="ro1">
          <table:table-cell office:value-type="string" calcext:value-type="string">
            <text:p>width: 20%;</text:p>
          </table:table-cell>
          <table:table-cell office:value-type="string" calcext:value-type="string">
            <text:p>Chua dùng đk mot tuan da hong rui san pham cgan pheo bao bao hanh duoc 3 ngay khong thay ai qua lay doi mua ben dien may xanh vua nhanh vua re</text:p>
          </table:table-cell>
        </table:table-row>
        <table:table-row table:style-name="ro1">
          <table:table-cell office:value-type="string" calcext:value-type="string">
            <text:p>width: 20%;</text:p>
          </table:table-cell>
          <table:table-cell office:value-type="string" calcext:value-type="string">
            <text:p>chưa dùng đã hư</text:p>
          </table:table-cell>
        </table:table-row>
        <table:table-row table:style-name="ro1">
          <table:table-cell office:value-type="string" calcext:value-type="string">
            <text:p>width: 20%;</text:p>
          </table:table-cell>
          <table:table-cell office:value-type="string" calcext:value-type="string">
            <text:p>chưa cắm vào nhưng mở hộp đã không vui rồi. không còn cái tem nào còn nguyên cả. như kiểu nhét đồ đểu vào hộp. Chính hãng mà v đó</text:p>
          </table:table-cell>
        </table:table-row>
        <table:table-row table:style-name="ro1">
          <table:table-cell office:value-type="string" calcext:value-type="string">
            <text:p>width: 20%;</text:p>
          </table:table-cell>
          <table:table-cell office:value-type="string" calcext:value-type="string">
            <text:p>chua biet the nao, de dung xem sao</text:p>
          </table:table-cell>
        </table:table-row>
        <table:table-row table:style-name="ro1">
          <table:table-cell office:value-type="string" calcext:value-type="string">
            <text:p>width: 20%;</text:p>
          </table:table-cell>
          <table:table-cell office:value-type="string" calcext:value-type="string">
            <text:p>chưa biết sao nhưng không thấy con ốc gắng vô pas đâu . 2 cái đều không có thất vọng</text:p>
          </table:table-cell>
        </table:table-row>
        <table:table-row table:style-name="ro1">
          <table:table-cell office:value-type="string" calcext:value-type="string">
            <text:p>width: 20%;</text:p>
          </table:table-cell>
          <table:table-cell office:value-type="string" calcext:value-type="string">
            <text:p>chưa biết chất lượng thế nào. vừa khui hộp ra bao bì đã bị cắt...k hài lòng</text:p>
          </table:table-cell>
        </table:table-row>
        <table:table-row table:style-name="ro1">
          <table:table-cell office:value-type="string" calcext:value-type="string">
            <text:p>width: 20%;</text:p>
          </table:table-cell>
          <table:table-cell office:value-type="string" calcext:value-type="string">
            <text:p>Chốt này bị kênh mình kẹp điện thoại vào rất lỏng lẻo</text:p>
          </table:table-cell>
        </table:table-row>
        <table:table-row table:style-name="ro1">
          <table:table-cell office:value-type="string" calcext:value-type="string">
            <text:p>width: 20%;</text:p>
          </table:table-cell>
          <table:table-cell office:value-type="string" calcext:value-type="string">
            <text:p>Chống trộm khỉ móc...lừa gạt</text:p>
          </table:table-cell>
        </table:table-row>
        <table:table-row table:style-name="ro1">
          <table:table-cell office:value-type="string" calcext:value-type="string">
            <text:p>width: 20%;</text:p>
          </table:table-cell>
          <table:table-cell office:value-type="string" calcext:value-type="string">
            <text:p>Chóng hỏng!</text:p>
          </table:table-cell>
        </table:table-row>
        <table:table-row table:style-name="ro1">
          <table:table-cell office:value-type="string" calcext:value-type="string">
            <text:p>width: 20%;</text:p>
          </table:table-cell>
          <table:table-cell office:value-type="string" calcext:value-type="string">
            <text:p>Chọn mẫu Navy vàng đen lúc book deal, mà lại giao màu đen là sao?</text:p>
          </table:table-cell>
        </table:table-row>
        <table:table-row table:style-name="ro1">
          <table:table-cell office:value-type="string" calcext:value-type="string">
            <text:p>width: 20%;</text:p>
          </table:table-cell>
          <table:table-cell office:value-type="string" calcext:value-type="string">
            <text:p>CHọn giao hàng nhanh 2h tốn thêm 30k. nhưng mất gần 24h mới nhận dc hàng.</text:p>
          </table:table-cell>
        </table:table-row>
        <table:table-row table:style-name="ro1">
          <table:table-cell office:value-type="string" calcext:value-type="string">
            <text:p>width: 20%;</text:p>
          </table:table-cell>
          <table:table-cell office:value-type="string" calcext:value-type="string">
            <text:p>chơi mau hết pin, sặc khó cắm chơi 1 lần là hỏng luôn</text:p>
          </table:table-cell>
        </table:table-row>
        <table:table-row table:style-name="ro1">
          <table:table-cell office:value-type="string" calcext:value-type="string">
            <text:p>width: 20%;</text:p>
          </table:table-cell>
          <table:table-cell office:value-type="string" calcext:value-type="string">
            <text:p>Chơi 2 ngày hỏng :))))</text:p>
          </table:table-cell>
        </table:table-row>
        <table:table-row table:style-name="ro1">
          <table:table-cell office:value-type="string" calcext:value-type="string">
            <text:p>width: 20%;</text:p>
          </table:table-cell>
          <table:table-cell office:value-type="string" calcext:value-type="string">
            <text:p>cho vào PC để nhận thẻ chậm mãi mới hiện lên. chất lượng đi kèm vs giá</text:p>
          </table:table-cell>
        </table:table-row>
        <table:table-row table:style-name="ro1">
          <table:table-cell office:value-type="string" calcext:value-type="string">
            <text:p>width: 20%;</text:p>
          </table:table-cell>
          <table:table-cell office:value-type="string" calcext:value-type="string">
            <text:p>cho vào PC để nhận thẻ chậm mãi mới hiện lên. chất lượng đi kèm vs giá</text:p>
          </table:table-cell>
        </table:table-row>
        <table:table-row table:style-name="ro1">
          <table:table-cell office:value-type="string" calcext:value-type="string">
            <text:p>width: 20%;</text:p>
          </table:table-cell>
          <table:table-cell office:value-type="string" calcext:value-type="string">
            <text:p>Cho Minh Huong Dan Su dung tren iPhone</text:p>
          </table:table-cell>
        </table:table-row>
        <table:table-row table:style-name="ro1">
          <table:table-cell office:value-type="string" calcext:value-type="string">
            <text:p>width: 20%;</text:p>
          </table:table-cell>
          <table:table-cell office:value-type="string" calcext:value-type="string">
            <text:p>cho minh hoi camera nay xoai la nghe tieng du du la sao vay co phai do do g may vay hay la bi gi cho biet xin cam on</text:p>
          </table:table-cell>
        </table:table-row>
        <table:table-row table:style-name="ro1">
          <table:table-cell office:value-type="string" calcext:value-type="string">
            <text:p>width: 20%;</text:p>
          </table:table-cell>
          <table:table-cell office:value-type="string" calcext:value-type="string">
            <text:p>Cho hỏi lúc nào nó cũng bị thế này, k xem được j hết vậy, mạng nhà rất mạnh mà k xem đc, đăng ký 3g dùng thử cũng k đc, cứ thế này hoài</text:p>
          </table:table-cell>
        </table:table-row>
        <table:table-row table:style-name="ro1">
          <table:table-cell office:value-type="string" calcext:value-type="string">
            <text:p>width: 20%;</text:p>
          </table:table-cell>
          <table:table-cell office:value-type="string" calcext:value-type="string">
            <text:p>Cho hỏi có giao thiếu gì không mà bộ nguồn có mỗi thế thì cắm kiểu gì vậy</text:p>
          </table:table-cell>
        </table:table-row>
        <table:table-row table:style-name="ro1">
          <table:table-cell office:value-type="string" calcext:value-type="string">
            <text:p>width: 20%;</text:p>
          </table:table-cell>
          <table:table-cell office:value-type="string" calcext:value-type="string">
            <text:p>chờ chủ shop và tiki giải thích vì sao tốc độ bằng 1/2 so với những người mua khác</text:p>
          </table:table-cell>
        </table:table-row>
        <table:table-row table:style-name="ro5">
          <table:table-cell office:value-type="string" calcext:value-type="string">
            <text:p>width: 20%;</text:p>
          </table:table-cell>
          <table:table-cell office:value-type="string" calcext:value-type="string">
            <text:p>Chính thức chia tay Tiki từ đây . </text:p>
            <text:p>Đã mua hàng ở Tiki rất nhiều , chưa có đổi trả lần nào mặc dù vẫn có một ít lỗi nhỏ chấp nhận bỏ qua đc . </text:p>
            <text:p>Đến lần này là Camera thì ko thể cho qua được . Sản phẩm quay có tình trạng Lag mặc dù mạng rất mạnh + thêm việc từ ban ngày qua ban đêm camera ko quay được mặc dù đã reset lại . Liên hệ với bên Tiki đã nhận lại đơn hàng 10 ngày chưa có 1 phản hồi gì cho khách hàng . Mặc dù mình mua tiki now là biết rất cần dùng . Bây giờ tiền cũng ko lấy lại đc . Mua thêm cái khác thì dư ra . </text:p>
            <text:p>Thôi chia tay Tiki . Cố gắng giữ khách hàng sau này</text:p>
          </table:table-cell>
        </table:table-row>
        <table:table-row table:style-name="ro1">
          <table:table-cell office:value-type="string" calcext:value-type="string">
            <text:p>width: 20%;</text:p>
          </table:table-cell>
          <table:table-cell office:value-type="string" calcext:value-type="string">
            <text:p>Chỉ xài được vài lần là hư. Sản phẩm hoàn toàn không chất lượng.</text:p>
          </table:table-cell>
        </table:table-row>
        <table:table-row table:style-name="ro1">
          <table:table-cell office:value-type="string" calcext:value-type="string">
            <text:p>width: 20%;</text:p>
          </table:table-cell>
          <table:table-cell office:value-type="string" calcext:value-type="string">
            <text:p>chỉ một lời hàng kém chất lượng không nên mua chả sai được gì còn bị lát ........</text:p>
          </table:table-cell>
        </table:table-row>
        <table:table-row table:style-name="ro1">
          <table:table-cell office:value-type="string" calcext:value-type="string">
            <text:p>width: 20%;</text:p>
          </table:table-cell>
          <table:table-cell office:value-type="string" calcext:value-type="string">
            <text:p>Chỉ là bản nội địa cập nhật tiếng anh thôi, không phải quốc tế</text:p>
          </table:table-cell>
        </table:table-row>
        <table:table-row table:style-name="ro1">
          <table:table-cell office:value-type="string" calcext:value-type="string">
            <text:p>width: 20%;</text:p>
          </table:table-cell>
          <table:table-cell office:value-type="string" calcext:value-type="string">
            <text:p>Chỉ in được vài chục trang, hết khoảng 1/5 bình mực cam là nó bắt đầu nhoè. Chất lượng máy mới mà quá tệ. Cân nhắc kỹ trước khi mua!</text:p>
          </table:table-cell>
        </table:table-row>
        <table:table-row table:style-name="ro1">
          <table:table-cell office:value-type="string" calcext:value-type="string">
            <text:p>width: 20%;</text:p>
          </table:table-cell>
          <table:table-cell office:value-type="string" calcext:value-type="string">
            <text:p>chỉ được cái vẻ bóng bẩy bên ngoài còn chất lượng âm thanh cực tệ, sở dĩ tôi nói vậy vì trước đây tôi có dùng qua ( còn mua đến 3 cái ) nhưng lần này thấy phí tiền</text:p>
          </table:table-cell>
        </table:table-row>
        <table:table-row table:style-name="ro1">
          <table:table-cell office:value-type="string" calcext:value-type="string">
            <text:p>width: 20%;</text:p>
          </table:table-cell>
          <table:table-cell office:value-type="string" calcext:value-type="string">
            <text:p>Chỉ dùng được gần 2 tháng là hỏng hóc và không tái sử dụng được.</text:p>
          </table:table-cell>
        </table:table-row>
        <table:table-row table:style-name="ro1">
          <table:table-cell office:value-type="string" calcext:value-type="string">
            <text:p>width: 20%;</text:p>
          </table:table-cell>
          <table:table-cell office:value-type="string" calcext:value-type="string">
            <text:p>Chỉ dùng được 1 chui sạc Iphone. 2 chui còn lại k vào điện</text:p>
          </table:table-cell>
        </table:table-row>
        <table:table-row table:style-name="ro1">
          <table:table-cell office:value-type="string" calcext:value-type="string">
            <text:p>width: 20%;</text:p>
          </table:table-cell>
          <table:table-cell office:value-type="string" calcext:value-type="string">
            <text:p>Chất xấu hơn ảnh. Mỏng. Giao hàng siêu nhanh</text:p>
          </table:table-cell>
        </table:table-row>
        <table:table-row table:style-name="ro3">
          <table:table-cell office:value-type="string" calcext:value-type="string">
            <text:p>width: 20%;</text:p>
          </table:table-cell>
          <table:table-cell office:value-type="string" calcext:value-type="string">
            <text:p>Chất lượng và sản phẩm không như mô tả</text:p>
            <text:p>Quá kém</text:p>
            <text:p>Đề nghị TiKi kiểm soát kĩ hàng hoá để mất uy tín</text:p>
          </table:table-cell>
        </table:table-row>
        <table:table-row table:style-name="ro3">
          <table:table-cell office:value-type="string" calcext:value-type="string">
            <text:p>width: 20%;</text:p>
          </table:table-cell>
          <table:table-cell office:value-type="string" calcext:value-type="string">
            <text:p>Chất lượng sản phẩm quá tệ, Các đốt nối không điều nhau, đốt thí quá cứng không bẻ cong được, đốt thì nới bẻ nhẹ đã bong ra. Mua về mà không sử dụng được.</text:p>
            <text:p/>
            <text:p>Thật sự thất vọng về sản phẩm.</text:p>
          </table:table-cell>
        </table:table-row>
        <table:table-row table:style-name="ro1">
          <table:table-cell office:value-type="string" calcext:value-type="string">
            <text:p>width: 20%;</text:p>
          </table:table-cell>
          <table:table-cell office:value-type="string" calcext:value-type="string">
            <text:p>chất lượng sản phẩm quá kém chất lượng. <text:s/>tôi nhận hàng và đã dùng thử chất lượng sản phẩm này ko thể dùng được. như đồ bị hỏng. nếu biết tôi sẽ không mua sản phẩm kém như thế này.</text:p>
          </table:table-cell>
        </table:table-row>
        <table:table-row table:style-name="ro1">
          <table:table-cell office:value-type="string" calcext:value-type="string">
            <text:p>width: 20%;</text:p>
          </table:table-cell>
          <table:table-cell office:value-type="string" calcext:value-type="string">
            <text:p>chất lượng sản phẩm quá dở, mua về mở ra xem chưa kịp dùng đã gẫy</text:p>
          </table:table-cell>
        </table:table-row>
        <table:table-row table:style-name="ro1">
          <table:table-cell office:value-type="string" calcext:value-type="string">
            <text:p>width: 20%;</text:p>
          </table:table-cell>
          <table:table-cell office:value-type="string" calcext:value-type="string">
            <text:p>Chất lượng sản phẩm kém, dùng hơn 1 tuần dây đã chập chờn, qua ngày hôm sau thì không dùng được nữa.</text:p>
          </table:table-cell>
        </table:table-row>
        <table:table-row table:style-name="ro1">
          <table:table-cell office:value-type="string" calcext:value-type="string">
            <text:p>width: 20%;</text:p>
          </table:table-cell>
          <table:table-cell office:value-type="string" calcext:value-type="string">
            <text:p>Chất lượng rất tệ. Các chốt rất lỏng lẻo.</text:p>
          </table:table-cell>
        </table:table-row>
        <table:table-row table:style-name="ro1">
          <table:table-cell office:value-type="string" calcext:value-type="string">
            <text:p>width: 20%;</text:p>
          </table:table-cell>
          <table:table-cell office:value-type="string" calcext:value-type="string">
            <text:p>chat luong rat kem su dung bi loi , de che di quay chi duoc 5 den 7 phut may mat nguon tit luon shop</text:p>
          </table:table-cell>
        </table:table-row>
        <table:table-row table:style-name="ro1">
          <table:table-cell office:value-type="string" calcext:value-type="string">
            <text:p>width: 20%;</text:p>
          </table:table-cell>
          <table:table-cell office:value-type="string" calcext:value-type="string">
            <text:p>Chất lượng quá kém. Trời tối camera ko thấy dc gì hết.</text:p>
          </table:table-cell>
        </table:table-row>
        <table:table-row table:style-name="ro1">
          <table:table-cell office:value-type="string" calcext:value-type="string">
            <text:p>width: 20%;</text:p>
          </table:table-cell>
          <table:table-cell office:value-type="string" calcext:value-type="string">
            <text:p>Chất lượng quá kém. Tín hiệu ko ổn định. Lúc được lúc ko? Phí tiền</text:p>
          </table:table-cell>
        </table:table-row>
        <table:table-row table:style-name="ro1">
          <table:table-cell office:value-type="string" calcext:value-type="string">
            <text:p>width: 20%;</text:p>
          </table:table-cell>
          <table:table-cell office:value-type="string" calcext:value-type="string">
            <text:p>Chất lượng loa hơi kém. Nghe ko bằng loa điện thoại</text:p>
          </table:table-cell>
        </table:table-row>
        <table:table-row table:style-name="ro1">
          <table:table-cell office:value-type="string" calcext:value-type="string">
            <text:p>width: 20%;</text:p>
          </table:table-cell>
          <table:table-cell office:value-type="string" calcext:value-type="string">
            <text:p>Chất lượng kết nối không ổn định. Tốc độ kết nói với các thiết bị không đồng nhất, có lúc nhanh, chậm, có khi không kết nối được</text:p>
          </table:table-cell>
        </table:table-row>
        <table:table-row table:style-name="ro1">
          <table:table-cell office:value-type="string" calcext:value-type="string">
            <text:p>width: 20%;</text:p>
          </table:table-cell>
          <table:table-cell office:value-type="string" calcext:value-type="string">
            <text:p>Chất lượng kém. 3 ngày đã hỏng</text:p>
          </table:table-cell>
        </table:table-row>
        <table:table-row table:style-name="ro1">
          <table:table-cell office:value-type="string" calcext:value-type="string">
            <text:p>width: 20%;</text:p>
          </table:table-cell>
          <table:table-cell office:value-type="string" calcext:value-type="string">
            <text:p>Chất lượng kém. 3 ngày đã hỏng</text:p>
          </table:table-cell>
        </table:table-row>
        <table:table-row table:style-name="ro1">
          <table:table-cell office:value-type="string" calcext:value-type="string">
            <text:p>width: 20%;</text:p>
          </table:table-cell>
          <table:table-cell office:value-type="string" calcext:value-type="string">
            <text:p>Chất lượng kém,hình ảnh mờ,cắm thẻ vô không thấy có tác dụng gì,nói thật từ lúc mua về đang vất xó</text:p>
          </table:table-cell>
        </table:table-row>
        <table:table-row table:style-name="ro1">
          <table:table-cell office:value-type="string" calcext:value-type="string">
            <text:p>width: 20%;</text:p>
          </table:table-cell>
          <table:table-cell office:value-type="string" calcext:value-type="string">
            <text:p>Chất luong kem zai duoc 1 thang song cap sac ko vao duoc</text:p>
          </table:table-cell>
        </table:table-row>
        <table:table-row table:style-name="ro1">
          <table:table-cell office:value-type="string" calcext:value-type="string">
            <text:p>width: 20%;</text:p>
          </table:table-cell>
          <table:table-cell office:value-type="string" calcext:value-type="string">
            <text:p>Chất luong kem zai duoc 1 thang song cap sac ko vao duoc</text:p>
          </table:table-cell>
        </table:table-row>
        <table:table-row table:style-name="ro1">
          <table:table-cell office:value-type="string" calcext:value-type="string">
            <text:p>width: 20%;</text:p>
          </table:table-cell>
          <table:table-cell office:value-type="string" calcext:value-type="string">
            <text:p>Chất lượng kém lắm ạ, mua về nhìn màu xấu như sợi dây đồ chơi trẻ con, cắm sạc làm nóng pin kinh khủng đến mức không dám cầm điện thoại trên tay, lần đầu tiên mình bị thế, mình sợ nổ pin nên chỉ dùng đúng 1 lần là bỏ luôn không dám dùng nữa ạ.</text:p>
          </table:table-cell>
        </table:table-row>
        <table:table-row table:style-name="ro1">
          <table:table-cell office:value-type="string" calcext:value-type="string">
            <text:p>width: 20%;</text:p>
          </table:table-cell>
          <table:table-cell office:value-type="string" calcext:value-type="string">
            <text:p>chất lượng kém , nghe nhạc hay bị đứng , chậm chờn âm thanh , cho mình xin đổi lại sp khác</text:p>
          </table:table-cell>
        </table:table-row>
        <table:table-row table:style-name="ro1">
          <table:table-cell office:value-type="string" calcext:value-type="string">
            <text:p>width: 20%;</text:p>
          </table:table-cell>
          <table:table-cell office:value-type="string" calcext:value-type="string">
            <text:p>Chất lượng kém</text:p>
          </table:table-cell>
        </table:table-row>
        <table:table-row table:style-name="ro1">
          <table:table-cell office:value-type="string" calcext:value-type="string">
            <text:p>width: 20%;</text:p>
          </table:table-cell>
          <table:table-cell office:value-type="string" calcext:value-type="string">
            <text:p>Chất lượng hàng không như mong muốn, sử dụng được 1 tuần sảy ra hiện tượng bong tróc lớp phủ trên cường lực.</text:p>
          </table:table-cell>
        </table:table-row>
        <table:table-row table:style-name="ro1">
          <table:table-cell office:value-type="string" calcext:value-type="string">
            <text:p>width: 20%;</text:p>
          </table:table-cell>
          <table:table-cell office:value-type="string" calcext:value-type="string">
            <text:p>Chất lượng chưa biết sao mà mua thấy shop bán giá rất lung tung.</text:p>
          </table:table-cell>
        </table:table-row>
        <table:table-row table:style-name="ro1">
          <table:table-cell office:value-type="string" calcext:value-type="string">
            <text:p>width: 20%;</text:p>
          </table:table-cell>
          <table:table-cell office:value-type="string" calcext:value-type="string">
            <text:p>chất lượng camera quá tệ</text:p>
          </table:table-cell>
        </table:table-row>
        <table:table-row table:style-name="ro1">
          <table:table-cell office:value-type="string" calcext:value-type="string">
            <text:p>width: 20%;</text:p>
          </table:table-cell>
          <table:table-cell office:value-type="string" calcext:value-type="string">
            <text:p>Chất lượng camera kém quá, hình không mờ , không rỏ nét gì hết, vậy mà để độ phân giải 1080, sợ cái ông tiki này luôn.</text:p>
          </table:table-cell>
        </table:table-row>
        <table:table-row table:style-name="ro1">
          <table:table-cell office:value-type="string" calcext:value-type="string">
            <text:p>width: 20%;</text:p>
          </table:table-cell>
          <table:table-cell office:value-type="string" calcext:value-type="string">
            <text:p>chất lượng bắt sóng quá kém</text:p>
          </table:table-cell>
        </table:table-row>
        <table:table-row table:style-name="ro1">
          <table:table-cell office:value-type="string" calcext:value-type="string">
            <text:p>width: 20%;</text:p>
          </table:table-cell>
          <table:table-cell office:value-type="string" calcext:value-type="string">
            <text:p>chất lượng âm thanh không tốt</text:p>
          </table:table-cell>
        </table:table-row>
        <table:table-row table:style-name="ro1">
          <table:table-cell office:value-type="string" calcext:value-type="string">
            <text:p>width: 20%;</text:p>
          </table:table-cell>
          <table:table-cell office:value-type="string" calcext:value-type="string">
            <text:p>Chất lượng <text:s/>kém. Rất rễ gẫy. Không nên mua nhé mọi người.</text:p>
          </table:table-cell>
        </table:table-row>
        <table:table-row table:style-name="ro1">
          <table:table-cell office:value-type="string" calcext:value-type="string">
            <text:p>width: 20%;</text:p>
          </table:table-cell>
          <table:table-cell office:value-type="string" calcext:value-type="string">
            <text:p>chât <text:s/>lượng <text:s/>kém ko nên mua</text:p>
          </table:table-cell>
        </table:table-row>
        <table:table-row table:style-name="ro3">
          <table:table-cell office:value-type="string" calcext:value-type="string">
            <text:p>width: 20%;</text:p>
          </table:table-cell>
          <table:table-cell office:value-type="string" calcext:value-type="string">
            <text:p>Chào tiki,</text:p>
            <text:p>Tôi muốn đổi máy ảnh khác cũng loại này vì cái máy ảnh của tôi nó bị nổi hột, do bận rộn quá nên chưa liên hệ tiki để đổi, tôi đã xem máy này ở ngoài bán (Nguyễn Kim), nó không bị nổi hột. Tiki có thể hỗ trợ tôi gấp được không? Nếu được tôi muốn đổi sang màu bạc trắng.</text:p>
            <text:p>Xin cám ơn.</text:p>
          </table:table-cell>
        </table:table-row>
        <table:table-row table:style-name="ro1">
          <table:table-cell office:value-type="string" calcext:value-type="string">
            <text:p>width: 20%;</text:p>
          </table:table-cell>
          <table:table-cell office:value-type="string" calcext:value-type="string">
            <text:p>Chào shop . Mình hôm nay nhận được hàng. Như không thích hợp xài mình muốn đổi lại . Ming shop giải quyết</text:p>
          </table:table-cell>
        </table:table-row>
        <table:table-row table:style-name="ro1">
          <table:table-cell office:value-type="string" calcext:value-type="string">
            <text:p>width: 20%;</text:p>
          </table:table-cell>
          <table:table-cell office:value-type="string" calcext:value-type="string">
            <text:p>Chân yếu lắm</text:p>
          </table:table-cell>
        </table:table-row>
        <table:table-row table:style-name="ro1">
          <table:table-cell office:value-type="string" calcext:value-type="string">
            <text:p>width: 20%;</text:p>
          </table:table-cell>
          <table:table-cell office:value-type="string" calcext:value-type="string">
            <text:p>chân yếu đứng không vững lúc đứng chỉ có thể đứng 1 góc độ duy nhất. do phân chân bị bẹt ra quá nhiều nên quay 90 độ sẽ dính luôn phân chân của giá đỡ.</text:p>
          </table:table-cell>
        </table:table-row>
        <table:table-row table:style-name="ro3">
          <table:table-cell office:value-type="string" calcext:value-type="string">
            <text:p>width: 20%;</text:p>
          </table:table-cell>
          <table:table-cell office:value-type="string" calcext:value-type="string">
            <text:p>Chân xạc lỏng </text:p>
            <text:p>Xạc lúc vào lúc không</text:p>
            <text:p>Mọi người đừng mua</text:p>
          </table:table-cell>
        </table:table-row>
        <table:table-row table:style-name="ro2">
          <table:table-cell office:value-type="string" calcext:value-type="string">
            <text:p>width: 20%;</text:p>
          </table:table-cell>
          <table:table-cell office:value-type="string" calcext:value-type="string">
            <text:p>chân usb gãy thế mà cũng giao cho khách</text:p>
            <text:p>giờ mình muốn đổi thì như thế nào</text:p>
          </table:table-cell>
        </table:table-row>
        <table:table-row table:style-name="ro1">
          <table:table-cell office:value-type="string" calcext:value-type="string">
            <text:p>width: 20%;</text:p>
          </table:table-cell>
          <table:table-cell office:value-type="string" calcext:value-type="string">
            <text:p>Chân tripod ọt ẹt, đứng ko vững, không giống như giới thiệu sản phẩm. Nói chung đều quá tệ dùng cho điện thoại còn sợ nó gãy mất luôn. Chán !!</text:p>
          </table:table-cell>
        </table:table-row>
        <table:table-row table:style-name="ro1">
          <table:table-cell office:value-type="string" calcext:value-type="string">
            <text:p>width: 20%;</text:p>
          </table:table-cell>
          <table:table-cell office:value-type="string" calcext:value-type="string">
            <text:p>Chân rất lỏng lẻo, dùng được 3 ngày thì gẫy luôn tay cầm. Không nên mua</text:p>
          </table:table-cell>
        </table:table-row>
        <table:table-row table:style-name="ro1">
          <table:table-cell office:value-type="string" calcext:value-type="string">
            <text:p>width: 20%;</text:p>
          </table:table-cell>
          <table:table-cell office:value-type="string" calcext:value-type="string">
            <text:p>chân máy lỏng là lỏng lẻo, ko hài lòng. Máy ảnh gắn vào lúc lắc lắm mọi người lên chọn sản phẩm khác</text:p>
          </table:table-cell>
        </table:table-row>
        <table:table-row table:style-name="ro1">
          <table:table-cell office:value-type="string" calcext:value-type="string">
            <text:p>width: 20%;</text:p>
          </table:table-cell>
          <table:table-cell office:value-type="string" calcext:value-type="string">
            <text:p>Chân máy ảnh chưa dùng được lần nào do không lắp được vào máy ảnh. Mong xem lại</text:p>
          </table:table-cell>
        </table:table-row>
        <table:table-row table:style-name="ro1">
          <table:table-cell office:value-type="string" calcext:value-type="string">
            <text:p>width: 20%;</text:p>
          </table:table-cell>
          <table:table-cell office:value-type="string" calcext:value-type="string">
            <text:p>chân đứng là 3 cái que sắt, đặt điện thoại lên ko đứng được đâu ae nhé</text:p>
          </table:table-cell>
        </table:table-row>
        <table:table-row table:style-name="ro1">
          <table:table-cell office:value-type="string" calcext:value-type="string">
            <text:p>width: 20%;</text:p>
          </table:table-cell>
          <table:table-cell office:value-type="string" calcext:value-type="string">
            <text:p>Chân đế khoing chắc chắn, chất lượng ko như hình ảnh. Không tốt.</text:p>
          </table:table-cell>
        </table:table-row>
        <table:table-row table:style-name="ro1">
          <table:table-cell office:value-type="string" calcext:value-type="string">
            <text:p>width: 20%;</text:p>
          </table:table-cell>
          <table:table-cell office:value-type="string" calcext:value-type="string">
            <text:p>chân cắm thì vừa nhưng cái khung bị doi ra. rất bực mình nên đã đập ra kiểm tra. ốc mở k được</text:p>
          </table:table-cell>
        </table:table-row>
        <table:table-row table:style-name="ro1">
          <table:table-cell office:value-type="string" calcext:value-type="string">
            <text:p>width: 20%;</text:p>
          </table:table-cell>
          <table:table-cell office:value-type="string" calcext:value-type="string">
            <text:p>Chân cắm rất lỏng động tí là bị rơi ra. Zzzzzzzzzzz</text:p>
          </table:table-cell>
        </table:table-row>
        <table:table-row table:style-name="ro1">
          <table:table-cell office:value-type="string" calcext:value-type="string">
            <text:p>width: 20%;</text:p>
          </table:table-cell>
          <table:table-cell office:value-type="string" calcext:value-type="string">
            <text:p>Chân bằng xốp và bên trong thì là sợi thép nhỏ rất dễ gãy và k cứng</text:p>
          </table:table-cell>
        </table:table-row>
        <table:table-row table:style-name="ro1">
          <table:table-cell office:value-type="string" calcext:value-type="string">
            <text:p>width: 20%;</text:p>
          </table:table-cell>
          <table:table-cell office:value-type="string" calcext:value-type="string">
            <text:p>Chậm lần 1: nhận được thông báo đơn hàng chậm. Đến thời điểm giao sau khi đã thông báo chậm, không thấy hàng, cũng không thấy thông báo!</text:p>
          </table:table-cell>
        </table:table-row>
        <table:table-row table:style-name="ro1">
          <table:table-cell office:value-type="string" calcext:value-type="string">
            <text:p>width: 20%;</text:p>
          </table:table-cell>
          <table:table-cell office:value-type="string" calcext:value-type="string">
            <text:p>chả hiểu sao mình lắp thẻ nhớ vào đt của mình thì máy nó chạy rất chậm, cứ đụng vào cái gì trong thẻ nhớ là máy đơ luôn @@ <text:s/>Tháo thẻ nhớ ra thì máy chạy bình thường</text:p>
          </table:table-cell>
        </table:table-row>
        <table:table-row table:style-name="ro1">
          <table:table-cell office:value-type="string" calcext:value-type="string">
            <text:p>width: 20%;</text:p>
          </table:table-cell>
          <table:table-cell office:value-type="string" calcext:value-type="string">
            <text:p>Cây máy và linh kiện cũ quá, trầy xước nhiều, đề nghị tiki giới thiệu sản phẩm phải nói rõ là hàng cũ hay mới để khách hàng lựa chọn, tôi có gửi ảnh vết trầy xước của máy. Tôi mua nhiều của tiki rồi nhưng sau lần này tôi sẽ xem lại có nên mua tiếp của tiki nữa không!</text:p>
          </table:table-cell>
        </table:table-row>
        <table:table-row table:style-name="ro1">
          <table:table-cell office:value-type="string" calcext:value-type="string">
            <text:p>width: 20%;</text:p>
          </table:table-cell>
          <table:table-cell office:value-type="string" calcext:value-type="string">
            <text:p>cáp sạc chập chờn mặc dù để im không chạm vào. rất khó kết nối sạc</text:p>
          </table:table-cell>
        </table:table-row>
        <table:table-row table:style-name="ro1">
          <table:table-cell office:value-type="string" calcext:value-type="string">
            <text:p>width: 20%;</text:p>
          </table:table-cell>
          <table:table-cell office:value-type="string" calcext:value-type="string">
            <text:p>cáp sạc cắm đc 1 lúc lại mất bluetooth với sạc, cổng cắm tai nghe vs sạc khó cắm</text:p>
          </table:table-cell>
        </table:table-row>
        <table:table-row table:style-name="ro1">
          <table:table-cell office:value-type="string" calcext:value-type="string">
            <text:p>width: 20%;</text:p>
          </table:table-cell>
          <table:table-cell office:value-type="string" calcext:value-type="string">
            <text:p>cáp ko kết nối được với tv qua cổng hdmi</text:p>
          </table:table-cell>
        </table:table-row>
        <table:table-row table:style-name="ro1">
          <table:table-cell office:value-type="string" calcext:value-type="string">
            <text:p>width: 20%;</text:p>
          </table:table-cell>
          <table:table-cell office:value-type="string" calcext:value-type="string">
            <text:p>Cáp không dùng được</text:p>
          </table:table-cell>
        </table:table-row>
        <table:table-row table:style-name="ro1">
          <table:table-cell office:value-type="string" calcext:value-type="string">
            <text:p>width: 20%;</text:p>
          </table:table-cell>
          <table:table-cell office:value-type="string" calcext:value-type="string">
            <text:p>Cáp đã bị đứt dây rồi không xài được</text:p>
          </table:table-cell>
        </table:table-row>
        <table:table-row table:style-name="ro1">
          <table:table-cell office:value-type="string" calcext:value-type="string">
            <text:p>width: 20%;</text:p>
          </table:table-cell>
          <table:table-cell office:value-type="string" calcext:value-type="string">
            <text:p>Cảnh báo khu vực có chuyển động không đúng. Không có chuyển động trong khu vực định sẵn cũng báo. Mặt dù đã hạ mức độ nhạy xuống mức thấp nhất.</text:p>
          </table:table-cell>
        </table:table-row>
        <table:table-row table:style-name="ro2">
          <table:table-cell office:value-type="string" calcext:value-type="string">
            <text:p>width: 20%;</text:p>
          </table:table-cell>
          <table:table-cell office:value-type="string" calcext:value-type="string">
            <text:p>Cần hỗ trợ kết nối với wifi không dây không được</text:p>
            <text:p>Xds</text:p>
          </table:table-cell>
        </table:table-row>
        <table:table-row table:style-name="ro1">
          <table:table-cell office:value-type="string" calcext:value-type="string">
            <text:p>width: 20%;</text:p>
          </table:table-cell>
          <table:table-cell office:value-type="string" calcext:value-type="string">
            <text:p>Cần gấp nên mua 1 cái về không dùng được đặt mua tiếp cái thứ 2, hi vọng tỉ lệ lỗi 2 lần không xảy ra. Ai dè dính luôn lần 2, chả biết nói gì hơn nữa !!!</text:p>
          </table:table-cell>
        </table:table-row>
        <table:table-row table:style-name="ro1">
          <table:table-cell office:value-type="string" calcext:value-type="string">
            <text:p>width: 20%;</text:p>
          </table:table-cell>
          <table:table-cell office:value-type="string" calcext:value-type="string">
            <text:p>Cần đổi trả lại gắp tiki giải quyết cho e như thế nào chứ không thôi e sẽ đưa lên cộng đồng mạng tiki giao hàng kém chất lượng không kiểm tra hàng trước khi giao chẳng để lại sđt để liên lạc e cần giải quyết vụ này</text:p>
          </table:table-cell>
        </table:table-row>
        <table:table-row table:style-name="ro1">
          <table:table-cell office:value-type="string" calcext:value-type="string">
            <text:p>width: 20%;</text:p>
          </table:table-cell>
          <table:table-cell office:value-type="string" calcext:value-type="string">
            <text:p>cần cản thận khi mua <text:s/>giao hàng sai model khác sp. sp ko phải hàng qt ko co adapter cần <text:s text:c="2"/>xem kỹ <text:s/>trước khi mua làm ăn mất uy tín</text:p>
          </table:table-cell>
        </table:table-row>
        <table:table-row table:style-name="ro1">
          <table:table-cell office:value-type="string" calcext:value-type="string">
            <text:p>width: 20%;</text:p>
          </table:table-cell>
          <table:table-cell office:value-type="string" calcext:value-type="string">
            <text:p>Camere không lưu lại thời gian cài đặt. Mỗi lần mở lên là phải cài đặt lại thời gian. Đề nghị shop hỗ trợ 0984485838</text:p>
          </table:table-cell>
        </table:table-row>
        <table:table-row table:style-name="ro1">
          <table:table-cell office:value-type="string" calcext:value-type="string">
            <text:p>width: 20%;</text:p>
          </table:table-cell>
          <table:table-cell office:value-type="string" calcext:value-type="string">
            <text:p>Camera Yoosee 2.0M hoạt động được 2 tiếng báo bị ngoại tuyến. muốn setup lại không có nút reset. nhờ TIKI hướng dẫn khắc phục tình trạng mua ko sử dụng được</text:p>
          </table:table-cell>
        </table:table-row>
        <table:table-row table:style-name="ro1">
          <table:table-cell office:value-type="string" calcext:value-type="string">
            <text:p>width: 20%;</text:p>
          </table:table-cell>
          <table:table-cell office:value-type="string" calcext:value-type="string">
            <text:p>Camera xem trực tiếp luôn bị đứng hình hoặc k kết nối đc. Xem bằng mạng wifi ở nhà luôn thì đở , ra đường sài 3g, 4g hay wifi khác là bị ngay. Lúc đầu kết nối bằng wifi thấy vậy kéo bằng lan vẫn vậy. Nt hỏi shop thì k thấy trả lời. K giải quyết đc thì mình trả hàng nha.</text:p>
          </table:table-cell>
        </table:table-row>
        <table:table-row table:style-name="ro1">
          <table:table-cell office:value-type="string" calcext:value-type="string">
            <text:p>width: 20%;</text:p>
          </table:table-cell>
          <table:table-cell office:value-type="string" calcext:value-type="string">
            <text:p>camera xài không được, tôi k bao giờ mua hàng trên tiki nửa</text:p>
          </table:table-cell>
        </table:table-row>
        <table:table-row table:style-name="ro1">
          <table:table-cell office:value-type="string" calcext:value-type="string">
            <text:p>width: 20%;</text:p>
          </table:table-cell>
          <table:table-cell office:value-type="string" calcext:value-type="string">
            <text:p>Camera thiếu thẻ nhớ ! Không dùng được</text:p>
          </table:table-cell>
        </table:table-row>
        <table:table-row table:style-name="ro1">
          <table:table-cell office:value-type="string" calcext:value-type="string">
            <text:p>width: 20%;</text:p>
          </table:table-cell>
          <table:table-cell office:value-type="string" calcext:value-type="string">
            <text:p>camera quay ban đêm quá mờ. Đúng là tiền nào của nấy</text:p>
          </table:table-cell>
        </table:table-row>
        <table:table-row table:style-name="ro1">
          <table:table-cell office:value-type="string" calcext:value-type="string">
            <text:p>width: 20%;</text:p>
          </table:table-cell>
          <table:table-cell office:value-type="string" calcext:value-type="string">
            <text:p>camera OK ma không có the nhớ</text:p>
          </table:table-cell>
        </table:table-row>
        <table:table-row table:style-name="ro1">
          <table:table-cell office:value-type="string" calcext:value-type="string">
            <text:p>width: 20%;</text:p>
          </table:table-cell>
          <table:table-cell office:value-type="string" calcext:value-type="string">
            <text:p>camera này kg cài dược</text:p>
          </table:table-cell>
        </table:table-row>
        <table:table-row table:style-name="ro1">
          <table:table-cell office:value-type="string" calcext:value-type="string">
            <text:p>width: 20%;</text:p>
          </table:table-cell>
          <table:table-cell office:value-type="string" calcext:value-type="string">
            <text:p>camera mua về khôbg Format được SD card. Đề nghị Shop cho phương án bảo hàng nhé</text:p>
          </table:table-cell>
        </table:table-row>
        <table:table-row table:style-name="ro1">
          <table:table-cell office:value-type="string" calcext:value-type="string">
            <text:p>width: 20%;</text:p>
          </table:table-cell>
          <table:table-cell office:value-type="string" calcext:value-type="string">
            <text:p>Camera mua về kết nối, sử dụng được bình thường. Nhưng được khoảng 30p-1tiếng <text:s/>thì camera tự tắt luôn, mình thử reset lại rất nhiều lần mà không được, liên hệ Tiki thì bảo đợi trong 48h, mình đang gắp mong được hỗ trợ đổi trả sớm.</text:p>
          </table:table-cell>
        </table:table-row>
        <table:table-row table:style-name="ro1">
          <table:table-cell office:value-type="string" calcext:value-type="string">
            <text:p>width: 20%;</text:p>
          </table:table-cell>
          <table:table-cell office:value-type="string" calcext:value-type="string">
            <text:p>camera mua về , cài đặt xong - nhưng không dùng được - vì không tương thích với mạng 5ghz</text:p>
          </table:table-cell>
        </table:table-row>
        <table:table-row table:style-name="ro1">
          <table:table-cell office:value-type="string" calcext:value-type="string">
            <text:p>width: 20%;</text:p>
          </table:table-cell>
          <table:table-cell office:value-type="string" calcext:value-type="string">
            <text:p>Camera mua giá đắt mà dùng chất lượng tệ thật. Mờ tịt có thấy gì đâu 😔</text:p>
          </table:table-cell>
        </table:table-row>
        <table:table-row table:style-name="ro1">
          <table:table-cell office:value-type="string" calcext:value-type="string">
            <text:p>width: 20%;</text:p>
          </table:table-cell>
          <table:table-cell office:value-type="string" calcext:value-type="string">
            <text:p>Camera mới lắp đặt và sử dụng được 2 tuần thì đột nhiên cháy, tiki thì nói nhà cung cấp k chịu bảo hành, chắc không giám mua đồ điện tử trên tiki nữa</text:p>
          </table:table-cell>
        </table:table-row>
        <table:table-row table:style-name="ro1">
          <table:table-cell office:value-type="string" calcext:value-type="string">
            <text:p>width: 20%;</text:p>
          </table:table-cell>
          <table:table-cell office:value-type="string" calcext:value-type="string">
            <text:p>Camera lỗi không đàm thoại dc 2 chiều. Chỉ đàm thoại được 1 chiều</text:p>
          </table:table-cell>
        </table:table-row>
        <table:table-row table:style-name="ro1">
          <table:table-cell office:value-type="string" calcext:value-type="string">
            <text:p>width: 20%;</text:p>
          </table:table-cell>
          <table:table-cell office:value-type="string" calcext:value-type="string">
            <text:p>Camera lè full HD mà chất lượng hình ảnh kém thật</text:p>
          </table:table-cell>
        </table:table-row>
        <table:table-row table:style-name="ro1">
          <table:table-cell office:value-type="string" calcext:value-type="string">
            <text:p>width: 20%;</text:p>
          </table:table-cell>
          <table:table-cell office:value-type="string" calcext:value-type="string">
            <text:p>camera là đồ cũ đã qua sử dụng 😩ko hài lòng tí nào lỡ tay đập rồi nên ko chụp hình lại được</text:p>
          </table:table-cell>
        </table:table-row>
        <table:table-row table:style-name="ro1">
          <table:table-cell office:value-type="string" calcext:value-type="string">
            <text:p>width: 20%;</text:p>
          </table:table-cell>
          <table:table-cell office:value-type="string" calcext:value-type="string">
            <text:p>Camera không quét được mã QR, như vậy phải làm thế nào?</text:p>
          </table:table-cell>
        </table:table-row>
        <table:table-row table:style-name="ro1">
          <table:table-cell office:value-type="string" calcext:value-type="string">
            <text:p>width: 20%;</text:p>
          </table:table-cell>
          <table:table-cell office:value-type="string" calcext:value-type="string">
            <text:p>Camera không nhận thẻ nhớ đề nghỉ đổi máy khác . Đã rút ra cắm lại nhiều lần</text:p>
          </table:table-cell>
        </table:table-row>
        <table:table-row table:style-name="ro3">
          <table:table-cell office:value-type="string" calcext:value-type="string">
            <text:p>width: 20%;</text:p>
          </table:table-cell>
          <table:table-cell office:value-type="string" calcext:value-type="string">
            <text:p>Camera không lên nguồn-&gt; không thể sử dụng được</text:p>
            <text:p>Màn hình camera bị trầy xước trông giống hệt như là camera hàng cũ hay là hàng bị trả lại của người khác.</text:p>
            <text:p>Tiki cho mình xin trả lại hàng.</text:p>
          </table:table-cell>
        </table:table-row>
        <table:table-row table:style-name="ro1">
          <table:table-cell office:value-type="string" calcext:value-type="string">
            <text:p>width: 20%;</text:p>
          </table:table-cell>
          <table:table-cell office:value-type="string" calcext:value-type="string">
            <text:p>camera không kết nối được với app, cần hỗ trợ</text:p>
          </table:table-cell>
        </table:table-row>
        <table:table-row table:style-name="ro1">
          <table:table-cell office:value-type="string" calcext:value-type="string">
            <text:p>width: 20%;</text:p>
          </table:table-cell>
          <table:table-cell office:value-type="string" calcext:value-type="string">
            <text:p>Camera không di chuyển lên trên được sau 1 ngày sử dụng, may mà chưa lắp lên, yêu cầu đổi sản phẩm mới <text:s/>nhanh nhất có thể</text:p>
          </table:table-cell>
        </table:table-row>
        <table:table-row table:style-name="ro1">
          <table:table-cell office:value-type="string" calcext:value-type="string">
            <text:p>width: 20%;</text:p>
          </table:table-cell>
          <table:table-cell office:value-type="string" calcext:value-type="string">
            <text:p>Camera không có khe lắp thẻ nhớ, không có nút reset</text:p>
          </table:table-cell>
        </table:table-row>
        <table:table-row table:style-name="ro1">
          <table:table-cell office:value-type="string" calcext:value-type="string">
            <text:p>width: 20%;</text:p>
          </table:table-cell>
          <table:table-cell office:value-type="string" calcext:value-type="string">
            <text:p>Camera không chớp đèn vàng khi cắm điện vào nên không cài đặt được. Đề nghị được hỗ trợ</text:p>
          </table:table-cell>
        </table:table-row>
        <table:table-row table:style-name="ro1">
          <table:table-cell office:value-type="string" calcext:value-type="string">
            <text:p>width: 20%;</text:p>
          </table:table-cell>
          <table:table-cell office:value-type="string" calcext:value-type="string">
            <text:p>Camera không cài mạng wifi được</text:p>
          </table:table-cell>
        </table:table-row>
        <table:table-row table:style-name="ro1">
          <table:table-cell office:value-type="string" calcext:value-type="string">
            <text:p>width: 20%;</text:p>
          </table:table-cell>
          <table:table-cell office:value-type="string" calcext:value-type="string">
            <text:p>Camera kg duoc nét.kg tốt ve ban đếm.co ve hong ngoại kg tốt.camera ghi hay gian đoạn.khong ghi suôn se va liên tục.gio sao vay shop</text:p>
          </table:table-cell>
        </table:table-row>
        <table:table-row table:style-name="ro1">
          <table:table-cell office:value-type="string" calcext:value-type="string">
            <text:p>width: 20%;</text:p>
          </table:table-cell>
          <table:table-cell office:value-type="string" calcext:value-type="string">
            <text:p>Camera kết nối không được đề nghị tiki lien he với nhà bán hàng đổi lại</text:p>
          </table:table-cell>
        </table:table-row>
        <table:table-row table:style-name="ro1">
          <table:table-cell office:value-type="string" calcext:value-type="string">
            <text:p>width: 20%;</text:p>
          </table:table-cell>
          <table:table-cell office:value-type="string" calcext:value-type="string">
            <text:p>camera hoạt động tốt ,nhưng khi lắp đật thẻ nhớ micro SD EVO Plus 32GB của Samsung khi chạy khởi động thẻ đến khoảng 80% thì đứng, tiếp tục cài thẻ nhớ 64 GB hiệu Kingston chạy khởi động cũng đến 88% thí đứng lấy ra format trên máy tính găn vào Cam thì vẫn như cũ .sau vài lần lấy ra lắp lại thi hiện tại Cam không nhận thẻ nhớ nữa. tình trạng vậy là sao, tôi dùng toàn thẻ mới cả. Hãy giúp tôi khắc phục. Cám ơn</text:p>
          </table:table-cell>
        </table:table-row>
        <table:table-row table:style-name="ro1">
          <table:table-cell office:value-type="string" calcext:value-type="string">
            <text:p>width: 20%;</text:p>
          </table:table-cell>
          <table:table-cell office:value-type="string" calcext:value-type="string">
            <text:p>Camera hoạt động online bình thường, tuy nhiên khi cắm thẻ nhớ vào là bị dứt kết nối. Đã thử nhiều lần, với 3 cái thẻ nhớ đều tương tự. Thẻ nhớ (hình đính kèm) cũng được mua từ TIKI. Yêu cầu TIKI kiểm tra và phản hồi gấp nguyên nhân và hướng xử lý, nếu không được yêu cầu hướng dẫn cách BÙ HÀNG. Thank you.</text:p>
          </table:table-cell>
        </table:table-row>
        <table:table-row table:style-name="ro3">
          <table:table-cell office:value-type="string" calcext:value-type="string">
            <text:p>width: 20%;</text:p>
          </table:table-cell>
          <table:table-cell office:value-type="string" calcext:value-type="string">
            <text:p>Camera hoàn toàn không setup được do phần mềm không tương thích với hệ điều hành ios.</text:p>
            <text:p>Đã tra cứu trên internet và rất nhiều người sử dụng hệ điều hành ios phải download lại phiên bản cũ của phần mềm mi để sử dụng.</text:p>
            <text:p>Lời khuyên: bạn nào cũng dùng nhiều hệ ios như mình thì nên cân nhắc kỹ lại trước khi mua sản phẩm.</text:p>
          </table:table-cell>
        </table:table-row>
        <table:table-row table:style-name="ro1">
          <table:table-cell office:value-type="string" calcext:value-type="string">
            <text:p>width: 20%;</text:p>
          </table:table-cell>
          <table:table-cell office:value-type="string" calcext:value-type="string">
            <text:p>camera hanh trinh mini sQ11full hd1080 ho tro ban dem cao cap</text:p>
          </table:table-cell>
        </table:table-row>
        <table:table-row table:style-name="ro1">
          <table:table-cell office:value-type="string" calcext:value-type="string">
            <text:p>width: 20%;</text:p>
          </table:table-cell>
          <table:table-cell office:value-type="string" calcext:value-type="string">
            <text:p>Camera giống đồ chơi con nít k như quảng cáo. Góc quay hẹp., phải phụ thuộc vào nguồn điện k an toàn</text:p>
          </table:table-cell>
        </table:table-row>
        <table:table-row table:style-name="ro1">
          <table:table-cell office:value-type="string" calcext:value-type="string">
            <text:p>width: 20%;</text:p>
          </table:table-cell>
          <table:table-cell office:value-type="string" calcext:value-type="string">
            <text:p>camera đến đêm lại mất kết nối là sao 😡</text:p>
          </table:table-cell>
        </table:table-row>
        <table:table-row table:style-name="ro1">
          <table:table-cell office:value-type="string" calcext:value-type="string">
            <text:p>width: 20%;</text:p>
          </table:table-cell>
          <table:table-cell office:value-type="string" calcext:value-type="string">
            <text:p>camera chỉ quay được khoảng 200° thôi vậy mà quảng cáo 360°. mà lúc được lúc không, sp quá tệ mn không nên mua</text:p>
          </table:table-cell>
        </table:table-row>
        <table:table-row table:style-name="ro1">
          <table:table-cell office:value-type="string" calcext:value-type="string">
            <text:p>width: 20%;</text:p>
          </table:table-cell>
          <table:table-cell office:value-type="string" calcext:value-type="string">
            <text:p>camera chỉ quay được khoảng 200° thôi vậy mà quảng cáo 360°. mà lúc được lúc không, sp quá tệ mn không nên mua</text:p>
          </table:table-cell>
        </table:table-row>
        <table:table-row table:style-name="ro1">
          <table:table-cell office:value-type="string" calcext:value-type="string">
            <text:p>width: 20%;</text:p>
          </table:table-cell>
          <table:table-cell office:value-type="string" calcext:value-type="string">
            <text:p>Camera chỉ quan sát được khi ở gần khoảng 50m, đi xa hơn thì bị mất kết nối. Có camera mà như ko nhờ shop cho cái hướng dẫn rõ hơn</text:p>
          </table:table-cell>
        </table:table-row>
        <table:table-row table:style-name="ro2">
          <table:table-cell office:value-type="string" calcext:value-type="string">
            <text:p>width: 20%;</text:p>
          </table:table-cell>
          <table:table-cell office:value-type="string" calcext:value-type="string">
            <text:p>Camera chỉ gắn lên các vật kim loại bằng sắt chứ không có bắt cố định vào tường hoặc trụ gổ làm cho người sử dung cảm thấy giống đồ chơi trẻ con, ai gỡ lấy cũng được không có đảm bảo an toàn. Khi bán hàng lại không có tài liệu hướng dẫn cài đặt cũng như sử dụng cho khách hàng. </text:p>
            <text:p>Vừa rồi mình đã mua 04 cái camera của các hảng Yoosee, Vantech đều có hướng dẫn và dịch  vụ chăm só khách hàng rất chu đáo, tận tình</text:p>
          </table:table-cell>
        </table:table-row>
        <table:table-row table:style-name="ro1">
          <table:table-cell office:value-type="string" calcext:value-type="string">
            <text:p>width: 20%;</text:p>
          </table:table-cell>
          <table:table-cell office:value-type="string" calcext:value-type="string">
            <text:p>Camera chỉ dùng được 1 ngày, sau đó bị tê liệt, tóm lại tiền mất, tật mang! Lưu ý các a chị không nên mua sản phẩm trên!</text:p>
          </table:table-cell>
        </table:table-row>
        <table:table-row table:style-name="ro1">
          <table:table-cell office:value-type="string" calcext:value-type="string">
            <text:p>width: 20%;</text:p>
          </table:table-cell>
          <table:table-cell office:value-type="string" calcext:value-type="string">
            <text:p>Camera chết nguồn, gửi bảo hành đến nay chưa nhận dc hàng</text:p>
          </table:table-cell>
        </table:table-row>
        <table:table-row table:style-name="ro1">
          <table:table-cell office:value-type="string" calcext:value-type="string">
            <text:p>width: 20%;</text:p>
          </table:table-cell>
          <table:table-cell office:value-type="string" calcext:value-type="string">
            <text:p>Camera bị treo, lỗi đèn vàng, k kết nối được vs mạng. Nhà mình cũng có 1c camera y hết thế này mà cũng đang dùng bth</text:p>
          </table:table-cell>
        </table:table-row>
        <table:table-row table:style-name="ro1">
          <table:table-cell office:value-type="string" calcext:value-type="string">
            <text:p>width: 20%;</text:p>
          </table:table-cell>
          <table:table-cell office:value-type="string" calcext:value-type="string">
            <text:p>Camera bị treo đèn vàng, reset hoài vẫn ko được, camera ko bắt tín hiệu. Sản phẩm hiện tại hoàn toàn ko kết nối được với điện thoại</text:p>
          </table:table-cell>
        </table:table-row>
        <table:table-row table:style-name="ro1">
          <table:table-cell office:value-type="string" calcext:value-type="string">
            <text:p>width: 20%;</text:p>
          </table:table-cell>
          <table:table-cell office:value-type="string" calcext:value-type="string">
            <text:p>camera bị lỗi mong tiki đổi. lại</text:p>
          </table:table-cell>
        </table:table-row>
        <table:table-row table:style-name="ro1">
          <table:table-cell office:value-type="string" calcext:value-type="string">
            <text:p>width: 20%;</text:p>
          </table:table-cell>
          <table:table-cell office:value-type="string" calcext:value-type="string">
            <text:p>camera bị lỗi ko coi đc ko trả lại hàng đc lun</text:p>
          </table:table-cell>
        </table:table-row>
        <table:table-row table:style-name="ro1">
          <table:table-cell office:value-type="string" calcext:value-type="string">
            <text:p>width: 20%;</text:p>
          </table:table-cell>
          <table:table-cell office:value-type="string" calcext:value-type="string">
            <text:p>Camera ben minh khi bat tieng soi lam co cach nao lam cho het soi tieng duoc khong</text:p>
          </table:table-cell>
        </table:table-row>
        <table:table-row table:style-name="ro1">
          <table:table-cell office:value-type="string" calcext:value-type="string">
            <text:p>width: 20%;</text:p>
          </table:table-cell>
          <table:table-cell office:value-type="string" calcext:value-type="string">
            <text:p>camera bắt sóng kém,chất lượng hình ảnh kém,nếu tiki cho mình trả lại thì tốt.</text:p>
          </table:table-cell>
        </table:table-row>
        <table:table-row table:style-name="ro2">
          <table:table-cell office:value-type="string" calcext:value-type="string">
            <text:p>width: 20%;</text:p>
          </table:table-cell>
          <table:table-cell office:value-type="string" calcext:value-type="string">
            <text:p>Camera ban ngày xem bị đỏ lòe.</text:p>
            <text:p>Nhin camera như đã qua sử dụng</text:p>
          </table:table-cell>
        </table:table-row>
        <table:table-row table:style-name="ro1">
          <table:table-cell office:value-type="string" calcext:value-type="string">
            <text:p>width: 20%;</text:p>
          </table:table-cell>
          <table:table-cell office:value-type="string" calcext:value-type="string">
            <text:p>Camera 3 râu mà sóng quá kém.có 5 met . Hình xấu mà <text:s/>chấm</text:p>
          </table:table-cell>
        </table:table-row>
        <table:table-row table:style-name="ro1">
          <table:table-cell office:value-type="string" calcext:value-type="string">
            <text:p>width: 20%;</text:p>
          </table:table-cell>
          <table:table-cell office:value-type="string" calcext:value-type="string">
            <text:p>Camara ko co hong ngoai. Toi ko thay ji.</text:p>
          </table:table-cell>
        </table:table-row>
        <table:table-row table:style-name="ro1">
          <table:table-cell office:value-type="string" calcext:value-type="string">
            <text:p>width: 20%;</text:p>
          </table:table-cell>
          <table:table-cell office:value-type="string" calcext:value-type="string">
            <text:p>cắm vào không thấy có kết nối gì luôn, rẻ nên tôi lười đổi</text:p>
          </table:table-cell>
        </table:table-row>
        <table:table-row table:style-name="ro1">
          <table:table-cell office:value-type="string" calcext:value-type="string">
            <text:p>width: 20%;</text:p>
          </table:table-cell>
          <table:table-cell office:value-type="string" calcext:value-type="string">
            <text:p>Cam thiếu thẻ nhớ 128G cả 4 hộp</text:p>
          </table:table-cell>
        </table:table-row>
        <table:table-row table:style-name="ro1">
          <table:table-cell office:value-type="string" calcext:value-type="string">
            <text:p>width: 20%;</text:p>
          </table:table-cell>
          <table:table-cell office:value-type="string" calcext:value-type="string">
            <text:p>cam sau lắp vào một buổi là</text:p>
          </table:table-cell>
        </table:table-row>
        <table:table-row table:style-name="ro1">
          <table:table-cell office:value-type="string" calcext:value-type="string">
            <text:p>width: 20%;</text:p>
          </table:table-cell>
          <table:table-cell office:value-type="string" calcext:value-type="string">
            <text:p>cắm sạc pin khói nghi ngút</text:p>
          </table:table-cell>
        </table:table-row>
        <table:table-row table:style-name="ro1">
          <table:table-cell office:value-type="string" calcext:value-type="string">
            <text:p>width: 20%;</text:p>
          </table:table-cell>
          <table:table-cell office:value-type="string" calcext:value-type="string">
            <text:p>Cắm pc ko dùng mic được. Nản</text:p>
          </table:table-cell>
        </table:table-row>
        <table:table-row table:style-name="ro1">
          <table:table-cell office:value-type="string" calcext:value-type="string">
            <text:p>width: 20%;</text:p>
          </table:table-cell>
          <table:table-cell office:value-type="string" calcext:value-type="string">
            <text:p>cảm ơn Tiki nhưng hôm nay hàng mới nhận được bị lỗi rồi, hơi buồn</text:p>
          </table:table-cell>
        </table:table-row>
        <table:table-row table:style-name="ro1">
          <table:table-cell office:value-type="string" calcext:value-type="string">
            <text:p>width: 20%;</text:p>
          </table:table-cell>
          <table:table-cell office:value-type="string" calcext:value-type="string">
            <text:p>Cảm ơn shop đã chuyển hàng nhanh tai sao tôi ko thể sử dụng được lừa đảo . Bản hướng dẫn tôi đọc làm theo quy trinh mà ko sử dung được lừa đảo vcl ra ! Anh em tranh xa sản phẩm này</text:p>
          </table:table-cell>
        </table:table-row>
        <table:table-row table:style-name="ro1">
          <table:table-cell office:value-type="string" calcext:value-type="string">
            <text:p>width: 20%;</text:p>
          </table:table-cell>
          <table:table-cell office:value-type="string" calcext:value-type="string">
            <text:p>cam nhìn đêm rất tệ</text:p>
          </table:table-cell>
        </table:table-row>
        <table:table-row table:style-name="ro1">
          <table:table-cell office:value-type="string" calcext:value-type="string">
            <text:p>width: 20%;</text:p>
          </table:table-cell>
          <table:table-cell office:value-type="string" calcext:value-type="string">
            <text:p>cam này mình mua được 3 ngày. cứ xem được tầm 1h lại bị lỗi kết nối thiết bị ngoại tuyến. mà wifi rất khoẻ. điện thoại laptop vẫn đang dùng bình thường. giờ mình muốn đổi thì gửi thế nào vậy tiki</text:p>
          </table:table-cell>
        </table:table-row>
        <table:table-row table:style-name="ro1">
          <table:table-cell office:value-type="string" calcext:value-type="string">
            <text:p>width: 20%;</text:p>
          </table:table-cell>
          <table:table-cell office:value-type="string" calcext:value-type="string">
            <text:p>Cam không hoạt động ,bị <text:s/>treo <text:s/>đèn vàng và cứ "waiting for connection " Quét mã không ăn dù đã thử trên nhiều thiết bị khác nhau .Quá thất vọng !</text:p>
          </table:table-cell>
        </table:table-row>
        <table:table-row table:style-name="ro1">
          <table:table-cell office:value-type="string" calcext:value-type="string">
            <text:p>width: 20%;</text:p>
          </table:table-cell>
          <table:table-cell office:value-type="string" calcext:value-type="string">
            <text:p>cam k ghi hình đc. lúc đầu mk nghĩ thẻ nhớ hỏng. sau mua thêm cái nữa, thì camera vẫn báo chưa lắp thẻ nhớ.</text:p>
          </table:table-cell>
        </table:table-row>
        <table:table-row table:style-name="ro2">
          <table:table-cell office:value-type="string" calcext:value-type="string">
            <text:p>width: 20%;</text:p>
          </table:table-cell>
          <table:table-cell office:value-type="string" calcext:value-type="string">
            <text:p>cắm điện không vào điện rồi kêu thu hoi kiem tra cũng ko thay lien lac </text:p>
            <text:p>nhan vien thu hoi khó khăn , khách chi nói truoc khi den goi truoc dum thi kho khan . dich vu qua te rồi tới ngay hom nay khong thay thu hoi</text:p>
          </table:table-cell>
        </table:table-row>
        <table:table-row table:style-name="ro2">
          <table:table-cell office:value-type="string" calcext:value-type="string">
            <text:p>width: 20%;</text:p>
          </table:table-cell>
          <table:table-cell office:value-type="string" calcext:value-type="string">
            <text:p>Cam đẹp, trông xịn xò. Tuy nhiên khi làm theo hướng dẫn về cách kết nối Cam với app Mi Home để kích hoạt thì không thể kích hoạt được.</text:p>
            <text:p>Dù đã tìm hiểu thông tin cũng như hỏi các nguồn uy tín cũng không biết là do app hay lỗi kỹ thuật phần nào. Đã khiếu nại số hotline, mua 20/4 và hnay 22/4 vẫn đang đợi Tiki qua thu hàng về.</text:p>
          </table:table-cell>
        </table:table-row>
        <table:table-row table:style-name="ro1">
          <table:table-cell office:value-type="string" calcext:value-type="string">
            <text:p>width: 20%;</text:p>
          </table:table-cell>
          <table:table-cell office:value-type="string" calcext:value-type="string">
            <text:p>Cam bị vỡ máy, hình ảnh mờ. Đề nghị hoàn tiền cho tôi</text:p>
          </table:table-cell>
        </table:table-row>
        <table:table-row table:style-name="ro1">
          <table:table-cell office:value-type="string" calcext:value-type="string">
            <text:p>width: 20%;</text:p>
          </table:table-cell>
          <table:table-cell office:value-type="string" calcext:value-type="string">
            <text:p>Cái này yếu lắm không dùng được mọi người đừng mua phí tiền</text:p>
          </table:table-cell>
        </table:table-row>
        <table:table-row table:style-name="ro1">
          <table:table-cell office:value-type="string" calcext:value-type="string">
            <text:p>width: 20%;</text:p>
          </table:table-cell>
          <table:table-cell office:value-type="string" calcext:value-type="string">
            <text:p>cài đặt thì báo lỗi liên tục mặc dù để sát nhau. cài được thì không khởi tạo được thẻ nhớ thẻ vẫn sử dụng bình thường. hình ảnh đứng im 1 chỗ. Phí tiền ?</text:p>
          </table:table-cell>
        </table:table-row>
        <table:table-row table:style-name="ro1">
          <table:table-cell office:value-type="string" calcext:value-type="string">
            <text:p>width: 20%;</text:p>
          </table:table-cell>
          <table:table-cell office:value-type="string" calcext:value-type="string">
            <text:p>Cái chân này nhôm nhựa quá so với giá bán</text:p>
          </table:table-cell>
        </table:table-row>
        <table:table-row table:style-name="ro1">
          <table:table-cell office:value-type="string" calcext:value-type="string">
            <text:p>width: 20%;</text:p>
          </table:table-cell>
          <table:table-cell office:value-type="string" calcext:value-type="string">
            <text:p>cai buoi sang, buoi chieu loi. den ko sang, dang nhap vao he thong ko duoc. de nghidoi tra san pham.</text:p>
          </table:table-cell>
        </table:table-row>
        <table:table-row table:style-name="ro1">
          <table:table-cell office:value-type="string" calcext:value-type="string">
            <text:p>width: 20%;</text:p>
          </table:table-cell>
          <table:table-cell office:value-type="string" calcext:value-type="string">
            <text:p>các thông số không giống như mô tả</text:p>
          </table:table-cell>
        </table:table-row>
        <table:table-row table:style-name="ro1">
          <table:table-cell office:value-type="string" calcext:value-type="string">
            <text:p>width: 20%;</text:p>
          </table:table-cell>
          <table:table-cell office:value-type="string" calcext:value-type="string">
            <text:p>các nút bấm ngược so với hình in trên nút</text:p>
          </table:table-cell>
        </table:table-row>
        <table:table-row table:style-name="ro1">
          <table:table-cell office:value-type="string" calcext:value-type="string">
            <text:p>width: 20%;</text:p>
          </table:table-cell>
          <table:table-cell office:value-type="string" calcext:value-type="string">
            <text:p>Các khoá nối bằng nhựa lỏng lẻo, không giữ nổi <text:s/>điện thoại Nói chung mua xong cảm thấy thật phí tiền.</text:p>
          </table:table-cell>
        </table:table-row>
        <table:table-row table:style-name="ro4">
          <table:table-cell office:value-type="string" calcext:value-type="string">
            <text:p>width: 20%;</text:p>
          </table:table-cell>
          <table:table-cell office:value-type="string" calcext:value-type="string">
            <text:p>CÁC BẠN THEO DÕI SẢN PHẨM BÊN NHÀ CUNG CẤP NÀY CHÚ Ý NHA:</text:p>
            <text:p>1- PIN XÀI 10 HẾT SẠCH</text:p>
            <text:p>2. CÁC CHỨC NĂNG KHÔNG NHƯ MONG ĐỢI</text:p>
            <text:p>*** MỘT ĐIỀU MUỐN NHẮN VỚI TIKI, NÊN LỰA CHỌN NHÀ CUNG CẤP UY TÍN ĐỂ KHÔNG ẢNH HƯỜNG THƯƠNG HIÊU "TIKI".</text:p>
            <text:p>THÂN.</text:p>
          </table:table-cell>
        </table:table-row>
        <table:table-row table:style-name="ro1">
          <table:table-cell office:value-type="string" calcext:value-type="string">
            <text:p>width: 20%;</text:p>
          </table:table-cell>
          <table:table-cell office:value-type="string" calcext:value-type="string">
            <text:p>Các bạn quảng cáo điểm nổi bật là in 2 mặt mà có tự động đâu, in được mặt xong bỏ lại mới in tiếp được thì khác gì in 1 mặt, giờ muốn đổi sang máy in 2 mặt tự động gọi điện lên tổng đài mà không thấy shop gọi lại gì cả</text:p>
          </table:table-cell>
        </table:table-row>
        <table:table-row table:style-name="ro3">
          <table:table-cell office:value-type="string" calcext:value-type="string">
            <text:p>width: 20%;</text:p>
          </table:table-cell>
          <table:table-cell office:value-type="string" calcext:value-type="string">
            <text:p>Các bạn nhận hàng rồi, nhớ mở hộp ra xem kỹ hẵng thanh toán tiền.</text:p>
            <text:p>Tôi mua phải hàng bịp, vỏ thì X2 Pro nhưng ruột thì chỉ là loại X2 rẻ tiền hơn, không có jack USB.</text:p>
            <text:p>Hớ vài chục nghìn không cú bằng bị lừa!</text:p>
          </table:table-cell>
        </table:table-row>
        <table:table-row table:style-name="ro1">
          <table:table-cell office:value-type="string" calcext:value-type="string">
            <text:p>width: 20%;</text:p>
          </table:table-cell>
          <table:table-cell office:value-type="string" calcext:value-type="string">
            <text:p>các bạn đừng mua của shop này. đò toàn đồ củ và kém chất lương. Mình sài đúng 1 lân là hư</text:p>
          </table:table-cell>
        </table:table-row>
        <table:table-row table:style-name="ro1">
          <table:table-cell office:value-type="string" calcext:value-type="string">
            <text:p>width: 20%;</text:p>
          </table:table-cell>
          <table:table-cell office:value-type="string" calcext:value-type="string">
            <text:p>cả 3 loại đầu xạc đều không hoạt động, đã thử trên nhiều thiết bị và thay đổi các củ xạc khác nhau đều không có hiệu quả, đề nghị tiki thu hổi và đổi lại sản phẩm khác, đề nghị kiểm tra kỹ chất lượng đảm bảo hoạt động tốt trước khi giao hàng . cảm ơn Tiki.</text:p>
          </table:table-cell>
        </table:table-row>
        <table:table-row table:style-name="ro1">
          <table:table-cell office:value-type="string" calcext:value-type="string">
            <text:p>width: 20%;</text:p>
          </table:table-cell>
          <table:table-cell office:value-type="string" calcext:value-type="string">
            <text:p>cả 3 loại đầu xạc đều không hoạt động, đã thử trên nhiều thiết bị và thay đổi các củ xạc khác nhau đều không có hiệu quả, đề nghị tiki thu hổi và đổi lại sản phẩm khác, đề nghị kiểm tra kỹ chất lượng đảm bảo hoạt động tốt trước khi giao hàng . cảm ơn Tiki.</text:p>
          </table:table-cell>
        </table:table-row>
        <table:table-row table:style-name="ro1">
          <table:table-cell office:value-type="string" calcext:value-type="string">
            <text:p>width: 20%;</text:p>
          </table:table-cell>
          <table:table-cell office:value-type="string" calcext:value-type="string">
            <text:p>Cả 2 lằn mua đều nhận đc sản phẩm bị bóc nylon bọc ngoài, hộp bẩn thỉu. Bó tay.</text:p>
          </table:table-cell>
        </table:table-row>
        <table:table-row table:style-name="ro1">
          <table:table-cell office:value-type="string" calcext:value-type="string">
            <text:p>width: 20%;</text:p>
          </table:table-cell>
          <table:table-cell office:value-type="string" calcext:value-type="string">
            <text:p>bút thử nước phèn tinh khiết hơn nước uống. k hiểu nổi</text:p>
          </table:table-cell>
        </table:table-row>
        <table:table-row table:style-name="ro1">
          <table:table-cell office:value-type="string" calcext:value-type="string">
            <text:p>width: 20%;</text:p>
          </table:table-cell>
          <table:table-cell office:value-type="string" calcext:value-type="string">
            <text:p>Buổi tối k có hồng ngoại.. tệ quá. Ae nên tránh ra nhé</text:p>
          </table:table-cell>
        </table:table-row>
        <table:table-row table:style-name="ro1">
          <table:table-cell office:value-type="string" calcext:value-type="string">
            <text:p>width: 20%;</text:p>
          </table:table-cell>
          <table:table-cell office:value-type="string" calcext:value-type="string">
            <text:p>Bực không thể tả, chờ dài cổ rồi tới khi nhận được thì không xài được.. đèn nào cũng chớp mà bấm reset giữ hoài cũng ko ăn thua.. giờ không biết ai support luôn..</text:p>
          </table:table-cell>
        </table:table-row>
        <table:table-row table:style-name="ro1">
          <table:table-cell office:value-type="string" calcext:value-type="string">
            <text:p>width: 20%;</text:p>
          </table:table-cell>
          <table:table-cell office:value-type="string" calcext:value-type="string">
            <text:p>Bực bội k bít cài đặt ứng dụng ntn</text:p>
          </table:table-cell>
        </table:table-row>
        <table:table-row table:style-name="ro1">
          <table:table-cell office:value-type="string" calcext:value-type="string">
            <text:p>width: 20%;</text:p>
          </table:table-cell>
          <table:table-cell office:value-type="string" calcext:value-type="string">
            <text:p>Bộ vệ sinh máy ảnh sao giao hàng như vầy? Thiếu nhiều lắm ! Có mỗi 1 món thôi</text:p>
          </table:table-cell>
        </table:table-row>
        <table:table-row table:style-name="ro1">
          <table:table-cell office:value-type="string" calcext:value-type="string">
            <text:p>width: 20%;</text:p>
          </table:table-cell>
          <table:table-cell office:value-type="string" calcext:value-type="string">
            <text:p>Bộ thứ 2 mình mua bên Shop nhưng sản phẩm lần này lỗi đầu ko vào điện . Giờ ko biết hình thức bảo hành sao luôn . Hay đổi trả hàng trong 1 tuần kiểu gì luôn</text:p>
          </table:table-cell>
        </table:table-row>
        <table:table-row table:style-name="ro1">
          <table:table-cell office:value-type="string" calcext:value-type="string">
            <text:p>width: 20%;</text:p>
          </table:table-cell>
          <table:table-cell office:value-type="string" calcext:value-type="string">
            <text:p>Bộ phận đóng gói, kiểm tra sản phẩm kém. Giao hàng thiếu 02 ốc vít gắn chân với thân máy. Vì vậy không thể bắt để sử dụng</text:p>
          </table:table-cell>
        </table:table-row>
        <table:table-row table:style-name="ro1">
          <table:table-cell office:value-type="string" calcext:value-type="string">
            <text:p>width: 20%;</text:p>
          </table:table-cell>
          <table:table-cell office:value-type="string" calcext:value-type="string">
            <text:p>Bộ lưu điện bật không được, đã báo nhưng Tiki chưa cho người xử lý, rất thất vọng</text:p>
          </table:table-cell>
        </table:table-row>
        <table:table-row table:style-name="ro1">
          <table:table-cell office:value-type="string" calcext:value-type="string">
            <text:p>width: 20%;</text:p>
          </table:table-cell>
          <table:table-cell office:value-type="string" calcext:value-type="string">
            <text:p>Bộ đế sạc không giống như hình trên trang tiki. tuy cùng giống tên Thiết bị Camelion nhưng bao bì tem thì không giống</text:p>
          </table:table-cell>
        </table:table-row>
        <table:table-row table:style-name="ro1">
          <table:table-cell office:value-type="string" calcext:value-type="string">
            <text:p>width: 20%;</text:p>
          </table:table-cell>
          <table:table-cell office:value-type="string" calcext:value-type="string">
            <text:p>bỏ 200k mua mà về không xài được vứt xó buồn thiệt,</text:p>
          </table:table-cell>
        </table:table-row>
        <table:table-row table:style-name="ro1">
          <table:table-cell office:value-type="string" calcext:value-type="string">
            <text:p>width: 20%;</text:p>
          </table:table-cell>
          <table:table-cell office:value-type="string" calcext:value-type="string">
            <text:p>Bị trục trặc đổi lại được không</text:p>
          </table:table-cell>
        </table:table-row>
        <table:table-row table:style-name="ro2">
          <table:table-cell office:value-type="string" calcext:value-type="string">
            <text:p>width: 20%;</text:p>
          </table:table-cell>
          <table:table-cell office:value-type="string" calcext:value-type="string">
            <text:p>Bị thiếu 1 món </text:p>
            <text:p>12 miếng khử ẩm, chống sương mù giúp cho hình ảnh camera rõ ràng, ngay kể cả khi quay trong điều kiện thời tiết lạnh.</text:p>
          </table:table-cell>
        </table:table-row>
        <table:table-row table:style-name="ro1">
          <table:table-cell office:value-type="string" calcext:value-type="string">
            <text:p>width: 20%;</text:p>
          </table:table-cell>
          <table:table-cell office:value-type="string" calcext:value-type="string">
            <text:p>Bị lỗi, ko rê chuột được</text:p>
          </table:table-cell>
        </table:table-row>
        <table:table-row table:style-name="ro1">
          <table:table-cell office:value-type="string" calcext:value-type="string">
            <text:p>width: 20%;</text:p>
          </table:table-cell>
          <table:table-cell office:value-type="string" calcext:value-type="string">
            <text:p>Bị lỗi liên tục. Vô mạng chậm vô cùng. Thất vọng khi mua</text:p>
          </table:table-cell>
        </table:table-row>
        <table:table-row table:style-name="ro2">
          <table:table-cell office:value-type="string" calcext:value-type="string">
            <text:p>width: 20%;</text:p>
          </table:table-cell>
          <table:table-cell office:value-type="string" calcext:value-type="string">
            <text:p>Bi lỗi camera vo ung dung thì bi vang ra </text:p>
            <text:p>Wá that vong mong kiti som doi mới dum cam on kiti</text:p>
          </table:table-cell>
        </table:table-row>
        <table:table-row table:style-name="ro1">
          <table:table-cell office:value-type="string" calcext:value-type="string">
            <text:p>width: 20%;</text:p>
          </table:table-cell>
          <table:table-cell office:value-type="string" calcext:value-type="string">
            <text:p>Bị hỏng 1 bên điều khiển , không bay được . Hãy liên lạc lại với tôi , tôi cần đổi sản phẩm .</text:p>
          </table:table-cell>
        </table:table-row>
        <table:table-row table:style-name="ro1">
          <table:table-cell office:value-type="string" calcext:value-type="string">
            <text:p>width: 20%;</text:p>
          </table:table-cell>
          <table:table-cell office:value-type="string" calcext:value-type="string">
            <text:p>BH 12 tháng mà trên Tiki chỉ ghi có 6 tháng là sao?</text:p>
          </table:table-cell>
        </table:table-row>
        <table:table-row table:style-name="ro1">
          <table:table-cell office:value-type="string" calcext:value-type="string">
            <text:p>width: 20%;</text:p>
          </table:table-cell>
          <table:table-cell office:value-type="string" calcext:value-type="string">
            <text:p>Bên tiki giao sai mẫu sản phẩm , mình mua mẫu ptz 2 râu loại nhỏ , sao bên tiki giao mẫu camera mẫu khác loại lớn . Sao ko thấy thẻ nhớ</text:p>
          </table:table-cell>
        </table:table-row>
        <table:table-row table:style-name="ro1">
          <table:table-cell office:value-type="string" calcext:value-type="string">
            <text:p>width: 20%;</text:p>
          </table:table-cell>
          <table:table-cell office:value-type="string" calcext:value-type="string">
            <text:p>Bên tiki giao hàng sai sản phẩm, kiểm tra lại và giao cho mình sản phẩm đúng với, làm ơn thu hồi sản phẩm giúp mình</text:p>
          </table:table-cell>
        </table:table-row>
        <table:table-row table:style-name="ro2">
          <table:table-cell office:value-type="string" calcext:value-type="string">
            <text:p>width: 20%;</text:p>
          </table:table-cell>
          <table:table-cell office:value-type="string" calcext:value-type="string">
            <text:p>bên ngoài hộp ghi là lp-e6 mà khi mình mở hộp lại là lp-e8, shop coi lại giúp để mình đổi trả ạ</text:p>
            <text:p>cuối tuần cần để chụp dịch vụ mà giờ vầy thật sự mất thời gian</text:p>
          </table:table-cell>
        </table:table-row>
        <table:table-row table:style-name="ro1">
          <table:table-cell office:value-type="string" calcext:value-type="string">
            <text:p>width: 20%;</text:p>
          </table:table-cell>
          <table:table-cell office:value-type="string" calcext:value-type="string">
            <text:p>bên ngoài để dùng cho máy canon 2900 nhưng khi so với hộp 12A của máy thì dài hơn khúc, jo bỏ vô dùng cái máy nó kêu hơn xe công nông. chắc dùng vài hôm hư cái máy in</text:p>
          </table:table-cell>
        </table:table-row>
        <table:table-row table:style-name="ro1">
          <table:table-cell office:value-type="string" calcext:value-type="string">
            <text:p>width: 20%;</text:p>
          </table:table-cell>
          <table:table-cell office:value-type="string" calcext:value-type="string">
            <text:p>bên mình nhận không đúng hàng nhé shop mua một loại mà gửi 1 loại là sao</text:p>
          </table:table-cell>
        </table:table-row>
        <table:table-row table:style-name="ro1">
          <table:table-cell office:value-type="string" calcext:value-type="string">
            <text:p>width: 20%;</text:p>
          </table:table-cell>
          <table:table-cell office:value-type="string" calcext:value-type="string">
            <text:p>Bên mình làm bên máy tính hàng chính hãng cũng chỉ khoảng 15 nghìn 1 viên thôi <text:s/>. shop này bán đắt mình làm bên máy tính 10 năm mình biết 1 viên pin chính hãng ko bao gio đến 50k. với cả tiêu đề bán hàng vớ vẩn mọi người lầm tưởng là 1 vỉ 50k. mình đã báo tổng đài và trả lại tiki</text:p>
          </table:table-cell>
        </table:table-row>
        <table:table-row table:style-name="ro1">
          <table:table-cell office:value-type="string" calcext:value-type="string">
            <text:p>width: 20%;</text:p>
          </table:table-cell>
          <table:table-cell office:value-type="string" calcext:value-type="string">
            <text:p>Bên cổng tqi nghe k kết nối được nhé shop bị lỗi</text:p>
          </table:table-cell>
        </table:table-row>
        <table:table-row table:style-name="ro1">
          <table:table-cell office:value-type="string" calcext:value-type="string">
            <text:p>width: 20%;</text:p>
          </table:table-cell>
          <table:table-cell office:value-type="string" calcext:value-type="string">
            <text:p>bên anh mới nhận camera hành trình eken h9r phụ kiện sao thiếu cục pin shop phải coi lại như vậy là k đc rồi</text:p>
          </table:table-cell>
        </table:table-row>
        <table:table-row table:style-name="ro1">
          <table:table-cell office:value-type="string" calcext:value-type="string">
            <text:p>width: 20%;</text:p>
          </table:table-cell>
          <table:table-cell office:value-type="string" calcext:value-type="string">
            <text:p>bay ngon tốt rất thú vị mỗi tội pin nhanh hỏng quá</text:p>
          </table:table-cell>
        </table:table-row>
        <table:table-row table:style-name="ro1">
          <table:table-cell office:value-type="string" calcext:value-type="string">
            <text:p>width: 20%;</text:p>
          </table:table-cell>
          <table:table-cell office:value-type="string" calcext:value-type="string">
            <text:p>bắt sống wife yếu. điều chỉnh xoay camera châm</text:p>
          </table:table-cell>
        </table:table-row>
        <table:table-row table:style-name="ro1">
          <table:table-cell office:value-type="string" calcext:value-type="string">
            <text:p>width: 20%;</text:p>
          </table:table-cell>
          <table:table-cell office:value-type="string" calcext:value-type="string">
            <text:p>Bật ON không thấy tín hiệu gì. Bật loa lên không thấy chạy, cắm sạc hơn 60 phút đến lúc bật lại cũng không thấy tín hiệu bluetooth của loa trên điện thoại. Cắm usb loa cũng không phát nhạc. Thật sự không biết phải làm gì với cái loa này. Chưa bao giờ mua loa về xài mà mất thời gian vậy luôn. Đã liên hệ tiki để trả hàng.</text:p>
          </table:table-cell>
        </table:table-row>
        <table:table-row table:style-name="ro1">
          <table:table-cell office:value-type="string" calcext:value-type="string">
            <text:p>width: 20%;</text:p>
          </table:table-cell>
          <table:table-cell office:value-type="string" calcext:value-type="string">
            <text:p>Bắt Máng Kem khong ket noi mang dc</text:p>
          </table:table-cell>
        </table:table-row>
        <table:table-row table:style-name="ro1">
          <table:table-cell office:value-type="string" calcext:value-type="string">
            <text:p>width: 20%;</text:p>
          </table:table-cell>
          <table:table-cell office:value-type="string" calcext:value-type="string">
            <text:p>Bật không lên nổi luôn :)) bật lần đầu thì lên, đến lần sau chỉ hiện màn hình lúc khởi động cho đến khi hết pin</text:p>
          </table:table-cell>
        </table:table-row>
        <table:table-row table:style-name="ro1">
          <table:table-cell office:value-type="string" calcext:value-type="string">
            <text:p>width: 20%;</text:p>
          </table:table-cell>
          <table:table-cell office:value-type="string" calcext:value-type="string">
            <text:p>bảo tặng thẻ nhớ lúc nhận ko có ko có cả cuc cắm điện ....tào lao</text:p>
          </table:table-cell>
        </table:table-row>
        <table:table-row table:style-name="ro1">
          <table:table-cell office:value-type="string" calcext:value-type="string">
            <text:p>width: 20%;</text:p>
          </table:table-cell>
          <table:table-cell office:value-type="string" calcext:value-type="string">
            <text:p>Báo là có tiki now (2h), vậy mà từ trưa 10h ngày 18/08 đến sáng 9h40 ngày 19/08 mới giao đến, gọi cho bạn giao hàng thì báo là trên đường giao qua, gọi lên tiki hotline thì báo sẽ xem xét và báo lại, kỳ thực cần gấp và biết tiki có giao nhanh 2h nên nới đặt, rẻ hơn ko bao nhiêu, nhưng vì lỡ đặt và tiki chuyển sang trjang thấy lấy hàng kho và ko thể hủy nên đành ngậm ngừi chờ. và đến nay 20/08 vẫn không có thông tin từ mail hay từ tiki gọi lại cho mịn về sự cói hôm qua là sao đây.</text:p>
          </table:table-cell>
        </table:table-row>
        <table:table-row table:style-name="ro1">
          <table:table-cell office:value-type="string" calcext:value-type="string">
            <text:p>width: 20%;</text:p>
          </table:table-cell>
          <table:table-cell office:value-type="string" calcext:value-type="string">
            <text:p>Báo là 10000mAh mà sạt 1 lần Ko đầy pin . Làm ăn mất uy tín quá</text:p>
          </table:table-cell>
        </table:table-row>
        <table:table-row table:style-name="ro1">
          <table:table-cell office:value-type="string" calcext:value-type="string">
            <text:p>width: 20%;</text:p>
          </table:table-cell>
          <table:table-cell office:value-type="string" calcext:value-type="string">
            <text:p>bảo hành quá tệ, đưng ai mua bọn này, bán nhanh bảo hành 1 tháng chưa có</text:p>
          </table:table-cell>
        </table:table-row>
        <table:table-row table:style-name="ro1">
          <table:table-cell office:value-type="string" calcext:value-type="string">
            <text:p>width: 20%;</text:p>
          </table:table-cell>
          <table:table-cell office:value-type="string" calcext:value-type="string">
            <text:p>Bảo hành chưa thấy hồi âm là sao?</text:p>
          </table:table-cell>
        </table:table-row>
        <table:table-row table:style-name="ro1">
          <table:table-cell office:value-type="string" calcext:value-type="string">
            <text:p>width: 20%;</text:p>
          </table:table-cell>
          <table:table-cell office:value-type="string" calcext:value-type="string">
            <text:p>Báo camara có thẻ nhớ nhưng gửi về chẳng thấy đâu thấy thất vọng khi quảng cáo</text:p>
          </table:table-cell>
        </table:table-row>
        <table:table-row table:style-name="ro1">
          <table:table-cell office:value-type="string" calcext:value-type="string">
            <text:p>width: 20%;</text:p>
          </table:table-cell>
          <table:table-cell office:value-type="string" calcext:value-type="string">
            <text:p>Bao bì đóng gói cẩn thận nhưng vỏ hộp sản phẩm đã bị cắt mở ra, không hiểu tại sao lại có tình trạng này.</text:p>
          </table:table-cell>
        </table:table-row>
        <table:table-row table:style-name="ro1">
          <table:table-cell office:value-type="string" calcext:value-type="string">
            <text:p>width: 20%;</text:p>
          </table:table-cell>
          <table:table-cell office:value-type="string" calcext:value-type="string">
            <text:p>Bao bì cũ, sản phẩm giao ko có cục pin và dây sạc. Không biết nên xài như thế nào luôn. Quá thất vọng</text:p>
          </table:table-cell>
        </table:table-row>
        <table:table-row table:style-name="ro1">
          <table:table-cell office:value-type="string" calcext:value-type="string">
            <text:p>width: 20%;</text:p>
          </table:table-cell>
          <table:table-cell office:value-type="string" calcext:value-type="string">
            <text:p>Bằng với để đèn tuýp tròn nhà. Thật lãng phí khi mua sp này!</text:p>
          </table:table-cell>
        </table:table-row>
        <table:table-row table:style-name="ro1">
          <table:table-cell office:value-type="string" calcext:value-type="string">
            <text:p>width: 20%;</text:p>
          </table:table-cell>
          <table:table-cell office:value-type="string" calcext:value-type="string">
            <text:p>bán quạt ko kèm đinh vít, mua ở đâu đc mấy cái vít vừa cái quạt này hả dời. các chỗ khác mình mua đều có sẵn vít để lắp. âm 5 sao cho cái shop này.</text:p>
          </table:table-cell>
        </table:table-row>
        <table:table-row table:style-name="ro1">
          <table:table-cell office:value-type="string" calcext:value-type="string">
            <text:p>width: 20%;</text:p>
          </table:table-cell>
          <table:table-cell office:value-type="string" calcext:value-type="string">
            <text:p>Bàn phím và chuột tiếp sóng quá kém, phải ngồi sát PC , như thế thì xài bàn phím chuột dây cho rồi. ngồi cách 1 chút là PC không nhận , hoặc có độ trễ , gõ chữ tầm 5-10s sao mới phản hồi. Quá tệ</text:p>
          </table:table-cell>
        </table:table-row>
        <table:table-row table:style-name="ro1">
          <table:table-cell office:value-type="string" calcext:value-type="string">
            <text:p>width: 20%;</text:p>
          </table:table-cell>
          <table:table-cell office:value-type="string" calcext:value-type="string">
            <text:p>Bàn Phím phản hồi rất chậm, như kiểu máy bị lag. Gõ mãi mới được!</text:p>
          </table:table-cell>
        </table:table-row>
        <table:table-row table:style-name="ro1">
          <table:table-cell office:value-type="string" calcext:value-type="string">
            <text:p>width: 20%;</text:p>
          </table:table-cell>
          <table:table-cell office:value-type="string" calcext:value-type="string">
            <text:p>bàn phím mới xài 1 tháng mà đã hỏng ko vào điện nữa mong shop hỗ trợ đổi cko mình nhé</text:p>
          </table:table-cell>
        </table:table-row>
        <table:table-row table:style-name="ro1">
          <table:table-cell office:value-type="string" calcext:value-type="string">
            <text:p>width: 20%;</text:p>
          </table:table-cell>
          <table:table-cell office:value-type="string" calcext:value-type="string">
            <text:p>Bàn phím k dùng đc, shop giúp e đổi hàng mới vs ạ</text:p>
          </table:table-cell>
        </table:table-row>
        <table:table-row table:style-name="ro1">
          <table:table-cell office:value-type="string" calcext:value-type="string">
            <text:p>width: 20%;</text:p>
          </table:table-cell>
          <table:table-cell office:value-type="string" calcext:value-type="string">
            <text:p>Bàn phím hỏng ngay sau 1 tuần sử dụng.</text:p>
          </table:table-cell>
        </table:table-row>
        <table:table-row table:style-name="ro1">
          <table:table-cell office:value-type="string" calcext:value-type="string">
            <text:p>width: 20%;</text:p>
          </table:table-cell>
          <table:table-cell office:value-type="string" calcext:value-type="string">
            <text:p>Bàn phím hoàn thiện tầm tiền nhưng các phím không hề có độ nảy quá chán, bấm phím còn dính dính nữa chứ</text:p>
          </table:table-cell>
        </table:table-row>
        <table:table-row table:style-name="ro1">
          <table:table-cell office:value-type="string" calcext:value-type="string">
            <text:p>width: 20%;</text:p>
          </table:table-cell>
          <table:table-cell office:value-type="string" calcext:value-type="string">
            <text:p>bàn phím đểu có máy nút bị kẹt...</text:p>
          </table:table-cell>
        </table:table-row>
        <table:table-row table:style-name="ro1">
          <table:table-cell office:value-type="string" calcext:value-type="string">
            <text:p>width: 20%;</text:p>
          </table:table-cell>
          <table:table-cell office:value-type="string" calcext:value-type="string">
            <text:p>bàn phím đẹp, nhưng k cháy đèn hơi thất vọng</text:p>
          </table:table-cell>
        </table:table-row>
        <table:table-row table:style-name="ro1">
          <table:table-cell office:value-type="string" calcext:value-type="string">
            <text:p>width: 20%;</text:p>
          </table:table-cell>
          <table:table-cell office:value-type="string" calcext:value-type="string">
            <text:p>Bàn phím cứ như đồ chơi vậy nhỉ ? Sao hình có kèm chuột mà giao k chuột . Càng không có đèn ? Bây giờ shop xử lí ntn đây ?</text:p>
          </table:table-cell>
        </table:table-row>
        <table:table-row table:style-name="ro1">
          <table:table-cell office:value-type="string" calcext:value-type="string">
            <text:p>width: 20%;</text:p>
          </table:table-cell>
          <table:table-cell office:value-type="string" calcext:value-type="string">
            <text:p>Bàn phím chữ D và chữ M ko đánh được, vì bỏ hết hộp và hoá đơn rồi nên ko biết đổi trả ra sao. Bắt đầu chán rồi</text:p>
          </table:table-cell>
        </table:table-row>
        <table:table-row table:style-name="ro1">
          <table:table-cell office:value-type="string" calcext:value-type="string">
            <text:p>width: 20%;</text:p>
          </table:table-cell>
          <table:table-cell office:value-type="string" calcext:value-type="string">
            <text:p>Bàn phìm chất lượng quá tệ. Bị cong. Phím space không thẳng. Không có đèn như trệ hình.</text:p>
          </table:table-cell>
        </table:table-row>
        <table:table-row table:style-name="ro1">
          <table:table-cell office:value-type="string" calcext:value-type="string">
            <text:p>width: 20%;</text:p>
          </table:table-cell>
          <table:table-cell office:value-type="string" calcext:value-type="string">
            <text:p>bàn phím bị hu rồi</text:p>
          </table:table-cell>
        </table:table-row>
        <table:table-row table:style-name="ro1">
          <table:table-cell office:value-type="string" calcext:value-type="string">
            <text:p>width: 20%;</text:p>
          </table:table-cell>
          <table:table-cell office:value-type="string" calcext:value-type="string">
            <text:p>Bàn phím bấm không nảy, con lăn chuột cứng......................</text:p>
          </table:table-cell>
        </table:table-row>
        <table:table-row table:style-name="ro1">
          <table:table-cell office:value-type="string" calcext:value-type="string">
            <text:p>width: 20%;</text:p>
          </table:table-cell>
          <table:table-cell office:value-type="string" calcext:value-type="string">
            <text:p>Bạn oi, camera ko cài được, không phát ra tiếng kêu tu tu sau khi reset, vui lòng giao hàng thay thế, hoặc loại 3 râu như lần trước dặt hàng được ko?</text:p>
          </table:table-cell>
        </table:table-row>
        <table:table-row table:style-name="ro1">
          <table:table-cell office:value-type="string" calcext:value-type="string">
            <text:p>width: 20%;</text:p>
          </table:table-cell>
          <table:table-cell office:value-type="string" calcext:value-type="string">
            <text:p>Ban oi sau nay co gthieu bat cu thiet bi gi nen noi ro sdung duoc cho dt nao. Nhu iphone ko dung duoc, gio mua ve de ngam!</text:p>
          </table:table-cell>
        </table:table-row>
        <table:table-row table:style-name="ro1">
          <table:table-cell office:value-type="string" calcext:value-type="string">
            <text:p>width: 20%;</text:p>
          </table:table-cell>
          <table:table-cell office:value-type="string" calcext:value-type="string">
            <text:p>Ban oi sau nay co gthieu bat cu thiet bi gi nen noi ro sdung duoc cho dt nao. Nhu iphone ko dung duoc, gio mua ve de ngam!</text:p>
          </table:table-cell>
        </table:table-row>
        <table:table-row table:style-name="ro1">
          <table:table-cell office:value-type="string" calcext:value-type="string">
            <text:p>width: 20%;</text:p>
          </table:table-cell>
          <table:table-cell office:value-type="string" calcext:value-type="string">
            <text:p>Bạn ơi hôm trước mình có mua 3 camara hiệu Yoosee bên mình nhưng khi về mở ra để dùng và ktra thì nại ko có chỗ để cắm thẻ nhớ</text:p>
          </table:table-cell>
        </table:table-row>
        <table:table-row table:style-name="ro1">
          <table:table-cell office:value-type="string" calcext:value-type="string">
            <text:p>width: 20%;</text:p>
          </table:table-cell>
          <table:table-cell office:value-type="string" calcext:value-type="string">
            <text:p>Bạn ơi giờ mình muốn đổi lại usb vì nó bị hỏng thì phải làm ntn</text:p>
          </table:table-cell>
        </table:table-row>
        <table:table-row table:style-name="ro1">
          <table:table-cell office:value-type="string" calcext:value-type="string">
            <text:p>width: 20%;</text:p>
          </table:table-cell>
          <table:table-cell office:value-type="string" calcext:value-type="string">
            <text:p>Bán hàng trôi nổi , không rõ nguồn gốc, không có tem phụ tiếng Việt</text:p>
          </table:table-cell>
        </table:table-row>
        <table:table-row table:style-name="ro1">
          <table:table-cell office:value-type="string" calcext:value-type="string">
            <text:p>width: 20%;</text:p>
          </table:table-cell>
          <table:table-cell office:value-type="string" calcext:value-type="string">
            <text:p>bán hàng quá ẩu thả lm mứng hụt bán vậy mất khách <text:s/>haz</text:p>
          </table:table-cell>
        </table:table-row>
        <table:table-row table:style-name="ro1">
          <table:table-cell office:value-type="string" calcext:value-type="string">
            <text:p>width: 20%;</text:p>
          </table:table-cell>
          <table:table-cell office:value-type="string" calcext:value-type="string">
            <text:p>Bán hàng mà phụ kiện dây nguồn đi kèm ko có là sao</text:p>
          </table:table-cell>
        </table:table-row>
        <table:table-row table:style-name="ro1">
          <table:table-cell office:value-type="string" calcext:value-type="string">
            <text:p>width: 20%;</text:p>
          </table:table-cell>
          <table:table-cell office:value-type="string" calcext:value-type="string">
            <text:p>Bán hàng lừa đảo. Đặt mua loại 1080P có khe cắm thẻ nhớ thì giao loại 720p không thẻ nhớ mà cũng k có bộ nhớ trong không kết nối được điện thoại.</text:p>
          </table:table-cell>
        </table:table-row>
        <table:table-row table:style-name="ro1">
          <table:table-cell office:value-type="string" calcext:value-type="string">
            <text:p>width: 20%;</text:p>
          </table:table-cell>
          <table:table-cell office:value-type="string" calcext:value-type="string">
            <text:p>bán hàng ko đúng như ảnh quảng cáo, sản phẩm ko hề có giá đỡ và tấm cản gió. nói chung ko đúng sự thật. đề nghị shop buôn bán cần tử tế hơn.</text:p>
          </table:table-cell>
        </table:table-row>
        <table:table-row table:style-name="ro1">
          <table:table-cell office:value-type="string" calcext:value-type="string">
            <text:p>width: 20%;</text:p>
          </table:table-cell>
          <table:table-cell office:value-type="string" calcext:value-type="string">
            <text:p>Bán hàng k như trên dao bán trên có đèn mà s đây k có</text:p>
          </table:table-cell>
        </table:table-row>
        <table:table-row table:style-name="ro1">
          <table:table-cell office:value-type="string" calcext:value-type="string">
            <text:p>width: 20%;</text:p>
          </table:table-cell>
          <table:table-cell office:value-type="string" calcext:value-type="string">
            <text:p>Bán đồ tàm xàm.mất lòng tin.nhà bán hàng không có tâm</text:p>
          </table:table-cell>
        </table:table-row>
        <table:table-row table:style-name="ro1">
          <table:table-cell office:value-type="string" calcext:value-type="string">
            <text:p>width: 20%;</text:p>
          </table:table-cell>
          <table:table-cell office:value-type="string" calcext:value-type="string">
            <text:p>Ban điêm không thấy luôn</text:p>
          </table:table-cell>
        </table:table-row>
        <table:table-row table:style-name="ro1">
          <table:table-cell office:value-type="string" calcext:value-type="string">
            <text:p>width: 20%;</text:p>
          </table:table-cell>
          <table:table-cell office:value-type="string" calcext:value-type="string">
            <text:p>ban đêm không nhìn được</text:p>
          </table:table-cell>
        </table:table-row>
        <table:table-row table:style-name="ro1">
          <table:table-cell office:value-type="string" calcext:value-type="string">
            <text:p>width: 20%;</text:p>
          </table:table-cell>
          <table:table-cell office:value-type="string" calcext:value-type="string">
            <text:p>ban đầu mình thấy nó ghi 128gb mà ship về có mỗi 32gb với cả khi nhận hàng lại thấy vết cắt nnay</text:p>
          </table:table-cell>
        </table:table-row>
        <table:table-row table:style-name="ro3">
          <table:table-cell office:value-type="string" calcext:value-type="string">
            <text:p>width: 20%;</text:p>
          </table:table-cell>
          <table:table-cell office:value-type="string" calcext:value-type="string">
            <text:p>Ban đầu cảm thấy rất thích vì nguyên bộ nhè nhàng, thiết kế ổn, đặc biệt là ko vướng dây nhợ trên bàn. </text:p>
            <text:p/>
            <text:p>Mình phải viết lách nhiều mà sau một tuần sử dụng, chuột sượng sượng. Còn bàn phím thì đánh một hồi nó mới hiện ra, hoặc mất kí tự này kí tự kia. Rất bực mình.</text:p>
          </table:table-cell>
        </table:table-row>
        <table:table-row table:style-name="ro1">
          <table:table-cell office:value-type="string" calcext:value-type="string">
            <text:p>width: 20%;</text:p>
          </table:table-cell>
          <table:table-cell office:value-type="string" calcext:value-type="string">
            <text:p>Bạn đã gửi lại cho tôi là bạn làm việc rất tốt, nhưng tôi lại nhận tiếp những miếng keo dán chứ không phải miếng cường lực</text:p>
          </table:table-cell>
        </table:table-row>
        <table:table-row table:style-name="ro1">
          <table:table-cell office:value-type="string" calcext:value-type="string">
            <text:p>width: 20%;</text:p>
          </table:table-cell>
          <table:table-cell office:value-type="string" calcext:value-type="string">
            <text:p>Bán chi mấy đồ chơi này. Pin yếu, mau hư. Thành rác công nghiệp.</text:p>
          </table:table-cell>
        </table:table-row>
        <table:table-row table:style-name="ro1">
          <table:table-cell office:value-type="string" calcext:value-type="string">
            <text:p>width: 20%;</text:p>
          </table:table-cell>
          <table:table-cell office:value-type="string" calcext:value-type="string">
            <text:p>bán camera mà ko cho ốc ko biết gắn bằng gì,ko còn gì để nói</text:p>
          </table:table-cell>
        </table:table-row>
        <table:table-row table:style-name="ro1">
          <table:table-cell office:value-type="string" calcext:value-type="string">
            <text:p>width: 20%;</text:p>
          </table:table-cell>
          <table:table-cell office:value-type="string" calcext:value-type="string">
            <text:p>bấm có 1 lần di chuyển mà quay cho mình đủ 1 vòng luôn. kg kiểm soát đc . đây là lần cuối mua hàng của tiki</text:p>
          </table:table-cell>
        </table:table-row>
        <table:table-row table:style-name="ro1">
          <table:table-cell office:value-type="string" calcext:value-type="string">
            <text:p>width: 20%;</text:p>
          </table:table-cell>
          <table:table-cell office:value-type="string" calcext:value-type="string">
            <text:p>anh ơi hỗ trợ giùm em sao bàn phím không lên nguồn trong khi đó cổng USB đã nhận mà không sài được .</text:p>
          </table:table-cell>
        </table:table-row>
        <table:table-row table:style-name="ro1">
          <table:table-cell office:value-type="string" calcext:value-type="string">
            <text:p>width: 20%;</text:p>
          </table:table-cell>
          <table:table-cell office:value-type="string" calcext:value-type="string">
            <text:p>Âm thanh thì nhỏ. Mic thì vừa mua đã không hoạt động. quá tệ cho sản phẩm này</text:p>
          </table:table-cell>
        </table:table-row>
        <table:table-row table:style-name="ro1">
          <table:table-cell office:value-type="string" calcext:value-type="string">
            <text:p>width: 20%;</text:p>
          </table:table-cell>
          <table:table-cell office:value-type="string" calcext:value-type="string">
            <text:p>Âm thanh nghe quá tệ, sử dụng cho đàn organ phải dùng đầu chuyển, phát ra thiếu âm sắc. Thu mic thì bị echo quá nhiều</text:p>
          </table:table-cell>
        </table:table-row>
        <table:table-row table:style-name="ro3">
          <table:table-cell office:value-type="string" calcext:value-type="string">
            <text:p>width: 20%;</text:p>
          </table:table-cell>
          <table:table-cell office:value-type="string" calcext:value-type="string">
            <text:p>Âm thanh k nghe được </text:p>
            <text:p>Chính xoay khó theo ý muốn </text:p>
            <text:p>Noi chung k OK lam</text:p>
          </table:table-cell>
        </table:table-row>
        <table:table-row table:style-name="ro1">
          <table:table-cell office:value-type="string" calcext:value-type="string">
            <text:p>width: 20%;</text:p>
          </table:table-cell>
          <table:table-cell office:value-type="string" calcext:value-type="string">
            <text:p>Âm nghe không chuẩn, nghe như bị nổ lách tách lúc nghe ấy, giao về còn có vết xước lung tung, mong là tiki sẽ hỗ trợ đổi sản phẩm, nếu không có mấy lỗi này thì quá chuẩn, tiki hỗ trợ mình nhé</text:p>
          </table:table-cell>
        </table:table-row>
        <table:table-row table:style-name="ro1">
          <table:table-cell office:value-type="string" calcext:value-type="string">
            <text:p>width: 20%;</text:p>
          </table:table-cell>
          <table:table-cell office:value-type="string" calcext:value-type="string">
            <text:p>Ẩm kế không hoạt động, có thể đổi được ko ạ, nếu không đổi được thì quá thất vọng cho sản phẩm</text:p>
          </table:table-cell>
        </table:table-row>
        <table:table-row table:style-name="ro1">
          <table:table-cell office:value-type="string" calcext:value-type="string">
            <text:p>width: 20%;</text:p>
          </table:table-cell>
          <table:table-cell office:value-type="string" calcext:value-type="string">
            <text:p>âm bass yếu, chất lượng thuộc dòng rẻ tiền nên nói chung không có gì đặc biệt ở sp này.</text:p>
          </table:table-cell>
        </table:table-row>
        <table:table-row table:style-name="ro1">
          <table:table-cell office:value-type="string" calcext:value-type="string">
            <text:p>width: 20%;</text:p>
          </table:table-cell>
          <table:table-cell office:value-type="string" calcext:value-type="string">
            <text:p>ae ai đã mua sản phẩm này rồi cho mình hỏi pass đăng nhập vào đàu ghi là gì vậy? cám ơn mọi người</text:p>
          </table:table-cell>
        </table:table-row>
        <table:table-row table:style-name="ro2">
          <table:table-cell office:value-type="string" calcext:value-type="string">
            <text:p>width: 20%;</text:p>
          </table:table-cell>
          <table:table-cell office:value-type="string" calcext:value-type="string">
            <text:p>ad bán hàng ko có cái giữ cam như cái chống nước</text:p>
            <text:p>thế mình muốn quay không chống nước thì lấy gì gắn .. h mua cũng ko biết mua chổ nào.. và nó tên gì</text:p>
          </table:table-cell>
        </table:table-row>
        <table:table-row table:style-name="ro1">
          <table:table-cell office:value-type="string" calcext:value-type="string">
            <text:p>width: 20%;</text:p>
          </table:table-cell>
          <table:table-cell office:value-type="string" calcext:value-type="string">
            <text:p>4 con mắt mua về nhìn thấy 3 con. Nói chung ai chưa mua thì đừng mua</text:p>
          </table:table-cell>
        </table:table-row>
        <table:table-row table:style-name="ro1">
          <table:table-cell office:value-type="string" calcext:value-type="string">
            <text:p>width: 20%;</text:p>
          </table:table-cell>
          <table:table-cell office:value-type="string" calcext:value-type="string">
            <text:p>2.0 mà hình ảnh màu không đúng, màu xanh thành màu tím , ban ngày mà hình ảnh thua con yosee 1.0 , giờ muốn đổi trả thì phải làm sao?</text:p>
          </table:table-cell>
        </table:table-row>
        <table:table-row table:style-name="ro1">
          <table:table-cell office:value-type="string" calcext:value-type="string">
            <text:p>width: 20%;</text:p>
          </table:table-cell>
          <table:table-cell office:value-type="string" calcext:value-type="string">
            <text:p>2 sản phẩm nhưng 1 sản phẩm bị lỗi cần sự hổ trợ ráp</text:p>
          </table:table-cell>
        </table:table-row>
        <table:table-row table:style-name="ro1">
          <table:table-cell office:value-type="string" calcext:value-type="string">
            <text:p>width: 20%;</text:p>
          </table:table-cell>
          <table:table-cell office:value-type="string" calcext:value-type="string">
            <text:p>2 sản phẩm mua cùng lần đều bị hiện tượng đen màn hình khi điều chỉnh góc quay camera cũng như coi lại video. Mặc dù đã reset thiết bị nhiều lần những vẫn bị hiện tượng trên. Thật sự rất là bất tiện</text:p>
          </table:table-cell>
        </table:table-row>
        <table:table-row table:style-name="ro1">
          <table:table-cell office:value-type="string" calcext:value-type="string">
            <text:p>width: 20%;</text:p>
          </table:table-cell>
          <table:table-cell office:value-type="string" calcext:value-type="string">
            <text:p>17 giờ hôm nay tôi mở hộp bưu kiện, sản phẩm bị gẫy (như ảnh), đề nghị cho đổi sản phẩm. cảm ơn.</text:p>
          </table:table-cell>
        </table:table-row>
        <table:table-row table:style-name="ro1">
          <table:table-cell office:value-type="string" calcext:value-type="string">
            <text:p>width: 20%;</text:p>
          </table:table-cell>
          <table:table-cell office:value-type="string" calcext:value-type="string">
            <text:p>17 giờ hôm nay tôi mở hộp bưu kiện, sản phẩm bị gẫy (như ảnh), đề nghị cho đổi sản phẩm. cảm ơn.</text:p>
          </table:table-cell>
        </table:table-row>
        <table:table-row table:style-name="ro1">
          <table:table-cell office:value-type="string" calcext:value-type="string">
            <text:p>width: 20%;</text:p>
          </table:table-cell>
          <table:table-cell office:value-type="string" calcext:value-type="string">
            <text:p>14 ngày xuất hoá đơn, nhưng không giữ chữ tín. Tiki cũng vậy. Rất bực mình</text:p>
          </table:table-cell>
        </table:table-row>
        <table:table-row table:style-name="ro2">
          <table:table-cell office:value-type="string" calcext:value-type="string">
            <text:p>width: 20%;</text:p>
          </table:table-cell>
          <table:table-cell office:value-type="string" calcext:value-type="string">
            <text:p>1. Sản phẩm không giống</text:p>
            <text:p>2. Các râu đều không dùng bắt sóng. Câu 3 râu cho có (không có đầu nhận sóng- dùng đèn rọi ngược là thấy)</text:p>
          </table:table-cell>
        </table:table-row>
        <table:table-row table:style-name="ro3">
          <table:table-cell office:value-type="string" calcext:value-type="string">
            <text:p>width: 20%;</text:p>
          </table:table-cell>
          <table:table-cell office:value-type="string" calcext:value-type="string">
            <text:p>1. Camera cấm điện vào chỉ toàn hiện đèn vàng. Reset cũng không được</text:p>
            <text:p>2. Thẻ nhớ gắng vào thì bị kẹt không lấy ra được. Phải dùng nhíp để gấp ra. </text:p>
            <text:p>Yêu cầu đổi trả giúp camera mới.</text:p>
          </table:table-cell>
        </table:table-row>
        <table:table-row table:style-name="ro4">
          <table:table-cell office:value-type="string" calcext:value-type="string">
            <text:p>width: 20%;</text:p>
          </table:table-cell>
          <table:table-cell office:value-type="string" calcext:value-type="string">
            <text:p>1. 99% bắng nhựa (mỏng manh dể gãy) - nhẹ</text:p>
            <text:p>2. Không hộp đựng - quấn ny-lông cẩu thả</text:p>
            <text:p>3. Không có hướng dẫn xử dụng đi kèm</text:p>
            <text:p>3. Các chốt vặn lung lay khó xiết chặc (không bền - dể nứt)</text:p>
            <text:p>5. Tiền nào của đấy. Tham rẻ của ôi.</text:p>
          </table:table-cell>
        </table:table-row>
        <table:table-row table:style-name="ro2">
          <table:table-cell office:value-type="string" calcext:value-type="string">
            <text:p>width: 20%;</text:p>
          </table:table-cell>
          <table:table-cell office:value-type="string" calcext:value-type="string">
            <text:p>1 viên xạc không vào điện không biết do xạc hỏng hay pin hỏng.</text:p>
            <text:p>Xạc bằng xạc zin canon thì đèn nháy liên tục chả hiểu vì sao</text:p>
          </table:table-cell>
        </table:table-row>
        <table:table-row table:style-name="ro1">
          <table:table-cell office:value-type="string" calcext:value-type="string">
            <text:p>width: 20%;</text:p>
          </table:table-cell>
          <table:table-cell office:value-type="string" calcext:value-type="string">
            <text:p>1 chân bị sút hẳn ra nên không đứng được :( đề nghị trả hàng, hoàn tiền</text:p>
          </table:table-cell>
        </table:table-row>
        <table:table-row table:style-name="ro3">
          <table:table-cell office:value-type="string" calcext:value-type="string">
            <text:p>width: 20%;</text:p>
          </table:table-cell>
          <table:table-cell office:value-type="string" calcext:value-type="string">
            <text:p>+ Giao hàng thì trễ so với hẹn.</text:p>
            <text:p>+ Mới nhận hàng, mở lên thì lỗi như hình.</text:p>
            <text:p>BUỒN CHO CHẤT LƯỢNG TIKI MỖI NGÀY MỖI TỆ HƠN.</text:p>
          </table:table-cell>
        </table:table-row>
        <table:table-row table:style-name="ro11">
          <table:table-cell office:value-type="string" calcext:value-type="string">
            <text:p>width: 20%;</text:p>
          </table:table-cell>
          <table:table-cell office:value-type="string" calcext:value-type="string">
            <text:p>[Góc Bốc Phốt]</text:p>
            <text:p>Deare all,</text:p>
            <text:p/>
            <text:p>Đề quý công ty tiki làm việc với phía cửa hàng máy tính bảo ngọc, trả lại niềm tin cho khách hàng.</text:p>
            <text:p>Link: https://tiki.vn/cua-hang/may-tinh-bao-ngoc</text:p>
            <text:p>Mình có đặt đơn hàng với bộ máy tính: "Bộ Máy Tính Để Bàn Dell Optiplex ( Corei5 -2400 / 8gb /SSD 120GB ) Và Màn Hình Dell 18.5" Inch - Tặng Ngay Bàn Phím Chuột + Lót Chuột + USB Wiif. - Hàng Nhập Khẩu"</text:p>
            <text:p>Khi nhận case với cấu hình: Chip Pentium-G850 - 2.9GHZ, Ram 8gb(2 thanh 4gb), SSD: 120GB</text:p>
            <text:p>Mã đơn hàng là: 645694674</text:p>
            <text:p>Không thể làm ăn mát uy tín như vậy, kiểu như treo đầu dê bán thịt chó. Hãy luôn trung thực  để có khách hàng tiềm năng, mình đã sử dụng tiki rất nhiều nhưng không ngờ lại có ngày nhận ra đặt hàng online quá chán như thế này.</text:p>
            <text:p>Đề nghị phía Tiki và công ty máy tính minh ngọc cho mình đổi đúng sản phẩm đã đặt.</text:p>
            <text:p>Nỗi buồn mang theo mất niềm tin với Tiki quá anh Thái Sơn ah.</text:p>
            <text:p>Thanks</text:p>
          </table:table-cell>
        </table:table-row>
        <table:table-row table:style-name="ro3">
          <table:table-cell office:value-type="string" calcext:value-type="string">
            <text:p>width: 20%;</text:p>
          </table:table-cell>
          <table:table-cell office:value-type="string" calcext:value-type="string">
            <text:p>- Thứ nhất tôi đặt loại 2 LED - 2 PHÔNG MÀU thì nhận được loại 1 LED - 2 PHÔNG MÀU</text:p>
            <text:p>- Thứ hai các nam châm khớp nối không hít được với nhau, hộp không thể đứng được. Mà không đứng được không khác như đồ bỏ đi</text:p>
            <text:p>Tiki vui lòng hoàn tiền lại cho tôi. Sản phẩm không đúng như mô tả!</text:p>
          </table:table-cell>
        </table:table-row>
        <table:table-row table:style-name="ro2">
          <table:table-cell office:value-type="string" calcext:value-type="string">
            <text:p>width: 20%;</text:p>
          </table:table-cell>
          <table:table-cell office:value-type="string" calcext:value-type="string">
            <text:p>- Sản phẩm mình nhận được không như hình ảnh các bạn giới thiệu</text:p>
            <text:p>- Mình phải gọi rất nhiều lần, gửi mail, nhờ support trực tiếp. Mà các bạn chỉ rep qua facebook bảo mình gọi cho Anker mà kiểm tra???</text:p>
          </table:table-cell>
        </table:table-row>
        <table:table-row table:style-name="ro6">
          <table:table-cell office:value-type="string" calcext:value-type="string">
            <text:p>width: 20%;</text:p>
          </table:table-cell>
          <table:table-cell office:value-type="string" calcext:value-type="string">
            <text:p>- Mới mua nhưng pin xạc xong nhanh hết (thời gian sử dụng nhiều hơn thời gian xạc xíu)</text:p>
            <text:p>- Cảm ứng nhảy tùm lum</text:p>
            <text:p>- Nút nguồn quá nhạy chạm vào là tắt mở</text:p>
            <text:p>- Biết nó kém chất lượng nhưng vẫn mua thử và hy vọng nhưng lại quá thất vọng</text:p>
            <text:p>- Thôi mong ae đừng mua phí tiền </text:p>
            <text:p>- tiki cũng nên xem mấy dản phẩm dạng này đi, không là chẳng ai mua trên đây nữa đâu</text:p>
          </table:table-cell>
        </table:table-row>
        <table:table-row table:style-name="ro4">
          <table:table-cell office:value-type="string" calcext:value-type="string">
            <text:p>width: 20%;</text:p>
          </table:table-cell>
          <table:table-cell office:value-type="string" calcext:value-type="string">
            <text:p>- Chất lượng sản phẩm kém, chưa được 1 tháng đã bị bad</text:p>
            <text:p>- Tiki nhận về bảo hành tầm 1 tuần sau hãng gọi lại từ chối bảo hành do móp góc</text:p>
            <text:p>- Tiki bắt mình đưa bằng chứng trước khi gửi ko bị móp trong khi trước đó vận chuyển nhận hàng ko kiểm tra</text:p>
            <text:p>- Tiki không control khâu vận chuyển???</text:p>
            <text:p>- Quyền lợi khách hàng ở đâu?</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2:51:20.232889157</meta:creation-date>
    <dc:date>2020-10-04T22:53:52.192189506</dc:date>
    <meta:editing-duration>PT2M32S</meta:editing-duration>
    <meta:editing-cycles>1</meta:editing-cycles>
    <meta:document-statistic meta:table-count="1" meta:cell-count="4034" meta:object-count="0"/>
    <meta:generator>LibreOffice/6.4.6.2$Linux_X86_64 LibreOffice_project/40$Build-2</meta:generator>
  </office:meta>
</office:document-meta>
</file>